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36/meta.xml" manifest:media-type="text/xml"/>
  <manifest:file-entry manifest:full-path="Object 36/content.xml" manifest:media-type="text/xml"/>
  <manifest:file-entry manifest:full-path="Object 36/styles.xml" manifest:media-type="text/xml"/>
  <manifest:file-entry manifest:full-path="Object 36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37/meta.xml" manifest:media-type="text/xml"/>
  <manifest:file-entry manifest:full-path="Object 37/content.xml" manifest:media-type="text/xml"/>
  <manifest:file-entry manifest:full-path="Object 37/styles.xml" manifest:media-type="text/xml"/>
  <manifest:file-entry manifest:full-path="Object 37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38/meta.xml" manifest:media-type="text/xml"/>
  <manifest:file-entry manifest:full-path="Object 38/content.xml" manifest:media-type="text/xml"/>
  <manifest:file-entry manifest:full-path="Object 38/styles.xml" manifest:media-type="text/xml"/>
  <manifest:file-entry manifest:full-path="Object 38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39/meta.xml" manifest:media-type="text/xml"/>
  <manifest:file-entry manifest:full-path="Object 39/content.xml" manifest:media-type="text/xml"/>
  <manifest:file-entry manifest:full-path="Object 39/styles.xml" manifest:media-type="text/xml"/>
  <manifest:file-entry manifest:full-path="Object 39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19/meta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40/meta.xml" manifest:media-type="text/xml"/>
  <manifest:file-entry manifest:full-path="Object 40/content.xml" manifest:media-type="text/xml"/>
  <manifest:file-entry manifest:full-path="Object 40/styles.xml" manifest:media-type="text/xml"/>
  <manifest:file-entry manifest:full-path="Object 40/" manifest:media-type="application/vnd.oasis.opendocument.chart"/>
  <manifest:file-entry manifest:full-path="Object 41/meta.xml" manifest:media-type="text/xml"/>
  <manifest:file-entry manifest:full-path="Object 41/content.xml" manifest:media-type="text/xml"/>
  <manifest:file-entry manifest:full-path="Object 41/styles.xml" manifest:media-type="text/xml"/>
  <manifest:file-entry manifest:full-path="Object 4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2/meta.xml" manifest:media-type="text/xml"/>
  <manifest:file-entry manifest:full-path="Object 42/content.xml" manifest:media-type="text/xml"/>
  <manifest:file-entry manifest:full-path="Object 42/styles.xml" manifest:media-type="text/xml"/>
  <manifest:file-entry manifest:full-path="Object 42/" manifest:media-type="application/vnd.oasis.opendocument.chart"/>
  <manifest:file-entry manifest:full-path="Object 43/meta.xml" manifest:media-type="text/xml"/>
  <manifest:file-entry manifest:full-path="Object 43/content.xml" manifest:media-type="text/xml"/>
  <manifest:file-entry manifest:full-path="Object 43/styles.xml" manifest:media-type="text/xml"/>
  <manifest:file-entry manifest:full-path="Object 43/" manifest:media-type="application/vnd.oasis.opendocument.chart"/>
  <manifest:file-entry manifest:full-path="Object 44/meta.xml" manifest:media-type="text/xml"/>
  <manifest:file-entry manifest:full-path="Object 44/content.xml" manifest:media-type="text/xml"/>
  <manifest:file-entry manifest:full-path="Object 44/styles.xml" manifest:media-type="text/xml"/>
  <manifest:file-entry manifest:full-path="Object 44/" manifest:media-type="application/vnd.oasis.opendocument.chart"/>
  <manifest:file-entry manifest:full-path="styles.xml" manifest:media-type="text/xml"/>
  <manifest:file-entry manifest:full-path="Object 45/meta.xml" manifest:media-type="text/xml"/>
  <manifest:file-entry manifest:full-path="Object 45/content.xml" manifest:media-type="text/xml"/>
  <manifest:file-entry manifest:full-path="Object 45/styles.xml" manifest:media-type="text/xml"/>
  <manifest:file-entry manifest:full-path="Object 45/" manifest:media-type="application/vnd.oasis.opendocument.chart"/>
  <manifest:file-entry manifest:full-path="Object 20/meta.xml" manifest:media-type="text/xml"/>
  <manifest:file-entry manifest:full-path="Object 20/content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46/meta.xml" manifest:media-type="text/xml"/>
  <manifest:file-entry manifest:full-path="Object 46/content.xml" manifest:media-type="text/xml"/>
  <manifest:file-entry manifest:full-path="Object 46/styles.xml" manifest:media-type="text/xml"/>
  <manifest:file-entry manifest:full-path="Object 46/" manifest:media-type="application/vnd.oasis.opendocument.chart"/>
  <manifest:file-entry manifest:full-path="Object 21/meta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47/meta.xml" manifest:media-type="text/xml"/>
  <manifest:file-entry manifest:full-path="Object 47/content.xml" manifest:media-type="text/xml"/>
  <manifest:file-entry manifest:full-path="Object 47/styles.xml" manifest:media-type="text/xml"/>
  <manifest:file-entry manifest:full-path="Object 47/" manifest:media-type="application/vnd.oasis.opendocument.chart"/>
  <manifest:file-entry manifest:full-path="Object 22/meta.xml" manifest:media-type="text/xml"/>
  <manifest:file-entry manifest:full-path="Object 22/content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48/meta.xml" manifest:media-type="text/xml"/>
  <manifest:file-entry manifest:full-path="Object 48/content.xml" manifest:media-type="text/xml"/>
  <manifest:file-entry manifest:full-path="Object 48/styles.xml" manifest:media-type="text/xml"/>
  <manifest:file-entry manifest:full-path="Object 48/" manifest:media-type="application/vnd.oasis.opendocument.chart"/>
  <manifest:file-entry manifest:full-path="Object 23/meta.xml" manifest:media-type="text/xml"/>
  <manifest:file-entry manifest:full-path="Object 23/content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Object 49/meta.xml" manifest:media-type="text/xml"/>
  <manifest:file-entry manifest:full-path="Object 49/content.xml" manifest:media-type="text/xml"/>
  <manifest:file-entry manifest:full-path="Object 49/styles.xml" manifest:media-type="text/xml"/>
  <manifest:file-entry manifest:full-path="Object 49/" manifest:media-type="application/vnd.oasis.opendocument.chart"/>
  <manifest:file-entry manifest:full-path="Object 24/meta.xml" manifest:media-type="text/xml"/>
  <manifest:file-entry manifest:full-path="Object 24/content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25/meta.xml" manifest:media-type="text/xml"/>
  <manifest:file-entry manifest:full-path="Object 25/content.xml" manifest:media-type="text/xml"/>
  <manifest:file-entry manifest:full-path="Object 25/styles.xml" manifest:media-type="text/xml"/>
  <manifest:file-entry manifest:full-path="Object 25/" manifest:media-type="application/vnd.oasis.opendocument.chart"/>
  <manifest:file-entry manifest:full-path="Object 26/meta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26/" manifest:media-type="application/vnd.oasis.opendocument.chart"/>
  <manifest:file-entry manifest:full-path="Object 27/meta.xml" manifest:media-type="text/xml"/>
  <manifest:file-entry manifest:full-path="Object 27/content.xml" manifest:media-type="text/xml"/>
  <manifest:file-entry manifest:full-path="Object 27/styles.xml" manifest:media-type="text/xml"/>
  <manifest:file-entry manifest:full-path="Object 27/" manifest:media-type="application/vnd.oasis.opendocument.chart"/>
  <manifest:file-entry manifest:full-path="Object 28/meta.xml" manifest:media-type="text/xml"/>
  <manifest:file-entry manifest:full-path="Object 28/content.xml" manifest:media-type="text/xml"/>
  <manifest:file-entry manifest:full-path="Object 28/styles.xml" manifest:media-type="text/xml"/>
  <manifest:file-entry manifest:full-path="Object 28/" manifest:media-type="application/vnd.oasis.opendocument.chart"/>
  <manifest:file-entry manifest:full-path="Object 29/meta.xml" manifest:media-type="text/xml"/>
  <manifest:file-entry manifest:full-path="Object 29/content.xml" manifest:media-type="text/xml"/>
  <manifest:file-entry manifest:full-path="Object 29/styles.xml" manifest:media-type="text/xml"/>
  <manifest:file-entry manifest:full-path="Object 29/" manifest:media-type="application/vnd.oasis.opendocument.chart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meta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50/meta.xml" manifest:media-type="text/xml"/>
  <manifest:file-entry manifest:full-path="Object 50/content.xml" manifest:media-type="text/xml"/>
  <manifest:file-entry manifest:full-path="Object 50/styles.xml" manifest:media-type="text/xml"/>
  <manifest:file-entry manifest:full-path="Object 50/" manifest:media-type="application/vnd.oasis.opendocument.chart"/>
  <manifest:file-entry manifest:full-path="Object 51/meta.xml" manifest:media-type="text/xml"/>
  <manifest:file-entry manifest:full-path="Object 51/content.xml" manifest:media-type="text/xml"/>
  <manifest:file-entry manifest:full-path="Object 51/styles.xml" manifest:media-type="text/xml"/>
  <manifest:file-entry manifest:full-path="Object 51/" manifest:media-type="application/vnd.oasis.opendocument.chart"/>
  <manifest:file-entry manifest:full-path="Object 52/meta.xml" manifest:media-type="text/xml"/>
  <manifest:file-entry manifest:full-path="Object 52/content.xml" manifest:media-type="text/xml"/>
  <manifest:file-entry manifest:full-path="Object 52/styles.xml" manifest:media-type="text/xml"/>
  <manifest:file-entry manifest:full-path="Object 52/" manifest:media-type="application/vnd.oasis.opendocument.chart"/>
  <manifest:file-entry manifest:full-path="Object 53/meta.xml" manifest:media-type="text/xml"/>
  <manifest:file-entry manifest:full-path="Object 53/content.xml" manifest:media-type="text/xml"/>
  <manifest:file-entry manifest:full-path="Object 53/styles.xml" manifest:media-type="text/xml"/>
  <manifest:file-entry manifest:full-path="Object 53/" manifest:media-type="application/vnd.oasis.opendocument.chart"/>
  <manifest:file-entry manifest:full-path="Object 54/meta.xml" manifest:media-type="text/xml"/>
  <manifest:file-entry manifest:full-path="Object 54/content.xml" manifest:media-type="text/xml"/>
  <manifest:file-entry manifest:full-path="Object 54/styles.xml" manifest:media-type="text/xml"/>
  <manifest:file-entry manifest:full-path="Object 54/" manifest:media-type="application/vnd.oasis.opendocument.chart"/>
  <manifest:file-entry manifest:full-path="Object 30/meta.xml" manifest:media-type="text/xml"/>
  <manifest:file-entry manifest:full-path="Object 30/content.xml" manifest:media-type="text/xml"/>
  <manifest:file-entry manifest:full-path="Object 30/styles.xml" manifest:media-type="text/xml"/>
  <manifest:file-entry manifest:full-path="Object 30/" manifest:media-type="application/vnd.oasis.opendocument.chart"/>
  <manifest:file-entry manifest:full-path="Object 55/meta.xml" manifest:media-type="text/xml"/>
  <manifest:file-entry manifest:full-path="Object 55/content.xml" manifest:media-type="text/xml"/>
  <manifest:file-entry manifest:full-path="Object 55/styles.xml" manifest:media-type="text/xml"/>
  <manifest:file-entry manifest:full-path="Object 55/" manifest:media-type="application/vnd.oasis.opendocument.chart"/>
  <manifest:file-entry manifest:full-path="Object 31/meta.xml" manifest:media-type="text/xml"/>
  <manifest:file-entry manifest:full-path="Object 31/content.xml" manifest:media-type="text/xml"/>
  <manifest:file-entry manifest:full-path="Object 31/styles.xml" manifest:media-type="text/xml"/>
  <manifest:file-entry manifest:full-path="Object 31/" manifest:media-type="application/vnd.oasis.opendocument.chart"/>
  <manifest:file-entry manifest:full-path="Object 56/meta.xml" manifest:media-type="text/xml"/>
  <manifest:file-entry manifest:full-path="Object 56/content.xml" manifest:media-type="text/xml"/>
  <manifest:file-entry manifest:full-path="Object 56/styles.xml" manifest:media-type="text/xml"/>
  <manifest:file-entry manifest:full-path="Object 56/" manifest:media-type="application/vnd.oasis.opendocument.chart"/>
  <manifest:file-entry manifest:full-path="Object 57/meta.xml" manifest:media-type="text/xml"/>
  <manifest:file-entry manifest:full-path="Object 57/content.xml" manifest:media-type="text/xml"/>
  <manifest:file-entry manifest:full-path="Object 57/styles.xml" manifest:media-type="text/xml"/>
  <manifest:file-entry manifest:full-path="Object 57/" manifest:media-type="application/vnd.oasis.opendocument.chart"/>
  <manifest:file-entry manifest:full-path="Object 32/meta.xml" manifest:media-type="text/xml"/>
  <manifest:file-entry manifest:full-path="Object 32/content.xml" manifest:media-type="text/xml"/>
  <manifest:file-entry manifest:full-path="Object 32/styles.xml" manifest:media-type="text/xml"/>
  <manifest:file-entry manifest:full-path="Object 32/" manifest:media-type="application/vnd.oasis.opendocument.chart"/>
  <manifest:file-entry manifest:full-path="Object 58/meta.xml" manifest:media-type="text/xml"/>
  <manifest:file-entry manifest:full-path="Object 58/content.xml" manifest:media-type="text/xml"/>
  <manifest:file-entry manifest:full-path="Object 58/styles.xml" manifest:media-type="text/xml"/>
  <manifest:file-entry manifest:full-path="Object 58/" manifest:media-type="application/vnd.oasis.opendocument.chart"/>
  <manifest:file-entry manifest:full-path="Object 33/meta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33/" manifest:media-type="application/vnd.oasis.opendocument.chart"/>
  <manifest:file-entry manifest:full-path="Object 59/meta.xml" manifest:media-type="text/xml"/>
  <manifest:file-entry manifest:full-path="Object 59/content.xml" manifest:media-type="text/xml"/>
  <manifest:file-entry manifest:full-path="Object 59/styles.xml" manifest:media-type="text/xml"/>
  <manifest:file-entry manifest:full-path="Object 59/" manifest:media-type="application/vnd.oasis.opendocument.chart"/>
  <manifest:file-entry manifest:full-path="Object 34/meta.xml" manifest:media-type="text/xml"/>
  <manifest:file-entry manifest:full-path="Object 34/content.xml" manifest:media-type="text/xml"/>
  <manifest:file-entry manifest:full-path="Object 34/styles.xml" manifest:media-type="text/xml"/>
  <manifest:file-entry manifest:full-path="Object 34/" manifest:media-type="application/vnd.oasis.opendocument.char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35/meta.xml" manifest:media-type="text/xml"/>
  <manifest:file-entry manifest:full-path="Object 35/content.xml" manifest:media-type="text/xml"/>
  <manifest:file-entry manifest:full-path="Object 35/styles.xml" manifest:media-type="text/xml"/>
  <manifest:file-entry manifest:full-path="Object 3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764in"/>
    </style:style>
    <style:style style:name="co3" style:family="table-column">
      <style:table-column-properties fo:break-before="auto" style:column-width="0.9874in"/>
    </style:style>
    <style:style style:name="co4" style:family="table-column">
      <style:table-column-properties fo:break-before="auto" style:column-width="1.4937in"/>
    </style:style>
    <style:style style:name="co5" style:family="table-column">
      <style:table-column-properties fo:break-before="auto" style:column-width="1.3252in"/>
    </style:style>
    <style:style style:name="co6" style:family="table-column">
      <style:table-column-properties fo:break-before="auto" style:column-width="0.8071in"/>
    </style:style>
    <style:style style:name="co7" style:family="table-column">
      <style:table-column-properties fo:break-before="auto" style:column-width="1.2165in"/>
    </style:style>
    <style:style style:name="co8" style:family="table-column">
      <style:table-column-properties fo:break-before="auto" style:column-width="1.0957in"/>
    </style:style>
    <style:style style:name="co9" style:family="table-column">
      <style:table-column-properties fo:break-before="auto" style:column-width="1.8791in"/>
    </style:style>
    <style:style style:name="co10" style:family="table-column">
      <style:table-column-properties fo:break-before="auto" style:column-width="1.1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1"/>
    <style:style style:name="ce2" style:family="table-cell" style:parent-style-name="Default" style:data-style-name="N60"/>
    <style:style style:name="ce3" style:family="table-cell" style:parent-style-name="Default" style:data-style-name="N0"/>
    <style:style style:name="ce4" style:family="table-cell" style:parent-style-name="Default">
      <style:table-cell-properties style:shrink-to-fit="false"/>
    </style:style>
    <style:style style:name="ce5" style:family="table-cell" style:parent-style-name="Default" style:data-style-name="N11">
      <style:table-cell-properties style:shrink-to-fit="false"/>
    </style:style>
    <style:style style:name="ce6" style:family="table-cell" style:parent-style-name="Default" style:data-style-name="N60">
      <style:table-cell-properties style:shrink-to-fit="false"/>
    </style:style>
    <style:style style:name="ce7" style:family="table-cell" style:parent-style-name="Default" style:data-style-name="N0">
      <style:table-cell-properties style:shrink-to-fit="false"/>
    </style:style>
    <style:style style:name="ce8" style:family="table-cell" style:parent-style-name="Default">
      <style:table-cell-properties style:text-align-source="fix" style:repeat-content="false" style:shrink-to-fit="fals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style:shrink-to-fit="false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ccffff" style:text-align-source="fix" style:repeat-content="false" style:shrink-to-fit="false" style:vertical-align="middle"/>
      <style:paragraph-properties fo:text-align="center"/>
    </style:style>
    <style:style style:name="ce12" style:family="table-cell" style:parent-style-name="Default">
      <style:table-cell-properties fo:background-color="#ccffff" style:shrink-to-fit="false"/>
    </style:style>
    <style:style style:name="ce13" style:family="table-cell" style:parent-style-name="Default">
      <style:table-cell-properties fo:background-color="transparent" fo:border="none" style:shrink-to-fit="false"/>
    </style:style>
    <style:style style:name="ce14" style:family="table-cell" style:parent-style-name="Default">
      <style:table-cell-properties fo:background-color="transparent" style:shrink-to-fit="false"/>
    </style:style>
    <style:style style:name="ce15" style:family="table-cell" style:parent-style-name="Default">
      <style:table-cell-properties fo:background-color="#ccffff" style:text-align-source="fix" style:repeat-content="false" style:vertical-align="middle"/>
      <style:paragraph-properties fo:text-align="center"/>
    </style:style>
    <style:style style:name="ce16" style:family="table-cell" style:parent-style-name="Default" style:data-style-name="N60">
      <style:text-properties fo:font-weight="bold" style:font-weight-asian="bold" style:font-weight-complex="bold"/>
    </style:style>
    <style:style style:name="ce17" style:family="table-cell" style:parent-style-name="Default" style:data-style-name="N138">
      <style:text-properties fo:font-weight="bold" style:font-weight-asian="bold" style:font-weight-complex="bold"/>
    </style:style>
    <style:style style:name="ce18" style:family="table-cell" style:parent-style-name="Default" style:data-style-name="N10"/>
    <style:style style:name="ce19" style:family="table-cell" style:parent-style-name="Default" style:data-style-name="N121"/>
    <style:style style:name="ce20" style:family="table-cell" style:parent-style-name="Default" style:data-style-name="N10">
      <style:text-properties fo:font-weight="bold" style:font-weight-asian="bold" style:font-weight-complex="bold"/>
    </style:style>
    <style:style style:name="ce21" style:family="table-cell" style:parent-style-name="Default">
      <style:text-properties style:font-name="Arial" style:font-name-asian="DejaVu Sans" style:font-name-complex="Lohit Hindi"/>
    </style:style>
    <style:style style:name="ce22" style:family="table-cell" style:parent-style-name="Default" style:data-style-name="N122"/>
    <style:style style:name="ce2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138"/>
    <style:style style:name="ce25" style:family="table-cell" style:parent-style-name="Default" style:data-style-name="N60">
      <style:text-properties style:font-name="Arial" style:font-name-asian="DejaVu Sans" style:font-name-complex="Lohit Hindi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marker-start="" draw:fill="none" draw:textarea-horizontal-align="center" draw:textarea-vertical-align="middle" draw:ole-draw-aspect="1"/>
    </style:style>
    <style:style style:name="gr3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63in" svg:height="3.5787in" svg:x="9.7177in" svg:y="-0.0004in">
            <draw:object draw:notify-on-update-of-ranges="Sheet1.A19:Sheet1.A26 Sheet1.B18:Sheet1.B18 Sheet1.B19:Sheet1.B2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3063in" svg:height="3.5437in" svg:x="2.8827in" svg:y="0.0894in">
            <draw:object draw:notify-on-update-of-ranges="Sheet1.A2:Sheet1.A16 Sheet1.B1:Sheet1.B1 Sheet1.B2:Sheet1.B1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8.3004in" svg:height="2.9764in" svg:x="2.4949in" svg:y="4.8898in">
            <draw:object draw:notify-on-update-of-ranges="Sheet1.A29:Sheet1.A34 Sheet1.B28:Sheet1.B28 Sheet1.B29:Sheet1.B3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3063in" svg:height="3.039in" svg:x="10.8587in" svg:y="4.8268in">
            <draw:object draw:notify-on-update-of-ranges="Sheet1.A37:Sheet1.A44 Sheet1.B36:Sheet1.B36 Sheet1.B37:Sheet1.B44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9.7657in" svg:height="4.3882in" svg:x="5.2252in" svg:y="8.1909in">
            <draw:object draw:notify-on-update-of-ranges="Sheet1.A47:Sheet1.A56 Sheet1.B46:Sheet1.B46 Sheet1.B47:Sheet1.B56 Sheet1.A47:Sheet1.A56 Sheet1.C46:Sheet1.C46 Sheet1.C47:Sheet1.C56 Sheet1.A47:Sheet1.A56 Sheet1.D46:Sheet1.D46 Sheet1.D47:Sheet1.D56 Sheet1.A47:Sheet1.A56 Sheet1.E46:Sheet1.E46 Sheet1.D47:Sheet1.E56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8.0571in" svg:height="3.5433in" svg:x="5.5283in" svg:y="12.5429in">
            <draw:object draw:notify-on-update-of-ranges="Sheet1.A59:Sheet1.A68 Sheet1.B58:Sheet1.B58 Sheet1.B59:Sheet1.B68 Sheet1.A59:Sheet1.A68 Sheet1.C58:Sheet1.C58 Sheet1.C59:Sheet1.C68 Sheet1.A59:Sheet1.A68 Sheet1.D58:Sheet1.D58 Sheet1.D59:Sheet1.D68 Sheet1.A59:Sheet1.A68 Sheet1.E58:Sheet1.E58 Sheet1.D59:Sheet1.E68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6.2988in" svg:height="3.5429in" svg:x="5.4087in" svg:y="16.4835in">
            <draw:object draw:notify-on-update-of-ranges="Sheet1.A71:Sheet1.A80 Sheet1.B70:Sheet1.B70 Sheet1.B71:Sheet1.B80 Sheet1.A71:Sheet1.A80 Sheet1.C70:Sheet1.C70 Sheet1.C71:Sheet1.C80 Sheet1.A71:Sheet1.A80 Sheet1.D70:Sheet1.D70 Sheet1.D71:Sheet1.D80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>
            <text:p>B</text:p>
          </table:table-cell>
          <table:table-cell office:value-type="string">
            <text:p>g-2_error_vs_B_Cu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108163">
            <text:p>0.108163</text:p>
          </table:table-cell>
          <table:table-cell table:style-name="ce3"/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497407">
            <text:p>0.0497407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85907">
            <text:p>0.085907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0246143">
            <text:p>0.0246143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383382">
            <text:p>0.0383382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0214624">
            <text:p>0.0214624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332966">
            <text:p>0.0332966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0283911">
            <text:p>0.0283911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213354">
            <text:p>0.0213354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0177556">
            <text:p>0.0177556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20978">
            <text:p>0.020978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number-columns-repeated="3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145116">
            <text:p>0.0145116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141919">
            <text:p>0.0141919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0111749">
            <text:p>0.011174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fb</text:p>
          </table:table-cell>
          <table:table-cell office:value-type="string">
            <text:p>g-2_error_vs_fb_Cu</text:p>
          </table:table-cell>
          <table:table-cell table:number-columns-repeated="2"/>
        </table:table-row>
        <table:table-row table:style-name="ro1">
          <table:table-cell table:style-name="ce1" office:value-type="percentage" office:value="0.01">
            <text:p>1.00%</text:p>
          </table:table-cell>
          <table:table-cell office:value-type="float" office:value="0.0182766">
            <text:p>0.0182766</text:p>
          </table:table-cell>
          <table:table-cell table:number-columns-repeated="2"/>
        </table:table-row>
        <table:table-row table:style-name="ro1">
          <table:table-cell table:style-name="ce1" office:value-type="percentage" office:value="0.05">
            <text:p>5.00%</text:p>
          </table:table-cell>
          <table:table-cell office:value-type="float" office:value="0.0289238">
            <text:p>0.0289238</text:p>
          </table:table-cell>
          <table:table-cell table:number-columns-repeated="2"/>
        </table:table-row>
        <table:table-row table:style-name="ro1">
          <table:table-cell table:style-name="ce1" office:value-type="percentage" office:value="0.1">
            <text:p>10.00%</text:p>
          </table:table-cell>
          <table:table-cell office:value-type="float" office:value="0.025528">
            <text:p>0.025528</text:p>
          </table:table-cell>
          <table:table-cell table:number-columns-repeated="2"/>
        </table:table-row>
        <table:table-row table:style-name="ro1">
          <table:table-cell table:style-name="ce1" office:value-type="percentage" office:value="0.2">
            <text:p>20.00%</text:p>
          </table:table-cell>
          <table:table-cell office:value-type="float" office:value="0.0306813">
            <text:p>0.0306813</text:p>
          </table:table-cell>
          <table:table-cell table:number-columns-repeated="2"/>
        </table:table-row>
        <table:table-row table:style-name="ro1">
          <table:table-cell table:style-name="ce1" office:value-type="percentage" office:value="0.4">
            <text:p>40.00%</text:p>
          </table:table-cell>
          <table:table-cell office:value-type="float" office:value="0.0439624">
            <text:p>0.0439624</text:p>
          </table:table-cell>
          <table:table-cell table:number-columns-repeated="2"/>
        </table:table-row>
        <table:table-row table:style-name="ro1">
          <table:table-cell table:style-name="ce1" office:value-type="percentage" office:value="0.5">
            <text:p>50.00%</text:p>
          </table:table-cell>
          <table:table-cell office:value-type="float" office:value="0.0516592">
            <text:p>0.0516592</text:p>
          </table:table-cell>
          <table:table-cell table:number-columns-repeated="2"/>
        </table:table-row>
        <table:table-row table:style-name="ro1">
          <table:table-cell table:style-name="ce1" office:value-type="percentage" office:value="0.55">
            <text:p>55.00%</text:p>
          </table:table-cell>
          <table:table-cell table:number-columns-repeated="3"/>
        </table:table-row>
        <table:table-row table:style-name="ro1">
          <table:table-cell table:style-name="ce1" office:value-type="percentage" office:value="0.58">
            <text:p>58.00%</text:p>
          </table:table-cell>
          <table:table-cell office:value-type="float" office:value="0.109541">
            <text:p>0.10954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ns</text:p>
          </table:table-cell>
          <table:table-cell office:value-type="string">
            <text:p>g-2_error_vs_ns_Cu</text:p>
          </table:table-cell>
          <table:table-cell table:number-columns-repeated="2"/>
        </table:table-row>
        <table:table-row table:style-name="ro1">
          <table:table-cell table:style-name="ce2" office:value-type="float" office:value="5000">
            <text:p>5.00E+003</text:p>
          </table:table-cell>
          <table:table-cell table:style-name="ce2" office:value-type="float" office:value="0.0511397">
            <text:p>5.11E-002</text:p>
          </table:table-cell>
          <table:table-cell table:number-columns-repeated="2"/>
        </table:table-row>
        <table:table-row table:style-name="ro1">
          <table:table-cell table:style-name="ce2" office:value-type="float" office:value="20000">
            <text:p>2.00E+004</text:p>
          </table:table-cell>
          <table:table-cell table:style-name="ce2" office:value-type="float" office:value="0.0283063">
            <text:p>2.83E-002</text:p>
          </table:table-cell>
          <table:table-cell table:number-columns-repeated="2"/>
        </table:table-row>
        <table:table-row table:style-name="ro1">
          <table:table-cell table:style-name="ce2" office:value-type="float" office:value="50000">
            <text:p>5.00E+004</text:p>
          </table:table-cell>
          <table:table-cell table:style-name="ce2" office:value-type="float" office:value="0.0196104">
            <text:p>1.96E-002</text:p>
          </table:table-cell>
          <table:table-cell table:number-columns-repeated="2"/>
        </table:table-row>
        <table:table-row table:style-name="ro1">
          <table:table-cell table:style-name="ce2" office:value-type="float" office:value="200000">
            <text:p>2.00E+005</text:p>
          </table:table-cell>
          <table:table-cell table:style-name="ce2" office:value-type="float" office:value="0.00771853">
            <text:p>7.72E-003</text:p>
          </table:table-cell>
          <table:table-cell table:number-columns-repeated="2"/>
        </table:table-row>
        <table:table-row table:style-name="ro1">
          <table:table-cell table:style-name="ce2" office:value-type="float" office:value="500000">
            <text:p>5.00E+005</text:p>
          </table:table-cell>
          <table:table-cell table:style-name="ce2" office:value-type="float" office:value="0.00479356">
            <text:p>4.79E-003</text:p>
          </table:table-cell>
          <table:table-cell table:number-columns-repeated="2"/>
        </table:table-row>
        <table:table-row table:style-name="ro1">
          <table:table-cell table:style-name="ce2" office:value-type="float" office:value="1000000">
            <text:p>1.00E+006</text:p>
          </table:table-cell>
          <table:table-cell table:style-name="ce2" office:value-type="float" office:value="0.00335302">
            <text:p>3.35E-00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lpha</text:p>
          </table:table-cell>
          <table:table-cell office:value-type="string">
            <text:p>g-2_error_vs_alpha_Cu</text:p>
          </table:table-cell>
          <table:table-cell table:number-columns-repeated="2"/>
        </table:table-row>
        <table:table-row table:style-name="ro1">
          <table:table-cell office:value-type="float" office:value="0.005">
            <text:p>0.005</text:p>
          </table:table-cell>
          <table:table-cell table:style-name="ce2" office:value-type="float" office:value="0.0529871">
            <text:p>5.30E-002</text:p>
          </table:table-cell>
          <table:table-cell table:number-columns-repeated="2"/>
        </table:table-row>
        <table:table-row table:style-name="ro1">
          <table:table-cell table:style-name="ce3" office:value-type="float" office:value="0.01">
            <text:p>0.01</text:p>
          </table:table-cell>
          <table:table-cell table:style-name="ce2" office:value-type="float" office:value="0.0536486">
            <text:p>5.36E-002</text:p>
          </table:table-cell>
          <table:table-cell table:number-columns-repeated="2"/>
        </table:table-row>
        <table:table-row table:style-name="ro1">
          <table:table-cell table:style-name="ce3" office:value-type="float" office:value="0.02">
            <text:p>0.02</text:p>
          </table:table-cell>
          <table:table-cell table:style-name="ce2" office:value-type="float" office:value="0.0522582">
            <text:p>5.23E-002</text:p>
          </table:table-cell>
          <table:table-cell table:number-columns-repeated="2"/>
        </table:table-row>
        <table:table-row table:style-name="ro1">
          <table:table-cell office:value-type="float" office:value="0.03">
            <text:p>0.03</text:p>
          </table:table-cell>
          <table:table-cell table:style-name="ce2" office:value-type="float" office:value="0.0554087">
            <text:p>5.54E-002</text:p>
          </table:table-cell>
          <table:table-cell table:number-columns-repeated="2"/>
        </table:table-row>
        <table:table-row table:style-name="ro1">
          <table:table-cell office:value-type="float" office:value="0.04">
            <text:p>0.04</text:p>
          </table:table-cell>
          <table:table-cell table:style-name="ce2" office:value-type="float" office:value="0.0359677">
            <text:p>3.60E-002</text:p>
          </table:table-cell>
          <table:table-cell table:number-columns-repeated="2"/>
        </table:table-row>
        <table:table-row table:style-name="ro1">
          <table:table-cell office:value-type="float" office:value="0.05">
            <text:p>0.05</text:p>
          </table:table-cell>
          <table:table-cell table:style-name="ce2" office:value-type="float" office:value="0.0283911">
            <text:p>2.84E-002</text:p>
          </table:table-cell>
          <table:table-cell table:number-columns-repeated="2"/>
        </table:table-row>
        <table:table-row table:style-name="ro1">
          <table:table-cell table:style-name="ce3" office:value-type="float" office:value="0.1">
            <text:p>0.1</text:p>
          </table:table-cell>
          <table:table-cell table:style-name="ce2" office:value-type="float" office:value="0.0134576">
            <text:p>1.35E-002</text:p>
          </table:table-cell>
          <table:table-cell table:number-columns-repeated="2"/>
        </table:table-row>
        <table:table-row table:style-name="ro1">
          <table:table-cell office:value-type="float" office:value="0.2">
            <text:p>0.2</text:p>
          </table:table-cell>
          <table:table-cell table:style-name="ce2" office:value-type="float" office:value="0.00624987">
            <text:p>6.25E-00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err_vs_t_Cu</text:p>
          </table:table-cell>
          <table:table-cell office:value-type="string">
            <text:p>err_vs_t_Pb</text:p>
          </table:table-cell>
          <table:table-cell office:value-type="string">
            <text:p>err_vs_t_Al</text:p>
          </table:table-cell>
        </table:table-row>
        <table:table-row table:style-name="ro1">
          <table:table-cell table:style-name="ce3" office:value-type="float" office:value="0.5">
            <text:p>0.5</text:p>
          </table:table-cell>
          <table:table-cell office:value-type="float" office:value="0.0398204">
            <text:p>0.0398204</text:p>
          </table:table-cell>
          <table:table-cell office:value-type="float" office:value="0.0527591">
            <text:p>0.052759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648204">
            <text:p>0.0648204</text:p>
          </table:table-cell>
          <table:table-cell office:value-type="float" office:value="0.0448691">
            <text:p>0.0448691</text:p>
          </table:table-cell>
          <table:table-cell/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0258636">
            <text:p>0.0258636</text:p>
          </table:table-cell>
          <table:table-cell office:value-type="float" office:value="0.0222553">
            <text:p>0.022255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316292">
            <text:p>0.0316292</text:p>
          </table:table-cell>
          <table:table-cell office:value-type="float" office:value="0.0239581">
            <text:p>0.0239581</text:p>
          </table:table-cell>
          <table:table-cell/>
        </table:table-row>
        <table:table-row table:style-name="ro1">
          <table:table-cell table:style-name="ce3" office:value-type="float" office:value="2.5">
            <text:p>2.5</text:p>
          </table:table-cell>
          <table:table-cell office:value-type="float" office:value="0.0283911">
            <text:p>0.0283911</text:p>
          </table:table-cell>
          <table:table-cell office:value-type="float" office:value="0.0288071">
            <text:p>0.0288071</text:p>
          </table:table-cell>
          <table:table-cell/>
        </table:table-row>
        <table:table-row table:style-name="ro1">
          <table:table-cell table:style-name="ce3" office:value-type="float" office:value="3">
            <text:p>3</text:p>
          </table:table-cell>
          <table:table-cell office:value-type="float" office:value="0.0254279">
            <text:p>0.0254279</text:p>
          </table:table-cell>
          <table:table-cell office:value-type="float" office:value="0.0238657">
            <text:p>0.0238657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247224">
            <text:p>0.0247224</text:p>
          </table:table-cell>
          <table:table-cell office:value-type="float" office:value="0.0231587">
            <text:p>0.0231587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240706">
            <text:p>0.0240706</text:p>
          </table:table-cell>
          <table:table-cell office:value-type="float" office:value="0.0233943">
            <text:p>0.023394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245355">
            <text:p>0.0245355</text:p>
          </table:table-cell>
          <table:table-cell office:value-type="float" office:value="0.0231153">
            <text:p>0.0231153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247265">
            <text:p>0.0247265</text:p>
          </table:table-cell>
          <table:table-cell office:value-type="float" office:value="0.0237693">
            <text:p>0.023769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hickness</text:p>
          </table:table-cell>
          <table:table-cell office:value-type="string">
            <text:p>eff_vs_t_Cu</text:p>
          </table:table-cell>
          <table:table-cell office:value-type="string">
            <text:p>eff_vs_t_Pb</text:p>
          </table:table-cell>
          <table:table-cell office:value-type="string">
            <text:p>eff_vs_t_Al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000462462">
            <text:p>0.000462462</text:p>
          </table:table-cell>
          <table:table-cell office:value-type="float" office:value="0.000470061">
            <text:p>0.00047006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00842843">
            <text:p>0.000842843</text:p>
          </table:table-cell>
          <table:table-cell office:value-type="float" office:value="0.000854345">
            <text:p>0.000854345</text:p>
          </table:table-cell>
          <table:table-cell/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0011401">
            <text:p>0.0011401</text:p>
          </table:table-cell>
          <table:table-cell office:value-type="float" office:value="0.00114809">
            <text:p>0.0011480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0134586">
            <text:p>0.00134586</text:p>
          </table:table-cell>
          <table:table-cell office:value-type="float" office:value="0.001353">
            <text:p>0.001353</text:p>
          </table:table-cell>
          <table:table-cell/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0.00148209">
            <text:p>0.00148209</text:p>
          </table:table-cell>
          <table:table-cell office:value-type="float" office:value="0.00148747">
            <text:p>0.00148747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0155961">
            <text:p>0.00155961</text:p>
          </table:table-cell>
          <table:table-cell office:value-type="float" office:value="0.00156186">
            <text:p>0.00156186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0161145">
            <text:p>0.00161145</text:p>
          </table:table-cell>
          <table:table-cell office:value-type="float" office:value="0.00160616">
            <text:p>0.00160616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159912">
            <text:p>0.00159912</text:p>
          </table:table-cell>
          <table:table-cell office:value-type="float" office:value="0.00159306">
            <text:p>0.00159306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161563">
            <text:p>0.00161563</text:p>
          </table:table-cell>
          <table:table-cell office:value-type="float" office:value="0.00160966">
            <text:p>0.00160966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016169">
            <text:p>0.0016169</text:p>
          </table:table-cell>
          <table:table-cell office:value-type="float" office:value="0.00161368">
            <text:p>0.0016136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sigma</text:p>
          </table:table-cell>
          <table:table-cell office:value-type="string">
            <text:p>g-2_error_vs_Bsigma_Cu</text:p>
          </table:table-cell>
          <table:table-cell office:value-type="string">
            <text:p>g-2_error_vs_Bsigma_Pb</text:p>
          </table:table-cell>
          <table:table-cell office:value-type="string">
            <text:p>g-2_error_vs_Bsigma_Al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283911">
            <text:p>0.0283911</text:p>
          </table:table-cell>
          <table:table-cell office:value-type="float" office:value="0.0296918">
            <text:p>0.0296918</text:p>
          </table:table-cell>
          <table:table-cell/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0.028941">
            <text:p>0.028941</text:p>
          </table:table-cell>
          <table:table-cell office:value-type="float" office:value="0.0357407">
            <text:p>0.0357407</text:p>
          </table:table-cell>
          <table:table-cell/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0.0396518">
            <text:p>0.0396518</text:p>
          </table:table-cell>
          <table:table-cell office:value-type="float" office:value="0.0657542">
            <text:p>0.0657542</text:p>
          </table:table-cell>
          <table:table-cell/>
        </table:table-row>
        <table:table-row table:style-name="ro1">
          <table:table-cell office:value-type="float" office:value="0.03">
            <text:p>0.03</text:p>
          </table:table-cell>
          <table:table-cell office:value-type="float" office:value="0.0613844">
            <text:p>0.0613844</text:p>
          </table:table-cell>
          <table:table-cell office:value-type="float" office:value="0.0504098">
            <text:p>0.0504098</text:p>
          </table:table-cell>
          <table:table-cell/>
        </table:table-row>
        <table:table-row table:style-name="ro1">
          <table:table-cell office:value-type="float" office:value="0.035">
            <text:p>0.035</text:p>
          </table:table-cell>
          <table:table-cell office:value-type="float" office:value="0.0779231">
            <text:p>0.0779231</text:p>
          </table:table-cell>
          <table:table-cell office:value-type="float" office:value="0.0422784">
            <text:p>0.0422784</text:p>
          </table:table-cell>
          <table:table-cell/>
        </table:table-row>
        <table:table-row table:style-name="ro1">
          <table:table-cell office:value-type="float" office:value="0.04">
            <text:p>0.04</text:p>
          </table:table-cell>
          <table:table-cell office:value-type="float" office:value="0.137669">
            <text:p>0.137669</text:p>
          </table:table-cell>
          <table:table-cell office:value-type="float" office:value="0.0406969">
            <text:p>0.0406969</text:p>
          </table:table-cell>
          <table:table-cell/>
        </table:table-row>
        <table:table-row table:style-name="ro1">
          <table:table-cell office:value-type="float" office:value="0.045">
            <text:p>0.045</text:p>
          </table:table-cell>
          <table:table-cell office:value-type="float" office:value="0.0805327">
            <text:p>0.0805327</text:p>
          </table:table-cell>
          <table:table-cell office:value-type="float" office:value="0.0409736">
            <text:p>0.0409736</text:p>
          </table:table-cell>
          <table:table-cell/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0.0696016">
            <text:p>0.0696016</text:p>
          </table:table-cell>
          <table:table-cell office:value-type="float" office:value="0.0410055">
            <text:p>0.0410055</text:p>
          </table:table-cell>
          <table:table-cell/>
        </table:table-row>
        <table:table-row table:style-name="ro1">
          <table:table-cell office:value-type="float" office:value="0.06">
            <text:p>0.06</text:p>
          </table:table-cell>
          <table:table-cell office:value-type="float" office:value="0.239667">
            <text:p>0.239667</text:p>
          </table:table-cell>
          <table:table-cell office:value-type="float" office:value="0.206412">
            <text:p>0.206412</text:p>
          </table:table-cell>
          <table:table-cell/>
        </table:table-row>
        <table:table-row table:style-name="ro1">
          <table:table-cell office:value-type="float" office:value="0.07">
            <text:p>0.07</text:p>
          </table:table-cell>
          <table:table-cell office:value-type="float" office:value="0.0678776">
            <text:p>0.0678776</text:p>
          </table:table-cell>
          <table:table-cell office:value-type="float" office:value="0.138375">
            <text:p>0.13837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thickness</text:p>
          </table:table-cell>
          <table:table-cell office:value-type="string">
            <text:p>err_vs_t_Pb</text:p>
          </table:table-cell>
          <table:table-cell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0.0527591">
            <text:p>0.0527591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0448691">
            <text:p>0.0448691</text:p>
          </table:table-cell>
          <table:table-cell/>
        </table:table-row>
        <table:table-row table:style-name="ro1">
          <table:table-cell/>
          <table:table-cell office:value-type="float" office:value="1.5">
            <text:p>1.5</text:p>
          </table:table-cell>
          <table:table-cell office:value-type="float" office:value="0.0222553">
            <text:p>0.0222553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0239581">
            <text:p>0.0239581</text:p>
          </table:table-cell>
          <table:table-cell/>
        </table:table-row>
        <table:table-row table:style-name="ro1">
          <table:table-cell/>
          <table:table-cell office:value-type="float" office:value="2.5">
            <text:p>2.5</text:p>
          </table:table-cell>
          <table:table-cell office:value-type="float" office:value="0.0288071">
            <text:p>0.0288071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.0238657">
            <text:p>0.0238657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0231587">
            <text:p>0.0231587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0233943">
            <text:p>0.0233943</text:p>
          </table:table-cell>
          <table:table-cell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0.0231153">
            <text:p>0.0231153</text:p>
          </table:table-cell>
          <table:table-cell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0.0237693">
            <text:p>0.023769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thickness</text:p>
          </table:table-cell>
          <table:table-cell office:value-type="string">
            <text:p>eff_vs_t_Pb</text:p>
          </table:table-cell>
          <table:table-cell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0.000470061">
            <text:p>0.000470061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000854345">
            <text:p>0.000854345</text:p>
          </table:table-cell>
          <table:table-cell/>
        </table:table-row>
        <table:table-row table:style-name="ro1">
          <table:table-cell/>
          <table:table-cell office:value-type="float" office:value="1.5">
            <text:p>1.5</text:p>
          </table:table-cell>
          <table:table-cell office:value-type="float" office:value="0.00114809">
            <text:p>0.00114809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001353">
            <text:p>0.001353</text:p>
          </table:table-cell>
          <table:table-cell/>
        </table:table-row>
        <table:table-row table:style-name="ro1">
          <table:table-cell/>
          <table:table-cell office:value-type="float" office:value="2.5">
            <text:p>2.5</text:p>
          </table:table-cell>
          <table:table-cell office:value-type="float" office:value="0.00148747">
            <text:p>0.00148747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.00156186">
            <text:p>0.00156186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00160616">
            <text:p>0.00160616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00159306">
            <text:p>0.00159306</text:p>
          </table:table-cell>
          <table:table-cell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0.00160966">
            <text:p>0.00160966</text:p>
          </table:table-cell>
          <table:table-cell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0.00161368">
            <text:p>0.0016136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Bsigma</text:p>
          </table:table-cell>
          <table:table-cell office:value-type="string">
            <text:p>g-2_error_vs_Bsigma_Pb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0296918">
            <text:p>0.0296918</text:p>
          </table:table-cell>
          <table:table-cell/>
        </table:table-row>
        <table:table-row table:style-name="ro1">
          <table:table-cell/>
          <table:table-cell office:value-type="float" office:value="0.01">
            <text:p>0.01</text:p>
          </table:table-cell>
          <table:table-cell office:value-type="float" office:value="0.0357407">
            <text:p>0.0357407</text:p>
          </table:table-cell>
          <table:table-cell/>
        </table:table-row>
        <table:table-row table:style-name="ro1">
          <table:table-cell/>
          <table:table-cell office:value-type="float" office:value="0.02">
            <text:p>0.02</text:p>
          </table:table-cell>
          <table:table-cell office:value-type="float" office:value="0.0657542">
            <text:p>0.0657542</text:p>
          </table:table-cell>
          <table:table-cell/>
        </table:table-row>
        <table:table-row table:style-name="ro1">
          <table:table-cell/>
          <table:table-cell office:value-type="float" office:value="0.03">
            <text:p>0.03</text:p>
          </table:table-cell>
          <table:table-cell office:value-type="float" office:value="0.0504098">
            <text:p>0.0504098</text:p>
          </table:table-cell>
          <table:table-cell/>
        </table:table-row>
        <table:table-row table:style-name="ro1">
          <table:table-cell/>
          <table:table-cell office:value-type="float" office:value="0.035">
            <text:p>0.035</text:p>
          </table:table-cell>
          <table:table-cell office:value-type="float" office:value="0.0422784">
            <text:p>0.0422784</text:p>
          </table:table-cell>
          <table:table-cell/>
        </table:table-row>
        <table:table-row table:style-name="ro1">
          <table:table-cell/>
          <table:table-cell office:value-type="float" office:value="0.04">
            <text:p>0.04</text:p>
          </table:table-cell>
          <table:table-cell office:value-type="float" office:value="0.0406969">
            <text:p>0.0406969</text:p>
          </table:table-cell>
          <table:table-cell/>
        </table:table-row>
        <table:table-row table:style-name="ro1">
          <table:table-cell/>
          <table:table-cell office:value-type="float" office:value="0.045">
            <text:p>0.045</text:p>
          </table:table-cell>
          <table:table-cell office:value-type="float" office:value="0.0409736">
            <text:p>0.0409736</text:p>
          </table:table-cell>
          <table:table-cell/>
        </table:table-row>
        <table:table-row table:style-name="ro1">
          <table:table-cell/>
          <table:table-cell office:value-type="float" office:value="0.05">
            <text:p>0.05</text:p>
          </table:table-cell>
          <table:table-cell office:value-type="float" office:value="0.0410055">
            <text:p>0.0410055</text:p>
          </table:table-cell>
          <table:table-cell/>
        </table:table-row>
        <table:table-row table:style-name="ro1">
          <table:table-cell/>
          <table:table-cell office:value-type="float" office:value="0.06">
            <text:p>0.06</text:p>
          </table:table-cell>
          <table:table-cell office:value-type="float" office:value="0.206412">
            <text:p>0.206412</text:p>
          </table:table-cell>
          <table:table-cell/>
        </table:table-row>
        <table:table-row table:style-name="ro1">
          <table:table-cell/>
          <table:table-cell office:value-type="float" office:value="0.07">
            <text:p>0.07</text:p>
          </table:table-cell>
          <table:table-cell office:value-type="float" office:value="0.138375">
            <text:p>0.13837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 table:number-rows-repeated="1048458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my_simu" table:style-name="ta1">
        <table:shapes>
          <draw:frame draw:z-index="0" draw:style-name="gr1" draw:text-style-name="P1" svg:width="6.3063in" svg:height="3.5437in" svg:x="2.8827in" svg:y="0.0894in">
            <draw:object draw:notify-on-update-of-ranges="my_simu.A2:my_simu.A16 my_simu.B1:my_simu.B1 my_simu.B2:my_simu.B16 my_simu.V3:my_simu.V17 my_simu.Z2:my_simu.Z2 my_simu.Z3:my_simu.Z17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draw:text-style-name="P1" svg:width="8.3004in" svg:height="2.9764in" svg:x="2.4949in" svg:y="4.8898in">
            <draw:object draw:notify-on-update-of-ranges="my_simu.A29:my_simu.A34 my_simu.B28:my_simu.B28 my_simu.B29:my_simu.B34 my_simu.V50:my_simu.V55 my_simu.Z49:my_simu.Z49 my_simu.Z50:my_simu.Z55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" draw:style-name="gr1" draw:text-style-name="P1" svg:width="6.3063in" svg:height="3.039in" svg:x="10.8587in" svg:y="4.8268in">
            <draw:object draw:notify-on-update-of-ranges="my_simu.A37:my_simu.A44 my_simu.B36:my_simu.B36 my_simu.B37:my_simu.B44 my_simu.V70:my_simu.V77 my_simu.Y69:my_simu.Y69 my_simu.Y70:my_simu.Y77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3" draw:style-name="gr1" draw:text-style-name="P1" svg:width="9.7657in" svg:height="4.3882in" svg:x="5.2252in" svg:y="8.1909in">
            <draw:object draw:notify-on-update-of-ranges="my_simu.A47:my_simu.A56 my_simu.B46:my_simu.B46 my_simu.B47:my_simu.B56 my_simu.A47:my_simu.A56 my_simu.C46:my_simu.C46 my_simu.C47:my_simu.C56 my_simu.A47:my_simu.A56 my_simu.D46:my_simu.D46 my_simu.D47:my_simu.D56 my_simu.A47:my_simu.A56 my_simu.E46:my_simu.E46 my_simu.D47:my_simu.D56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4" draw:style-name="gr1" draw:text-style-name="P1" svg:width="8.0571in" svg:height="3.5433in" svg:x="5.5283in" svg:y="12.5429in">
            <draw:object draw:notify-on-update-of-ranges="my_simu.A59:my_simu.A68 my_simu.B58:my_simu.B58 my_simu.B59:my_simu.B68 my_simu.A59:my_simu.A68 my_simu.C58:my_simu.C58 my_simu.C59:my_simu.C68 my_simu.A59:my_simu.A68 my_simu.D58:my_simu.D58 my_simu.D59:my_simu.D68 my_simu.A59:my_simu.A68 my_simu.E58:my_simu.E58 my_simu.D59:my_simu.D68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5" draw:style-name="gr1" draw:text-style-name="P1" svg:width="6.2988in" svg:height="3.5429in" svg:x="5.4087in" svg:y="16.4835in">
            <draw:object draw:notify-on-update-of-ranges="my_simu.A71:my_simu.A80 my_simu.B70:my_simu.B70 my_simu.B71:my_simu.B80 my_simu.A71:my_simu.A80 my_simu.C70:my_simu.C70 my_simu.C71:my_simu.C80 my_simu.A71:my_simu.A80 my_simu.D70:my_simu.D70 my_simu.D71:my_simu.D80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6" draw:style-name="gr1" draw:text-style-name="P1" svg:width="5.9689in" svg:height="3.5429in" svg:x="4.5122in" svg:y="20.5567in">
            <draw:object draw:notify-on-update-of-ranges="my_simu.A126:my_simu.A134 my_simu.A125:my_simu.A144 my_simu.B124:my_simu.B124 my_simu.B125:my_simu.B144 my_simu.A125:my_simu.A144 my_simu.D124:my_simu.D124 my_simu.D125:my_simu.D144 my_simu.A125:my_simu.A144 my_simu.C124:my_simu.C124 my_simu.C125:my_simu.C144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7" draw:style-name="gr1" draw:text-style-name="P1" svg:width="5.6531in" svg:height="3.5429in" svg:x="17.5201in" svg:y="20.5063in">
            <draw:object draw:notify-on-update-of-ranges="my_simu.P126:my_simu.P134 my_simu.P125:my_simu.P144 my_simu.Q124:my_simu.Q124 my_simu.Q125:my_simu.Q144 my_simu.P125:my_simu.P144 my_simu.S124:my_simu.S124 my_simu.S125:my_simu.S144 my_simu.P125:my_simu.P144 my_simu.R124:my_simu.R124 my_simu.R125:my_simu.R144 my_simu.P125:my_simu.P144 my_simu.O124:my_simu.O124 my_simu.O125:my_simu.O144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8" draw:style-name="gr1" draw:text-style-name="P1" svg:width="6.2988in" svg:height="3.5429in" svg:x="3.7016in" svg:y="24.3882in">
            <draw:object draw:notify-on-update-of-ranges="my_simu.A150:my_simu.A169 my_simu.B149:my_simu.B149 my_simu.B150:my_simu.B169 my_simu.A150:my_simu.A169 my_simu.D149:my_simu.D149 my_simu.D150:my_simu.D169 my_simu.A150:my_simu.A169 my_simu.C149:my_simu.C149 my_simu.C150:my_simu.C169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9" draw:style-name="gr1" draw:text-style-name="P1" svg:width="6.2988in" svg:height="3.5429in" svg:x="8.0331in" svg:y="28.739in">
            <draw:object draw:notify-on-update-of-ranges="my_simu.A178:my_simu.A187 my_simu.A176:my_simu.A195 my_simu.B175:my_simu.B175 my_simu.B176:my_simu.B195 my_simu.A176:my_simu.A195 my_simu.D175:my_simu.D175 my_simu.D176:my_simu.D195 my_simu.A176:my_simu.A195 my_simu.C175:my_simu.C175 my_simu.C176:my_simu.C195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10" draw:style-name="gr1" draw:text-style-name="P1" svg:width="6.2988in" svg:height="3.5429in" svg:x="8.1051in" svg:y="33.8567in">
            <draw:object draw:notify-on-update-of-ranges="my_simu.A205:my_simu.A214 my_simu.A204:my_simu.A223 my_simu.B203:my_simu.B203 my_simu.B204:my_simu.B223 my_simu.A204:my_simu.A223 my_simu.C203:my_simu.C203 my_simu.C204:my_simu.C223 my_simu.A204:my_simu.A223 my_simu.D203:my_simu.D203 my_simu.D204:my_simu.D223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11" draw:style-name="gr1" draw:text-style-name="P1" svg:width="6.2988in" svg:height="3.5429in" svg:x="14.652in" svg:y="28.7394in">
            <draw:object draw:notify-on-update-of-ranges="my_simu.E178:my_simu.E187 my_simu.A176:my_simu.A195 my_simu.F175:my_simu.F175 my_simu.F176:my_simu.F195 my_simu.A176:my_simu.A195 my_simu.G175:my_simu.G175 my_simu.G176:my_simu.G195 my_simu.A176:my_simu.A195 my_simu.E175:my_simu.E175 my_simu.E176:my_simu.E195"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12" draw:style-name="gr1" draw:text-style-name="P1" svg:width="6.2988in" svg:height="3.5429in" svg:x="14.6457in" svg:y="33.8925in">
            <draw:object draw:notify-on-update-of-ranges="my_simu.A205:my_simu.A214 my_simu.A204:my_simu.A223 my_simu.E203:my_simu.E203 my_simu.E204:my_simu.E223 my_simu.A204:my_simu.A223 my_simu.F203:my_simu.F203 my_simu.F204:my_simu.F223 my_simu.A204:my_simu.A223 my_simu.G203:my_simu.G203 my_simu.G204:my_simu.G223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13" draw:style-name="gr1" draw:text-style-name="P1" svg:width="6.3063in" svg:height="3.5437in" svg:x="23.5756in" svg:y="0.1791in">
            <draw:object draw:notify-on-update-of-ranges="my_simu.V3:my_simu.V17 my_simu.W2:my_simu.W2 my_simu.W3:my_simu.W17 my_simu.V3:my_simu.V17 my_simu.Y2:my_simu.Y2 my_simu.Y3:my_simu.Y17 my_simu.V3:my_simu.V17 my_simu.X2:my_simu.X2 my_simu.X3:my_simu.X17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14" draw:style-name="gr1" draw:text-style-name="P1" svg:width="6.3063in" svg:height="3.5787in" svg:x="9.4906in" svg:y="0.115in">
            <draw:object draw:notify-on-update-of-ranges="Sheet1.A19:Sheet1.A26 Sheet1.B18:Sheet1.B18 Sheet1.B19:Sheet1.B26 my_simu.V27:my_simu.V34 my_simu.W26:my_simu.W26 my_simu.W27:my_simu.W34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15" draw:style-name="gr1" draw:text-style-name="P1" svg:width="6.3063in" svg:height="3.5787in" svg:x="23.5673in" svg:y="4.1055in">
            <draw:object draw:notify-on-update-of-ranges="my_simu.V27:my_simu.V34 my_simu.W26:my_simu.W26 my_simu.W27:my_simu.W34 my_simu.V27:my_simu.V34 my_simu.X26:my_simu.X26 my_simu.X27:my_simu.X34 my_simu.V27:my_simu.V34 my_simu.Y26:my_simu.Y26 my_simu.Y27:my_simu.Y34"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16" draw:style-name="gr1" draw:text-style-name="P1" svg:width="8.3004in" svg:height="2.9764in" svg:x="23.563in" svg:y="8.0543in">
            <draw:object draw:notify-on-update-of-ranges="my_simu.V50:my_simu.V55 my_simu.W49:my_simu.W49 my_simu.W50:my_simu.W55 my_simu.V50:my_simu.V55 my_simu.X49:my_simu.X49 my_simu.X50:my_simu.X55 my_simu.V50:my_simu.V55 my_simu.Y49:my_simu.Y49 my_simu.Y50:my_simu.Y55"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17" draw:style-name="gr1" draw:text-style-name="P1" svg:width="6.3063in" svg:height="3.039in" svg:x="23.6063in" svg:y="11.4283in">
            <draw:object draw:notify-on-update-of-ranges="my_simu.V70:my_simu.V77 my_simu.W69:my_simu.W69 my_simu.W70:my_simu.W77 my_simu.V70:my_simu.V77 my_simu.X69:my_simu.X69 my_simu.X70:my_simu.X77 my_simu.V70:my_simu.V77 my_simu.Y69:my_simu.Y69 my_simu.Y70:my_simu.Y77" xlink:href="./Object 26" xlink:type="simple" xlink:show="embed" xlink:actuate="onLoad"/>
            <draw:image xlink:href="./ObjectReplacements/Object 26" xlink:type="simple" xlink:show="embed" xlink:actuate="onLoad"/>
          </draw:frame>
          <draw:frame draw:z-index="18" draw:style-name="gr1" draw:text-style-name="P1" svg:width="6.9783in" svg:height="2.8689in" svg:x="23.6067in" svg:y="14.789in">
            <draw:object draw:notify-on-update-of-ranges="my_simu.V91:my_simu.V100 my_simu.W90:my_simu.W90 my_simu.W91:my_simu.W100 my_simu.V91:my_simu.V100 my_simu.X90:my_simu.X90 my_simu.X91:my_simu.X100 my_simu.V91:my_simu.V100 my_simu.Y90:my_simu.Y90 my_simu.Y91:my_simu.Y100" xlink:href="./Object 27" xlink:type="simple" xlink:show="embed" xlink:actuate="onLoad"/>
            <draw:image xlink:href="./ObjectReplacements/Object 27" xlink:type="simple" xlink:show="embed" xlink:actuate="onLoad"/>
          </draw:frame>
          <draw:frame draw:z-index="19" draw:style-name="gr1" draw:text-style-name="P1" svg:width="6.8827in" svg:height="3.2146in" svg:x="23.5921in" svg:y="18.0929in">
            <draw:object draw:notify-on-update-of-ranges="my_simu.V110:my_simu.V119 my_simu.W109:my_simu.W109 my_simu.W110:my_simu.W119 my_simu.V110:my_simu.V119 my_simu.X109:my_simu.X109 my_simu.X110:my_simu.X119 my_simu.V110:my_simu.V119 my_simu.Y109:my_simu.Y109 my_simu.Y110:my_simu.Y119" xlink:href="./Object 28" xlink:type="simple" xlink:show="embed" xlink:actuate="onLoad"/>
            <draw:image xlink:href="./ObjectReplacements/Object 28" xlink:type="simple" xlink:show="embed" xlink:actuate="onLoad"/>
          </draw:frame>
          <draw:frame draw:z-index="20" draw:style-name="gr1" draw:text-style-name="P1" svg:width="6.2988in" svg:height="3.5429in" svg:x="14.6189in" svg:y="24.7406in">
            <draw:object draw:notify-on-update-of-ranges="my_simu.M150:my_simu.M169 my_simu.N149:my_simu.N149 my_simu.N150:my_simu.N169 my_simu.M150:my_simu.M169 my_simu.P149:my_simu.P149 my_simu.P150:my_simu.P169 my_simu.M150:my_simu.M169 my_simu.O149:my_simu.O149 my_simu.O150:my_simu.O169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21" draw:style-name="gr1" draw:text-style-name="P1" svg:width="7.1524in" svg:height="4.8012in" svg:x="26.7583in" svg:y="28.6197in">
            <draw:object draw:notify-on-update-of-ranges="my_simu.A178:my_simu.A187 my_simu.Z171:my_simu.Z201 my_simu.AA170:my_simu.AA170 my_simu.AA171:my_simu.AA201 my_simu.Z171:my_simu.Z201 my_simu.AD170:my_simu.AD170 my_simu.AD171:my_simu.AD201" xlink:href="./Object 29" xlink:type="simple" xlink:show="embed" xlink:actuate="onLoad"/>
            <draw:image xlink:href="./ObjectReplacements/Object 29" xlink:type="simple" xlink:show="embed" xlink:actuate="onLoad"/>
          </draw:frame>
          <draw:frame draw:z-index="22" draw:style-name="gr1" draw:text-style-name="P1" svg:width="6.2988in" svg:height="3.5429in" svg:x="25.7783in" svg:y="34.4516in">
            <draw:object draw:notify-on-update-of-ranges="my_simu.A205:my_simu.A214 my_simu.Z206:my_simu.Z235 my_simu.AA205:my_simu.AA205 my_simu.AA206:my_simu.AA235 my_simu.Z206:my_simu.Z235 my_simu.AB205:my_simu.AB205 my_simu.AB206:my_simu.AB235" xlink:href="./Object 30" xlink:type="simple" xlink:show="embed" xlink:actuate="onLoad"/>
            <draw:image xlink:href="./ObjectReplacements/Object 30" xlink:type="simple" xlink:show="embed" xlink:actuate="onLoad"/>
          </draw:frame>
          <draw:frame draw:z-index="23" draw:style-name="gr1" draw:text-style-name="P1" svg:width="6.2988in" svg:height="3.5429in" svg:x="35.5563in" svg:y="17.6461in">
            <draw:object draw:notify-on-update-of-ranges="my_simu.AJ109:my_simu.AJ118 my_simu.AK108:my_simu.AK108 my_simu.AK109:my_simu.AK118 my_simu.AJ109:my_simu.AJ118 my_simu.AL108:my_simu.AL108 my_simu.AL109:my_simu.AL118 my_simu.AJ109:my_simu.AJ118 my_simu.AM108:my_simu.AM108 my_simu.AM109:my_simu.AM118" xlink:href="./Object 31" xlink:type="simple" xlink:show="embed" xlink:actuate="onLoad"/>
            <draw:image xlink:href="./ObjectReplacements/Object 31" xlink:type="simple" xlink:show="embed" xlink:actuate="onLoad"/>
          </draw:frame>
        </table:shapes>
        <table:table-column table:style-name="co1" table:number-columns-repeated="1024" table:default-cell-style-name="ce4"/>
        <table:table-row table:style-name="ro2">
          <table:table-cell office:value-type="string">
            <text:p>B</text:p>
          </table:table-cell>
          <table:table-cell office:value-type="string">
            <text:p>g-2_error_vs_B_Cu</text:p>
          </table:table-cell>
          <table:table-cell table:number-columns-repeated="10"/>
          <table:table-cell table:style-name="Default" table:number-columns-repeated="5"/>
          <table:table-cell/>
          <table:table-cell table:style-name="Default" table:number-columns-repeated="4"/>
          <table:table-cell table:style-name="ce11" office:value-type="string" table:number-columns-spanned="3" table:number-rows-spanned="1">
            <text:p>g-2_error_vs_B</text:p>
          </table:table-cell>
          <table:covered-table-cell table:number-columns-repeated="2" table:style-name="ce12"/>
          <table:table-cell table:style-name="ce13"/>
          <table:table-cell table:number-columns-repeated="998"/>
        </table:table-row>
        <table:table-row table:style-name="ro2">
          <table:table-cell office:value-type="float" office:value="20">
            <text:p>20</text:p>
          </table:table-cell>
          <table:table-cell table:style-name="Default" office:value-type="float" office:value="0.408814">
            <text:p>0.408814</text:p>
          </table:table-cell>
          <table:table-cell table:style-name="ce7"/>
          <table:table-cell table:number-columns-repeated="9"/>
          <table:table-cell table:style-name="Default" table:number-columns-repeated="5"/>
          <table:table-cell/>
          <table:table-cell table:style-name="Default" table:number-columns-repeated="3"/>
          <table:table-cell office:value-type="string">
            <text:p>B</text:p>
          </table:table-cell>
          <table:table-cell office:value-type="string">
            <text:p>Cu</text:p>
          </table:table-cell>
          <table:table-cell office:value-type="string">
            <text:p>Pb</text:p>
          </table:table-cell>
          <table:table-cell office:value-type="string">
            <text:p>Al</text:p>
          </table:table-cell>
          <table:table-cell/>
          <table:table-cell table:number-columns-repeated="9"/>
          <table:table-cell table:style-name="Default"/>
          <table:table-cell table:number-columns-repeated="988"/>
        </table:table-row>
        <table:table-row table:style-name="ro2">
          <table:table-cell office:value-type="float" office:value="25">
            <text:p>25</text:p>
          </table:table-cell>
          <table:table-cell table:style-name="Default" office:value-type="float" office:value="0.398312">
            <text:p>0.398312</text:p>
          </table:table-cell>
          <table:table-cell table:number-columns-repeated="10"/>
          <table:table-cell table:style-name="Default" table:number-columns-repeated="5"/>
          <table:table-cell/>
          <table:table-cell table:style-name="Default" table:number-columns-repeated="3"/>
          <table:table-cell office:value-type="float" office:value="20">
            <text:p>20</text:p>
          </table:table-cell>
          <table:table-cell office:value-type="float" office:value="0.165459">
            <text:p>0.165459</text:p>
          </table:table-cell>
          <table:table-cell office:value-type="float" office:value="0.29212">
            <text:p>0.29212</text:p>
          </table:table-cell>
          <table:table-cell office:value-type="float" office:value="0.17653">
            <text:p>0.17653</text:p>
          </table:table-cell>
          <table:table-cell table:number-columns-repeated="10"/>
          <table:table-cell table:style-name="Default" table:number-columns-repeated="2"/>
          <table:table-cell table:number-columns-repeated="987"/>
        </table:table-row>
        <table:table-row table:style-name="ro2">
          <table:table-cell office:value-type="float" office:value="30">
            <text:p>30</text:p>
          </table:table-cell>
          <table:table-cell table:style-name="Default" office:value-type="float" office:value="0.288065">
            <text:p>0.288065</text:p>
          </table:table-cell>
          <table:table-cell table:number-columns-repeated="10"/>
          <table:table-cell table:style-name="Default" table:number-columns-repeated="5"/>
          <table:table-cell/>
          <table:table-cell table:style-name="Default" table:number-columns-repeated="3"/>
          <table:table-cell office:value-type="float" office:value="25">
            <text:p>25</text:p>
          </table:table-cell>
          <table:table-cell/>
          <table:table-cell office:value-type="float" office:value="0.203242">
            <text:p>0.203242</text:p>
          </table:table-cell>
          <table:table-cell table:number-columns-repeated="11"/>
          <table:table-cell table:style-name="Default" table:number-columns-repeated="2"/>
          <table:table-cell table:number-columns-repeated="987"/>
        </table:table-row>
        <table:table-row table:style-name="ro2">
          <table:table-cell office:value-type="float" office:value="35">
            <text:p>35</text:p>
          </table:table-cell>
          <table:table-cell table:style-name="Default" office:value-type="float" office:value="0.297858">
            <text:p>0.297858</text:p>
          </table:table-cell>
          <table:table-cell table:number-columns-repeated="10"/>
          <table:table-cell table:style-name="Default" table:number-columns-repeated="5"/>
          <table:table-cell/>
          <table:table-cell table:style-name="Default" table:number-columns-repeated="3"/>
          <table:table-cell office:value-type="float" office:value="30">
            <text:p>30</text:p>
          </table:table-cell>
          <table:table-cell office:value-type="float" office:value="0.125886">
            <text:p>0.125886</text:p>
          </table:table-cell>
          <table:table-cell/>
          <table:table-cell office:value-type="float" office:value="0.110123">
            <text:p>0.110123</text:p>
          </table:table-cell>
          <table:table-cell table:number-columns-repeated="10"/>
          <table:table-cell table:style-name="Default" table:number-columns-repeated="2"/>
          <table:table-cell table:number-columns-repeated="987"/>
        </table:table-row>
        <table:table-row table:style-name="ro2">
          <table:table-cell office:value-type="float" office:value="40">
            <text:p>40</text:p>
          </table:table-cell>
          <table:table-cell table:style-name="Default" office:value-type="float" office:value="1.39351">
            <text:p>1.39351</text:p>
          </table:table-cell>
          <table:table-cell table:number-columns-repeated="10"/>
          <table:table-cell table:style-name="Default" table:number-columns-repeated="5"/>
          <table:table-cell/>
          <table:table-cell table:style-name="Default" table:number-columns-repeated="3"/>
          <table:table-cell office:value-type="float" office:value="35">
            <text:p>35</text:p>
          </table:table-cell>
          <table:table-cell office:value-type="float" office:value="0.147943">
            <text:p>0.147943</text:p>
          </table:table-cell>
          <table:table-cell office:value-type="float" office:value="0.10272">
            <text:p>0.10272</text:p>
          </table:table-cell>
          <table:table-cell office:value-type="float" office:value="0.303477">
            <text:p>0.303477</text:p>
          </table:table-cell>
          <table:table-cell table:number-columns-repeated="10"/>
          <table:table-cell table:style-name="Default" table:number-columns-repeated="2"/>
          <table:table-cell table:number-columns-repeated="987"/>
        </table:table-row>
        <table:table-row table:style-name="ro2">
          <table:table-cell office:value-type="float" office:value="45">
            <text:p>45</text:p>
          </table:table-cell>
          <table:table-cell table:style-name="Default" office:value-type="float" office:value="1.41536">
            <text:p>1.41536</text:p>
          </table:table-cell>
          <table:table-cell table:number-columns-repeated="10"/>
          <table:table-cell table:style-name="Default" table:number-columns-repeated="5"/>
          <table:table-cell/>
          <table:table-cell table:style-name="Default" table:number-columns-repeated="3"/>
          <table:table-cell office:value-type="float" office:value="40">
            <text:p>40</text:p>
          </table:table-cell>
          <table:table-cell/>
          <table:table-cell office:value-type="float" office:value="0.251668">
            <text:p>0.251668</text:p>
          </table:table-cell>
          <table:table-cell office:value-type="float" office:value="0.0834156">
            <text:p>0.0834156</text:p>
          </table:table-cell>
          <table:table-cell table:number-columns-repeated="10"/>
          <table:table-cell table:style-name="Default" table:number-columns-repeated="2"/>
          <table:table-cell table:number-columns-repeated="987"/>
        </table:table-row>
        <table:table-row table:style-name="ro2">
          <table:table-cell office:value-type="float" office:value="50">
            <text:p>50</text:p>
          </table:table-cell>
          <table:table-cell table:style-name="ce2" office:value-type="float" office:value="0.00000610136">
            <text:p>6.10E-006</text:p>
          </table:table-cell>
          <table:table-cell table:number-columns-repeated="10"/>
          <table:table-cell table:style-name="Default" table:number-columns-repeated="5"/>
          <table:table-cell/>
          <table:table-cell table:style-name="Default" office:value-type="float" office:value="0.5">
            <text:p>0.5</text:p>
          </table:table-cell>
          <table:table-cell table:style-name="Default" table:number-columns-repeated="2"/>
          <table:table-cell office:value-type="float" office:value="45">
            <text:p>45</text:p>
          </table:table-cell>
          <table:table-cell office:value-type="float" office:value="0.250117">
            <text:p>0.250117</text:p>
          </table:table-cell>
          <table:table-cell/>
          <table:table-cell office:value-type="float" office:value="0.0765643">
            <text:p>0.0765643</text:p>
          </table:table-cell>
          <table:table-cell table:number-columns-repeated="10"/>
          <table:table-cell table:style-name="Default" table:number-columns-repeated="2"/>
          <table:table-cell table:number-columns-repeated="987"/>
        </table:table-row>
        <table:table-row table:style-name="ro2">
          <table:table-cell office:value-type="float" office:value="55">
            <text:p>55</text:p>
          </table:table-cell>
          <table:table-cell table:style-name="Default" office:value-type="float" office:value="0.117861">
            <text:p>0.117861</text:p>
          </table:table-cell>
          <table:table-cell table:number-columns-repeated="10"/>
          <table:table-cell table:style-name="Default" table:number-columns-repeated="5"/>
          <table:table-cell/>
          <table:table-cell table:style-name="Default" office:value-type="float" office:value="1">
            <text:p>1</text:p>
          </table:table-cell>
          <table:table-cell table:style-name="Default" table:number-columns-repeated="2"/>
          <table:table-cell office:value-type="float" office:value="50">
            <text:p>50</text:p>
          </table:table-cell>
          <table:table-cell office:value-type="float" office:value="0.0981972">
            <text:p>0.0981972</text:p>
          </table:table-cell>
          <table:table-cell office:value-type="float" office:value="0.110597">
            <text:p>0.110597</text:p>
          </table:table-cell>
          <table:table-cell office:value-type="float" office:value="0.000116901">
            <text:p>0.000116901</text:p>
          </table:table-cell>
          <table:table-cell table:number-columns-repeated="10"/>
          <table:table-cell table:style-name="Default" table:number-columns-repeated="2"/>
          <table:table-cell table:number-columns-repeated="987"/>
        </table:table-row>
        <table:table-row table:style-name="ro2">
          <table:table-cell office:value-type="float" office:value="60">
            <text:p>60</text:p>
          </table:table-cell>
          <table:table-cell table:style-name="Default" office:value-type="float" office:value="0.00026731">
            <text:p>0.00026731</text:p>
          </table:table-cell>
          <table:table-cell table:number-columns-repeated="10"/>
          <table:table-cell table:style-name="Default" table:number-columns-repeated="5"/>
          <table:table-cell/>
          <table:table-cell table:style-name="Default" office:value-type="float" office:value="1.5">
            <text:p>1.5</text:p>
          </table:table-cell>
          <table:table-cell table:style-name="Default" table:number-columns-repeated="2"/>
          <table:table-cell office:value-type="float" office:value="55">
            <text:p>55</text:p>
          </table:table-cell>
          <table:table-cell office:value-type="float" office:value="0.0740338">
            <text:p>0.0740338</text:p>
          </table:table-cell>
          <table:table-cell office:value-type="float" office:value="0.111548">
            <text:p>0.111548</text:p>
          </table:table-cell>
          <table:table-cell table:number-columns-repeated="11"/>
          <table:table-cell table:style-name="Default" table:number-columns-repeated="2"/>
          <table:table-cell table:number-columns-repeated="987"/>
        </table:table-row>
        <table:table-row table:style-name="ro2">
          <table:table-cell office:value-type="float" office:value="65">
            <text:p>65</text:p>
          </table:table-cell>
          <table:table-cell table:style-name="Default" office:value-type="float" office:value="0.207649">
            <text:p>0.207649</text:p>
          </table:table-cell>
          <table:table-cell table:number-columns-repeated="10"/>
          <table:table-cell table:style-name="Default" table:number-columns-repeated="5"/>
          <table:table-cell/>
          <table:table-cell table:style-name="Default" office:value-type="float" office:value="2">
            <text:p>2</text:p>
          </table:table-cell>
          <table:table-cell table:style-name="Default" table:number-columns-repeated="2"/>
          <table:table-cell office:value-type="float" office:value="60">
            <text:p>60</text:p>
          </table:table-cell>
          <table:table-cell office:value-type="float" office:value="0.0734178">
            <text:p>0.0734178</text:p>
          </table:table-cell>
          <table:table-cell office:value-type="float" office:value="0.0939269">
            <text:p>0.0939269</text:p>
          </table:table-cell>
          <table:table-cell office:value-type="float" office:value="0.336347">
            <text:p>0.336347</text:p>
          </table:table-cell>
          <table:table-cell table:number-columns-repeated="10"/>
          <table:table-cell table:style-name="Default" table:number-columns-repeated="2"/>
          <table:table-cell table:number-columns-repeated="987"/>
        </table:table-row>
        <table:table-row table:style-name="ro2">
          <table:table-cell office:value-type="float" office:value="70">
            <text:p>70</text:p>
          </table:table-cell>
          <table:table-cell table:style-name="Default" office:value-type="float" office:value="0.156098">
            <text:p>0.156098</text:p>
          </table:table-cell>
          <table:table-cell table:number-columns-repeated="10"/>
          <table:table-cell table:style-name="Default" table:number-columns-repeated="5"/>
          <table:table-cell/>
          <table:table-cell table:style-name="Default" office:value-type="float" office:value="2.5">
            <text:p>2.5</text:p>
          </table:table-cell>
          <table:table-cell table:style-name="Default" table:number-columns-repeated="2"/>
          <table:table-cell office:value-type="float" office:value="65">
            <text:p>65</text:p>
          </table:table-cell>
          <table:table-cell office:value-type="float" office:value="0.0730063">
            <text:p>0.0730063</text:p>
          </table:table-cell>
          <table:table-cell office:value-type="float" office:value="0.103972">
            <text:p>0.103972</text:p>
          </table:table-cell>
          <table:table-cell office:value-type="float" office:value="0.170314">
            <text:p>0.170314</text:p>
          </table:table-cell>
          <table:table-cell table:number-columns-repeated="10"/>
          <table:table-cell table:style-name="Default" table:number-columns-repeated="2"/>
          <table:table-cell table:number-columns-repeated="987"/>
        </table:table-row>
        <table:table-row table:style-name="ro2">
          <table:table-cell office:value-type="float" office:value="75">
            <text:p>75</text:p>
          </table:table-cell>
          <table:table-cell table:style-name="Default" office:value-type="float" office:value="0.064564">
            <text:p>0.064564</text:p>
          </table:table-cell>
          <table:table-cell table:number-columns-repeated="10"/>
          <table:table-cell table:style-name="Default" table:number-columns-repeated="5"/>
          <table:table-cell/>
          <table:table-cell table:style-name="Default" office:value-type="float" office:value="3">
            <text:p>3</text:p>
          </table:table-cell>
          <table:table-cell table:style-name="Default" table:number-columns-repeated="2"/>
          <table:table-cell office:value-type="float" office:value="70">
            <text:p>70</text:p>
          </table:table-cell>
          <table:table-cell office:value-type="float" office:value="0.0676184">
            <text:p>0.0676184</text:p>
          </table:table-cell>
          <table:table-cell office:value-type="float" office:value="0.0766567">
            <text:p>0.0766567</text:p>
          </table:table-cell>
          <table:table-cell office:value-type="float" office:value="0.155068">
            <text:p>0.155068</text:p>
          </table:table-cell>
          <table:table-cell table:number-columns-repeated="10"/>
          <table:table-cell table:style-name="Default" table:number-columns-repeated="2"/>
          <table:table-cell table:number-columns-repeated="987"/>
        </table:table-row>
        <table:table-row table:style-name="ro2">
          <table:table-cell office:value-type="float" office:value="80">
            <text:p>80</text:p>
          </table:table-cell>
          <table:table-cell table:style-name="Default" office:value-type="float" office:value="0.0979491">
            <text:p>0.0979491</text:p>
          </table:table-cell>
          <table:table-cell table:number-columns-repeated="10"/>
          <table:table-cell table:style-name="Default" table:number-columns-repeated="5"/>
          <table:table-cell/>
          <table:table-cell table:style-name="Default" office:value-type="float" office:value="5">
            <text:p>5</text:p>
          </table:table-cell>
          <table:table-cell table:style-name="Default" table:number-columns-repeated="2"/>
          <table:table-cell office:value-type="float" office:value="75">
            <text:p>75</text:p>
          </table:table-cell>
          <table:table-cell office:value-type="float" office:value="0.0892063">
            <text:p>0.0892063</text:p>
          </table:table-cell>
          <table:table-cell office:value-type="float" office:value="0.0648708">
            <text:p>0.0648708</text:p>
          </table:table-cell>
          <table:table-cell office:value-type="float" office:value="0.139561">
            <text:p>0.139561</text:p>
          </table:table-cell>
          <table:table-cell table:number-columns-repeated="10"/>
          <table:table-cell table:style-name="Default" table:number-columns-repeated="2"/>
          <table:table-cell table:number-columns-repeated="987"/>
        </table:table-row>
        <table:table-row table:style-name="ro2">
          <table:table-cell office:value-type="float" office:value="100">
            <text:p>100</text:p>
          </table:table-cell>
          <table:table-cell table:style-name="Default" office:value-type="float" office:value="0.125075">
            <text:p>0.125075</text:p>
          </table:table-cell>
          <table:table-cell table:number-columns-repeated="10"/>
          <table:table-cell table:style-name="Default" table:number-columns-repeated="5"/>
          <table:table-cell/>
          <table:table-cell table:style-name="Default" office:value-type="float" office:value="10">
            <text:p>10</text:p>
          </table:table-cell>
          <table:table-cell table:style-name="Default" table:number-columns-repeated="2"/>
          <table:table-cell office:value-type="float" office:value="80">
            <text:p>80</text:p>
          </table:table-cell>
          <table:table-cell office:value-type="float" office:value="0.0541831">
            <text:p>0.0541831</text:p>
          </table:table-cell>
          <table:table-cell office:value-type="float" office:value="0.0440331">
            <text:p>0.0440331</text:p>
          </table:table-cell>
          <table:table-cell office:value-type="float" office:value="0.0514191">
            <text:p>0.0514191</text:p>
          </table:table-cell>
          <table:table-cell table:number-columns-repeated="10"/>
          <table:table-cell table:style-name="Default" table:number-columns-repeated="2"/>
          <table:table-cell table:number-columns-repeated="987"/>
        </table:table-row>
        <table:table-row table:style-name="ro2">
          <table:table-cell office:value-type="float" office:value="120">
            <text:p>120</text:p>
          </table:table-cell>
          <table:table-cell table:style-name="Default" office:value-type="float" office:value="0.101481">
            <text:p>0.101481</text:p>
          </table:table-cell>
          <table:table-cell table:number-columns-repeated="10"/>
          <table:table-cell table:style-name="Default" table:number-columns-repeated="5"/>
          <table:table-cell/>
          <table:table-cell table:style-name="Default" office:value-type="float" office:value="20">
            <text:p>20</text:p>
          </table:table-cell>
          <table:table-cell table:style-name="Default" table:number-columns-repeated="2"/>
          <table:table-cell office:value-type="float" office:value="100">
            <text:p>100</text:p>
          </table:table-cell>
          <table:table-cell office:value-type="float" office:value="0.0355319">
            <text:p>0.0355319</text:p>
          </table:table-cell>
          <table:table-cell office:value-type="float" office:value="0.0569376">
            <text:p>0.0569376</text:p>
          </table:table-cell>
          <table:table-cell office:value-type="float" office:value="0.0934456">
            <text:p>0.0934456</text:p>
          </table:table-cell>
          <table:table-cell table:number-columns-repeated="10"/>
          <table:table-cell table:style-name="Default" table:number-columns-repeated="2"/>
          <table:table-cell table:number-columns-repeated="987"/>
        </table:table-row>
        <table:table-row table:style-name="ro2">
          <table:table-cell table:number-columns-repeated="12"/>
          <table:table-cell table:style-name="Default" table:number-columns-repeated="5"/>
          <table:table-cell/>
          <table:table-cell table:style-name="Default" office:value-type="float" office:value="40">
            <text:p>40</text:p>
          </table:table-cell>
          <table:table-cell table:style-name="Default" table:number-columns-repeated="2"/>
          <table:table-cell office:value-type="float" office:value="120">
            <text:p>120</text:p>
          </table:table-cell>
          <table:table-cell table:style-name="Default" office:value-type="float" office:value="0.0377005">
            <text:p>0.0377005</text:p>
          </table:table-cell>
          <table:table-cell office:value-type="float" office:value="0.0351621">
            <text:p>0.0351621</text:p>
          </table:table-cell>
          <table:table-cell office:value-type="float" office:value="0.112214">
            <text:p>0.112214</text:p>
          </table:table-cell>
          <table:table-cell table:number-columns-repeated="11"/>
          <table:table-cell table:style-name="Default"/>
          <table:table-cell table:number-columns-repeated="987"/>
        </table:table-row>
        <table:table-row table:style-name="ro2">
          <table:table-cell office:value-type="string">
            <text:p>fb</text:p>
          </table:table-cell>
          <table:table-cell office:value-type="string">
            <text:p>g-2_error_vs_fb_Cu</text:p>
          </table:table-cell>
          <table:table-cell table:number-columns-repeated="10"/>
          <table:table-cell table:style-name="Default"/>
          <table:table-cell table:number-columns-repeated="6"/>
          <table:table-cell table:style-name="Default"/>
          <table:table-cell table:number-columns-repeated="1004"/>
        </table:table-row>
        <table:table-row table:style-name="ro2">
          <table:table-cell table:style-name="ce5" office:value-type="percentage" office:value="0.01">
            <text:p>1.00%</text:p>
          </table:table-cell>
          <table:table-cell table:style-name="Default" office:value-type="float" office:value="0.0425782">
            <text:p>0.0425782</text:p>
          </table:table-cell>
          <table:table-cell table:number-columns-repeated="17"/>
          <table:table-cell table:style-name="Default"/>
          <table:table-cell table:number-columns-repeated="1004"/>
        </table:table-row>
        <table:table-row table:style-name="ro2">
          <table:table-cell table:style-name="ce5" office:value-type="percentage" office:value="0.05">
            <text:p>5.00%</text:p>
          </table:table-cell>
          <table:table-cell table:style-name="Default" office:value-type="float" office:value="0.267706">
            <text:p>0.267706</text:p>
          </table:table-cell>
          <table:table-cell table:number-columns-repeated="17"/>
          <table:table-cell table:style-name="Default"/>
          <table:table-cell table:number-columns-repeated="1004"/>
        </table:table-row>
        <table:table-row table:style-name="ro2">
          <table:table-cell table:style-name="ce5" office:value-type="percentage" office:value="0.1">
            <text:p>10.00%</text:p>
          </table:table-cell>
          <table:table-cell table:style-name="Default" office:value-type="float" office:value="0.0344023">
            <text:p>0.0344023</text:p>
          </table:table-cell>
          <table:table-cell table:number-columns-repeated="17"/>
          <table:table-cell table:style-name="Default"/>
          <table:table-cell table:number-columns-repeated="1004"/>
        </table:table-row>
        <table:table-row table:style-name="ro2">
          <table:table-cell table:style-name="ce5" office:value-type="percentage" office:value="0.2">
            <text:p>20.00%</text:p>
          </table:table-cell>
          <table:table-cell table:style-name="Default" office:value-type="float" office:value="0.0677993">
            <text:p>0.0677993</text:p>
          </table:table-cell>
          <table:table-cell table:number-columns-repeated="17"/>
          <table:table-cell table:style-name="Default"/>
          <table:table-cell table:number-columns-repeated="1004"/>
        </table:table-row>
        <table:table-row table:style-name="ro2">
          <table:table-cell table:style-name="ce5" office:value-type="percentage" office:value="0.4">
            <text:p>40.00%</text:p>
          </table:table-cell>
          <table:table-cell table:style-name="Default" office:value-type="float" office:value="0.0568811">
            <text:p>0.0568811</text:p>
          </table:table-cell>
          <table:table-cell table:number-columns-repeated="17"/>
          <table:table-cell table:style-name="Default"/>
          <table:table-cell table:number-columns-repeated="1004"/>
        </table:table-row>
        <table:table-row table:style-name="ro2">
          <table:table-cell table:style-name="ce5" office:value-type="percentage" office:value="0.5">
            <text:p>50.00%</text:p>
          </table:table-cell>
          <table:table-cell table:style-name="Default" office:value-type="float" office:value="0.183626">
            <text:p>0.183626</text:p>
          </table:table-cell>
          <table:table-cell table:number-columns-repeated="17"/>
          <table:table-cell table:style-name="Default"/>
          <table:table-cell table:number-columns-repeated="1004"/>
        </table:table-row>
        <table:table-row table:style-name="ro2">
          <table:table-cell table:style-name="ce5" office:value-type="percentage" office:value="0.55">
            <text:p>55.00%</text:p>
          </table:table-cell>
          <table:table-cell table:style-name="Default" office:value-type="float" office:value="0.105918">
            <text:p>0.105918</text:p>
          </table:table-cell>
          <table:table-cell table:number-columns-repeated="17"/>
          <table:table-cell table:style-name="Default"/>
          <table:table-cell table:number-columns-repeated="2"/>
          <table:table-cell table:style-name="ce11" office:value-type="string" table:number-columns-spanned="3" table:number-rows-spanned="1">
            <text:p>g-2_error_vs_fb</text:p>
          </table:table-cell>
          <table:covered-table-cell table:number-columns-repeated="2" table:style-name="ce12"/>
          <table:table-cell table:style-name="ce14"/>
          <table:table-cell table:number-columns-repeated="998"/>
        </table:table-row>
        <table:table-row table:style-name="ro2">
          <table:table-cell table:style-name="ce5" office:value-type="percentage" office:value="0.58">
            <text:p>58.00%</text:p>
          </table:table-cell>
          <table:table-cell table:style-name="Default" office:value-type="float" office:value="0.231953">
            <text:p>0.231953</text:p>
          </table:table-cell>
          <table:table-cell table:number-columns-repeated="19"/>
          <table:table-cell office:value-type="string">
            <text:p>fb</text:p>
          </table:table-cell>
          <table:table-cell office:value-type="string">
            <text:p>Cu</text:p>
          </table:table-cell>
          <table:table-cell office:value-type="string">
            <text:p>Pb</text:p>
          </table:table-cell>
          <table:table-cell office:value-type="string">
            <text:p>Al</text:p>
          </table:table-cell>
          <table:table-cell table:number-columns-repeated="11"/>
          <table:table-cell table:style-name="Default"/>
          <table:table-cell table:number-columns-repeated="987"/>
        </table:table-row>
        <table:table-row table:style-name="ro2">
          <table:table-cell table:number-columns-repeated="21"/>
          <table:table-cell table:style-name="ce5" office:value-type="percentage" office:value="0.01">
            <text:p>1.00%</text:p>
          </table:table-cell>
          <table:table-cell office:value-type="float" office:value="0.0218414">
            <text:p>0.0218414</text:p>
          </table:table-cell>
          <table:table-cell office:value-type="float" office:value="0.0237933">
            <text:p>0.0237933</text:p>
          </table:table-cell>
          <table:table-cell table:style-name="Default" office:value-type="float" office:value="0.032371">
            <text:p>0.032371</text:p>
          </table:table-cell>
          <table:table-cell table:style-name="Default"/>
          <table:table-cell table:number-columns-repeated="10"/>
          <table:table-cell table:style-name="Default"/>
          <table:table-cell table:number-columns-repeated="987"/>
        </table:table-row>
        <table:table-row table:style-name="ro2">
          <table:table-cell office:value-type="string">
            <text:p>ns</text:p>
          </table:table-cell>
          <table:table-cell office:value-type="string">
            <text:p>g-2_error_vs_ns_Cu</text:p>
          </table:table-cell>
          <table:table-cell table:number-columns-repeated="19"/>
          <table:table-cell table:style-name="ce5" office:value-type="percentage" office:value="0.05">
            <text:p>5.00%</text:p>
          </table:table-cell>
          <table:table-cell office:value-type="float" office:value="0.0436022">
            <text:p>0.0436022</text:p>
          </table:table-cell>
          <table:table-cell office:value-type="float" office:value="0.0292796">
            <text:p>0.0292796</text:p>
          </table:table-cell>
          <table:table-cell table:style-name="Default" office:value-type="float" office:value="0.0857133">
            <text:p>0.0857133</text:p>
          </table:table-cell>
          <table:table-cell table:style-name="Default"/>
          <table:table-cell table:number-columns-repeated="10"/>
          <table:table-cell table:style-name="Default"/>
          <table:table-cell table:number-columns-repeated="987"/>
        </table:table-row>
        <table:table-row table:style-name="ro2">
          <table:table-cell table:style-name="ce6" office:value-type="float" office:value="5000">
            <text:p>5.00E+003</text:p>
          </table:table-cell>
          <table:table-cell table:style-name="Default" office:value-type="float" office:value="0.310988">
            <text:p>0.310988</text:p>
          </table:table-cell>
          <table:table-cell table:number-columns-repeated="19"/>
          <table:table-cell table:style-name="ce5" office:value-type="percentage" office:value="0.1">
            <text:p>10.00%</text:p>
          </table:table-cell>
          <table:table-cell office:value-type="float" office:value="0.0279129">
            <text:p>0.0279129</text:p>
          </table:table-cell>
          <table:table-cell office:value-type="float" office:value="0.0497011">
            <text:p>0.0497011</text:p>
          </table:table-cell>
          <table:table-cell table:style-name="Default" office:value-type="float" office:value="0.038631">
            <text:p>0.038631</text:p>
          </table:table-cell>
          <table:table-cell table:style-name="Default"/>
          <table:table-cell table:number-columns-repeated="10"/>
          <table:table-cell table:style-name="Default"/>
          <table:table-cell table:number-columns-repeated="987"/>
        </table:table-row>
        <table:table-row table:style-name="ro2">
          <table:table-cell table:style-name="ce6" office:value-type="float" office:value="20000">
            <text:p>2.00E+004</text:p>
          </table:table-cell>
          <table:table-cell table:style-name="Default" office:value-type="float" office:value="0.0645284">
            <text:p>0.0645284</text:p>
          </table:table-cell>
          <table:table-cell table:number-columns-repeated="19"/>
          <table:table-cell table:style-name="ce5" office:value-type="percentage" office:value="0.2">
            <text:p>20.00%</text:p>
          </table:table-cell>
          <table:table-cell office:value-type="float" office:value="0.0665026">
            <text:p>0.0665026</text:p>
          </table:table-cell>
          <table:table-cell table:style-name="Default" office:value-type="float" office:value="0.0315142">
            <text:p>0.0315142</text:p>
          </table:table-cell>
          <table:table-cell table:style-name="Default" office:value-type="float" office:value="0.0487701">
            <text:p>0.0487701</text:p>
          </table:table-cell>
          <table:table-cell table:style-name="Default"/>
          <table:table-cell table:number-columns-repeated="10"/>
          <table:table-cell table:style-name="Default"/>
          <table:table-cell table:number-columns-repeated="987"/>
        </table:table-row>
        <table:table-row table:style-name="ro2">
          <table:table-cell table:style-name="ce6" office:value-type="float" office:value="50000">
            <text:p>5.00E+004</text:p>
          </table:table-cell>
          <table:table-cell table:style-name="Default" office:value-type="float" office:value="0.118003">
            <text:p>0.118003</text:p>
          </table:table-cell>
          <table:table-cell table:number-columns-repeated="19"/>
          <table:table-cell table:style-name="ce5" office:value-type="percentage" office:value="0.4">
            <text:p>40.00%</text:p>
          </table:table-cell>
          <table:table-cell office:value-type="float" office:value="0.0638643">
            <text:p>0.0638643</text:p>
          </table:table-cell>
          <table:table-cell table:style-name="Default" office:value-type="float" office:value="0.0451541">
            <text:p>0.0451541</text:p>
          </table:table-cell>
          <table:table-cell table:style-name="Default" office:value-type="float" office:value="0.294182">
            <text:p>0.294182</text:p>
          </table:table-cell>
          <table:table-cell table:style-name="Default"/>
          <table:table-cell table:number-columns-repeated="10"/>
          <table:table-cell table:style-name="Default"/>
          <table:table-cell table:number-columns-repeated="987"/>
        </table:table-row>
        <table:table-row table:style-name="ro2">
          <table:table-cell table:style-name="ce6" office:value-type="float" office:value="200000">
            <text:p>2.00E+005</text:p>
          </table:table-cell>
          <table:table-cell table:style-name="Default" office:value-type="float" office:value="0.129337">
            <text:p>0.129337</text:p>
          </table:table-cell>
          <table:table-cell table:number-columns-repeated="19"/>
          <table:table-cell table:style-name="ce5" office:value-type="percentage" office:value="0.5">
            <text:p>50.00%</text:p>
          </table:table-cell>
          <table:table-cell office:value-type="float" office:value="0.09553">
            <text:p>0.09553</text:p>
          </table:table-cell>
          <table:table-cell table:style-name="Default" office:value-type="float" office:value="0.045353">
            <text:p>0.045353</text:p>
          </table:table-cell>
          <table:table-cell table:style-name="Default" office:value-type="float" office:value="0.190504">
            <text:p>0.190504</text:p>
          </table:table-cell>
          <table:table-cell table:style-name="Default"/>
          <table:table-cell table:number-columns-repeated="10"/>
          <table:table-cell table:style-name="Default"/>
          <table:table-cell table:number-columns-repeated="987"/>
        </table:table-row>
        <table:table-row table:style-name="ro2">
          <table:table-cell table:style-name="ce6" office:value-type="float" office:value="500000">
            <text:p>5.00E+005</text:p>
          </table:table-cell>
          <table:table-cell table:style-name="Default" office:value-type="float" office:value="0.0490133">
            <text:p>0.0490133</text:p>
          </table:table-cell>
          <table:table-cell table:number-columns-repeated="19"/>
          <table:table-cell table:style-name="ce5" office:value-type="percentage" office:value="0.55">
            <text:p>55.00%</text:p>
          </table:table-cell>
          <table:table-cell office:value-type="float" office:value="0.0901665">
            <text:p>0.0901665</text:p>
          </table:table-cell>
          <table:table-cell table:style-name="Default" office:value-type="float" office:value="0.0651342">
            <text:p>0.0651342</text:p>
          </table:table-cell>
          <table:table-cell table:style-name="Default" office:value-type="float" office:value="0.0741306">
            <text:p>0.0741306</text:p>
          </table:table-cell>
          <table:table-cell table:style-name="Default"/>
          <table:table-cell table:number-columns-repeated="10"/>
          <table:table-cell table:style-name="Default"/>
          <table:table-cell table:number-columns-repeated="987"/>
        </table:table-row>
        <table:table-row table:style-name="ro2">
          <table:table-cell table:style-name="ce6" office:value-type="float" office:value="1000000">
            <text:p>1.00E+006</text:p>
          </table:table-cell>
          <table:table-cell table:style-name="Default" office:value-type="float" office:value="0.0105249">
            <text:p>0.0105249</text:p>
          </table:table-cell>
          <table:table-cell table:number-columns-repeated="19"/>
          <table:table-cell table:style-name="ce5" office:value-type="percentage" office:value="0.58">
            <text:p>58.00%</text:p>
          </table:table-cell>
          <table:table-cell office:value-type="float" office:value="0.44786">
            <text:p>0.44786</text:p>
          </table:table-cell>
          <table:table-cell table:style-name="Default" office:value-type="float" office:value="0.091735">
            <text:p>0.091735</text:p>
          </table:table-cell>
          <table:table-cell table:style-name="Default" office:value-type="float" office:value="0.143844">
            <text:p>0.143844</text:p>
          </table:table-cell>
          <table:table-cell table:style-name="Default"/>
          <table:table-cell table:number-columns-repeated="10"/>
          <table:table-cell table:style-name="Default"/>
          <table:table-cell table:number-columns-repeated="987"/>
        </table:table-row>
        <table:table-row table:style-name="ro2">
          <table:table-cell table:number-columns-repeated="22"/>
          <table:table-cell table:style-name="Default"/>
          <table:table-cell table:number-columns-repeated="13"/>
          <table:table-cell table:style-name="Default"/>
          <table:table-cell table:number-columns-repeated="987"/>
        </table:table-row>
        <table:table-row table:style-name="ro2">
          <table:table-cell office:value-type="string">
            <text:p>alpha</text:p>
          </table:table-cell>
          <table:table-cell office:value-type="string">
            <text:p>g-2_error_vs_alpha_Cu</text:p>
          </table:table-cell>
          <table:table-cell table:number-columns-repeated="20"/>
          <table:table-cell table:style-name="Default"/>
          <table:table-cell table:number-columns-repeated="13"/>
          <table:table-cell table:style-name="Default"/>
          <table:table-cell table:number-columns-repeated="987"/>
        </table:table-row>
        <table:table-row table:style-name="ro2">
          <table:table-cell office:value-type="float" office:value="0.005">
            <text:p>0.005</text:p>
          </table:table-cell>
          <table:table-cell table:style-name="Default" office:value-type="float" office:value="0.0937989">
            <text:p>0.0937989</text:p>
          </table:table-cell>
          <table:table-cell table:number-columns-repeated="20"/>
          <table:table-cell table:style-name="Default"/>
          <table:table-cell table:number-columns-repeated="1001"/>
        </table:table-row>
        <table:table-row table:style-name="ro2">
          <table:table-cell table:style-name="ce7" office:value-type="float" office:value="0.01">
            <text:p>0.01</text:p>
          </table:table-cell>
          <table:table-cell table:style-name="Default" office:value-type="float" office:value="0.0985726">
            <text:p>0.0985726</text:p>
          </table:table-cell>
          <table:table-cell table:number-columns-repeated="20"/>
          <table:table-cell table:style-name="Default"/>
          <table:table-cell table:number-columns-repeated="1001"/>
        </table:table-row>
        <table:table-row table:style-name="ro2">
          <table:table-cell table:style-name="ce7" office:value-type="float" office:value="0.02">
            <text:p>0.02</text:p>
          </table:table-cell>
          <table:table-cell table:style-name="Default" office:value-type="float" office:value="0.102678">
            <text:p>0.102678</text:p>
          </table:table-cell>
          <table:table-cell table:number-columns-repeated="20"/>
          <table:table-cell table:style-name="Default"/>
          <table:table-cell table:number-columns-repeated="1001"/>
        </table:table-row>
        <table:table-row table:style-name="ro2">
          <table:table-cell office:value-type="float" office:value="0.03">
            <text:p>0.03</text:p>
          </table:table-cell>
          <table:table-cell table:style-name="Default" office:value-type="float" office:value="0.0894851">
            <text:p>0.0894851</text:p>
          </table:table-cell>
          <table:table-cell table:number-columns-repeated="20"/>
          <table:table-cell table:style-name="Default"/>
          <table:table-cell table:number-columns-repeated="1001"/>
        </table:table-row>
        <table:table-row table:style-name="ro2">
          <table:table-cell office:value-type="float" office:value="0.04">
            <text:p>0.04</text:p>
          </table:table-cell>
          <table:table-cell table:style-name="Default" office:value-type="float" office:value="0.101662">
            <text:p>0.101662</text:p>
          </table:table-cell>
          <table:table-cell table:number-columns-repeated="20"/>
          <table:table-cell table:style-name="Default" table:number-columns-repeated="2"/>
          <table:table-cell table:number-columns-repeated="1000"/>
        </table:table-row>
        <table:table-row table:style-name="ro2">
          <table:table-cell office:value-type="float" office:value="0.05">
            <text:p>0.05</text:p>
          </table:table-cell>
          <table:table-cell table:style-name="Default" office:value-type="float" office:value="0.117861">
            <text:p>0.117861</text:p>
          </table:table-cell>
          <table:table-cell table:number-columns-repeated="20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7" office:value-type="float" office:value="0.1">
            <text:p>0.1</text:p>
          </table:table-cell>
          <table:table-cell table:style-name="Default" office:value-type="float" office:value="0.18892">
            <text:p>0.18892</text:p>
          </table:table-cell>
          <table:table-cell table:number-columns-repeated="20"/>
          <table:table-cell table:style-name="Default" table:number-columns-repeated="2"/>
          <table:table-cell table:number-columns-repeated="1000"/>
        </table:table-row>
        <table:table-row table:style-name="ro2">
          <table:table-cell office:value-type="float" office:value="0.2">
            <text:p>0.2</text:p>
          </table:table-cell>
          <table:table-cell table:style-name="Default" office:value-type="float" office:value="0.206497">
            <text:p>0.206497</text:p>
          </table:table-cell>
          <table:table-cell table:number-columns-repeated="20"/>
          <table:table-cell table:style-name="Default" table:number-columns-repeated="2"/>
          <table:table-cell table:number-columns-repeated="13"/>
          <table:table-cell table:style-name="Default"/>
          <table:table-cell table:number-columns-repeated="986"/>
        </table:table-row>
        <table:table-row table:style-name="ro2">
          <table:table-cell table:number-columns-repeated="22"/>
          <table:table-cell table:style-name="Default" table:number-columns-repeated="2"/>
          <table:table-cell table:number-columns-repeated="13"/>
          <table:table-cell table:style-name="Default"/>
          <table:table-cell table:number-columns-repeated="986"/>
        </table:table-row>
        <table:table-row table:style-name="ro2">
          <table:table-cell office:value-type="string">
            <text:p>thickness</text:p>
          </table:table-cell>
          <table:table-cell office:value-type="string">
            <text:p>err_vs_t_Cu</text:p>
          </table:table-cell>
          <table:table-cell office:value-type="string">
            <text:p>err_vs_t_Pb</text:p>
          </table:table-cell>
          <table:table-cell office:value-type="string">
            <text:p>err_vs_t_Al</text:p>
          </table:table-cell>
          <table:table-cell/>
          <table:table-cell table:number-columns-repeated="17"/>
          <table:table-cell table:style-name="Default" table:number-columns-repeated="2"/>
          <table:table-cell table:number-columns-repeated="13"/>
          <table:table-cell table:style-name="Default"/>
          <table:table-cell table:number-columns-repeated="986"/>
        </table:table-row>
        <table:table-row table:style-name="ro2">
          <table:table-cell table:style-name="ce7" office:value-type="float" office:value="0.5">
            <text:p>0.5</text:p>
          </table:table-cell>
          <table:table-cell table:style-name="Default"/>
          <table:table-cell table:style-name="ce2" office:value-type="float" office:value="0.0000484216">
            <text:p>4.84E-005</text:p>
          </table:table-cell>
          <table:table-cell table:number-columns-repeated="19"/>
          <table:table-cell table:style-name="Default" table:number-columns-repeated="2"/>
          <table:table-cell table:number-columns-repeated="13"/>
          <table:table-cell table:style-name="Default"/>
          <table:table-cell table:number-columns-repeated="986"/>
        </table:table-row>
        <table:table-row table:style-name="ro2">
          <table:table-cell office:value-type="float" office:value="1">
            <text:p>1</text:p>
          </table:table-cell>
          <table:table-cell table:style-name="Default" office:value-type="float" office:value="0.334645">
            <text:p>0.334645</text:p>
          </table:table-cell>
          <table:table-cell table:style-name="Default" office:value-type="float" office:value="0.166836">
            <text:p>0.166836</text:p>
          </table:table-cell>
          <table:table-cell table:number-columns-repeated="19"/>
          <table:table-cell table:style-name="ce11" office:value-type="string" table:number-columns-spanned="3" table:number-rows-spanned="1">
            <text:p>g-2_error_vs_ns</text:p>
          </table:table-cell>
          <table:covered-table-cell table:style-name="Default"/>
          <table:covered-table-cell/>
          <table:table-cell table:number-columns-repeated="12"/>
          <table:table-cell table:style-name="Default"/>
          <table:table-cell table:number-columns-repeated="986"/>
        </table:table-row>
        <table:table-row table:style-name="ro2">
          <table:table-cell office:value-type="float" office:value="1.5">
            <text:p>1.5</text:p>
          </table:table-cell>
          <table:table-cell table:style-name="Default" office:value-type="float" office:value="0.361734">
            <text:p>0.361734</text:p>
          </table:table-cell>
          <table:table-cell office:value-type="float" office:value="0.0607522">
            <text:p>0.0607522</text:p>
          </table:table-cell>
          <table:table-cell table:number-columns-repeated="18"/>
          <table:table-cell office:value-type="string">
            <text:p>ns</text:p>
          </table:table-cell>
          <table:table-cell office:value-type="string">
            <text:p>Cu</text:p>
          </table:table-cell>
          <table:table-cell office:value-type="string">
            <text:p>Pb</text:p>
          </table:table-cell>
          <table:table-cell office:value-type="string">
            <text:p>Al</text:p>
          </table:table-cell>
          <table:table-cell/>
          <table:table-cell table:number-columns-repeated="11"/>
          <table:table-cell table:style-name="Default" table:number-columns-repeated="2"/>
          <table:table-cell table:number-columns-repeated="985"/>
        </table:table-row>
        <table:table-row table:style-name="ro2">
          <table:table-cell office:value-type="float" office:value="2">
            <text:p>2</text:p>
          </table:table-cell>
          <table:table-cell table:style-name="Default" office:value-type="float" office:value="0.120604">
            <text:p>0.120604</text:p>
          </table:table-cell>
          <table:table-cell office:value-type="float" office:value="1.28113">
            <text:p>1.28113</text:p>
          </table:table-cell>
          <table:table-cell table:number-columns-repeated="18"/>
          <table:table-cell office:value-type="float" office:value="5000">
            <text:p>5000</text:p>
          </table:table-cell>
          <table:table-cell office:value-type="float" office:value="0.121465">
            <text:p>0.121465</text:p>
          </table:table-cell>
          <table:table-cell office:value-type="float" office:value="0.104768">
            <text:p>0.104768</text:p>
          </table:table-cell>
          <table:table-cell office:value-type="float" office:value="0.106722">
            <text:p>0.106722</text:p>
          </table:table-cell>
          <table:table-cell table:style-name="Default"/>
          <table:table-cell table:number-columns-repeated="12"/>
          <table:table-cell table:style-name="Default"/>
          <table:table-cell table:number-columns-repeated="985"/>
        </table:table-row>
        <table:table-row table:style-name="ro2">
          <table:table-cell table:style-name="ce7" office:value-type="float" office:value="2.5">
            <text:p>2.5</text:p>
          </table:table-cell>
          <table:table-cell table:style-name="Default" office:value-type="float" office:value="0.117861">
            <text:p>0.117861</text:p>
          </table:table-cell>
          <table:table-cell office:value-type="float" office:value="0.270119">
            <text:p>0.270119</text:p>
          </table:table-cell>
          <table:table-cell table:number-columns-repeated="18"/>
          <table:table-cell office:value-type="float" office:value="20000">
            <text:p>20000</text:p>
          </table:table-cell>
          <table:table-cell office:value-type="float" office:value="0.0578328">
            <text:p>0.0578328</text:p>
          </table:table-cell>
          <table:table-cell office:value-type="float" office:value="0.125225">
            <text:p>0.125225</text:p>
          </table:table-cell>
          <table:table-cell office:value-type="float" office:value="0.185348">
            <text:p>0.185348</text:p>
          </table:table-cell>
          <table:table-cell table:style-name="Default"/>
          <table:table-cell table:number-columns-repeated="12"/>
          <table:table-cell table:style-name="Default"/>
          <table:table-cell table:number-columns-repeated="985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Default" office:value-type="float" office:value="0.0656913">
            <text:p>0.0656913</text:p>
          </table:table-cell>
          <table:table-cell office:value-type="float" office:value="0.130295">
            <text:p>0.130295</text:p>
          </table:table-cell>
          <table:table-cell table:number-columns-repeated="15"/>
          <table:table-cell table:style-name="Default"/>
          <table:table-cell table:number-columns-repeated="2"/>
          <table:table-cell office:value-type="float" office:value="50000">
            <text:p>50000</text:p>
          </table:table-cell>
          <table:table-cell office:value-type="float" office:value="0.0915426">
            <text:p>0.0915426</text:p>
          </table:table-cell>
          <table:table-cell office:value-type="float" office:value="0.0936023">
            <text:p>0.0936023</text:p>
          </table:table-cell>
          <table:table-cell office:value-type="float" office:value="0.0810157">
            <text:p>0.0810157</text:p>
          </table:table-cell>
          <table:table-cell table:style-name="Default"/>
          <table:table-cell table:number-columns-repeated="12"/>
          <table:table-cell table:style-name="Default"/>
          <table:table-cell table:number-columns-repeated="985"/>
        </table:table-row>
        <table:table-row table:style-name="ro2">
          <table:table-cell office:value-type="float" office:value="5">
            <text:p>5</text:p>
          </table:table-cell>
          <table:table-cell table:style-name="Default" office:value-type="float" office:value="0.160821">
            <text:p>0.160821</text:p>
          </table:table-cell>
          <table:table-cell office:value-type="float" office:value="0.0848651">
            <text:p>0.0848651</text:p>
          </table:table-cell>
          <table:table-cell table:number-columns-repeated="15"/>
          <table:table-cell table:style-name="Default"/>
          <table:table-cell table:number-columns-repeated="2"/>
          <table:table-cell office:value-type="float" office:value="200000">
            <text:p>200000</text:p>
          </table:table-cell>
          <table:table-cell office:value-type="float" office:value="0.196507">
            <text:p>0.196507</text:p>
          </table:table-cell>
          <table:table-cell office:value-type="float" office:value="0.0204683">
            <text:p>0.0204683</text:p>
          </table:table-cell>
          <table:table-cell office:value-type="float" office:value="0.00298484">
            <text:p>0.00298484</text:p>
          </table:table-cell>
          <table:table-cell table:style-name="Default"/>
          <table:table-cell table:number-columns-repeated="12"/>
          <table:table-cell table:style-name="Default"/>
          <table:table-cell table:number-columns-repeated="985"/>
        </table:table-row>
        <table:table-row table:style-name="ro2">
          <table:table-cell office:value-type="float" office:value="10">
            <text:p>10</text:p>
          </table:table-cell>
          <table:table-cell table:style-name="Default"/>
          <table:table-cell office:value-type="float" office:value="0.0982411">
            <text:p>0.0982411</text:p>
          </table:table-cell>
          <table:table-cell table:number-columns-repeated="15"/>
          <table:table-cell table:style-name="Default"/>
          <table:table-cell table:number-columns-repeated="2"/>
          <table:table-cell office:value-type="float" office:value="500000">
            <text:p>500000</text:p>
          </table:table-cell>
          <table:table-cell office:value-type="float" office:value="0.00970959">
            <text:p>0.00970959</text:p>
          </table:table-cell>
          <table:table-cell office:value-type="float" office:value="0.00756175">
            <text:p>0.00756175</text:p>
          </table:table-cell>
          <table:table-cell office:value-type="float" office:value="0.0255566">
            <text:p>0.0255566</text:p>
          </table:table-cell>
          <table:table-cell table:style-name="Default"/>
          <table:table-cell table:number-columns-repeated="12"/>
          <table:table-cell table:style-name="Default"/>
          <table:table-cell table:number-columns-repeated="985"/>
        </table:table-row>
        <table:table-row table:style-name="ro2">
          <table:table-cell office:value-type="float" office:value="20">
            <text:p>20</text:p>
          </table:table-cell>
          <table:table-cell table:style-name="Default" office:value-type="float" office:value="0.364001">
            <text:p>0.364001</text:p>
          </table:table-cell>
          <table:table-cell office:value-type="float" office:value="0.118629">
            <text:p>0.118629</text:p>
          </table:table-cell>
          <table:table-cell table:number-columns-repeated="15"/>
          <table:table-cell table:style-name="Default"/>
          <table:table-cell table:number-columns-repeated="2"/>
          <table:table-cell office:value-type="float" office:value="1000000">
            <text:p>1000000</text:p>
          </table:table-cell>
          <table:table-cell office:value-type="float" office:value="0.00464522">
            <text:p>0.00464522</text:p>
          </table:table-cell>
          <table:table-cell office:value-type="float" office:value="0.00517195">
            <text:p>0.00517195</text:p>
          </table:table-cell>
          <table:table-cell office:value-type="float" office:value="0.0121969">
            <text:p>0.0121969</text:p>
          </table:table-cell>
          <table:table-cell table:style-name="Default"/>
          <table:table-cell table:number-columns-repeated="998"/>
        </table:table-row>
        <table:table-row table:style-name="ro2">
          <table:table-cell office:value-type="float" office:value="40">
            <text:p>40</text:p>
          </table:table-cell>
          <table:table-cell table:style-name="Default" office:value-type="float" office:value="0.135846">
            <text:p>0.135846</text:p>
          </table:table-cell>
          <table:table-cell office:value-type="float" office:value="0.099834">
            <text:p>0.099834</text:p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2">
          <table:table-cell table:number-columns-repeated="18"/>
          <table:table-cell table:style-name="Default"/>
          <table:table-cell table:number-columns-repeated="3"/>
          <table:table-cell table:style-name="Default"/>
          <table:table-cell table:number-columns-repeated="1001"/>
        </table:table-row>
        <table:table-row table:style-name="ro2">
          <table:table-cell office:value-type="string">
            <text:p>thickness</text:p>
          </table:table-cell>
          <table:table-cell office:value-type="string">
            <text:p>eff_vs_t_Cu</text:p>
          </table:table-cell>
          <table:table-cell office:value-type="string">
            <text:p>eff_vs_t_Pb</text:p>
          </table:table-cell>
          <table:table-cell office:value-type="string">
            <text:p>eff_vs_t_Al</text:p>
          </table:table-cell>
          <table:table-cell/>
          <table:table-cell table:number-columns-repeated="13"/>
          <table:table-cell table:style-name="Default"/>
          <table:table-cell table:number-columns-repeated="3"/>
          <table:table-cell table:style-name="Default"/>
          <table:table-cell table:number-columns-repeated="1001"/>
        </table:table-row>
        <table:table-row table:style-name="ro2">
          <table:table-cell office:value-type="float" office:value="0.5">
            <text:p>0.5</text:p>
          </table:table-cell>
          <table:table-cell table:style-name="ce2" office:value-type="float" office:value="0.0000179324">
            <text:p>1.79E-005</text:p>
          </table:table-cell>
          <table:table-cell table:style-name="ce2" office:value-type="float" office:value="0.0000206466">
            <text:p>2.06E-005</text:p>
          </table:table-cell>
          <table:table-cell table:number-columns-repeated="15"/>
          <table:table-cell table:style-name="Default"/>
          <table:table-cell table:number-columns-repeated="3"/>
          <table:table-cell table:style-name="Default"/>
          <table:table-cell table:number-columns-repeated="15"/>
          <table:table-cell table:style-name="Default"/>
          <table:table-cell table:number-columns-repeated="985"/>
        </table:table-row>
        <table:table-row table:style-name="ro2">
          <table:table-cell office:value-type="float" office:value="1">
            <text:p>1</text:p>
          </table:table-cell>
          <table:table-cell table:style-name="ce2" office:value-type="float" office:value="0.0000360843">
            <text:p>3.61E-005</text:p>
          </table:table-cell>
          <table:table-cell table:style-name="ce6" office:value-type="float" office:value="0.0000413121">
            <text:p>4.13E-005</text:p>
          </table:table-cell>
          <table:table-cell table:number-columns-repeated="15"/>
          <table:table-cell table:style-name="Default"/>
          <table:table-cell table:number-columns-repeated="3"/>
          <table:table-cell table:style-name="Default"/>
          <table:table-cell table:number-columns-repeated="15"/>
          <table:table-cell table:style-name="Default"/>
          <table:table-cell table:number-columns-repeated="985"/>
        </table:table-row>
        <table:table-row table:style-name="ro2">
          <table:table-cell office:value-type="float" office:value="1.5">
            <text:p>1.5</text:p>
          </table:table-cell>
          <table:table-cell table:style-name="ce2" office:value-type="float" office:value="0.0000543826">
            <text:p>5.44E-005</text:p>
          </table:table-cell>
          <table:table-cell table:style-name="ce6" office:value-type="float" office:value="0.0000620437">
            <text:p>6.20E-005</text:p>
          </table:table-cell>
          <table:table-cell table:number-columns-repeated="15"/>
          <table:table-cell table:style-name="Default"/>
          <table:table-cell table:number-columns-repeated="3"/>
          <table:table-cell table:style-name="Default"/>
          <table:table-cell table:number-columns-repeated="15"/>
          <table:table-cell table:style-name="Default"/>
          <table:table-cell table:number-columns-repeated="985"/>
        </table:table-row>
        <table:table-row table:style-name="ro2">
          <table:table-cell office:value-type="float" office:value="2">
            <text:p>2</text:p>
          </table:table-cell>
          <table:table-cell table:style-name="ce2" office:value-type="float" office:value="0.0000722104">
            <text:p>7.22E-005</text:p>
          </table:table-cell>
          <table:table-cell table:style-name="ce6" office:value-type="float" office:value="0.0000831432">
            <text:p>8.31E-005</text:p>
          </table:table-cell>
          <table:table-cell table:number-columns-repeated="15"/>
          <table:table-cell table:style-name="Default"/>
          <table:table-cell table:number-columns-repeated="3"/>
          <table:table-cell table:style-name="Default"/>
          <table:table-cell table:number-columns-repeated="15"/>
          <table:table-cell table:style-name="Default"/>
          <table:table-cell table:number-columns-repeated="985"/>
        </table:table-row>
        <table:table-row table:style-name="ro2">
          <table:table-cell office:value-type="float" office:value="2.5">
            <text:p>2.5</text:p>
          </table:table-cell>
          <table:table-cell table:style-name="ce2" office:value-type="float" office:value="0.0000901009">
            <text:p>9.01E-005</text:p>
          </table:table-cell>
          <table:table-cell office:value-type="float" office:value="0.000104073">
            <text:p>0.000104073</text:p>
          </table:table-cell>
          <table:table-cell table:number-columns-repeated="15"/>
          <table:table-cell table:style-name="Default"/>
          <table:table-cell table:number-columns-repeated="3"/>
          <table:table-cell table:style-name="Default"/>
          <table:table-cell table:number-columns-repeated="15"/>
          <table:table-cell table:style-name="Default"/>
          <table:table-cell table:number-columns-repeated="985"/>
        </table:table-row>
        <table:table-row table:style-name="ro2">
          <table:table-cell office:value-type="float" office:value="3">
            <text:p>3</text:p>
          </table:table-cell>
          <table:table-cell table:style-name="Default" office:value-type="float" office:value="0.000108159">
            <text:p>0.000108159</text:p>
          </table:table-cell>
          <table:table-cell office:value-type="float" office:value="0.00012505">
            <text:p>0.00012505</text:p>
          </table:table-cell>
          <table:table-cell table:number-columns-repeated="15"/>
          <table:table-cell table:style-name="Default"/>
          <table:table-cell table:number-columns-repeated="3"/>
          <table:table-cell table:style-name="Default"/>
          <table:table-cell table:number-columns-repeated="15"/>
          <table:table-cell table:style-name="Default"/>
          <table:table-cell table:number-columns-repeated="985"/>
        </table:table-row>
        <table:table-row table:style-name="ro2">
          <table:table-cell office:value-type="float" office:value="5">
            <text:p>5</text:p>
          </table:table-cell>
          <table:table-cell table:style-name="Default" office:value-type="float" office:value="0.000178424">
            <text:p>0.000178424</text:p>
          </table:table-cell>
          <table:table-cell office:value-type="float" office:value="0.000207495">
            <text:p>0.000207495</text:p>
          </table:table-cell>
          <table:table-cell table:number-columns-repeated="15"/>
          <table:table-cell table:style-name="Default"/>
          <table:table-cell table:number-columns-repeated="3"/>
          <table:table-cell table:style-name="Default"/>
          <table:table-cell table:number-columns-repeated="1001"/>
        </table:table-row>
        <table:table-row table:style-name="ro2">
          <table:table-cell office:value-type="float" office:value="10">
            <text:p>10</text:p>
          </table:table-cell>
          <table:table-cell table:style-name="Default" office:value-type="float" office:value="0.000352478">
            <text:p>0.000352478</text:p>
          </table:table-cell>
          <table:table-cell office:value-type="float" office:value="0.000410875">
            <text:p>0.000410875</text:p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2">
          <table:table-cell office:value-type="float" office:value="20">
            <text:p>20</text:p>
          </table:table-cell>
          <table:table-cell table:style-name="Default" office:value-type="float" office:value="0.000685549">
            <text:p>0.000685549</text:p>
          </table:table-cell>
          <table:table-cell office:value-type="float" office:value="0.000808644">
            <text:p>0.000808644</text:p>
          </table:table-cell>
          <table:table-cell table:number-columns-repeated="15"/>
          <table:table-cell table:style-name="Default"/>
          <table:table-cell table:number-columns-repeated="19"/>
          <table:table-cell table:style-name="Default"/>
          <table:table-cell table:number-columns-repeated="985"/>
        </table:table-row>
        <table:table-row table:style-name="ro2">
          <table:table-cell office:value-type="float" office:value="40">
            <text:p>40</text:p>
          </table:table-cell>
          <table:table-cell table:style-name="Default" office:value-type="float" office:value="0.00123728">
            <text:p>0.00123728</text:p>
          </table:table-cell>
          <table:table-cell office:value-type="float" office:value="0.00150806">
            <text:p>0.00150806</text:p>
          </table:table-cell>
          <table:table-cell table:number-columns-repeated="15"/>
          <table:table-cell table:style-name="Default"/>
          <table:table-cell table:number-columns-repeated="3"/>
          <table:table-cell table:style-name="ce11" office:value-type="string" table:number-columns-spanned="3" table:number-rows-spanned="1">
            <text:p>g-2_error_vs_alpha</text:p>
          </table:table-cell>
          <table:covered-table-cell table:number-columns-repeated="2"/>
          <table:table-cell table:number-columns-repeated="13"/>
          <table:table-cell table:style-name="Default"/>
          <table:table-cell table:number-columns-repeated="985"/>
        </table:table-row>
        <table:table-row table:style-name="ro2">
          <table:table-cell table:number-columns-repeated="18"/>
          <table:table-cell table:style-name="Default"/>
          <table:table-cell table:number-columns-repeated="2"/>
          <table:table-cell office:value-type="string">
            <text:p>alpha</text:p>
          </table:table-cell>
          <table:table-cell office:value-type="string">
            <text:p>Cu</text:p>
          </table:table-cell>
          <table:table-cell office:value-type="string">
            <text:p>Pb</text:p>
          </table:table-cell>
          <table:table-cell office:value-type="string">
            <text:p>Al</text:p>
          </table:table-cell>
          <table:table-cell table:number-columns-repeated="13"/>
          <table:table-cell table:style-name="Default"/>
          <table:table-cell table:number-columns-repeated="985"/>
        </table:table-row>
        <table:table-row table:style-name="ro2">
          <table:table-cell office:value-type="string">
            <text:p>Bsigma</text:p>
          </table:table-cell>
          <table:table-cell office:value-type="string">
            <text:p>g-2_error_vs_Bsigma_Cu</text:p>
          </table:table-cell>
          <table:table-cell office:value-type="string">
            <text:p>g-2_error_vs_Bsigma_Pb</text:p>
          </table:table-cell>
          <table:table-cell office:value-type="string">
            <text:p>g-2_error_vs_Bsigma_Al</text:p>
          </table:table-cell>
          <table:table-cell table:number-columns-repeated="14"/>
          <table:table-cell table:style-name="Default"/>
          <table:table-cell table:number-columns-repeated="2"/>
          <table:table-cell office:value-type="float" office:value="0.005">
            <text:p>0.005</text:p>
          </table:table-cell>
          <table:table-cell office:value-type="float" office:value="0.108885">
            <text:p>0.108885</text:p>
          </table:table-cell>
          <table:table-cell/>
          <table:table-cell office:value-type="float" office:value="0.0341287">
            <text:p>0.0341287</text:p>
          </table:table-cell>
          <table:table-cell table:number-columns-repeated="11"/>
          <table:table-cell table:style-name="Default"/>
          <table:table-cell/>
          <table:table-cell table:style-name="Default"/>
          <table:table-cell table:number-columns-repeated="985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0.117861">
            <text:p>0.117861</text:p>
          </table:table-cell>
          <table:table-cell office:value-type="float" office:value="0.236499">
            <text:p>0.236499</text:p>
          </table:table-cell>
          <table:table-cell table:number-columns-repeated="18"/>
          <table:table-cell table:style-name="ce7" office:value-type="float" office:value="0.01">
            <text:p>0.01</text:p>
          </table:table-cell>
          <table:table-cell office:value-type="float" office:value="0.105462">
            <text:p>0.105462</text:p>
          </table:table-cell>
          <table:table-cell office:value-type="float" office:value="0.0903527">
            <text:p>0.0903527</text:p>
          </table:table-cell>
          <table:table-cell office:value-type="float" office:value="0.0321871">
            <text:p>0.0321871</text:p>
          </table:table-cell>
          <table:table-cell table:number-columns-repeated="11"/>
          <table:table-cell table:style-name="Default"/>
          <table:table-cell/>
          <table:table-cell table:style-name="Default"/>
          <table:table-cell table:number-columns-repeated="985"/>
        </table:table-row>
        <table:table-row table:style-name="ro2">
          <table:table-cell office:value-type="float" office:value="0.01">
            <text:p>0.01</text:p>
          </table:table-cell>
          <table:table-cell office:value-type="float" office:value="0.000101864">
            <text:p>0.000101864</text:p>
          </table:table-cell>
          <table:table-cell office:value-type="float" office:value="0.226806">
            <text:p>0.226806</text:p>
          </table:table-cell>
          <table:table-cell table:number-columns-repeated="18"/>
          <table:table-cell table:style-name="ce7" office:value-type="float" office:value="0.02">
            <text:p>0.02</text:p>
          </table:table-cell>
          <table:table-cell office:value-type="float" office:value="0.0842642">
            <text:p>0.0842642</text:p>
          </table:table-cell>
          <table:table-cell table:style-name="Default" office:value-type="float" office:value="0.0950537">
            <text:p>0.0950537</text:p>
          </table:table-cell>
          <table:table-cell office:value-type="float" office:value="0.0320847">
            <text:p>0.0320847</text:p>
          </table:table-cell>
          <table:table-cell table:number-columns-repeated="11"/>
          <table:table-cell table:style-name="Default"/>
          <table:table-cell/>
          <table:table-cell table:style-name="Default"/>
          <table:table-cell table:number-columns-repeated="985"/>
        </table:table-row>
        <table:table-row table:style-name="ro2">
          <table:table-cell office:value-type="float" office:value="0.02">
            <text:p>0.02</text:p>
          </table:table-cell>
          <table:table-cell office:value-type="float" office:value="0.000105413">
            <text:p>0.000105413</text:p>
          </table:table-cell>
          <table:table-cell office:value-type="float" office:value="0.236401">
            <text:p>0.236401</text:p>
          </table:table-cell>
          <table:table-cell table:number-columns-repeated="18"/>
          <table:table-cell office:value-type="float" office:value="0.03">
            <text:p>0.03</text:p>
          </table:table-cell>
          <table:table-cell office:value-type="float" office:value="0.093244">
            <text:p>0.093244</text:p>
          </table:table-cell>
          <table:table-cell table:style-name="Default" office:value-type="float" office:value="0.0976264">
            <text:p>0.0976264</text:p>
          </table:table-cell>
          <table:table-cell office:value-type="float" office:value="0.199077">
            <text:p>0.199077</text:p>
          </table:table-cell>
          <table:table-cell table:number-columns-repeated="11"/>
          <table:table-cell table:style-name="Default"/>
          <table:table-cell/>
          <table:table-cell table:style-name="Default"/>
          <table:table-cell table:number-columns-repeated="985"/>
        </table:table-row>
        <table:table-row table:style-name="ro2">
          <table:table-cell office:value-type="float" office:value="0.03">
            <text:p>0.03</text:p>
          </table:table-cell>
          <table:table-cell office:value-type="float" office:value="0.000105216">
            <text:p>0.000105216</text:p>
          </table:table-cell>
          <table:table-cell office:value-type="float" office:value="0.22835">
            <text:p>0.22835</text:p>
          </table:table-cell>
          <table:table-cell table:number-columns-repeated="18"/>
          <table:table-cell office:value-type="float" office:value="0.04">
            <text:p>0.04</text:p>
          </table:table-cell>
          <table:table-cell office:value-type="float" office:value="0.0791432">
            <text:p>0.0791432</text:p>
          </table:table-cell>
          <table:table-cell table:style-name="Default"/>
          <table:table-cell office:value-type="float" office:value="0.212692">
            <text:p>0.212692</text:p>
          </table:table-cell>
          <table:table-cell table:number-columns-repeated="11"/>
          <table:table-cell table:style-name="Default"/>
          <table:table-cell/>
          <table:table-cell table:style-name="Default"/>
          <table:table-cell table:number-columns-repeated="985"/>
        </table:table-row>
        <table:table-row table:style-name="ro2">
          <table:table-cell office:value-type="float" office:value="0.035">
            <text:p>0.035</text:p>
          </table:table-cell>
          <table:table-cell office:value-type="float" office:value="0.000105009">
            <text:p>0.000105009</text:p>
          </table:table-cell>
          <table:table-cell office:value-type="float" office:value="0.233154">
            <text:p>0.233154</text:p>
          </table:table-cell>
          <table:table-cell table:number-columns-repeated="18"/>
          <table:table-cell office:value-type="float" office:value="0.05">
            <text:p>0.05</text:p>
          </table:table-cell>
          <table:table-cell office:value-type="float" office:value="0.0740338">
            <text:p>0.0740338</text:p>
          </table:table-cell>
          <table:table-cell table:style-name="Default" office:value-type="float" office:value="0.111548">
            <text:p>0.111548</text:p>
          </table:table-cell>
          <table:table-cell table:number-columns-repeated="12"/>
          <table:table-cell table:style-name="Default"/>
          <table:table-cell table:number-columns-repeated="987"/>
        </table:table-row>
        <table:table-row table:style-name="ro2">
          <table:table-cell office:value-type="float" office:value="0.04">
            <text:p>0.04</text:p>
          </table:table-cell>
          <table:table-cell office:value-type="float" office:value="0.0001054">
            <text:p>0.0001054</text:p>
          </table:table-cell>
          <table:table-cell office:value-type="float" office:value="0.230324">
            <text:p>0.230324</text:p>
          </table:table-cell>
          <table:table-cell table:number-columns-repeated="18"/>
          <table:table-cell table:style-name="ce7" office:value-type="float" office:value="0.1">
            <text:p>0.1</text:p>
          </table:table-cell>
          <table:table-cell office:value-type="float" office:value="0.0718983">
            <text:p>0.0718983</text:p>
          </table:table-cell>
          <table:table-cell table:style-name="Default"/>
          <table:table-cell office:value-type="float" office:value="0.0444771">
            <text:p>0.0444771</text:p>
          </table:table-cell>
          <table:table-cell table:number-columns-repeated="11"/>
          <table:table-cell table:style-name="Default"/>
          <table:table-cell table:number-columns-repeated="987"/>
        </table:table-row>
        <table:table-row table:style-name="ro2">
          <table:table-cell office:value-type="float" office:value="0.045">
            <text:p>0.045</text:p>
          </table:table-cell>
          <table:table-cell office:value-type="float" office:value="0.000105039">
            <text:p>0.000105039</text:p>
          </table:table-cell>
          <table:table-cell office:value-type="float" office:value="0.226081">
            <text:p>0.226081</text:p>
          </table:table-cell>
          <table:table-cell table:number-columns-repeated="18"/>
          <table:table-cell office:value-type="float" office:value="0.2">
            <text:p>0.2</text:p>
          </table:table-cell>
          <table:table-cell office:value-type="float" office:value="0.0606989">
            <text:p>0.0606989</text:p>
          </table:table-cell>
          <table:table-cell table:style-name="Default" office:value-type="float" office:value="0.149208">
            <text:p>0.149208</text:p>
          </table:table-cell>
          <table:table-cell office:value-type="float" office:value="0.0786306">
            <text:p>0.0786306</text:p>
          </table:table-cell>
          <table:table-cell table:number-columns-repeated="11"/>
          <table:table-cell table:style-name="Default"/>
          <table:table-cell table:number-columns-repeated="987"/>
        </table:table-row>
        <table:table-row table:style-name="ro2">
          <table:table-cell office:value-type="float" office:value="0.05">
            <text:p>0.05</text:p>
          </table:table-cell>
          <table:table-cell office:value-type="float" office:value="0.000104811">
            <text:p>0.000104811</text:p>
          </table:table-cell>
          <table:table-cell office:value-type="float" office:value="1.11426">
            <text:p>1.11426</text:p>
          </table:table-cell>
          <table:table-cell table:number-columns-repeated="33"/>
          <table:table-cell table:style-name="Default"/>
          <table:table-cell table:number-columns-repeated="987"/>
        </table:table-row>
        <table:table-row table:style-name="ro2">
          <table:table-cell office:value-type="float" office:value="0.06">
            <text:p>0.06</text:p>
          </table:table-cell>
          <table:table-cell office:value-type="float" office:value="0.000105143">
            <text:p>0.000105143</text:p>
          </table:table-cell>
          <table:table-cell office:value-type="float" office:value="0.221788">
            <text:p>0.221788</text:p>
          </table:table-cell>
          <table:table-cell table:number-columns-repeated="15"/>
          <table:table-cell table:style-name="Default"/>
          <table:table-cell table:number-columns-repeated="17"/>
          <table:table-cell table:style-name="Default"/>
          <table:table-cell table:number-columns-repeated="987"/>
        </table:table-row>
        <table:table-row table:style-name="ro2">
          <table:table-cell office:value-type="float" office:value="0.07">
            <text:p>0.07</text:p>
          </table:table-cell>
          <table:table-cell table:style-name="Default" office:value-type="float" office:value="0.0001038">
            <text:p>0.0001038</text:p>
          </table:table-cell>
          <table:table-cell office:value-type="float" office:value="0.228111">
            <text:p>0.228111</text:p>
          </table:table-cell>
          <table:table-cell table:number-columns-repeated="15"/>
          <table:table-cell table:style-name="Default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2">
          <table:table-cell table:number-columns-repeated="18"/>
          <table:table-cell table:style-name="Default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>
            <text:p>thickness</text:p>
          </table:table-cell>
          <table:table-cell office:value-type="string">
            <text:p>err_vs_t_Pb</text:p>
          </table:table-cell>
          <table:table-cell table:number-columns-repeated="15"/>
          <table:table-cell table:style-name="Default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2">
          <table:table-cell/>
          <table:table-cell office:value-type="float" office:value="0.5">
            <text:p>0.5</text:p>
          </table:table-cell>
          <table:table-cell office:value-type="float" office:value="0.0527591">
            <text:p>0.0527591</text:p>
          </table:table-cell>
          <table:table-cell table:number-columns-repeated="15"/>
          <table:table-cell table:style-name="Default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.0448691">
            <text:p>0.0448691</text:p>
          </table:table-cell>
          <table:table-cell table:number-columns-repeated="15"/>
          <table:table-cell table:style-name="Default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2">
          <table:table-cell/>
          <table:table-cell office:value-type="float" office:value="1.5">
            <text:p>1.5</text:p>
          </table:table-cell>
          <table:table-cell office:value-type="float" office:value="0.0222553">
            <text:p>0.0222553</text:p>
          </table:table-cell>
          <table:table-cell table:number-columns-repeated="15"/>
          <table:table-cell table:style-name="Default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0.0239581">
            <text:p>0.0239581</text:p>
          </table:table-cell>
          <table:table-cell table:number-columns-repeated="15"/>
          <table:table-cell table:style-name="Default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2">
          <table:table-cell/>
          <table:table-cell office:value-type="float" office:value="2.5">
            <text:p>2.5</text:p>
          </table:table-cell>
          <table:table-cell office:value-type="float" office:value="0.0288071">
            <text:p>0.0288071</text:p>
          </table:table-cell>
          <table:table-cell table:number-columns-repeated="15"/>
          <table:table-cell table:style-name="Default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0.0238657">
            <text:p>0.0238657</text:p>
          </table:table-cell>
          <table:table-cell table:number-columns-repeated="15"/>
          <table:table-cell table:style-name="Default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0.0231587">
            <text:p>0.0231587</text:p>
          </table:table-cell>
          <table:table-cell table:number-columns-repeated="15"/>
          <table:table-cell table:style-name="Default"/>
          <table:table-cell table:number-columns-repeated="3"/>
          <table:table-cell table:style-name="ce11" office:value-type="string" table:number-columns-spanned="3" table:number-rows-spanned="1">
            <text:p>err_vs_t</text:p>
          </table:table-cell>
          <table:covered-table-cell table:style-name="Default"/>
          <table:covered-table-cell/>
          <table:table-cell table:number-columns-repeated="11"/>
          <table:table-cell table:style-name="Default"/>
          <table:table-cell table:number-columns-repeated="987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0.0233943">
            <text:p>0.0233943</text:p>
          </table:table-cell>
          <table:table-cell table:number-columns-repeated="15"/>
          <table:table-cell table:style-name="Default"/>
          <table:table-cell table:number-columns-repeated="2"/>
          <table:table-cell office:value-type="string">
            <text:p>thickness</text:p>
          </table:table-cell>
          <table:table-cell office:value-type="string">
            <text:p>Cu</text:p>
          </table:table-cell>
          <table:table-cell office:value-type="string">
            <text:p>Pb</text:p>
          </table:table-cell>
          <table:table-cell office:value-type="string">
            <text:p>Al</text:p>
          </table:table-cell>
          <table:table-cell table:number-columns-repeated="11"/>
          <table:table-cell table:style-name="Default" table:number-columns-repeated="2"/>
          <table:table-cell table:number-columns-repeated="986"/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float" office:value="0.0231153">
            <text:p>0.0231153</text:p>
          </table:table-cell>
          <table:table-cell table:number-columns-repeated="15"/>
          <table:table-cell table:style-name="Default"/>
          <table:table-cell table:number-columns-repeated="2"/>
          <table:table-cell table:style-name="ce7" office:value-type="float" office:value="0.5">
            <text:p>0.5</text:p>
          </table:table-cell>
          <table:table-cell office:value-type="float" office:value="0.0525308">
            <text:p>0.0525308</text:p>
          </table:table-cell>
          <table:table-cell table:style-name="Default" office:value-type="float" office:value="0.0646458">
            <text:p>0.0646458</text:p>
          </table:table-cell>
          <table:table-cell table:style-name="Default" office:value-type="float" office:value="0.296638">
            <text:p>0.296638</text:p>
          </table:table-cell>
          <table:table-cell table:style-name="Default"/>
          <table:table-cell table:number-columns-repeated="10"/>
          <table:table-cell table:style-name="Default" table:number-columns-repeated="2"/>
          <table:table-cell table:number-columns-repeated="986"/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0.0237693">
            <text:p>0.0237693</text:p>
          </table:table-cell>
          <table:table-cell table:number-columns-repeated="15"/>
          <table:table-cell table:style-name="Default"/>
          <table:table-cell table:number-columns-repeated="2"/>
          <table:table-cell office:value-type="float" office:value="1">
            <text:p>1</text:p>
          </table:table-cell>
          <table:table-cell office:value-type="float" office:value="0.0599612">
            <text:p>0.0599612</text:p>
          </table:table-cell>
          <table:table-cell table:style-name="Default" office:value-type="float" office:value="0.122817">
            <text:p>0.122817</text:p>
          </table:table-cell>
          <table:table-cell table:style-name="Default" office:value-type="float" office:value="0.240179">
            <text:p>0.240179</text:p>
          </table:table-cell>
          <table:table-cell table:style-name="Default"/>
          <table:table-cell table:number-columns-repeated="10"/>
          <table:table-cell table:style-name="Default" table:number-columns-repeated="2"/>
          <table:table-cell table:number-columns-repeated="986"/>
        </table:table-row>
        <table:table-row table:style-name="ro2">
          <table:table-cell table:number-columns-repeated="18"/>
          <table:table-cell table:style-name="Default"/>
          <table:table-cell table:number-columns-repeated="2"/>
          <table:table-cell office:value-type="float" office:value="1.5">
            <text:p>1.5</text:p>
          </table:table-cell>
          <table:table-cell office:value-type="float" office:value="0.0645518">
            <text:p>0.0645518</text:p>
          </table:table-cell>
          <table:table-cell table:style-name="Default" office:value-type="float" office:value="0.356455">
            <text:p>0.356455</text:p>
          </table:table-cell>
          <table:table-cell table:style-name="Default" office:value-type="float" office:value="0.0736447">
            <text:p>0.0736447</text:p>
          </table:table-cell>
          <table:table-cell table:style-name="Default"/>
          <table:table-cell table:number-columns-repeated="10"/>
          <table:table-cell table:style-name="Default" table:number-columns-repeated="2"/>
          <table:table-cell table:number-columns-repeated="986"/>
        </table:table-row>
        <table:table-row table:style-name="ro2">
          <table:table-cell/>
          <table:table-cell office:value-type="string">
            <text:p>thickness</text:p>
          </table:table-cell>
          <table:table-cell office:value-type="string">
            <text:p>eff_vs_t_Pb</text:p>
          </table:table-cell>
          <table:table-cell table:number-columns-repeated="15"/>
          <table:table-cell table:style-name="Default"/>
          <table:table-cell table:number-columns-repeated="2"/>
          <table:table-cell office:value-type="float" office:value="2">
            <text:p>2</text:p>
          </table:table-cell>
          <table:table-cell office:value-type="float" office:value="0.0595714">
            <text:p>0.0595714</text:p>
          </table:table-cell>
          <table:table-cell table:style-name="Default" office:value-type="float" office:value="0.130861">
            <text:p>0.130861</text:p>
          </table:table-cell>
          <table:table-cell table:style-name="Default" office:value-type="float" office:value="0.106735">
            <text:p>0.106735</text:p>
          </table:table-cell>
          <table:table-cell table:style-name="Default"/>
          <table:table-cell table:number-columns-repeated="10"/>
          <table:table-cell table:style-name="Default" table:number-columns-repeated="2"/>
          <table:table-cell table:number-columns-repeated="986"/>
        </table:table-row>
        <table:table-row table:style-name="ro2">
          <table:table-cell/>
          <table:table-cell office:value-type="float" office:value="0.5">
            <text:p>0.5</text:p>
          </table:table-cell>
          <table:table-cell office:value-type="float" office:value="0.000470061">
            <text:p>0.000470061</text:p>
          </table:table-cell>
          <table:table-cell table:number-columns-repeated="15"/>
          <table:table-cell table:style-name="Default"/>
          <table:table-cell table:number-columns-repeated="2"/>
          <table:table-cell table:style-name="ce7" office:value-type="float" office:value="2.5">
            <text:p>2.5</text:p>
          </table:table-cell>
          <table:table-cell office:value-type="float" office:value="0.0740338">
            <text:p>0.0740338</text:p>
          </table:table-cell>
          <table:table-cell table:style-name="Default" office:value-type="float" office:value="0.105475">
            <text:p>0.105475</text:p>
          </table:table-cell>
          <table:table-cell table:style-name="Default" office:value-type="float" office:value="0.109286">
            <text:p>0.109286</text:p>
          </table:table-cell>
          <table:table-cell table:style-name="Default"/>
          <table:table-cell table:number-columns-repeated="10"/>
          <table:table-cell table:style-name="Default" table:number-columns-repeated="2"/>
          <table:table-cell table:number-columns-repeated="986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.000854345">
            <text:p>0.000854345</text:p>
          </table:table-cell>
          <table:table-cell table:number-columns-repeated="15"/>
          <table:table-cell table:style-name="Default"/>
          <table:table-cell table:number-columns-repeated="2"/>
          <table:table-cell table:style-name="ce7" office:value-type="float" office:value="3">
            <text:p>3</text:p>
          </table:table-cell>
          <table:table-cell office:value-type="float" office:value="0.0878502">
            <text:p>0.0878502</text:p>
          </table:table-cell>
          <table:table-cell table:style-name="Default" office:value-type="float" office:value="0.100266">
            <text:p>0.100266</text:p>
          </table:table-cell>
          <table:table-cell table:style-name="Default" office:value-type="float" office:value="0.113687">
            <text:p>0.113687</text:p>
          </table:table-cell>
          <table:table-cell table:style-name="Default"/>
          <table:table-cell table:number-columns-repeated="10"/>
          <table:table-cell table:style-name="Default" table:number-columns-repeated="2"/>
          <table:table-cell table:number-columns-repeated="986"/>
        </table:table-row>
        <table:table-row table:style-name="ro2">
          <table:table-cell/>
          <table:table-cell office:value-type="float" office:value="1.5">
            <text:p>1.5</text:p>
          </table:table-cell>
          <table:table-cell office:value-type="float" office:value="0.00114809">
            <text:p>0.00114809</text:p>
          </table:table-cell>
          <table:table-cell table:number-columns-repeated="15"/>
          <table:table-cell table:style-name="Default"/>
          <table:table-cell table:number-columns-repeated="2"/>
          <table:table-cell office:value-type="float" office:value="5">
            <text:p>5</text:p>
          </table:table-cell>
          <table:table-cell/>
          <table:table-cell table:style-name="Default" office:value-type="float" office:value="0.0966688">
            <text:p>0.0966688</text:p>
          </table:table-cell>
          <table:table-cell table:style-name="Default" office:value-type="float" office:value="0.0576888">
            <text:p>0.0576888</text:p>
          </table:table-cell>
          <table:table-cell table:style-name="Default"/>
          <table:table-cell table:number-columns-repeated="10"/>
          <table:table-cell table:style-name="Default" table:number-columns-repeated="2"/>
          <table:table-cell table:number-columns-repeated="986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0.001353">
            <text:p>0.001353</text:p>
          </table:table-cell>
          <table:table-cell table:number-columns-repeated="18"/>
          <table:table-cell office:value-type="float" office:value="10">
            <text:p>10</text:p>
          </table:table-cell>
          <table:table-cell office:value-type="float" office:value="0.337714">
            <text:p>0.337714</text:p>
          </table:table-cell>
          <table:table-cell table:style-name="Default" office:value-type="float" office:value="0.3133">
            <text:p>0.3133</text:p>
          </table:table-cell>
          <table:table-cell table:style-name="Default" office:value-type="float" office:value="0.108767">
            <text:p>0.108767</text:p>
          </table:table-cell>
          <table:table-cell table:style-name="Default"/>
          <table:table-cell table:number-columns-repeated="10"/>
          <table:table-cell table:style-name="Default" table:number-columns-repeated="2"/>
          <table:table-cell table:number-columns-repeated="986"/>
        </table:table-row>
        <table:table-row table:style-name="ro2">
          <table:table-cell/>
          <table:table-cell office:value-type="float" office:value="2.5">
            <text:p>2.5</text:p>
          </table:table-cell>
          <table:table-cell office:value-type="float" office:value="0.00148747">
            <text:p>0.00148747</text:p>
          </table:table-cell>
          <table:table-cell table:number-columns-repeated="18"/>
          <table:table-cell office:value-type="float" office:value="20">
            <text:p>20</text:p>
          </table:table-cell>
          <table:table-cell office:value-type="float" office:value="0.226299">
            <text:p>0.226299</text:p>
          </table:table-cell>
          <table:table-cell table:style-name="Default" office:value-type="float" office:value="0.16705">
            <text:p>0.16705</text:p>
          </table:table-cell>
          <table:table-cell table:style-name="Default" office:value-type="float" office:value="0.00053273">
            <text:p>0.00053273</text:p>
          </table:table-cell>
          <table:table-cell table:style-name="Default"/>
          <table:table-cell table:number-columns-repeated="10"/>
          <table:table-cell table:style-name="Default" table:number-columns-repeated="2"/>
          <table:table-cell table:number-columns-repeated="986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0.00156186">
            <text:p>0.00156186</text:p>
          </table:table-cell>
          <table:table-cell table:number-columns-repeated="18"/>
          <table:table-cell office:value-type="float" office:value="40">
            <text:p>40</text:p>
          </table:table-cell>
          <table:table-cell/>
          <table:table-cell table:style-name="Default"/>
          <table:table-cell office:value-type="float" office:value="0.157658">
            <text:p>0.157658</text:p>
          </table:table-cell>
          <table:table-cell table:style-name="Default"/>
          <table:table-cell table:number-columns-repeated="10"/>
          <table:table-cell table:style-name="Default" table:number-columns-repeated="2"/>
          <table:table-cell table:number-columns-repeated="986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0.00160616">
            <text:p>0.00160616</text:p>
          </table:table-cell>
          <table:table-cell table:number-columns-repeated="33"/>
          <table:table-cell table:style-name="Default"/>
          <table:table-cell table:number-columns-repeated="987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0.00159306">
            <text:p>0.00159306</text:p>
          </table:table-cell>
          <table:table-cell table:number-columns-repeated="14"/>
          <table:table-cell table:style-name="Default"/>
          <table:table-cell table:number-columns-repeated="1006"/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float" office:value="0.00160966">
            <text:p>0.00160966</text:p>
          </table:table-cell>
          <table:table-cell table:number-columns-repeated="14"/>
          <table:table-cell table:style-name="Default"/>
          <table:table-cell table:number-columns-repeated="1006"/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0.00161368">
            <text:p>0.00161368</text:p>
          </table:table-cell>
          <table:table-cell table:number-columns-repeated="14"/>
          <table:table-cell table:style-name="Default"/>
          <table:table-cell table:number-columns-repeated="1006"/>
        </table:table-row>
        <table:table-row table:style-name="ro2">
          <table:table-cell table:number-columns-repeated="17"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office:value-type="string">
            <text:p>g-2_error_vs_Bsigma_Cu</text:p>
          </table:table-cell>
          <table:table-cell table:number-columns-repeated="14"/>
          <table:table-cell table:style-name="Default"/>
          <table:table-cell table:number-columns-repeated="17"/>
          <table:table-cell table:style-name="Default" table:number-columns-repeated="4"/>
          <table:table-cell table:number-columns-repeated="985"/>
        </table:table-row>
        <table:table-row table:style-name="ro2">
          <table:table-cell/>
          <table:table-cell office:value-type="string">
            <text:p>Bsigma</text:p>
          </table:table-cell>
          <table:table-cell office:value-type="string">
            <text:p>Data1</text:p>
          </table:table-cell>
          <table:table-cell table:number-columns-repeated="14"/>
          <table:table-cell table:style-name="Default"/>
          <table:table-cell table:number-columns-repeated="17"/>
          <table:table-cell table:style-name="Default"/>
          <table:table-cell table:style-name="ce15" office:value-type="string" table:number-columns-spanned="3" table:number-rows-spanned="1">
            <text:p>g-2_error_vs_Bsigma</text:p>
          </table:table-cell>
          <table:covered-table-cell table:number-columns-repeated="2" table:style-name="Default"/>
          <table:table-cell table:number-columns-repeated="985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0.0296918">
            <text:p>0.0296918</text:p>
          </table:table-cell>
          <table:table-cell/>
          <table:table-cell table:style-name="Default"/>
          <table:table-cell table:number-columns-repeated="11"/>
          <table:table-cell table:style-name="Default" table:number-columns-repeated="6"/>
          <table:table-cell table:style-name="ce11" office:value-type="string" table:number-columns-spanned="3" table:number-rows-spanned="1">
            <text:p>eff_vs_t</text:p>
          </table:table-cell>
          <table:covered-table-cell table:number-columns-repeated="2" table:style-name="Default"/>
          <table:table-cell table:style-name="Default"/>
          <table:table-cell table:number-columns-repeated="9"/>
          <table:table-cell table:style-name="Default" office:value-type="string">
            <text:p>Bsigma</text:p>
          </table:table-cell>
          <table:table-cell table:style-name="Default" office:value-type="string">
            <text:p>Cu</text:p>
          </table:table-cell>
          <table:table-cell table:style-name="Default" office:value-type="string">
            <text:p>Pb</text:p>
          </table:table-cell>
          <table:table-cell table:style-name="Default" office:value-type="string">
            <text:p>Al</text:p>
          </table:table-cell>
          <table:table-cell table:number-columns-repeated="985"/>
        </table:table-row>
        <table:table-row table:style-name="ro2">
          <table:table-cell/>
          <table:table-cell office:value-type="float" office:value="0.01">
            <text:p>0.01</text:p>
          </table:table-cell>
          <table:table-cell office:value-type="float" office:value="0.0357407">
            <text:p>0.0357407</text:p>
          </table:table-cell>
          <table:table-cell/>
          <table:table-cell table:style-name="Default"/>
          <table:table-cell table:number-columns-repeated="11"/>
          <table:table-cell table:style-name="Default" table:number-columns-repeated="5"/>
          <table:table-cell office:value-type="string">
            <text:p>thickness</text:p>
          </table:table-cell>
          <table:table-cell office:value-type="string">
            <text:p>Cu</text:p>
          </table:table-cell>
          <table:table-cell office:value-type="string">
            <text:p>Pb</text:p>
          </table:table-cell>
          <table:table-cell office:value-type="string">
            <text:p>Al</text:p>
          </table:table-cell>
          <table:table-cell table:number-columns-repeated="10"/>
          <table:table-cell table:style-name="Default" office:value-type="float" office:value="0">
            <text:p>0</text:p>
          </table:table-cell>
          <table:table-cell table:style-name="Default" office:value-type="float" office:value="0.0740338">
            <text:p>0.0740338</text:p>
          </table:table-cell>
          <table:table-cell office:value-type="float" office:value="0.111548">
            <text:p>0.111548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0.02">
            <text:p>0.02</text:p>
          </table:table-cell>
          <table:table-cell office:value-type="float" office:value="0.0657542">
            <text:p>0.0657542</text:p>
          </table:table-cell>
          <table:table-cell/>
          <table:table-cell table:style-name="Default"/>
          <table:table-cell table:number-columns-repeated="11"/>
          <table:table-cell table:style-name="Default" table:number-columns-repeated="5"/>
          <table:table-cell office:value-type="float" office:value="0.5">
            <text:p>0.5</text:p>
          </table:table-cell>
          <table:table-cell office:value-type="float" office:value="0.00152772">
            <text:p>0.00152772</text:p>
          </table:table-cell>
          <table:table-cell table:style-name="Default" office:value-type="float" office:value="0.00154912">
            <text:p>0.00154912</text:p>
          </table:table-cell>
          <table:table-cell table:style-name="Default" office:value-type="float" office:value="0.000827141">
            <text:p>0.000827141</text:p>
          </table:table-cell>
          <table:table-cell table:style-name="Default"/>
          <table:table-cell table:number-columns-repeated="9"/>
          <table:table-cell table:style-name="Default" office:value-type="float" office:value="0.01">
            <text:p>0.01</text:p>
          </table:table-cell>
          <table:table-cell table:style-name="Default"/>
          <table:table-cell office:value-type="float" office:value="0.0891719">
            <text:p>0.0891719</text:p>
          </table:table-cell>
          <table:table-cell office:value-type="float" office:value="0.22132">
            <text:p>0.22132</text:p>
          </table:table-cell>
          <table:table-cell table:number-columns-repeated="985"/>
        </table:table-row>
        <table:table-row table:style-name="ro2">
          <table:table-cell/>
          <table:table-cell office:value-type="float" office:value="0.03">
            <text:p>0.03</text:p>
          </table:table-cell>
          <table:table-cell office:value-type="float" office:value="0.0504098">
            <text:p>0.0504098</text:p>
          </table:table-cell>
          <table:table-cell/>
          <table:table-cell table:style-name="Default"/>
          <table:table-cell table:number-columns-repeated="11"/>
          <table:table-cell table:style-name="Default" table:number-columns-repeated="5"/>
          <table:table-cell office:value-type="float" office:value="1">
            <text:p>1</text:p>
          </table:table-cell>
          <table:table-cell office:value-type="float" office:value="0.0014018">
            <text:p>0.0014018</text:p>
          </table:table-cell>
          <table:table-cell table:style-name="Default" office:value-type="float" office:value="0.00141763">
            <text:p>0.00141763</text:p>
          </table:table-cell>
          <table:table-cell table:style-name="Default" office:value-type="float" office:value="0.000798375">
            <text:p>0.000798375</text:p>
          </table:table-cell>
          <table:table-cell table:style-name="Default"/>
          <table:table-cell table:number-columns-repeated="9"/>
          <table:table-cell table:style-name="Default" office:value-type="float" office:value="0.02">
            <text:p>0.02</text:p>
          </table:table-cell>
          <table:table-cell table:style-name="Default"/>
          <table:table-cell office:value-type="float" office:value="0.0879163">
            <text:p>0.0879163</text:p>
          </table:table-cell>
          <table:table-cell office:value-type="float" office:value="0.0901952">
            <text:p>0.0901952</text:p>
          </table:table-cell>
          <table:table-cell table:number-columns-repeated="985"/>
        </table:table-row>
        <table:table-row table:style-name="ro2">
          <table:table-cell/>
          <table:table-cell office:value-type="float" office:value="0.035">
            <text:p>0.035</text:p>
          </table:table-cell>
          <table:table-cell office:value-type="float" office:value="0.0422784">
            <text:p>0.0422784</text:p>
          </table:table-cell>
          <table:table-cell/>
          <table:table-cell table:style-name="Default"/>
          <table:table-cell table:number-columns-repeated="11"/>
          <table:table-cell table:style-name="Default" table:number-columns-repeated="5"/>
          <table:table-cell office:value-type="float" office:value="1.5">
            <text:p>1.5</text:p>
          </table:table-cell>
          <table:table-cell office:value-type="float" office:value="0.001264">
            <text:p>0.001264</text:p>
          </table:table-cell>
          <table:table-cell table:style-name="Default" office:value-type="float" office:value="0.00127608">
            <text:p>0.00127608</text:p>
          </table:table-cell>
          <table:table-cell table:style-name="Default" office:value-type="float" office:value="0.000771744">
            <text:p>0.000771744</text:p>
          </table:table-cell>
          <table:table-cell table:style-name="Default"/>
          <table:table-cell table:number-columns-repeated="9"/>
          <table:table-cell table:style-name="Default" office:value-type="float" office:value="0.03">
            <text:p>0.03</text:p>
          </table:table-cell>
          <table:table-cell/>
          <table:table-cell office:value-type="float" office:value="0.0863431">
            <text:p>0.0863431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0.04">
            <text:p>0.04</text:p>
          </table:table-cell>
          <table:table-cell office:value-type="float" office:value="0.0406969">
            <text:p>0.0406969</text:p>
          </table:table-cell>
          <table:table-cell/>
          <table:table-cell table:style-name="Default"/>
          <table:table-cell table:number-columns-repeated="11"/>
          <table:table-cell table:style-name="Default" table:number-columns-repeated="5"/>
          <table:table-cell office:value-type="float" office:value="2">
            <text:p>2</text:p>
          </table:table-cell>
          <table:table-cell office:value-type="float" office:value="0.0011265">
            <text:p>0.0011265</text:p>
          </table:table-cell>
          <table:table-cell table:style-name="Default" office:value-type="float" office:value="0.00113223">
            <text:p>0.00113223</text:p>
          </table:table-cell>
          <table:table-cell table:style-name="Default" office:value-type="float" office:value="0.000746461">
            <text:p>0.000746461</text:p>
          </table:table-cell>
          <table:table-cell table:style-name="Default"/>
          <table:table-cell table:number-columns-repeated="9"/>
          <table:table-cell table:style-name="Default" office:value-type="float" office:value="0.035">
            <text:p>0.035</text:p>
          </table:table-cell>
          <table:table-cell/>
          <table:table-cell office:value-type="float" office:value="0.0868278">
            <text:p>0.0868278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0.045">
            <text:p>0.045</text:p>
          </table:table-cell>
          <table:table-cell office:value-type="float" office:value="0.0409736">
            <text:p>0.0409736</text:p>
          </table:table-cell>
          <table:table-cell/>
          <table:table-cell table:style-name="Default"/>
          <table:table-cell table:number-columns-repeated="11"/>
          <table:table-cell table:style-name="Default" table:number-columns-repeated="5"/>
          <table:table-cell office:value-type="float" office:value="2.5">
            <text:p>2.5</text:p>
          </table:table-cell>
          <table:table-cell office:value-type="float" office:value="0.00098684">
            <text:p>0.00098684</text:p>
          </table:table-cell>
          <table:table-cell table:style-name="Default" office:value-type="float" office:value="0.000990084">
            <text:p>0.000990084</text:p>
          </table:table-cell>
          <table:table-cell table:style-name="Default" office:value-type="float" office:value="0.000718144">
            <text:p>0.000718144</text:p>
          </table:table-cell>
          <table:table-cell table:style-name="Default"/>
          <table:table-cell table:number-columns-repeated="9"/>
          <table:table-cell table:style-name="Default" office:value-type="float" office:value="0.04">
            <text:p>0.04</text:p>
          </table:table-cell>
          <table:table-cell/>
          <table:table-cell office:value-type="float" office:value="0.179736">
            <text:p>0.179736</text:p>
          </table:table-cell>
          <table:table-cell office:value-type="float" office:value="0.216433">
            <text:p>0.216433</text:p>
          </table:table-cell>
          <table:table-cell table:number-columns-repeated="985"/>
        </table:table-row>
        <table:table-row table:style-name="ro2">
          <table:table-cell/>
          <table:table-cell office:value-type="float" office:value="0.05">
            <text:p>0.05</text:p>
          </table:table-cell>
          <table:table-cell office:value-type="float" office:value="0.0410055">
            <text:p>0.0410055</text:p>
          </table:table-cell>
          <table:table-cell/>
          <table:table-cell table:style-name="Default"/>
          <table:table-cell table:number-columns-repeated="11"/>
          <table:table-cell table:style-name="Default" table:number-columns-repeated="5"/>
          <table:table-cell office:value-type="float" office:value="3">
            <text:p>3</text:p>
          </table:table-cell>
          <table:table-cell office:value-type="float" office:value="0.000864951">
            <text:p>0.000864951</text:p>
          </table:table-cell>
          <table:table-cell table:style-name="Default" office:value-type="float" office:value="0.000864695">
            <text:p>0.000864695</text:p>
          </table:table-cell>
          <table:table-cell table:style-name="Default" office:value-type="float" office:value="0.000691625">
            <text:p>0.000691625</text:p>
          </table:table-cell>
          <table:table-cell table:style-name="Default"/>
          <table:table-cell table:number-columns-repeated="9"/>
          <table:table-cell table:style-name="Default" office:value-type="float" office:value="0.045">
            <text:p>0.045</text:p>
          </table:table-cell>
          <table:table-cell/>
          <table:table-cell office:value-type="float" office:value="0.0847006">
            <text:p>0.0847006</text:p>
          </table:table-cell>
          <table:table-cell office:value-type="float" office:value="0.085885">
            <text:p>0.085885</text:p>
          </table:table-cell>
          <table:table-cell table:number-columns-repeated="985"/>
        </table:table-row>
        <table:table-row table:style-name="ro2">
          <table:table-cell/>
          <table:table-cell office:value-type="float" office:value="0.06">
            <text:p>0.06</text:p>
          </table:table-cell>
          <table:table-cell office:value-type="float" office:value="0.206412">
            <text:p>0.206412</text:p>
          </table:table-cell>
          <table:table-cell table:number-columns-repeated="13"/>
          <table:table-cell table:style-name="Default" table:number-columns-repeated="5"/>
          <table:table-cell office:value-type="float" office:value="5">
            <text:p>5</text:p>
          </table:table-cell>
          <table:table-cell office:value-type="float" office:value="0.000494428">
            <text:p>0.000494428</text:p>
          </table:table-cell>
          <table:table-cell table:style-name="Default" office:value-type="float" office:value="0.000492548">
            <text:p>0.000492548</text:p>
          </table:table-cell>
          <table:table-cell table:style-name="Default" office:value-type="float" office:value="0.000575212">
            <text:p>0.000575212</text:p>
          </table:table-cell>
          <table:table-cell table:style-name="Default"/>
          <table:table-cell table:number-columns-repeated="9"/>
          <table:table-cell table:style-name="Default" office:value-type="float" office:value="0.05">
            <text:p>0.05</text:p>
          </table:table-cell>
          <table:table-cell/>
          <table:table-cell office:value-type="float" office:value="0.0845337">
            <text:p>0.0845337</text:p>
          </table:table-cell>
          <table:table-cell office:value-type="float" office:value="0.0862498">
            <text:p>0.0862498</text:p>
          </table:table-cell>
          <table:table-cell table:number-columns-repeated="985"/>
        </table:table-row>
        <table:table-row table:style-name="ro2">
          <table:table-cell/>
          <table:table-cell office:value-type="float" office:value="0.07">
            <text:p>0.07</text:p>
          </table:table-cell>
          <table:table-cell office:value-type="float" office:value="0.138375">
            <text:p>0.138375</text:p>
          </table:table-cell>
          <table:table-cell table:number-columns-repeated="18"/>
          <table:table-cell office:value-type="float" office:value="10">
            <text:p>10</text:p>
          </table:table-cell>
          <table:table-cell office:value-type="float" office:value="0.000206211">
            <text:p>0.000206211</text:p>
          </table:table-cell>
          <table:table-cell table:style-name="Default" office:value-type="float" office:value="0.000204837">
            <text:p>0.000204837</text:p>
          </table:table-cell>
          <table:table-cell table:style-name="Default" office:value-type="float" office:value="0.000332272">
            <text:p>0.000332272</text:p>
          </table:table-cell>
          <table:table-cell table:style-name="ce2"/>
          <table:table-cell table:number-columns-repeated="9"/>
          <table:table-cell table:style-name="Default" office:value-type="float" office:value="0.06">
            <text:p>0.06</text:p>
          </table:table-cell>
          <table:table-cell office:value-type="float" office:value="0.0561968">
            <text:p>0.0561968</text:p>
          </table:table-cell>
          <table:table-cell office:value-type="float" office:value="0.174002">
            <text:p>0.174002</text:p>
          </table:table-cell>
          <table:table-cell office:value-type="float" office:value="0.0848772">
            <text:p>0.0848772</text:p>
          </table:table-cell>
          <table:table-cell table:number-columns-repeated="985"/>
        </table:table-row>
        <table:table-row table:style-name="ro2">
          <table:table-cell table:number-columns-repeated="21"/>
          <table:table-cell office:value-type="float" office:value="20">
            <text:p>20</text:p>
          </table:table-cell>
          <table:table-cell table:style-name="ce6" office:value-type="float" office:value="0.0000738655">
            <text:p>7.39E-005</text:p>
          </table:table-cell>
          <table:table-cell table:style-name="ce2" office:value-type="float" office:value="0.000073938">
            <text:p>7.39E-005</text:p>
          </table:table-cell>
          <table:table-cell table:style-name="Default" office:value-type="float" office:value="0.000119784">
            <text:p>0.000119784</text:p>
          </table:table-cell>
          <table:table-cell table:style-name="ce2"/>
          <table:table-cell table:number-columns-repeated="9"/>
          <table:table-cell table:style-name="Default" office:value-type="float" office:value="0.07">
            <text:p>0.07</text:p>
          </table:table-cell>
          <table:table-cell/>
          <table:table-cell office:value-type="float" office:value="0.0789061">
            <text:p>0.0789061</text:p>
          </table:table-cell>
          <table:table-cell table:number-columns-repeated="986"/>
        </table:table-row>
        <table:table-row table:style-name="ro2">
          <table:table-cell table:number-columns-repeated="21"/>
          <table:table-cell office:value-type="float" office:value="40">
            <text:p>40</text:p>
          </table:table-cell>
          <table:table-cell table:style-name="ce6" office:value-type="float" office:value="0.0000230036">
            <text:p>2.30E-005</text:p>
          </table:table-cell>
          <table:table-cell table:style-name="ce6" office:value-type="float" office:value="0.0000226356">
            <text:p>2.26E-005</text:p>
          </table:table-cell>
          <table:table-cell table:style-name="ce2" office:value-type="float" office:value="0.0000379804">
            <text:p>3.80E-005</text:p>
          </table:table-cell>
          <table:table-cell table:style-name="ce2"/>
          <table:table-cell table:style-name="Default"/>
          <table:table-cell table:number-columns-repeated="997"/>
        </table:table-row>
        <table:table-row table:style-name="ro2" table:number-rows-repeated="2">
          <table:table-cell table:number-columns-repeated="24"/>
          <table:table-cell table:style-name="Default" table:number-columns-repeated="3"/>
          <table:table-cell table:number-columns-repeated="997"/>
        </table:table-row>
        <table:table-row table:style-name="ro2">
          <table:table-cell table:number-columns-repeated="15"/>
          <table:table-cell table:style-name="Default"/>
          <table:table-cell table:number-columns-repeated="7"/>
          <table:table-cell table:style-name="Default" table:number-columns-repeated="4"/>
          <table:table-cell table:number-columns-repeated="997"/>
        </table:table-row>
        <table:table-row table:style-name="ro2">
          <table:table-cell/>
          <table:table-cell table:style-name="ce8" office:value-type="string" table:number-columns-spanned="3" table:number-rows-spanned="1">
            <text:p>Detection_efficiency (d2_3 = 3)</text:p>
          </table:table-cell>
          <table:covered-table-cell table:number-columns-repeated="2"/>
          <table:table-cell table:number-columns-repeated="7"/>
          <table:table-cell table:style-name="Default" table:number-columns-repeated="4"/>
          <table:table-cell/>
          <table:table-cell table:style-name="ce8" office:value-type="string" table:number-columns-spanned="3" table:number-rows-spanned="1">
            <text:p>Background_frac (d2_3 = 3)</text:p>
          </table:table-cell>
          <table:covered-table-cell table:number-columns-repeated="2"/>
          <table:table-cell table:number-columns-repeated="4"/>
          <table:table-cell table:style-name="Default" table:number-columns-repeated="4"/>
          <table:table-cell table:number-columns-repeated="997"/>
        </table:table-row>
        <table:table-row table:style-name="ro2">
          <table:table-cell office:value-type="string">
            <text:p>W2</text:p>
          </table:table-cell>
          <table:table-cell office:value-type="string">
            <text:p>Cu</text:p>
          </table:table-cell>
          <table:table-cell office:value-type="string">
            <text:p>Pb</text:p>
          </table:table-cell>
          <table:table-cell office:value-type="string">
            <text:p>Al</text:p>
          </table:table-cell>
          <table:table-cell table:number-columns-repeated="7"/>
          <table:table-cell table:style-name="Default" table:number-columns-repeated="3"/>
          <table:table-cell table:style-name="Default" office:value-type="string">
            <text:p>Test Cu</text:p>
          </table:table-cell>
          <table:table-cell office:value-type="string">
            <text:p>W2</text:p>
          </table:table-cell>
          <table:table-cell office:value-type="string">
            <text:p>Cu</text:p>
          </table:table-cell>
          <table:table-cell office:value-type="string">
            <text:p>Pb</text:p>
          </table:table-cell>
          <table:table-cell office:value-type="string">
            <text:p>Al</text:p>
          </table:table-cell>
          <table:table-cell table:number-columns-repeated="4"/>
          <table:table-cell table:style-name="Default" table:number-columns-repeated="4"/>
          <table:table-cell table:number-columns-repeated="997"/>
        </table:table-row>
        <table:table-row table:style-name="ro2">
          <table:table-cell office:value-type="float" office:value="2.5">
            <text:p>2.5</text:p>
          </table:table-cell>
          <table:table-cell office:value-type="float" office:value="0.000107946">
            <text:p>0.000107946</text:p>
          </table:table-cell>
          <table:table-cell table:style-name="Default" office:value-type="float" office:value="0.000113142">
            <text:p>0.000113142</text:p>
          </table:table-cell>
          <table:table-cell table:style-name="ce2" office:value-type="float" office:value="0.0000238568">
            <text:p>2.39E-005</text:p>
          </table:table-cell>
          <table:table-cell table:number-columns-repeated="7"/>
          <table:table-cell table:style-name="Default" table:number-columns-repeated="3"/>
          <table:table-cell table:style-name="Default" office:value-type="float" office:value="0.00049863">
            <text:p>0.00049863</text:p>
          </table:table-cell>
          <table:table-cell office:value-type="float" office:value="2.5">
            <text:p>2.5</text:p>
          </table:table-cell>
          <table:table-cell office:value-type="float" office:value="0.000422099">
            <text:p>0.000422099</text:p>
          </table:table-cell>
          <table:table-cell office:value-type="float" office:value="0.000428477">
            <text:p>0.000428477</text:p>
          </table:table-cell>
          <table:table-cell table:style-name="Default" office:value-type="float" office:value="0.000154478">
            <text:p>0.000154478</text:p>
          </table:table-cell>
          <table:table-cell table:number-columns-repeated="4"/>
          <table:table-cell table:style-name="Default" table:number-columns-repeated="4"/>
          <table:table-cell table:number-columns-repeated="997"/>
        </table:table-row>
        <table:table-row table:style-name="ro2">
          <table:table-cell office:value-type="float" office:value="7.5">
            <text:p>7.5</text:p>
          </table:table-cell>
          <table:table-cell office:value-type="float" office:value="0.000521542">
            <text:p>0.000521542</text:p>
          </table:table-cell>
          <table:table-cell table:style-name="Default" office:value-type="float" office:value="0.000534769">
            <text:p>0.000534769</text:p>
          </table:table-cell>
          <table:table-cell table:style-name="Default" office:value-type="float" office:value="0.000111961">
            <text:p>0.000111961</text:p>
          </table:table-cell>
          <table:table-cell table:number-columns-repeated="7"/>
          <table:table-cell table:style-name="Default" table:number-columns-repeated="3"/>
          <table:table-cell table:style-name="Default" office:value-type="float" office:value="0.00137684">
            <text:p>0.00137684</text:p>
          </table:table-cell>
          <table:table-cell office:value-type="float" office:value="7.5">
            <text:p>7.5</text:p>
          </table:table-cell>
          <table:table-cell office:value-type="float" office:value="0.000851049">
            <text:p>0.000851049</text:p>
          </table:table-cell>
          <table:table-cell table:style-name="Default" office:value-type="float" office:value="0.000865457">
            <text:p>0.000865457</text:p>
          </table:table-cell>
          <table:table-cell table:style-name="Default" office:value-type="float" office:value="0.000350765">
            <text:p>0.000350765</text:p>
          </table:table-cell>
          <table:table-cell table:number-columns-repeated="4"/>
          <table:table-cell table:style-name="Default" table:number-columns-repeated="4"/>
          <table:table-cell table:number-columns-repeated="997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757511">
            <text:p>0.000757511</text:p>
          </table:table-cell>
          <table:table-cell table:style-name="Default" office:value-type="float" office:value="0.00077877">
            <text:p>0.00077877</text:p>
          </table:table-cell>
          <table:table-cell table:style-name="Default" office:value-type="float" office:value="0.000175501">
            <text:p>0.000175501</text:p>
          </table:table-cell>
          <table:table-cell table:number-columns-repeated="7"/>
          <table:table-cell table:style-name="Default" table:number-columns-repeated="3"/>
          <table:table-cell table:style-name="Default" office:value-type="float" office:value="0.00174178">
            <text:p>0.00174178</text:p>
          </table:table-cell>
          <table:table-cell office:value-type="float" office:value="10">
            <text:p>10</text:p>
          </table:table-cell>
          <table:table-cell office:value-type="float" office:value="0.000997496">
            <text:p>0.000997496</text:p>
          </table:table-cell>
          <table:table-cell table:style-name="Default" office:value-type="float" office:value="0.00101214">
            <text:p>0.00101214</text:p>
          </table:table-cell>
          <table:table-cell table:style-name="Default" office:value-type="float" office:value="0.000429422">
            <text:p>0.000429422</text:p>
          </table:table-cell>
          <table:table-cell table:number-columns-repeated="4"/>
          <table:table-cell table:style-name="Default" table:number-columns-repeated="4"/>
          <table:table-cell table:number-columns-repeated="997"/>
        </table:table-row>
        <table:table-row table:style-name="ro2">
          <table:table-cell office:value-type="float" office:value="12.5">
            <text:p>12.5</text:p>
          </table:table-cell>
          <table:table-cell office:value-type="float" office:value="0.000960648">
            <text:p>0.000960648</text:p>
          </table:table-cell>
          <table:table-cell table:style-name="Default" office:value-type="float" office:value="0.000982143">
            <text:p>0.000982143</text:p>
          </table:table-cell>
          <table:table-cell table:style-name="Default" office:value-type="float" office:value="0.000239512">
            <text:p>0.000239512</text:p>
          </table:table-cell>
          <table:table-cell table:number-columns-repeated="7"/>
          <table:table-cell table:style-name="Default" table:number-columns-repeated="3"/>
          <table:table-cell table:style-name="Default" office:value-type="float" office:value="0.00208428">
            <text:p>0.00208428</text:p>
          </table:table-cell>
          <table:table-cell office:value-type="float" office:value="12.5">
            <text:p>12.5</text:p>
          </table:table-cell>
          <table:table-cell office:value-type="float" office:value="0.0011952">
            <text:p>0.0011952</text:p>
          </table:table-cell>
          <table:table-cell table:style-name="Default" office:value-type="float" office:value="0.0012141">
            <text:p>0.0012141</text:p>
          </table:table-cell>
          <table:table-cell table:style-name="Default" office:value-type="float" office:value="0.00050052">
            <text:p>0.00050052</text:p>
          </table:table-cell>
          <table:table-cell table:number-columns-repeated="4"/>
          <table:table-cell table:style-name="Default" table:number-columns-repeated="4"/>
          <table:table-cell table:number-columns-repeated="997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00117985">
            <text:p>0.00117985</text:p>
          </table:table-cell>
          <table:table-cell table:style-name="Default" office:value-type="float" office:value="0.00120347">
            <text:p>0.00120347</text:p>
          </table:table-cell>
          <table:table-cell table:style-name="Default" office:value-type="float" office:value="0.000301398">
            <text:p>0.000301398</text:p>
          </table:table-cell>
          <table:table-cell table:number-columns-repeated="7"/>
          <table:table-cell table:style-name="Default" table:number-columns-repeated="3"/>
          <table:table-cell table:style-name="Default" office:value-type="float" office:value="0.00236843">
            <text:p>0.00236843</text:p>
          </table:table-cell>
          <table:table-cell office:value-type="float" office:value="15">
            <text:p>15</text:p>
          </table:table-cell>
          <table:table-cell office:value-type="float" office:value="0.0013485">
            <text:p>0.0013485</text:p>
          </table:table-cell>
          <table:table-cell table:style-name="Default" office:value-type="float" office:value="0.00137212">
            <text:p>0.00137212</text:p>
          </table:table-cell>
          <table:table-cell table:style-name="Default" office:value-type="float" office:value="0.000566421">
            <text:p>0.000566421</text:p>
          </table:table-cell>
          <table:table-cell table:number-columns-repeated="4"/>
          <table:table-cell table:style-name="Default" table:number-columns-repeated="4"/>
          <table:table-cell table:number-columns-repeated="997"/>
        </table:table-row>
        <table:table-row table:style-name="ro2">
          <table:table-cell office:value-type="float" office:value="17.5">
            <text:p>17.5</text:p>
          </table:table-cell>
          <table:table-cell office:value-type="float" office:value="0.00139857">
            <text:p>0.00139857</text:p>
          </table:table-cell>
          <table:table-cell table:style-name="Default" office:value-type="float" office:value="0.00142834">
            <text:p>0.00142834</text:p>
          </table:table-cell>
          <table:table-cell table:style-name="Default" office:value-type="float" office:value="0.000378874">
            <text:p>0.000378874</text:p>
          </table:table-cell>
          <table:table-cell table:number-columns-repeated="7"/>
          <table:table-cell table:style-name="Default" table:number-columns-repeated="3"/>
          <table:table-cell table:style-name="Default" office:value-type="float" office:value="0.00260842">
            <text:p>0.00260842</text:p>
          </table:table-cell>
          <table:table-cell office:value-type="float" office:value="17.5">
            <text:p>17.5</text:p>
          </table:table-cell>
          <table:table-cell office:value-type="float" office:value="0.00154266">
            <text:p>0.00154266</text:p>
          </table:table-cell>
          <table:table-cell table:style-name="Default" office:value-type="float" office:value="0.0015677">
            <text:p>0.0015677</text:p>
          </table:table-cell>
          <table:table-cell table:style-name="Default" office:value-type="float" office:value="0.000642007">
            <text:p>0.000642007</text:p>
          </table:table-cell>
          <table:table-cell table:number-columns-repeated="4"/>
          <table:table-cell table:style-name="Default" table:number-columns-repeated="4"/>
          <table:table-cell table:number-columns-repeated="997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00160265">
            <text:p>0.00160265</text:p>
          </table:table-cell>
          <table:table-cell table:style-name="Default" office:value-type="float" office:value="0.00163738">
            <text:p>0.00163738</text:p>
          </table:table-cell>
          <table:table-cell table:style-name="Default" office:value-type="float" office:value="0.000442885">
            <text:p>0.000442885</text:p>
          </table:table-cell>
          <table:table-cell table:number-columns-repeated="7"/>
          <table:table-cell table:style-name="Default" table:number-columns-repeated="3"/>
          <table:table-cell table:style-name="Default" office:value-type="float" office:value="0.00284864">
            <text:p>0.00284864</text:p>
          </table:table-cell>
          <table:table-cell office:value-type="float" office:value="20">
            <text:p>20</text:p>
          </table:table-cell>
          <table:table-cell office:value-type="float" office:value="0.00171414">
            <text:p>0.00171414</text:p>
          </table:table-cell>
          <table:table-cell table:style-name="Default" office:value-type="float" office:value="0.00174556">
            <text:p>0.00174556</text:p>
          </table:table-cell>
          <table:table-cell table:style-name="Default" office:value-type="float" office:value="0.000697043">
            <text:p>0.000697043</text:p>
          </table:table-cell>
          <table:table-cell table:number-columns-repeated="4"/>
          <table:table-cell table:style-name="Default" table:number-columns-repeated="4"/>
          <table:table-cell table:number-columns-repeated="10"/>
          <table:table-cell table:style-name="Default" table:number-columns-repeated="2"/>
          <table:table-cell table:number-columns-repeated="985"/>
        </table:table-row>
        <table:table-row table:style-name="ro2">
          <table:table-cell office:value-type="float" office:value="22.5">
            <text:p>22.5</text:p>
          </table:table-cell>
          <table:table-cell office:value-type="float" office:value="0.00179115">
            <text:p>0.00179115</text:p>
          </table:table-cell>
          <table:table-cell table:style-name="Default" office:value-type="float" office:value="0.00183296">
            <text:p>0.00183296</text:p>
          </table:table-cell>
          <table:table-cell table:style-name="Default" office:value-type="float" office:value="0.00050737">
            <text:p>0.00050737</text:p>
          </table:table-cell>
          <table:table-cell table:number-columns-repeated="7"/>
          <table:table-cell table:style-name="Default" table:number-columns-repeated="3"/>
          <table:table-cell table:style-name="Default" office:value-type="float" office:value="0.00307185">
            <text:p>0.00307185</text:p>
          </table:table-cell>
          <table:table-cell office:value-type="float" office:value="22.5">
            <text:p>22.5</text:p>
          </table:table-cell>
          <table:table-cell office:value-type="float" office:value="0.00197633">
            <text:p>0.00197633</text:p>
          </table:table-cell>
          <table:table-cell table:style-name="Default" office:value-type="float" office:value="0.00200964">
            <text:p>0.00200964</text:p>
          </table:table-cell>
          <table:table-cell table:style-name="Default" office:value-type="float" office:value="0.000863804">
            <text:p>0.000863804</text:p>
          </table:table-cell>
          <table:table-cell table:number-columns-repeated="4"/>
          <table:table-cell table:style-name="Default" table:number-columns-repeated="4"/>
          <table:table-cell table:number-columns-repeated="10"/>
          <table:table-cell table:style-name="Default" table:number-columns-repeated="2"/>
          <table:table-cell table:number-columns-repeated="98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00198153">
            <text:p>0.00198153</text:p>
          </table:table-cell>
          <table:table-cell table:style-name="Default" office:value-type="float" office:value="0.00202806">
            <text:p>0.00202806</text:p>
          </table:table-cell>
          <table:table-cell table:style-name="Default" office:value-type="float" office:value="0.000570909">
            <text:p>0.000570909</text:p>
          </table:table-cell>
          <table:table-cell table:number-columns-repeated="7"/>
          <table:table-cell table:style-name="Default" table:number-columns-repeated="3"/>
          <table:table-cell table:style-name="Default" office:value-type="float" office:value="0.00339191">
            <text:p>0.00339191</text:p>
          </table:table-cell>
          <table:table-cell office:value-type="float" office:value="25">
            <text:p>25</text:p>
          </table:table-cell>
          <table:table-cell office:value-type="float" office:value="0.0024315">
            <text:p>0.0024315</text:p>
          </table:table-cell>
          <table:table-cell table:style-name="Default" office:value-type="float" office:value="0.0024641">
            <text:p>0.0024641</text:p>
          </table:table-cell>
          <table:table-cell table:style-name="Default" office:value-type="float" office:value="0.00121032">
            <text:p>0.00121032</text:p>
          </table:table-cell>
          <table:table-cell table:number-columns-repeated="4"/>
          <table:table-cell table:style-name="Default" table:number-columns-repeated="4"/>
          <table:table-cell table:number-columns-repeated="10"/>
          <table:table-cell table:style-name="Default" table:number-columns-repeated="2"/>
          <table:table-cell table:number-columns-repeated="985"/>
        </table:table-row>
        <table:table-row table:style-name="ro2">
          <table:table-cell office:value-type="float" office:value="27.5">
            <text:p>27.5</text:p>
          </table:table-cell>
          <table:table-cell office:value-type="float" office:value="0.00218656">
            <text:p>0.00218656</text:p>
          </table:table-cell>
          <table:table-cell table:style-name="Default" office:value-type="float" office:value="0.00223663">
            <text:p>0.00223663</text:p>
          </table:table-cell>
          <table:table-cell table:style-name="Default" office:value-type="float" office:value="0.00063185">
            <text:p>0.00063185</text:p>
          </table:table-cell>
          <table:table-cell table:number-columns-repeated="7"/>
          <table:table-cell table:style-name="Default" table:number-columns-repeated="3"/>
          <table:table-cell table:style-name="Default" office:value-type="float" office:value="0.00430178">
            <text:p>0.00430178</text:p>
          </table:table-cell>
          <table:table-cell office:value-type="float" office:value="27.5">
            <text:p>27.5</text:p>
          </table:table-cell>
          <table:table-cell office:value-type="float" office:value="0.00309925">
            <text:p>0.00309925</text:p>
          </table:table-cell>
          <table:table-cell table:style-name="Default" office:value-type="float" office:value="0.00313539">
            <text:p>0.00313539</text:p>
          </table:table-cell>
          <table:table-cell table:style-name="Default" office:value-type="float" office:value="0.00179327">
            <text:p>0.00179327</text:p>
          </table:table-cell>
          <table:table-cell table:number-columns-repeated="4"/>
          <table:table-cell table:style-name="Default" table:number-columns-repeated="4"/>
          <table:table-cell table:number-columns-repeated="10"/>
          <table:table-cell table:style-name="Default" table:number-columns-repeated="2"/>
          <table:table-cell table:number-columns-repeated="98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00237717">
            <text:p>0.00237717</text:p>
          </table:table-cell>
          <table:table-cell table:style-name="ce6" office:value-type="float" office:value="0.00242772">
            <text:p>2.43E-003</text:p>
          </table:table-cell>
          <table:table-cell table:style-name="Default" office:value-type="float" office:value="0.000690901">
            <text:p>0.000690901</text:p>
          </table:table-cell>
          <table:table-cell table:number-columns-repeated="7"/>
          <table:table-cell table:style-name="Default" table:number-columns-repeated="3"/>
          <table:table-cell table:style-name="Default" office:value-type="float" office:value="0.00596159">
            <text:p>0.00596159</text:p>
          </table:table-cell>
          <table:table-cell office:value-type="float" office:value="30">
            <text:p>30</text:p>
          </table:table-cell>
          <table:table-cell office:value-type="float" office:value="0.0040788">
            <text:p>0.0040788</text:p>
          </table:table-cell>
          <table:table-cell table:style-name="Default" office:value-type="float" office:value="0.00412084">
            <text:p>0.00412084</text:p>
          </table:table-cell>
          <table:table-cell table:style-name="Default" office:value-type="float" office:value="0.00267857">
            <text:p>0.00267857</text:p>
          </table:table-cell>
          <table:table-cell table:number-columns-repeated="4"/>
          <table:table-cell table:style-name="Default" table:number-columns-repeated="4"/>
          <table:table-cell table:number-columns-repeated="10"/>
          <table:table-cell table:style-name="Default" table:number-columns-repeated="2"/>
          <table:table-cell table:number-columns-repeated="985"/>
        </table:table-row>
        <table:table-row table:style-name="ro2">
          <table:table-cell office:value-type="float" office:value="32.5">
            <text:p>32.5</text:p>
          </table:table-cell>
          <table:table-cell office:value-type="float" office:value="0.00253921">
            <text:p>0.00253921</text:p>
          </table:table-cell>
          <table:table-cell table:style-name="ce6" office:value-type="float" office:value="0.00259047">
            <text:p>2.59E-003</text:p>
          </table:table-cell>
          <table:table-cell table:style-name="Default" office:value-type="float" office:value="0.000745229">
            <text:p>0.000745229</text:p>
          </table:table-cell>
          <table:table-cell table:number-columns-repeated="7"/>
          <table:table-cell table:style-name="Default" table:number-columns-repeated="3"/>
          <table:table-cell table:style-name="Default" office:value-type="float" office:value="0.00861702">
            <text:p>0.00861702</text:p>
          </table:table-cell>
          <table:table-cell office:value-type="float" office:value="32.5">
            <text:p>32.5</text:p>
          </table:table-cell>
          <table:table-cell office:value-type="float" office:value="0.00547879">
            <text:p>0.00547879</text:p>
          </table:table-cell>
          <table:table-cell table:style-name="Default" office:value-type="float" office:value="0.00552461">
            <text:p>0.00552461</text:p>
          </table:table-cell>
          <table:table-cell table:style-name="Default" office:value-type="float" office:value="0.00399211">
            <text:p>0.00399211</text:p>
          </table:table-cell>
          <table:table-cell table:number-columns-repeated="4"/>
          <table:table-cell table:style-name="Default" table:number-columns-repeated="4"/>
          <table:table-cell table:number-columns-repeated="10"/>
          <table:table-cell table:style-name="Default" table:number-columns-repeated="2"/>
          <table:table-cell table:number-columns-repeated="98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00268093">
            <text:p>0.00268093</text:p>
          </table:table-cell>
          <table:table-cell office:value-type="float" office:value="0.00273597">
            <text:p>0.00273597</text:p>
          </table:table-cell>
          <table:table-cell table:style-name="Default" office:value-type="float" office:value="0.000798375">
            <text:p>0.000798375</text:p>
          </table:table-cell>
          <table:table-cell table:number-columns-repeated="7"/>
          <table:table-cell table:style-name="Default" table:number-columns-repeated="3"/>
          <table:table-cell table:style-name="Default" office:value-type="float" office:value="0.0124825">
            <text:p>0.0124825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0.00755574">
            <text:p>0.00755574</text:p>
          </table:table-cell>
          <table:table-cell table:style-name="Default" office:value-type="float" office:value="0.0076018">
            <text:p>0.0076018</text:p>
          </table:table-cell>
          <table:table-cell table:style-name="Default" office:value-type="float" office:value="0.00597128">
            <text:p>0.00597128</text:p>
          </table:table-cell>
          <table:table-cell table:number-columns-repeated="4"/>
          <table:table-cell table:style-name="Default" table:number-columns-repeated="4"/>
          <table:table-cell table:number-columns-repeated="10"/>
          <table:table-cell table:style-name="Default" table:number-columns-repeated="2"/>
          <table:table-cell table:number-columns-repeated="985"/>
        </table:table-row>
        <table:table-row table:style-name="ro2">
          <table:table-cell office:value-type="float" office:value="37.5">
            <text:p>37.5</text:p>
          </table:table-cell>
          <table:table-cell office:value-type="float" office:value="0.0028177">
            <text:p>0.0028177</text:p>
          </table:table-cell>
          <table:table-cell office:value-type="float" office:value="0.00287817">
            <text:p>0.00287817</text:p>
          </table:table-cell>
          <table:table-cell table:style-name="Default" office:value-type="float" office:value="0.000845144">
            <text:p>0.000845144</text:p>
          </table:table-cell>
          <table:table-cell table:number-columns-repeated="7"/>
          <table:table-cell table:style-name="Default" table:number-columns-repeated="3"/>
          <table:table-cell table:style-name="Default" office:value-type="float" office:value="0.0181611">
            <text:p>0.0181611</text:p>
          </table:table-cell>
          <table:table-cell office:value-type="float" office:value="37.5">
            <text:p>37.5</text:p>
          </table:table-cell>
          <table:table-cell table:style-name="Default" office:value-type="float" office:value="0.0106444">
            <text:p>0.0106444</text:p>
          </table:table-cell>
          <table:table-cell table:style-name="Default" office:value-type="float" office:value="0.0106921">
            <text:p>0.0106921</text:p>
          </table:table-cell>
          <table:table-cell table:style-name="Default" office:value-type="float" office:value="0.00896755">
            <text:p>0.00896755</text:p>
          </table:table-cell>
          <table:table-cell table:number-columns-repeated="4"/>
          <table:table-cell table:style-name="Default" table:number-columns-repeated="4"/>
          <table:table-cell table:number-columns-repeated="10"/>
          <table:table-cell table:style-name="Default" table:number-columns-repeated="2"/>
          <table:table-cell table:number-columns-repeated="98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00293981">
            <text:p>0.00293981</text:p>
          </table:table-cell>
          <table:table-cell office:value-type="float" office:value="0.0030017">
            <text:p>0.0030017</text:p>
          </table:table-cell>
          <table:table-cell table:style-name="Default" office:value-type="float" office:value="0.000881992">
            <text:p>0.000881992</text:p>
          </table:table-cell>
          <table:table-cell table:number-columns-repeated="7"/>
          <table:table-cell table:style-name="Default" table:number-columns-repeated="3"/>
          <table:table-cell table:style-name="Default" office:value-type="float" office:value="0.0262826">
            <text:p>0.0262826</text:p>
          </table:table-cell>
          <table:table-cell office:value-type="float" office:value="40">
            <text:p>40</text:p>
          </table:table-cell>
          <table:table-cell table:style-name="Default" office:value-type="float" office:value="0.0154566">
            <text:p>0.0154566</text:p>
          </table:table-cell>
          <table:table-cell table:style-name="Default" office:value-type="float" office:value="0.0155052">
            <text:p>0.0155052</text:p>
          </table:table-cell>
          <table:table-cell table:style-name="Default" office:value-type="float" office:value="0.0136888">
            <text:p>0.0136888</text:p>
          </table:table-cell>
          <table:table-cell table:number-columns-repeated="4"/>
          <table:table-cell table:style-name="Default" table:number-columns-repeated="4"/>
          <table:table-cell table:number-columns-repeated="10"/>
          <table:table-cell table:style-name="Default" table:number-columns-repeated="2"/>
          <table:table-cell table:number-columns-repeated="985"/>
        </table:table-row>
        <table:table-row table:style-name="ro2">
          <table:table-cell office:value-type="float" office:value="42.5">
            <text:p>42.5</text:p>
          </table:table-cell>
          <table:table-cell office:value-type="float" office:value="0.00302178">
            <text:p>0.00302178</text:p>
          </table:table-cell>
          <table:table-cell office:value-type="float" office:value="0.00308343">
            <text:p>0.00308343</text:p>
          </table:table-cell>
          <table:table-cell table:style-name="Default" office:value-type="float" office:value="0.0009101">
            <text:p>0.0009101</text:p>
          </table:table-cell>
          <table:table-cell table:number-columns-repeated="7"/>
          <table:table-cell table:style-name="Default" table:number-columns-repeated="3"/>
          <table:table-cell table:style-name="Default" office:value-type="float" office:value="0.0377757">
            <text:p>0.0377757</text:p>
          </table:table-cell>
          <table:table-cell office:value-type="float" office:value="42.5">
            <text:p>42.5</text:p>
          </table:table-cell>
          <table:table-cell table:style-name="Default" office:value-type="float" office:value="0.0230993">
            <text:p>0.0230993</text:p>
          </table:table-cell>
          <table:table-cell table:style-name="Default" office:value-type="float" office:value="0.023151">
            <text:p>0.023151</text:p>
          </table:table-cell>
          <table:table-cell table:style-name="Default" office:value-type="float" office:value="0.0212708">
            <text:p>0.0212708</text:p>
          </table:table-cell>
          <table:table-cell table:number-columns-repeated="4"/>
          <table:table-cell table:style-name="Default" table:number-columns-repeated="4"/>
          <table:table-cell table:number-columns-repeated="10"/>
          <table:table-cell table:style-name="Default" table:number-columns-repeated="2"/>
          <table:table-cell table:number-columns-repeated="98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00308886">
            <text:p>0.00308886</text:p>
          </table:table-cell>
          <table:table-cell office:value-type="float" office:value="0.00315311">
            <text:p>0.00315311</text:p>
          </table:table-cell>
          <table:table-cell table:style-name="Default" office:value-type="float" office:value="0.000932776">
            <text:p>0.000932776</text:p>
          </table:table-cell>
          <table:table-cell table:number-columns-repeated="7"/>
          <table:table-cell table:style-name="Default" table:number-columns-repeated="3"/>
          <table:table-cell table:style-name="Default" office:value-type="float" office:value="0.0539649">
            <text:p>0.0539649</text:p>
          </table:table-cell>
          <table:table-cell office:value-type="float" office:value="45">
            <text:p>45</text:p>
          </table:table-cell>
          <table:table-cell table:style-name="Default" office:value-type="float" office:value="0.0353493">
            <text:p>0.0353493</text:p>
          </table:table-cell>
          <table:table-cell table:style-name="Default" office:value-type="float" office:value="0.0354023">
            <text:p>0.0354023</text:p>
          </table:table-cell>
          <table:table-cell table:style-name="Default" office:value-type="float" office:value="0.0334682">
            <text:p>0.0334682</text:p>
          </table:table-cell>
          <table:table-cell table:number-columns-repeated="4"/>
          <table:table-cell table:style-name="Default" table:number-columns-repeated="4"/>
          <table:table-cell table:number-columns-repeated="997"/>
        </table:table-row>
        <table:table-row table:style-name="ro2">
          <table:table-cell office:value-type="float" office:value="47.5">
            <text:p>47.5</text:p>
          </table:table-cell>
          <table:table-cell office:value-type="float" office:value="0.00311602">
            <text:p>0.00311602</text:p>
          </table:table-cell>
          <table:table-cell office:value-type="float" office:value="0.00318004">
            <text:p>0.00318004</text:p>
          </table:table-cell>
          <table:table-cell table:style-name="Default" office:value-type="float" office:value="0.000949074">
            <text:p>0.000949074</text:p>
          </table:table-cell>
          <table:table-cell table:number-columns-repeated="7"/>
          <table:table-cell table:style-name="Default" table:number-columns-repeated="3"/>
          <table:table-cell table:style-name="Default" office:value-type="float" office:value="0.0748932">
            <text:p>0.0748932</text:p>
          </table:table-cell>
          <table:table-cell office:value-type="float" office:value="47.5">
            <text:p>47.5</text:p>
          </table:table-cell>
          <table:table-cell table:style-name="Default" office:value-type="float" office:value="0.0536709">
            <text:p>0.0536709</text:p>
          </table:table-cell>
          <table:table-cell table:style-name="Default" office:value-type="float" office:value="0.053724">
            <text:p>0.053724</text:p>
          </table:table-cell>
          <table:table-cell table:style-name="Default" office:value-type="float" office:value="0.0517793">
            <text:p>0.0517793</text:p>
          </table:table-cell>
          <table:table-cell table:number-columns-repeated="4"/>
          <table:table-cell table:style-name="Default"/>
          <table:table-cell table:number-columns-repeated="1000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00312098">
            <text:p>0.00312098</text:p>
          </table:table-cell>
          <table:table-cell office:value-type="float" office:value="0.003185">
            <text:p>0.003185</text:p>
          </table:table-cell>
          <table:table-cell table:style-name="Default" office:value-type="float" office:value="0.000954271">
            <text:p>0.000954271</text:p>
          </table:table-cell>
          <table:table-cell table:number-columns-repeated="7"/>
          <table:table-cell table:style-name="Default" table:number-columns-repeated="3"/>
          <table:table-cell table:style-name="Default" office:value-type="float" office:value="0.0983671">
            <text:p>0.0983671</text:p>
          </table:table-cell>
          <table:table-cell office:value-type="float" office:value="50">
            <text:p>50</text:p>
          </table:table-cell>
          <table:table-cell table:style-name="Default" office:value-type="float" office:value="0.0773068">
            <text:p>0.0773068</text:p>
          </table:table-cell>
          <table:table-cell table:style-name="Default" office:value-type="float" office:value="0.0773623">
            <text:p>0.0773623</text:p>
          </table:table-cell>
          <table:table-cell table:style-name="Default" office:value-type="float" office:value="0.0754129">
            <text:p>0.0754129</text:p>
          </table:table-cell>
          <table:table-cell table:number-columns-repeated="4"/>
          <table:table-cell table:style-name="Default"/>
          <table:table-cell table:number-columns-repeated="1000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.00312098">
            <text:p>0.00312098</text:p>
          </table:table-cell>
          <table:table-cell office:value-type="float" office:value="0.003185">
            <text:p>0.003185</text:p>
          </table:table-cell>
          <table:table-cell office:value-type="float" office:value="0.00095616">
            <text:p>0.00095616</text:p>
          </table:table-cell>
          <table:table-cell table:number-columns-repeated="7"/>
          <table:table-cell table:style-name="Default" table:number-columns-repeated="3"/>
          <table:table-cell table:style-name="Default" office:value-type="float" office:value="0.146025">
            <text:p>0.146025</text:p>
          </table:table-cell>
          <table:table-cell office:value-type="float" office:value="55">
            <text:p>55</text:p>
          </table:table-cell>
          <table:table-cell table:style-name="Default" office:value-type="float" office:value="0.125324">
            <text:p>0.125324</text:p>
          </table:table-cell>
          <table:table-cell table:style-name="Default" office:value-type="float" office:value="0.125375">
            <text:p>0.125375</text:p>
          </table:table-cell>
          <table:table-cell table:style-name="Default" office:value-type="float" office:value="0.123434">
            <text:p>0.123434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1010"/>
        </table:table-row>
        <table:table-row table:style-name="ro2">
          <table:table-cell office:value-type="string">
            <text:p>(W2=55)</text:p>
          </table:table-cell>
          <table:table-cell table:number-columns-repeated="11"/>
          <table:table-cell office:value-type="string">
            <text:p>(W2=55)</text:p>
          </table:table-cell>
          <table:table-cell table:style-name="Default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8" office:value-type="string" table:number-columns-spanned="3" table:number-rows-spanned="1">
            <text:p>Detection_efficiency</text:p>
          </table:table-cell>
          <table:covered-table-cell table:number-columns-repeated="2"/>
          <table:table-cell table:number-columns-repeated="9"/>
          <table:table-cell table:style-name="ce8" office:value-type="string" table:number-columns-spanned="3" table:number-rows-spanned="1">
            <text:p>Background_frac</text:p>
          </table:table-cell>
          <table:covered-table-cell table:number-columns-repeated="2"/>
          <table:table-cell table:number-columns-repeated="1008"/>
        </table:table-row>
        <table:table-row table:style-name="ro2">
          <table:table-cell office:value-type="string">
            <text:p>d2_3</text:p>
          </table:table-cell>
          <table:table-cell office:value-type="string">
            <text:p>Cu</text:p>
          </table:table-cell>
          <table:table-cell office:value-type="string">
            <text:p>Pb</text:p>
          </table:table-cell>
          <table:table-cell office:value-type="string">
            <text:p>Al</text:p>
          </table:table-cell>
          <table:table-cell table:number-columns-repeated="8"/>
          <table:table-cell office:value-type="string">
            <text:p>d2_3</text:p>
          </table:table-cell>
          <table:table-cell office:value-type="string">
            <text:p>Cu</text:p>
          </table:table-cell>
          <table:table-cell office:value-type="string">
            <text:p>Pb</text:p>
          </table:table-cell>
          <table:table-cell office:value-type="string">
            <text:p>Al</text:p>
          </table:table-cell>
          <table:table-cell table:number-columns-repeated="1008"/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0.00321476">
            <text:p>0.00321476</text:p>
          </table:table-cell>
          <table:table-cell table:style-name="Default" office:value-type="float" office:value="0.0032816">
            <text:p>0.0032816</text:p>
          </table:table-cell>
          <table:table-cell table:style-name="Default" office:value-type="float" office:value="0.000970805">
            <text:p>0.000970805</text:p>
          </table:table-cell>
          <table:table-cell table:number-columns-repeated="8"/>
          <table:table-cell office:value-type="float" office:value="0.5">
            <text:p>0.5</text:p>
          </table:table-cell>
          <table:table-cell office:value-type="float" office:value="0.031683">
            <text:p>0.031683</text:p>
          </table:table-cell>
          <table:table-cell table:style-name="Default" office:value-type="float" office:value="0.0317418">
            <text:p>0.0317418</text:p>
          </table:table-cell>
          <table:table-cell table:style-name="Default" office:value-type="float" office:value="0.029611">
            <text:p>0.029611</text:p>
          </table:table-cell>
          <table:table-cell table:number-columns-repeated="1008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0319752">
            <text:p>0.00319752</text:p>
          </table:table-cell>
          <table:table-cell table:style-name="Default" office:value-type="float" office:value="0.00326413">
            <text:p>0.00326413</text:p>
          </table:table-cell>
          <table:table-cell table:style-name="Default" office:value-type="float" office:value="0.000966789">
            <text:p>0.000966789</text:p>
          </table:table-cell>
          <table:table-cell table:number-columns-repeated="8"/>
          <table:table-cell office:value-type="float" office:value="1">
            <text:p>1</text:p>
          </table:table-cell>
          <table:table-cell office:value-type="float" office:value="0.0409375">
            <text:p>0.0409375</text:p>
          </table:table-cell>
          <table:table-cell table:style-name="Default" office:value-type="float" office:value="0.0409942">
            <text:p>0.0409942</text:p>
          </table:table-cell>
          <table:table-cell table:style-name="Default" office:value-type="float" office:value="0.0388908">
            <text:p>0.0388908</text:p>
          </table:table-cell>
          <table:table-cell table:number-columns-repeated="1008"/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0.00317295">
            <text:p>0.00317295</text:p>
          </table:table-cell>
          <table:table-cell table:style-name="Default" office:value-type="float" office:value="0.0032405">
            <text:p>0.0032405</text:p>
          </table:table-cell>
          <table:table-cell table:style-name="Default" office:value-type="float" office:value="0.0009649">
            <text:p>0.0009649</text:p>
          </table:table-cell>
          <table:table-cell table:number-columns-repeated="8"/>
          <table:table-cell office:value-type="float" office:value="1.5">
            <text:p>1.5</text:p>
          </table:table-cell>
          <table:table-cell office:value-type="float" office:value="0.0501859">
            <text:p>0.0501859</text:p>
          </table:table-cell>
          <table:table-cell table:style-name="Default" office:value-type="float" office:value="0.0502386">
            <text:p>0.0502386</text:p>
          </table:table-cell>
          <table:table-cell table:style-name="Default" office:value-type="float" office:value="0.0481774">
            <text:p>0.0481774</text:p>
          </table:table-cell>
          <table:table-cell table:number-columns-repeated="1008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00315476">
            <text:p>0.00315476</text:p>
          </table:table-cell>
          <table:table-cell table:style-name="Default" office:value-type="float" office:value="0.0032209">
            <text:p>0.0032209</text:p>
          </table:table-cell>
          <table:table-cell table:style-name="Default" office:value-type="float" office:value="0.000960884">
            <text:p>0.000960884</text:p>
          </table:table-cell>
          <table:table-cell table:number-columns-repeated="8"/>
          <table:table-cell office:value-type="float" office:value="2">
            <text:p>2</text:p>
          </table:table-cell>
          <table:table-cell office:value-type="float" office:value="0.0592883">
            <text:p>0.0592883</text:p>
          </table:table-cell>
          <table:table-cell table:style-name="Default" office:value-type="float" office:value="0.0593407">
            <text:p>0.0593407</text:p>
          </table:table-cell>
          <table:table-cell table:style-name="Default" office:value-type="float" office:value="0.0573202">
            <text:p>0.0573202</text:p>
          </table:table-cell>
          <table:table-cell table:number-columns-repeated="1008"/>
        </table:table-row>
        <table:table-row table:style-name="ro2">
          <table:table-cell office:value-type="float" office:value="2.5">
            <text:p>2.5</text:p>
          </table:table-cell>
          <table:table-cell office:value-type="float" office:value="0.00314319">
            <text:p>0.00314319</text:p>
          </table:table-cell>
          <table:table-cell table:style-name="Default" office:value-type="float" office:value="0.00320885">
            <text:p>0.00320885</text:p>
          </table:table-cell>
          <table:table-cell table:style-name="Default" office:value-type="float" office:value="0.000959467">
            <text:p>0.000959467</text:p>
          </table:table-cell>
          <table:table-cell table:number-columns-repeated="8"/>
          <table:table-cell office:value-type="float" office:value="2.5">
            <text:p>2.5</text:p>
          </table:table-cell>
          <table:table-cell office:value-type="float" office:value="0.0682636">
            <text:p>0.0682636</text:p>
          </table:table-cell>
          <table:table-cell table:style-name="Default" office:value-type="float" office:value="0.0683173">
            <text:p>0.0683173</text:p>
          </table:table-cell>
          <table:table-cell table:style-name="Default" office:value-type="float" office:value="0.0663433">
            <text:p>0.0663433</text:p>
          </table:table-cell>
          <table:table-cell table:number-columns-repeated="1008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00312098">
            <text:p>0.00312098</text:p>
          </table:table-cell>
          <table:table-cell table:style-name="Default" office:value-type="float" office:value="0.003185">
            <text:p>0.003185</text:p>
          </table:table-cell>
          <table:table-cell table:style-name="Default" office:value-type="float" office:value="0.000954271">
            <text:p>0.000954271</text:p>
          </table:table-cell>
          <table:table-cell table:number-columns-repeated="8"/>
          <table:table-cell office:value-type="float" office:value="3">
            <text:p>3</text:p>
          </table:table-cell>
          <table:table-cell office:value-type="float" office:value="0.0773068">
            <text:p>0.0773068</text:p>
          </table:table-cell>
          <table:table-cell table:style-name="Default" office:value-type="float" office:value="0.0773623">
            <text:p>0.0773623</text:p>
          </table:table-cell>
          <table:table-cell table:style-name="Default" office:value-type="float" office:value="0.0754129">
            <text:p>0.0754129</text:p>
          </table:table-cell>
          <table:table-cell table:number-columns-repeated="1008"/>
        </table:table-row>
        <table:table-row table:style-name="ro2">
          <table:table-cell office:value-type="float" office:value="3.5">
            <text:p>3.5</text:p>
          </table:table-cell>
          <table:table-cell office:value-type="float" office:value="0.00310067">
            <text:p>0.00310067</text:p>
          </table:table-cell>
          <table:table-cell table:style-name="Default" office:value-type="float" office:value="0.00316445">
            <text:p>0.00316445</text:p>
          </table:table-cell>
          <table:table-cell table:style-name="Default" office:value-type="float" office:value="0.000945531">
            <text:p>0.000945531</text:p>
          </table:table-cell>
          <table:table-cell table:number-columns-repeated="8"/>
          <table:table-cell office:value-type="float" office:value="3.5">
            <text:p>3.5</text:p>
          </table:table-cell>
          <table:table-cell office:value-type="float" office:value="0.0862507">
            <text:p>0.0862507</text:p>
          </table:table-cell>
          <table:table-cell table:style-name="Default" office:value-type="float" office:value="0.0863013">
            <text:p>0.0863013</text:p>
          </table:table-cell>
          <table:table-cell table:style-name="Default" office:value-type="float" office:value="0.084397">
            <text:p>0.084397</text:p>
          </table:table-cell>
          <table:table-cell table:number-columns-repeated="1008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0030787">
            <text:p>0.0030787</text:p>
          </table:table-cell>
          <table:table-cell table:style-name="Default" office:value-type="float" office:value="0.00314366">
            <text:p>0.00314366</text:p>
          </table:table-cell>
          <table:table-cell table:style-name="Default" office:value-type="float" office:value="0.000941515">
            <text:p>0.000941515</text:p>
          </table:table-cell>
          <table:table-cell table:number-columns-repeated="8"/>
          <table:table-cell office:value-type="float" office:value="4">
            <text:p>4</text:p>
          </table:table-cell>
          <table:table-cell office:value-type="float" office:value="0.0952079">
            <text:p>0.0952079</text:p>
          </table:table-cell>
          <table:table-cell table:style-name="Default" office:value-type="float" office:value="0.0952586">
            <text:p>0.0952586</text:p>
          </table:table-cell>
          <table:table-cell table:style-name="Default" office:value-type="float" office:value="0.0933999">
            <text:p>0.0933999</text:p>
          </table:table-cell>
          <table:table-cell table:number-columns-repeated="1008"/>
        </table:table-row>
        <table:table-row table:style-name="ro2">
          <table:table-cell office:value-type="float" office:value="4.5">
            <text:p>4.5</text:p>
          </table:table-cell>
          <table:table-cell office:value-type="float" office:value="0.00305367">
            <text:p>0.00305367</text:p>
          </table:table-cell>
          <table:table-cell table:style-name="Default" office:value-type="float" office:value="0.00311697">
            <text:p>0.00311697</text:p>
          </table:table-cell>
          <table:table-cell table:style-name="Default" office:value-type="float" office:value="0.000932067">
            <text:p>0.000932067</text:p>
          </table:table-cell>
          <table:table-cell table:number-columns-repeated="8"/>
          <table:table-cell office:value-type="float" office:value="4.5">
            <text:p>4.5</text:p>
          </table:table-cell>
          <table:table-cell office:value-type="float" office:value="0.103999">
            <text:p>0.103999</text:p>
          </table:table-cell>
          <table:table-cell table:style-name="Default" office:value-type="float" office:value="0.104052">
            <text:p>0.104052</text:p>
          </table:table-cell>
          <table:table-cell table:style-name="Default" office:value-type="float" office:value="0.102238">
            <text:p>0.102238</text:p>
          </table:table-cell>
          <table:table-cell table:number-columns-repeated="1008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00303312">
            <text:p>0.00303312</text:p>
          </table:table-cell>
          <table:table-cell table:style-name="Default" office:value-type="float" office:value="0.00309571">
            <text:p>0.00309571</text:p>
          </table:table-cell>
          <table:table-cell table:style-name="Default" office:value-type="float" office:value="0.000924745">
            <text:p>0.000924745</text:p>
          </table:table-cell>
          <table:table-cell table:number-columns-repeated="8"/>
          <table:table-cell office:value-type="float" office:value="5">
            <text:p>5</text:p>
          </table:table-cell>
          <table:table-cell office:value-type="float" office:value="0.112739">
            <text:p>0.112739</text:p>
          </table:table-cell>
          <table:table-cell table:style-name="Default" office:value-type="float" office:value="0.112786">
            <text:p>0.112786</text:p>
          </table:table-cell>
          <table:table-cell table:style-name="Default" office:value-type="float" office:value="0.111017">
            <text:p>0.111017</text:p>
          </table:table-cell>
          <table:table-cell table:number-columns-repeated="1008"/>
        </table:table-row>
        <table:table-row table:style-name="ro2">
          <table:table-cell office:value-type="float" office:value="5.5">
            <text:p>5.5</text:p>
          </table:table-cell>
          <table:table-cell office:value-type="float" office:value="0.00301304">
            <text:p>0.00301304</text:p>
          </table:table-cell>
          <table:table-cell table:style-name="Default" office:value-type="float" office:value="0.00307611">
            <text:p>0.00307611</text:p>
          </table:table-cell>
          <table:table-cell table:style-name="Default" office:value-type="float" office:value="0.000920493">
            <text:p>0.000920493</text:p>
          </table:table-cell>
          <table:table-cell table:number-columns-repeated="8"/>
          <table:table-cell office:value-type="float" office:value="5.5">
            <text:p>5.5</text:p>
          </table:table-cell>
          <table:table-cell office:value-type="float" office:value="0.121397">
            <text:p>0.121397</text:p>
          </table:table-cell>
          <table:table-cell table:style-name="Default" office:value-type="float" office:value="0.121447">
            <text:p>0.121447</text:p>
          </table:table-cell>
          <table:table-cell table:style-name="Default" office:value-type="float" office:value="0.119717">
            <text:p>0.119717</text:p>
          </table:table-cell>
          <table:table-cell table:number-columns-repeated="1008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00298635">
            <text:p>0.00298635</text:p>
          </table:table-cell>
          <table:table-cell table:style-name="Default" office:value-type="float" office:value="0.00304965">
            <text:p>0.00304965</text:p>
          </table:table-cell>
          <table:table-cell table:style-name="Default" office:value-type="float" office:value="0.000914116">
            <text:p>0.000914116</text:p>
          </table:table-cell>
          <table:table-cell table:number-columns-repeated="8"/>
          <table:table-cell office:value-type="float" office:value="6">
            <text:p>6</text:p>
          </table:table-cell>
          <table:table-cell office:value-type="float" office:value="0.130071">
            <text:p>0.130071</text:p>
          </table:table-cell>
          <table:table-cell table:style-name="Default" office:value-type="float" office:value="0.130123">
            <text:p>0.130123</text:p>
          </table:table-cell>
          <table:table-cell table:style-name="Default" office:value-type="float" office:value="0.12842">
            <text:p>0.12842</text:p>
          </table:table-cell>
          <table:table-cell table:number-columns-repeated="1008"/>
        </table:table-row>
        <table:table-row table:style-name="ro2">
          <table:table-cell office:value-type="float" office:value="6.5">
            <text:p>6.5</text:p>
          </table:table-cell>
          <table:table-cell office:value-type="float" office:value="0.00295848">
            <text:p>0.00295848</text:p>
          </table:table-cell>
          <table:table-cell table:style-name="Default" office:value-type="float" office:value="0.00301989">
            <text:p>0.00301989</text:p>
          </table:table-cell>
          <table:table-cell table:style-name="Default" office:value-type="float" office:value="0.000909392">
            <text:p>0.000909392</text:p>
          </table:table-cell>
          <table:table-cell table:number-columns-repeated="8"/>
          <table:table-cell office:value-type="float" office:value="6.5">
            <text:p>6.5</text:p>
          </table:table-cell>
          <table:table-cell office:value-type="float" office:value="0.138671">
            <text:p>0.138671</text:p>
          </table:table-cell>
          <table:table-cell table:style-name="Default" office:value-type="float" office:value="0.138724">
            <text:p>0.138724</text:p>
          </table:table-cell>
          <table:table-cell table:style-name="Default" office:value-type="float" office:value="0.137059">
            <text:p>0.137059</text:p>
          </table:table-cell>
          <table:table-cell table:number-columns-repeated="1008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00292328">
            <text:p>0.00292328</text:p>
          </table:table-cell>
          <table:table-cell table:style-name="Default" office:value-type="float" office:value="0.00298399">
            <text:p>0.00298399</text:p>
          </table:table-cell>
          <table:table-cell table:style-name="Default" office:value-type="float" office:value="0.000896164">
            <text:p>0.000896164</text:p>
          </table:table-cell>
          <table:table-cell table:number-columns-repeated="8"/>
          <table:table-cell office:value-type="float" office:value="7">
            <text:p>7</text:p>
          </table:table-cell>
          <table:table-cell office:value-type="float" office:value="0.147112">
            <text:p>0.147112</text:p>
          </table:table-cell>
          <table:table-cell table:style-name="Default" office:value-type="float" office:value="0.147162">
            <text:p>0.147162</text:p>
          </table:table-cell>
          <table:table-cell table:style-name="Default" office:value-type="float" office:value="0.145541">
            <text:p>0.145541</text:p>
          </table:table-cell>
          <table:table-cell table:number-columns-repeated="1008"/>
        </table:table-row>
        <table:table-row table:style-name="ro2">
          <table:table-cell office:value-type="float" office:value="7.5">
            <text:p>7.5</text:p>
          </table:table-cell>
          <table:table-cell office:value-type="float" office:value="0.00290769">
            <text:p>0.00290769</text:p>
          </table:table-cell>
          <table:table-cell table:style-name="Default" office:value-type="float" office:value="0.00296698">
            <text:p>0.00296698</text:p>
          </table:table-cell>
          <table:table-cell table:style-name="Default" office:value-type="float" office:value="0.000890259">
            <text:p>0.000890259</text:p>
          </table:table-cell>
          <table:table-cell table:number-columns-repeated="8"/>
          <table:table-cell office:value-type="float" office:value="7.5">
            <text:p>7.5</text:p>
          </table:table-cell>
          <table:table-cell office:value-type="float" office:value="0.15551">
            <text:p>0.15551</text:p>
          </table:table-cell>
          <table:table-cell table:style-name="Default" office:value-type="float" office:value="0.155551">
            <text:p>0.155551</text:p>
          </table:table-cell>
          <table:table-cell table:style-name="Default" office:value-type="float" office:value="0.153972">
            <text:p>0.153972</text:p>
          </table:table-cell>
          <table:table-cell table:number-columns-repeated="1008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00287887">
            <text:p>0.00287887</text:p>
          </table:table-cell>
          <table:table-cell table:style-name="Default" office:value-type="float" office:value="0.0029384">
            <text:p>0.0029384</text:p>
          </table:table-cell>
          <table:table-cell table:style-name="Default" office:value-type="float" office:value="0.000885771">
            <text:p>0.000885771</text:p>
          </table:table-cell>
          <table:table-cell table:number-columns-repeated="8"/>
          <table:table-cell office:value-type="float" office:value="8">
            <text:p>8</text:p>
          </table:table-cell>
          <table:table-cell office:value-type="float" office:value="0.163897">
            <text:p>0.163897</text:p>
          </table:table-cell>
          <table:table-cell table:style-name="Default" office:value-type="float" office:value="0.163942">
            <text:p>0.163942</text:p>
          </table:table-cell>
          <table:table-cell table:style-name="Default" office:value-type="float" office:value="0.162394">
            <text:p>0.162394</text:p>
          </table:table-cell>
          <table:table-cell table:number-columns-repeated="1008"/>
        </table:table-row>
        <table:table-row table:style-name="ro2">
          <table:table-cell office:value-type="float" office:value="8.5">
            <text:p>8.5</text:p>
          </table:table-cell>
          <table:table-cell office:value-type="float" office:value="0.00285407">
            <text:p>0.00285407</text:p>
          </table:table-cell>
          <table:table-cell table:style-name="Default" office:value-type="float" office:value="0.00291336">
            <text:p>0.00291336</text:p>
          </table:table-cell>
          <table:table-cell table:style-name="Default" office:value-type="float" office:value="0.000875378">
            <text:p>0.000875378</text:p>
          </table:table-cell>
          <table:table-cell table:number-columns-repeated="8"/>
          <table:table-cell office:value-type="float" office:value="8.5">
            <text:p>8.5</text:p>
          </table:table-cell>
          <table:table-cell office:value-type="float" office:value="0.172115">
            <text:p>0.172115</text:p>
          </table:table-cell>
          <table:table-cell table:style-name="Default" office:value-type="float" office:value="0.172156">
            <text:p>0.172156</text:p>
          </table:table-cell>
          <table:table-cell table:style-name="Default" office:value-type="float" office:value="0.170664">
            <text:p>0.170664</text:p>
          </table:table-cell>
          <table:table-cell table:number-columns-repeated="1008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00282502">
            <text:p>0.00282502</text:p>
          </table:table-cell>
          <table:table-cell table:style-name="Default" office:value-type="float" office:value="0.00288336">
            <text:p>0.00288336</text:p>
          </table:table-cell>
          <table:table-cell table:style-name="Default" office:value-type="float" office:value="0.000864985">
            <text:p>0.000864985</text:p>
          </table:table-cell>
          <table:table-cell table:number-columns-repeated="8"/>
          <table:table-cell office:value-type="float" office:value="9">
            <text:p>9</text:p>
          </table:table-cell>
          <table:table-cell office:value-type="float" office:value="0.180174">
            <text:p>0.180174</text:p>
          </table:table-cell>
          <table:table-cell table:style-name="Default" office:value-type="float" office:value="0.180215">
            <text:p>0.180215</text:p>
          </table:table-cell>
          <table:table-cell table:style-name="Default" office:value-type="float" office:value="0.178752">
            <text:p>0.178752</text:p>
          </table:table-cell>
          <table:table-cell table:number-columns-repeated="1008"/>
        </table:table-row>
        <table:table-row table:style-name="ro2">
          <table:table-cell office:value-type="float" office:value="9.5">
            <text:p>9.5</text:p>
          </table:table-cell>
          <table:table-cell office:value-type="float" office:value="0.00279974">
            <text:p>0.00279974</text:p>
          </table:table-cell>
          <table:table-cell table:style-name="Default" office:value-type="float" office:value="0.00285809">
            <text:p>0.00285809</text:p>
          </table:table-cell>
          <table:table-cell table:style-name="Default" office:value-type="float" office:value="0.000857426">
            <text:p>0.000857426</text:p>
          </table:table-cell>
          <table:table-cell table:number-columns-repeated="8"/>
          <table:table-cell office:value-type="float" office:value="9.5">
            <text:p>9.5</text:p>
          </table:table-cell>
          <table:table-cell office:value-type="float" office:value="0.188253">
            <text:p>0.188253</text:p>
          </table:table-cell>
          <table:table-cell table:style-name="Default" office:value-type="float" office:value="0.188293">
            <text:p>0.188293</text:p>
          </table:table-cell>
          <table:table-cell table:style-name="Default" office:value-type="float" office:value="0.186855">
            <text:p>0.186855</text:p>
          </table:table-cell>
          <table:table-cell table:number-columns-repeated="1008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276904">
            <text:p>0.00276904</text:p>
          </table:table-cell>
          <table:table-cell table:style-name="Default" office:value-type="float" office:value="0.00282573">
            <text:p>0.00282573</text:p>
          </table:table-cell>
          <table:table-cell table:style-name="Default" office:value-type="float" office:value="0.000851285">
            <text:p>0.000851285</text:p>
          </table:table-cell>
          <table:table-cell table:number-columns-repeated="8"/>
          <table:table-cell office:value-type="float" office:value="10">
            <text:p>10</text:p>
          </table:table-cell>
          <table:table-cell office:value-type="float" office:value="0.19628">
            <text:p>0.19628</text:p>
          </table:table-cell>
          <table:table-cell table:style-name="Default" office:value-type="float" office:value="0.196324">
            <text:p>0.196324</text:p>
          </table:table-cell>
          <table:table-cell table:style-name="Default" office:value-type="float" office:value="0.194878">
            <text:p>0.194878</text:p>
          </table:table-cell>
          <table:table-cell table:number-columns-repeated="9"/>
          <table:table-cell table:style-name="Default"/>
          <table:table-cell table:style-name="ce8" office:value-type="string" table:number-columns-spanned="3" table:number-rows-spanned="1">
            <text:p>g-2 error vs W2 (d2_3=3)</text:p>
          </table:table-cell>
          <table:covered-table-cell table:number-columns-repeated="2" table:style-name="Default"/>
          <table:table-cell table:number-columns-repeated="995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11"/>
          <table:table-cell table:style-name="Default" office:value-type="string">
            <text:p>W2</text:p>
          </table:table-cell>
          <table:table-cell table:style-name="Default" office:value-type="string">
            <text:p>Cu</text:p>
          </table:table-cell>
          <table:table-cell table:style-name="Default" office:value-type="string">
            <text:p>Pb</text:p>
          </table:table-cell>
          <table:table-cell table:style-name="Default" office:value-type="string">
            <text:p>Al</text:p>
          </table:table-cell>
          <table:table-cell office:value-type="string">
            <text:p>test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11"/>
          <table:table-cell table:style-name="Default" office:value-type="float" office:value="20">
            <text:p>20</text:p>
          </table:table-cell>
          <table:table-cell office:value-type="float" office:value="0.221909">
            <text:p>0.221909</text:p>
          </table:table-cell>
          <table:table-cell office:value-type="float" office:value="0.1424">
            <text:p>0.1424</text:p>
          </table:table-cell>
          <table:table-cell office:value-type="float" office:value="0.405866">
            <text:p>0.405866</text:p>
          </table:table-cell>
          <table:table-cell office:value-type="float" office:value="0.163646">
            <text:p>0.163646</text:p>
          </table:table-cell>
          <table:table-cell table:number-columns-repeated="994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11"/>
          <table:table-cell table:style-name="Default" office:value-type="float" office:value="21">
            <text:p>21</text:p>
          </table:table-cell>
          <table:table-cell/>
          <table:table-cell office:value-type="float" office:value="0.127446">
            <text:p>0.127446</text:p>
          </table:table-cell>
          <table:table-cell table:style-name="Default" office:value-type="float" office:value="0.190377">
            <text:p>0.190377</text:p>
          </table:table-cell>
          <table:table-cell office:value-type="float" office:value="0.0456776">
            <text:p>0.0456776</text:p>
          </table:table-cell>
          <table:table-cell table:number-columns-repeated="994"/>
        </table:table-row>
        <table:table-row table:style-name="ro2">
          <table:table-cell table:style-name="Default"/>
          <table:table-cell table:style-name="ce9" office:value-type="string" table:number-columns-spanned="6" table:number-rows-spanned="1">
            <text:p>g-2 error vs W2</text:p>
          </table:table-cell>
          <table:covered-table-cell table:number-columns-repeated="5" table:style-name="Default"/>
          <table:table-cell table:style-name="Default" table:number-columns-repeated="2"/>
          <table:table-cell table:number-columns-repeated="2"/>
          <table:table-cell table:style-name="ce8"/>
          <table:table-cell table:style-name="Default" table:number-columns-repeated="2"/>
          <table:table-cell table:style-name="ce8"/>
          <table:table-cell table:number-columns-repeated="10"/>
          <table:table-cell table:style-name="Default" office:value-type="float" office:value="22">
            <text:p>22</text:p>
          </table:table-cell>
          <table:table-cell table:style-name="Default" office:value-type="float" office:value="0.296928">
            <text:p>0.296928</text:p>
          </table:table-cell>
          <table:table-cell office:value-type="float" office:value="0.0747901">
            <text:p>0.0747901</text:p>
          </table:table-cell>
          <table:table-cell table:style-name="Default" office:value-type="float" office:value="0.113922">
            <text:p>0.113922</text:p>
          </table:table-cell>
          <table:table-cell office:value-type="float" office:value="0.0532964">
            <text:p>0.0532964</text:p>
          </table:table-cell>
          <table:table-cell table:number-columns-repeated="994"/>
        </table:table-row>
        <table:table-row table:style-name="ro2">
          <table:table-cell table:style-name="Default"/>
          <table:table-cell table:style-name="ce8" office:value-type="string" table:number-columns-spanned="3" table:number-rows-spanned="1">
            <text:p>d2_3=3</text:p>
          </table:table-cell>
          <table:covered-table-cell table:number-columns-repeated="2" table:style-name="Default"/>
          <table:table-cell table:style-name="ce9" office:value-type="string" table:number-columns-spanned="3" table:number-rows-spanned="1">
            <text:p>d2_3 = 5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4"/>
          <table:table-cell table:style-name="Default"/>
          <table:table-cell table:number-columns-repeated="11"/>
          <table:table-cell table:style-name="Default" office:value-type="float" office:value="23">
            <text:p>23</text:p>
          </table:table-cell>
          <table:table-cell office:value-type="float" office:value="0.199065">
            <text:p>0.199065</text:p>
          </table:table-cell>
          <table:table-cell office:value-type="float" office:value="0.0822252">
            <text:p>0.0822252</text:p>
          </table:table-cell>
          <table:table-cell table:style-name="Default" office:value-type="float" office:value="0.0736365">
            <text:p>0.0736365</text:p>
          </table:table-cell>
          <table:table-cell office:value-type="float" office:value="0.0582941">
            <text:p>0.0582941</text:p>
          </table:table-cell>
          <table:table-cell table:style-name="Default"/>
          <table:table-cell table:number-columns-repeated="993"/>
        </table:table-row>
        <table:table-row table:style-name="ro2">
          <table:table-cell table:style-name="Default" office:value-type="string">
            <text:p>W2</text:p>
          </table:table-cell>
          <table:table-cell table:style-name="Default" office:value-type="string">
            <text:p>Cu</text:p>
          </table:table-cell>
          <table:table-cell table:style-name="Default" office:value-type="string">
            <text:p>Pb</text:p>
          </table:table-cell>
          <table:table-cell table:style-name="Default" office:value-type="string">
            <text:p>Al</text:p>
          </table:table-cell>
          <table:table-cell table:style-name="Default" office:value-type="string">
            <text:p>Cu2</text:p>
          </table:table-cell>
          <table:table-cell table:style-name="Default" office:value-type="string">
            <text:p>Pb2</text:p>
          </table:table-cell>
          <table:table-cell table:style-name="Default" office:value-type="string">
            <text:p>Al2</text:p>
          </table:table-cell>
          <table:table-cell table:style-name="Default" table:number-columns-repeated="2"/>
          <table:table-cell table:number-columns-repeated="4"/>
          <table:table-cell table:style-name="Default"/>
          <table:table-cell table:number-columns-repeated="11"/>
          <table:table-cell table:style-name="Default" office:value-type="float" office:value="24">
            <text:p>24</text:p>
          </table:table-cell>
          <table:table-cell table:style-name="Default" office:value-type="float" office:value="0.153373">
            <text:p>0.153373</text:p>
          </table:table-cell>
          <table:table-cell office:value-type="float" office:value="0.0485818">
            <text:p>0.0485818</text:p>
          </table:table-cell>
          <table:table-cell table:style-name="Default" office:value-type="float" office:value="0.087917">
            <text:p>0.087917</text:p>
          </table:table-cell>
          <table:table-cell office:value-type="float" office:value="0.0551362">
            <text:p>0.0551362</text:p>
          </table:table-cell>
          <table:table-cell table:style-name="Default"/>
          <table:table-cell table:number-columns-repeated="993"/>
        </table:table-row>
        <table:table-row table:style-name="ro2">
          <table:table-cell table:style-name="Default" office:value-type="float" office:value="2.5">
            <text:p>2.5</text:p>
          </table:table-cell>
          <table:table-cell office:value-type="float" office:value="0.0457338">
            <text:p>0.0457338</text:p>
          </table:table-cell>
          <table:table-cell table:style-name="Default" office:value-type="float" office:value="0.390226">
            <text:p>0.390226</text:p>
          </table:table-cell>
          <table:table-cell table:style-name="Default" office:value-type="float" office:value="0.184811">
            <text:p>0.184811</text:p>
          </table:table-cell>
          <table:table-cell table:style-name="Default" office:value-type="float" office:value="0.0457338">
            <text:p>0.0457338</text:p>
          </table:table-cell>
          <table:table-cell table:style-name="Default" office:value-type="float" office:value="0.390226">
            <text:p>0.390226</text:p>
          </table:table-cell>
          <table:table-cell table:style-name="Default" office:value-type="float" office:value="0.184811">
            <text:p>0.184811</text:p>
          </table:table-cell>
          <table:table-cell table:style-name="Default" table:number-columns-repeated="2"/>
          <table:table-cell table:number-columns-repeated="4"/>
          <table:table-cell table:style-name="Default"/>
          <table:table-cell table:number-columns-repeated="11"/>
          <table:table-cell table:style-name="Default" office:value-type="float" office:value="25">
            <text:p>25</text:p>
          </table:table-cell>
          <table:table-cell office:value-type="float" office:value="0.240439">
            <text:p>0.240439</text:p>
          </table:table-cell>
          <table:table-cell office:value-type="float" office:value="0.0520672">
            <text:p>0.0520672</text:p>
          </table:table-cell>
          <table:table-cell table:style-name="Default" office:value-type="float" office:value="0.0723772">
            <text:p>0.0723772</text:p>
          </table:table-cell>
          <table:table-cell office:value-type="float" office:value="0.151528">
            <text:p>0.151528</text:p>
          </table:table-cell>
          <table:table-cell table:style-name="Default"/>
          <table:table-cell table:number-columns-repeated="993"/>
        </table:table-row>
        <table:table-row table:style-name="ro2">
          <table:table-cell table:style-name="Default" office:value-type="float" office:value="7.5">
            <text:p>7.5</text:p>
          </table:table-cell>
          <table:table-cell office:value-type="float" office:value="0.0822587">
            <text:p>0.0822587</text:p>
          </table:table-cell>
          <table:table-cell table:style-name="Default" office:value-type="float" office:value="0.218729">
            <text:p>0.218729</text:p>
          </table:table-cell>
          <table:table-cell table:style-name="Default"/>
          <table:table-cell table:style-name="Default" office:value-type="float" office:value="0.0822587">
            <text:p>0.0822587</text:p>
          </table:table-cell>
          <table:table-cell table:style-name="Default" office:value-type="float" office:value="0.218729">
            <text:p>0.218729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table:number-columns-repeated="11"/>
          <table:table-cell table:style-name="Default" office:value-type="float" office:value="26">
            <text:p>26</text:p>
          </table:table-cell>
          <table:table-cell table:style-name="Default"/>
          <table:table-cell office:value-type="float" office:value="0.0847929">
            <text:p>0.0847929</text:p>
          </table:table-cell>
          <table:table-cell table:style-name="Default" office:value-type="float" office:value="0.0703471">
            <text:p>0.0703471</text:p>
          </table:table-cell>
          <table:table-cell office:value-type="float" office:value="0.0669075">
            <text:p>0.0669075</text:p>
          </table:table-cell>
          <table:table-cell table:style-name="Default"/>
          <table:table-cell table:number-columns-repeated="993"/>
        </table:table-row>
        <table:table-row table:style-name="ro2">
          <table:table-cell table:style-name="Default" office:value-type="float" office:value="10">
            <text:p>10</text:p>
          </table:table-cell>
          <table:table-cell table:style-name="Default" office:value-type="float" office:value="0.0767449">
            <text:p>0.0767449</text:p>
          </table:table-cell>
          <table:table-cell table:style-name="Default" office:value-type="float" office:value="0.443708">
            <text:p>0.443708</text:p>
          </table:table-cell>
          <table:table-cell table:style-name="Default" office:value-type="float" office:value="0.11069">
            <text:p>0.11069</text:p>
          </table:table-cell>
          <table:table-cell table:style-name="Default" office:value-type="float" office:value="0.0767449">
            <text:p>0.0767449</text:p>
          </table:table-cell>
          <table:table-cell table:style-name="Default" office:value-type="float" office:value="0.443708">
            <text:p>0.443708</text:p>
          </table:table-cell>
          <table:table-cell table:style-name="Default" office:value-type="float" office:value="0.11069">
            <text:p>0.11069</text:p>
          </table:table-cell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9"/>
          <table:table-cell table:style-name="Default" office:value-type="float" office:value="27">
            <text:p>27</text:p>
          </table:table-cell>
          <table:table-cell office:value-type="float" office:value="0.232584">
            <text:p>0.232584</text:p>
          </table:table-cell>
          <table:table-cell office:value-type="float" office:value="0.0992092">
            <text:p>0.0992092</text:p>
          </table:table-cell>
          <table:table-cell table:style-name="Default" office:value-type="float" office:value="0.116827">
            <text:p>0.116827</text:p>
          </table:table-cell>
          <table:table-cell office:value-type="float" office:value="0.0657262">
            <text:p>0.0657262</text:p>
          </table:table-cell>
          <table:table-cell table:style-name="Default"/>
          <table:table-cell table:number-columns-repeated="993"/>
        </table:table-row>
        <table:table-row table:style-name="ro2">
          <table:table-cell table:style-name="Default" office:value-type="float" office:value="12.5">
            <text:p>12.5</text:p>
          </table:table-cell>
          <table:table-cell office:value-type="float" office:value="0.14322">
            <text:p>0.14322</text:p>
          </table:table-cell>
          <table:table-cell table:style-name="Default" office:value-type="float" office:value="0.0725235">
            <text:p>0.0725235</text:p>
          </table:table-cell>
          <table:table-cell table:style-name="Default" office:value-type="float" office:value="0.197328">
            <text:p>0.197328</text:p>
          </table:table-cell>
          <table:table-cell table:style-name="Default" office:value-type="float" office:value="0.117607">
            <text:p>0.117607</text:p>
          </table:table-cell>
          <table:table-cell table:style-name="Default"/>
          <table:table-cell table:style-name="Default" office:value-type="float" office:value="0.0809295">
            <text:p>0.0809295</text:p>
          </table:table-cell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9"/>
          <table:table-cell table:style-name="Default" office:value-type="float" office:value="28">
            <text:p>28</text:p>
          </table:table-cell>
          <table:table-cell table:style-name="Default" office:value-type="float" office:value="0.028219">
            <text:p>0.028219</text:p>
          </table:table-cell>
          <table:table-cell office:value-type="float" office:value="0.0546508">
            <text:p>0.0546508</text:p>
          </table:table-cell>
          <table:table-cell table:style-name="Default" office:value-type="float" office:value="0.288116">
            <text:p>0.288116</text:p>
          </table:table-cell>
          <table:table-cell office:value-type="float" office:value="0.0498299">
            <text:p>0.0498299</text:p>
          </table:table-cell>
          <table:table-cell table:style-name="Default"/>
          <table:table-cell table:number-columns-repeated="993"/>
        </table:table-row>
        <table:table-row table:style-name="ro2">
          <table:table-cell table:style-name="Default" office:value-type="float" office:value="15">
            <text:p>15</text:p>
          </table:table-cell>
          <table:table-cell table:style-name="Default"/>
          <table:table-cell table:style-name="Default" office:value-type="float" office:value="0.0983673">
            <text:p>0.0983673</text:p>
          </table:table-cell>
          <table:table-cell table:style-name="Default"/>
          <table:table-cell table:style-name="Default" office:value-type="float" office:value="0.125326">
            <text:p>0.125326</text:p>
          </table:table-cell>
          <table:table-cell table:style-name="Default" office:value-type="float" office:value="0.131049">
            <text:p>0.131049</text:p>
          </table:table-cell>
          <table:table-cell table:style-name="Default" table:number-columns-repeated="3"/>
          <table:table-cell table:number-columns-repeated="4"/>
          <table:table-cell table:style-name="Default"/>
          <table:table-cell/>
          <table:table-cell table:style-name="Default"/>
          <table:table-cell table:number-columns-repeated="9"/>
          <table:table-cell table:style-name="Default" office:value-type="float" office:value="29">
            <text:p>29</text:p>
          </table:table-cell>
          <table:table-cell office:value-type="float" office:value="0.112841">
            <text:p>0.112841</text:p>
          </table:table-cell>
          <table:table-cell office:value-type="float" office:value="0.20559">
            <text:p>0.20559</text:p>
          </table:table-cell>
          <table:table-cell table:style-name="Default" office:value-type="float" office:value="0.262476">
            <text:p>0.262476</text:p>
          </table:table-cell>
          <table:table-cell office:value-type="float" office:value="0.078745">
            <text:p>0.078745</text:p>
          </table:table-cell>
          <table:table-cell table:style-name="Default"/>
          <table:table-cell table:number-columns-repeated="993"/>
        </table:table-row>
        <table:table-row table:style-name="ro2">
          <table:table-cell table:style-name="Default" office:value-type="float" office:value="17.5">
            <text:p>17.5</text:p>
          </table:table-cell>
          <table:table-cell office:value-type="float" office:value="0.0849711">
            <text:p>0.0849711</text:p>
          </table:table-cell>
          <table:table-cell table:style-name="Default" office:value-type="float" office:value="0.105341">
            <text:p>0.105341</text:p>
          </table:table-cell>
          <table:table-cell table:style-name="Default" office:value-type="float" office:value="0.210876">
            <text:p>0.210876</text:p>
          </table:table-cell>
          <table:table-cell table:style-name="Default" office:value-type="float" office:value="0.110203">
            <text:p>0.110203</text:p>
          </table:table-cell>
          <table:table-cell table:style-name="Default" office:value-type="float" office:value="0.0722137">
            <text:p>0.0722137</text:p>
          </table:table-cell>
          <table:table-cell table:style-name="Default" office:value-type="float" office:value="0.106123">
            <text:p>0.106123</text:p>
          </table:table-cell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9"/>
          <table:table-cell table:style-name="Default" office:value-type="float" office:value="30">
            <text:p>30</text:p>
          </table:table-cell>
          <table:table-cell table:style-name="Default"/>
          <table:table-cell office:value-type="float" office:value="0.0709404">
            <text:p>0.0709404</text:p>
          </table:table-cell>
          <table:table-cell table:style-name="Default" office:value-type="float" office:value="0.0967817">
            <text:p>0.0967817</text:p>
          </table:table-cell>
          <table:table-cell office:value-type="float" office:value="0.0699146">
            <text:p>0.0699146</text:p>
          </table:table-cell>
          <table:table-cell table:style-name="Default"/>
          <table:table-cell table:number-columns-repeated="993"/>
        </table:table-row>
        <table:table-row table:style-name="ro2">
          <table:table-cell table:style-name="Default" office:value-type="float" office:value="20">
            <text:p>20</text:p>
          </table:table-cell>
          <table:table-cell table:style-name="Default" office:value-type="float" office:value="0.221909">
            <text:p>0.221909</text:p>
          </table:table-cell>
          <table:table-cell office:value-type="float" office:value="0.1424">
            <text:p>0.1424</text:p>
          </table:table-cell>
          <table:table-cell table:style-name="Default" office:value-type="float" office:value="0.405866">
            <text:p>0.405866</text:p>
          </table:table-cell>
          <table:table-cell table:style-name="Default"/>
          <table:table-cell table:style-name="Default" office:value-type="float" office:value="0.288193">
            <text:p>0.288193</text:p>
          </table:table-cell>
          <table:table-cell table:style-name="Default" office:value-type="float" office:value="0.109017">
            <text:p>0.109017</text:p>
          </table:table-cell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9"/>
          <table:table-cell table:style-name="Default" office:value-type="float" office:value="31">
            <text:p>31</text:p>
          </table:table-cell>
          <table:table-cell office:value-type="float" office:value="0.0952145">
            <text:p>0.0952145</text:p>
          </table:table-cell>
          <table:table-cell office:value-type="float" office:value="0.071553">
            <text:p>0.071553</text:p>
          </table:table-cell>
          <table:table-cell table:style-name="Default" office:value-type="float" office:value="0.115967">
            <text:p>0.115967</text:p>
          </table:table-cell>
          <table:table-cell office:value-type="float" office:value="0.0865021">
            <text:p>0.0865021</text:p>
          </table:table-cell>
          <table:table-cell table:style-name="Default"/>
          <table:table-cell table:number-columns-repeated="993"/>
        </table:table-row>
        <table:table-row table:style-name="ro2">
          <table:table-cell table:style-name="Default" office:value-type="float" office:value="22.5">
            <text:p>22.5</text:p>
          </table:table-cell>
          <table:table-cell/>
          <table:table-cell office:value-type="float" office:value="0.0865189">
            <text:p>0.0865189</text:p>
          </table:table-cell>
          <table:table-cell table:style-name="Default" office:value-type="float" office:value="0.0719523">
            <text:p>0.0719523</text:p>
          </table:table-cell>
          <table:table-cell table:style-name="Default" office:value-type="float" office:value="0.0643608">
            <text:p>0.0643608</text:p>
          </table:table-cell>
          <table:table-cell table:style-name="Default"/>
          <table:table-cell table:style-name="Default" office:value-type="float" office:value="0.0485184">
            <text:p>0.0485184</text:p>
          </table:table-cell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9"/>
          <table:table-cell table:style-name="Default" office:value-type="float" office:value="32">
            <text:p>32</text:p>
          </table:table-cell>
          <table:table-cell table:style-name="Default" office:value-type="float" office:value="0.119981">
            <text:p>0.119981</text:p>
          </table:table-cell>
          <table:table-cell office:value-type="float" office:value="0.111796">
            <text:p>0.111796</text:p>
          </table:table-cell>
          <table:table-cell table:style-name="Default" office:value-type="float" office:value="0.0862138">
            <text:p>0.0862138</text:p>
          </table:table-cell>
          <table:table-cell office:value-type="float" office:value="0.050807">
            <text:p>0.050807</text:p>
          </table:table-cell>
          <table:table-cell table:style-name="Default"/>
          <table:table-cell table:number-columns-repeated="993"/>
        </table:table-row>
        <table:table-row table:style-name="ro2">
          <table:table-cell table:style-name="Default" office:value-type="float" office:value="25">
            <text:p>25</text:p>
          </table:table-cell>
          <table:table-cell table:style-name="Default" office:value-type="float" office:value="0.240439">
            <text:p>0.240439</text:p>
          </table:table-cell>
          <table:table-cell office:value-type="float" office:value="0.0520672">
            <text:p>0.0520672</text:p>
          </table:table-cell>
          <table:table-cell table:style-name="Default" office:value-type="float" office:value="0.0723772">
            <text:p>0.0723772</text:p>
          </table:table-cell>
          <table:table-cell table:style-name="Default" office:value-type="float" office:value="0.273687">
            <text:p>0.273687</text:p>
          </table:table-cell>
          <table:table-cell table:style-name="Default" office:value-type="float" office:value="0.284091">
            <text:p>0.284091</text:p>
          </table:table-cell>
          <table:table-cell table:style-name="Default"/>
          <table:table-cell/>
          <table:table-cell table:style-name="Default"/>
          <table:table-cell table:number-columns-repeated="6"/>
          <table:table-cell table:style-name="Default"/>
          <table:table-cell table:number-columns-repeated="9"/>
          <table:table-cell table:style-name="Default" office:value-type="float" office:value="33">
            <text:p>33</text:p>
          </table:table-cell>
          <table:table-cell/>
          <table:table-cell office:value-type="float" office:value="0.109551">
            <text:p>0.109551</text:p>
          </table:table-cell>
          <table:table-cell table:style-name="Default"/>
          <table:table-cell office:value-type="float" office:value="0.0603896">
            <text:p>0.0603896</text:p>
          </table:table-cell>
          <table:table-cell table:style-name="Default"/>
          <table:table-cell table:number-columns-repeated="993"/>
        </table:table-row>
        <table:table-row table:style-name="ro2">
          <table:table-cell table:style-name="Default" office:value-type="float" office:value="27.5">
            <text:p>27.5</text:p>
          </table:table-cell>
          <table:table-cell office:value-type="float" office:value="0.300576">
            <text:p>0.300576</text:p>
          </table:table-cell>
          <table:table-cell office:value-type="float" office:value="0.0973127">
            <text:p>0.0973127</text:p>
          </table:table-cell>
          <table:table-cell table:style-name="Default" office:value-type="float" office:value="0.231085">
            <text:p>0.231085</text:p>
          </table:table-cell>
          <table:table-cell table:style-name="Default" office:value-type="float" office:value="0.25768">
            <text:p>0.25768</text:p>
          </table:table-cell>
          <table:table-cell table:style-name="Default" office:value-type="float" office:value="0.122239">
            <text:p>0.122239</text:p>
          </table:table-cell>
          <table:table-cell table:style-name="Default" office:value-type="float" office:value="0.121732">
            <text:p>0.121732</text:p>
          </table:table-cell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6"/>
          <table:table-cell office:value-type="float" office:value="34">
            <text:p>34</text:p>
          </table:table-cell>
          <table:table-cell office:value-type="float" office:value="0.163463">
            <text:p>0.163463</text:p>
          </table:table-cell>
          <table:table-cell office:value-type="float" office:value="0.176343">
            <text:p>0.176343</text:p>
          </table:table-cell>
          <table:table-cell table:style-name="Default" office:value-type="float" office:value="0.181418">
            <text:p>0.181418</text:p>
          </table:table-cell>
          <table:table-cell/>
          <table:table-cell table:style-name="Default"/>
          <table:table-cell table:number-columns-repeated="993"/>
        </table:table-row>
        <table:table-row table:style-name="ro2">
          <table:table-cell table:style-name="Default" office:value-type="float" office:value="30">
            <text:p>30</text:p>
          </table:table-cell>
          <table:table-cell table:style-name="Default"/>
          <table:table-cell office:value-type="float" office:value="0.0709404">
            <text:p>0.0709404</text:p>
          </table:table-cell>
          <table:table-cell table:style-name="Default" office:value-type="float" office:value="0.0967817">
            <text:p>0.0967817</text:p>
          </table:table-cell>
          <table:table-cell table:style-name="Default" office:value-type="float" office:value="0.132448">
            <text:p>0.132448</text:p>
          </table:table-cell>
          <table:table-cell table:style-name="Default" office:value-type="float" office:value="0.162767">
            <text:p>0.162767</text:p>
          </table:table-cell>
          <table:table-cell table:style-name="Default"/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6"/>
          <table:table-cell table:style-name="Default" office:value-type="float" office:value="35">
            <text:p>35</text:p>
          </table:table-cell>
          <table:table-cell office:value-type="float" office:value="0.170041">
            <text:p>0.170041</text:p>
          </table:table-cell>
          <table:table-cell office:value-type="float" office:value="0.186372">
            <text:p>0.186372</text:p>
          </table:table-cell>
          <table:table-cell table:style-name="Default" office:value-type="float" office:value="0.0910139">
            <text:p>0.0910139</text:p>
          </table:table-cell>
          <table:table-cell/>
          <table:table-cell table:style-name="Default"/>
          <table:table-cell table:number-columns-repeated="993"/>
        </table:table-row>
        <table:table-row table:style-name="ro2">
          <table:table-cell table:style-name="Default" office:value-type="float" office:value="32.5">
            <text:p>32.5</text:p>
          </table:table-cell>
          <table:table-cell office:value-type="float" office:value="0.0589286">
            <text:p>0.0589286</text:p>
          </table:table-cell>
          <table:table-cell table:style-name="Default" office:value-type="float" office:value="0.178428">
            <text:p>0.178428</text:p>
          </table:table-cell>
          <table:table-cell table:style-name="Default" office:value-type="float" office:value="0.129648">
            <text:p>0.129648</text:p>
          </table:table-cell>
          <table:table-cell table:style-name="Default" office:value-type="float" office:value="0.0863639">
            <text:p>0.0863639</text:p>
          </table:table-cell>
          <table:table-cell table:style-name="Default"/>
          <table:table-cell table:style-name="Default" office:value-type="float" office:value="0.0729115">
            <text:p>0.0729115</text:p>
          </table:table-cell>
          <table:table-cell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6"/>
          <table:table-cell office:value-type="float" office:value="36">
            <text:p>36</text:p>
          </table:table-cell>
          <table:table-cell office:value-type="float" office:value="0.432425">
            <text:p>0.432425</text:p>
          </table:table-cell>
          <table:table-cell/>
          <table:table-cell table:style-name="Default"/>
          <table:table-cell/>
          <table:table-cell table:style-name="Default"/>
          <table:table-cell table:number-columns-repeated="993"/>
        </table:table-row>
        <table:table-row table:style-name="ro2">
          <table:table-cell table:style-name="Default" office:value-type="float" office:value="35">
            <text:p>35</text:p>
          </table:table-cell>
          <table:table-cell table:style-name="Default" office:value-type="float" office:value="0.170041">
            <text:p>0.170041</text:p>
          </table:table-cell>
          <table:table-cell table:style-name="Default" office:value-type="float" office:value="0.186372">
            <text:p>0.186372</text:p>
          </table:table-cell>
          <table:table-cell table:style-name="Default" office:value-type="float" office:value="0.0910139">
            <text:p>0.0910139</text:p>
          </table:table-cell>
          <table:table-cell table:style-name="Default" office:value-type="float" office:value="0.112183">
            <text:p>0.112183</text:p>
          </table:table-cell>
          <table:table-cell table:style-name="Default" table:number-columns-repeated="2"/>
          <table:table-cell/>
          <table:table-cell table:style-name="Default"/>
          <table:table-cell table:number-columns-repeated="9"/>
          <table:table-cell table:style-name="Default"/>
          <table:table-cell table:number-columns-repeated="6"/>
          <table:table-cell table:style-name="Default" office:value-type="float" office:value="37">
            <text:p>37</text:p>
          </table:table-cell>
          <table:table-cell/>
          <table:table-cell office:value-type="float" office:value="0.096601">
            <text:p>0.096601</text:p>
          </table:table-cell>
          <table:table-cell table:style-name="Default" office:value-type="float" office:value="0.297295">
            <text:p>0.297295</text:p>
          </table:table-cell>
          <table:table-cell office:value-type="float" office:value="0.14182">
            <text:p>0.14182</text:p>
          </table:table-cell>
          <table:table-cell table:style-name="Default"/>
          <table:table-cell table:number-columns-repeated="993"/>
        </table:table-row>
        <table:table-row table:style-name="ro2">
          <table:table-cell table:style-name="Default" office:value-type="float" office:value="37.5">
            <text:p>37.5</text:p>
          </table:table-cell>
          <table:table-cell office:value-type="float" office:value="0.199047">
            <text:p>0.199047</text:p>
          </table:table-cell>
          <table:table-cell table:style-name="Default" office:value-type="float" office:value="0.128419">
            <text:p>0.128419</text:p>
          </table:table-cell>
          <table:table-cell table:style-name="Default" office:value-type="float" office:value="0.117711">
            <text:p>0.117711</text:p>
          </table:table-cell>
          <table:table-cell table:style-name="Default" table:number-columns-repeated="2"/>
          <table:table-cell table:style-name="Default" office:value-type="float" office:value="0.11364">
            <text:p>0.11364</text:p>
          </table:table-cell>
          <table:table-cell/>
          <table:table-cell table:style-name="Default"/>
          <table:table-cell table:number-columns-repeated="9"/>
          <table:table-cell table:style-name="Default"/>
          <table:table-cell table:number-columns-repeated="6"/>
          <table:table-cell office:value-type="float" office:value="38">
            <text:p>38</text:p>
          </table:table-cell>
          <table:table-cell office:value-type="float" office:value="0.184977">
            <text:p>0.184977</text:p>
          </table:table-cell>
          <table:table-cell office:value-type="float" office:value="0.342454">
            <text:p>0.342454</text:p>
          </table:table-cell>
          <table:table-cell table:style-name="Default"/>
          <table:table-cell office:value-type="float" office:value="0.00218331">
            <text:p>0.00218331</text:p>
          </table:table-cell>
          <table:table-cell table:style-name="Default"/>
          <table:table-cell table:number-columns-repeated="993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.135354">
            <text:p>0.135354</text:p>
          </table:table-cell>
          <table:table-cell table:style-name="Default" office:value-type="float" office:value="0.154243">
            <text:p>0.154243</text:p>
          </table:table-cell>
          <table:table-cell table:style-name="Default" office:value-type="float" office:value="0.304755">
            <text:p>0.304755</text:p>
          </table:table-cell>
          <table:table-cell table:style-name="Default" office:value-type="float" office:value="0.0854019">
            <text:p>0.0854019</text:p>
          </table:table-cell>
          <table:table-cell table:style-name="Default" office:value-type="float" office:value="0.23042">
            <text:p>0.23042</text:p>
          </table:table-cell>
          <table:table-cell table:style-name="Default" office:value-type="float" office:value="0.124626">
            <text:p>0.124626</text:p>
          </table:table-cell>
          <table:table-cell/>
          <table:table-cell table:style-name="Default"/>
          <table:table-cell table:number-columns-repeated="9"/>
          <table:table-cell table:style-name="Default"/>
          <table:table-cell table:number-columns-repeated="6"/>
          <table:table-cell office:value-type="float" office:value="39">
            <text:p>39</text:p>
          </table:table-cell>
          <table:table-cell office:value-type="float" office:value="0.121428">
            <text:p>0.121428</text:p>
          </table:table-cell>
          <table:table-cell office:value-type="float" office:value="0.205149">
            <text:p>0.205149</text:p>
          </table:table-cell>
          <table:table-cell table:style-name="Default" office:value-type="float" office:value="0.0676392">
            <text:p>0.0676392</text:p>
          </table:table-cell>
          <table:table-cell/>
          <table:table-cell table:style-name="Default"/>
          <table:table-cell table:number-columns-repeated="993"/>
        </table:table-row>
        <table:table-row table:style-name="ro2">
          <table:table-cell table:style-name="Default" office:value-type="float" office:value="42.5">
            <text:p>42.5</text:p>
          </table:table-cell>
          <table:table-cell office:value-type="float" office:value="0.146751">
            <text:p>0.146751</text:p>
          </table:table-cell>
          <table:table-cell table:style-name="Default" office:value-type="float" office:value="0.162757">
            <text:p>0.162757</text:p>
          </table:table-cell>
          <table:table-cell table:style-name="Default" office:value-type="float" office:value="0.125152">
            <text:p>0.125152</text:p>
          </table:table-cell>
          <table:table-cell table:style-name="Default"/>
          <table:table-cell table:style-name="Default" office:value-type="float" office:value="0.216369">
            <text:p>0.216369</text:p>
          </table:table-cell>
          <table:table-cell table:style-name="Default" office:value-type="float" office:value="0.0755276">
            <text:p>0.0755276</text:p>
          </table:table-cell>
          <table:table-cell/>
          <table:table-cell table:style-name="Default"/>
          <table:table-cell table:number-columns-repeated="9"/>
          <table:table-cell table:style-name="Default"/>
          <table:table-cell table:number-columns-repeated="6"/>
          <table:table-cell office:value-type="float" office:value="40">
            <text:p>40</text:p>
          </table:table-cell>
          <table:table-cell office:value-type="float" office:value="0.135354">
            <text:p>0.135354</text:p>
          </table:table-cell>
          <table:table-cell office:value-type="float" office:value="0.154243">
            <text:p>0.154243</text:p>
          </table:table-cell>
          <table:table-cell table:style-name="Default" office:value-type="float" office:value="0.304755">
            <text:p>0.304755</text:p>
          </table:table-cell>
          <table:table-cell office:value-type="float" office:value="0.0763711">
            <text:p>0.0763711</text:p>
          </table:table-cell>
          <table:table-cell table:style-name="Default"/>
          <table:table-cell table:number-columns-repeated="993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0628611">
            <text:p>0.0628611</text:p>
          </table:table-cell>
          <table:table-cell table:style-name="Default" office:value-type="float" office:value="0.139067">
            <text:p>0.139067</text:p>
          </table:table-cell>
          <table:table-cell table:style-name="Default" office:value-type="float" office:value="0.181315">
            <text:p>0.181315</text:p>
          </table:table-cell>
          <table:table-cell table:style-name="Default" office:value-type="float" office:value="0.061452">
            <text:p>0.061452</text:p>
          </table:table-cell>
          <table:table-cell table:style-name="Default" office:value-type="float" office:value="0.228185">
            <text:p>0.228185</text:p>
          </table:table-cell>
          <table:table-cell table:style-name="Default" office:value-type="float" office:value="0.094183">
            <text:p>0.094183</text:p>
          </table:table-cell>
          <table:table-cell/>
          <table:table-cell table:style-name="Default"/>
          <table:table-cell table:number-columns-repeated="9"/>
          <table:table-cell table:style-name="Default"/>
          <table:table-cell table:number-columns-repeated="6"/>
          <table:table-cell office:value-type="float" office:value="41">
            <text:p>41</text:p>
          </table:table-cell>
          <table:table-cell office:value-type="float" office:value="0.0781746">
            <text:p>0.0781746</text:p>
          </table:table-cell>
          <table:table-cell office:value-type="float" office:value="0.185401">
            <text:p>0.185401</text:p>
          </table:table-cell>
          <table:table-cell table:style-name="Default" office:value-type="float" office:value="0.0488776">
            <text:p>0.0488776</text:p>
          </table:table-cell>
          <table:table-cell office:value-type="float" office:value="0.08129">
            <text:p>0.08129</text:p>
          </table:table-cell>
          <table:table-cell table:style-name="Default"/>
          <table:table-cell table:number-columns-repeated="993"/>
        </table:table-row>
        <table:table-row table:style-name="ro2">
          <table:table-cell table:style-name="Default" office:value-type="float" office:value="47.5">
            <text:p>47.5</text:p>
          </table:table-cell>
          <table:table-cell office:value-type="float" office:value="0.0440769">
            <text:p>0.0440769</text:p>
          </table:table-cell>
          <table:table-cell table:style-name="Default"/>
          <table:table-cell table:style-name="Default" office:value-type="float" office:value="0.133273">
            <text:p>0.133273</text:p>
          </table:table-cell>
          <table:table-cell table:style-name="Default" office:value-type="float" office:value="0.0912735">
            <text:p>0.0912735</text:p>
          </table:table-cell>
          <table:table-cell table:style-name="Default" office:value-type="float" office:value="0.0964037">
            <text:p>0.0964037</text:p>
          </table:table-cell>
          <table:table-cell table:style-name="Default" office:value-type="float" office:value="0.177177">
            <text:p>0.177177</text:p>
          </table:table-cell>
          <table:table-cell/>
          <table:table-cell table:style-name="Default"/>
          <table:table-cell table:number-columns-repeated="9"/>
          <table:table-cell table:style-name="Default"/>
          <table:table-cell table:number-columns-repeated="6"/>
          <table:table-cell office:value-type="float" office:value="42">
            <text:p>42</text:p>
          </table:table-cell>
          <table:table-cell office:value-type="float" office:value="0.123484">
            <text:p>0.123484</text:p>
          </table:table-cell>
          <table:table-cell office:value-type="float" office:value="0.256179">
            <text:p>0.256179</text:p>
          </table:table-cell>
          <table:table-cell table:style-name="Default"/>
          <table:table-cell office:value-type="float" office:value="0.117973">
            <text:p>0.117973</text:p>
          </table:table-cell>
          <table:table-cell table:style-name="Default"/>
          <table:table-cell table:number-columns-repeated="99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.0740338">
            <text:p>0.0740338</text:p>
          </table:table-cell>
          <table:table-cell table:style-name="Default" office:value-type="float" office:value="0.111548">
            <text:p>0.111548</text:p>
          </table:table-cell>
          <table:table-cell table:style-name="Default"/>
          <table:table-cell table:style-name="Default" office:value-type="float" office:value="0.0880386">
            <text:p>0.0880386</text:p>
          </table:table-cell>
          <table:table-cell table:style-name="Default" table:number-columns-repeated="2"/>
          <table:table-cell/>
          <table:table-cell table:style-name="Default"/>
          <table:table-cell table:number-columns-repeated="9"/>
          <table:table-cell table:style-name="Default"/>
          <table:table-cell table:number-columns-repeated="6"/>
          <table:table-cell office:value-type="float" office:value="43">
            <text:p>43</text:p>
          </table:table-cell>
          <table:table-cell/>
          <table:table-cell office:value-type="float" office:value="0.253591">
            <text:p>0.253591</text:p>
          </table:table-cell>
          <table:table-cell table:style-name="Default" office:value-type="float" office:value="0.35094">
            <text:p>0.35094</text:p>
          </table:table-cell>
          <table:table-cell office:value-type="float" office:value="0.0648136">
            <text:p>0.0648136</text:p>
          </table:table-cell>
          <table:table-cell table:style-name="Default"/>
          <table:table-cell table:number-columns-repeated="993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.0700999">
            <text:p>0.0700999</text:p>
          </table:table-cell>
          <table:table-cell table:style-name="Default" office:value-type="float" office:value="0.0572365">
            <text:p>0.0572365</text:p>
          </table:table-cell>
          <table:table-cell table:style-name="Default"/>
          <table:table-cell table:style-name="Default" office:value-type="float" office:value="0.14161">
            <text:p>0.14161</text:p>
          </table:table-cell>
          <table:table-cell table:style-name="Default" office:value-type="float" office:value="0.0689525">
            <text:p>0.0689525</text:p>
          </table:table-cell>
          <table:table-cell table:style-name="Default"/>
          <table:table-cell/>
          <table:table-cell table:style-name="Default"/>
          <table:table-cell table:number-columns-repeated="16"/>
          <table:table-cell office:value-type="float" office:value="44">
            <text:p>44</text:p>
          </table:table-cell>
          <table:table-cell/>
          <table:table-cell office:value-type="float" office:value="0.325683">
            <text:p>0.325683</text:p>
          </table:table-cell>
          <table:table-cell table:style-name="Default" office:value-type="float" office:value="0.156644">
            <text:p>0.156644</text:p>
          </table:table-cell>
          <table:table-cell office:value-type="float" office:value="0.0789891">
            <text:p>0.0789891</text:p>
          </table:table-cell>
          <table:table-cell table:style-name="Default"/>
          <table:table-cell table:number-columns-repeated="993"/>
        </table:table-row>
        <table:table-row table:style-name="ro2">
          <table:table-cell table:style-name="Default" table:number-columns-repeated="7"/>
          <table:table-cell/>
          <table:table-cell table:style-name="Default"/>
          <table:table-cell table:number-columns-repeated="8"/>
          <table:table-cell table:style-name="Default"/>
          <table:table-cell table:number-columns-repeated="7"/>
          <table:table-cell office:value-type="float" office:value="45">
            <text:p>45</text:p>
          </table:table-cell>
          <table:table-cell office:value-type="float" office:value="0.0628611">
            <text:p>0.0628611</text:p>
          </table:table-cell>
          <table:table-cell office:value-type="float" office:value="0.139067">
            <text:p>0.139067</text:p>
          </table:table-cell>
          <table:table-cell table:style-name="Default" office:value-type="float" office:value="0.181315">
            <text:p>0.181315</text:p>
          </table:table-cell>
          <table:table-cell office:value-type="float" office:value="0.118481">
            <text:p>0.118481</text:p>
          </table:table-cell>
          <table:table-cell table:style-name="Default"/>
          <table:table-cell table:number-columns-repeated="993"/>
        </table:table-row>
        <table:table-row table:style-name="ro2">
          <table:table-cell table:style-name="Default" table:number-columns-repeated="7"/>
          <table:table-cell/>
          <table:table-cell table:style-name="Default"/>
          <table:table-cell table:number-columns-repeated="8"/>
          <table:table-cell table:style-name="Default"/>
          <table:table-cell table:number-columns-repeated="7"/>
          <table:table-cell office:value-type="float" office:value="46">
            <text:p>46</text:p>
          </table:table-cell>
          <table:table-cell office:value-type="float" office:value="0.145007">
            <text:p>0.145007</text:p>
          </table:table-cell>
          <table:table-cell/>
          <table:table-cell table:style-name="Default" office:value-type="float" office:value="0.273802">
            <text:p>0.273802</text:p>
          </table:table-cell>
          <table:table-cell/>
          <table:table-cell table:style-name="Default"/>
          <table:table-cell table:number-columns-repeated="993"/>
        </table:table-row>
        <table:table-row table:style-name="ro2">
          <table:table-cell table:style-name="Default" table:number-columns-repeated="7"/>
          <table:table-cell/>
          <table:table-cell table:style-name="Default"/>
          <table:table-cell table:number-columns-repeated="8"/>
          <table:table-cell table:style-name="Default"/>
          <table:table-cell table:number-columns-repeated="7"/>
          <table:table-cell office:value-type="float" office:value="47">
            <text:p>47</text:p>
          </table:table-cell>
          <table:table-cell office:value-type="float" office:value="0.138678">
            <text:p>0.138678</text:p>
          </table:table-cell>
          <table:table-cell office:value-type="float" office:value="0.0777633">
            <text:p>0.0777633</text:p>
          </table:table-cell>
          <table:table-cell table:style-name="Default" office:value-type="float" office:value="0.0894566">
            <text:p>0.0894566</text:p>
          </table:table-cell>
          <table:table-cell office:value-type="float" office:value="0.226028">
            <text:p>0.226028</text:p>
          </table:table-cell>
          <table:table-cell table:style-name="Default"/>
          <table:table-cell table:number-columns-repeated="993"/>
        </table:table-row>
        <table:table-row table:style-name="ro2">
          <table:table-cell table:style-name="Default" table:number-columns-repeated="9"/>
          <table:table-cell table:number-columns-repeated="8"/>
          <table:table-cell table:style-name="Default"/>
          <table:table-cell table:number-columns-repeated="7"/>
          <table:table-cell office:value-type="float" office:value="48">
            <text:p>48</text:p>
          </table:table-cell>
          <table:table-cell office:value-type="float" office:value="0.0575732">
            <text:p>0.0575732</text:p>
          </table:table-cell>
          <table:table-cell office:value-type="float" office:value="0.403596">
            <text:p>0.403596</text:p>
          </table:table-cell>
          <table:table-cell table:style-name="Default" office:value-type="float" office:value="0.0471593">
            <text:p>0.0471593</text:p>
          </table:table-cell>
          <table:table-cell office:value-type="float" office:value="0.0947882">
            <text:p>0.0947882</text:p>
          </table:table-cell>
          <table:table-cell table:style-name="Default"/>
          <table:table-cell table:number-columns-repeated="993"/>
        </table:table-row>
        <table:table-row table:style-name="ro2">
          <table:table-cell table:style-name="Default" table:number-columns-repeated="9"/>
          <table:table-cell table:number-columns-repeated="8"/>
          <table:table-cell table:style-name="Default"/>
          <table:table-cell table:number-columns-repeated="7"/>
          <table:table-cell office:value-type="float" office:value="49">
            <text:p>49</text:p>
          </table:table-cell>
          <table:table-cell office:value-type="float" office:value="0.0631539">
            <text:p>0.0631539</text:p>
          </table:table-cell>
          <table:table-cell office:value-type="float" office:value="0.104774">
            <text:p>0.104774</text:p>
          </table:table-cell>
          <table:table-cell table:style-name="Default" office:value-type="float" office:value="0.0400578">
            <text:p>0.0400578</text:p>
          </table:table-cell>
          <table:table-cell/>
          <table:table-cell table:style-name="Default"/>
          <table:table-cell table:number-columns-repeated="993"/>
        </table:table-row>
        <table:table-row table:style-name="ro2">
          <table:table-cell/>
          <table:table-cell table:style-name="ce9" office:value-type="string" table:number-columns-spanned="6" table:number-rows-spanned="1">
            <text:p>g-2 error vs d2_3</text:p>
          </table:table-cell>
          <table:covered-table-cell table:number-columns-repeated="5"/>
          <table:table-cell table:style-name="Default" table:number-columns-repeated="2"/>
          <table:table-cell table:number-columns-repeated="8"/>
          <table:table-cell table:style-name="Default"/>
          <table:table-cell table:number-columns-repeated="7"/>
          <table:table-cell office:value-type="float" office:value="50">
            <text:p>50</text:p>
          </table:table-cell>
          <table:table-cell office:value-type="float" office:value="0.0740338">
            <text:p>0.0740338</text:p>
          </table:table-cell>
          <table:table-cell office:value-type="float" office:value="0.111548">
            <text:p>0.111548</text:p>
          </table:table-cell>
          <table:table-cell table:style-name="Default"/>
          <table:table-cell/>
          <table:table-cell table:style-name="Default"/>
          <table:table-cell table:number-columns-repeated="993"/>
        </table:table-row>
        <table:table-row table:style-name="ro2">
          <table:table-cell table:style-name="Default"/>
          <table:table-cell table:style-name="ce9" office:value-type="string" table:number-columns-spanned="3" table:number-rows-spanned="1">
            <text:p>W2 = 50</text:p>
          </table:table-cell>
          <table:covered-table-cell table:number-columns-repeated="2" table:style-name="Default"/>
          <table:table-cell table:style-name="ce9" office:value-type="string" table:number-columns-spanned="3" table:number-rows-spanned="1">
            <text:p>W2 = 20</text:p>
          </table:table-cell>
          <table:covered-table-cell/>
          <table:covered-table-cell table:style-name="Default"/>
          <table:table-cell table:style-name="Default" table:number-columns-repeated="2"/>
          <table:table-cell table:number-columns-repeated="8"/>
          <table:table-cell table:style-name="Default"/>
          <table:table-cell table:number-columns-repeated="7"/>
          <table:table-cell table:style-name="Default" table:number-columns-repeated="6"/>
          <table:table-cell table:number-columns-repeated="993"/>
        </table:table-row>
        <table:table-row table:style-name="ro2">
          <table:table-cell table:style-name="Default" office:value-type="string">
            <text:p>d2_3</text:p>
          </table:table-cell>
          <table:table-cell table:style-name="Default" office:value-type="string">
            <text:p>Cu</text:p>
          </table:table-cell>
          <table:table-cell table:style-name="Default" office:value-type="string">
            <text:p>Pb</text:p>
          </table:table-cell>
          <table:table-cell table:style-name="Default" office:value-type="string">
            <text:p>Al</text:p>
          </table:table-cell>
          <table:table-cell table:style-name="Default" office:value-type="string">
            <text:p>Cu2</text:p>
          </table:table-cell>
          <table:table-cell office:value-type="string">
            <text:p>Pb2</text:p>
          </table:table-cell>
          <table:table-cell table:style-name="Default" office:value-type="string">
            <text:p>Al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7"/>
          <table:table-cell table:style-name="Default" table:number-columns-repeated="7"/>
          <table:table-cell table:number-columns-repeated="992"/>
        </table:table-row>
        <table:table-row table:style-name="ro2">
          <table:table-cell table:style-name="Default" office:value-type="float" office:value="0.5">
            <text:p>0.5</text:p>
          </table:table-cell>
          <table:table-cell office:value-type="float" office:value="0.0761575">
            <text:p>0.0761575</text:p>
          </table:table-cell>
          <table:table-cell office:value-type="float" office:value="0.450035">
            <text:p>0.450035</text:p>
          </table:table-cell>
          <table:table-cell table:style-name="Default" office:value-type="float" office:value="0.119024">
            <text:p>0.119024</text:p>
          </table:table-cell>
          <table:table-cell table:style-name="Default" office:value-type="float" office:value="0.211742">
            <text:p>0.211742</text:p>
          </table:table-cell>
          <table:table-cell table:style-name="Default" office:value-type="float" office:value="0.0640129">
            <text:p>0.0640129</text:p>
          </table:table-cell>
          <table:table-cell table:style-name="Default" office:value-type="float" office:value="0.132192">
            <text:p>0.13219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7"/>
          <table:table-cell table:style-name="Default"/>
          <table:table-cell table:style-name="ce9" office:value-type="string">
            <text:p>g-2 error vs d2_3 </text:p>
          </table:table-cell>
          <table:table-cell table:style-name="Default" table:number-columns-repeated="5"/>
          <table:table-cell table:number-columns-repeated="99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853829">
            <text:p>0.0853829</text:p>
          </table:table-cell>
          <table:table-cell table:style-name="Default" office:value-type="float" office:value="0.131397">
            <text:p>0.131397</text:p>
          </table:table-cell>
          <table:table-cell table:style-name="ce2" office:value-type="float" office:value="0.0000241969">
            <text:p>2.42E-005</text:p>
          </table:table-cell>
          <table:table-cell table:style-name="Default" office:value-type="float" office:value="0.211742">
            <text:p>0.211742</text:p>
          </table:table-cell>
          <table:table-cell table:style-name="Default" office:value-type="float" office:value="0.0640129">
            <text:p>0.0640129</text:p>
          </table:table-cell>
          <table:table-cell table:style-name="Default" office:value-type="float" office:value="0.132192">
            <text:p>0.13219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7"/>
          <table:table-cell office:value-type="string">
            <text:p>d2_3</text:p>
          </table:table-cell>
          <table:table-cell table:style-name="Default" office:value-type="string">
            <text:p>Cu, W2=50</text:p>
          </table:table-cell>
          <table:table-cell office:value-type="string">
            <text:p>Cu, W2=20</text:p>
          </table:table-cell>
          <table:table-cell table:number-columns-repeated="3"/>
          <table:table-cell table:style-name="Default"/>
          <table:table-cell table:number-columns-repeated="992"/>
        </table:table-row>
        <table:table-row table:style-name="ro2">
          <table:table-cell table:style-name="Default" office:value-type="float" office:value="1.5">
            <text:p>1.5</text:p>
          </table:table-cell>
          <table:table-cell office:value-type="float" office:value="0.134492">
            <text:p>0.134492</text:p>
          </table:table-cell>
          <table:table-cell table:style-name="Default" office:value-type="float" office:value="0.0736116">
            <text:p>0.0736116</text:p>
          </table:table-cell>
          <table:table-cell table:style-name="Default" office:value-type="float" office:value="0.0563155">
            <text:p>0.0563155</text:p>
          </table:table-cell>
          <table:table-cell table:style-name="Default" office:value-type="float" office:value="0.211742">
            <text:p>0.211742</text:p>
          </table:table-cell>
          <table:table-cell table:style-name="Default" office:value-type="float" office:value="0.0640129">
            <text:p>0.0640129</text:p>
          </table:table-cell>
          <table:table-cell table:style-name="Default" office:value-type="float" office:value="0.132192">
            <text:p>0.13219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7"/>
          <table:table-cell office:value-type="float" office:value="2">
            <text:p>2</text:p>
          </table:table-cell>
          <table:table-cell office:value-type="float" office:value="0.0958739">
            <text:p>0.0958739</text:p>
          </table:table-cell>
          <table:table-cell office:value-type="float" office:value="0.16817">
            <text:p>0.16817</text:p>
          </table:table-cell>
          <table:table-cell table:style-name="Default"/>
          <table:table-cell table:number-columns-repeated="2"/>
          <table:table-cell table:style-name="Default"/>
          <table:table-cell table:number-columns-repeated="99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056559">
            <text:p>0.056559</text:p>
          </table:table-cell>
          <table:table-cell table:style-name="Default" office:value-type="float" office:value="0.247794">
            <text:p>0.247794</text:p>
          </table:table-cell>
          <table:table-cell table:style-name="Default" office:value-type="float" office:value="0.0500664">
            <text:p>0.0500664</text:p>
          </table:table-cell>
          <table:table-cell table:style-name="Default" office:value-type="float" office:value="0.211742">
            <text:p>0.211742</text:p>
          </table:table-cell>
          <table:table-cell table:style-name="Default" office:value-type="float" office:value="0.0640129">
            <text:p>0.0640129</text:p>
          </table:table-cell>
          <table:table-cell table:style-name="Default" office:value-type="float" office:value="0.132192">
            <text:p>0.13219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7"/>
          <table:table-cell office:value-type="float" office:value="2.1">
            <text:p>2.1</text:p>
          </table:table-cell>
          <table:table-cell office:value-type="float" office:value="0.159213">
            <text:p>0.159213</text:p>
          </table:table-cell>
          <table:table-cell office:value-type="float" office:value="0.16817">
            <text:p>0.16817</text:p>
          </table:table-cell>
          <table:table-cell table:style-name="Default"/>
          <table:table-cell table:number-columns-repeated="2"/>
          <table:table-cell table:style-name="Default"/>
          <table:table-cell table:number-columns-repeated="992"/>
        </table:table-row>
        <table:table-row table:style-name="ro2">
          <table:table-cell table:style-name="Default" office:value-type="float" office:value="2.5">
            <text:p>2.5</text:p>
          </table:table-cell>
          <table:table-cell office:value-type="float" office:value="0.0632054">
            <text:p>0.0632054</text:p>
          </table:table-cell>
          <table:table-cell table:style-name="Default" office:value-type="float" office:value="0.114226">
            <text:p>0.114226</text:p>
          </table:table-cell>
          <table:table-cell table:style-name="Default" office:value-type="float" office:value="0.0419791">
            <text:p>0.0419791</text:p>
          </table:table-cell>
          <table:table-cell table:style-name="Default" office:value-type="float" office:value="0.211742">
            <text:p>0.211742</text:p>
          </table:table-cell>
          <table:table-cell table:style-name="Default" office:value-type="float" office:value="0.0640129">
            <text:p>0.0640129</text:p>
          </table:table-cell>
          <table:table-cell table:style-name="Default" office:value-type="float" office:value="0.132192">
            <text:p>0.132192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7"/>
          <table:table-cell office:value-type="float" office:value="2.2">
            <text:p>2.2</text:p>
          </table:table-cell>
          <table:table-cell office:value-type="float" office:value="0.0993843">
            <text:p>0.0993843</text:p>
          </table:table-cell>
          <table:table-cell office:value-type="float" office:value="0.16817">
            <text:p>0.16817</text:p>
          </table:table-cell>
          <table:table-cell table:style-name="Default"/>
          <table:table-cell table:number-columns-repeated="2"/>
          <table:table-cell table:style-name="Default"/>
          <table:table-cell table:number-columns-repeated="99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0740338">
            <text:p>0.0740338</text:p>
          </table:table-cell>
          <table:table-cell table:style-name="Default" office:value-type="float" office:value="0.111548">
            <text:p>0.111548</text:p>
          </table:table-cell>
          <table:table-cell table:style-name="Default"/>
          <table:table-cell table:style-name="Default" office:value-type="float" office:value="0.221909">
            <text:p>0.221909</text:p>
          </table:table-cell>
          <table:table-cell table:style-name="Default" office:value-type="float" office:value="0.1424">
            <text:p>0.1424</text:p>
          </table:table-cell>
          <table:table-cell table:style-name="Default" office:value-type="float" office:value="0.405866">
            <text:p>0.405866</text:p>
          </table:table-cell>
          <table:table-cell/>
          <table:table-cell table:style-name="Default"/>
          <table:table-cell table:number-columns-repeated="8"/>
          <table:table-cell table:style-name="Default"/>
          <table:table-cell table:number-columns-repeated="7"/>
          <table:table-cell office:value-type="float" office:value="2.3">
            <text:p>2.3</text:p>
          </table:table-cell>
          <table:table-cell office:value-type="float" office:value="0.125449">
            <text:p>0.125449</text:p>
          </table:table-cell>
          <table:table-cell office:value-type="float" office:value="0.16817">
            <text:p>0.16817</text:p>
          </table:table-cell>
          <table:table-cell table:style-name="Default"/>
          <table:table-cell table:number-columns-repeated="2"/>
          <table:table-cell table:style-name="Default"/>
          <table:table-cell table:number-columns-repeated="992"/>
        </table:table-row>
        <table:table-row table:style-name="ro2">
          <table:table-cell table:style-name="Default" office:value-type="float" office:value="3.5">
            <text:p>3.5</text:p>
          </table:table-cell>
          <table:table-cell office:value-type="float" office:value="0.0786595">
            <text:p>0.0786595</text:p>
          </table:table-cell>
          <table:table-cell table:style-name="Default" office:value-type="float" office:value="0.142969">
            <text:p>0.142969</text:p>
          </table:table-cell>
          <table:table-cell table:style-name="Default" office:value-type="float" office:value="0.0600071">
            <text:p>0.0600071</text:p>
          </table:table-cell>
          <table:table-cell table:style-name="Default"/>
          <table:table-cell table:style-name="Default" office:value-type="float" office:value="0.0657828">
            <text:p>0.0657828</text:p>
          </table:table-cell>
          <table:table-cell table:style-name="Default"/>
          <table:table-cell/>
          <table:table-cell table:style-name="Default"/>
          <table:table-cell table:number-columns-repeated="8"/>
          <table:table-cell table:style-name="Default"/>
          <table:table-cell table:number-columns-repeated="7"/>
          <table:table-cell office:value-type="float" office:value="2.4">
            <text:p>2.4</text:p>
          </table:table-cell>
          <table:table-cell office:value-type="float" office:value="0.135059">
            <text:p>0.135059</text:p>
          </table:table-cell>
          <table:table-cell office:value-type="float" office:value="0.16817">
            <text:p>0.16817</text:p>
          </table:table-cell>
          <table:table-cell table:style-name="Default"/>
          <table:table-cell table:number-columns-repeated="2"/>
          <table:table-cell table:style-name="Default"/>
          <table:table-cell table:number-columns-repeated="99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0776593">
            <text:p>0.0776593</text:p>
          </table:table-cell>
          <table:table-cell table:style-name="Default" office:value-type="float" office:value="0.178062">
            <text:p>0.178062</text:p>
          </table:table-cell>
          <table:table-cell/>
          <table:table-cell table:style-name="Default" office:value-type="float" office:value="0.266246">
            <text:p>0.266246</text:p>
          </table:table-cell>
          <table:table-cell table:style-name="Default" office:value-type="float" office:value="0.102305">
            <text:p>0.102305</text:p>
          </table:table-cell>
          <table:table-cell table:style-name="Default" office:value-type="float" office:value="0.0637376">
            <text:p>0.0637376</text:p>
          </table:table-cell>
          <table:table-cell/>
          <table:table-cell table:style-name="Default"/>
          <table:table-cell table:number-columns-repeated="8"/>
          <table:table-cell table:style-name="Default"/>
          <table:table-cell table:number-columns-repeated="7"/>
          <table:table-cell office:value-type="float" office:value="2.5">
            <text:p>2.5</text:p>
          </table:table-cell>
          <table:table-cell/>
          <table:table-cell office:value-type="float" office:value="0.16817">
            <text:p>0.16817</text:p>
          </table:table-cell>
          <table:table-cell table:number-columns-repeated="3"/>
          <table:table-cell table:style-name="Default"/>
          <table:table-cell table:number-columns-repeated="992"/>
        </table:table-row>
        <table:table-row table:style-name="ro2">
          <table:table-cell table:style-name="Default" office:value-type="float" office:value="4.5">
            <text:p>4.5</text:p>
          </table:table-cell>
          <table:table-cell office:value-type="float" office:value="0.092068">
            <text:p>0.092068</text:p>
          </table:table-cell>
          <table:table-cell table:style-name="Default" office:value-type="float" office:value="0.0681663">
            <text:p>0.0681663</text:p>
          </table:table-cell>
          <table:table-cell office:value-type="float" office:value="0.153161">
            <text:p>0.153161</text:p>
          </table:table-cell>
          <table:table-cell table:style-name="Default" office:value-type="float" office:value="0.0974396">
            <text:p>0.0974396</text:p>
          </table:table-cell>
          <table:table-cell table:style-name="Default" office:value-type="float" office:value="0.0909218">
            <text:p>0.0909218</text:p>
          </table:table-cell>
          <table:table-cell table:style-name="Default"/>
          <table:table-cell/>
          <table:table-cell table:style-name="Default"/>
          <table:table-cell table:number-columns-repeated="8"/>
          <table:table-cell table:style-name="Default"/>
          <table:table-cell table:number-columns-repeated="7"/>
          <table:table-cell office:value-type="float" office:value="2.6">
            <text:p>2.6</text:p>
          </table:table-cell>
          <table:table-cell office:value-type="float" office:value="0.112295">
            <text:p>0.112295</text:p>
          </table:table-cell>
          <table:table-cell office:value-type="float" office:value="0.16817">
            <text:p>0.16817</text:p>
          </table:table-cell>
          <table:table-cell table:number-columns-repeated="3"/>
          <table:table-cell table:style-name="Default"/>
          <table:table-cell table:number-columns-repeated="99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0880386">
            <text:p>0.0880386</text:p>
          </table:table-cell>
          <table:table-cell table:style-name="Default"/>
          <table:table-cell/>
          <table:table-cell table:style-name="Default"/>
          <table:table-cell table:style-name="Default" office:value-type="float" office:value="0.288193">
            <text:p>0.288193</text:p>
          </table:table-cell>
          <table:table-cell table:style-name="Default" office:value-type="float" office:value="0.109017">
            <text:p>0.109017</text:p>
          </table:table-cell>
          <table:table-cell/>
          <table:table-cell table:style-name="Default"/>
          <table:table-cell table:number-columns-repeated="8"/>
          <table:table-cell table:style-name="Default"/>
          <table:table-cell table:number-columns-repeated="7"/>
          <table:table-cell office:value-type="float" office:value="2.7">
            <text:p>2.7</text:p>
          </table:table-cell>
          <table:table-cell office:value-type="float" office:value="0.163957">
            <text:p>0.163957</text:p>
          </table:table-cell>
          <table:table-cell office:value-type="float" office:value="0.16817">
            <text:p>0.16817</text:p>
          </table:table-cell>
          <table:table-cell table:number-columns-repeated="3"/>
          <table:table-cell table:style-name="Default"/>
          <table:table-cell table:number-columns-repeated="992"/>
        </table:table-row>
        <table:table-row table:style-name="ro2">
          <table:table-cell table:style-name="Default" office:value-type="float" office:value="5.5">
            <text:p>5.5</text:p>
          </table:table-cell>
          <table:table-cell office:value-type="float" office:value="0.0753513">
            <text:p>0.0753513</text:p>
          </table:table-cell>
          <table:table-cell table:style-name="Default" office:value-type="float" office:value="0.0559658">
            <text:p>0.0559658</text:p>
          </table:table-cell>
          <table:table-cell/>
          <table:table-cell table:style-name="Default" office:value-type="float" office:value="0.109764">
            <text:p>0.109764</text:p>
          </table:table-cell>
          <table:table-cell table:style-name="Default"/>
          <table:table-cell table:style-name="Default" office:value-type="float" office:value="0.0688454">
            <text:p>0.0688454</text:p>
          </table:table-cell>
          <table:table-cell/>
          <table:table-cell table:style-name="Default"/>
          <table:table-cell table:number-columns-repeated="8"/>
          <table:table-cell table:style-name="Default"/>
          <table:table-cell table:number-columns-repeated="7"/>
          <table:table-cell office:value-type="float" office:value="2.8">
            <text:p>2.8</text:p>
          </table:table-cell>
          <table:table-cell office:value-type="float" office:value="0.221369">
            <text:p>0.221369</text:p>
          </table:table-cell>
          <table:table-cell office:value-type="float" office:value="0.16817">
            <text:p>0.16817</text:p>
          </table:table-cell>
          <table:table-cell table:number-columns-repeated="3"/>
          <table:table-cell table:style-name="Default"/>
          <table:table-cell table:number-columns-repeated="99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0780231">
            <text:p>0.0780231</text:p>
          </table:table-cell>
          <table:table-cell table:style-name="Default" office:value-type="float" office:value="0.0789841">
            <text:p>0.0789841</text:p>
          </table:table-cell>
          <table:table-cell office:value-type="float" office:value="0.2093">
            <text:p>0.2093</text:p>
          </table:table-cell>
          <table:table-cell table:style-name="Default" office:value-type="float" office:value="0.0642075">
            <text:p>0.0642075</text:p>
          </table:table-cell>
          <table:table-cell table:style-name="Default" office:value-type="float" office:value="0.181719">
            <text:p>0.181719</text:p>
          </table:table-cell>
          <table:table-cell table:style-name="Default" office:value-type="float" office:value="0.109733">
            <text:p>0.109733</text:p>
          </table:table-cell>
          <table:table-cell/>
          <table:table-cell table:style-name="Default"/>
          <table:table-cell table:number-columns-repeated="8"/>
          <table:table-cell table:style-name="Default"/>
          <table:table-cell table:number-columns-repeated="7"/>
          <table:table-cell office:value-type="float" office:value="2.9">
            <text:p>2.9</text:p>
          </table:table-cell>
          <table:table-cell office:value-type="float" office:value="0.310454">
            <text:p>0.310454</text:p>
          </table:table-cell>
          <table:table-cell office:value-type="float" office:value="0.162901">
            <text:p>0.162901</text:p>
          </table:table-cell>
          <table:table-cell table:number-columns-repeated="3"/>
          <table:table-cell table:style-name="Default"/>
          <table:table-cell table:number-columns-repeated="992"/>
        </table:table-row>
        <table:table-row table:style-name="ro2">
          <table:table-cell table:style-name="Default" office:value-type="float" office:value="6.5">
            <text:p>6.5</text:p>
          </table:table-cell>
          <table:table-cell office:value-type="float" office:value="0.154232">
            <text:p>0.154232</text:p>
          </table:table-cell>
          <table:table-cell table:style-name="Default" office:value-type="float" office:value="0.0809213">
            <text:p>0.0809213</text:p>
          </table:table-cell>
          <table:table-cell office:value-type="float" office:value="0.393848">
            <text:p>0.393848</text:p>
          </table:table-cell>
          <table:table-cell table:style-name="Default"/>
          <table:table-cell table:style-name="Default" office:value-type="float" office:value="0.414221">
            <text:p>0.414221</text:p>
          </table:table-cell>
          <table:table-cell table:style-name="Default" office:value-type="float" office:value="0.0607334">
            <text:p>0.0607334</text:p>
          </table:table-cell>
          <table:table-cell/>
          <table:table-cell table:style-name="Default"/>
          <table:table-cell table:number-columns-repeated="16"/>
          <table:table-cell office:value-type="float" office:value="3">
            <text:p>3</text:p>
          </table:table-cell>
          <table:table-cell/>
          <table:table-cell office:value-type="float" office:value="0.163646">
            <text:p>0.163646</text:p>
          </table:table-cell>
          <table:table-cell table:number-columns-repeated="3"/>
          <table:table-cell table:style-name="Default"/>
          <table:table-cell table:number-columns-repeated="99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130152">
            <text:p>0.130152</text:p>
          </table:table-cell>
          <table:table-cell table:style-name="Default" office:value-type="float" office:value="0.0687418">
            <text:p>0.0687418</text:p>
          </table:table-cell>
          <table:table-cell office:value-type="float" office:value="0.330112">
            <text:p>0.330112</text:p>
          </table:table-cell>
          <table:table-cell table:style-name="Default" office:value-type="float" office:value="0.0776224">
            <text:p>0.0776224</text:p>
          </table:table-cell>
          <table:table-cell table:style-name="Default" office:value-type="float" office:value="0.0809612">
            <text:p>0.0809612</text:p>
          </table:table-cell>
          <table:table-cell table:style-name="Default" office:value-type="float" office:value="0.165172">
            <text:p>0.165172</text:p>
          </table:table-cell>
          <table:table-cell/>
          <table:table-cell table:style-name="Default"/>
          <table:table-cell table:number-columns-repeated="16"/>
          <table:table-cell office:value-type="float" office:value="3.1">
            <text:p>3.1</text:p>
          </table:table-cell>
          <table:table-cell/>
          <table:table-cell office:value-type="float" office:value="0.220325">
            <text:p>0.220325</text:p>
          </table:table-cell>
          <table:table-cell table:number-columns-repeated="3"/>
          <table:table-cell table:style-name="Default"/>
          <table:table-cell table:number-columns-repeated="992"/>
        </table:table-row>
        <table:table-row table:style-name="ro2">
          <table:table-cell table:style-name="Default" office:value-type="float" office:value="7.5">
            <text:p>7.5</text:p>
          </table:table-cell>
          <table:table-cell office:value-type="float" office:value="0.104027">
            <text:p>0.104027</text:p>
          </table:table-cell>
          <table:table-cell table:style-name="Default" office:value-type="float" office:value="0.0679906">
            <text:p>0.0679906</text:p>
          </table:table-cell>
          <table:table-cell table:style-name="Default"/>
          <table:table-cell table:style-name="Default" office:value-type="float" office:value="0.121387">
            <text:p>0.121387</text:p>
          </table:table-cell>
          <table:table-cell table:style-name="Default" office:value-type="float" office:value="0.194248">
            <text:p>0.194248</text:p>
          </table:table-cell>
          <table:table-cell table:style-name="Default" office:value-type="float" office:value="0.132106">
            <text:p>0.132106</text:p>
          </table:table-cell>
          <table:table-cell/>
          <table:table-cell table:style-name="Default"/>
          <table:table-cell table:number-columns-repeated="16"/>
          <table:table-cell office:value-type="float" office:value="3.2">
            <text:p>3.2</text:p>
          </table:table-cell>
          <table:table-cell/>
          <table:table-cell office:value-type="float" office:value="0.0941067">
            <text:p>0.0941067</text:p>
          </table:table-cell>
          <table:table-cell table:number-columns-repeated="3"/>
          <table:table-cell table:style-name="Default"/>
          <table:table-cell table:number-columns-repeated="992"/>
        </table:table-row>
        <table:table-row table:style-name="ro2">
          <table:table-cell office:value-type="float" office:value="8">
            <text:p>8</text:p>
          </table:table-cell>
          <table:table-cell/>
          <table:table-cell table:style-name="Default" office:value-type="float" office:value="0.0864705">
            <text:p>0.0864705</text:p>
          </table:table-cell>
          <table:table-cell table:style-name="Default" office:value-type="float" office:value="0.363134">
            <text:p>0.363134</text:p>
          </table:table-cell>
          <table:table-cell table:style-name="Default" office:value-type="float" office:value="0.0823269">
            <text:p>0.0823269</text:p>
          </table:table-cell>
          <table:table-cell table:style-name="Default"/>
          <table:table-cell table:style-name="Default" office:value-type="float" office:value="0.0642895">
            <text:p>0.0642895</text:p>
          </table:table-cell>
          <table:table-cell/>
          <table:table-cell table:style-name="Default"/>
          <table:table-cell table:number-columns-repeated="16"/>
          <table:table-cell office:value-type="float" office:value="3.3">
            <text:p>3.3</text:p>
          </table:table-cell>
          <table:table-cell/>
          <table:table-cell office:value-type="float" office:value="0.0581394">
            <text:p>0.0581394</text:p>
          </table:table-cell>
          <table:table-cell table:number-columns-repeated="3"/>
          <table:table-cell table:style-name="Default"/>
          <table:table-cell table:number-columns-repeated="992"/>
        </table:table-row>
        <table:table-row table:style-name="ro2">
          <table:table-cell table:style-name="Default" office:value-type="float" office:value="8.5">
            <text:p>8.5</text:p>
          </table:table-cell>
          <table:table-cell/>
          <table:table-cell table:style-name="Default" office:value-type="float" office:value="0.0887995">
            <text:p>0.0887995</text:p>
          </table:table-cell>
          <table:table-cell table:style-name="Default" table:number-columns-repeated="2"/>
          <table:table-cell table:style-name="Default" office:value-type="float" office:value="0.236629">
            <text:p>0.236629</text:p>
          </table:table-cell>
          <table:table-cell table:style-name="Default" office:value-type="float" office:value="0.229192">
            <text:p>0.229192</text:p>
          </table:table-cell>
          <table:table-cell/>
          <table:table-cell table:style-name="Default" table:number-columns-repeated="2"/>
          <table:table-cell table:number-columns-repeated="15"/>
          <table:table-cell office:value-type="float" office:value="3.4">
            <text:p>3.4</text:p>
          </table:table-cell>
          <table:table-cell table:number-columns-repeated="5"/>
          <table:table-cell table:style-name="Default"/>
          <table:table-cell table:number-columns-repeated="99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14389">
            <text:p>0.14389</text:p>
          </table:table-cell>
          <table:table-cell table:style-name="Default" office:value-type="float" office:value="0.0859234">
            <text:p>0.0859234</text:p>
          </table:table-cell>
          <table:table-cell table:style-name="Default"/>
          <table:table-cell table:style-name="Default" office:value-type="float" office:value="0.281013">
            <text:p>0.281013</text:p>
          </table:table-cell>
          <table:table-cell table:style-name="Default" office:value-type="float" office:value="0.124114">
            <text:p>0.124114</text:p>
          </table:table-cell>
          <table:table-cell table:style-name="Default" office:value-type="float" office:value="0.329073">
            <text:p>0.329073</text:p>
          </table:table-cell>
          <table:table-cell/>
          <table:table-cell table:style-name="Default" table:number-columns-repeated="3"/>
          <table:table-cell table:number-columns-repeated="14"/>
          <table:table-cell office:value-type="float" office:value="3.5">
            <text:p>3.5</text:p>
          </table:table-cell>
          <table:table-cell/>
          <table:table-cell office:value-type="float" office:value="0.284647">
            <text:p>0.284647</text:p>
          </table:table-cell>
          <table:table-cell table:number-columns-repeated="3"/>
          <table:table-cell table:style-name="Default"/>
          <table:table-cell table:number-columns-repeated="992"/>
        </table:table-row>
        <table:table-row table:style-name="ro2">
          <table:table-cell table:style-name="Default" office:value-type="float" office:value="9.5">
            <text:p>9.5</text:p>
          </table:table-cell>
          <table:table-cell office:value-type="float" office:value="0.121846">
            <text:p>0.121846</text:p>
          </table:table-cell>
          <table:table-cell table:style-name="Default" office:value-type="float" office:value="0.0882364">
            <text:p>0.0882364</text:p>
          </table:table-cell>
          <table:table-cell table:style-name="Default" office:value-type="float" office:value="0.292855">
            <text:p>0.292855</text:p>
          </table:table-cell>
          <table:table-cell table:style-name="Default" office:value-type="float" office:value="0.0859213">
            <text:p>0.0859213</text:p>
          </table:table-cell>
          <table:table-cell table:style-name="Default" office:value-type="float" office:value="0.140538">
            <text:p>0.140538</text:p>
          </table:table-cell>
          <table:table-cell table:style-name="Default" office:value-type="float" office:value="0.127455">
            <text:p>0.127455</text:p>
          </table:table-cell>
          <table:table-cell/>
          <table:table-cell table:style-name="Default" table:number-columns-repeated="3"/>
          <table:table-cell table:number-columns-repeated="14"/>
          <table:table-cell office:value-type="float" office:value="3.6">
            <text:p>3.6</text:p>
          </table:table-cell>
          <table:table-cell office:value-type="float" office:value="0.120025">
            <text:p>0.120025</text:p>
          </table:table-cell>
          <table:table-cell office:value-type="float" office:value="0.246761">
            <text:p>0.246761</text:p>
          </table:table-cell>
          <table:table-cell table:number-columns-repeated="3"/>
          <table:table-cell table:style-name="Default"/>
          <table:table-cell table:number-columns-repeated="99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130031">
            <text:p>0.130031</text:p>
          </table:table-cell>
          <table:table-cell table:style-name="Default" office:value-type="float" office:value="0.0961828">
            <text:p>0.0961828</text:p>
          </table:table-cell>
          <table:table-cell table:style-name="Default" office:value-type="float" office:value="0.156486">
            <text:p>0.156486</text:p>
          </table:table-cell>
          <table:table-cell table:style-name="Default" office:value-type="float" office:value="0.13592">
            <text:p>0.13592</text:p>
          </table:table-cell>
          <table:table-cell office:value-type="float" office:value="0.122531">
            <text:p>0.122531</text:p>
          </table:table-cell>
          <table:table-cell table:style-name="Default" office:value-type="float" office:value="0.121827">
            <text:p>0.121827</text:p>
          </table:table-cell>
          <table:table-cell/>
          <table:table-cell table:style-name="Default" table:number-columns-repeated="3"/>
          <table:table-cell table:number-columns-repeated="14"/>
          <table:table-cell office:value-type="float" office:value="3.7">
            <text:p>3.7</text:p>
          </table:table-cell>
          <table:table-cell/>
          <table:table-cell office:value-type="float" office:value="0.147104">
            <text:p>0.147104</text:p>
          </table:table-cell>
          <table:table-cell table:number-columns-repeated="3"/>
          <table:table-cell table:style-name="Default"/>
          <table:table-cell table:number-columns-repeated="992"/>
        </table:table-row>
        <table:table-row table:style-name="ro2">
          <table:table-cell table:number-columns-repeated="5"/>
          <table:table-cell table:style-name="Default"/>
          <table:table-cell table:number-columns-repeated="2"/>
          <table:table-cell table:style-name="Default" table:number-columns-repeated="3"/>
          <table:table-cell table:number-columns-repeated="14"/>
          <table:table-cell office:value-type="float" office:value="3.8">
            <text:p>3.8</text:p>
          </table:table-cell>
          <table:table-cell office:value-type="float" office:value="0.13144">
            <text:p>0.13144</text:p>
          </table:table-cell>
          <table:table-cell office:value-type="float" office:value="0.134009">
            <text:p>0.134009</text:p>
          </table:table-cell>
          <table:table-cell table:number-columns-repeated="3"/>
          <table:table-cell table:style-name="Default"/>
          <table:table-cell table:number-columns-repeated="992"/>
        </table:table-row>
        <table:table-row table:style-name="ro2">
          <table:table-cell table:number-columns-repeated="8"/>
          <table:table-cell table:style-name="Default" table:number-columns-repeated="3"/>
          <table:table-cell table:number-columns-repeated="14"/>
          <table:table-cell office:value-type="float" office:value="3.9">
            <text:p>3.9</text:p>
          </table:table-cell>
          <table:table-cell/>
          <table:table-cell office:value-type="float" office:value="0.133264">
            <text:p>0.133264</text:p>
          </table:table-cell>
          <table:table-cell table:number-columns-repeated="3"/>
          <table:table-cell table:style-name="Default"/>
          <table:table-cell table:number-columns-repeated="992"/>
        </table:table-row>
        <table:table-row table:style-name="ro2">
          <table:table-cell table:number-columns-repeated="9"/>
          <table:table-cell table:style-name="Default" table:number-columns-repeated="2"/>
          <table:table-cell table:number-columns-repeated="5"/>
          <table:table-cell table:style-name="Default"/>
          <table:table-cell table:number-columns-repeated="8"/>
          <table:table-cell office:value-type="float" office:value="4">
            <text:p>4</text:p>
          </table:table-cell>
          <table:table-cell/>
          <table:table-cell office:value-type="float" office:value="0.164828">
            <text:p>0.164828</text:p>
          </table:table-cell>
          <table:table-cell table:number-columns-repeated="3"/>
          <table:table-cell table:style-name="Default"/>
          <table:table-cell table:number-columns-repeated="992"/>
        </table:table-row>
        <table:table-row table:style-name="ro2">
          <table:table-cell table:number-columns-repeated="8"/>
          <table:table-cell table:style-name="Default" table:number-columns-repeated="3"/>
          <table:table-cell table:number-columns-repeated="4"/>
          <table:table-cell table:style-name="ce10"/>
          <table:table-cell table:style-name="Default"/>
          <table:table-cell table:number-columns-repeated="8"/>
          <table:table-cell office:value-type="float" office:value="4.1">
            <text:p>4.1</text:p>
          </table:table-cell>
          <table:table-cell/>
          <table:table-cell office:value-type="float" office:value="0.145283">
            <text:p>0.145283</text:p>
          </table:table-cell>
          <table:table-cell table:number-columns-repeated="3"/>
          <table:table-cell table:style-name="Default"/>
          <table:table-cell table:number-columns-repeated="992"/>
        </table:table-row>
        <table:table-row table:style-name="ro2">
          <table:table-cell/>
          <table:table-cell table:style-name="ce8" office:value-type="string" table:number-columns-spanned="5" table:number-rows-spanned="1">
            <text:p>generate_nsig_nbkg</text:p>
          </table:table-cell>
          <table:covered-table-cell table:style-name="ce8"/>
          <table:covered-table-cell table:number-columns-repeated="2"/>
          <table:covered-table-cell table:style-name="Default"/>
          <table:table-cell table:style-name="ce9" office:value-type="string" table:number-columns-spanned="3" table:number-rows-spanned="1">
            <text:p>generate_nsig_nbkg NEW</text:p>
          </table:table-cell>
          <table:covered-table-cell table:number-columns-repeated="2" table:style-name="Default"/>
          <table:table-cell table:style-name="ce8" office:value-type="string" table:number-columns-spanned="3" table:number-rows-spanned="1">
            <text:p>generate_nsig2</text:p>
          </table:table-cell>
          <table:covered-table-cell table:number-columns-repeated="2"/>
          <table:table-cell office:value-type="string">
            <text:p>generate_nsig</text:p>
          </table:table-cell>
          <table:table-cell table:number-columns-repeated="3"/>
          <table:table-cell table:style-name="Default"/>
          <table:table-cell table:number-columns-repeated="8"/>
          <table:table-cell office:value-type="float" office:value="4.2">
            <text:p>4.2</text:p>
          </table:table-cell>
          <table:table-cell/>
          <table:table-cell office:value-type="float" office:value="0.256941">
            <text:p>0.256941</text:p>
          </table:table-cell>
          <table:table-cell table:number-columns-repeated="3"/>
          <table:table-cell table:style-name="Default"/>
          <table:table-cell table:number-columns-repeated="992"/>
        </table:table-row>
        <table:table-row table:style-name="ro2">
          <table:table-cell/>
          <table:table-cell office:value-type="string">
            <text:p>W2=55;d2_3=10</text:p>
          </table:table-cell>
          <table:table-cell office:value-type="string">
            <text:p>W2=55;d2_3 = 5</text:p>
          </table:table-cell>
          <table:table-cell office:value-type="string">
            <text:p>W2=40;d2_3 = 5</text:p>
          </table:table-cell>
          <table:table-cell office:value-type="string">
            <text:p>W2=55;d2_3 = 3</text:p>
          </table:table-cell>
          <table:table-cell table:style-name="Default" office:value-type="string">
            <text:p>W2=20;d2_3=5</text:p>
          </table:table-cell>
          <table:table-cell table:style-name="Default" office:value-type="string">
            <text:p>W2 = 55;d2_3 = 10</text:p>
          </table:table-cell>
          <table:table-cell table:style-name="Default" office:value-type="string">
            <text:p>W2 = 55;d2_3 = 3</text:p>
          </table:table-cell>
          <table:table-cell table:style-name="Default" office:value-type="string">
            <text:p>W2=20;d2_3=5</text:p>
          </table:table-cell>
          <table:table-cell office:value-type="string">
            <text:p>W2=55;d_3=5</text:p>
          </table:table-cell>
          <table:table-cell office:value-type="string">
            <text:p>W2=40;d2_3 = 5</text:p>
          </table:table-cell>
          <table:table-cell office:value-type="string">
            <text:p>W2=55;d2_3 = 3</text:p>
          </table:table-cell>
          <table:table-cell table:number-columns-repeated="4"/>
          <table:table-cell table:style-name="Default"/>
          <table:table-cell table:number-columns-repeated="8"/>
          <table:table-cell office:value-type="float" office:value="4.3">
            <text:p>4.3</text:p>
          </table:table-cell>
          <table:table-cell/>
          <table:table-cell office:value-type="float" office:value="0.101437">
            <text:p>0.101437</text:p>
          </table:table-cell>
          <table:table-cell table:number-columns-repeated="3"/>
          <table:table-cell table:style-name="Default"/>
          <table:table-cell table:number-columns-repeated="992"/>
        </table:table-row>
        <table:table-row table:style-name="ro2">
          <table:table-cell office:value-type="string">
            <text:p>nmu</text:p>
          </table:table-cell>
          <table:table-cell table:style-name="Default" office:value-type="float" office:value="100000">
            <text:p>100000</text:p>
          </table:table-cell>
          <table:table-cell table:number-columns-repeated="3" office:value-type="float" office:value="100000">
            <text:p>100000</text:p>
          </table:table-cell>
          <table:table-cell table:number-columns-repeated="4" table:style-name="Default" office:value-type="float" office:value="100000">
            <text:p>100000</text:p>
          </table:table-cell>
          <table:table-cell table:number-columns-repeated="4" office:value-type="float" office:value="100000">
            <text:p>100000</text:p>
          </table:table-cell>
          <table:table-cell table:number-columns-repeated="3"/>
          <table:table-cell table:style-name="Default"/>
          <table:table-cell table:number-columns-repeated="8"/>
          <table:table-cell office:value-type="float" office:value="4.4">
            <text:p>4.4</text:p>
          </table:table-cell>
          <table:table-cell/>
          <table:table-cell office:value-type="float" office:value="0.0823572">
            <text:p>0.0823572</text:p>
          </table:table-cell>
          <table:table-cell table:number-columns-repeated="3"/>
          <table:table-cell table:style-name="Default"/>
          <table:table-cell table:number-columns-repeated="992"/>
        </table:table-row>
        <table:table-row table:style-name="ro2">
          <table:table-cell office:value-type="string">
            <text:p>mu_abs</text:p>
          </table:table-cell>
          <table:table-cell table:style-name="Default" office:value-type="float" office:value="65784">
            <text:p>65784</text:p>
          </table:table-cell>
          <table:table-cell office:value-type="float" office:value="73765">
            <text:p>73765</text:p>
          </table:table-cell>
          <table:table-cell office:value-type="float" office:value="65848">
            <text:p>65848</text:p>
          </table:table-cell>
          <table:table-cell office:value-type="float" office:value="77101">
            <text:p>77101</text:p>
          </table:table-cell>
          <table:table-cell table:style-name="Default" office:value-type="float" office:value="36113">
            <text:p>36113</text:p>
          </table:table-cell>
          <table:table-cell table:style-name="Default" office:value-type="float" office:value="62864">
            <text:p>62864</text:p>
          </table:table-cell>
          <table:table-cell table:style-name="Default" office:value-type="float" office:value="74903">
            <text:p>74903</text:p>
          </table:table-cell>
          <table:table-cell table:style-name="Default" office:value-type="float" office:value="39144">
            <text:p>39144</text:p>
          </table:table-cell>
          <table:table-cell office:value-type="float" office:value="73770">
            <text:p>73770</text:p>
          </table:table-cell>
          <table:table-cell office:value-type="float" office:value="65857">
            <text:p>65857</text:p>
          </table:table-cell>
          <table:table-cell office:value-type="float" office:value="77145">
            <text:p>77145</text:p>
          </table:table-cell>
          <table:table-cell table:number-columns-repeated="4"/>
          <table:table-cell table:style-name="Default"/>
          <table:table-cell table:number-columns-repeated="8"/>
          <table:table-cell office:value-type="float" office:value="4.5">
            <text:p>4.5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2">
          <table:table-cell office:value-type="string">
            <text:p>mu_true</text:p>
          </table:table-cell>
          <table:table-cell table:style-name="Default" office:value-type="float" office:value="361">
            <text:p>361</text:p>
          </table:table-cell>
          <table:table-cell office:value-type="float" office:value="402">
            <text:p>402</text:p>
          </table:table-cell>
          <table:table-cell office:value-type="float" office:value="361">
            <text:p>361</text:p>
          </table:table-cell>
          <table:table-cell office:value-type="float" office:value="440">
            <text:p>440</text:p>
          </table:table-cell>
          <table:table-cell table:style-name="Default" office:value-type="float" office:value="220">
            <text:p>220</text:p>
          </table:table-cell>
          <table:table-cell table:style-name="Default" office:value-type="float" office:value="233">
            <text:p>233</text:p>
          </table:table-cell>
          <table:table-cell table:style-name="Default" office:value-type="float" office:value="275">
            <text:p>275</text:p>
          </table:table-cell>
          <table:table-cell table:style-name="Default" office:value-type="float" office:value="157">
            <text:p>157</text:p>
          </table:table-cell>
          <table:table-cell office:value-type="float" office:value="423">
            <text:p>423</text:p>
          </table:table-cell>
          <table:table-cell office:value-type="float" office:value="368">
            <text:p>368</text:p>
          </table:table-cell>
          <table:table-cell office:value-type="float" office:value="448">
            <text:p>448</text:p>
          </table:table-cell>
          <table:table-cell office:value-type="float" office:value="464">
            <text:p>464</text:p>
          </table:table-cell>
          <table:table-cell table:number-columns-repeated="3"/>
          <table:table-cell table:style-name="Default"/>
          <table:table-cell table:number-columns-repeated="8"/>
          <table:table-cell office:value-type="float" office:value="4.6">
            <text:p>4.6</text:p>
          </table:table-cell>
          <table:table-cell office:value-type="float" office:value="0.105424">
            <text:p>0.105424</text:p>
          </table:table-cell>
          <table:table-cell office:value-type="float" office:value="0.0732947">
            <text:p>0.0732947</text:p>
          </table:table-cell>
          <table:table-cell/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2">
          <table:table-cell office:value-type="string">
            <text:p>mu_bkg</text:p>
          </table:table-cell>
          <table:table-cell table:style-name="Default" office:value-type="float" office:value="18102">
            <text:p>18102</text:p>
          </table:table-cell>
          <table:table-cell office:value-type="float" office:value="10228">
            <text:p>10228</text:p>
          </table:table-cell>
          <table:table-cell office:value-type="float" office:value="1873">
            <text:p>1873</text:p>
          </table:table-cell>
          <table:table-cell office:value-type="float" office:value="6933">
            <text:p>6933</text:p>
          </table:table-cell>
          <table:table-cell table:style-name="Default" office:value-type="float" office:value="186">
            <text:p>186</text:p>
          </table:table-cell>
          <table:table-cell table:style-name="Default" office:value-type="float" office:value="24334">
            <text:p>24334</text:p>
          </table:table-cell>
          <table:table-cell table:style-name="Default" office:value-type="float" office:value="12457">
            <text:p>12457</text:p>
          </table:table-cell>
          <table:table-cell table:style-name="Default" office:value-type="float" office:value="324">
            <text:p>324</text:p>
          </table:table-cell>
          <table:table-cell office:value-type="float" office:value="10239">
            <text:p>10239</text:p>
          </table:table-cell>
          <table:table-cell office:value-type="float" office:value="1888">
            <text:p>1888</text:p>
          </table:table-cell>
          <table:table-cell office:value-type="float" office:value="6943">
            <text:p>6943</text:p>
          </table:table-cell>
          <table:table-cell table:number-columns-repeated="4"/>
          <table:table-cell table:style-name="Default"/>
          <table:table-cell table:number-columns-repeated="8"/>
          <table:table-cell office:value-type="float" office:value="4.7">
            <text:p>4.7</text:p>
          </table:table-cell>
          <table:table-cell office:value-type="float" office:value="0.104737">
            <text:p>0.104737</text:p>
          </table:table-cell>
          <table:table-cell office:value-type="float" office:value="0.101708">
            <text:p>0.101708</text:p>
          </table:table-cell>
          <table:table-cell/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 table:number-columns-repeated="4"/>
          <table:table-cell table:number-columns-repeated="7"/>
          <table:table-cell table:style-name="Default"/>
          <table:table-cell table:number-columns-repeated="8"/>
          <table:table-cell office:value-type="float" office:value="4.8">
            <text:p>4.8</text:p>
          </table:table-cell>
          <table:table-cell office:value-type="float" office:value="0.0910879">
            <text:p>0.0910879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2">
          <table:table-cell office:value-type="string">
            <text:p>eff</text:p>
          </table:table-cell>
          <table:table-cell table:style-name="ce5" table:formula="of:=[.B232]/[.B230]" office:value-type="percentage" office:value="0.00361">
            <text:p>0.36%</text:p>
          </table:table-cell>
          <table:table-cell table:style-name="ce5" table:formula="of:=[.C232]/[.C230]" office:value-type="percentage" office:value="0.00402">
            <text:p>0.40%</text:p>
          </table:table-cell>
          <table:table-cell table:style-name="ce5" table:formula="of:=[.D232]/[.D230]" office:value-type="percentage" office:value="0.00361">
            <text:p>0.36%</text:p>
          </table:table-cell>
          <table:table-cell table:style-name="ce5" table:formula="of:=[.E232]/[.E230]" office:value-type="percentage" office:value="0.0044">
            <text:p>0.44%</text:p>
          </table:table-cell>
          <table:table-cell table:style-name="ce5" table:formula="of:=[.F232]/[.F230]" office:value-type="percentage" office:value="0.0022">
            <text:p>0.22%</text:p>
          </table:table-cell>
          <table:table-cell table:style-name="ce5" table:formula="of:=[.G232]/[.G230]" office:value-type="percentage" office:value="0.00233">
            <text:p>0.23%</text:p>
          </table:table-cell>
          <table:table-cell table:style-name="ce5" table:formula="of:=[.H232]/[.H230]" office:value-type="percentage" office:value="0.00275">
            <text:p>0.28%</text:p>
          </table:table-cell>
          <table:table-cell table:style-name="ce5" table:formula="of:=[.I232]/[.I230]" office:value-type="percentage" office:value="0.00157">
            <text:p>0.16%</text:p>
          </table:table-cell>
          <table:table-cell table:style-name="ce5" table:formula="of:=[.J232]/[.J230]" office:value-type="percentage" office:value="0.00423">
            <text:p>0.42%</text:p>
          </table:table-cell>
          <table:table-cell table:style-name="ce5" table:formula="of:=[.K232]/[.K230]" office:value-type="percentage" office:value="0.00368">
            <text:p>0.37%</text:p>
          </table:table-cell>
          <table:table-cell table:style-name="ce5" table:formula="of:=[.L232]/[.L230]" office:value-type="percentage" office:value="0.00448">
            <text:p>0.45%</text:p>
          </table:table-cell>
          <table:table-cell table:style-name="ce5" table:formula="of:=[.M232]/[.M230]" office:value-type="percentage" office:value="0.00464">
            <text:p>0.46%</text:p>
          </table:table-cell>
          <table:table-cell table:number-columns-repeated="3"/>
          <table:table-cell table:style-name="Default"/>
          <table:table-cell table:number-columns-repeated="8"/>
          <table:table-cell office:value-type="float" office:value="4.9">
            <text:p>4.9</text:p>
          </table:table-cell>
          <table:table-cell office:value-type="float" office:value="0.0757119">
            <text:p>0.0757119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2">
          <table:table-cell office:value-type="string">
            <text:p>bkg_frac</text:p>
          </table:table-cell>
          <table:table-cell table:style-name="ce5" table:formula="of:=[.B233]/[.B230]" office:value-type="percentage" office:value="0.18102">
            <text:p>18.10%</text:p>
          </table:table-cell>
          <table:table-cell table:style-name="ce5" table:formula="of:=[.C233]/[.C230]" office:value-type="percentage" office:value="0.10228">
            <text:p>10.23%</text:p>
          </table:table-cell>
          <table:table-cell table:style-name="ce5" table:formula="of:=[.D233]/[.D230]" office:value-type="percentage" office:value="0.01873">
            <text:p>1.87%</text:p>
          </table:table-cell>
          <table:table-cell table:style-name="ce5" table:formula="of:=[.E233]/[.E230]" office:value-type="percentage" office:value="0.06933">
            <text:p>6.93%</text:p>
          </table:table-cell>
          <table:table-cell table:style-name="ce5" table:formula="of:=[.F233]/[.F230]" office:value-type="percentage" office:value="0.00186">
            <text:p>0.19%</text:p>
          </table:table-cell>
          <table:table-cell table:style-name="ce5" table:formula="of:=[.G233]/[.G230]" office:value-type="percentage" office:value="0.24334">
            <text:p>24.33%</text:p>
          </table:table-cell>
          <table:table-cell table:style-name="ce5" table:formula="of:=[.H233]/[.H230]" office:value-type="percentage" office:value="0.12457">
            <text:p>12.46%</text:p>
          </table:table-cell>
          <table:table-cell table:style-name="ce5" table:formula="of:=[.I233]/[.I230]" office:value-type="percentage" office:value="0.00324">
            <text:p>0.32%</text:p>
          </table:table-cell>
          <table:table-cell table:style-name="ce5" table:formula="of:=[.J233]/[.J230]" office:value-type="percentage" office:value="0.10239">
            <text:p>10.24%</text:p>
          </table:table-cell>
          <table:table-cell table:style-name="ce5" table:formula="of:=[.K233]/[.K230]" office:value-type="percentage" office:value="0.01888">
            <text:p>1.89%</text:p>
          </table:table-cell>
          <table:table-cell table:style-name="ce5" table:formula="of:=[.L233]/[.L230]" office:value-type="percentage" office:value="0.06943">
            <text:p>6.94%</text:p>
          </table:table-cell>
          <table:table-cell table:number-columns-repeated="4"/>
          <table:table-cell table:style-name="Default"/>
          <table:table-cell table:number-columns-repeated="12"/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2" table:number-rows-repeated="11">
          <table:table-cell table:number-columns-repeated="16"/>
          <table:table-cell table:style-name="Default"/>
          <table:table-cell table:number-columns-repeated="12"/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2" table:number-rows-repeated="12">
          <table:table-cell table:number-columns-repeated="29"/>
          <table:table-cell table:style-name="Default"/>
          <table:table-cell/>
          <table:table-cell table:style-name="Default"/>
          <table:table-cell table:number-columns-repeated="992"/>
        </table:table-row>
        <table:table-row table:style-name="ro2">
          <table:table-cell table:number-columns-repeated="29"/>
          <table:table-cell table:style-name="Default"/>
          <table:table-cell table:number-columns-repeated="994"/>
        </table:table-row>
        <table:table-row table:style-name="ro2" table:number-rows-repeated="10483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2 dependency" table:style-name="ta1">
        <table:shapes>
          <draw:frame draw:z-index="0" draw:style-name="gr1" draw:text-style-name="P1" svg:width="8.2528in" svg:height="4.5614in" svg:x="6.0193in" svg:y="11.5236in">
            <draw:object draw:notify-on-update-of-ranges="'W2 dependency'.A72:'W2 dependency'.A87 'W2 dependency'.A71:'W2 dependency'.A87 'W2 dependency'.C70:'W2 dependency'.C70 'W2 dependency'.C71:'W2 dependency'.C87" xlink:href="./Object 49" xlink:type="simple" xlink:show="embed" xlink:actuate="onLoad"/>
            <draw:image xlink:href="./ObjectReplacements/Object 49" xlink:type="simple" xlink:show="embed" xlink:actuate="onLoad"/>
          </draw:frame>
          <draw:frame draw:z-index="1" draw:style-name="gr1" draw:text-style-name="P1" svg:width="7.7898in" svg:height="4.4949in" svg:x="14.2142in" svg:y="11.4945in">
            <draw:object draw:notify-on-update-of-ranges="'W2 dependency'.A72:'W2 dependency'.A87 'W2 dependency'.A71:'W2 dependency'.A87 'W2 dependency'.E70:'W2 dependency'.E70 'W2 dependency'.E71:'W2 dependency'.E87" xlink:href="./Object 50" xlink:type="simple" xlink:show="embed" xlink:actuate="onLoad"/>
            <draw:image xlink:href="./ObjectReplacements/Object 50" xlink:type="simple" xlink:show="embed" xlink:actuate="onLoad"/>
          </draw:frame>
          <draw:frame draw:z-index="2" draw:style-name="gr1" draw:text-style-name="P1" svg:width="8.2744in" svg:height="3.5429in" svg:x="6.0488in" svg:y="16.0307in">
            <draw:object draw:notify-on-update-of-ranges="'W2 dependency'.A72:'W2 dependency'.A87 'W2 dependency'.A71:'W2 dependency'.A87 'W2 dependency'.F70:'W2 dependency'.F70 'W2 dependency'.F71:'W2 dependency'.F87" xlink:href="./Object 51" xlink:type="simple" xlink:show="embed" xlink:actuate="onLoad"/>
            <draw:image xlink:href="./ObjectReplacements/Object 51" xlink:type="simple" xlink:show="embed" xlink:actuate="onLoad"/>
          </draw:frame>
          <draw:frame draw:z-index="3" draw:style-name="gr2" draw:text-style-name="P1" svg:width="7.6835in" svg:height="3.5429in" svg:x="14.2232in" svg:y="15.9945in">
            <draw:object draw:notify-on-update-of-ranges="'W2 dependency'.A99:'W2 dependency'.A112 'W2 dependency'.A98:'W2 dependency'.A112 'W2 dependency'.D97:'W2 dependency'.D97 'W2 dependency'.D98:'W2 dependency'.D112" xlink:href="./Object 52" xlink:type="simple" xlink:show="embed" xlink:actuate="onLoad"/>
            <draw:image xlink:href="./ObjectReplacements/Object 52" xlink:type="simple" xlink:show="embed" xlink:actuate="onLoad"/>
          </draw:frame>
          <draw:line draw:z-index="4" draw:style-name="gr3" draw:text-style-name="P1" svg:x1="18.0469in" svg:y1="16.6287in" svg:x2="18.0469in" svg:y2="19.0654in">
            <text:p/>
          </draw:line>
          <draw:frame draw:z-index="5" draw:style-name="gr1" draw:text-style-name="P1" svg:width="9.7661in" svg:height="4.5374in" svg:x="0.1339in" svg:y="3.3012in">
            <draw:object draw:notify-on-update-of-ranges="'W2 dependency'.A4:'W2 dependency'.A16 'W2 dependency'.D3:'W2 dependency'.D3 'W2 dependency'.E4:'W2 dependency'.E16 'W2 dependency'.A4:'W2 dependency'.A16 'W2 dependency'.F3:'W2 dependency'.F3 'W2 dependency'.G4:'W2 dependency'.G16" xlink:href="./Object 32" xlink:type="simple" xlink:show="embed" xlink:actuate="onLoad"/>
            <draw:image xlink:href="./ObjectReplacements/Object 32" xlink:type="simple" xlink:show="embed" xlink:actuate="onLoad"/>
          </draw:frame>
          <draw:frame draw:z-index="6" draw:style-name="gr1" draw:text-style-name="P1" svg:width="6.2988in" svg:height="3.5429in" svg:x="9.8669in" svg:y="3.2083in">
            <draw:object draw:notify-on-update-of-ranges="'W2 dependency'.A4:'W2 dependency'.A16 'W2 dependency'.O3:'W2 dependency'.O3 'W2 dependency'.P4:'W2 dependency'.P16" xlink:href="./Object 33" xlink:type="simple" xlink:show="embed" xlink:actuate="onLoad"/>
            <draw:image xlink:href="./ObjectReplacements/Object 33" xlink:type="simple" xlink:show="embed" xlink:actuate="onLoad"/>
          </draw:frame>
          <draw:frame draw:z-index="7" draw:style-name="gr1" draw:text-style-name="P1" svg:width="6.2988in" svg:height="3.5429in" svg:x="16.1256in" svg:y="3.289in">
            <draw:object draw:notify-on-update-of-ranges="'W2 dependency'.A4:'W2 dependency'.A16 'W2 dependency'.S3:'W2 dependency'.S3 'W2 dependency'.T4:'W2 dependency'.T16" xlink:href="./Object 59" xlink:type="simple" xlink:show="embed" xlink:actuate="onLoad"/>
            <draw:image xlink:href="./ObjectReplacements/Object 59" xlink:type="simple" xlink:show="embed" xlink:actuate="onLoad"/>
          </draw:frame>
          <draw:frame draw:z-index="8" draw:style-name="gr1" draw:text-style-name="P1" svg:width="6.2988in" svg:height="3.5429in" svg:x="0in" svg:y="7.8539in">
            <draw:object draw:notify-on-update-of-ranges="'W2 dependency'.A4:'W2 dependency'.A16 'W2 dependency'.M3:'W2 dependency'.M3 'W2 dependency'.L4:'W2 dependency'.L16" xlink:href="./Object 34" xlink:type="simple" xlink:show="embed" xlink:actuate="onLoad"/>
            <draw:image xlink:href="./ObjectReplacements/Object 34" xlink:type="simple" xlink:show="embed" xlink:actuate="onLoad"/>
          </draw:frame>
          <draw:frame draw:z-index="9" draw:style-name="gr1" draw:text-style-name="P1" svg:width="5.4035in" svg:height="3.5429in" svg:x="4.4358in" svg:y="7.7579in">
            <draw:object draw:notify-on-update-of-ranges="'W2 dependency'.A4:'W2 dependency'.A16 'W2 dependency'.W3:'W2 dependency'.W3 'W2 dependency'.W4:'W2 dependency'.W16" xlink:href="./Object 37" xlink:type="simple" xlink:show="embed" xlink:actuate="onLoad"/>
            <draw:image xlink:href="./ObjectReplacements/Object 37" xlink:type="simple" xlink:show="embed" xlink:actuate="onLoad"/>
          </draw:frame>
          <draw:frame draw:z-index="10" draw:style-name="gr1" draw:text-style-name="P1" svg:width="6.2988in" svg:height="3.5429in" svg:x="9.7819in" svg:y="6.7157in">
            <draw:object draw:notify-on-update-of-ranges="'W2 dependency'.A4:'W2 dependency'.A16 'W2 dependency'.V4:'W2 dependency'.V16" xlink:href="./Object 48" xlink:type="simple" xlink:show="embed" xlink:actuate="onLoad"/>
            <draw:image xlink:href="./ObjectReplacements/Object 48" xlink:type="simple" xlink:show="embed" xlink:actuate="onLoad"/>
          </draw:frame>
          <draw:frame draw:z-index="11" draw:style-name="gr1" draw:text-style-name="P1" svg:width="6.2988in" svg:height="3.5429in" svg:x="22.4028in" svg:y="3.2965in">
            <draw:object draw:notify-on-update-of-ranges="'W2 dependency'.A4:'W2 dependency'.A16 'W2 dependency'.AB3:'W2 dependency'.AB3 'W2 dependency'.AB4:'W2 dependency'.AB16 'W2 dependency'.A4:'W2 dependency'.A16 'W2 dependency'.AC3:'W2 dependency'.AC3 'W2 dependency'.AC4:'W2 dependency'.AC16" xlink:href="./Object 36" xlink:type="simple" xlink:show="embed" xlink:actuate="onLoad"/>
            <draw:image xlink:href="./ObjectReplacements/Object 36" xlink:type="simple" xlink:show="embed" xlink:actuate="onLoad"/>
          </draw:frame>
          <draw:frame draw:z-index="12" draw:style-name="gr1" draw:text-style-name="P1" svg:width="6.2988in" svg:height="3.5429in" svg:x="16.0429in" svg:y="6.772in">
            <draw:object draw:notify-on-update-of-ranges="'W2 dependency'.A4:'W2 dependency'.A16 'W2 dependency'.AA3:'W2 dependency'.AA3 'W2 dependency'.AA4:'W2 dependency'.AA16" xlink:href="./Object 35" xlink:type="simple" xlink:show="embed" xlink:actuate="onLoad"/>
            <draw:image xlink:href="./ObjectReplacements/Object 3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1" table:default-cell-style-name="Default"/>
        <table:table-column table:style-name="co6" table:default-cell-style-name="Default"/>
        <table:table-column table:style-name="co1" table:number-columns-repeated="14" table:default-cell-style-name="Default"/>
        <table:table-row table:style-name="ro2">
          <table:table-cell table:number-columns-repeated="7"/>
          <table:table-cell office:value-type="string">
            <text:p>(coincidence 12)</text:p>
          </table:table-cell>
          <table:table-cell table:number-columns-repeated="23"/>
        </table:table-row>
        <table:table-row table:style-name="ro2">
          <table:table-cell table:number-columns-repeated="7"/>
          <table:table-cell table:style-name="ce23" office:value-type="string">
            <text:p>|</text:p>
          </table:table-cell>
          <table:table-cell table:number-columns-repeated="23"/>
        </table:table-row>
        <table:table-row table:style-name="ro2">
          <table:table-cell office:value-type="string">
            <text:p>W2</text:p>
          </table:table-cell>
          <table:table-cell table:style-name="ce9" office:value-type="string" table:number-columns-spanned="2" table:number-rows-spanned="1">
            <text:p>Number of incoming muons</text:p>
          </table:table-cell>
          <table:covered-table-cell/>
          <table:table-cell table:style-name="ce9" office:value-type="string" table:number-columns-spanned="2" table:number-rows-spanned="1">
            <text:p>Muons 011</text:p>
          </table:table-cell>
          <table:covered-table-cell/>
          <table:table-cell table:style-name="ce9" office:value-type="string" table:number-columns-spanned="2" table:number-rows-spanned="1">
            <text:p>Muons 111</text:p>
          </table:table-cell>
          <table:covered-table-cell/>
          <table:table-cell office:value-type="string">
            <text:p>Muon rate </text:p>
          </table:table-cell>
          <table:table-cell table:style-name="ce9" office:value-type="string" table:number-columns-spanned="2" table:number-rows-spanned="1">
            <text:p>Muons 011 absorbed</text:p>
          </table:table-cell>
          <table:covered-table-cell/>
          <table:table-cell table:style-name="ce9" office:value-type="string" table:number-columns-spanned="2" table:number-rows-spanned="1">
            <text:p>Muons 111 absorbed</text:p>
          </table:table-cell>
          <table:covered-table-cell/>
          <table:table-cell table:style-name="ce9" office:value-type="string" table:number-columns-spanned="2" table:number-rows-spanned="1">
            <text:p>Total muons absorbed</text:p>
          </table:table-cell>
          <table:covered-table-cell/>
          <table:table-cell table:style-name="ce9" office:value-type="string" table:number-columns-spanned="2" table:number-rows-spanned="1">
            <text:p>Electrons 011</text:p>
          </table:table-cell>
          <table:covered-table-cell/>
          <table:table-cell table:style-name="ce9" office:value-type="string" table:number-columns-spanned="2" table:number-rows-spanned="1">
            <text:p>Electrons 011 stopped</text:p>
          </table:table-cell>
          <table:covered-table-cell/>
          <table:table-cell table:style-name="ce9" office:value-type="string" table:number-columns-spanned="2" table:number-rows-spanned="1">
            <text:p>Electrons escaped</text:p>
          </table:table-cell>
          <table:covered-table-cell/>
          <table:table-cell table:style-name="ce9" office:value-type="string" table:number-columns-spanned="2" table:number-rows-spanned="1">
            <text:p>Signal events</text:p>
          </table:table-cell>
          <table:covered-table-cell/>
          <table:table-cell office:value-type="string">
            <text:p>Interferences</text:p>
          </table:table-cell>
          <table:table-cell table:style-name="ce9" office:value-type="string" table:number-columns-spanned="2" table:number-rows-spanned="1">
            <text:p>Background triggers</text:p>
          </table:table-cell>
          <table:covered-table-cell/>
          <table:table-cell office:value-type="string">
            <text:p>Bkg</text:p>
          </table:table-cell>
          <table:table-cell office:value-type="string">
            <text:p>Frac bkg</text:p>
          </table:table-cell>
          <table:table-cell office:value-type="string">
            <text:p>undetected scint2</text:p>
          </table:table-cell>
          <table:table-cell office:value-type="string">
            <text:p>undetected scint3</text:p>
          </table:table-cell>
          <table:table-cell table:number-columns-repeated="2"/>
        </table:table-row>
        <table:table-row table:style-name="ro2">
          <table:table-cell office:value-type="float" office:value="50">
            <text:p>50</text:p>
          </table:table-cell>
          <table:table-cell table:style-name="ce2" office:value-type="float" office:value="30240000">
            <text:p>3.02E+007</text:p>
          </table:table-cell>
          <table:table-cell table:style-name="ce18" office:value-type="percentage" office:value="1">
            <text:p>100%</text:p>
          </table:table-cell>
          <table:table-cell table:style-name="ce2" office:value-type="float" office:value="1634260">
            <text:p>1.63E+006</text:p>
          </table:table-cell>
          <table:table-cell table:style-name="ce22" table:formula="of:=[.D4]/[.B4]" office:value-type="percentage" office:value="0.0540429894179894">
            <text:p>5.4043%</text:p>
          </table:table-cell>
          <table:table-cell table:style-name="ce2" office:value-type="float" office:value="17387100">
            <text:p>1.74E+007</text:p>
          </table:table-cell>
          <table:table-cell table:style-name="ce22" table:formula="of:=[.F4]/[.B4]" office:value-type="percentage" office:value="0.574970238095238">
            <text:p>57.4970%</text:p>
          </table:table-cell>
          <table:table-cell table:style-name="ce22" table:formula="of:=[.G4]+[.E4]" office:value-type="percentage" office:value="0.629013227513228">
            <text:p>62.9013%</text:p>
          </table:table-cell>
          <table:table-cell office:value-type="float" office:value="2378">
            <text:p>2378</text:p>
          </table:table-cell>
          <table:table-cell table:style-name="ce22" table:formula="of:=[.I4]/[.D4]" office:value-type="percentage" office:value="0.00145509282488711">
            <text:p>0.1455%</text:p>
          </table:table-cell>
          <table:table-cell table:style-name="ce3" office:value-type="float" office:value="35448">
            <text:p>35448</text:p>
          </table:table-cell>
          <table:table-cell table:style-name="ce22" table:formula="of:=[.K4]/[.F4]" office:value-type="percentage" office:value="0.00203875286850596">
            <text:p>0.2039%</text:p>
          </table:table-cell>
          <table:table-cell table:style-name="ce3" table:formula="of:=[.K4]+[.I4]" office:value-type="float" office:value="37826">
            <text:p>37826</text:p>
          </table:table-cell>
          <table:table-cell table:style-name="ce22" table:formula="of:=[.M4]/([.F4]+[.D4])" office:value-type="percentage" office:value="0.00198860649291113">
            <text:p>0.1989%</text:p>
          </table:table-cell>
          <table:table-cell office:value-type="float" office:value="17509">
            <text:p>17509</text:p>
          </table:table-cell>
          <table:table-cell table:style-name="ce22" table:formula="of:=[.O4]/([.I4]+[.K4])" office:value-type="percentage" office:value="0.462882673293502">
            <text:p>46.2883%</text:p>
          </table:table-cell>
          <table:table-cell office:value-type="float" office:value="8819">
            <text:p>8819</text:p>
          </table:table-cell>
          <table:table-cell table:style-name="ce22" table:formula="of:=[.Q4]/[.O4]" office:value-type="percentage" office:value="0.503683819749843">
            <text:p>50.3684%</text:p>
          </table:table-cell>
          <table:table-cell office:value-type="float" office:value="20317">
            <text:p>20317</text:p>
          </table:table-cell>
          <table:table-cell table:style-name="ce22" table:formula="of:=[.S4]/([.I4]+[.K4])" office:value-type="percentage" office:value="0.537117326706498">
            <text:p>53.7117%</text:p>
          </table:table-cell>
          <table:table-cell office:value-type="float" office:value="8617">
            <text:p>8617</text:p>
          </table:table-cell>
          <table:table-cell table:style-name="ce22" table:formula="of:=[.U4]/[.B4]" office:value-type="percentage" office:value="0.000284953703703704">
            <text:p>0.0285%</text:p>
          </table:table-cell>
          <table:table-cell office:value-type="float" office:value="106187">
            <text:p>106187</text:p>
          </table:table-cell>
          <table:table-cell table:style-name="ce2" table:formula="of:=([.D4]-[.I4])+[.Q4]+[.S4]+[.W4]+[.AC4]" office:value-type="float" office:value="3186435">
            <text:p>3.19E+006</text:p>
          </table:table-cell>
          <table:table-cell table:style-name="ce1" table:formula="of:=[.X4]/[.B4]" office:value-type="percentage" office:value="0.105371527777778">
            <text:p>10.54%</text:p>
          </table:table-cell>
          <table:table-cell table:style-name="ce2" office:value-type="float" office:value="3080240">
            <text:p>3.08E+006</text:p>
          </table:table-cell>
          <table:table-cell table:style-name="ce1" table:formula="of:=[.Z4]/[.B4]" office:value-type="percentage" office:value="0.101859788359788">
            <text:p>10.19%</text:p>
          </table:table-cell>
          <table:table-cell table:style-name="ce2" office:value-type="float" office:value="4152560">
            <text:p>4.15E+006</text:p>
          </table:table-cell>
          <table:table-cell table:style-name="ce2" office:value-type="float" office:value="1419230">
            <text:p>1.42E+006</text:p>
          </table:table-cell>
          <table:table-cell table:style-name="ce1" table:formula="of:=[.AB4]/([.D4]+[.F4])" office:value-type="percentage" office:value="0.218310362665971">
            <text:p>21.83%</text:p>
          </table:table-cell>
          <table:table-cell table:style-name="ce1"/>
        </table:table-row>
        <table:table-row table:style-name="ro2">
          <table:table-cell office:value-type="float" office:value="47.5">
            <text:p>47.5</text:p>
          </table:table-cell>
          <table:table-cell table:style-name="ce2" office:value-type="float" office:value="30240001">
            <text:p>3.02E+007</text:p>
          </table:table-cell>
          <table:table-cell table:style-name="ce18" office:value-type="percentage" office:value="1">
            <text:p>100%</text:p>
          </table:table-cell>
          <table:table-cell table:style-name="ce2" office:value-type="float" office:value="1046680">
            <text:p>1.05E+006</text:p>
          </table:table-cell>
          <table:table-cell table:style-name="ce22" table:formula="of:=[.D5]/[.B5]" office:value-type="percentage" office:value="0.0346124327178428">
            <text:p>3.4612%</text:p>
          </table:table-cell>
          <table:table-cell table:style-name="ce2" office:value-type="float" office:value="17348400">
            <text:p>1.73E+007</text:p>
          </table:table-cell>
          <table:table-cell table:style-name="ce22" table:formula="of:=[.F5]/[.B5]" office:value-type="percentage" office:value="0.573690457219231">
            <text:p>57.3690%</text:p>
          </table:table-cell>
          <table:table-cell table:style-name="ce22" table:formula="of:=[.G5]+[.E5]" office:value-type="percentage" office:value="0.608302889937074">
            <text:p>60.8303%</text:p>
          </table:table-cell>
          <table:table-cell office:value-type="float" office:value="1879">
            <text:p>1879</text:p>
          </table:table-cell>
          <table:table-cell table:style-name="ce22" table:formula="of:=[.I5]/[.D5]" office:value-type="percentage" office:value="0.00179520006114572">
            <text:p>0.1795%</text:p>
          </table:table-cell>
          <table:table-cell table:style-name="ce3" office:value-type="float" office:value="35363">
            <text:p>35363</text:p>
          </table:table-cell>
          <table:table-cell table:style-name="ce22" table:formula="of:=[.K5]/[.F5]" office:value-type="percentage" office:value="0.00203840123584884">
            <text:p>0.2038%</text:p>
          </table:table-cell>
          <table:table-cell table:style-name="ce3" table:formula="of:=[.K5]+[.I5]" office:value-type="float" office:value="37242">
            <text:p>37242</text:p>
          </table:table-cell>
          <table:table-cell table:style-name="ce22" table:formula="of:=[.M5]/([.F5]+[.D5])" office:value-type="percentage" office:value="0.00202456308969572">
            <text:p>0.2025%</text:p>
          </table:table-cell>
          <table:table-cell office:value-type="float" office:value="17242">
            <text:p>17242</text:p>
          </table:table-cell>
          <table:table-cell table:style-name="ce22" table:formula="of:=[.O5]/([.I5]+[.K5])" office:value-type="percentage" office:value="0.462971913431072">
            <text:p>46.2972%</text:p>
          </table:table-cell>
          <table:table-cell office:value-type="float" office:value="8718">
            <text:p>8718</text:p>
          </table:table-cell>
          <table:table-cell table:style-name="ce22" table:formula="of:=[.Q5]/[.O5]" office:value-type="percentage" office:value="0.505625797471291">
            <text:p>50.5626%</text:p>
          </table:table-cell>
          <table:table-cell office:value-type="float" office:value="20000">
            <text:p>20000</text:p>
          </table:table-cell>
          <table:table-cell table:style-name="ce22" table:formula="of:=[.S5]/([.I5]+[.K5])" office:value-type="percentage" office:value="0.537028086568928">
            <text:p>53.7028%</text:p>
          </table:table-cell>
          <table:table-cell office:value-type="float" office:value="8452">
            <text:p>8452</text:p>
          </table:table-cell>
          <table:table-cell table:style-name="ce22" table:formula="of:=[.U5]/[.B5]" office:value-type="percentage" office:value="0.000279497345254717">
            <text:p>0.0279%</text:p>
          </table:table-cell>
          <table:table-cell office:value-type="float" office:value="46842">
            <text:p>46842</text:p>
          </table:table-cell>
          <table:table-cell table:style-name="ce2" table:formula="of:=([.D5]-[.I5])+[.Q5]+[.S5]+[.W5]+[.AC5]" office:value-type="float" office:value="2536461">
            <text:p>2.54E+006</text:p>
          </table:table-cell>
          <table:table-cell table:style-name="ce1" table:formula="of:=[.X5]/[.B5]" office:value-type="percentage" office:value="0.0838776757976959">
            <text:p>8.39%</text:p>
          </table:table-cell>
          <table:table-cell table:style-name="ce2" office:value-type="float" office:value="2489620">
            <text:p>2.49E+006</text:p>
          </table:table-cell>
          <table:table-cell table:style-name="ce1" table:formula="of:=[.Z5]/[.B5]" office:value-type="percentage" office:value="0.0823287009811938">
            <text:p>8.23%</text:p>
          </table:table-cell>
          <table:table-cell table:style-name="ce2" office:value-type="float" office:value="4024970">
            <text:p>4.02E+006</text:p>
          </table:table-cell>
          <table:table-cell table:style-name="ce2" office:value-type="float" office:value="1416100">
            <text:p>1.42E+006</text:p>
          </table:table-cell>
          <table:table-cell table:style-name="ce1" table:number-columns-repeated="2"/>
        </table:table-row>
        <table:table-row table:style-name="ro2">
          <table:table-cell office:value-type="float" office:value="45">
            <text:p>45</text:p>
          </table:table-cell>
          <table:table-cell table:style-name="ce2" office:value-type="float" office:value="30240002">
            <text:p>3.02E+007</text:p>
          </table:table-cell>
          <table:table-cell table:style-name="ce18" office:value-type="percentage" office:value="1">
            <text:p>100%</text:p>
          </table:table-cell>
          <table:table-cell office:value-type="float" office:value="619681">
            <text:p>619681</text:p>
          </table:table-cell>
          <table:table-cell table:style-name="ce22" table:formula="of:=[.D6]/[.B6]" office:value-type="percentage" office:value="0.0204920952055493">
            <text:p>2.0492%</text:p>
          </table:table-cell>
          <table:table-cell table:style-name="ce2" office:value-type="float" office:value="17132300">
            <text:p>1.71E+007</text:p>
          </table:table-cell>
          <table:table-cell table:style-name="ce22" table:formula="of:=[.F6]/[.B6]" office:value-type="percentage" office:value="0.566544274699453">
            <text:p>56.6544%</text:p>
          </table:table-cell>
          <table:table-cell table:style-name="ce22" table:formula="of:=[.G6]+[.E6]" office:value-type="percentage" office:value="0.587036369905002">
            <text:p>58.7036%</text:p>
          </table:table-cell>
          <table:table-cell office:value-type="float" office:value="1149">
            <text:p>1149</text:p>
          </table:table-cell>
          <table:table-cell table:style-name="ce22" table:formula="of:=[.I6]/[.D6]" office:value-type="percentage" office:value="0.00185417981187095">
            <text:p>0.1854%</text:p>
          </table:table-cell>
          <table:table-cell table:style-name="ce3" office:value-type="float" office:value="34936">
            <text:p>34936</text:p>
          </table:table-cell>
          <table:table-cell table:style-name="ce22" table:formula="of:=[.K6]/[.F6]" office:value-type="percentage" office:value="0.00203918913397501">
            <text:p>0.2039%</text:p>
          </table:table-cell>
          <table:table-cell table:style-name="ce3" table:formula="of:=[.K6]+[.I6]" office:value-type="float" office:value="36085">
            <text:p>36085</text:p>
          </table:table-cell>
          <table:table-cell table:style-name="ce22" table:formula="of:=[.M6]/([.F6]+[.D6])" office:value-type="percentage" office:value="0.00203273088226041">
            <text:p>0.2033%</text:p>
          </table:table-cell>
          <table:table-cell office:value-type="float" office:value="16565">
            <text:p>16565</text:p>
          </table:table-cell>
          <table:table-cell table:style-name="ce22" table:formula="of:=[.O6]/([.I6]+[.K6])" office:value-type="percentage" office:value="0.459055009006512">
            <text:p>45.9055%</text:p>
          </table:table-cell>
          <table:table-cell office:value-type="float" office:value="8414">
            <text:p>8414</text:p>
          </table:table-cell>
          <table:table-cell table:style-name="ce22" table:formula="of:=[.Q6]/[.O6]" office:value-type="percentage" office:value="0.507938424388771">
            <text:p>50.7938%</text:p>
          </table:table-cell>
          <table:table-cell office:value-type="float" office:value="19520">
            <text:p>19520</text:p>
          </table:table-cell>
          <table:table-cell table:style-name="ce22" table:formula="of:=[.S6]/([.I6]+[.K6])" office:value-type="percentage" office:value="0.540944990993488">
            <text:p>54.0945%</text:p>
          </table:table-cell>
          <table:table-cell office:value-type="float" office:value="8082">
            <text:p>8082</text:p>
          </table:table-cell>
          <table:table-cell table:style-name="ce22" table:formula="of:=[.U6]/[.B6]" office:value-type="percentage" office:value="0.000267261887085854">
            <text:p>0.0267%</text:p>
          </table:table-cell>
          <table:table-cell office:value-type="float" office:value="17925">
            <text:p>17925</text:p>
          </table:table-cell>
          <table:table-cell table:style-name="ce2" table:formula="of:=([.D6]-[.I6])+[.Q6]+[.S6]+[.W6]+[.AB6]" office:value-type="float" office:value="4555031">
            <text:p>4.56E+006</text:p>
          </table:table-cell>
          <table:table-cell table:style-name="ce1" table:formula="of:=[.X6]/[.B6]" office:value-type="percentage" office:value="0.150629322048325">
            <text:p>15.06%</text:p>
          </table:table-cell>
          <table:table-cell table:style-name="ce2" office:value-type="float" office:value="2044970">
            <text:p>2.04E+006</text:p>
          </table:table-cell>
          <table:table-cell table:style-name="ce1" table:formula="of:=[.Z6]/[.B6]" office:value-type="percentage" office:value="0.0676246648396386">
            <text:p>6.76%</text:p>
          </table:table-cell>
          <table:table-cell table:style-name="ce2" office:value-type="float" office:value="3890640">
            <text:p>3.89E+006</text:p>
          </table:table-cell>
          <table:table-cell table:style-name="ce2" office:value-type="float" office:value="1398510">
            <text:p>1.40E+006</text:p>
          </table:table-cell>
          <table:table-cell table:style-name="ce1" table:number-columns-repeated="2"/>
        </table:table-row>
        <table:table-row table:style-name="ro2">
          <table:table-cell office:value-type="float" office:value="42.5">
            <text:p>42.5</text:p>
          </table:table-cell>
          <table:table-cell table:style-name="ce2" office:value-type="float" office:value="30240003">
            <text:p>3.02E+007</text:p>
          </table:table-cell>
          <table:table-cell table:style-name="ce18" office:value-type="percentage" office:value="1">
            <text:p>100%</text:p>
          </table:table-cell>
          <table:table-cell office:value-type="float" office:value="360487">
            <text:p>360487</text:p>
          </table:table-cell>
          <table:table-cell table:style-name="ce22" table:formula="of:=[.D7]/[.B7]" office:value-type="percentage" office:value="0.0119208652194909">
            <text:p>1.1921%</text:p>
          </table:table-cell>
          <table:table-cell table:style-name="ce2" office:value-type="float" office:value="16711100">
            <text:p>1.67E+007</text:p>
          </table:table-cell>
          <table:table-cell table:style-name="ce22" table:formula="of:=[.F7]/[.B7]" office:value-type="percentage" office:value="0.552615685917756">
            <text:p>55.2616%</text:p>
          </table:table-cell>
          <table:table-cell table:style-name="ce22" table:formula="of:=[.G7]+[.E7]" office:value-type="percentage" office:value="0.564536551137247">
            <text:p>56.4537%</text:p>
          </table:table-cell>
          <table:table-cell office:value-type="float" office:value="651">
            <text:p>651</text:p>
          </table:table-cell>
          <table:table-cell table:style-name="ce22" table:formula="of:=[.I7]/[.D7]" office:value-type="percentage" office:value="0.00180589036497849">
            <text:p>0.1806%</text:p>
          </table:table-cell>
          <table:table-cell table:style-name="ce3" office:value-type="float" office:value="34101">
            <text:p>34101</text:p>
          </table:table-cell>
          <table:table-cell table:style-name="ce22" table:formula="of:=[.K7]/[.F7]" office:value-type="percentage" office:value="0.00204061970785885">
            <text:p>0.2041%</text:p>
          </table:table-cell>
          <table:table-cell table:style-name="ce3" table:formula="of:=[.K7]+[.I7]" office:value-type="float" office:value="34752">
            <text:p>34752</text:p>
          </table:table-cell>
          <table:table-cell table:style-name="ce22" table:formula="of:=[.M7]/([.F7]+[.D7])" office:value-type="percentage" office:value="0.00203566311673308">
            <text:p>0.2036%</text:p>
          </table:table-cell>
          <table:table-cell office:value-type="float" office:value="15687">
            <text:p>15687</text:p>
          </table:table-cell>
          <table:table-cell table:style-name="ce22" table:formula="of:=[.O7]/([.I7]+[.K7])" office:value-type="percentage" office:value="0.451398480662983">
            <text:p>45.1398%</text:p>
          </table:table-cell>
          <table:table-cell office:value-type="float" office:value="8005">
            <text:p>8005</text:p>
          </table:table-cell>
          <table:table-cell table:style-name="ce22" table:formula="of:=[.Q7]/[.O7]" office:value-type="percentage" office:value="0.510295148849366">
            <text:p>51.0295%</text:p>
          </table:table-cell>
          <table:table-cell office:value-type="float" office:value="19065">
            <text:p>19065</text:p>
          </table:table-cell>
          <table:table-cell table:style-name="ce22" table:formula="of:=[.S7]/([.I7]+[.K7])" office:value-type="percentage" office:value="0.548601519337017">
            <text:p>54.8602%</text:p>
          </table:table-cell>
          <table:table-cell office:value-type="float" office:value="7617">
            <text:p>7617</text:p>
          </table:table-cell>
          <table:table-cell table:style-name="ce22" table:formula="of:=[.U7]/[.B7]" office:value-type="percentage" office:value="0.00025188489564634">
            <text:p>0.0252%</text:p>
          </table:table-cell>
          <table:table-cell office:value-type="float" office:value="6703">
            <text:p>6703</text:p>
          </table:table-cell>
          <table:table-cell table:style-name="ce2" table:formula="of:=([.D7]-[.I7])+[.Q7]+[.S7]+[.W7]+[.AB7]" office:value-type="float" office:value="4138989">
            <text:p>4.14E+006</text:p>
          </table:table-cell>
          <table:table-cell table:style-name="ce1" table:formula="of:=[.X7]/[.B7]" office:value-type="percentage" office:value="0.136871315786576">
            <text:p>13.69%</text:p>
          </table:table-cell>
          <table:table-cell table:style-name="ce2" office:value-type="float" office:value="1750830">
            <text:p>1.75E+006</text:p>
          </table:table-cell>
          <table:table-cell table:style-name="ce1" table:formula="of:=[.Z7]/[.B7]" office:value-type="percentage" office:value="0.0578978117164869">
            <text:p>5.79%</text:p>
          </table:table-cell>
          <table:table-cell table:style-name="ce2" office:value-type="float" office:value="3745380">
            <text:p>3.75E+006</text:p>
          </table:table-cell>
          <table:table-cell table:style-name="ce2" office:value-type="float" office:value="1363920">
            <text:p>1.36E+006</text:p>
          </table:table-cell>
          <table:table-cell table:style-name="ce1" table:number-columns-repeated="2"/>
        </table:table-row>
        <table:table-row table:style-name="ro2">
          <table:table-cell office:value-type="float" office:value="40">
            <text:p>40</text:p>
          </table:table-cell>
          <table:table-cell table:style-name="ce2" office:value-type="float" office:value="30240004">
            <text:p>3.02E+007</text:p>
          </table:table-cell>
          <table:table-cell table:style-name="ce18" office:value-type="percentage" office:value="1">
            <text:p>100%</text:p>
          </table:table-cell>
          <table:table-cell office:value-type="float" office:value="211056">
            <text:p>211056</text:p>
          </table:table-cell>
          <table:table-cell table:style-name="ce22" table:formula="of:=[.D8]/[.B8]" office:value-type="percentage" office:value="0.00697936415616876">
            <text:p>0.6979%</text:p>
          </table:table-cell>
          <table:table-cell table:style-name="ce2" office:value-type="float" office:value="16129400">
            <text:p>1.61E+007</text:p>
          </table:table-cell>
          <table:table-cell table:style-name="ce22" table:formula="of:=[.F8]/[.B8]" office:value-type="percentage" office:value="0.533379559076778">
            <text:p>53.3380%</text:p>
          </table:table-cell>
          <table:table-cell table:style-name="ce22" table:formula="of:=[.G8]+[.E8]" office:value-type="percentage" office:value="0.540358923232947">
            <text:p>54.0359%</text:p>
          </table:table-cell>
          <table:table-cell office:value-type="float" office:value="392">
            <text:p>392</text:p>
          </table:table-cell>
          <table:table-cell table:style-name="ce22" table:formula="of:=[.I8]/[.D8]" office:value-type="percentage" office:value="0.00185732696535517">
            <text:p>0.1857%</text:p>
          </table:table-cell>
          <table:table-cell table:style-name="ce3" office:value-type="float" office:value="32897">
            <text:p>32897</text:p>
          </table:table-cell>
          <table:table-cell table:style-name="ce22" table:formula="of:=[.K8]/[.F8]" office:value-type="percentage" office:value="0.00203956749786105">
            <text:p>0.2040%</text:p>
          </table:table-cell>
          <table:table-cell table:style-name="ce3" table:formula="of:=[.K8]+[.I8]" office:value-type="float" office:value="33289">
            <text:p>33289</text:p>
          </table:table-cell>
          <table:table-cell table:style-name="ce22" table:formula="of:=[.M8]/([.F8]+[.D8])" office:value-type="percentage" office:value="0.00203721364936205">
            <text:p>0.2037%</text:p>
          </table:table-cell>
          <table:table-cell office:value-type="float" office:value="14776">
            <text:p>14776</text:p>
          </table:table-cell>
          <table:table-cell table:style-name="ce22" table:formula="of:=[.O8]/([.I8]+[.K8])" office:value-type="percentage" office:value="0.443870347562258">
            <text:p>44.3870%</text:p>
          </table:table-cell>
          <table:table-cell office:value-type="float" office:value="7567">
            <text:p>7567</text:p>
          </table:table-cell>
          <table:table-cell table:style-name="ce22" table:formula="of:=[.Q8]/[.O8]" office:value-type="percentage" office:value="0.512114239306984">
            <text:p>51.2114%</text:p>
          </table:table-cell>
          <table:table-cell office:value-type="float" office:value="18513">
            <text:p>18513</text:p>
          </table:table-cell>
          <table:table-cell table:style-name="ce22" table:formula="of:=[.S8]/([.I8]+[.K8])" office:value-type="percentage" office:value="0.556129652437742">
            <text:p>55.6130%</text:p>
          </table:table-cell>
          <table:table-cell office:value-type="float" office:value="7150">
            <text:p>7150</text:p>
          </table:table-cell>
          <table:table-cell table:style-name="ce22" table:formula="of:=[.U8]/[.B8]" office:value-type="percentage" office:value="0.000236441767666433">
            <text:p>0.0236%</text:p>
          </table:table-cell>
          <table:table-cell office:value-type="float" office:value="2690">
            <text:p>2690</text:p>
          </table:table-cell>
          <table:table-cell table:style-name="ce2" table:formula="of:=([.D8]-[.I8])+[.Q8]+[.S8]+[.W8]+[.AB8]" office:value-type="float" office:value="3826854">
            <text:p>3.83E+006</text:p>
          </table:table-cell>
          <table:table-cell table:style-name="ce1" table:formula="of:=[.X8]/[.B8]" office:value-type="percentage" office:value="0.126549388022568">
            <text:p>12.65%</text:p>
          </table:table-cell>
          <table:table-cell table:style-name="ce2" office:value-type="float" office:value="1553300">
            <text:p>1.55E+006</text:p>
          </table:table-cell>
          <table:table-cell table:style-name="ce1" table:formula="of:=[.Z8]/[.B8]" office:value-type="percentage" office:value="0.0513657339463315">
            <text:p>5.14%</text:p>
          </table:table-cell>
          <table:table-cell table:style-name="ce2" office:value-type="float" office:value="3587420">
            <text:p>3.59E+006</text:p>
          </table:table-cell>
          <table:table-cell table:style-name="ce2" office:value-type="float" office:value="1316560">
            <text:p>1.32E+006</text:p>
          </table:table-cell>
          <table:table-cell table:style-name="ce1" table:number-columns-repeated="2"/>
        </table:table-row>
        <table:table-row table:style-name="ro2">
          <table:table-cell office:value-type="float" office:value="37.5">
            <text:p>37.5</text:p>
          </table:table-cell>
          <table:table-cell table:style-name="ce2" office:value-type="float" office:value="30240005">
            <text:p>3.02E+007</text:p>
          </table:table-cell>
          <table:table-cell table:style-name="ce18" office:value-type="percentage" office:value="1">
            <text:p>100%</text:p>
          </table:table-cell>
          <table:table-cell office:value-type="float" office:value="123097">
            <text:p>123097</text:p>
          </table:table-cell>
          <table:table-cell table:style-name="ce22" table:formula="of:=[.D9]/[.B9]" office:value-type="percentage" office:value="0.00407066731635792">
            <text:p>0.4071%</text:p>
          </table:table-cell>
          <table:table-cell table:style-name="ce2" office:value-type="float" office:value="15425400">
            <text:p>1.54E+007</text:p>
          </table:table-cell>
          <table:table-cell table:style-name="ce22" table:formula="of:=[.F9]/[.B9]" office:value-type="percentage" office:value="0.51009912200742">
            <text:p>51.0099%</text:p>
          </table:table-cell>
          <table:table-cell table:style-name="ce22" table:formula="of:=[.G9]+[.E9]" office:value-type="percentage" office:value="0.514169789323778">
            <text:p>51.4170%</text:p>
          </table:table-cell>
          <table:table-cell office:value-type="float" office:value="230">
            <text:p>230</text:p>
          </table:table-cell>
          <table:table-cell table:style-name="ce22" table:formula="of:=[.I9]/[.D9]" office:value-type="percentage" office:value="0.00186844520987514">
            <text:p>0.1868%</text:p>
          </table:table-cell>
          <table:table-cell table:style-name="ce3" office:value-type="float" office:value="31484">
            <text:p>31484</text:p>
          </table:table-cell>
          <table:table-cell table:style-name="ce22" table:formula="of:=[.K9]/[.F9]" office:value-type="percentage" office:value="0.00204104917862746">
            <text:p>0.2041%</text:p>
          </table:table-cell>
          <table:table-cell table:style-name="ce3" table:formula="of:=[.K9]+[.I9]" office:value-type="float" office:value="31714">
            <text:p>31714</text:p>
          </table:table-cell>
          <table:table-cell table:style-name="ce22" table:formula="of:=[.M9]/([.F9]+[.D9])" office:value-type="percentage" office:value="0.00203968267801061">
            <text:p>0.2040%</text:p>
          </table:table-cell>
          <table:table-cell office:value-type="float" office:value="13804">
            <text:p>13804</text:p>
          </table:table-cell>
          <table:table-cell table:style-name="ce22" table:formula="of:=[.O9]/([.I9]+[.K9])" office:value-type="percentage" office:value="0.435265182569212">
            <text:p>43.5265%</text:p>
          </table:table-cell>
          <table:table-cell office:value-type="float" office:value="7078">
            <text:p>7078</text:p>
          </table:table-cell>
          <table:table-cell table:style-name="ce22" table:formula="of:=[.Q9]/[.O9]" office:value-type="percentage" office:value="0.51274992755723">
            <text:p>51.2750%</text:p>
          </table:table-cell>
          <table:table-cell office:value-type="float" office:value="17910">
            <text:p>17910</text:p>
          </table:table-cell>
          <table:table-cell table:style-name="ce22" table:formula="of:=[.S9]/([.I9]+[.K9])" office:value-type="percentage" office:value="0.564734817430788">
            <text:p>56.4735%</text:p>
          </table:table-cell>
          <table:table-cell office:value-type="float" office:value="6671">
            <text:p>6671</text:p>
          </table:table-cell>
          <table:table-cell table:style-name="ce22" table:formula="of:=[.U9]/[.B9]" office:value-type="percentage" office:value="0.000220601815376684">
            <text:p>0.0221%</text:p>
          </table:table-cell>
          <table:table-cell office:value-type="float" office:value="1111">
            <text:p>1111</text:p>
          </table:table-cell>
          <table:table-cell table:style-name="ce2" table:formula="of:=([.D9]-[.I9])+[.Q9]+[.S9]+[.W9]+[.AB9]" office:value-type="float" office:value="3563706">
            <text:p>3.56E+006</text:p>
          </table:table-cell>
          <table:table-cell table:style-name="ce1" table:formula="of:=[.X9]/[.B9]" office:value-type="percentage" office:value="0.11784740114957">
            <text:p>11.78%</text:p>
          </table:table-cell>
          <table:table-cell table:style-name="ce2" office:value-type="float" office:value="1406880">
            <text:p>1.41E+006</text:p>
          </table:table-cell>
          <table:table-cell table:style-name="ce1" table:formula="of:=[.Z9]/[.B9]" office:value-type="percentage" office:value="0.046523801831382">
            <text:p>4.65%</text:p>
          </table:table-cell>
          <table:table-cell table:style-name="ce2" office:value-type="float" office:value="3414740">
            <text:p>3.41E+006</text:p>
          </table:table-cell>
          <table:table-cell table:style-name="ce2" office:value-type="float" office:value="1259020">
            <text:p>1.26E+006</text:p>
          </table:table-cell>
          <table:table-cell table:style-name="ce1" table:number-columns-repeated="2"/>
        </table:table-row>
        <table:table-row table:style-name="ro2">
          <table:table-cell office:value-type="float" office:value="35">
            <text:p>35</text:p>
          </table:table-cell>
          <table:table-cell table:style-name="ce2" office:value-type="float" office:value="30240006">
            <text:p>3.02E+007</text:p>
          </table:table-cell>
          <table:table-cell table:style-name="ce18" office:value-type="percentage" office:value="1">
            <text:p>100%</text:p>
          </table:table-cell>
          <table:table-cell office:value-type="float" office:value="70101">
            <text:p>70101</text:p>
          </table:table-cell>
          <table:table-cell table:style-name="ce22" table:formula="of:=[.D10]/[.B10]" office:value-type="percentage" office:value="0.00231815430195351">
            <text:p>0.2318%</text:p>
          </table:table-cell>
          <table:table-cell table:style-name="ce2" office:value-type="float" office:value="14626900">
            <text:p>1.46E+007</text:p>
          </table:table-cell>
          <table:table-cell table:style-name="ce22" table:formula="of:=[.F10]/[.B10]" office:value-type="percentage" office:value="0.483693687097813">
            <text:p>48.3694%</text:p>
          </table:table-cell>
          <table:table-cell table:style-name="ce22" table:formula="of:=[.G10]+[.E10]" office:value-type="percentage" office:value="0.486011841399767">
            <text:p>48.6012%</text:p>
          </table:table-cell>
          <table:table-cell office:value-type="float" office:value="132">
            <text:p>132</text:p>
          </table:table-cell>
          <table:table-cell table:style-name="ce22" table:formula="of:=[.I10]/[.D10]" office:value-type="percentage" office:value="0.00188299738948089">
            <text:p>0.1883%</text:p>
          </table:table-cell>
          <table:table-cell table:style-name="ce3" office:value-type="float" office:value="29834">
            <text:p>29834</text:p>
          </table:table-cell>
          <table:table-cell table:style-name="ce22" table:formula="of:=[.K10]/[.F10]" office:value-type="percentage" office:value="0.0020396666415987">
            <text:p>0.2040%</text:p>
          </table:table-cell>
          <table:table-cell table:style-name="ce3" table:formula="of:=[.K10]+[.I10]" office:value-type="float" office:value="29966">
            <text:p>29966</text:p>
          </table:table-cell>
          <table:table-cell table:style-name="ce22" table:formula="of:=[.M10]/([.F10]+[.D10])" office:value-type="percentage" office:value="0.00203891936865215">
            <text:p>0.2039%</text:p>
          </table:table-cell>
          <table:table-cell office:value-type="float" office:value="12737">
            <text:p>12737</text:p>
          </table:table-cell>
          <table:table-cell table:style-name="ce22" table:formula="of:=[.O10]/([.I10]+[.K10])" office:value-type="percentage" office:value="0.425048388173263">
            <text:p>42.5048%</text:p>
          </table:table-cell>
          <table:table-cell office:value-type="float" office:value="6539">
            <text:p>6539</text:p>
          </table:table-cell>
          <table:table-cell table:style-name="ce22" table:formula="of:=[.Q10]/[.O10]" office:value-type="percentage" office:value="0.513386197691764">
            <text:p>51.3386%</text:p>
          </table:table-cell>
          <table:table-cell office:value-type="float" office:value="17229">
            <text:p>17229</text:p>
          </table:table-cell>
          <table:table-cell table:style-name="ce22" table:formula="of:=[.S10]/([.I10]+[.K10])" office:value-type="percentage" office:value="0.574951611826737">
            <text:p>57.4952%</text:p>
          </table:table-cell>
          <table:table-cell office:value-type="float" office:value="6146">
            <text:p>6146</text:p>
          </table:table-cell>
          <table:table-cell table:style-name="ce22" table:formula="of:=[.U10]/[.B10]" office:value-type="percentage" office:value="0.000203240700415205">
            <text:p>0.0203%</text:p>
          </table:table-cell>
          <table:table-cell office:value-type="float" office:value="519">
            <text:p>519</text:p>
          </table:table-cell>
          <table:table-cell table:style-name="ce2" table:formula="of:=([.D10]-[.I10])+[.Q10]+[.S10]+[.W10]+[.AB10]" office:value-type="float" office:value="3323076">
            <text:p>3.32E+006</text:p>
          </table:table-cell>
          <table:table-cell table:style-name="ce1" table:formula="of:=[.X10]/[.B10]" office:value-type="percentage" office:value="0.109890057561497">
            <text:p>10.99%</text:p>
          </table:table-cell>
          <table:table-cell table:style-name="ce2" office:value-type="float" office:value="1287530">
            <text:p>1.29E+006</text:p>
          </table:table-cell>
          <table:table-cell table:style-name="ce1" table:formula="of:=[.Z10]/[.B10]" office:value-type="percentage" office:value="0.0425770418167245">
            <text:p>4.26%</text:p>
          </table:table-cell>
          <table:table-cell table:style-name="ce2" office:value-type="float" office:value="3228820">
            <text:p>3.23E+006</text:p>
          </table:table-cell>
          <table:table-cell table:style-name="ce2" office:value-type="float" office:value="1193790">
            <text:p>1.19E+006</text:p>
          </table:table-cell>
          <table:table-cell table:style-name="ce1" table:number-columns-repeated="2"/>
        </table:table-row>
        <table:table-row table:style-name="ro2">
          <table:table-cell office:value-type="float" office:value="32.5">
            <text:p>32.5</text:p>
          </table:table-cell>
          <table:table-cell table:style-name="ce2" office:value-type="float" office:value="30240007">
            <text:p>3.02E+007</text:p>
          </table:table-cell>
          <table:table-cell table:style-name="ce18" office:value-type="percentage" office:value="1">
            <text:p>100%</text:p>
          </table:table-cell>
          <table:table-cell office:value-type="float" office:value="37787">
            <text:p>37787</text:p>
          </table:table-cell>
          <table:table-cell table:style-name="ce22" table:formula="of:=[.D11]/[.B11]" office:value-type="percentage" office:value="0.00124956981656783">
            <text:p>0.1250%</text:p>
          </table:table-cell>
          <table:table-cell table:style-name="ce2" office:value-type="float" office:value="13755800">
            <text:p>1.38E+007</text:p>
          </table:table-cell>
          <table:table-cell table:style-name="ce22" table:formula="of:=[.F11]/[.B11]" office:value-type="percentage" office:value="0.454887460839543">
            <text:p>45.4887%</text:p>
          </table:table-cell>
          <table:table-cell table:style-name="ce22" table:formula="of:=[.G11]+[.E11]" office:value-type="percentage" office:value="0.456137030656111">
            <text:p>45.6137%</text:p>
          </table:table-cell>
          <table:table-cell office:value-type="float" office:value="62">
            <text:p>62</text:p>
          </table:table-cell>
          <table:table-cell table:style-name="ce22" table:formula="of:=[.I11]/[.D11]" office:value-type="percentage" office:value="0.00164077592822929">
            <text:p>0.1641%</text:p>
          </table:table-cell>
          <table:table-cell table:style-name="ce3" office:value-type="float" office:value="28066">
            <text:p>28066</text:p>
          </table:table-cell>
          <table:table-cell table:style-name="ce22" table:formula="of:=[.K11]/[.F11]" office:value-type="percentage" office:value="0.00204030299946205">
            <text:p>0.2040%</text:p>
          </table:table-cell>
          <table:table-cell table:style-name="ce3" table:formula="of:=[.K11]+[.I11]" office:value-type="float" office:value="28128">
            <text:p>28128</text:p>
          </table:table-cell>
          <table:table-cell table:style-name="ce22" table:formula="of:=[.M11]/([.F11]+[.D11])" office:value-type="percentage" office:value="0.00203920851044764">
            <text:p>0.2039%</text:p>
          </table:table-cell>
          <table:table-cell office:value-type="float" office:value="11569">
            <text:p>11569</text:p>
          </table:table-cell>
          <table:table-cell table:style-name="ce22" table:formula="of:=[.O11]/([.I11]+[.K11])" office:value-type="percentage" office:value="0.41129835039818">
            <text:p>41.1298%</text:p>
          </table:table-cell>
          <table:table-cell office:value-type="float" office:value="5973">
            <text:p>5973</text:p>
          </table:table-cell>
          <table:table-cell table:style-name="ce22" table:formula="of:=[.Q11]/[.O11]" office:value-type="percentage" office:value="0.51629354308929">
            <text:p>51.6294%</text:p>
          </table:table-cell>
          <table:table-cell office:value-type="float" office:value="16559">
            <text:p>16559</text:p>
          </table:table-cell>
          <table:table-cell table:style-name="ce22" table:formula="of:=[.S11]/([.I11]+[.K11])" office:value-type="percentage" office:value="0.58870164960182">
            <text:p>58.8702%</text:p>
          </table:table-cell>
          <table:table-cell office:value-type="float" office:value="5546">
            <text:p>5546</text:p>
          </table:table-cell>
          <table:table-cell table:style-name="ce22" table:formula="of:=[.U11]/[.B11]" office:value-type="percentage" office:value="0.0001833994284459">
            <text:p>0.0183%</text:p>
          </table:table-cell>
          <table:table-cell office:value-type="float" office:value="257">
            <text:p>257</text:p>
          </table:table-cell>
          <table:table-cell table:style-name="ce2" table:formula="of:=([.D11]-[.I11])+[.Q11]+[.S11]+[.W11]+[.AB11]" office:value-type="float" office:value="3091444">
            <text:p>3.09E+006</text:p>
          </table:table-cell>
          <table:table-cell table:style-name="ce1" table:formula="of:=[.X11]/[.B11]" office:value-type="percentage" office:value="0.102230267340877">
            <text:p>10.22%</text:p>
          </table:table-cell>
          <table:table-cell table:style-name="ce2" office:value-type="float" office:value="1183230">
            <text:p>1.18E+006</text:p>
          </table:table-cell>
          <table:table-cell table:style-name="ce1" table:formula="of:=[.Z11]/[.B11]" office:value-type="percentage" office:value="0.0391279671330764">
            <text:p>3.91%</text:p>
          </table:table-cell>
          <table:table-cell table:style-name="ce2" office:value-type="float" office:value="3030930">
            <text:p>3.03E+006</text:p>
          </table:table-cell>
          <table:table-cell table:style-name="ce2" office:value-type="float" office:value="1122980">
            <text:p>1.12E+006</text:p>
          </table:table-cell>
          <table:table-cell table:style-name="ce1" table:number-columns-repeated="2"/>
        </table:table-row>
        <table:table-row table:style-name="ro2">
          <table:table-cell office:value-type="float" office:value="30">
            <text:p>30</text:p>
          </table:table-cell>
          <table:table-cell table:style-name="ce2" office:value-type="float" office:value="30240008">
            <text:p>3.02E+007</text:p>
          </table:table-cell>
          <table:table-cell table:style-name="ce18" office:value-type="percentage" office:value="1">
            <text:p>100%</text:p>
          </table:table-cell>
          <table:table-cell office:value-type="float" office:value="17846">
            <text:p>17846</text:p>
          </table:table-cell>
          <table:table-cell table:style-name="ce22" table:formula="of:=[.D12]/[.B12]" office:value-type="percentage" office:value="0.000590145346522395">
            <text:p>0.0590%</text:p>
          </table:table-cell>
          <table:table-cell table:style-name="ce2" office:value-type="float" office:value="12828800">
            <text:p>1.28E+007</text:p>
          </table:table-cell>
          <table:table-cell table:style-name="ce22" table:formula="of:=[.F12]/[.B12]" office:value-type="percentage" office:value="0.424232692001933">
            <text:p>42.4233%</text:p>
          </table:table-cell>
          <table:table-cell table:style-name="ce22" table:formula="of:=[.G12]+[.E12]" office:value-type="percentage" office:value="0.424822837348456">
            <text:p>42.4823%</text:p>
          </table:table-cell>
          <table:table-cell office:value-type="float" office:value="28">
            <text:p>28</text:p>
          </table:table-cell>
          <table:table-cell table:style-name="ce22" table:formula="of:=[.I12]/[.D12]" office:value-type="percentage" office:value="0.00156897904292278">
            <text:p>0.1569%</text:p>
          </table:table-cell>
          <table:table-cell table:style-name="ce3" office:value-type="float" office:value="26194">
            <text:p>26194</text:p>
          </table:table-cell>
          <table:table-cell table:style-name="ce22" table:formula="of:=[.K12]/[.F12]" office:value-type="percentage" office:value="0.00204181217261162">
            <text:p>0.2042%</text:p>
          </table:table-cell>
          <table:table-cell table:style-name="ce3" table:formula="of:=[.K12]+[.I12]" office:value-type="float" office:value="26222">
            <text:p>26222</text:p>
          </table:table-cell>
          <table:table-cell table:style-name="ce22" table:formula="of:=[.M12]/([.F12]+[.D12])" office:value-type="percentage" office:value="0.00204115533346213">
            <text:p>0.2041%</text:p>
          </table:table-cell>
          <table:table-cell office:value-type="float" office:value="10495">
            <text:p>10495</text:p>
          </table:table-cell>
          <table:table-cell table:style-name="ce22" table:formula="of:=[.O12]/([.I12]+[.K12])" office:value-type="percentage" office:value="0.400236442681718">
            <text:p>40.0236%</text:p>
          </table:table-cell>
          <table:table-cell office:value-type="float" office:value="5434">
            <text:p>5434</text:p>
          </table:table-cell>
          <table:table-cell table:style-name="ce22" table:formula="of:=[.Q12]/[.O12]" office:value-type="percentage" office:value="0.517770366841353">
            <text:p>51.7770%</text:p>
          </table:table-cell>
          <table:table-cell office:value-type="float" office:value="15727">
            <text:p>15727</text:p>
          </table:table-cell>
          <table:table-cell table:style-name="ce22" table:formula="of:=[.S12]/([.I12]+[.K12])" office:value-type="percentage" office:value="0.599763557318282">
            <text:p>59.9764%</text:p>
          </table:table-cell>
          <table:table-cell office:value-type="float" office:value="5015">
            <text:p>5015</text:p>
          </table:table-cell>
          <table:table-cell table:style-name="ce22" table:formula="of:=[.U12]/[.B12]" office:value-type="percentage" office:value="0.000165839903216957">
            <text:p>0.0166%</text:p>
          </table:table-cell>
          <table:table-cell office:value-type="float" office:value="127">
            <text:p>127</text:p>
          </table:table-cell>
          <table:table-cell table:style-name="ce2" table:formula="of:=([.D12]-[.I12])+[.Q12]+[.S12]+[.W12]+[.AB12]" office:value-type="float" office:value="2862526">
            <text:p>2.86E+006</text:p>
          </table:table-cell>
          <table:table-cell table:style-name="ce1" table:formula="of:=[.X12]/[.B12]" office:value-type="percentage" office:value="0.0946602262803634">
            <text:p>9.47%</text:p>
          </table:table-cell>
          <table:table-cell table:style-name="ce2" office:value-type="float" office:value="1086440">
            <text:p>1.09E+006</text:p>
          </table:table-cell>
          <table:table-cell table:style-name="ce1" table:formula="of:=[.Z12]/[.B12]" office:value-type="percentage" office:value="0.0359272391726881">
            <text:p>3.59%</text:p>
          </table:table-cell>
          <table:table-cell table:style-name="ce2" office:value-type="float" office:value="2823420">
            <text:p>2.82E+006</text:p>
          </table:table-cell>
          <table:table-cell table:style-name="ce2" office:value-type="float" office:value="1047460">
            <text:p>1.05E+006</text:p>
          </table:table-cell>
          <table:table-cell table:style-name="ce1" table:number-columns-repeated="2"/>
        </table:table-row>
        <table:table-row table:style-name="ro2">
          <table:table-cell office:value-type="float" office:value="27.5">
            <text:p>27.5</text:p>
          </table:table-cell>
          <table:table-cell table:style-name="ce2" office:value-type="float" office:value="30240009">
            <text:p>3.02E+007</text:p>
          </table:table-cell>
          <table:table-cell table:style-name="ce18" office:value-type="percentage" office:value="1">
            <text:p>100%</text:p>
          </table:table-cell>
          <table:table-cell office:value-type="float" office:value="6419">
            <text:p>6419</text:p>
          </table:table-cell>
          <table:table-cell table:style-name="ce22" table:formula="of:=[.D13]/[.B13]" office:value-type="percentage" office:value="0.000212268455343383">
            <text:p>0.0212%</text:p>
          </table:table-cell>
          <table:table-cell table:style-name="ce2" office:value-type="float" office:value="11857700">
            <text:p>1.19E+007</text:p>
          </table:table-cell>
          <table:table-cell table:style-name="ce22" table:formula="of:=[.F13]/[.B13]" office:value-type="percentage" office:value="0.392119592292449">
            <text:p>39.2120%</text:p>
          </table:table-cell>
          <table:table-cell table:style-name="ce22" table:formula="of:=[.G13]+[.E13]" office:value-type="percentage" office:value="0.392331860747793">
            <text:p>39.2332%</text:p>
          </table:table-cell>
          <table:table-cell office:value-type="float" office:value="9">
            <text:p>9</text:p>
          </table:table-cell>
          <table:table-cell table:style-name="ce22" table:formula="of:=[.I13]/[.D13]" office:value-type="percentage" office:value="0.00140208755257828">
            <text:p>0.1402%</text:p>
          </table:table-cell>
          <table:table-cell table:style-name="ce3" office:value-type="float" office:value="24133">
            <text:p>24133</text:p>
          </table:table-cell>
          <table:table-cell table:style-name="ce22" table:formula="of:=[.K13]/[.F13]" office:value-type="percentage" office:value="0.00203521762230449">
            <text:p>0.2035%</text:p>
          </table:table-cell>
          <table:table-cell table:style-name="ce3" table:formula="of:=[.K13]+[.I13]" office:value-type="float" office:value="24142">
            <text:p>24142</text:p>
          </table:table-cell>
          <table:table-cell table:style-name="ce22" table:formula="of:=[.M13]/([.F13]+[.D13])" office:value-type="percentage" office:value="0.00203487507163406">
            <text:p>0.2035%</text:p>
          </table:table-cell>
          <table:table-cell office:value-type="float" office:value="9379">
            <text:p>9379</text:p>
          </table:table-cell>
          <table:table-cell table:style-name="ce22" table:formula="of:=[.O13]/([.I13]+[.K13])" office:value-type="percentage" office:value="0.388493082594648">
            <text:p>38.8493%</text:p>
          </table:table-cell>
          <table:table-cell office:value-type="float" office:value="4880">
            <text:p>4880</text:p>
          </table:table-cell>
          <table:table-cell table:style-name="ce22" table:formula="of:=[.Q13]/[.O13]" office:value-type="percentage" office:value="0.520311333830899">
            <text:p>52.0311%</text:p>
          </table:table-cell>
          <table:table-cell office:value-type="float" office:value="14763">
            <text:p>14763</text:p>
          </table:table-cell>
          <table:table-cell table:style-name="ce22" table:formula="of:=[.S13]/([.I13]+[.K13])" office:value-type="percentage" office:value="0.611506917405352">
            <text:p>61.1507%</text:p>
          </table:table-cell>
          <table:table-cell office:value-type="float" office:value="4466">
            <text:p>4466</text:p>
          </table:table-cell>
          <table:table-cell table:style-name="ce22" table:formula="of:=[.U13]/[.B13]" office:value-type="percentage" office:value="0.000147685141231274">
            <text:p>0.0148%</text:p>
          </table:table-cell>
          <table:table-cell office:value-type="float" office:value="65">
            <text:p>65</text:p>
          </table:table-cell>
          <table:table-cell table:style-name="ce2" table:formula="of:=([.D13]-[.I13])+[.Q13]+[.S13]+[.W13]+[.AB13]" office:value-type="float" office:value="2633658">
            <text:p>2.63E+006</text:p>
          </table:table-cell>
          <table:table-cell table:style-name="ce1" table:formula="of:=[.X13]/[.B13]" office:value-type="percentage" office:value="0.0870918391591749">
            <text:p>8.71%</text:p>
          </table:table-cell>
          <table:table-cell office:value-type="float" office:value="993764">
            <text:p>993764</text:p>
          </table:table-cell>
          <table:table-cell table:style-name="ce1" table:formula="of:=[.Z13]/[.B13]" office:value-type="percentage" office:value="0.0328625563570434">
            <text:p>3.29%</text:p>
          </table:table-cell>
          <table:table-cell table:style-name="ce2" office:value-type="float" office:value="2607540">
            <text:p>2.61E+006</text:p>
          </table:table-cell>
          <table:table-cell office:value-type="float" office:value="967711">
            <text:p>967711</text:p>
          </table:table-cell>
          <table:table-cell table:style-name="ce1" table:number-columns-repeated="2"/>
        </table:table-row>
        <table:table-row table:style-name="ro2">
          <table:table-cell office:value-type="float" office:value="25">
            <text:p>25</text:p>
          </table:table-cell>
          <table:table-cell table:style-name="ce2" office:value-type="float" office:value="30240010">
            <text:p>3.02E+007</text:p>
          </table:table-cell>
          <table:table-cell table:style-name="ce18" office:value-type="percentage" office:value="1">
            <text:p>100%</text:p>
          </table:table-cell>
          <table:table-cell office:value-type="float" office:value="1066">
            <text:p>1066</text:p>
          </table:table-cell>
          <table:table-cell table:style-name="ce22" table:formula="of:=[.D14]/[.B14]" office:value-type="percentage" office:value="0.0000352513110941431">
            <text:p>0.0035%</text:p>
          </table:table-cell>
          <table:table-cell table:style-name="ce2" office:value-type="float" office:value="10850900">
            <text:p>1.09E+007</text:p>
          </table:table-cell>
          <table:table-cell table:style-name="ce22" table:formula="of:=[.F14]/[.B14]" office:value-type="percentage" office:value="0.358825939541687">
            <text:p>35.8826%</text:p>
          </table:table-cell>
          <table:table-cell table:style-name="ce22" table:formula="of:=[.G14]+[.E14]" office:value-type="percentage" office:value="0.358861190852781">
            <text:p>35.8861%</text:p>
          </table:table-cell>
          <table:table-cell office:value-type="float" office:value="3">
            <text:p>3</text:p>
          </table:table-cell>
          <table:table-cell table:style-name="ce22" table:formula="of:=[.I14]/[.D14]" office:value-type="percentage" office:value="0.00281425891181989">
            <text:p>0.2814%</text:p>
          </table:table-cell>
          <table:table-cell table:style-name="ce3" office:value-type="float" office:value="22031">
            <text:p>22031</text:p>
          </table:table-cell>
          <table:table-cell table:style-name="ce22" table:formula="of:=[.K14]/[.F14]" office:value-type="percentage" office:value="0.00203033849726751">
            <text:p>0.2030%</text:p>
          </table:table-cell>
          <table:table-cell table:style-name="ce3" table:formula="of:=[.K14]+[.I14]" office:value-type="float" office:value="22034">
            <text:p>22034</text:p>
          </table:table-cell>
          <table:table-cell table:style-name="ce22" table:formula="of:=[.M14]/([.F14]+[.D14])" office:value-type="percentage" office:value="0.00203041550259188">
            <text:p>0.2030%</text:p>
          </table:table-cell>
          <table:table-cell office:value-type="float" office:value="8236">
            <text:p>8236</text:p>
          </table:table-cell>
          <table:table-cell table:style-name="ce22" table:formula="of:=[.O14]/([.I14]+[.K14])" office:value-type="percentage" office:value="0.37378596714169">
            <text:p>37.3786%</text:p>
          </table:table-cell>
          <table:table-cell office:value-type="float" office:value="4294">
            <text:p>4294</text:p>
          </table:table-cell>
          <table:table-cell table:style-name="ce22" table:formula="of:=[.Q14]/[.O14]" office:value-type="percentage" office:value="0.521369596891695">
            <text:p>52.1370%</text:p>
          </table:table-cell>
          <table:table-cell office:value-type="float" office:value="13798">
            <text:p>13798</text:p>
          </table:table-cell>
          <table:table-cell table:style-name="ce22" table:formula="of:=[.S14]/([.I14]+[.K14])" office:value-type="percentage" office:value="0.62621403285831">
            <text:p>62.6214%</text:p>
          </table:table-cell>
          <table:table-cell office:value-type="float" office:value="3915">
            <text:p>3915</text:p>
          </table:table-cell>
          <table:table-cell table:style-name="ce22" table:formula="of:=[.U14]/[.B14]" office:value-type="percentage" office:value="0.000129464242902036">
            <text:p>0.0129%</text:p>
          </table:table-cell>
          <table:table-cell office:value-type="float" office:value="43">
            <text:p>43</text:p>
          </table:table-cell>
          <table:table-cell table:style-name="ce2" table:formula="of:=([.D14]-[.I14])+[.Q14]+[.S14]+[.W14]+[.AB14]" office:value-type="float" office:value="2404548">
            <text:p>2.40E+006</text:p>
          </table:table-cell>
          <table:table-cell table:style-name="ce1" table:formula="of:=[.X14]/[.B14]" office:value-type="percentage" office:value="0.0795154498956846">
            <text:p>7.95%</text:p>
          </table:table-cell>
          <table:table-cell office:value-type="float" office:value="904418">
            <text:p>904418</text:p>
          </table:table-cell>
          <table:table-cell table:style-name="ce1" table:formula="of:=[.Z14]/[.B14]" office:value-type="percentage" office:value="0.0299079927552934">
            <text:p>2.99%</text:p>
          </table:table-cell>
          <table:table-cell table:style-name="ce2" office:value-type="float" office:value="2385350">
            <text:p>2.39E+006</text:p>
          </table:table-cell>
          <table:table-cell office:value-type="float" office:value="885263">
            <text:p>885263</text:p>
          </table:table-cell>
          <table:table-cell table:style-name="ce1" table:number-columns-repeated="2"/>
        </table:table-row>
        <table:table-row table:style-name="ro2">
          <table:table-cell office:value-type="float" office:value="22.5">
            <text:p>22.5</text:p>
          </table:table-cell>
          <table:table-cell table:style-name="ce2" office:value-type="float" office:value="30240011">
            <text:p>3.02E+007</text:p>
          </table:table-cell>
          <table:table-cell table:style-name="ce18" office:value-type="percentage" office:value="1">
            <text:p>100%</text:p>
          </table:table-cell>
          <table:table-cell office:value-type="float" office:value="0">
            <text:p>0</text:p>
          </table:table-cell>
          <table:table-cell table:style-name="ce22" table:formula="of:=[.D15]/[.B15]" office:value-type="percentage" office:value="0">
            <text:p>0.0000%</text:p>
          </table:table-cell>
          <table:table-cell table:style-name="ce2" office:value-type="float" office:value="9814940">
            <text:p>9.81E+006</text:p>
          </table:table-cell>
          <table:table-cell table:style-name="ce22" table:formula="of:=[.F15]/[.B15]" office:value-type="percentage" office:value="0.324568003629364">
            <text:p>32.4568%</text:p>
          </table:table-cell>
          <table:table-cell table:style-name="ce22" table:formula="of:=[.G15]+[.E15]" office:value-type="percentage" office:value="0.324568003629364">
            <text:p>32.4568%</text:p>
          </table:table-cell>
          <table:table-cell office:value-type="float" office:value="0">
            <text:p>0</text:p>
          </table:table-cell>
          <table:table-cell table:style-name="ce22" office:value-type="percentage" office:value="0">
            <text:p>0.0000%</text:p>
          </table:table-cell>
          <table:table-cell table:style-name="ce3" office:value-type="float" office:value="20005">
            <text:p>20005</text:p>
          </table:table-cell>
          <table:table-cell table:style-name="ce22" table:formula="of:=[.K15]/[.F15]" office:value-type="percentage" office:value="0.00203821928610873">
            <text:p>0.2038%</text:p>
          </table:table-cell>
          <table:table-cell table:style-name="ce3" table:formula="of:=[.K15]+[.I15]" office:value-type="float" office:value="20005">
            <text:p>20005</text:p>
          </table:table-cell>
          <table:table-cell table:style-name="ce22" table:formula="of:=[.M15]/([.F15]+[.D15])" office:value-type="percentage" office:value="0.00203821928610873">
            <text:p>0.2038%</text:p>
          </table:table-cell>
          <table:table-cell office:value-type="float" office:value="7094">
            <text:p>7094</text:p>
          </table:table-cell>
          <table:table-cell table:style-name="ce22" table:formula="of:=[.O15]/([.I15]+[.K15])" office:value-type="percentage" office:value="0.354611347163209">
            <text:p>35.4611%</text:p>
          </table:table-cell>
          <table:table-cell office:value-type="float" office:value="3712">
            <text:p>3712</text:p>
          </table:table-cell>
          <table:table-cell table:style-name="ce22" table:formula="of:=[.Q15]/[.O15]" office:value-type="percentage" office:value="0.523259092190584">
            <text:p>52.3259%</text:p>
          </table:table-cell>
          <table:table-cell office:value-type="float" office:value="12911">
            <text:p>12911</text:p>
          </table:table-cell>
          <table:table-cell table:style-name="ce22" table:formula="of:=[.S15]/([.I15]+[.K15])" office:value-type="percentage" office:value="0.645388652836791">
            <text:p>64.5389%</text:p>
          </table:table-cell>
          <table:table-cell office:value-type="float" office:value="3361">
            <text:p>3361</text:p>
          </table:table-cell>
          <table:table-cell table:style-name="ce22" table:formula="of:=[.U15]/[.B15]" office:value-type="percentage" office:value="0.000111144139464764">
            <text:p>0.0111%</text:p>
          </table:table-cell>
          <table:table-cell office:value-type="float" office:value="35">
            <text:p>35</text:p>
          </table:table-cell>
          <table:table-cell table:style-name="ce2" table:formula="of:=([.D15]-[.I15])+[.Q15]+[.S15]+[.W15]+[.AB15]" office:value-type="float" office:value="2174278">
            <text:p>2.17E+006</text:p>
          </table:table-cell>
          <table:table-cell table:style-name="ce1" table:formula="of:=[.X15]/[.B15]" office:value-type="percentage" office:value="0.0719007013588719">
            <text:p>7.19%</text:p>
          </table:table-cell>
          <table:table-cell office:value-type="float" office:value="817659">
            <text:p>817659</text:p>
          </table:table-cell>
          <table:table-cell table:style-name="ce1" table:formula="of:=[.Z15]/[.B15]" office:value-type="percentage" office:value="0.0270389782596309">
            <text:p>2.70%</text:p>
          </table:table-cell>
          <table:table-cell table:style-name="ce2" office:value-type="float" office:value="2157620">
            <text:p>2.16E+006</text:p>
          </table:table-cell>
          <table:table-cell office:value-type="float" office:value="801036">
            <text:p>801036</text:p>
          </table:table-cell>
          <table:table-cell table:style-name="ce1" table:number-columns-repeated="2"/>
        </table:table-row>
        <table:table-row table:style-name="ro2">
          <table:table-cell office:value-type="float" office:value="20">
            <text:p>20</text:p>
          </table:table-cell>
          <table:table-cell table:style-name="ce2" office:value-type="float" office:value="30240012">
            <text:p>3.02E+007</text:p>
          </table:table-cell>
          <table:table-cell table:style-name="ce18" office:value-type="percentage" office:value="1">
            <text:p>100%</text:p>
          </table:table-cell>
          <table:table-cell office:value-type="float" office:value="0">
            <text:p>0</text:p>
          </table:table-cell>
          <table:table-cell table:style-name="ce22" table:formula="of:=[.D16]/[.B16]" office:value-type="percentage" office:value="0">
            <text:p>0.0000%</text:p>
          </table:table-cell>
          <table:table-cell table:style-name="ce2" office:value-type="float" office:value="8761040">
            <text:p>8.76E+006</text:p>
          </table:table-cell>
          <table:table-cell table:style-name="ce22" table:formula="of:=[.F16]/[.B16]" office:value-type="percentage" office:value="0.289716816249941">
            <text:p>28.9717%</text:p>
          </table:table-cell>
          <table:table-cell table:style-name="ce22" table:formula="of:=[.G16]+[.E16]" office:value-type="percentage" office:value="0.289716816249941">
            <text:p>28.9717%</text:p>
          </table:table-cell>
          <table:table-cell office:value-type="float" office:value="0">
            <text:p>0</text:p>
          </table:table-cell>
          <table:table-cell table:style-name="ce22" office:value-type="percentage" office:value="0">
            <text:p>0.0000%</text:p>
          </table:table-cell>
          <table:table-cell table:style-name="ce3" office:value-type="float" office:value="17870">
            <text:p>17870</text:p>
          </table:table-cell>
          <table:table-cell table:style-name="ce22" table:formula="of:=[.K16]/[.F16]" office:value-type="percentage" office:value="0.0020397121802891">
            <text:p>0.2040%</text:p>
          </table:table-cell>
          <table:table-cell table:style-name="ce3" table:formula="of:=[.K16]+[.I16]" office:value-type="float" office:value="17870">
            <text:p>17870</text:p>
          </table:table-cell>
          <table:table-cell table:style-name="ce22" table:formula="of:=[.M16]/([.F16]+[.D16])" office:value-type="percentage" office:value="0.0020397121802891">
            <text:p>0.2040%</text:p>
          </table:table-cell>
          <table:table-cell office:value-type="float" office:value="5990">
            <text:p>5990</text:p>
          </table:table-cell>
          <table:table-cell table:style-name="ce22" table:formula="of:=[.O16]/([.I16]+[.K16])" office:value-type="percentage" office:value="0.335198656966984">
            <text:p>33.5199%</text:p>
          </table:table-cell>
          <table:table-cell office:value-type="float" office:value="3139">
            <text:p>3139</text:p>
          </table:table-cell>
          <table:table-cell table:style-name="ce22" table:formula="of:=[.Q16]/[.O16]" office:value-type="percentage" office:value="0.524040066777963">
            <text:p>52.4040%</text:p>
          </table:table-cell>
          <table:table-cell office:value-type="float" office:value="11880">
            <text:p>11880</text:p>
          </table:table-cell>
          <table:table-cell table:style-name="ce22" table:formula="of:=[.S16]/([.I16]+[.K16])" office:value-type="percentage" office:value="0.664801343033016">
            <text:p>66.4801%</text:p>
          </table:table-cell>
          <table:table-cell office:value-type="float" office:value="2832">
            <text:p>2832</text:p>
          </table:table-cell>
          <table:table-cell table:style-name="ce22" table:formula="of:=[.U16]/[.B16]" office:value-type="percentage" office:value="0.000093650756487795">
            <text:p>0.0094%</text:p>
          </table:table-cell>
          <table:table-cell office:value-type="float" office:value="32">
            <text:p>32</text:p>
          </table:table-cell>
          <table:table-cell table:style-name="ce2" table:formula="of:=([.D16]-[.I16])+[.Q16]+[.S16]+[.W16]+[.AB16]" office:value-type="float" office:value="1940351">
            <text:p>1.94E+006</text:p>
          </table:table-cell>
          <table:table-cell table:style-name="ce1" table:formula="of:=[.X16]/[.B16]" office:value-type="percentage" office:value="0.0641650208339864">
            <text:p>6.42%</text:p>
          </table:table-cell>
          <table:table-cell office:value-type="float" office:value="729789">
            <text:p>729789</text:p>
          </table:table-cell>
          <table:table-cell table:style-name="ce1" table:formula="of:=[.Z16]/[.B16]" office:value-type="percentage" office:value="0.0241332245503077">
            <text:p>2.41%</text:p>
          </table:table-cell>
          <table:table-cell table:style-name="ce2" office:value-type="float" office:value="1925300">
            <text:p>1.93E+006</text:p>
          </table:table-cell>
          <table:table-cell office:value-type="float" office:value="714770">
            <text:p>714770</text:p>
          </table:table-cell>
          <table:table-cell table:style-name="ce1" table:number-columns-repeated="2"/>
        </table:table-row>
        <table:table-row table:style-name="ro2" table:number-rows-repeated="7">
          <table:table-cell table:number-columns-repeated="4"/>
          <table:table-cell table:style-name="ce22" table:number-columns-repeated="4"/>
          <table:table-cell/>
          <table:table-cell table:style-name="ce22" table:number-columns-repeated="5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 table:number-columns-repeated="2"/>
          <table:table-cell table:style-name="ce1"/>
          <table:table-cell table:number-columns-repeated="6"/>
        </table:table-row>
        <table:table-row table:style-name="ro2" table:number-rows-repeated="3">
          <table:table-cell table:number-columns-repeated="4"/>
          <table:table-cell table:style-name="ce22" table:number-columns-repeated="4"/>
          <table:table-cell/>
          <table:table-cell table:style-name="ce22" table:number-columns-repeated="5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 table:number-columns-repeated="4"/>
          <table:table-cell table:style-name="ce1"/>
          <table:table-cell table:number-columns-repeated="6"/>
        </table:table-row>
        <table:table-row table:style-name="ro2">
          <table:table-cell table:number-columns-repeated="7"/>
          <table:table-cell table:style-name="ce22"/>
          <table:table-cell/>
          <table:table-cell table:style-name="ce22" table:number-columns-repeated="5"/>
          <table:table-cell/>
          <table:table-cell table:style-name="ce22"/>
          <table:table-cell/>
          <table:table-cell table:style-name="ce22"/>
          <table:table-cell/>
          <table:table-cell table:style-name="ce22"/>
          <table:table-cell table:number-columns-repeated="4"/>
          <table:table-cell table:style-name="ce1"/>
          <table:table-cell table:number-columns-repeated="6"/>
        </table:table-row>
        <table:table-row table:style-name="ro2" table:number-rows-repeated="2">
          <table:table-cell table:number-columns-repeated="15"/>
          <table:table-cell table:style-name="ce22"/>
          <table:table-cell table:number-columns-repeated="8"/>
          <table:table-cell table:style-name="ce1"/>
          <table:table-cell table:number-columns-repeated="6"/>
        </table:table-row>
        <table:table-row table:style-name="ro2" table:number-rows-repeated="9">
          <table:table-cell table:number-columns-repeated="24"/>
          <table:table-cell table:style-name="ce1"/>
          <table:table-cell table:number-columns-repeated="6"/>
        </table:table-row>
        <table:table-row table:style-name="ro2" table:number-rows-repeated="31">
          <table:table-cell table:number-columns-repeated="31"/>
        </table:table-row>
        <table:table-row table:style-name="ro2">
          <table:table-cell office:value-type="string">
            <text:p>W2</text:p>
          </table:table-cell>
          <table:table-cell office:value-type="string">
            <text:p>True signals</text:p>
          </table:table-cell>
          <table:table-cell office:value-type="string">
            <text:p>Det efficiency</text:p>
          </table:table-cell>
          <table:table-cell table:style-name="ce21" office:value-type="string">
            <text:p>Background</text:p>
          </table:table-cell>
          <table:table-cell office:value-type="string">
            <text:p>Bkg fraction</text:p>
          </table:table-cell>
          <table:table-cell office:value-type="string">
            <text:p>Sig/Bkg</text:p>
          </table:table-cell>
          <table:table-cell table:number-columns-repeated="2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793.6">
            <text:p>9793.6</text:p>
          </table:table-cell>
          <table:table-cell table:style-name="ce19" table:formula="of:=[.B71]/30240000" office:value-type="percentage" office:value="0.000323862433862434">
            <text:p>0.032%</text:p>
          </table:table-cell>
          <table:table-cell table:style-name="ce2" office:value-type="float" office:value="1807420">
            <text:p>1.81E+006</text:p>
          </table:table-cell>
          <table:table-cell table:style-name="ce1" table:formula="of:=[.D71]/30240000" office:value-type="percentage" office:value="0.0597691798941799">
            <text:p>5.98%</text:p>
          </table:table-cell>
          <table:table-cell table:formula="of:=[.B71]/[.D71]" office:value-type="float" office:value="0.005418552411725">
            <text:p>0.0054185524</text:p>
          </table:table-cell>
          <table:table-cell table:number-columns-repeated="25"/>
        </table:table-row>
        <table:table-row table:style-name="ro2">
          <table:table-cell table:formula="of:=[.A71]-2.5" office:value-type="float" office:value="47.5">
            <text:p>47.5</text:p>
          </table:table-cell>
          <table:table-cell office:value-type="float" office:value="9510.26">
            <text:p>9510.26</text:p>
          </table:table-cell>
          <table:table-cell table:style-name="ce19" table:formula="of:=[.B72]/30240000" office:value-type="percentage" office:value="0.000314492724867725">
            <text:p>0.031%</text:p>
          </table:table-cell>
          <table:table-cell table:style-name="ce2" office:value-type="float" office:value="1167920">
            <text:p>1.17E+006</text:p>
          </table:table-cell>
          <table:table-cell table:style-name="ce1" table:formula="of:=[.D72]/30240000" office:value-type="percentage" office:value="0.0386216931216931">
            <text:p>3.86%</text:p>
          </table:table-cell>
          <table:table-cell table:formula="of:=[.B72]/[.D72]" office:value-type="float" office:value="0.00814290362353586">
            <text:p>0.0081429036</text:p>
          </table:table-cell>
          <table:table-cell table:number-columns-repeated="25"/>
        </table:table-row>
        <table:table-row table:style-name="ro2">
          <table:table-cell table:formula="of:=[.A72]-2.5" office:value-type="float" office:value="45">
            <text:p>45</text:p>
          </table:table-cell>
          <table:table-cell office:value-type="float" office:value="8953.55">
            <text:p>8953.55</text:p>
          </table:table-cell>
          <table:table-cell table:style-name="ce19" table:formula="of:=[.B73]/30240000" office:value-type="percentage" office:value="0.000296083002645503">
            <text:p>0.030%</text:p>
          </table:table-cell>
          <table:table-cell office:value-type="float" office:value="702895">
            <text:p>702895</text:p>
          </table:table-cell>
          <table:table-cell table:style-name="ce1" table:formula="of:=[.D73]/30240000" office:value-type="percentage" office:value="0.0232438822751323">
            <text:p>2.32%</text:p>
          </table:table-cell>
          <table:table-cell table:formula="of:=[.B73]/[.D73]" office:value-type="float" office:value="0.0127381045533117">
            <text:p>0.0127381046</text:p>
          </table:table-cell>
          <table:table-cell table:number-columns-repeated="25"/>
        </table:table-row>
        <table:table-row table:style-name="ro2">
          <table:table-cell table:formula="of:=[.A73]-2.5" office:value-type="float" office:value="42.5">
            <text:p>42.5</text:p>
          </table:table-cell>
          <table:table-cell office:value-type="float" office:value="8370.59">
            <text:p>8370.59</text:p>
          </table:table-cell>
          <table:table-cell table:style-name="ce19" table:formula="of:=[.B74]/30240000" office:value-type="percentage" office:value="0.000276805224867725">
            <text:p>0.028%</text:p>
          </table:table-cell>
          <table:table-cell office:value-type="float" office:value="420603">
            <text:p>420603</text:p>
          </table:table-cell>
          <table:table-cell table:style-name="ce1" table:formula="of:=[.D74]/30240000" office:value-type="percentage" office:value="0.0139088293650794">
            <text:p>1.39%</text:p>
          </table:table-cell>
          <table:table-cell table:formula="of:=[.B74]/[.D74]" office:value-type="float" office:value="0.0199014034612212">
            <text:p>0.0199014035</text:p>
          </table:table-cell>
          <table:table-cell table:number-columns-repeated="25"/>
        </table:table-row>
        <table:table-row table:style-name="ro2">
          <table:table-cell table:formula="of:=[.A74]-2.5" office:value-type="float" office:value="40">
            <text:p>40</text:p>
          </table:table-cell>
          <table:table-cell office:value-type="float" office:value="7782.19">
            <text:p>7782.19</text:p>
          </table:table-cell>
          <table:table-cell table:style-name="ce19" table:formula="of:=[.B75]/30240000" office:value-type="percentage" office:value="0.000257347552910053">
            <text:p>0.026%</text:p>
          </table:table-cell>
          <table:table-cell office:value-type="float" office:value="257424">
            <text:p>257424</text:p>
          </table:table-cell>
          <table:table-cell table:style-name="ce1" table:formula="of:=[.D75]/30240000" office:value-type="percentage" office:value="0.00851269841269841">
            <text:p>0.85%</text:p>
          </table:table-cell>
          <table:table-cell table:formula="of:=[.B75]/[.D75]" office:value-type="float" office:value="0.0302310196407483">
            <text:p>0.0302310196</text:p>
          </table:table-cell>
          <table:table-cell table:number-columns-repeated="25"/>
        </table:table-row>
        <table:table-row table:style-name="ro2">
          <table:table-cell table:formula="of:=[.A75]-2.5" office:value-type="float" office:value="37.5">
            <text:p>37.5</text:p>
          </table:table-cell>
          <table:table-cell office:value-type="float" office:value="7130.43">
            <text:p>7130.43</text:p>
          </table:table-cell>
          <table:table-cell table:style-name="ce19" table:formula="of:=[.B76]/30240000" office:value-type="percentage" office:value="0.000235794642857143">
            <text:p>0.024%</text:p>
          </table:table-cell>
          <table:table-cell office:value-type="float" office:value="160694">
            <text:p>160694</text:p>
          </table:table-cell>
          <table:table-cell table:style-name="ce1" table:formula="of:=[.D76]/30240000" office:value-type="percentage" office:value="0.00531395502645503">
            <text:p>0.53%</text:p>
          </table:table-cell>
          <table:table-cell table:formula="of:=[.B76]/[.D76]" office:value-type="float" office:value="0.0443727208234284">
            <text:p>0.0443727208</text:p>
          </table:table-cell>
          <table:table-cell table:number-columns-repeated="25"/>
        </table:table-row>
        <table:table-row table:style-name="ro2">
          <table:table-cell table:formula="of:=[.A76]-2.5" office:value-type="float" office:value="35">
            <text:p>35</text:p>
          </table:table-cell>
          <table:table-cell office:value-type="float" office:value="6533.89">
            <text:p>6533.89</text:p>
          </table:table-cell>
          <table:table-cell table:style-name="ce19" table:formula="of:=[.B77]/30240000" office:value-type="percentage" office:value="0.000216067791005291">
            <text:p>0.022%</text:p>
          </table:table-cell>
          <table:table-cell office:value-type="float" office:value="101933">
            <text:p>101933</text:p>
          </table:table-cell>
          <table:table-cell table:style-name="ce1" table:formula="of:=[.D77]/30240000" office:value-type="percentage" office:value="0.00337080026455026">
            <text:p>0.34%</text:p>
          </table:table-cell>
          <table:table-cell table:formula="of:=[.B77]/[.D77]" office:value-type="float" office:value="0.0640998499014058">
            <text:p>0.0640998499</text:p>
          </table:table-cell>
          <table:table-cell table:number-columns-repeated="25"/>
        </table:table-row>
        <table:table-row table:style-name="ro2">
          <table:table-cell table:formula="of:=[.A77]-2.5" office:value-type="float" office:value="32.5">
            <text:p>32.5</text:p>
          </table:table-cell>
          <table:table-cell office:value-type="float" office:value="5932.83">
            <text:p>5932.83</text:p>
          </table:table-cell>
          <table:table-cell table:style-name="ce19" table:formula="of:=[.B78]/30240000" office:value-type="percentage" office:value="0.000196191468253968">
            <text:p>0.020%</text:p>
          </table:table-cell>
          <table:table-cell office:value-type="float" office:value="65441.2">
            <text:p>65441.2</text:p>
          </table:table-cell>
          <table:table-cell table:style-name="ce1" table:formula="of:=[.D78]/30240000" office:value-type="percentage" office:value="0.00216406084656085">
            <text:p>0.22%</text:p>
          </table:table-cell>
          <table:table-cell table:formula="of:=[.B78]/[.D78]" office:value-type="float" office:value="0.0906589426844251">
            <text:p>0.0906589427</text:p>
          </table:table-cell>
          <table:table-cell table:number-columns-repeated="25"/>
        </table:table-row>
        <table:table-row table:style-name="ro2">
          <table:table-cell table:formula="of:=[.A78]-2.5" office:value-type="float" office:value="30">
            <text:p>30</text:p>
          </table:table-cell>
          <table:table-cell office:value-type="float" office:value="5364.35">
            <text:p>5364.35</text:p>
          </table:table-cell>
          <table:table-cell table:style-name="ce19" table:formula="of:=[.B79]/30240000" office:value-type="percentage" office:value="0.000177392526455026">
            <text:p>0.018%</text:p>
          </table:table-cell>
          <table:table-cell office:value-type="float" office:value="42403.3">
            <text:p>42403.3</text:p>
          </table:table-cell>
          <table:table-cell table:style-name="ce1" table:formula="of:=[.D79]/30240000" office:value-type="percentage" office:value="0.00140222552910053">
            <text:p>0.14%</text:p>
          </table:table-cell>
          <table:table-cell table:formula="of:=[.B79]/[.D79]" office:value-type="float" office:value="0.12650784254999">
            <text:p>0.1265078425</text:p>
          </table:table-cell>
          <table:table-cell table:number-columns-repeated="25"/>
        </table:table-row>
        <table:table-row table:style-name="ro2">
          <table:table-cell table:formula="of:=[.A79]-2.5" office:value-type="float" office:value="27.5">
            <text:p>27.5</text:p>
          </table:table-cell>
          <table:table-cell office:value-type="float" office:value="4737.93">
            <text:p>4737.93</text:p>
          </table:table-cell>
          <table:table-cell table:style-name="ce19" table:formula="of:=[.B80]/30240000" office:value-type="percentage" office:value="0.000156677579365079">
            <text:p>0.016%</text:p>
          </table:table-cell>
          <table:table-cell office:value-type="float" office:value="28452">
            <text:p>28452</text:p>
          </table:table-cell>
          <table:table-cell table:style-name="ce1" table:formula="of:=[.D80]/30240000" office:value-type="percentage" office:value="0.000940873015873016">
            <text:p>0.09%</text:p>
          </table:table-cell>
          <table:table-cell table:formula="of:=[.B80]/[.D80]" office:value-type="float" office:value="0.166523618726276">
            <text:p>0.1665236187</text:p>
          </table:table-cell>
          <table:table-cell table:number-columns-repeated="25"/>
        </table:table-row>
        <table:table-row table:style-name="ro2">
          <table:table-cell table:formula="of:=[.A80]-2.5" office:value-type="float" office:value="25">
            <text:p>25</text:p>
          </table:table-cell>
          <table:table-cell office:value-type="float" office:value="4131.43">
            <text:p>4131.43</text:p>
          </table:table-cell>
          <table:table-cell table:style-name="ce19" table:formula="of:=[.B81]/30240000" office:value-type="percentage" office:value="0.000136621362433862">
            <text:p>0.014%</text:p>
          </table:table-cell>
          <table:table-cell office:value-type="float" office:value="21048.2">
            <text:p>21048.2</text:p>
          </table:table-cell>
          <table:table-cell table:style-name="ce1" table:formula="of:=[.D81]/30240000" office:value-type="percentage" office:value="0.00069603835978836">
            <text:p>0.07%</text:p>
          </table:table-cell>
          <table:table-cell table:formula="of:=[.B81]/[.D81]" office:value-type="float" office:value="0.196284242833116">
            <text:p>0.1962842428</text:p>
          </table:table-cell>
          <table:table-cell table:number-columns-repeated="25"/>
        </table:table-row>
        <table:table-row table:style-name="ro2">
          <table:table-cell table:formula="of:=[.A81]-2.5" office:value-type="float" office:value="22.5">
            <text:p>22.5</text:p>
          </table:table-cell>
          <table:table-cell office:value-type="float" office:value="3547.57">
            <text:p>3547.57</text:p>
          </table:table-cell>
          <table:table-cell table:style-name="ce19" table:formula="of:=[.B82]/30240000" office:value-type="percentage" office:value="0.000117313822751323">
            <text:p>0.012%</text:p>
          </table:table-cell>
          <table:table-cell office:value-type="float" office:value="18185">
            <text:p>18185</text:p>
          </table:table-cell>
          <table:table-cell table:style-name="ce1" table:formula="of:=[.D82]/30240000" office:value-type="percentage" office:value="0.00060135582010582">
            <text:p>0.06%</text:p>
          </table:table-cell>
          <table:table-cell table:formula="of:=[.B82]/[.D82]" office:value-type="float" office:value="0.195082210613143">
            <text:p>0.1950822106</text:p>
          </table:table-cell>
          <table:table-cell table:number-columns-repeated="25"/>
        </table:table-row>
        <table:table-row table:style-name="ro2">
          <table:table-cell table:formula="of:=[.A82]-2.5" office:value-type="float" office:value="20">
            <text:p>20</text:p>
          </table:table-cell>
          <table:table-cell office:value-type="float" office:value="2960.98">
            <text:p>2960.98</text:p>
          </table:table-cell>
          <table:table-cell table:style-name="ce19" table:formula="of:=[.B83]/30240000" office:value-type="percentage" office:value="0.0000979160052910053">
            <text:p>0.010%</text:p>
          </table:table-cell>
          <table:table-cell office:value-type="float" office:value="16372.8">
            <text:p>16372.8</text:p>
          </table:table-cell>
          <table:table-cell table:style-name="ce1" table:formula="of:=[.D83]/30240000" office:value-type="percentage" office:value="0.000541428571428571">
            <text:p>0.05%</text:p>
          </table:table-cell>
          <table:table-cell table:formula="of:=[.B83]/[.D83]" office:value-type="float" office:value="0.180847503175999">
            <text:p>0.1808475032</text:p>
          </table:table-cell>
          <table:table-cell table:number-columns-repeated="25"/>
        </table:table-row>
        <table:table-row table:style-name="ro2">
          <table:table-cell table:formula="of:=[.A83]-2.5" office:value-type="float" office:value="17.5">
            <text:p>17.5</text:p>
          </table:table-cell>
          <table:table-cell office:value-type="float" office:value="2385.26">
            <text:p>2385.26</text:p>
          </table:table-cell>
          <table:table-cell table:style-name="ce19" table:formula="of:=[.B84]/30240000" office:value-type="percentage" office:value="0.0000788776455026455">
            <text:p>0.008%</text:p>
          </table:table-cell>
          <table:table-cell office:value-type="float" office:value="14594.9">
            <text:p>14594.9</text:p>
          </table:table-cell>
          <table:table-cell table:style-name="ce1" table:formula="of:=[.D84]/30240000" office:value-type="percentage" office:value="0.000482635582010582">
            <text:p>0.05%</text:p>
          </table:table-cell>
          <table:table-cell table:formula="of:=[.B84]/[.D84]" office:value-type="float" office:value="0.163431061535194">
            <text:p>0.1634310615</text:p>
          </table:table-cell>
          <table:table-cell table:number-columns-repeated="25"/>
        </table:table-row>
        <table:table-row table:style-name="ro2">
          <table:table-cell table:formula="of:=[.A84]-2.5" office:value-type="float" office:value="15">
            <text:p>15</text:p>
          </table:table-cell>
          <table:table-cell office:value-type="float" office:value="1844.84">
            <text:p>1844.84</text:p>
          </table:table-cell>
          <table:table-cell table:style-name="ce19" table:formula="of:=[.B85]/30240000" office:value-type="percentage" office:value="0.0000610066137566137">
            <text:p>0.006%</text:p>
          </table:table-cell>
          <table:table-cell office:value-type="float" office:value="12749.1">
            <text:p>12749.1</text:p>
          </table:table-cell>
          <table:table-cell table:style-name="ce1" table:formula="of:=[.D85]/30240000" office:value-type="percentage" office:value="0.000421597222222222">
            <text:p>0.04%</text:p>
          </table:table-cell>
          <table:table-cell table:formula="of:=[.B85]/[.D85]" office:value-type="float" office:value="0.144703547701406">
            <text:p>0.1447035477</text:p>
          </table:table-cell>
          <table:table-cell table:number-columns-repeated="25"/>
        </table:table-row>
        <table:table-row table:style-name="ro2">
          <table:table-cell table:formula="of:=[.A85]-2.5" office:value-type="float" office:value="12.5">
            <text:p>12.5</text:p>
          </table:table-cell>
          <table:table-cell office:value-type="float" office:value="1295.37">
            <text:p>1295.37</text:p>
          </table:table-cell>
          <table:table-cell table:style-name="ce19" table:formula="of:=[.B86]/30240000" office:value-type="percentage" office:value="0.0000428363095238095">
            <text:p>0.004%</text:p>
          </table:table-cell>
          <table:table-cell office:value-type="float" office:value="10840">
            <text:p>10840</text:p>
          </table:table-cell>
          <table:table-cell table:style-name="ce1" table:formula="of:=[.D86]/30240000" office:value-type="percentage" office:value="0.000358465608465608">
            <text:p>0.04%</text:p>
          </table:table-cell>
          <table:table-cell table:formula="of:=[.B86]/[.D86]" office:value-type="float" office:value="0.119499077490775">
            <text:p>0.1194990775</text:p>
          </table:table-cell>
          <table:table-cell table:number-columns-repeated="25"/>
        </table:table-row>
        <table:table-row table:style-name="ro2">
          <table:table-cell table:formula="of:=[.A86]-2.5" office:value-type="float" office:value="10">
            <text:p>10</text:p>
          </table:table-cell>
          <table:table-cell office:value-type="float" office:value="815.605">
            <text:p>815.605</text:p>
          </table:table-cell>
          <table:table-cell table:style-name="ce19" table:formula="of:=[.B87]/30240000" office:value-type="percentage" office:value="0.0000269710648148148">
            <text:p>0.003%</text:p>
          </table:table-cell>
          <table:table-cell office:value-type="float" office:value="8918.25">
            <text:p>8918.25</text:p>
          </table:table-cell>
          <table:table-cell table:style-name="ce1" table:formula="of:=[.D87]/30240000" office:value-type="percentage" office:value="0.000294915674603175">
            <text:p>0.03%</text:p>
          </table:table-cell>
          <table:table-cell table:formula="of:=[.B87]/[.D87]" office:value-type="float" office:value="0.091453480223138">
            <text:p>0.0914534802</text:p>
          </table:table-cell>
          <table:table-cell table:number-columns-repeated="25"/>
        </table:table-row>
        <table:table-row table:style-name="ro2" table:number-rows-repeated="9">
          <table:table-cell table:number-columns-repeated="31"/>
        </table:table-row>
        <table:table-row table:style-name="ro2">
          <table:table-cell office:value-type="string">
            <text:p>W2</text:p>
          </table:table-cell>
          <table:table-cell office:value-type="string">
            <text:p>True signals</text:p>
          </table:table-cell>
          <table:table-cell office:value-type="string">
            <text:p>Background</text:p>
          </table:table-cell>
          <table:table-cell office:value-type="string">
            <text:p>Sig/Bkg</text:p>
          </table:table-cell>
          <table:table-cell table:number-columns-repeated="27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4607.58">
            <text:p>4607.58</text:p>
          </table:table-cell>
          <table:table-cell office:value-type="float" office:value="26561">
            <text:p>26561</text:p>
          </table:table-cell>
          <table:table-cell table:formula="of:=[.B98]/[.C98]" office:value-type="float" office:value="0.173471631339181">
            <text:p>0.1734716313</text:p>
          </table:table-cell>
          <table:table-cell table:number-columns-repeated="27"/>
        </table:table-row>
        <table:table-row table:style-name="ro2">
          <table:table-cell table:formula="of:=[.A98]-0.5" office:value-type="float" office:value="26.5">
            <text:p>26.5</text:p>
          </table:table-cell>
          <table:table-cell office:value-type="float" office:value="4481.75">
            <text:p>4481.75</text:p>
          </table:table-cell>
          <table:table-cell office:value-type="float" office:value="24860.1">
            <text:p>24860.1</text:p>
          </table:table-cell>
          <table:table-cell table:formula="of:=[.B99]/[.C99]" office:value-type="float" office:value="0.180278840390827">
            <text:p>0.1802788404</text:p>
          </table:table-cell>
          <table:table-cell table:number-columns-repeated="27"/>
        </table:table-row>
        <table:table-row table:style-name="ro2">
          <table:table-cell table:formula="of:=[.A99]-0.5" office:value-type="float" office:value="26">
            <text:p>26</text:p>
          </table:table-cell>
          <table:table-cell office:value-type="float" office:value="4355.02">
            <text:p>4355.02</text:p>
          </table:table-cell>
          <table:table-cell office:value-type="float" office:value="23381.9">
            <text:p>23381.9</text:p>
          </table:table-cell>
          <table:table-cell table:formula="of:=[.B100]/[.C100]" office:value-type="float" office:value="0.186256035651508">
            <text:p>0.1862560357</text:p>
          </table:table-cell>
          <table:table-cell table:number-columns-repeated="27"/>
        </table:table-row>
        <table:table-row table:style-name="ro2">
          <table:table-cell table:formula="of:=[.A100]-0.5" office:value-type="float" office:value="25.5">
            <text:p>25.5</text:p>
          </table:table-cell>
          <table:table-cell office:value-type="float" office:value="4250.02">
            <text:p>4250.02</text:p>
          </table:table-cell>
          <table:table-cell office:value-type="float" office:value="22101">
            <text:p>22101</text:p>
          </table:table-cell>
          <table:table-cell table:formula="of:=[.B101]/[.C101]" office:value-type="float" office:value="0.192299895932311">
            <text:p>0.1922998959</text:p>
          </table:table-cell>
          <table:table-cell table:number-columns-repeated="27"/>
        </table:table-row>
        <table:table-row table:style-name="ro2">
          <table:table-cell table:formula="of:=[.A101]-0.5" office:value-type="float" office:value="25">
            <text:p>25</text:p>
          </table:table-cell>
          <table:table-cell office:value-type="float" office:value="4131.43">
            <text:p>4131.43</text:p>
          </table:table-cell>
          <table:table-cell office:value-type="float" office:value="21048.2">
            <text:p>21048.2</text:p>
          </table:table-cell>
          <table:table-cell table:formula="of:=[.B102]/[.C102]" office:value-type="float" office:value="0.196284242833116">
            <text:p>0.1962842428</text:p>
          </table:table-cell>
          <table:table-cell table:number-columns-repeated="27"/>
        </table:table-row>
        <table:table-row table:style-name="ro2">
          <table:table-cell table:formula="of:=[.A102]-0.5" office:value-type="float" office:value="24.5">
            <text:p>24.5</text:p>
          </table:table-cell>
          <table:table-cell office:value-type="float" office:value="4012.85">
            <text:p>4012.85</text:p>
          </table:table-cell>
          <table:table-cell office:value-type="float" office:value="20168.3">
            <text:p>20168.3</text:p>
          </table:table-cell>
          <table:table-cell table:formula="of:=[.B103]/[.C103]" office:value-type="float" office:value="0.198968182742224">
            <text:p>0.1989681827</text:p>
          </table:table-cell>
          <table:table-cell table:number-columns-repeated="27"/>
        </table:table-row>
        <table:table-row table:style-name="ro2">
          <table:table-cell table:formula="of:=[.A103]-0.5" office:value-type="float" office:value="24">
            <text:p>24</text:p>
          </table:table-cell>
          <table:table-cell office:value-type="float" office:value="3913.28">
            <text:p>3913.28</text:p>
          </table:table-cell>
          <table:table-cell office:value-type="float" office:value="19450.5">
            <text:p>19450.5</text:p>
          </table:table-cell>
          <table:table-cell table:formula="of:=[.B104]/[.C104]" office:value-type="float" office:value="0.20119174314285">
            <text:p>0.2011917431</text:p>
          </table:table-cell>
          <table:table-cell table:number-columns-repeated="27"/>
        </table:table-row>
        <table:table-row table:style-name="ro2">
          <table:table-cell table:formula="of:=[.A104]-0.5" office:value-type="float" office:value="23.5">
            <text:p>23.5</text:p>
          </table:table-cell>
          <table:table-cell office:value-type="float" office:value="3787.45">
            <text:p>3787.45</text:p>
          </table:table-cell>
          <table:table-cell office:value-type="float" office:value="18928.2">
            <text:p>18928.2</text:p>
          </table:table-cell>
          <table:table-cell table:formula="of:=[.B105]/[.C105]" office:value-type="float" office:value="0.200095624517915">
            <text:p>0.2000956245</text:p>
          </table:table-cell>
          <table:table-cell table:number-columns-repeated="27"/>
        </table:table-row>
        <table:table-row table:style-name="ro2">
          <table:table-cell table:formula="of:=[.A105]-0.5" office:value-type="float" office:value="23">
            <text:p>23</text:p>
          </table:table-cell>
          <table:table-cell office:value-type="float" office:value="3665.24">
            <text:p>3665.24</text:p>
          </table:table-cell>
          <table:table-cell office:value-type="float" office:value="18561.6">
            <text:p>18561.6</text:p>
          </table:table-cell>
          <table:table-cell table:formula="of:=[.B106]/[.C106]" office:value-type="float" office:value="0.1974635807258">
            <text:p>0.1974635807</text:p>
          </table:table-cell>
          <table:table-cell table:number-columns-repeated="27"/>
        </table:table-row>
        <table:table-row table:style-name="ro2">
          <table:table-cell table:formula="of:=[.A106]-0.5" office:value-type="float" office:value="22.5">
            <text:p>22.5</text:p>
          </table:table-cell>
          <table:table-cell office:value-type="float" office:value="3547.57">
            <text:p>3547.57</text:p>
          </table:table-cell>
          <table:table-cell office:value-type="float" office:value="18185">
            <text:p>18185</text:p>
          </table:table-cell>
          <table:table-cell table:formula="of:=[.B107]/[.C107]" office:value-type="float" office:value="0.195082210613143">
            <text:p>0.1950822106</text:p>
          </table:table-cell>
          <table:table-cell table:number-columns-repeated="27"/>
        </table:table-row>
        <table:table-row table:style-name="ro2">
          <table:table-cell table:formula="of:=[.A107]-0.5" office:value-type="float" office:value="22">
            <text:p>22</text:p>
          </table:table-cell>
          <table:table-cell office:value-type="float" office:value="3446.18">
            <text:p>3446.18</text:p>
          </table:table-cell>
          <table:table-cell office:value-type="float" office:value="17825.6">
            <text:p>17825.6</text:p>
          </table:table-cell>
          <table:table-cell table:formula="of:=[.B108]/[.C108]" office:value-type="float" office:value="0.193327573826407">
            <text:p>0.1933275738</text:p>
          </table:table-cell>
          <table:table-cell table:number-columns-repeated="27"/>
        </table:table-row>
        <table:table-row table:style-name="ro2">
          <table:table-cell table:formula="of:=[.A108]-0.5" office:value-type="float" office:value="21.5">
            <text:p>21.5</text:p>
          </table:table-cell>
          <table:table-cell office:value-type="float" office:value="3313.11">
            <text:p>3313.11</text:p>
          </table:table-cell>
          <table:table-cell office:value-type="float" office:value="17468.1">
            <text:p>17468.1</text:p>
          </table:table-cell>
          <table:table-cell table:formula="of:=[.B109]/[.C109]" office:value-type="float" office:value="0.18966630600924">
            <text:p>0.189666306</text:p>
          </table:table-cell>
          <table:table-cell table:number-columns-repeated="27"/>
        </table:table-row>
        <table:table-row table:style-name="ro2">
          <table:table-cell table:formula="of:=[.A109]-0.5" office:value-type="float" office:value="21">
            <text:p>21</text:p>
          </table:table-cell>
          <table:table-cell office:value-type="float" office:value="3195.43">
            <text:p>3195.43</text:p>
          </table:table-cell>
          <table:table-cell office:value-type="float" office:value="17065.2">
            <text:p>17065.2</text:p>
          </table:table-cell>
          <table:table-cell table:formula="of:=[.B110]/[.C110]" office:value-type="float" office:value="0.187248318214847">
            <text:p>0.1872483182</text:p>
          </table:table-cell>
          <table:table-cell table:number-columns-repeated="27"/>
        </table:table-row>
        <table:table-row table:style-name="ro2">
          <table:table-cell table:formula="of:=[.A110]-0.5" office:value-type="float" office:value="20.5">
            <text:p>20.5</text:p>
          </table:table-cell>
          <table:table-cell office:value-type="float" office:value="3085">
            <text:p>3085</text:p>
          </table:table-cell>
          <table:table-cell office:value-type="float" office:value="16708.6">
            <text:p>16708.6</text:p>
          </table:table-cell>
          <table:table-cell table:formula="of:=[.B111]/[.C111]" office:value-type="float" office:value="0.184635457189711">
            <text:p>0.1846354572</text:p>
          </table:table-cell>
          <table:table-cell table:number-columns-repeated="27"/>
        </table:table-row>
        <table:table-row table:style-name="ro2">
          <table:table-cell table:formula="of:=[.A111]-0.5" office:value-type="float" office:value="20">
            <text:p>20</text:p>
          </table:table-cell>
          <table:table-cell office:value-type="float" office:value="2960.98">
            <text:p>2960.98</text:p>
          </table:table-cell>
          <table:table-cell office:value-type="float" office:value="16372.8">
            <text:p>16372.8</text:p>
          </table:table-cell>
          <table:table-cell table:formula="of:=[.B112]/[.C112]" office:value-type="float" office:value="0.180847503175999">
            <text:p>0.1808475032</text:p>
          </table:table-cell>
          <table:table-cell table:number-columns-repeated="27"/>
        </table:table-row>
        <table:table-row table:style-name="ro2" table:number-rows-repeated="9">
          <table:table-cell table:number-columns-repeated="31"/>
        </table:table-row>
        <table:table-row table:style-name="ro2">
          <table:table-cell/>
          <table:table-cell table:style-name="ce9" office:value-type="string" table:number-columns-spanned="2" table:number-rows-spanned="1">
            <text:p>Number of incoming muons</text:p>
          </table:table-cell>
          <table:covered-table-cell/>
          <table:table-cell table:style-name="ce9" office:value-type="string" table:number-columns-spanned="2" table:number-rows-spanned="1">
            <text:p>Muons 011</text:p>
          </table:table-cell>
          <table:covered-table-cell/>
          <table:table-cell table:style-name="ce9" office:value-type="string" table:number-columns-spanned="2" table:number-rows-spanned="1">
            <text:p>Muons 111</text:p>
          </table:table-cell>
          <table:covered-table-cell/>
          <table:table-cell office:value-type="string">
            <text:p>Number of coincidences</text:p>
          </table:table-cell>
          <table:table-cell office:value-type="string">
            <text:p>Muon rate </text:p>
          </table:table-cell>
          <table:table-cell table:style-name="ce9" office:value-type="string" table:number-columns-spanned="2" table:number-rows-spanned="1">
            <text:p>Muons 011 absorbed</text:p>
          </table:table-cell>
          <table:covered-table-cell/>
          <table:table-cell table:style-name="ce9" office:value-type="string" table:number-columns-spanned="2" table:number-rows-spanned="1">
            <text:p>Muons 111 absorbed</text:p>
          </table:table-cell>
          <table:covered-table-cell/>
          <table:table-cell table:style-name="ce9" office:value-type="string" table:number-columns-spanned="2" table:number-rows-spanned="1">
            <text:p>Total muons absorbed</text:p>
          </table:table-cell>
          <table:covered-table-cell/>
          <table:table-cell office:value-type="string">
            <text:p>011 electrons</text:p>
          </table:table-cell>
          <table:table-cell table:number-columns-repeated="15"/>
        </table:table-row>
        <table:table-row table:style-name="ro2">
          <table:table-cell/>
          <table:table-cell table:style-name="ce2" office:value-type="float" office:value="9376920">
            <text:p>9.38E+006</text:p>
          </table:table-cell>
          <table:table-cell table:style-name="ce18" office:value-type="percentage" office:value="1">
            <text:p>100%</text:p>
          </table:table-cell>
          <table:table-cell table:style-name="ce2" office:value-type="float" office:value="2862460">
            <text:p>2.86E+006</text:p>
          </table:table-cell>
          <table:table-cell table:style-name="ce22" table:formula="of:=[.D123]/[.B123]" office:value-type="percentage" office:value="0.30526654807762">
            <text:p>30.5267%</text:p>
          </table:table-cell>
          <table:table-cell table:style-name="ce2" office:value-type="float" office:value="4620910">
            <text:p>4.62E+006</text:p>
          </table:table-cell>
          <table:table-cell table:style-name="ce22" table:formula="of:=[.F123]/[.B123]" office:value-type="percentage" office:value="0.492796142016782">
            <text:p>49.2796%</text:p>
          </table:table-cell>
          <table:table-cell table:formula="of:=[.D123]+[.F123]" office:value-type="float" office:value="7483370">
            <text:p>7483370</text:p>
          </table:table-cell>
          <table:table-cell table:style-name="ce22" table:formula="of:=[.G123]+[.E123]" office:value-type="percentage" office:value="0.798062690094402">
            <text:p>79.8063%</text:p>
          </table:table-cell>
          <table:table-cell office:value-type="float" office:value="6859">
            <text:p>6859</text:p>
          </table:table-cell>
          <table:table-cell table:style-name="ce22" table:formula="of:=[.J123]/[.D123]" office:value-type="percentage" office:value="0.00239619068912753">
            <text:p>0.2396%</text:p>
          </table:table-cell>
          <table:table-cell table:style-name="ce3" office:value-type="float" office:value="14894">
            <text:p>14894</text:p>
          </table:table-cell>
          <table:table-cell table:style-name="ce22" table:formula="of:=[.L123]/[.F123]" office:value-type="percentage" office:value="0.00322317465607424">
            <text:p>0.3223%</text:p>
          </table:table-cell>
          <table:table-cell table:style-name="ce3" table:formula="of:=[.L123]+[.J123]" office:value-type="float" office:value="21753">
            <text:p>21753</text:p>
          </table:table-cell>
          <table:table-cell table:style-name="ce22" table:formula="of:=[.N123]/([.F123]+[.D123])" office:value-type="percentage" office:value="0.00290684544530071">
            <text:p>0.2907%</text:p>
          </table:table-cell>
          <table:table-cell office:value-type="float" office:value="8747">
            <text:p>8747</text:p>
          </table:table-cell>
          <table:table-cell table:number-columns-repeated="15"/>
        </table:table-row>
        <table:table-row table:style-name="ro2">
          <table:table-cell/>
          <table:table-cell table:style-name="ce2"/>
          <table:table-cell table:style-name="ce18"/>
          <table:table-cell table:style-name="ce2"/>
          <table:table-cell table:style-name="ce22"/>
          <table:table-cell table:style-name="ce2"/>
          <table:table-cell table:style-name="ce22" table:number-columns-repeated="2"/>
          <table:table-cell/>
          <table:table-cell table:style-name="ce22"/>
          <table:table-cell table:style-name="ce3"/>
          <table:table-cell table:style-name="ce22"/>
          <table:table-cell table:style-name="ce3"/>
          <table:table-cell table:style-name="ce22"/>
          <table:table-cell/>
          <table:table-cell office:value-type="float" office:value="14047">
            <text:p>14047</text:p>
          </table:table-cell>
          <table:table-cell table:number-columns-repeated="15"/>
        </table:table-row>
        <table:table-row table:style-name="ro2">
          <table:table-cell/>
          <table:table-cell table:style-name="ce2"/>
          <table:table-cell table:style-name="ce18"/>
          <table:table-cell/>
          <table:table-cell table:style-name="ce22"/>
          <table:table-cell table:style-name="ce2"/>
          <table:table-cell table:style-name="ce22" table:number-columns-repeated="2"/>
          <table:table-cell/>
          <table:table-cell table:style-name="ce22"/>
          <table:table-cell table:style-name="ce3"/>
          <table:table-cell table:style-name="ce22"/>
          <table:table-cell table:style-name="ce3"/>
          <table:table-cell table:style-name="ce22"/>
          <table:table-cell table:number-columns-repeated="2"/>
          <table:table-cell table:style-name="ce24"/>
          <table:table-cell table:number-columns-repeated="14"/>
        </table:table-row>
        <table:table-row table:style-name="ro2">
          <table:table-cell/>
          <table:table-cell table:style-name="ce2" office:value-type="string">
            <text:p>Time of simulation (s)</text:p>
          </table:table-cell>
          <table:table-cell table:style-name="ce18"/>
          <table:table-cell/>
          <table:table-cell table:style-name="ce22"/>
          <table:table-cell table:style-name="ce2"/>
          <table:table-cell table:style-name="ce22" table:number-columns-repeated="2"/>
          <table:table-cell/>
          <table:table-cell table:style-name="ce22"/>
          <table:table-cell table:style-name="ce3"/>
          <table:table-cell table:style-name="ce22"/>
          <table:table-cell table:style-name="ce3"/>
          <table:table-cell table:style-name="ce22"/>
          <table:table-cell table:number-columns-repeated="17"/>
        </table:table-row>
        <table:table-row table:style-name="ro2">
          <table:table-cell/>
          <table:table-cell table:style-name="ce2" table:formula="of:=1*7*24*60*60" office:value-type="float" office:value="604800">
            <text:p>6.05E+005</text:p>
          </table:table-cell>
          <table:table-cell table:style-name="ce18"/>
          <table:table-cell/>
          <table:table-cell table:style-name="ce22"/>
          <table:table-cell table:style-name="ce2"/>
          <table:table-cell table:style-name="ce22" table:number-columns-repeated="2"/>
          <table:table-cell/>
          <table:table-cell table:style-name="ce22"/>
          <table:table-cell table:style-name="ce3"/>
          <table:table-cell table:style-name="ce22"/>
          <table:table-cell table:style-name="ce3"/>
          <table:table-cell table:style-name="ce22"/>
          <table:table-cell table:number-columns-repeated="17"/>
        </table:table-row>
        <table:table-row table:style-name="ro2">
          <table:table-cell/>
          <table:table-cell table:style-name="ce2"/>
          <table:table-cell table:style-name="ce18"/>
          <table:table-cell/>
          <table:table-cell table:style-name="ce22"/>
          <table:table-cell table:style-name="ce2"/>
          <table:table-cell table:style-name="ce22" table:number-columns-repeated="2"/>
          <table:table-cell/>
          <table:table-cell table:style-name="ce22"/>
          <table:table-cell table:style-name="ce3"/>
          <table:table-cell table:style-name="ce22"/>
          <table:table-cell table:style-name="ce3"/>
          <table:table-cell table:style-name="ce22"/>
          <table:table-cell table:number-columns-repeated="17"/>
        </table:table-row>
        <table:table-row table:style-name="ro2">
          <table:table-cell/>
          <table:table-cell table:style-name="ce16" office:value-type="string">
            <text:p>Incoming muon rate</text:p>
          </table:table-cell>
          <table:table-cell table:style-name="ce18"/>
          <table:table-cell/>
          <table:table-cell table:style-name="ce22" office:value-type="string">
            <text:p>Muon decay rate</text:p>
          </table:table-cell>
          <table:table-cell table:style-name="ce2"/>
          <table:table-cell table:style-name="ce22"/>
          <table:table-cell table:style-name="ce3"/>
          <table:table-cell/>
          <table:table-cell table:style-name="ce22"/>
          <table:table-cell table:style-name="ce3"/>
          <table:table-cell table:style-name="ce22"/>
          <table:table-cell table:style-name="ce3"/>
          <table:table-cell table:style-name="ce22" office:value-type="string">
            <text:p>Muon decay rate</text:p>
          </table:table-cell>
          <table:table-cell table:style-name="ce2"/>
          <table:table-cell table:number-columns-repeated="16"/>
        </table:table-row>
        <table:table-row table:style-name="ro2">
          <table:table-cell/>
          <table:table-cell table:style-name="ce17" table:formula="of:=[.B123]/[.B127]" office:value-type="float" office:value="15.5041666666667">
            <text:p>15.504</text:p>
          </table:table-cell>
          <table:table-cell table:style-name="ce20" office:value-type="string">
            <text:p>Hz</text:p>
          </table:table-cell>
          <table:table-cell/>
          <table:table-cell table:style-name="ce3" table:formula="of:=([.P123]/[.B123])*[.B130]" office:value-type="float" office:value="0.0144626322751323">
            <text:p>0.0144626323</text:p>
          </table:table-cell>
          <table:table-cell office:value-type="string">
            <text:p>Hz</text:p>
          </table:table-cell>
          <table:table-cell table:style-name="ce22"/>
          <table:table-cell table:style-name="ce3"/>
          <table:table-cell/>
          <table:table-cell table:style-name="ce22"/>
          <table:table-cell table:style-name="ce3"/>
          <table:table-cell table:style-name="ce22"/>
          <table:table-cell table:style-name="ce3"/>
          <table:table-cell table:style-name="ce3" table:formula="of:=([.P124]/[.B123])*[.B130]" office:value-type="float" office:value="0.0232258597883598">
            <text:p>0.0232258598</text:p>
          </table:table-cell>
          <table:table-cell office:value-type="string">
            <text:p>Hz</text:p>
          </table:table-cell>
          <table:table-cell table:number-columns-repeated="16"/>
        </table:table-row>
        <table:table-row table:style-name="ro2">
          <table:table-cell/>
          <table:table-cell table:style-name="ce16"/>
          <table:table-cell table:style-name="ce20"/>
          <table:table-cell/>
          <table:table-cell table:style-name="ce3" table:formula="of:=[.E130]*3600" office:value-type="float" office:value="52.0654761904762">
            <text:p>52.0654761905</text:p>
          </table:table-cell>
          <table:table-cell table:style-name="ce2" office:value-type="string">
            <text:p>decays/hour</text:p>
          </table:table-cell>
          <table:table-cell table:style-name="ce22" table:number-columns-repeated="2"/>
          <table:table-cell/>
          <table:table-cell table:style-name="ce22"/>
          <table:table-cell table:style-name="ce3"/>
          <table:table-cell table:style-name="ce22"/>
          <table:table-cell table:style-name="ce3"/>
          <table:table-cell table:style-name="ce3" table:formula="of:=[.N130]*3600" office:value-type="float" office:value="83.6130952380952">
            <text:p>83.6130952381</text:p>
          </table:table-cell>
          <table:table-cell table:style-name="ce2" office:value-type="string">
            <text:p>decays/hour</text:p>
          </table:table-cell>
          <table:table-cell table:number-columns-repeated="16"/>
        </table:table-row>
        <table:table-row table:style-name="ro2">
          <table:table-cell/>
          <table:table-cell table:style-name="ce16" office:value-type="string">
            <text:p>1-2 Coincidence rate</text:p>
          </table:table-cell>
          <table:table-cell table:style-name="ce20"/>
          <table:table-cell/>
          <table:table-cell table:style-name="ce22"/>
          <table:table-cell table:style-name="ce2"/>
          <table:table-cell table:style-name="ce22" table:number-columns-repeated="2"/>
          <table:table-cell/>
          <table:table-cell table:style-name="ce22"/>
          <table:table-cell table:style-name="ce3"/>
          <table:table-cell table:style-name="ce22"/>
          <table:table-cell table:style-name="ce3"/>
          <table:table-cell table:style-name="ce22"/>
          <table:table-cell table:number-columns-repeated="17"/>
        </table:table-row>
        <table:table-row table:style-name="ro2">
          <table:table-cell/>
          <table:table-cell table:style-name="ce17" table:formula="of:=[.H123]/[.B127]" office:value-type="float" office:value="12.373296957672">
            <text:p>12.373</text:p>
          </table:table-cell>
          <table:table-cell table:style-name="ce20" office:value-type="string">
            <text:p>Hz</text:p>
          </table:table-cell>
          <table:table-cell/>
          <table:table-cell table:style-name="ce22"/>
          <table:table-cell table:style-name="ce2"/>
          <table:table-cell table:style-name="ce22" table:number-columns-repeated="2"/>
          <table:table-cell/>
          <table:table-cell table:style-name="ce22"/>
          <table:table-cell table:style-name="ce3"/>
          <table:table-cell table:style-name="ce22"/>
          <table:table-cell table:style-name="ce3"/>
          <table:table-cell table:style-name="ce22"/>
          <table:table-cell table:number-columns-repeated="17"/>
        </table:table-row>
        <table:table-row table:style-name="ro2">
          <table:table-cell/>
          <table:table-cell table:style-name="ce2"/>
          <table:table-cell table:style-name="ce18"/>
          <table:table-cell/>
          <table:table-cell table:style-name="ce22" office:value-type="string">
            <text:p>Bkg triggers</text:p>
          </table:table-cell>
          <table:table-cell table:style-name="ce2"/>
          <table:table-cell table:style-name="ce22" table:number-columns-repeated="2"/>
          <table:table-cell/>
          <table:table-cell table:style-name="ce22"/>
          <table:table-cell table:style-name="ce3"/>
          <table:table-cell table:style-name="ce22"/>
          <table:table-cell table:style-name="ce3"/>
          <table:table-cell table:style-name="ce22"/>
          <table:table-cell table:number-columns-repeated="17"/>
        </table:table-row>
        <table:table-row table:style-name="ro2">
          <table:table-cell/>
          <table:table-cell table:style-name="ce2"/>
          <table:table-cell table:style-name="ce18"/>
          <table:table-cell/>
          <table:table-cell table:style-name="ce3" office:value-type="float" office:value="3947460">
            <text:p>3947460</text:p>
          </table:table-cell>
          <table:table-cell table:style-name="ce2" office:value-type="float" office:value="6223370">
            <text:p>6.22E+006</text:p>
          </table:table-cell>
          <table:table-cell table:style-name="ce22" table:number-columns-repeated="2"/>
          <table:table-cell/>
          <table:table-cell table:style-name="ce22"/>
          <table:table-cell table:style-name="ce3"/>
          <table:table-cell table:style-name="ce22"/>
          <table:table-cell table:style-name="ce3"/>
          <table:table-cell table:style-name="ce22"/>
          <table:table-cell table:number-columns-repeated="17"/>
        </table:table-row>
        <table:table-row table:style-name="ro2">
          <table:table-cell table:number-columns-repeated="4"/>
          <table:table-cell table:formula="of:=[.E135]/[.B127]" office:value-type="float" office:value="6.52688492063492">
            <text:p>6.5268849206</text:p>
          </table:table-cell>
          <table:table-cell table:formula="of:=[.F135]/[.B127]" office:value-type="float" office:value="10.2899636243386">
            <text:p>10.2899636243</text:p>
          </table:table-cell>
          <table:table-cell office:value-type="string">
            <text:p>Hz</text:p>
          </table:table-cell>
          <table:table-cell table:number-columns-repeated="24"/>
        </table:table-row>
        <table:table-row table:style-name="ro2" table:number-rows-repeated="2">
          <table:table-cell table:number-columns-repeated="31"/>
        </table:table-row>
        <table:table-row table:style-name="ro2">
          <table:table-cell/>
          <table:table-cell office:value-type="string">
            <text:p>absorber</text:p>
          </table:table-cell>
          <table:table-cell office:value-type="string">
            <text:p>thickness</text:p>
          </table:table-cell>
          <table:table-cell office:value-type="string">
            <text:p>signal rate (per hour)</text:p>
          </table:table-cell>
          <table:table-cell office:value-type="string">
            <text:p>bkg rate (per hour)</text:p>
          </table:table-cell>
          <table:table-cell office:value-type="string">
            <text:p>bkg/signal</text:p>
          </table:table-cell>
          <table:table-cell office:value-type="string">
            <text:p>sig/sqrt(bkg) in 1 day</text:p>
          </table:table-cell>
          <table:table-cell table:number-columns-repeated="24"/>
        </table:table-row>
        <table:table-row table:style-name="ro2">
          <table:table-cell/>
          <table:table-cell office:value-type="string">
            <text:p>alu</text:p>
          </table:table-cell>
          <table:table-cell office:value-type="float" office:value="10">
            <text:p>10</text:p>
          </table:table-cell>
          <table:table-cell table:formula="of:=0.0144626*3600" office:value-type="float" office:value="52.06536">
            <text:p>52.06536</text:p>
          </table:table-cell>
          <table:table-cell table:formula="of:=6.75951*3600" office:value-type="float" office:value="24334.236">
            <text:p>24334.236</text:p>
          </table:table-cell>
          <table:table-cell table:formula="of:=[.E140]/[.D140]" office:value-type="float" office:value="467.378617952512">
            <text:p>467.3786179525</text:p>
          </table:table-cell>
          <table:table-cell table:formula="of:=[.D140]*24/SQRT([.E140]/2*24)" office:value-type="float" office:value="2.31238762473244">
            <text:p>2.3123876247</text:p>
          </table:table-cell>
          <table:table-cell table:number-columns-repeated="24"/>
        </table:table-row>
        <table:table-row table:style-name="ro2">
          <table:table-cell/>
          <table:table-cell office:value-type="string">
            <text:p>alu</text:p>
          </table:table-cell>
          <table:table-cell office:value-type="float" office:value="20">
            <text:p>20</text:p>
          </table:table-cell>
          <table:table-cell table:formula="of:=0.0232259*3600" office:value-type="float" office:value="83.61324">
            <text:p>83.61324</text:p>
          </table:table-cell>
          <table:table-cell table:formula="of:=10.29*3600" office:value-type="float" office:value="37044">
            <text:p>37044</text:p>
          </table:table-cell>
          <table:table-cell table:formula="of:=[.E141]/[.D141]" office:value-type="float" office:value="443.039882200474">
            <text:p>443.0398822005</text:p>
          </table:table-cell>
          <table:table-cell table:formula="of:=[.D141]*24/SQRT([.E141]/2*24)" office:value-type="float" office:value="3.00979373268515">
            <text:p>3.0097937327</text:p>
          </table:table-cell>
          <table:table-cell table:number-columns-repeated="24"/>
        </table:table-row>
        <table:table-row table:style-name="ro2">
          <table:table-cell/>
          <table:table-cell office:value-type="string">
            <text:p>copper</text:p>
          </table:table-cell>
          <table:table-cell office:value-type="float" office:value="2.5">
            <text:p>2.5</text:p>
          </table:table-cell>
          <table:table-cell table:formula="of:=0.0121726*3600" office:value-type="float" office:value="43.82136">
            <text:p>43.82136</text:p>
          </table:table-cell>
          <table:table-cell table:formula="of:=2.64446*3600" office:value-type="float" office:value="9520.056">
            <text:p>9520.056</text:p>
          </table:table-cell>
          <table:table-cell table:formula="of:=[.E142]/[.D142]" office:value-type="float" office:value="217.24693163334">
            <text:p>217.2469316333</text:p>
          </table:table-cell>
          <table:table-cell table:formula="of:=[.D142]*24/SQRT([.E142]/2*24)" office:value-type="float" office:value="3.11162118006505">
            <text:p>3.1116211801</text:p>
          </table:table-cell>
          <table:table-cell table:number-columns-repeated="24"/>
        </table:table-row>
        <table:table-row table:style-name="ro2">
          <table:table-cell/>
          <table:table-cell office:value-type="string">
            <text:p>iron</text:p>
          </table:table-cell>
          <table:table-cell office:value-type="float" office:value="2.5">
            <text:p>2.5</text:p>
          </table:table-cell>
          <table:table-cell table:formula="of:=0.0112384*3600" office:value-type="float" office:value="40.45824">
            <text:p>40.45824</text:p>
          </table:table-cell>
          <table:table-cell table:formula="of:=2.64313*3600" office:value-type="float" office:value="9515.268">
            <text:p>9515.268</text:p>
          </table:table-cell>
          <table:table-cell table:formula="of:=[.E143]/[.D143]" office:value-type="float" office:value="235.187393223235">
            <text:p>235.1873932232</text:p>
          </table:table-cell>
          <table:table-cell table:formula="of:=[.D143]*24/SQRT([.E143]/2*24)" office:value-type="float" office:value="2.87353897881862">
            <text:p>2.8735389788</text:p>
          </table:table-cell>
          <table:table-cell table:number-columns-repeated="24"/>
        </table:table-row>
        <table:table-row table:style-name="ro2">
          <table:table-cell/>
          <table:table-cell office:value-type="string">
            <text:p>lead</text:p>
          </table:table-cell>
          <table:table-cell office:value-type="float" office:value="2.5">
            <text:p>2.5</text:p>
          </table:table-cell>
          <table:table-cell table:formula="of:=0.0124289*3600" office:value-type="float" office:value="44.74404">
            <text:p>44.74404</text:p>
          </table:table-cell>
          <table:table-cell table:formula="of:=2.64478*3600" office:value-type="float" office:value="9521.208">
            <text:p>9521.208</text:p>
          </table:table-cell>
          <table:table-cell table:formula="of:=[.E144]/[.D144]" office:value-type="float" office:value="212.792765248735">
            <text:p>212.7927652487</text:p>
          </table:table-cell>
          <table:table-cell table:formula="of:=[.D144]*24/SQRT([.E144]/2*24)" office:value-type="float" office:value="3.17694566237255">
            <text:p>3.1769456624</text:p>
          </table:table-cell>
          <table:table-cell table:number-columns-repeated="24"/>
        </table:table-row>
        <table:table-row table:style-name="ro2" table:number-rows-repeated="1048431">
          <table:table-cell table:number-columns-repeated="31"/>
        </table:table-row>
        <table:table-row table:style-name="ro2">
          <table:table-cell table:number-columns-repeated="31"/>
        </table:table-row>
      </table:table>
      <table:table table:name="d2_3 dependency" table:style-name="ta1">
        <table:shapes>
          <draw:frame draw:z-index="0" draw:style-name="gr1" draw:text-style-name="P1" svg:width="8.5969in" svg:height="5.152in" svg:x="0.4748in" svg:y="3.0583in">
            <draw:object draw:notify-on-update-of-ranges="'d2_3 dependency'.A4:'d2_3 dependency'.A16 'd2_3 dependency'.D3:'d2_3 dependency'.D3 'd2_3 dependency'.E4:'d2_3 dependency'.E16 'd2_3 dependency'.A4:'d2_3 dependency'.A16 'd2_3 dependency'.F3:'d2_3 dependency'.F3 'd2_3 dependency'.G4:'d2_3 dependency'.G16" xlink:href="./Object 38" xlink:type="simple" xlink:show="embed" xlink:actuate="onLoad"/>
            <draw:image xlink:href="./ObjectReplacements/Object 38" xlink:type="simple" xlink:show="embed" xlink:actuate="onLoad"/>
          </draw:frame>
          <draw:frame draw:z-index="1" draw:style-name="gr1" draw:text-style-name="P1" svg:width="6.3075in" svg:height="3.5445in" svg:x="9.0539in" svg:y="4.5386in">
            <draw:object draw:notify-on-update-of-ranges="'d2_3 dependency'.A4:'d2_3 dependency'.A16 'd2_3 dependency'.Y4:'d2_3 dependency'.Y16" xlink:href="./Object 39" xlink:type="simple" xlink:show="embed" xlink:actuate="onLoad"/>
            <draw:image xlink:href="./ObjectReplacements/Object 39" xlink:type="simple" xlink:show="embed" xlink:actuate="onLoad"/>
          </draw:frame>
          <draw:frame draw:z-index="2" draw:style-name="gr1" draw:text-style-name="P1" svg:width="6.3075in" svg:height="3.5441in" svg:x="15.361in" svg:y="4.5283in">
            <draw:object draw:notify-on-update-of-ranges="'d2_3 dependency'.A4:'d2_3 dependency'.A16 'd2_3 dependency'.W4:'d2_3 dependency'.W16" xlink:href="./Object 40" xlink:type="simple" xlink:show="embed" xlink:actuate="onLoad"/>
            <draw:image xlink:href="./ObjectReplacements/Object 40" xlink:type="simple" xlink:show="embed" xlink:actuate="onLoad"/>
          </draw:frame>
          <draw:frame draw:z-index="3" draw:style-name="gr1" draw:text-style-name="P1" svg:width="6.3071in" svg:height="3.5409in" svg:x="6.1591in" svg:y="8.098in">
            <draw:object draw:notify-on-update-of-ranges="'d2_3 dependency'.A55:'d2_3 dependency'.A64 'd2_3 dependency'.A54:'d2_3 dependency'.A64 'd2_3 dependency'.C53:'d2_3 dependency'.C53 'd2_3 dependency'.C54:'d2_3 dependency'.C64" xlink:href="./Object 53" xlink:type="simple" xlink:show="embed" xlink:actuate="onLoad"/>
            <draw:image xlink:href="./ObjectReplacements/Object 53" xlink:type="simple" xlink:show="embed" xlink:actuate="onLoad"/>
          </draw:frame>
          <draw:frame draw:z-index="4" draw:style-name="gr1" draw:text-style-name="P1" svg:width="6.2988in" svg:height="3.5429in" svg:x="12.372in" svg:y="8.0567in">
            <draw:object draw:notify-on-update-of-ranges="'d2_3 dependency'.A55:'d2_3 dependency'.A64 'd2_3 dependency'.A54:'d2_3 dependency'.A64 'd2_3 dependency'.E53:'d2_3 dependency'.E53 'd2_3 dependency'.E54:'d2_3 dependency'.E64" xlink:href="./Object 54" xlink:type="simple" xlink:show="embed" xlink:actuate="onLoad"/>
            <draw:image xlink:href="./ObjectReplacements/Object 54" xlink:type="simple" xlink:show="embed" xlink:actuate="onLoad"/>
          </draw:frame>
          <draw:frame draw:z-index="5" draw:style-name="gr1" draw:text-style-name="P1" svg:width="6.2988in" svg:height="3.5429in" svg:x="18.6106in" svg:y="8.0484in">
            <draw:object draw:notify-on-update-of-ranges="'d2_3 dependency'.A55:'d2_3 dependency'.A64 'd2_3 dependency'.A54:'d2_3 dependency'.A64 'd2_3 dependency'.F53:'d2_3 dependency'.F53 'd2_3 dependency'.F54:'d2_3 dependency'.F64" xlink:href="./Object 55" xlink:type="simple" xlink:show="embed" xlink:actuate="onLoad"/>
            <draw:image xlink:href="./ObjectReplacements/Object 55" xlink:type="simple" xlink:show="embed" xlink:actuate="onLoad"/>
          </draw:frame>
          <draw:frame draw:z-index="6" draw:style-name="gr1" draw:text-style-name="P1" svg:width="6.2988in" svg:height="3.5429in" svg:x="6.1106in" svg:y="11.6276in">
            <draw:object draw:notify-on-update-of-ranges="'d2_3 dependency'.C73:'d2_3 dependency'.C73 'd2_3 dependency'.C74:'d2_3 dependency'.C85 'd2_3 dependency'.A74:'d2_3 dependency'.A85" xlink:href="./Object 56" xlink:type="simple" xlink:show="embed" xlink:actuate="onLoad"/>
            <draw:image xlink:href="./ObjectReplacements/Object 56" xlink:type="simple" xlink:show="embed" xlink:actuate="onLoad"/>
          </draw:frame>
          <draw:frame draw:z-index="7" draw:style-name="gr1" draw:text-style-name="P1" svg:width="6.2988in" svg:height="3.5429in" svg:x="12.4114in" svg:y="11.578in">
            <draw:object draw:notify-on-update-of-ranges="'d2_3 dependency'.E73:'d2_3 dependency'.E73 'd2_3 dependency'.E74:'d2_3 dependency'.E85 'd2_3 dependency'.A74:'d2_3 dependency'.A85" xlink:href="./Object 57" xlink:type="simple" xlink:show="embed" xlink:actuate="onLoad"/>
            <draw:image xlink:href="./ObjectReplacements/Object 57" xlink:type="simple" xlink:show="embed" xlink:actuate="onLoad"/>
          </draw:frame>
          <draw:frame draw:z-index="8" draw:style-name="gr1" draw:text-style-name="P1" svg:width="6.2988in" svg:height="3.5429in" svg:x="18.6665in" svg:y="11.5276in">
            <draw:object draw:notify-on-update-of-ranges="'d2_3 dependency'.F73:'d2_3 dependency'.F73 'd2_3 dependency'.F74:'d2_3 dependency'.F85 'd2_3 dependency'.A74:'d2_3 dependency'.A85" xlink:href="./Object 58" xlink:type="simple" xlink:show="embed" xlink:actuate="onLoad"/>
            <draw:image xlink:href="./ObjectReplacements/Object 58" xlink:type="simple" xlink:show="embed" xlink:actuate="onLoad"/>
          </draw:frame>
        </table:shapes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2" table:default-cell-style-name="Default"/>
        <table:table-row table:style-name="ro2">
          <table:table-cell table:number-columns-repeated="7"/>
          <table:table-cell office:value-type="string">
            <text:p>(coincidence 12)</text:p>
          </table:table-cell>
          <table:table-cell table:number-columns-repeated="17"/>
        </table:table-row>
        <table:table-row table:style-name="ro2">
          <table:table-cell table:number-columns-repeated="7"/>
          <table:table-cell table:style-name="ce23" office:value-type="string">
            <text:p>|</text:p>
          </table:table-cell>
          <table:table-cell table:number-columns-repeated="17"/>
        </table:table-row>
        <table:table-row table:style-name="ro2">
          <table:table-cell office:value-type="string">
            <text:p>D2_3</text:p>
          </table:table-cell>
          <table:table-cell table:style-name="ce9" office:value-type="string" table:number-columns-spanned="2" table:number-rows-spanned="1">
            <text:p>Number of incoming muons</text:p>
          </table:table-cell>
          <table:covered-table-cell/>
          <table:table-cell table:style-name="ce9" office:value-type="string" table:number-columns-spanned="2" table:number-rows-spanned="1">
            <text:p>Muons 011</text:p>
          </table:table-cell>
          <table:covered-table-cell/>
          <table:table-cell table:style-name="ce9" office:value-type="string" table:number-columns-spanned="2" table:number-rows-spanned="1">
            <text:p>Muons 111</text:p>
          </table:table-cell>
          <table:covered-table-cell/>
          <table:table-cell office:value-type="string">
            <text:p>Muon rate </text:p>
          </table:table-cell>
          <table:table-cell table:style-name="ce9" office:value-type="string" table:number-columns-spanned="2" table:number-rows-spanned="1">
            <text:p>Muons 011 absorbed</text:p>
          </table:table-cell>
          <table:covered-table-cell/>
          <table:table-cell table:style-name="ce9" office:value-type="string" table:number-columns-spanned="2" table:number-rows-spanned="1">
            <text:p>Muons 111 absorbed</text:p>
          </table:table-cell>
          <table:covered-table-cell/>
          <table:table-cell table:style-name="ce9" office:value-type="string" table:number-columns-spanned="2" table:number-rows-spanned="1">
            <text:p>Total muons absorbed</text:p>
          </table:table-cell>
          <table:covered-table-cell/>
          <table:table-cell table:style-name="ce9" office:value-type="string" table:number-columns-spanned="2" table:number-rows-spanned="1">
            <text:p>Electrons 011</text:p>
          </table:table-cell>
          <table:covered-table-cell/>
          <table:table-cell table:style-name="ce9" office:value-type="string" table:number-columns-spanned="2" table:number-rows-spanned="1">
            <text:p>Electrons 011 stopped</text:p>
          </table:table-cell>
          <table:covered-table-cell/>
          <table:table-cell table:style-name="ce9" office:value-type="string" table:number-columns-spanned="2" table:number-rows-spanned="1">
            <text:p>Electrons escaped</text:p>
          </table:table-cell>
          <table:covered-table-cell/>
          <table:table-cell table:style-name="ce9" office:value-type="string" table:number-columns-spanned="2" table:number-rows-spanned="1">
            <text:p>Signal events</text:p>
          </table:table-cell>
          <table:covered-table-cell/>
          <table:table-cell office:value-type="string">
            <text:p>Interferences</text:p>
          </table:table-cell>
          <table:table-cell table:style-name="ce9" office:value-type="string" table:number-columns-spanned="2" table:number-rows-spanned="1">
            <text:p>Background triggers</text:p>
          </table:table-cell>
          <table:covered-table-cell/>
        </table:table-row>
        <table:table-row table:style-name="ro2">
          <table:table-cell office:value-type="float" office:value="1">
            <text:p>1</text:p>
          </table:table-cell>
          <table:table-cell table:style-name="ce2" office:value-type="float" office:value="15120000">
            <text:p>1.51E+007</text:p>
          </table:table-cell>
          <table:table-cell table:style-name="ce18" office:value-type="percentage" office:value="1">
            <text:p>100%</text:p>
          </table:table-cell>
          <table:table-cell table:style-name="ce2" office:value-type="float" office:value="426255">
            <text:p>4.26E+005</text:p>
          </table:table-cell>
          <table:table-cell table:style-name="ce22" table:formula="of:=[.D4]/[.B4]" office:value-type="percentage" office:value="0.0281914682539683">
            <text:p>2.8191%</text:p>
          </table:table-cell>
          <table:table-cell table:style-name="ce2" office:value-type="float" office:value="11872000">
            <text:p>1.19E+007</text:p>
          </table:table-cell>
          <table:table-cell table:style-name="ce22" table:formula="of:=[.F4]/[.B4]" office:value-type="percentage" office:value="0.785185185185185">
            <text:p>78.5185%</text:p>
          </table:table-cell>
          <table:table-cell table:style-name="ce22" table:formula="of:=[.G4]+[.E4]" office:value-type="percentage" office:value="0.813376653439153">
            <text:p>81.3377%</text:p>
          </table:table-cell>
          <table:table-cell office:value-type="float" office:value="409">
            <text:p>409</text:p>
          </table:table-cell>
          <table:table-cell table:style-name="ce22" table:formula="of:=[.I4]/[.D4]" office:value-type="percentage" office:value="0.000959519536427725">
            <text:p>0.0960%</text:p>
          </table:table-cell>
          <table:table-cell table:style-name="ce3" office:value-type="float" office:value="22241">
            <text:p>22241</text:p>
          </table:table-cell>
          <table:table-cell table:style-name="ce22" table:formula="of:=[.K4]/[.F4]" office:value-type="percentage" office:value="0.00187339959568733">
            <text:p>0.1873%</text:p>
          </table:table-cell>
          <table:table-cell table:style-name="ce3" table:formula="of:=[.K4]+[.I4]" office:value-type="float" office:value="22650">
            <text:p>22650</text:p>
          </table:table-cell>
          <table:table-cell table:style-name="ce22" table:formula="of:=[.M4]/([.F4]+[.D4])" office:value-type="percentage" office:value="0.0018417246999676">
            <text:p>0.1842%</text:p>
          </table:table-cell>
          <table:table-cell office:value-type="float" office:value="10847">
            <text:p>10847</text:p>
          </table:table-cell>
          <table:table-cell table:style-name="ce22" table:formula="of:=[.O4]/[.M4]" office:value-type="percentage" office:value="0.478896247240618">
            <text:p>47.8896%</text:p>
          </table:table-cell>
          <table:table-cell office:value-type="float" office:value="5341">
            <text:p>5341</text:p>
          </table:table-cell>
          <table:table-cell table:style-name="ce22" table:formula="of:=[.Q4]/[.O4]" office:value-type="percentage" office:value="0.49239421038075">
            <text:p>49.2394%</text:p>
          </table:table-cell>
          <table:table-cell office:value-type="float" office:value="11803">
            <text:p>11803</text:p>
          </table:table-cell>
          <table:table-cell table:style-name="ce22" table:formula="of:=[.S4]/[.M4]" office:value-type="percentage" office:value="0.521103752759382">
            <text:p>52.1104%</text:p>
          </table:table-cell>
          <table:table-cell office:value-type="float" office:value="5489">
            <text:p>5489</text:p>
          </table:table-cell>
          <table:table-cell table:style-name="ce22" table:formula="of:=[.U4]/[.B4]" office:value-type="percentage" office:value="0.000363029100529101">
            <text:p>0.0363%</text:p>
          </table:table-cell>
          <table:table-cell office:value-type="float" office:value="5">
            <text:p>5</text:p>
          </table:table-cell>
          <table:table-cell table:formula="of:=([.D4]-[.I4])+[.Q4]+[.S4]" office:value-type="float" office:value="442990">
            <text:p>442990</text:p>
          </table:table-cell>
          <table:table-cell table:style-name="ce1" table:formula="of:=[.X4]/[.B4]" office:value-type="percentage" office:value="0.0292982804232804">
            <text:p>2.93%</text:p>
          </table:table-cell>
        </table:table-row>
        <table:table-row table:style-name="ro2">
          <table:table-cell office:value-type="float" office:value="1.5">
            <text:p>1.5</text:p>
          </table:table-cell>
          <table:table-cell table:style-name="ce2" office:value-type="float" office:value="15120000">
            <text:p>1.51E+007</text:p>
          </table:table-cell>
          <table:table-cell table:style-name="ce18" office:value-type="percentage" office:value="1">
            <text:p>100%</text:p>
          </table:table-cell>
          <table:table-cell office:value-type="float" office:value="566214">
            <text:p>566214</text:p>
          </table:table-cell>
          <table:table-cell table:style-name="ce22" table:formula="of:=[.D5]/[.B5]" office:value-type="percentage" office:value="0.0374480158730159">
            <text:p>3.7448%</text:p>
          </table:table-cell>
          <table:table-cell table:style-name="ce2" office:value-type="float" office:value="11732000">
            <text:p>1.17E+007</text:p>
          </table:table-cell>
          <table:table-cell table:style-name="ce22" table:formula="of:=[.F5]/[.B5]" office:value-type="percentage" office:value="0.775925925925926">
            <text:p>77.5926%</text:p>
          </table:table-cell>
          <table:table-cell table:style-name="ce22" table:formula="of:=[.G5]+[.E5]" office:value-type="percentage" office:value="0.813373941798942">
            <text:p>81.3374%</text:p>
          </table:table-cell>
          <table:table-cell office:value-type="float" office:value="663">
            <text:p>663</text:p>
          </table:table-cell>
          <table:table-cell table:style-name="ce22" table:formula="of:=[.I5]/[.D5]" office:value-type="percentage" office:value="0.00117093537072556">
            <text:p>0.1171%</text:p>
          </table:table-cell>
          <table:table-cell table:style-name="ce3" office:value-type="float" office:value="21987">
            <text:p>21987</text:p>
          </table:table-cell>
          <table:table-cell table:style-name="ce22" table:formula="of:=[.K5]/[.F5]" office:value-type="percentage" office:value="0.00187410501193317">
            <text:p>0.1874%</text:p>
          </table:table-cell>
          <table:table-cell table:style-name="ce3" table:formula="of:=[.K5]+[.I5]" office:value-type="float" office:value="22650">
            <text:p>22650</text:p>
          </table:table-cell>
          <table:table-cell table:style-name="ce22" table:formula="of:=[.M5]/([.F5]+[.D5])" office:value-type="percentage" office:value="0.00184173083994147">
            <text:p>0.1842%</text:p>
          </table:table-cell>
          <table:table-cell office:value-type="float" office:value="10847">
            <text:p>10847</text:p>
          </table:table-cell>
          <table:table-cell table:style-name="ce22" table:formula="of:=[.O5]/[.M5]" office:value-type="percentage" office:value="0.478896247240618">
            <text:p>47.8896%</text:p>
          </table:table-cell>
          <table:table-cell office:value-type="float" office:value="5341">
            <text:p>5341</text:p>
          </table:table-cell>
          <table:table-cell table:style-name="ce22" table:formula="of:=[.Q5]/[.O5]" office:value-type="percentage" office:value="0.49239421038075">
            <text:p>49.2394%</text:p>
          </table:table-cell>
          <table:table-cell office:value-type="float" office:value="11803">
            <text:p>11803</text:p>
          </table:table-cell>
          <table:table-cell table:style-name="ce22" table:formula="of:=[.S5]/[.M5]" office:value-type="percentage" office:value="0.521103752759382">
            <text:p>52.1104%</text:p>
          </table:table-cell>
          <table:table-cell office:value-type="float" office:value="5489">
            <text:p>5489</text:p>
          </table:table-cell>
          <table:table-cell table:style-name="ce22" table:formula="of:=[.U5]/[.B5]" office:value-type="percentage" office:value="0.000363029100529101">
            <text:p>0.0363%</text:p>
          </table:table-cell>
          <table:table-cell office:value-type="float" office:value="10">
            <text:p>10</text:p>
          </table:table-cell>
          <table:table-cell table:formula="of:=([.D5]-[.I5])+[.Q5]+[.S5]" office:value-type="float" office:value="582695">
            <text:p>582695</text:p>
          </table:table-cell>
          <table:table-cell table:style-name="ce1" table:formula="of:=[.X5]/[.B5]" office:value-type="percentage" office:value="0.0385380291005291">
            <text:p>3.85%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style-name="ce2" office:value-type="float" office:value="15120000">
            <text:p>1.51E+007</text:p>
          </table:table-cell>
          <table:table-cell table:style-name="ce18" office:value-type="percentage" office:value="1">
            <text:p>100%</text:p>
          </table:table-cell>
          <table:table-cell office:value-type="float" office:value="705825">
            <text:p>705825</text:p>
          </table:table-cell>
          <table:table-cell table:style-name="ce22" table:formula="of:=[.D6]/[.B6]" office:value-type="percentage" office:value="0.0466815476190476">
            <text:p>4.6682%</text:p>
          </table:table-cell>
          <table:table-cell table:style-name="ce2" office:value-type="float" office:value="11592400">
            <text:p>1.16E+007</text:p>
          </table:table-cell>
          <table:table-cell table:style-name="ce22" table:formula="of:=[.F6]/[.B6]" office:value-type="percentage" office:value="0.766693121693122">
            <text:p>76.6693%</text:p>
          </table:table-cell>
          <table:table-cell table:style-name="ce22" table:formula="of:=[.G6]+[.E6]" office:value-type="percentage" office:value="0.813374669312169">
            <text:p>81.3375%</text:p>
          </table:table-cell>
          <table:table-cell office:value-type="float" office:value="903">
            <text:p>903</text:p>
          </table:table-cell>
          <table:table-cell table:style-name="ce22" table:formula="of:=[.I6]/[.D6]" office:value-type="percentage" office:value="0.00127935394750824">
            <text:p>0.1279%</text:p>
          </table:table-cell>
          <table:table-cell table:style-name="ce3" office:value-type="float" office:value="21747">
            <text:p>21747</text:p>
          </table:table-cell>
          <table:table-cell table:style-name="ce22" table:formula="of:=[.K6]/[.F6]" office:value-type="percentage" office:value="0.00187597046340706">
            <text:p>0.1876%</text:p>
          </table:table-cell>
          <table:table-cell table:style-name="ce3" table:formula="of:=[.K6]+[.I6]" office:value-type="float" office:value="22650">
            <text:p>22650</text:p>
          </table:table-cell>
          <table:table-cell table:style-name="ce22" table:formula="of:=[.M6]/([.F6]+[.D6])" office:value-type="percentage" office:value="0.00184172919262739">
            <text:p>0.1842%</text:p>
          </table:table-cell>
          <table:table-cell office:value-type="float" office:value="10847">
            <text:p>10847</text:p>
          </table:table-cell>
          <table:table-cell table:style-name="ce22" table:formula="of:=[.O6]/[.M6]" office:value-type="percentage" office:value="0.478896247240618">
            <text:p>47.8896%</text:p>
          </table:table-cell>
          <table:table-cell office:value-type="float" office:value="5341">
            <text:p>5341</text:p>
          </table:table-cell>
          <table:table-cell table:style-name="ce22" table:formula="of:=[.Q6]/[.O6]" office:value-type="percentage" office:value="0.49239421038075">
            <text:p>49.2394%</text:p>
          </table:table-cell>
          <table:table-cell office:value-type="float" office:value="11803">
            <text:p>11803</text:p>
          </table:table-cell>
          <table:table-cell table:style-name="ce22" table:formula="of:=[.S6]/[.M6]" office:value-type="percentage" office:value="0.521103752759382">
            <text:p>52.1104%</text:p>
          </table:table-cell>
          <table:table-cell office:value-type="float" office:value="5489">
            <text:p>5489</text:p>
          </table:table-cell>
          <table:table-cell table:style-name="ce22" table:formula="of:=[.U6]/[.B6]" office:value-type="percentage" office:value="0.000363029100529101">
            <text:p>0.0363%</text:p>
          </table:table-cell>
          <table:table-cell office:value-type="float" office:value="16">
            <text:p>16</text:p>
          </table:table-cell>
          <table:table-cell table:formula="of:=([.D6]-[.I6])+[.Q6]+[.S6]" office:value-type="float" office:value="722066">
            <text:p>722066</text:p>
          </table:table-cell>
          <table:table-cell table:style-name="ce1" table:formula="of:=[.X6]/[.B6]" office:value-type="percentage" office:value="0.0477556878306878">
            <text:p>4.78%</text:p>
          </table:table-cell>
        </table:table-row>
        <table:table-row table:style-name="ro2">
          <table:table-cell office:value-type="float" office:value="2.5">
            <text:p>2.5</text:p>
          </table:table-cell>
          <table:table-cell table:style-name="ce2" office:value-type="float" office:value="15120000">
            <text:p>1.51E+007</text:p>
          </table:table-cell>
          <table:table-cell table:style-name="ce18" office:value-type="percentage" office:value="1">
            <text:p>100%</text:p>
          </table:table-cell>
          <table:table-cell office:value-type="float" office:value="844710">
            <text:p>844710</text:p>
          </table:table-cell>
          <table:table-cell table:style-name="ce22" table:formula="of:=[.D7]/[.B7]" office:value-type="percentage" office:value="0.0558670634920635">
            <text:p>5.5867%</text:p>
          </table:table-cell>
          <table:table-cell table:style-name="ce2" office:value-type="float" office:value="11453500">
            <text:p>1.15E+007</text:p>
          </table:table-cell>
          <table:table-cell table:style-name="ce22" table:formula="of:=[.F7]/[.B7]" office:value-type="percentage" office:value="0.757506613756614">
            <text:p>75.7507%</text:p>
          </table:table-cell>
          <table:table-cell table:style-name="ce22" table:formula="of:=[.G7]+[.E7]" office:value-type="percentage" office:value="0.813373677248677">
            <text:p>81.3374%</text:p>
          </table:table-cell>
          <table:table-cell office:value-type="float" office:value="1145">
            <text:p>1145</text:p>
          </table:table-cell>
          <table:table-cell table:style-name="ce22" table:formula="of:=[.I7]/[.D7]" office:value-type="percentage" office:value="0.00135549478519255">
            <text:p>0.1355%</text:p>
          </table:table-cell>
          <table:table-cell table:style-name="ce3" office:value-type="float" office:value="21505">
            <text:p>21505</text:p>
          </table:table-cell>
          <table:table-cell table:style-name="ce22" table:formula="of:=[.K7]/[.F7]" office:value-type="percentage" office:value="0.00187759200244467">
            <text:p>0.1878%</text:p>
          </table:table-cell>
          <table:table-cell table:style-name="ce3" table:formula="of:=[.K7]+[.I7]" office:value-type="float" office:value="22650">
            <text:p>22650</text:p>
          </table:table-cell>
          <table:table-cell table:style-name="ce22" table:formula="of:=[.M7]/([.F7]+[.D7])" office:value-type="percentage" office:value="0.00184173143896551">
            <text:p>0.1842%</text:p>
          </table:table-cell>
          <table:table-cell office:value-type="float" office:value="10847">
            <text:p>10847</text:p>
          </table:table-cell>
          <table:table-cell table:style-name="ce22" table:formula="of:=[.O7]/[.M7]" office:value-type="percentage" office:value="0.478896247240618">
            <text:p>47.8896%</text:p>
          </table:table-cell>
          <table:table-cell office:value-type="float" office:value="5341">
            <text:p>5341</text:p>
          </table:table-cell>
          <table:table-cell table:style-name="ce22" table:formula="of:=[.Q7]/[.O7]" office:value-type="percentage" office:value="0.49239421038075">
            <text:p>49.2394%</text:p>
          </table:table-cell>
          <table:table-cell office:value-type="float" office:value="11803">
            <text:p>11803</text:p>
          </table:table-cell>
          <table:table-cell table:style-name="ce22" table:formula="of:=[.S7]/[.M7]" office:value-type="percentage" office:value="0.521103752759382">
            <text:p>52.1104%</text:p>
          </table:table-cell>
          <table:table-cell office:value-type="float" office:value="5489">
            <text:p>5489</text:p>
          </table:table-cell>
          <table:table-cell table:style-name="ce22" table:formula="of:=[.U7]/[.B7]" office:value-type="percentage" office:value="0.000363029100529101">
            <text:p>0.0363%</text:p>
          </table:table-cell>
          <table:table-cell office:value-type="float" office:value="22">
            <text:p>22</text:p>
          </table:table-cell>
          <table:table-cell table:formula="of:=([.D7]-[.I7])+[.Q7]+[.S7]" office:value-type="float" office:value="860709">
            <text:p>860709</text:p>
          </table:table-cell>
          <table:table-cell table:style-name="ce1" table:formula="of:=[.X7]/[.B7]" office:value-type="percentage" office:value="0.0569251984126984">
            <text:p>5.69%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float" office:value="15120000">
            <text:p>1.51E+007</text:p>
          </table:table-cell>
          <table:table-cell table:style-name="ce18" office:value-type="percentage" office:value="1">
            <text:p>100%</text:p>
          </table:table-cell>
          <table:table-cell office:value-type="float" office:value="982307">
            <text:p>982307</text:p>
          </table:table-cell>
          <table:table-cell table:style-name="ce22" table:formula="of:=[.D8]/[.B8]" office:value-type="percentage" office:value="0.0649673941798942">
            <text:p>6.4967%</text:p>
          </table:table-cell>
          <table:table-cell table:style-name="ce2" office:value-type="float" office:value="11315900">
            <text:p>1.13E+007</text:p>
          </table:table-cell>
          <table:table-cell table:style-name="ce22" table:formula="of:=[.F8]/[.B8]" office:value-type="percentage" office:value="0.748406084656085">
            <text:p>74.8406%</text:p>
          </table:table-cell>
          <table:table-cell table:style-name="ce22" table:formula="of:=[.G8]+[.E8]" office:value-type="percentage" office:value="0.813373478835979">
            <text:p>81.3373%</text:p>
          </table:table-cell>
          <table:table-cell office:value-type="float" office:value="1407">
            <text:p>1407</text:p>
          </table:table-cell>
          <table:table-cell table:style-name="ce22" table:formula="of:=[.I8]/[.D8]" office:value-type="percentage" office:value="0.0014323424346971">
            <text:p>0.1432%</text:p>
          </table:table-cell>
          <table:table-cell table:style-name="ce3" office:value-type="float" office:value="21243">
            <text:p>21243</text:p>
          </table:table-cell>
          <table:table-cell table:style-name="ce22" table:formula="of:=[.K8]/[.F8]" office:value-type="percentage" office:value="0.00187727003596709">
            <text:p>0.1877%</text:p>
          </table:table-cell>
          <table:table-cell table:style-name="ce3" table:formula="of:=[.K8]+[.I8]" office:value-type="float" office:value="22650">
            <text:p>22650</text:p>
          </table:table-cell>
          <table:table-cell table:style-name="ce22" table:formula="of:=[.M8]/([.F8]+[.D8])" office:value-type="percentage" office:value="0.00184173188823379">
            <text:p>0.1842%</text:p>
          </table:table-cell>
          <table:table-cell office:value-type="float" office:value="10847">
            <text:p>10847</text:p>
          </table:table-cell>
          <table:table-cell table:style-name="ce22" table:formula="of:=[.O8]/[.M8]" office:value-type="percentage" office:value="0.478896247240618">
            <text:p>47.8896%</text:p>
          </table:table-cell>
          <table:table-cell office:value-type="float" office:value="5341">
            <text:p>5341</text:p>
          </table:table-cell>
          <table:table-cell table:style-name="ce22" table:formula="of:=[.Q8]/[.O8]" office:value-type="percentage" office:value="0.49239421038075">
            <text:p>49.2394%</text:p>
          </table:table-cell>
          <table:table-cell office:value-type="float" office:value="11803">
            <text:p>11803</text:p>
          </table:table-cell>
          <table:table-cell table:style-name="ce22" table:formula="of:=[.S8]/[.M8]" office:value-type="percentage" office:value="0.521103752759382">
            <text:p>52.1104%</text:p>
          </table:table-cell>
          <table:table-cell office:value-type="float" office:value="5489">
            <text:p>5489</text:p>
          </table:table-cell>
          <table:table-cell table:style-name="ce22" table:formula="of:=[.U8]/[.B8]" office:value-type="percentage" office:value="0.000363029100529101">
            <text:p>0.0363%</text:p>
          </table:table-cell>
          <table:table-cell office:value-type="float" office:value="30">
            <text:p>30</text:p>
          </table:table-cell>
          <table:table-cell table:formula="of:=([.D8]-[.I8])+[.Q8]+[.S8]" office:value-type="float" office:value="998044">
            <text:p>998044</text:p>
          </table:table-cell>
          <table:table-cell table:style-name="ce1" table:formula="of:=[.X8]/[.B8]" office:value-type="percentage" office:value="0.0660082010582011">
            <text:p>6.60%</text:p>
          </table:table-cell>
        </table:table-row>
        <table:table-row table:style-name="ro2">
          <table:table-cell office:value-type="float" office:value="3.5">
            <text:p>3.5</text:p>
          </table:table-cell>
          <table:table-cell table:style-name="ce2" office:value-type="float" office:value="15120000">
            <text:p>1.51E+007</text:p>
          </table:table-cell>
          <table:table-cell table:style-name="ce18" office:value-type="percentage" office:value="1">
            <text:p>100%</text:p>
          </table:table-cell>
          <table:table-cell table:style-name="ce2" office:value-type="float" office:value="1118760">
            <text:p>1.12E+006</text:p>
          </table:table-cell>
          <table:table-cell table:style-name="ce22" table:formula="of:=[.D9]/[.B9]" office:value-type="percentage" office:value="0.0739920634920635">
            <text:p>7.3992%</text:p>
          </table:table-cell>
          <table:table-cell table:style-name="ce2" office:value-type="float" office:value="11179500">
            <text:p>1.12E+007</text:p>
          </table:table-cell>
          <table:table-cell table:style-name="ce22" table:formula="of:=[.F9]/[.B9]" office:value-type="percentage" office:value="0.739384920634921">
            <text:p>73.9385%</text:p>
          </table:table-cell>
          <table:table-cell table:style-name="ce22" table:formula="of:=[.G9]+[.E9]" office:value-type="percentage" office:value="0.813376984126984">
            <text:p>81.3377%</text:p>
          </table:table-cell>
          <table:table-cell office:value-type="float" office:value="1680">
            <text:p>1680</text:p>
          </table:table-cell>
          <table:table-cell table:style-name="ce22" table:formula="of:=[.I9]/[.D9]" office:value-type="percentage" office:value="0.00150166255497158">
            <text:p>0.1502%</text:p>
          </table:table-cell>
          <table:table-cell table:style-name="ce3" office:value-type="float" office:value="20970">
            <text:p>20970</text:p>
          </table:table-cell>
          <table:table-cell table:style-name="ce22" table:formula="of:=[.K9]/[.F9]" office:value-type="percentage" office:value="0.00187575472963907">
            <text:p>0.1876%</text:p>
          </table:table-cell>
          <table:table-cell table:style-name="ce3" table:formula="of:=[.K9]+[.I9]" office:value-type="float" office:value="22650">
            <text:p>22650</text:p>
          </table:table-cell>
          <table:table-cell table:style-name="ce22" table:formula="of:=[.M9]/([.F9]+[.D9])" office:value-type="percentage" office:value="0.0018417239511931">
            <text:p>0.1842%</text:p>
          </table:table-cell>
          <table:table-cell office:value-type="float" office:value="10847">
            <text:p>10847</text:p>
          </table:table-cell>
          <table:table-cell table:style-name="ce22" table:formula="of:=[.O9]/[.M9]" office:value-type="percentage" office:value="0.478896247240618">
            <text:p>47.8896%</text:p>
          </table:table-cell>
          <table:table-cell office:value-type="float" office:value="5341">
            <text:p>5341</text:p>
          </table:table-cell>
          <table:table-cell table:style-name="ce22" table:formula="of:=[.Q9]/[.O9]" office:value-type="percentage" office:value="0.49239421038075">
            <text:p>49.2394%</text:p>
          </table:table-cell>
          <table:table-cell office:value-type="float" office:value="11803">
            <text:p>11803</text:p>
          </table:table-cell>
          <table:table-cell table:style-name="ce22" table:formula="of:=[.S9]/[.M9]" office:value-type="percentage" office:value="0.521103752759382">
            <text:p>52.1104%</text:p>
          </table:table-cell>
          <table:table-cell office:value-type="float" office:value="5489">
            <text:p>5489</text:p>
          </table:table-cell>
          <table:table-cell table:style-name="ce22" table:formula="of:=[.U9]/[.B9]" office:value-type="percentage" office:value="0.000363029100529101">
            <text:p>0.0363%</text:p>
          </table:table-cell>
          <table:table-cell office:value-type="float" office:value="44">
            <text:p>44</text:p>
          </table:table-cell>
          <table:table-cell table:formula="of:=([.D9]-[.I9])+[.Q9]+[.S9]" office:value-type="float" office:value="1134224">
            <text:p>1134224</text:p>
          </table:table-cell>
          <table:table-cell table:style-name="ce1" table:formula="of:=[.X9]/[.B9]" office:value-type="percentage" office:value="0.0750148148148148">
            <text:p>7.50%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float" office:value="15120000">
            <text:p>1.51E+007</text:p>
          </table:table-cell>
          <table:table-cell table:style-name="ce18" office:value-type="percentage" office:value="1">
            <text:p>100%</text:p>
          </table:table-cell>
          <table:table-cell table:style-name="ce2" office:value-type="float" office:value="1253790">
            <text:p>1.25E+006</text:p>
          </table:table-cell>
          <table:table-cell table:style-name="ce22" table:formula="of:=[.D10]/[.B10]" office:value-type="percentage" office:value="0.082922619047619">
            <text:p>8.2923%</text:p>
          </table:table-cell>
          <table:table-cell table:style-name="ce2" office:value-type="float" office:value="11044500">
            <text:p>1.10E+007</text:p>
          </table:table-cell>
          <table:table-cell table:style-name="ce22" table:formula="of:=[.F10]/[.B10]" office:value-type="percentage" office:value="0.730456349206349">
            <text:p>73.0456%</text:p>
          </table:table-cell>
          <table:table-cell table:style-name="ce22" table:formula="of:=[.G10]+[.E10]" office:value-type="percentage" office:value="0.813378968253968">
            <text:p>81.3379%</text:p>
          </table:table-cell>
          <table:table-cell office:value-type="float" office:value="1931">
            <text:p>1931</text:p>
          </table:table-cell>
          <table:table-cell table:style-name="ce22" table:formula="of:=[.I10]/[.D10]" office:value-type="percentage" office:value="0.00154013032485504">
            <text:p>0.1540%</text:p>
          </table:table-cell>
          <table:table-cell table:style-name="ce3" office:value-type="float" office:value="20719">
            <text:p>20719</text:p>
          </table:table-cell>
          <table:table-cell table:style-name="ce22" table:formula="of:=[.K10]/[.F10]" office:value-type="percentage" office:value="0.00187595635836842">
            <text:p>0.1876%</text:p>
          </table:table-cell>
          <table:table-cell table:style-name="ce3" table:formula="of:=[.K10]+[.I10]" office:value-type="float" office:value="22650">
            <text:p>22650</text:p>
          </table:table-cell>
          <table:table-cell table:style-name="ce22" table:formula="of:=[.M10]/([.F10]+[.D10])" office:value-type="percentage" office:value="0.00184171945855887">
            <text:p>0.1842%</text:p>
          </table:table-cell>
          <table:table-cell office:value-type="float" office:value="10847">
            <text:p>10847</text:p>
          </table:table-cell>
          <table:table-cell table:style-name="ce22" table:formula="of:=[.O10]/[.M10]" office:value-type="percentage" office:value="0.478896247240618">
            <text:p>47.8896%</text:p>
          </table:table-cell>
          <table:table-cell office:value-type="float" office:value="5341">
            <text:p>5341</text:p>
          </table:table-cell>
          <table:table-cell table:style-name="ce22" table:formula="of:=[.Q10]/[.O10]" office:value-type="percentage" office:value="0.49239421038075">
            <text:p>49.2394%</text:p>
          </table:table-cell>
          <table:table-cell office:value-type="float" office:value="11803">
            <text:p>11803</text:p>
          </table:table-cell>
          <table:table-cell table:style-name="ce22" table:formula="of:=[.S10]/[.M10]" office:value-type="percentage" office:value="0.521103752759382">
            <text:p>52.1104%</text:p>
          </table:table-cell>
          <table:table-cell office:value-type="float" office:value="5489">
            <text:p>5489</text:p>
          </table:table-cell>
          <table:table-cell table:style-name="ce22" table:formula="of:=[.U10]/[.B10]" office:value-type="percentage" office:value="0.000363029100529101">
            <text:p>0.0363%</text:p>
          </table:table-cell>
          <table:table-cell office:value-type="float" office:value="61">
            <text:p>61</text:p>
          </table:table-cell>
          <table:table-cell table:formula="of:=([.D10]-[.I10])+[.Q10]+[.S10]" office:value-type="float" office:value="1269003">
            <text:p>1269003</text:p>
          </table:table-cell>
          <table:table-cell table:style-name="ce1" table:formula="of:=[.X10]/[.B10]" office:value-type="percentage" office:value="0.0839287698412698">
            <text:p>8.39%</text:p>
          </table:table-cell>
        </table:table-row>
        <table:table-row table:style-name="ro2">
          <table:table-cell office:value-type="float" office:value="4.5">
            <text:p>4.5</text:p>
          </table:table-cell>
          <table:table-cell table:style-name="ce2" office:value-type="float" office:value="15120000">
            <text:p>1.51E+007</text:p>
          </table:table-cell>
          <table:table-cell table:style-name="ce18" office:value-type="percentage" office:value="1">
            <text:p>100%</text:p>
          </table:table-cell>
          <table:table-cell table:style-name="ce2" office:value-type="float" office:value="1388170">
            <text:p>1.39E+006</text:p>
          </table:table-cell>
          <table:table-cell table:style-name="ce22" table:formula="of:=[.D11]/[.B11]" office:value-type="percentage" office:value="0.0918101851851852">
            <text:p>9.1810%</text:p>
          </table:table-cell>
          <table:table-cell table:style-name="ce2" office:value-type="float" office:value="10910100">
            <text:p>1.09E+007</text:p>
          </table:table-cell>
          <table:table-cell table:style-name="ce22" table:formula="of:=[.F11]/[.B11]" office:value-type="percentage" office:value="0.72156746031746">
            <text:p>72.1567%</text:p>
          </table:table-cell>
          <table:table-cell table:style-name="ce22" table:formula="of:=[.G11]+[.E11]" office:value-type="percentage" office:value="0.813377645502646">
            <text:p>81.3378%</text:p>
          </table:table-cell>
          <table:table-cell office:value-type="float" office:value="2175">
            <text:p>2175</text:p>
          </table:table-cell>
          <table:table-cell table:style-name="ce22" table:formula="of:=[.I11]/[.D11]" office:value-type="percentage" office:value="0.00156681098136395">
            <text:p>0.1567%</text:p>
          </table:table-cell>
          <table:table-cell table:style-name="ce3" office:value-type="float" office:value="20475">
            <text:p>20475</text:p>
          </table:table-cell>
          <table:table-cell table:style-name="ce22" table:formula="of:=[.K11]/[.F11]" office:value-type="percentage" office:value="0.00187670140512003">
            <text:p>0.1877%</text:p>
          </table:table-cell>
          <table:table-cell table:style-name="ce3" table:formula="of:=[.K11]+[.I11]" office:value-type="float" office:value="22650">
            <text:p>22650</text:p>
          </table:table-cell>
          <table:table-cell table:style-name="ce22" table:formula="of:=[.M11]/([.F11]+[.D11])" office:value-type="percentage" office:value="0.00184172245364592">
            <text:p>0.1842%</text:p>
          </table:table-cell>
          <table:table-cell office:value-type="float" office:value="10847">
            <text:p>10847</text:p>
          </table:table-cell>
          <table:table-cell table:style-name="ce22" table:formula="of:=[.O11]/[.M11]" office:value-type="percentage" office:value="0.478896247240618">
            <text:p>47.8896%</text:p>
          </table:table-cell>
          <table:table-cell office:value-type="float" office:value="5341">
            <text:p>5341</text:p>
          </table:table-cell>
          <table:table-cell table:style-name="ce22" table:formula="of:=[.Q11]/[.O11]" office:value-type="percentage" office:value="0.49239421038075">
            <text:p>49.2394%</text:p>
          </table:table-cell>
          <table:table-cell office:value-type="float" office:value="11803">
            <text:p>11803</text:p>
          </table:table-cell>
          <table:table-cell table:style-name="ce22" table:formula="of:=[.S11]/[.M11]" office:value-type="percentage" office:value="0.521103752759382">
            <text:p>52.1104%</text:p>
          </table:table-cell>
          <table:table-cell office:value-type="float" office:value="5489">
            <text:p>5489</text:p>
          </table:table-cell>
          <table:table-cell table:style-name="ce22" table:formula="of:=[.U11]/[.B11]" office:value-type="percentage" office:value="0.000363029100529101">
            <text:p>0.0363%</text:p>
          </table:table-cell>
          <table:table-cell office:value-type="float" office:value="75">
            <text:p>75</text:p>
          </table:table-cell>
          <table:table-cell table:formula="of:=([.D11]-[.I11])+[.Q11]+[.S11]" office:value-type="float" office:value="1403139">
            <text:p>1403139</text:p>
          </table:table-cell>
          <table:table-cell table:style-name="ce1" table:formula="of:=[.X11]/[.B11]" office:value-type="percentage" office:value="0.0928001984126984">
            <text:p>9.28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float" office:value="15120000">
            <text:p>1.51E+007</text:p>
          </table:table-cell>
          <table:table-cell table:style-name="ce18" office:value-type="percentage" office:value="1">
            <text:p>100%</text:p>
          </table:table-cell>
          <table:table-cell table:style-name="ce2" office:value-type="float" office:value="1522030">
            <text:p>1.52E+006</text:p>
          </table:table-cell>
          <table:table-cell table:style-name="ce22" table:formula="of:=[.D12]/[.B12]" office:value-type="percentage" office:value="0.10066335978836">
            <text:p>10.0663%</text:p>
          </table:table-cell>
          <table:table-cell table:style-name="ce2" office:value-type="float" office:value="10776200">
            <text:p>1.08E+007</text:p>
          </table:table-cell>
          <table:table-cell table:style-name="ce22" table:formula="of:=[.F12]/[.B12]" office:value-type="percentage" office:value="0.71271164021164">
            <text:p>71.2712%</text:p>
          </table:table-cell>
          <table:table-cell table:style-name="ce22" table:formula="of:=[.G12]+[.E12]" office:value-type="percentage" office:value="0.813375">
            <text:p>81.3375%</text:p>
          </table:table-cell>
          <table:table-cell office:value-type="float" office:value="2426">
            <text:p>2426</text:p>
          </table:table-cell>
          <table:table-cell table:style-name="ce22" table:formula="of:=[.I12]/[.D12]" office:value-type="percentage" office:value="0.00159392390425944">
            <text:p>0.1594%</text:p>
          </table:table-cell>
          <table:table-cell table:style-name="ce3" office:value-type="float" office:value="20224">
            <text:p>20224</text:p>
          </table:table-cell>
          <table:table-cell table:style-name="ce22" table:formula="of:=[.K12]/[.F12]" office:value-type="percentage" office:value="0.00187672834579908">
            <text:p>0.1877%</text:p>
          </table:table-cell>
          <table:table-cell table:style-name="ce3" table:formula="of:=[.K12]+[.I12]" office:value-type="float" office:value="22650">
            <text:p>22650</text:p>
          </table:table-cell>
          <table:table-cell table:style-name="ce22" table:formula="of:=[.M12]/([.F12]+[.D12])" office:value-type="percentage" office:value="0.00184172844384924">
            <text:p>0.1842%</text:p>
          </table:table-cell>
          <table:table-cell office:value-type="float" office:value="10847">
            <text:p>10847</text:p>
          </table:table-cell>
          <table:table-cell table:style-name="ce22" table:formula="of:=[.O12]/[.M12]" office:value-type="percentage" office:value="0.478896247240618">
            <text:p>47.8896%</text:p>
          </table:table-cell>
          <table:table-cell office:value-type="float" office:value="5341">
            <text:p>5341</text:p>
          </table:table-cell>
          <table:table-cell table:style-name="ce22" table:formula="of:=[.Q12]/[.O12]" office:value-type="percentage" office:value="0.49239421038075">
            <text:p>49.2394%</text:p>
          </table:table-cell>
          <table:table-cell office:value-type="float" office:value="11803">
            <text:p>11803</text:p>
          </table:table-cell>
          <table:table-cell table:style-name="ce22" table:formula="of:=[.S12]/[.M12]" office:value-type="percentage" office:value="0.521103752759382">
            <text:p>52.1104%</text:p>
          </table:table-cell>
          <table:table-cell office:value-type="float" office:value="5489">
            <text:p>5489</text:p>
          </table:table-cell>
          <table:table-cell table:style-name="ce22" table:formula="of:=[.U12]/[.B12]" office:value-type="percentage" office:value="0.000363029100529101">
            <text:p>0.0363%</text:p>
          </table:table-cell>
          <table:table-cell office:value-type="float" office:value="87">
            <text:p>87</text:p>
          </table:table-cell>
          <table:table-cell table:formula="of:=([.D12]-[.I12])+[.Q12]+[.S12]" office:value-type="float" office:value="1536748">
            <text:p>1536748</text:p>
          </table:table-cell>
          <table:table-cell table:style-name="ce1" table:formula="of:=[.X12]/[.B12]" office:value-type="percentage" office:value="0.101636772486772">
            <text:p>10.16%</text:p>
          </table:table-cell>
        </table:table-row>
        <table:table-row table:style-name="ro2">
          <table:table-cell office:value-type="float" office:value="5.5">
            <text:p>5.5</text:p>
          </table:table-cell>
          <table:table-cell table:style-name="ce2" office:value-type="float" office:value="15120000">
            <text:p>1.51E+007</text:p>
          </table:table-cell>
          <table:table-cell table:style-name="ce18" office:value-type="percentage" office:value="1">
            <text:p>100%</text:p>
          </table:table-cell>
          <table:table-cell table:style-name="ce2" office:value-type="float" office:value="1655380">
            <text:p>1.66E+006</text:p>
          </table:table-cell>
          <table:table-cell table:style-name="ce22" table:formula="of:=[.D13]/[.B13]" office:value-type="percentage" office:value="0.109482804232804">
            <text:p>10.9483%</text:p>
          </table:table-cell>
          <table:table-cell table:style-name="ce2" office:value-type="float" office:value="10642900">
            <text:p>1.06E+007</text:p>
          </table:table-cell>
          <table:table-cell table:style-name="ce22" table:formula="of:=[.F13]/[.B13]" office:value-type="percentage" office:value="0.703895502645503">
            <text:p>70.3896%</text:p>
          </table:table-cell>
          <table:table-cell table:style-name="ce22" table:formula="of:=[.G13]+[.E13]" office:value-type="percentage" office:value="0.813378306878307">
            <text:p>81.3378%</text:p>
          </table:table-cell>
          <table:table-cell office:value-type="float" office:value="2681">
            <text:p>2681</text:p>
          </table:table-cell>
          <table:table-cell table:style-name="ce22" table:formula="of:=[.I13]/[.D13]" office:value-type="percentage" office:value="0.00161956771254938">
            <text:p>0.1620%</text:p>
          </table:table-cell>
          <table:table-cell table:style-name="ce3" office:value-type="float" office:value="19969">
            <text:p>19969</text:p>
          </table:table-cell>
          <table:table-cell table:style-name="ce22" table:formula="of:=[.K13]/[.F13]" office:value-type="percentage" office:value="0.00187627432372756">
            <text:p>0.1876%</text:p>
          </table:table-cell>
          <table:table-cell table:style-name="ce3" table:formula="of:=[.K13]+[.I13]" office:value-type="float" office:value="22650">
            <text:p>22650</text:p>
          </table:table-cell>
          <table:table-cell table:style-name="ce22" table:formula="of:=[.M13]/([.F13]+[.D13])" office:value-type="percentage" office:value="0.00184172095610118">
            <text:p>0.1842%</text:p>
          </table:table-cell>
          <table:table-cell office:value-type="float" office:value="10847">
            <text:p>10847</text:p>
          </table:table-cell>
          <table:table-cell table:style-name="ce22" table:formula="of:=[.O13]/[.M13]" office:value-type="percentage" office:value="0.478896247240618">
            <text:p>47.8896%</text:p>
          </table:table-cell>
          <table:table-cell office:value-type="float" office:value="5341">
            <text:p>5341</text:p>
          </table:table-cell>
          <table:table-cell table:style-name="ce22" table:formula="of:=[.Q13]/[.O13]" office:value-type="percentage" office:value="0.49239421038075">
            <text:p>49.2394%</text:p>
          </table:table-cell>
          <table:table-cell office:value-type="float" office:value="11803">
            <text:p>11803</text:p>
          </table:table-cell>
          <table:table-cell table:style-name="ce22" table:formula="of:=[.S13]/[.M13]" office:value-type="percentage" office:value="0.521103752759382">
            <text:p>52.1104%</text:p>
          </table:table-cell>
          <table:table-cell office:value-type="float" office:value="5489">
            <text:p>5489</text:p>
          </table:table-cell>
          <table:table-cell table:style-name="ce22" table:formula="of:=[.U13]/[.B13]" office:value-type="percentage" office:value="0.000363029100529101">
            <text:p>0.0363%</text:p>
          </table:table-cell>
          <table:table-cell office:value-type="float" office:value="96">
            <text:p>96</text:p>
          </table:table-cell>
          <table:table-cell table:formula="of:=([.D13]-[.I13])+[.Q13]+[.S13]" office:value-type="float" office:value="1669843">
            <text:p>1669843</text:p>
          </table:table-cell>
          <table:table-cell table:style-name="ce1" table:formula="of:=[.X13]/[.B13]" office:value-type="percentage" office:value="0.110439351851852">
            <text:p>11.04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style-name="ce2" office:value-type="float" office:value="15120000">
            <text:p>1.51E+007</text:p>
          </table:table-cell>
          <table:table-cell table:style-name="ce18" office:value-type="percentage" office:value="1">
            <text:p>100%</text:p>
          </table:table-cell>
          <table:table-cell table:style-name="ce2" office:value-type="float" office:value="1786750">
            <text:p>1.79E+006</text:p>
          </table:table-cell>
          <table:table-cell table:style-name="ce22" table:formula="of:=[.D14]/[.B14]" office:value-type="percentage" office:value="0.118171296296296">
            <text:p>11.8171%</text:p>
          </table:table-cell>
          <table:table-cell table:style-name="ce2" office:value-type="float" office:value="10511500">
            <text:p>1.05E+007</text:p>
          </table:table-cell>
          <table:table-cell table:style-name="ce22" table:formula="of:=[.F14]/[.B14]" office:value-type="percentage" office:value="0.695205026455026">
            <text:p>69.5205%</text:p>
          </table:table-cell>
          <table:table-cell table:style-name="ce22" table:formula="of:=[.G14]+[.E14]" office:value-type="percentage" office:value="0.813376322751323">
            <text:p>81.3376%</text:p>
          </table:table-cell>
          <table:table-cell office:value-type="float" office:value="2916">
            <text:p>2916</text:p>
          </table:table-cell>
          <table:table-cell table:style-name="ce22" table:formula="of:=[.I14]/[.D14]" office:value-type="percentage" office:value="0.00163201343220932">
            <text:p>0.1632%</text:p>
          </table:table-cell>
          <table:table-cell table:style-name="ce3" office:value-type="float" office:value="19734">
            <text:p>19734</text:p>
          </table:table-cell>
          <table:table-cell table:style-name="ce22" table:formula="of:=[.K14]/[.F14]" office:value-type="percentage" office:value="0.00187737240165533">
            <text:p>0.1877%</text:p>
          </table:table-cell>
          <table:table-cell table:style-name="ce3" table:formula="of:=[.K14]+[.I14]" office:value-type="float" office:value="22650">
            <text:p>22650</text:p>
          </table:table-cell>
          <table:table-cell table:style-name="ce22" table:formula="of:=[.M14]/([.F14]+[.D14])" office:value-type="percentage" office:value="0.00184172544874271">
            <text:p>0.1842%</text:p>
          </table:table-cell>
          <table:table-cell office:value-type="float" office:value="10847">
            <text:p>10847</text:p>
          </table:table-cell>
          <table:table-cell table:style-name="ce22" table:formula="of:=[.O14]/[.M14]" office:value-type="percentage" office:value="0.478896247240618">
            <text:p>47.8896%</text:p>
          </table:table-cell>
          <table:table-cell office:value-type="float" office:value="5341">
            <text:p>5341</text:p>
          </table:table-cell>
          <table:table-cell table:style-name="ce22" table:formula="of:=[.Q14]/[.O14]" office:value-type="percentage" office:value="0.49239421038075">
            <text:p>49.2394%</text:p>
          </table:table-cell>
          <table:table-cell office:value-type="float" office:value="11803">
            <text:p>11803</text:p>
          </table:table-cell>
          <table:table-cell table:style-name="ce22" table:formula="of:=[.S14]/[.M14]" office:value-type="percentage" office:value="0.521103752759382">
            <text:p>52.1104%</text:p>
          </table:table-cell>
          <table:table-cell office:value-type="float" office:value="5489">
            <text:p>5489</text:p>
          </table:table-cell>
          <table:table-cell table:style-name="ce22" table:formula="of:=[.U14]/[.B14]" office:value-type="percentage" office:value="0.000363029100529101">
            <text:p>0.0363%</text:p>
          </table:table-cell>
          <table:table-cell office:value-type="float" office:value="114">
            <text:p>114</text:p>
          </table:table-cell>
          <table:table-cell table:formula="of:=([.D14]-[.I14])+[.Q14]+[.S14]" office:value-type="float" office:value="1800978">
            <text:p>1800978</text:p>
          </table:table-cell>
          <table:table-cell table:style-name="ce1" table:formula="of:=[.X14]/[.B14]" office:value-type="percentage" office:value="0.119112301587302">
            <text:p>11.91%</text:p>
          </table:table-cell>
        </table:table-row>
        <table:table-row table:style-name="ro2">
          <table:table-cell office:value-type="float" office:value="6.5">
            <text:p>6.5</text:p>
          </table:table-cell>
          <table:table-cell table:style-name="ce2" office:value-type="float" office:value="15120000">
            <text:p>1.51E+007</text:p>
          </table:table-cell>
          <table:table-cell table:style-name="ce18" office:value-type="percentage" office:value="1">
            <text:p>100%</text:p>
          </table:table-cell>
          <table:table-cell table:style-name="ce2" office:value-type="float" office:value="1916040">
            <text:p>1.92E+006</text:p>
          </table:table-cell>
          <table:table-cell table:style-name="ce22" table:formula="of:=[.D15]/[.B15]" office:value-type="percentage" office:value="0.126722222222222">
            <text:p>12.6722%</text:p>
          </table:table-cell>
          <table:table-cell table:style-name="ce2" office:value-type="float" office:value="10382200">
            <text:p>1.04E+007</text:p>
          </table:table-cell>
          <table:table-cell table:style-name="ce22" table:formula="of:=[.F15]/[.B15]" office:value-type="percentage" office:value="0.686653439153439">
            <text:p>68.6653%</text:p>
          </table:table-cell>
          <table:table-cell table:style-name="ce22" table:formula="of:=[.G15]+[.E15]" office:value-type="percentage" office:value="0.813375661375661">
            <text:p>81.3376%</text:p>
          </table:table-cell>
          <table:table-cell office:value-type="float" office:value="3136">
            <text:p>3136</text:p>
          </table:table-cell>
          <table:table-cell table:style-name="ce22" office:value-type="percentage" office:value="0">
            <text:p>0.0000%</text:p>
          </table:table-cell>
          <table:table-cell table:style-name="ce3" office:value-type="float" office:value="19514">
            <text:p>19514</text:p>
          </table:table-cell>
          <table:table-cell table:style-name="ce22" table:formula="of:=[.K15]/[.F15]" office:value-type="percentage" office:value="0.00187956309837992">
            <text:p>0.1880%</text:p>
          </table:table-cell>
          <table:table-cell table:style-name="ce3" table:formula="of:=[.K15]+[.I15]" office:value-type="float" office:value="22650">
            <text:p>22650</text:p>
          </table:table-cell>
          <table:table-cell table:style-name="ce22" table:formula="of:=[.M15]/([.F15]+[.D15])" office:value-type="percentage" office:value="0.00184172694629475">
            <text:p>0.1842%</text:p>
          </table:table-cell>
          <table:table-cell office:value-type="float" office:value="10847">
            <text:p>10847</text:p>
          </table:table-cell>
          <table:table-cell table:style-name="ce22" table:formula="of:=[.O15]/[.M15]" office:value-type="percentage" office:value="0.478896247240618">
            <text:p>47.8896%</text:p>
          </table:table-cell>
          <table:table-cell office:value-type="float" office:value="5341">
            <text:p>5341</text:p>
          </table:table-cell>
          <table:table-cell table:style-name="ce22" table:formula="of:=[.Q15]/[.O15]" office:value-type="percentage" office:value="0.49239421038075">
            <text:p>49.2394%</text:p>
          </table:table-cell>
          <table:table-cell office:value-type="float" office:value="11803">
            <text:p>11803</text:p>
          </table:table-cell>
          <table:table-cell table:style-name="ce22" table:formula="of:=[.S15]/[.M15]" office:value-type="percentage" office:value="0.521103752759382">
            <text:p>52.1104%</text:p>
          </table:table-cell>
          <table:table-cell office:value-type="float" office:value="5489">
            <text:p>5489</text:p>
          </table:table-cell>
          <table:table-cell table:style-name="ce22" table:formula="of:=[.U15]/[.B15]" office:value-type="percentage" office:value="0.000363029100529101">
            <text:p>0.0363%</text:p>
          </table:table-cell>
          <table:table-cell office:value-type="float" office:value="127">
            <text:p>127</text:p>
          </table:table-cell>
          <table:table-cell table:formula="of:=([.D15]-[.I15])+[.Q15]+[.S15]" office:value-type="float" office:value="1930048">
            <text:p>1930048</text:p>
          </table:table-cell>
          <table:table-cell table:style-name="ce1" table:formula="of:=[.X15]/[.B15]" office:value-type="percentage" office:value="0.127648677248677">
            <text:p>12.76%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style-name="ce2" office:value-type="float" office:value="15120000">
            <text:p>1.51E+007</text:p>
          </table:table-cell>
          <table:table-cell table:style-name="ce18" office:value-type="percentage" office:value="1">
            <text:p>100%</text:p>
          </table:table-cell>
          <table:table-cell table:style-name="ce2" office:value-type="float" office:value="2044750">
            <text:p>2.04E+006</text:p>
          </table:table-cell>
          <table:table-cell table:style-name="ce22" table:formula="of:=[.D16]/[.B16]" office:value-type="percentage" office:value="0.135234788359788">
            <text:p>13.5235%</text:p>
          </table:table-cell>
          <table:table-cell table:style-name="ce2" office:value-type="float" office:value="10253500">
            <text:p>1.03E+007</text:p>
          </table:table-cell>
          <table:table-cell table:style-name="ce22" table:formula="of:=[.F16]/[.B16]" office:value-type="percentage" office:value="0.678141534391534">
            <text:p>67.8142%</text:p>
          </table:table-cell>
          <table:table-cell table:style-name="ce22" table:formula="of:=[.G16]+[.E16]" office:value-type="percentage" office:value="0.813376322751323">
            <text:p>81.3376%</text:p>
          </table:table-cell>
          <table:table-cell office:value-type="float" office:value="3373">
            <text:p>3373</text:p>
          </table:table-cell>
          <table:table-cell table:style-name="ce22" office:value-type="percentage" office:value="0">
            <text:p>0.0000%</text:p>
          </table:table-cell>
          <table:table-cell table:style-name="ce3" office:value-type="float" office:value="19277">
            <text:p>19277</text:p>
          </table:table-cell>
          <table:table-cell table:style-name="ce22" table:formula="of:=[.K16]/[.F16]" office:value-type="percentage" office:value="0.00188004096162286">
            <text:p>0.1880%</text:p>
          </table:table-cell>
          <table:table-cell table:style-name="ce3" table:formula="of:=[.K16]+[.I16]" office:value-type="float" office:value="22650">
            <text:p>22650</text:p>
          </table:table-cell>
          <table:table-cell table:style-name="ce22" table:formula="of:=[.M16]/([.F16]+[.D16])" office:value-type="percentage" office:value="0.00184172544874271">
            <text:p>0.1842%</text:p>
          </table:table-cell>
          <table:table-cell office:value-type="float" office:value="10847">
            <text:p>10847</text:p>
          </table:table-cell>
          <table:table-cell table:style-name="ce22" table:formula="of:=[.O16]/[.M16]" office:value-type="percentage" office:value="0.478896247240618">
            <text:p>47.8896%</text:p>
          </table:table-cell>
          <table:table-cell office:value-type="float" office:value="5341">
            <text:p>5341</text:p>
          </table:table-cell>
          <table:table-cell table:style-name="ce22" table:formula="of:=[.Q16]/[.O16]" office:value-type="percentage" office:value="0.49239421038075">
            <text:p>49.2394%</text:p>
          </table:table-cell>
          <table:table-cell office:value-type="float" office:value="11803">
            <text:p>11803</text:p>
          </table:table-cell>
          <table:table-cell table:style-name="ce22" table:formula="of:=[.S16]/[.M16]" office:value-type="percentage" office:value="0.521103752759382">
            <text:p>52.1104%</text:p>
          </table:table-cell>
          <table:table-cell office:value-type="float" office:value="5489">
            <text:p>5489</text:p>
          </table:table-cell>
          <table:table-cell table:style-name="ce22" table:formula="of:=[.U16]/[.B16]" office:value-type="percentage" office:value="0.000363029100529101">
            <text:p>0.0363%</text:p>
          </table:table-cell>
          <table:table-cell office:value-type="float" office:value="152">
            <text:p>152</text:p>
          </table:table-cell>
          <table:table-cell table:formula="of:=([.D16]-[.I16])+[.Q16]+[.S16]" office:value-type="float" office:value="2058521">
            <text:p>2058521</text:p>
          </table:table-cell>
          <table:table-cell table:style-name="ce1" table:formula="of:=[.X16]/[.B16]" office:value-type="percentage" office:value="0.136145568783069">
            <text:p>13.61%</text:p>
          </table:table-cell>
        </table:table-row>
        <table:table-row table:style-name="ro2" table:number-rows-repeated="35">
          <table:table-cell table:number-columns-repeated="25"/>
        </table:table-row>
        <table:table-row table:style-name="ro2">
          <table:table-cell table:number-columns-repeated="3"/>
          <table:table-cell table:style-name="ce21"/>
          <table:table-cell table:number-columns-repeated="21"/>
        </table:table-row>
        <table:table-row table:style-name="ro2">
          <table:table-cell office:value-type="string">
            <text:p>D = d2_3 = d1_2</text:p>
          </table:table-cell>
          <table:table-cell office:value-type="string">
            <text:p>True signals</text:p>
          </table:table-cell>
          <table:table-cell office:value-type="string">
            <text:p>Det efficiency</text:p>
          </table:table-cell>
          <table:table-cell table:style-name="ce21" office:value-type="string">
            <text:p>Background</text:p>
          </table:table-cell>
          <table:table-cell office:value-type="string">
            <text:p>Bkg fraction</text:p>
          </table:table-cell>
          <table:table-cell office:value-type="string">
            <text:p>Sig/Bkg</text:p>
          </table:table-cell>
          <table:table-cell table:number-columns-repeated="19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793.2">
            <text:p>11793.2</text:p>
          </table:table-cell>
          <table:table-cell table:style-name="ce19" table:formula="of:=[.B54]/30240000" office:value-type="percentage" office:value="0.000389986772486772">
            <text:p>0.039%</text:p>
          </table:table-cell>
          <table:table-cell table:style-name="ce2" office:value-type="float" office:value="852249">
            <text:p>8.52E+005</text:p>
          </table:table-cell>
          <table:table-cell table:style-name="ce1" table:formula="of:=[.D54]/30240000" office:value-type="percentage" office:value="0.0281828373015873">
            <text:p>2.82%</text:p>
          </table:table-cell>
          <table:table-cell table:formula="of:=[.B54]/[.D54]" office:value-type="float" office:value="0.0138377399093457">
            <text:p>0.0138377399</text:p>
          </table:table-cell>
          <table:table-cell table:number-columns-repeated="19"/>
        </table:table-row>
        <table:table-row table:style-name="ro2">
          <table:table-cell table:formula="of:=[.A54]+0.5" office:value-type="float" office:value="1.5">
            <text:p>1.5</text:p>
          </table:table-cell>
          <table:table-cell office:value-type="float" office:value="11645.7">
            <text:p>11645.7</text:p>
          </table:table-cell>
          <table:table-cell table:style-name="ce19" table:formula="of:=[.B55]/30240000" office:value-type="percentage" office:value="0.000385109126984127">
            <text:p>0.039%</text:p>
          </table:table-cell>
          <table:table-cell table:style-name="ce2" office:value-type="float" office:value="1120100">
            <text:p>1.12E+006</text:p>
          </table:table-cell>
          <table:table-cell table:style-name="ce1" table:formula="of:=[.D55]/30240000" office:value-type="percentage" office:value="0.0370403439153439">
            <text:p>3.70%</text:p>
          </table:table-cell>
          <table:table-cell table:formula="of:=[.B55]/[.D55]" office:value-type="float" office:value="0.0103970181233818">
            <text:p>0.0103970181</text:p>
          </table:table-cell>
          <table:table-cell table:number-columns-repeated="19"/>
        </table:table-row>
        <table:table-row table:style-name="ro2">
          <table:table-cell table:formula="of:=[.A55]+0.5" office:value-type="float" office:value="2">
            <text:p>2</text:p>
          </table:table-cell>
          <table:table-cell office:value-type="float" office:value="11492.7">
            <text:p>11492.7</text:p>
          </table:table-cell>
          <table:table-cell table:style-name="ce19" table:formula="of:=[.B56]/30240000" office:value-type="percentage" office:value="0.000380049603174603">
            <text:p>0.038%</text:p>
          </table:table-cell>
          <table:table-cell table:style-name="ce2" office:value-type="float" office:value="1383090">
            <text:p>1.38E+006</text:p>
          </table:table-cell>
          <table:table-cell table:style-name="ce1" table:formula="of:=[.D56]/30240000" office:value-type="percentage" office:value="0.0457371031746032">
            <text:p>4.57%</text:p>
          </table:table-cell>
          <table:table-cell table:formula="of:=[.B56]/[.D56]" office:value-type="float" office:value="0.00830943756371603">
            <text:p>0.0083094376</text:p>
          </table:table-cell>
          <table:table-cell table:number-columns-repeated="19"/>
        </table:table-row>
        <table:table-row table:style-name="ro2">
          <table:table-cell table:formula="of:=[.A56]+0.5" office:value-type="float" office:value="2.5">
            <text:p>2.5</text:p>
          </table:table-cell>
          <table:table-cell office:value-type="float" office:value="11334.3">
            <text:p>11334.3</text:p>
          </table:table-cell>
          <table:table-cell table:style-name="ce19" table:formula="of:=[.B57]/30240000" office:value-type="percentage" office:value="0.000374811507936508">
            <text:p>0.037%</text:p>
          </table:table-cell>
          <table:table-cell table:style-name="ce2" office:value-type="float" office:value="1644470">
            <text:p>1.64E+006</text:p>
          </table:table-cell>
          <table:table-cell table:style-name="ce1" table:formula="of:=[.D57]/30240000" office:value-type="percentage" office:value="0.0543806216931217">
            <text:p>5.44%</text:p>
          </table:table-cell>
          <table:table-cell table:formula="of:=[.B57]/[.D57]" office:value-type="float" office:value="0.00689237261853363">
            <text:p>0.0068923726</text:p>
          </table:table-cell>
          <table:table-cell table:number-columns-repeated="19"/>
        </table:table-row>
        <table:table-row table:style-name="ro2">
          <table:table-cell table:formula="of:=[.A57]+0.5" office:value-type="float" office:value="3">
            <text:p>3</text:p>
          </table:table-cell>
          <table:table-cell office:value-type="float" office:value="11204.8">
            <text:p>11204.8</text:p>
          </table:table-cell>
          <table:table-cell table:style-name="ce19" table:formula="of:=[.B58]/30240000" office:value-type="percentage" office:value="0.0003705291005291">
            <text:p>0.037%</text:p>
          </table:table-cell>
          <table:table-cell table:style-name="ce2" office:value-type="float" office:value="1903190">
            <text:p>1.90E+006</text:p>
          </table:table-cell>
          <table:table-cell table:style-name="ce1" table:formula="of:=[.D58]/30240000" office:value-type="percentage" office:value="0.0629361772486773">
            <text:p>6.29%</text:p>
          </table:table-cell>
          <table:table-cell table:formula="of:=[.B58]/[.D58]" office:value-type="float" office:value="0.00588737855915594">
            <text:p>0.0058873786</text:p>
          </table:table-cell>
          <table:table-cell table:number-columns-repeated="19"/>
        </table:table-row>
        <table:table-row table:style-name="ro2">
          <table:table-cell table:formula="of:=[.A58]+0.5" office:value-type="float" office:value="3.5">
            <text:p>3.5</text:p>
          </table:table-cell>
          <table:table-cell office:value-type="float" office:value="11061.8">
            <text:p>11061.8</text:p>
          </table:table-cell>
          <table:table-cell table:style-name="ce19" table:formula="of:=[.B59]/30240000" office:value-type="percentage" office:value="0.000365800264550264">
            <text:p>0.037%</text:p>
          </table:table-cell>
          <table:table-cell table:style-name="ce2" office:value-type="float" office:value="2156610">
            <text:p>2.16E+006</text:p>
          </table:table-cell>
          <table:table-cell table:style-name="ce1" table:formula="of:=[.D59]/30240000" office:value-type="percentage" office:value="0.0713164682539683">
            <text:p>7.13%</text:p>
          </table:table-cell>
          <table:table-cell table:formula="of:=[.B59]/[.D59]" office:value-type="float" office:value="0.00512925378255688">
            <text:p>0.0051292538</text:p>
          </table:table-cell>
          <table:table-cell table:number-columns-repeated="19"/>
        </table:table-row>
        <table:table-row table:style-name="ro2">
          <table:table-cell table:formula="of:=[.A59]+0.5" office:value-type="float" office:value="4">
            <text:p>4</text:p>
          </table:table-cell>
          <table:table-cell office:value-type="float" office:value="10928.7">
            <text:p>10928.7</text:p>
          </table:table-cell>
          <table:table-cell table:style-name="ce19" table:formula="of:=[.B60]/30240000" office:value-type="percentage" office:value="0.00036139880952381">
            <text:p>0.036%</text:p>
          </table:table-cell>
          <table:table-cell table:style-name="ce2" office:value-type="float" office:value="2406370">
            <text:p>2.41E+006</text:p>
          </table:table-cell>
          <table:table-cell table:style-name="ce1" table:formula="of:=[.D60]/30240000" office:value-type="percentage" office:value="0.0795757275132275">
            <text:p>7.96%</text:p>
          </table:table-cell>
          <table:table-cell table:formula="of:=[.B60]/[.D60]" office:value-type="float" office:value="0.00454157091386611">
            <text:p>0.0045415709</text:p>
          </table:table-cell>
          <table:table-cell table:number-columns-repeated="19"/>
        </table:table-row>
        <table:table-row table:style-name="ro2">
          <table:table-cell table:formula="of:=[.A60]+0.5" office:value-type="float" office:value="4.5">
            <text:p>4.5</text:p>
          </table:table-cell>
          <table:table-cell office:value-type="float" office:value="10790.2">
            <text:p>10790.2</text:p>
          </table:table-cell>
          <table:table-cell table:style-name="ce19" table:formula="of:=[.B61]/30240000" office:value-type="percentage" office:value="0.000356818783068783">
            <text:p>0.036%</text:p>
          </table:table-cell>
          <table:table-cell table:style-name="ce2" office:value-type="float" office:value="2651040">
            <text:p>2.65E+006</text:p>
          </table:table-cell>
          <table:table-cell table:style-name="ce1" table:formula="of:=[.D61]/30240000" office:value-type="percentage" office:value="0.0876666666666667">
            <text:p>8.77%</text:p>
          </table:table-cell>
          <table:table-cell table:formula="of:=[.B61]/[.D61]" office:value-type="float" office:value="0.00407017623272376">
            <text:p>0.0040701762</text:p>
          </table:table-cell>
          <table:table-cell table:number-columns-repeated="19"/>
        </table:table-row>
        <table:table-row table:style-name="ro2">
          <table:table-cell table:formula="of:=[.A61]+0.5" office:value-type="float" office:value="5">
            <text:p>5</text:p>
          </table:table-cell>
          <table:table-cell office:value-type="float" office:value="10671.7">
            <text:p>10671.7</text:p>
          </table:table-cell>
          <table:table-cell table:style-name="ce19" table:formula="of:=[.B62]/30240000" office:value-type="percentage" office:value="0.000352900132275132">
            <text:p>0.035%</text:p>
          </table:table-cell>
          <table:table-cell table:style-name="ce2" office:value-type="float" office:value="2890100">
            <text:p>2.89E+006</text:p>
          </table:table-cell>
          <table:table-cell table:style-name="ce1" table:formula="of:=[.D62]/30240000" office:value-type="percentage" office:value="0.09557208994709">
            <text:p>9.56%</text:p>
          </table:table-cell>
          <table:table-cell table:formula="of:=[.B62]/[.D62]" office:value-type="float" office:value="0.00369250198955053">
            <text:p>0.003692502</text:p>
          </table:table-cell>
          <table:table-cell table:number-columns-repeated="19"/>
        </table:table-row>
        <table:table-row table:style-name="ro2">
          <table:table-cell table:formula="of:=[.A62]+0.5" office:value-type="float" office:value="5.5">
            <text:p>5.5</text:p>
          </table:table-cell>
          <table:table-cell office:value-type="float" office:value="10514.2">
            <text:p>10514.2</text:p>
          </table:table-cell>
          <table:table-cell table:style-name="ce19" table:formula="of:=[.B63]/30240000" office:value-type="percentage" office:value="0.000347691798941799">
            <text:p>0.035%</text:p>
          </table:table-cell>
          <table:table-cell table:style-name="ce2" office:value-type="float" office:value="3122460">
            <text:p>3.12E+006</text:p>
          </table:table-cell>
          <table:table-cell table:style-name="ce1" table:formula="of:=[.D63]/30240000" office:value-type="percentage" office:value="0.103255952380952">
            <text:p>10.33%</text:p>
          </table:table-cell>
          <table:table-cell table:formula="of:=[.B63]/[.D63]" office:value-type="float" office:value="0.0033672809259366">
            <text:p>0.0033672809</text:p>
          </table:table-cell>
          <table:table-cell table:number-columns-repeated="19"/>
        </table:table-row>
        <table:table-row table:style-name="ro2">
          <table:table-cell table:formula="of:=[.A63]+0.5" office:value-type="float" office:value="6">
            <text:p>6</text:p>
          </table:table-cell>
          <table:table-cell office:value-type="float" office:value="10384.7">
            <text:p>10384.7</text:p>
          </table:table-cell>
          <table:table-cell table:style-name="ce19" table:formula="of:=[.B64]/30240000" office:value-type="percentage" office:value="0.000343409391534392">
            <text:p>0.034%</text:p>
          </table:table-cell>
          <table:table-cell table:style-name="ce2" office:value-type="float" office:value="3347810">
            <text:p>3.35E+006</text:p>
          </table:table-cell>
          <table:table-cell table:style-name="ce1" table:formula="of:=[.D64]/30240000" office:value-type="percentage" office:value="0.110708002645503">
            <text:p>11.07%</text:p>
          </table:table-cell>
          <table:table-cell table:formula="of:=[.B64]/[.D64]" office:value-type="float" office:value="0.0031019382820411">
            <text:p>0.0031019383</text:p>
          </table:table-cell>
          <table:table-cell table:number-columns-repeated="19"/>
        </table:table-row>
        <table:table-row table:style-name="ro2" table:number-rows-repeated="6">
          <table:table-cell table:number-columns-repeated="2"/>
          <table:table-cell table:style-name="ce19"/>
          <table:table-cell/>
          <table:table-cell table:style-name="ce1"/>
          <table:table-cell table:number-columns-repeated="20"/>
        </table:table-row>
        <table:table-row table:style-name="ro2" table:number-rows-repeated="2">
          <table:table-cell table:number-columns-repeated="25"/>
        </table:table-row>
        <table:table-row table:style-name="ro2">
          <table:table-cell office:value-type="string">
            <text:p>Thickness</text:p>
          </table:table-cell>
          <table:table-cell office:value-type="string">
            <text:p>True signals</text:p>
          </table:table-cell>
          <table:table-cell office:value-type="string">
            <text:p>Det efficiency</text:p>
          </table:table-cell>
          <table:table-cell table:style-name="ce21" office:value-type="string">
            <text:p>Background</text:p>
          </table:table-cell>
          <table:table-cell office:value-type="string">
            <text:p>Bkg fraction</text:p>
          </table:table-cell>
          <table:table-cell office:value-type="string">
            <text:p>Sig/Bkg</text:p>
          </table:table-cell>
          <table:table-cell table:number-columns-repeated="19"/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1943.51">
            <text:p>1943.51</text:p>
          </table:table-cell>
          <table:table-cell table:style-name="ce19" table:formula="of:=[.B74]/30240000" office:value-type="percentage" office:value="0.0000642695105820106">
            <text:p>0.006%</text:p>
          </table:table-cell>
          <table:table-cell table:style-name="ce25" office:value-type="float" office:value="1784660">
            <text:p>1.78E+006</text:p>
          </table:table-cell>
          <table:table-cell table:style-name="ce1" table:formula="of:=[.D74]/30240000" office:value-type="percentage" office:value="0.0590165343915344">
            <text:p>5.90%</text:p>
          </table:table-cell>
          <table:table-cell table:formula="of:=[.B74]/[.D74]" office:value-type="float" office:value="0.0010890085506483">
            <text:p>0.0010890086</text:p>
          </table:table-cell>
          <table:table-cell table:number-columns-repeated="19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885.21">
            <text:p>3885.21</text:p>
          </table:table-cell>
          <table:table-cell table:style-name="ce19" table:formula="of:=[.B75]/30240000" office:value-type="percentage" office:value="0.000128479166666667">
            <text:p>0.013%</text:p>
          </table:table-cell>
          <table:table-cell table:style-name="ce2" office:value-type="float" office:value="1790460">
            <text:p>1.79E+006</text:p>
          </table:table-cell>
          <table:table-cell table:style-name="ce1" table:formula="of:=[.D75]/30240000" office:value-type="percentage" office:value="0.0592083333333333">
            <text:p>5.92%</text:p>
          </table:table-cell>
          <table:table-cell table:formula="of:=[.B75]/[.D75]" office:value-type="float" office:value="0.00216995073891626">
            <text:p>0.0021699507</text:p>
          </table:table-cell>
          <table:table-cell table:number-columns-repeated="19"/>
        </table:table-row>
        <table:table-row table:style-name="ro2">
          <table:table-cell table:formula="of:=[.A75]+0.5" office:value-type="float" office:value="1.5">
            <text:p>1.5</text:p>
          </table:table-cell>
          <table:table-cell office:value-type="float" office:value="5841.4">
            <text:p>5841.4</text:p>
          </table:table-cell>
          <table:table-cell table:style-name="ce19" table:formula="of:=[.B76]/30240000" office:value-type="percentage" office:value="0.000193167989417989">
            <text:p>0.019%</text:p>
          </table:table-cell>
          <table:table-cell table:style-name="ce2" office:value-type="float" office:value="1795990">
            <text:p>1.80E+006</text:p>
          </table:table-cell>
          <table:table-cell table:style-name="ce1" table:formula="of:=[.D76]/30240000" office:value-type="percentage" office:value="0.0593912037037037">
            <text:p>5.94%</text:p>
          </table:table-cell>
          <table:table-cell table:formula="of:=[.B76]/[.D76]" office:value-type="float" office:value="0.00325246799815144">
            <text:p>0.003252468</text:p>
          </table:table-cell>
          <table:table-cell table:number-columns-repeated="19"/>
        </table:table-row>
        <table:table-row table:style-name="ro2">
          <table:table-cell table:formula="of:=[.A76]+0.5" office:value-type="float" office:value="2">
            <text:p>2</text:p>
          </table:table-cell>
          <table:table-cell office:value-type="float" office:value="7833.79">
            <text:p>7833.79</text:p>
          </table:table-cell>
          <table:table-cell table:style-name="ce19" table:formula="of:=[.B77]/30240000" office:value-type="percentage" office:value="0.000259053902116402">
            <text:p>0.026%</text:p>
          </table:table-cell>
          <table:table-cell table:style-name="ce2" office:value-type="float" office:value="1801770">
            <text:p>1.80E+006</text:p>
          </table:table-cell>
          <table:table-cell table:style-name="ce1" table:formula="of:=[.D77]/30240000" office:value-type="percentage" office:value="0.0595823412698413">
            <text:p>5.96%</text:p>
          </table:table-cell>
          <table:table-cell table:formula="of:=[.B77]/[.D77]" office:value-type="float" office:value="0.00434783018920284">
            <text:p>0.0043478302</text:p>
          </table:table-cell>
          <table:table-cell table:number-columns-repeated="19"/>
        </table:table-row>
        <table:table-row table:style-name="ro2">
          <table:table-cell table:formula="of:=[.A77]+0.5" office:value-type="float" office:value="2.5">
            <text:p>2.5</text:p>
          </table:table-cell>
          <table:table-cell office:value-type="float" office:value="9793.6">
            <text:p>9793.6</text:p>
          </table:table-cell>
          <table:table-cell table:style-name="ce19" table:formula="of:=[.B78]/30240000" office:value-type="percentage" office:value="0.000323862433862434">
            <text:p>0.032%</text:p>
          </table:table-cell>
          <table:table-cell table:style-name="ce2" office:value-type="float" office:value="1807420">
            <text:p>1.81E+006</text:p>
          </table:table-cell>
          <table:table-cell table:style-name="ce1" table:formula="of:=[.D78]/30240000" office:value-type="percentage" office:value="0.0597691798941799">
            <text:p>5.98%</text:p>
          </table:table-cell>
          <table:table-cell table:formula="of:=[.B78]/[.D78]" office:value-type="float" office:value="0.005418552411725">
            <text:p>0.0054185524</text:p>
          </table:table-cell>
          <table:table-cell table:number-columns-repeated="19"/>
        </table:table-row>
        <table:table-row table:style-name="ro2">
          <table:table-cell table:formula="of:=[.A78]+0.5" office:value-type="float" office:value="3">
            <text:p>3</text:p>
          </table:table-cell>
          <table:table-cell office:value-type="float" office:value="11748">
            <text:p>11748</text:p>
          </table:table-cell>
          <table:table-cell table:style-name="ce19" table:formula="of:=[.B79]/30240000" office:value-type="percentage" office:value="0.000388492063492063">
            <text:p>0.039%</text:p>
          </table:table-cell>
          <table:table-cell table:style-name="ce2" office:value-type="float" office:value="1813070">
            <text:p>1.81E+006</text:p>
          </table:table-cell>
          <table:table-cell table:style-name="ce1" table:formula="of:=[.D79]/30240000" office:value-type="percentage" office:value="0.0599560185185185">
            <text:p>6.00%</text:p>
          </table:table-cell>
          <table:table-cell table:formula="of:=[.B79]/[.D79]" office:value-type="float" office:value="0.00647961744444506">
            <text:p>0.0064796174</text:p>
          </table:table-cell>
          <table:table-cell table:number-columns-repeated="19"/>
        </table:table-row>
        <table:table-row table:style-name="ro2">
          <table:table-cell table:formula="of:=[.A79]+0.5" office:value-type="float" office:value="3.5">
            <text:p>3.5</text:p>
          </table:table-cell>
          <table:table-cell office:value-type="float" office:value="13720.5">
            <text:p>13720.5</text:p>
          </table:table-cell>
          <table:table-cell table:style-name="ce19" table:formula="of:=[.B80]/30240000" office:value-type="percentage" office:value="0.000453720238095238">
            <text:p>0.045%</text:p>
          </table:table-cell>
          <table:table-cell table:style-name="ce2" office:value-type="float" office:value="1818730">
            <text:p>1.82E+006</text:p>
          </table:table-cell>
          <table:table-cell table:style-name="ce1" table:formula="of:=[.D80]/30240000" office:value-type="percentage" office:value="0.0601431878306878">
            <text:p>6.01%</text:p>
          </table:table-cell>
          <table:table-cell table:formula="of:=[.B80]/[.D80]" office:value-type="float" office:value="0.00754400048385412">
            <text:p>0.0075440005</text:p>
          </table:table-cell>
          <table:table-cell table:number-columns-repeated="19"/>
        </table:table-row>
        <table:table-row table:style-name="ro2">
          <table:table-cell table:formula="of:=[.A80]+0.5" office:value-type="float" office:value="4">
            <text:p>4</text:p>
          </table:table-cell>
          <table:table-cell office:value-type="float" office:value="15664.9">
            <text:p>15664.9</text:p>
          </table:table-cell>
          <table:table-cell table:style-name="ce19" table:formula="of:=[.B81]/30240000" office:value-type="percentage" office:value="0.00051801917989418">
            <text:p>0.052%</text:p>
          </table:table-cell>
          <table:table-cell table:style-name="ce2" office:value-type="float" office:value="1824360">
            <text:p>1.82E+006</text:p>
          </table:table-cell>
          <table:table-cell table:style-name="ce1" table:formula="of:=[.D81]/30240000" office:value-type="percentage" office:value="0.0603293650793651">
            <text:p>6.03%</text:p>
          </table:table-cell>
          <table:table-cell table:formula="of:=[.B81]/[.D81]" office:value-type="float" office:value="0.00858651801179592">
            <text:p>0.008586518</text:p>
          </table:table-cell>
          <table:table-cell table:number-columns-repeated="19"/>
        </table:table-row>
        <table:table-row table:style-name="ro2">
          <table:table-cell table:formula="of:=[.A81]+0.5" office:value-type="float" office:value="4.5">
            <text:p>4.5</text:p>
          </table:table-cell>
          <table:table-cell office:value-type="float" office:value="17609.3">
            <text:p>17609.3</text:p>
          </table:table-cell>
          <table:table-cell table:style-name="ce19" table:formula="of:=[.B82]/30240000" office:value-type="percentage" office:value="0.000582318121693122">
            <text:p>0.058%</text:p>
          </table:table-cell>
          <table:table-cell table:style-name="ce2" office:value-type="float" office:value="1830180">
            <text:p>1.83E+006</text:p>
          </table:table-cell>
          <table:table-cell table:style-name="ce1" table:formula="of:=[.D82]/30240000" office:value-type="percentage" office:value="0.0605218253968254">
            <text:p>6.05%</text:p>
          </table:table-cell>
          <table:table-cell table:formula="of:=[.B82]/[.D82]" office:value-type="float" office:value="0.00962162191696991">
            <text:p>0.0096216219</text:p>
          </table:table-cell>
          <table:table-cell table:number-columns-repeated="19"/>
        </table:table-row>
        <table:table-row table:style-name="ro2">
          <table:table-cell table:formula="of:=[.A82]+0.5" office:value-type="float" office:value="5">
            <text:p>5</text:p>
          </table:table-cell>
          <table:table-cell office:value-type="float" office:value="19524.7">
            <text:p>19524.7</text:p>
          </table:table-cell>
          <table:table-cell table:style-name="ce19" table:formula="of:=[.B83]/30240000" office:value-type="percentage" office:value="0.000645658068783069">
            <text:p>0.065%</text:p>
          </table:table-cell>
          <table:table-cell table:style-name="ce2" office:value-type="float" office:value="1835880">
            <text:p>1.84E+006</text:p>
          </table:table-cell>
          <table:table-cell table:style-name="ce1" table:formula="of:=[.D83]/30240000" office:value-type="percentage" office:value="0.0607103174603175">
            <text:p>6.07%</text:p>
          </table:table-cell>
          <table:table-cell table:formula="of:=[.B83]/[.D83]" office:value-type="float" office:value="0.0106350632938972">
            <text:p>0.0106350633</text:p>
          </table:table-cell>
          <table:table-cell table:number-columns-repeated="19"/>
        </table:table-row>
        <table:table-row table:style-name="ro2">
          <table:table-cell table:formula="of:=[.A83]+0.5" office:value-type="float" office:value="5.5">
            <text:p>5.5</text:p>
          </table:table-cell>
          <table:table-cell office:value-type="float" office:value="21838.2">
            <text:p>21838.2</text:p>
          </table:table-cell>
          <table:table-cell table:style-name="ce19" table:formula="of:=[.B84]/30240000" office:value-type="percentage" office:value="0.000722162698412699">
            <text:p>0.072%</text:p>
          </table:table-cell>
          <table:table-cell table:style-name="ce2" office:value-type="float" office:value="1841710">
            <text:p>1.84E+006</text:p>
          </table:table-cell>
          <table:table-cell table:style-name="ce1" table:formula="of:=[.D84]/30240000" office:value-type="percentage" office:value="0.0609031084656085">
            <text:p>6.09%</text:p>
          </table:table-cell>
          <table:table-cell table:formula="of:=[.B84]/[.D84]" office:value-type="float" office:value="0.0118575671522661">
            <text:p>0.0118575672</text:p>
          </table:table-cell>
          <table:table-cell table:number-columns-repeated="19"/>
        </table:table-row>
        <table:table-row table:style-name="ro2">
          <table:table-cell table:formula="of:=[.A84]+0.5" office:value-type="float" office:value="6">
            <text:p>6</text:p>
          </table:table-cell>
          <table:table-cell office:value-type="float" office:value="23342.1">
            <text:p>23342.1</text:p>
          </table:table-cell>
          <table:table-cell table:style-name="ce19" table:formula="of:=[.B85]/30240000" office:value-type="percentage" office:value="0.000771894841269841">
            <text:p>0.077%</text:p>
          </table:table-cell>
          <table:table-cell table:style-name="ce2" office:value-type="float" office:value="1847390">
            <text:p>1.85E+006</text:p>
          </table:table-cell>
          <table:table-cell table:style-name="ce1" table:formula="of:=[.D85]/30240000" office:value-type="percentage" office:value="0.0610909391534392">
            <text:p>6.11%</text:p>
          </table:table-cell>
          <table:table-cell table:formula="of:=[.B85]/[.D85]" office:value-type="float" office:value="0.0126351771959359">
            <text:p>0.0126351772</text:p>
          </table:table-cell>
          <table:table-cell table:number-columns-repeated="19"/>
        </table:table-row>
        <table:table-row table:style-name="ro2" table:number-rows-repeated="1048490">
          <table:table-cell table:number-columns-repeated="25"/>
        </table:table-row>
        <table:table-row table:style-name="ro2">
          <table:table-cell table:number-columns-repeated="25"/>
        </table:table-row>
      </table:table>
      <table:table table:name="Material dependency" table:style-name="ta1">
        <table:shapes>
          <draw:frame draw:z-index="0" draw:style-name="gr1" draw:text-style-name="P1" svg:width="6.3071in" svg:height="3.5437in" svg:x="0in" svg:y="1.7232in">
            <draw:object draw:notify-on-update-of-ranges="'Material dependency'.A4:'Material dependency'.A8 'Material dependency'.P4:'Material dependency'.P8" xlink:href="./Object 41" xlink:type="simple" xlink:show="embed" xlink:actuate="onLoad"/>
            <draw:image xlink:href="./ObjectReplacements/Object 41" xlink:type="simple" xlink:show="embed" xlink:actuate="onLoad"/>
          </draw:frame>
          <draw:frame draw:z-index="1" draw:style-name="gr1" draw:text-style-name="P1" svg:width="6.3075in" svg:height="3.5437in" svg:x="6.2335in" svg:y="1.7669in">
            <draw:object draw:notify-on-update-of-ranges="'Material dependency'.A4:'Material dependency'.A8 'Material dependency'.R4:'Material dependency'.R8" xlink:href="./Object 42" xlink:type="simple" xlink:show="embed" xlink:actuate="onLoad"/>
            <draw:image xlink:href="./ObjectReplacements/Object 42" xlink:type="simple" xlink:show="embed" xlink:actuate="onLoad"/>
          </draw:frame>
          <draw:frame draw:z-index="2" draw:style-name="gr1" draw:text-style-name="P1" svg:width="6.3071in" svg:height="3.5441in" svg:x="12.435in" svg:y="1.798in">
            <draw:object draw:notify-on-update-of-ranges="'Material dependency'.A4:'Material dependency'.A8 'Material dependency'.T4:'Material dependency'.T8" xlink:href="./Object 43" xlink:type="simple" xlink:show="embed" xlink:actuate="onLoad"/>
            <draw:image xlink:href="./ObjectReplacements/Object 43" xlink:type="simple" xlink:show="embed" xlink:actuate="onLoad"/>
          </draw:frame>
          <draw:frame draw:z-index="3" draw:style-name="gr1" draw:text-style-name="P1" svg:width="6.3075in" svg:height="3.5437in" svg:x="18.6512in" svg:y="1.7953in">
            <draw:object draw:notify-on-update-of-ranges="'Material dependency'.A4:'Material dependency'.A8 'Material dependency'.V4:'Material dependency'.V8" xlink:href="./Object 44" xlink:type="simple" xlink:show="embed" xlink:actuate="onLoad"/>
            <draw:image xlink:href="./ObjectReplacements/Object 44" xlink:type="simple" xlink:show="embed" xlink:actuate="onLoad"/>
          </draw:frame>
          <draw:frame draw:z-index="4" draw:style-name="gr1" draw:text-style-name="P1" svg:width="6.2929in" svg:height="3.5409in" svg:x="0.0244in" svg:y="7.2386in">
            <draw:object draw:notify-on-update-of-ranges="'Material dependency'.A37:'Material dependency'.A41 'Material dependency'.N37:'Material dependency'.N41" xlink:href="./Object 45" xlink:type="simple" xlink:show="embed" xlink:actuate="onLoad"/>
            <draw:image xlink:href="./ObjectReplacements/Object 45" xlink:type="simple" xlink:show="embed" xlink:actuate="onLoad"/>
          </draw:frame>
          <draw:frame draw:z-index="5" draw:style-name="gr1" draw:text-style-name="P1" svg:width="6.3051in" svg:height="3.5409in" svg:x="6.2685in" svg:y="7.2559in">
            <draw:object draw:notify-on-update-of-ranges="'Material dependency'.A37:'Material dependency'.A41 'Material dependency'.R37:'Material dependency'.R41" xlink:href="./Object 46" xlink:type="simple" xlink:show="embed" xlink:actuate="onLoad"/>
            <draw:image xlink:href="./ObjectReplacements/Object 46" xlink:type="simple" xlink:show="embed" xlink:actuate="onLoad"/>
          </draw:frame>
          <draw:frame draw:z-index="6" draw:style-name="gr1" draw:text-style-name="P1" svg:width="6.3051in" svg:height="3.5409in" svg:x="12.5528in" svg:y="7.2898in">
            <draw:object draw:notify-on-update-of-ranges="'Material dependency'.A37:'Material dependency'.A41 'Material dependency'.V37:'Material dependency'.V41" xlink:href="./Object 47" xlink:type="simple" xlink:show="embed" xlink:actuate="onLoad"/>
            <draw:image xlink:href="./ObjectReplacements/Object 47" xlink:type="simple" xlink:show="embed" xlink:actuate="onLoad"/>
          </draw:frame>
        </table:shapes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number-columns-repeated="21" table:default-cell-style-name="Default"/>
        <table:table-row table:style-name="ro2">
          <table:table-cell table:number-columns-repeated="2"/>
          <table:table-cell table:style-name="ce26"/>
          <table:table-cell table:number-columns-repeated="22"/>
        </table:table-row>
        <table:table-row table:style-name="ro2">
          <table:table-cell table:number-columns-repeated="25"/>
        </table:table-row>
        <table:table-row table:style-name="ro2">
          <table:table-cell office:value-type="string">
            <text:p>Material</text:p>
          </table:table-cell>
          <table:table-cell office:value-type="string">
            <text:p>Normalized thickness (cm)</text:p>
          </table:table-cell>
          <table:table-cell table:style-name="ce9" office:value-type="string" table:number-columns-spanned="2" table:number-rows-spanned="1">
            <text:p>Number of incoming muons</text:p>
          </table:table-cell>
          <table:covered-table-cell/>
          <table:table-cell table:style-name="ce9" office:value-type="string" table:number-columns-spanned="2" table:number-rows-spanned="1">
            <text:p>Muons 011</text:p>
          </table:table-cell>
          <table:covered-table-cell/>
          <table:table-cell table:style-name="ce9" office:value-type="string" table:number-columns-spanned="2" table:number-rows-spanned="1">
            <text:p>Muons 111</text:p>
          </table:table-cell>
          <table:covered-table-cell/>
          <table:table-cell table:style-name="ce9" office:value-type="string" table:number-columns-spanned="2" table:number-rows-spanned="1">
            <text:p>Muons 011 absorbed</text:p>
          </table:table-cell>
          <table:covered-table-cell/>
          <table:table-cell table:style-name="ce9" office:value-type="string" table:number-columns-spanned="2" table:number-rows-spanned="1">
            <text:p>Muons 111 absorbed</text:p>
          </table:table-cell>
          <table:covered-table-cell/>
          <table:table-cell table:style-name="ce9" office:value-type="string" table:number-columns-spanned="2" table:number-rows-spanned="1">
            <text:p>Total muons absorbed</text:p>
          </table:table-cell>
          <table:covered-table-cell/>
          <table:table-cell table:style-name="ce9" office:value-type="string" table:number-columns-spanned="2" table:number-rows-spanned="1">
            <text:p>Electrons 011</text:p>
          </table:table-cell>
          <table:covered-table-cell/>
          <table:table-cell table:style-name="ce9" office:value-type="string" table:number-columns-spanned="2" table:number-rows-spanned="1">
            <text:p>Electrons 011 stopped</text:p>
          </table:table-cell>
          <table:covered-table-cell/>
          <table:table-cell table:style-name="ce9" office:value-type="string" table:number-columns-spanned="2" table:number-rows-spanned="1">
            <text:p>Electrons escaped</text:p>
          </table:table-cell>
          <table:covered-table-cell/>
          <table:table-cell table:style-name="ce9" office:value-type="string" table:number-columns-spanned="2" table:number-rows-spanned="1">
            <text:p>Signal events</text:p>
          </table:table-cell>
          <table:covered-table-cell/>
          <table:table-cell office:value-type="string">
            <text:p>Interferences</text:p>
          </table:table-cell>
          <table:table-cell table:style-name="ce9" office:value-type="string" table:number-columns-spanned="2" table:number-rows-spanned="1">
            <text:p>Background triggers</text:p>
          </table:table-cell>
          <table:covered-table-cell/>
        </table:table-row>
        <table:table-row table:style-name="ro2">
          <table:table-cell office:value-type="string">
            <text:p>Cu</text:p>
          </table:table-cell>
          <table:table-cell office:value-type="float" office:value="2.5">
            <text:p>2.5</text:p>
          </table:table-cell>
          <table:table-cell table:style-name="ce2" office:value-type="float" office:value="15120000">
            <text:p>1.51E+007</text:p>
          </table:table-cell>
          <table:table-cell table:style-name="ce18" office:value-type="percentage" office:value="1">
            <text:p>100%</text:p>
          </table:table-cell>
          <table:table-cell table:style-name="ce3" office:value-type="float" office:value="982307">
            <text:p>982307</text:p>
          </table:table-cell>
          <table:table-cell table:style-name="ce22" table:formula="of:=[.E4]/[.C4]" office:value-type="percentage" office:value="0.0649673941798942">
            <text:p>6.4967%</text:p>
          </table:table-cell>
          <table:table-cell table:style-name="ce2" office:value-type="float" office:value="11315900">
            <text:p>1.13E+007</text:p>
          </table:table-cell>
          <table:table-cell table:style-name="ce22" table:formula="of:=[.G4]/[.C4]" office:value-type="percentage" office:value="0.748406084656085">
            <text:p>74.8406%</text:p>
          </table:table-cell>
          <table:table-cell office:value-type="float" office:value="1407">
            <text:p>1407</text:p>
          </table:table-cell>
          <table:table-cell table:style-name="ce22" table:formula="of:=[.I4]/[.E4]" office:value-type="percentage" office:value="0.0014323424346971">
            <text:p>0.1432%</text:p>
          </table:table-cell>
          <table:table-cell table:style-name="ce3" office:value-type="float" office:value="21243">
            <text:p>21243</text:p>
          </table:table-cell>
          <table:table-cell table:style-name="ce22" table:formula="of:=[.K4]/[.G4]" office:value-type="percentage" office:value="0.00187727003596709">
            <text:p>0.1877%</text:p>
          </table:table-cell>
          <table:table-cell table:style-name="ce3" table:formula="of:=[.K4]+[.I4]" office:value-type="float" office:value="22650">
            <text:p>22650</text:p>
          </table:table-cell>
          <table:table-cell table:style-name="ce22" table:formula="of:=[.M4]/([.G4]+[.E4])" office:value-type="percentage" office:value="0.00184173188823379">
            <text:p>0.1842%</text:p>
          </table:table-cell>
          <table:table-cell office:value-type="float" office:value="10847">
            <text:p>10847</text:p>
          </table:table-cell>
          <table:table-cell table:style-name="ce22" office:value-type="percentage" office:value="0.478896">
            <text:p>47.8896%</text:p>
          </table:table-cell>
          <table:table-cell office:value-type="float" office:value="5341">
            <text:p>5341</text:p>
          </table:table-cell>
          <table:table-cell table:style-name="ce22" office:value-type="percentage" office:value="0.492394">
            <text:p>49.2394%</text:p>
          </table:table-cell>
          <table:table-cell office:value-type="float" office:value="11803">
            <text:p>11803</text:p>
          </table:table-cell>
          <table:table-cell table:style-name="ce22" office:value-type="percentage" office:value="0.521104">
            <text:p>52.1104%</text:p>
          </table:table-cell>
          <table:table-cell office:value-type="float" office:value="5506">
            <text:p>5506</text:p>
          </table:table-cell>
          <table:table-cell table:style-name="ce22" office:value-type="percentage" office:value="0.000364153">
            <text:p>0.0364%</text:p>
          </table:table-cell>
          <table:table-cell office:value-type="float" office:value="4">
            <text:p>4</text:p>
          </table:table-cell>
          <table:table-cell table:formula="of:=([.E4]-[.I4])+[.Q4]+[.S4]" office:value-type="float" office:value="998044">
            <text:p>998044</text:p>
          </table:table-cell>
          <table:table-cell table:style-name="ce1" table:formula="of:=[.X4]/[.C4]" office:value-type="percentage" office:value="0.0660082010582011">
            <text:p>6.60%</text:p>
          </table:table-cell>
        </table:table-row>
        <table:table-row table:style-name="ro2">
          <table:table-cell office:value-type="string">
            <text:p>Pb</text:p>
          </table:table-cell>
          <table:table-cell office:value-type="float" office:value="2.45">
            <text:p>2.45</text:p>
          </table:table-cell>
          <table:table-cell table:style-name="ce2" office:value-type="float" office:value="15120000">
            <text:p>1.51E+007</text:p>
          </table:table-cell>
          <table:table-cell table:style-name="ce18" office:value-type="percentage" office:value="1">
            <text:p>100%</text:p>
          </table:table-cell>
          <table:table-cell office:value-type="float" office:value="982307">
            <text:p>982307</text:p>
          </table:table-cell>
          <table:table-cell table:style-name="ce22" table:formula="of:=[.E5]/[.C5]" office:value-type="percentage" office:value="0.0649673941798942">
            <text:p>6.4967%</text:p>
          </table:table-cell>
          <table:table-cell table:style-name="ce2" office:value-type="float" office:value="11315900">
            <text:p>1.13E+007</text:p>
          </table:table-cell>
          <table:table-cell table:style-name="ce22" table:formula="of:=[.G5]/[.C5]" office:value-type="percentage" office:value="0.748406084656085">
            <text:p>74.8406%</text:p>
          </table:table-cell>
          <table:table-cell office:value-type="float" office:value="1407">
            <text:p>1407</text:p>
          </table:table-cell>
          <table:table-cell table:style-name="ce22" table:formula="of:=[.I5]/[.E5]" office:value-type="percentage" office:value="0.0014323424346971">
            <text:p>0.1432%</text:p>
          </table:table-cell>
          <table:table-cell table:style-name="ce3" office:value-type="float" office:value="21243">
            <text:p>21243</text:p>
          </table:table-cell>
          <table:table-cell table:style-name="ce22" table:formula="of:=[.K5]/[.G5]" office:value-type="percentage" office:value="0.00187727003596709">
            <text:p>0.1877%</text:p>
          </table:table-cell>
          <table:table-cell table:style-name="ce3" table:formula="of:=[.K5]+[.I5]" office:value-type="float" office:value="22650">
            <text:p>22650</text:p>
          </table:table-cell>
          <table:table-cell table:style-name="ce22" table:formula="of:=[.M5]/([.G5]+[.E5])" office:value-type="percentage" office:value="0.00184173188823379">
            <text:p>0.1842%</text:p>
          </table:table-cell>
          <table:table-cell office:value-type="float" office:value="10847">
            <text:p>10847</text:p>
          </table:table-cell>
          <table:table-cell table:style-name="ce22" table:formula="of:=[.O5]/[.M5]" office:value-type="percentage" office:value="0.478896247240618">
            <text:p>47.8896%</text:p>
          </table:table-cell>
          <table:table-cell office:value-type="float" office:value="5341">
            <text:p>5341</text:p>
          </table:table-cell>
          <table:table-cell table:style-name="ce22" table:formula="of:=[.Q5]/[.O5]" office:value-type="percentage" office:value="0.49239421038075">
            <text:p>49.2394%</text:p>
          </table:table-cell>
          <table:table-cell office:value-type="float" office:value="11803">
            <text:p>11803</text:p>
          </table:table-cell>
          <table:table-cell table:style-name="ce22" table:formula="of:=[.S5]/[.M5]" office:value-type="percentage" office:value="0.521103752759382">
            <text:p>52.1104%</text:p>
          </table:table-cell>
          <table:table-cell office:value-type="float" office:value="5506">
            <text:p>5506</text:p>
          </table:table-cell>
          <table:table-cell table:style-name="ce22" table:formula="of:=[.U5]/[.C5]" office:value-type="percentage" office:value="0.000364153439153439">
            <text:p>0.0364%</text:p>
          </table:table-cell>
          <table:table-cell office:value-type="float" office:value="4">
            <text:p>4</text:p>
          </table:table-cell>
          <table:table-cell table:formula="of:=([.E5]-[.I5])+[.Q5]+[.S5]" office:value-type="float" office:value="998044">
            <text:p>998044</text:p>
          </table:table-cell>
          <table:table-cell table:style-name="ce1" table:formula="of:=[.X5]/[.C5]" office:value-type="percentage" office:value="0.0660082010582011">
            <text:p>6.60%</text:p>
          </table:table-cell>
        </table:table-row>
        <table:table-row table:style-name="ro2">
          <table:table-cell office:value-type="string">
            <text:p>Fe</text:p>
          </table:table-cell>
          <table:table-cell office:value-type="float" office:value="2.73">
            <text:p>2.73</text:p>
          </table:table-cell>
          <table:table-cell table:style-name="ce2" office:value-type="float" office:value="15120000">
            <text:p>1.51E+007</text:p>
          </table:table-cell>
          <table:table-cell table:style-name="ce18" office:value-type="percentage" office:value="1">
            <text:p>100%</text:p>
          </table:table-cell>
          <table:table-cell office:value-type="float" office:value="982306">
            <text:p>982306</text:p>
          </table:table-cell>
          <table:table-cell table:style-name="ce22" table:formula="of:=[.E6]/[.C6]" office:value-type="percentage" office:value="0.064967328042328">
            <text:p>6.4967%</text:p>
          </table:table-cell>
          <table:table-cell table:style-name="ce2" office:value-type="float" office:value="11315900">
            <text:p>1.13E+007</text:p>
          </table:table-cell>
          <table:table-cell table:style-name="ce22" table:formula="of:=[.G6]/[.C6]" office:value-type="percentage" office:value="0.748406084656085">
            <text:p>74.8406%</text:p>
          </table:table-cell>
          <table:table-cell office:value-type="float" office:value="1407">
            <text:p>1407</text:p>
          </table:table-cell>
          <table:table-cell table:style-name="ce22" table:formula="of:=[.I6]/[.E6]" office:value-type="percentage" office:value="0.00143234389283991">
            <text:p>0.1432%</text:p>
          </table:table-cell>
          <table:table-cell table:style-name="ce3" office:value-type="float" office:value="21243">
            <text:p>21243</text:p>
          </table:table-cell>
          <table:table-cell table:style-name="ce22" table:formula="of:=[.K6]/[.G6]" office:value-type="percentage" office:value="0.00187727003596709">
            <text:p>0.1877%</text:p>
          </table:table-cell>
          <table:table-cell table:style-name="ce3" table:formula="of:=[.K6]+[.I6]" office:value-type="float" office:value="22650">
            <text:p>22650</text:p>
          </table:table-cell>
          <table:table-cell table:style-name="ce22" table:formula="of:=[.M6]/([.G6]+[.E6])" office:value-type="percentage" office:value="0.00184173203798993">
            <text:p>0.1842%</text:p>
          </table:table-cell>
          <table:table-cell office:value-type="float" office:value="10842">
            <text:p>10842</text:p>
          </table:table-cell>
          <table:table-cell table:style-name="ce22" table:formula="of:=[.O6]/[.M6]" office:value-type="percentage" office:value="0.478675496688742">
            <text:p>47.8675%</text:p>
          </table:table-cell>
          <table:table-cell office:value-type="float" office:value="5337">
            <text:p>5337</text:p>
          </table:table-cell>
          <table:table-cell table:style-name="ce22" table:formula="of:=[.Q6]/[.O6]" office:value-type="percentage" office:value="0.492252351964582">
            <text:p>49.2252%</text:p>
          </table:table-cell>
          <table:table-cell office:value-type="float" office:value="11808">
            <text:p>11808</text:p>
          </table:table-cell>
          <table:table-cell table:style-name="ce22" table:formula="of:=[.S6]/[.M6]" office:value-type="percentage" office:value="0.521324503311258">
            <text:p>52.1325%</text:p>
          </table:table-cell>
          <table:table-cell office:value-type="float" office:value="5505">
            <text:p>5505</text:p>
          </table:table-cell>
          <table:table-cell table:style-name="ce22" table:formula="of:=[.U6]/[.C6]" office:value-type="percentage" office:value="0.000364087301587302">
            <text:p>0.0364%</text:p>
          </table:table-cell>
          <table:table-cell office:value-type="float" office:value="4">
            <text:p>4</text:p>
          </table:table-cell>
          <table:table-cell table:formula="of:=([.E6]-[.I6])+[.Q6]+[.S6]" office:value-type="float" office:value="998044">
            <text:p>998044</text:p>
          </table:table-cell>
          <table:table-cell table:style-name="ce1" table:formula="of:=[.X6]/[.C6]" office:value-type="percentage" office:value="0.0660082010582011">
            <text:p>6.60%</text:p>
          </table:table-cell>
        </table:table-row>
        <table:table-row table:style-name="ro2">
          <table:table-cell office:value-type="string">
            <text:p>Al</text:p>
          </table:table-cell>
          <table:table-cell office:value-type="float" office:value="7.21">
            <text:p>7.21</text:p>
          </table:table-cell>
          <table:table-cell table:style-name="ce2" office:value-type="float" office:value="15120000">
            <text:p>1.51E+007</text:p>
          </table:table-cell>
          <table:table-cell table:style-name="ce18" office:value-type="percentage" office:value="1">
            <text:p>100%</text:p>
          </table:table-cell>
          <table:table-cell office:value-type="float" office:value="982306">
            <text:p>982306</text:p>
          </table:table-cell>
          <table:table-cell table:style-name="ce22" table:formula="of:=[.E7]/[.C7]" office:value-type="percentage" office:value="0.064967328042328">
            <text:p>6.4967%</text:p>
          </table:table-cell>
          <table:table-cell table:style-name="ce2" office:value-type="float" office:value="11315900">
            <text:p>1.13E+007</text:p>
          </table:table-cell>
          <table:table-cell table:style-name="ce22" table:formula="of:=[.G7]/[.C7]" office:value-type="percentage" office:value="0.748406084656085">
            <text:p>74.8406%</text:p>
          </table:table-cell>
          <table:table-cell office:value-type="float" office:value="1407">
            <text:p>1407</text:p>
          </table:table-cell>
          <table:table-cell table:style-name="ce22" table:formula="of:=[.I7]/[.E7]" office:value-type="percentage" office:value="0.00143234389283991">
            <text:p>0.1432%</text:p>
          </table:table-cell>
          <table:table-cell table:style-name="ce3" office:value-type="float" office:value="21243">
            <text:p>21243</text:p>
          </table:table-cell>
          <table:table-cell table:style-name="ce22" table:formula="of:=[.K7]/[.G7]" office:value-type="percentage" office:value="0.00187727003596709">
            <text:p>0.1877%</text:p>
          </table:table-cell>
          <table:table-cell table:style-name="ce3" table:formula="of:=[.K7]+[.I7]" office:value-type="float" office:value="22650">
            <text:p>22650</text:p>
          </table:table-cell>
          <table:table-cell table:style-name="ce22" table:formula="of:=[.M7]/([.G7]+[.E7])" office:value-type="percentage" office:value="0.00184173203798993">
            <text:p>0.1842%</text:p>
          </table:table-cell>
          <table:table-cell office:value-type="float" office:value="10753">
            <text:p>10753</text:p>
          </table:table-cell>
          <table:table-cell table:style-name="ce22" table:formula="of:=[.O7]/[.M7]" office:value-type="percentage" office:value="0.474746136865342">
            <text:p>47.4746%</text:p>
          </table:table-cell>
          <table:table-cell office:value-type="float" office:value="5265">
            <text:p>5265</text:p>
          </table:table-cell>
          <table:table-cell table:style-name="ce22" table:formula="of:=[.Q7]/[.O7]" office:value-type="percentage" office:value="0.48963080070678">
            <text:p>48.9631%</text:p>
          </table:table-cell>
          <table:table-cell office:value-type="float" office:value="11897">
            <text:p>11897</text:p>
          </table:table-cell>
          <table:table-cell table:style-name="ce22" table:formula="of:=[.S7]/[.M7]" office:value-type="percentage" office:value="0.525253863134658">
            <text:p>52.5254%</text:p>
          </table:table-cell>
          <table:table-cell office:value-type="float" office:value="5488">
            <text:p>5488</text:p>
          </table:table-cell>
          <table:table-cell table:style-name="ce22" table:formula="of:=[.U7]/[.C7]" office:value-type="percentage" office:value="0.000362962962962963">
            <text:p>0.0363%</text:p>
          </table:table-cell>
          <table:table-cell office:value-type="float" office:value="4">
            <text:p>4</text:p>
          </table:table-cell>
          <table:table-cell table:formula="of:=([.E7]-[.I7])+[.Q7]+[.S7]" office:value-type="float" office:value="998061">
            <text:p>998061</text:p>
          </table:table-cell>
          <table:table-cell table:style-name="ce1" table:formula="of:=[.X7]/[.C7]" office:value-type="percentage" office:value="0.0660093253968254">
            <text:p>6.60%</text:p>
          </table:table-cell>
        </table:table-row>
        <table:table-row table:style-name="ro2">
          <table:table-cell office:value-type="string">
            <text:p>Sci</text:p>
          </table:table-cell>
          <table:table-cell office:value-type="float" office:value="15.12">
            <text:p>15.12</text:p>
          </table:table-cell>
          <table:table-cell table:style-name="ce2" office:value-type="float" office:value="15120000">
            <text:p>1.51E+007</text:p>
          </table:table-cell>
          <table:table-cell table:style-name="ce18" office:value-type="percentage" office:value="1">
            <text:p>100%</text:p>
          </table:table-cell>
          <table:table-cell office:value-type="float" office:value="982314">
            <text:p>982314</text:p>
          </table:table-cell>
          <table:table-cell table:style-name="ce22" table:formula="of:=[.E8]/[.C8]" office:value-type="percentage" office:value="0.0649678571428571">
            <text:p>6.4968%</text:p>
          </table:table-cell>
          <table:table-cell table:style-name="ce2" office:value-type="float" office:value="11315900">
            <text:p>1.13E+007</text:p>
          </table:table-cell>
          <table:table-cell table:style-name="ce22" table:formula="of:=[.G8]/[.C8]" office:value-type="percentage" office:value="0.748406084656085">
            <text:p>74.8406%</text:p>
          </table:table-cell>
          <table:table-cell office:value-type="float" office:value="1407">
            <text:p>1407</text:p>
          </table:table-cell>
          <table:table-cell table:style-name="ce22" table:formula="of:=[.I8]/[.E8]" office:value-type="percentage" office:value="0.00143233222778053">
            <text:p>0.1432%</text:p>
          </table:table-cell>
          <table:table-cell table:style-name="ce3" office:value-type="float" office:value="21243">
            <text:p>21243</text:p>
          </table:table-cell>
          <table:table-cell table:style-name="ce22" table:formula="of:=[.K8]/[.G8]" office:value-type="percentage" office:value="0.00187727003596709">
            <text:p>0.1877%</text:p>
          </table:table-cell>
          <table:table-cell table:style-name="ce3" table:formula="of:=[.K8]+[.I8]" office:value-type="float" office:value="22650">
            <text:p>22650</text:p>
          </table:table-cell>
          <table:table-cell table:style-name="ce22" table:formula="of:=[.M8]/([.G8]+[.E8])" office:value-type="percentage" office:value="0.00184173083994147">
            <text:p>0.1842%</text:p>
          </table:table-cell>
          <table:table-cell office:value-type="float" office:value="10368">
            <text:p>10368</text:p>
          </table:table-cell>
          <table:table-cell table:style-name="ce22" table:formula="of:=[.O8]/[.M8]" office:value-type="percentage" office:value="0.457748344370861">
            <text:p>45.7748%</text:p>
          </table:table-cell>
          <table:table-cell office:value-type="float" office:value="4925">
            <text:p>4925</text:p>
          </table:table-cell>
          <table:table-cell table:style-name="ce22" table:formula="of:=[.Q8]/[.O8]" office:value-type="percentage" office:value="0.475019290123457">
            <text:p>47.5019%</text:p>
          </table:table-cell>
          <table:table-cell office:value-type="float" office:value="12282">
            <text:p>12282</text:p>
          </table:table-cell>
          <table:table-cell table:style-name="ce22" table:formula="of:=[.S8]/[.M8]" office:value-type="percentage" office:value="0.542251655629139">
            <text:p>54.2252%</text:p>
          </table:table-cell>
          <table:table-cell office:value-type="float" office:value="5443">
            <text:p>5443</text:p>
          </table:table-cell>
          <table:table-cell table:style-name="ce22" table:formula="of:=[.U8]/[.C8]" office:value-type="percentage" office:value="0.000359986772486772">
            <text:p>0.0360%</text:p>
          </table:table-cell>
          <table:table-cell office:value-type="float" office:value="4">
            <text:p>4</text:p>
          </table:table-cell>
          <table:table-cell table:formula="of:=([.E8]-[.I8])+[.Q8]+[.S8]" office:value-type="float" office:value="998114">
            <text:p>998114</text:p>
          </table:table-cell>
          <table:table-cell table:style-name="ce1" table:formula="of:=[.X8]/[.C8]" office:value-type="percentage" office:value="0.0660128306878307">
            <text:p>6.60%</text:p>
          </table:table-cell>
        </table:table-row>
        <table:table-row table:style-name="ro2" table:number-rows-repeated="27">
          <table:table-cell table:number-columns-repeated="25"/>
        </table:table-row>
        <table:table-row table:style-name="ro2">
          <table:table-cell office:value-type="string">
            <text:p>Material</text:p>
          </table:table-cell>
          <table:table-cell office:value-type="string">
            <text:p>Thickness (cm)</text:p>
          </table:table-cell>
          <table:table-cell table:style-name="ce9" office:value-type="string" table:number-columns-spanned="2" table:number-rows-spanned="1">
            <text:p>Number of incoming muons</text:p>
          </table:table-cell>
          <table:covered-table-cell/>
          <table:table-cell table:style-name="ce9" office:value-type="string" table:number-columns-spanned="2" table:number-rows-spanned="1">
            <text:p>Muons 011</text:p>
          </table:table-cell>
          <table:covered-table-cell/>
          <table:table-cell table:style-name="ce9" office:value-type="string" table:number-columns-spanned="2" table:number-rows-spanned="1">
            <text:p>Muons 111</text:p>
          </table:table-cell>
          <table:covered-table-cell/>
          <table:table-cell table:style-name="ce9" office:value-type="string" table:number-columns-spanned="2" table:number-rows-spanned="1">
            <text:p>Muons 011 absorbed</text:p>
          </table:table-cell>
          <table:covered-table-cell/>
          <table:table-cell table:style-name="ce9" office:value-type="string" table:number-columns-spanned="2" table:number-rows-spanned="1">
            <text:p>Muons 111 absorbed</text:p>
          </table:table-cell>
          <table:covered-table-cell/>
          <table:table-cell table:style-name="ce9" office:value-type="string" table:number-columns-spanned="2" table:number-rows-spanned="1">
            <text:p>Total muons absorbed</text:p>
          </table:table-cell>
          <table:covered-table-cell/>
          <table:table-cell table:style-name="ce9" office:value-type="string" table:number-columns-spanned="2" table:number-rows-spanned="1">
            <text:p>Electrons 011</text:p>
          </table:table-cell>
          <table:covered-table-cell/>
          <table:table-cell table:style-name="ce9" office:value-type="string" table:number-columns-spanned="2" table:number-rows-spanned="1">
            <text:p>Electrons 011 stopped</text:p>
          </table:table-cell>
          <table:covered-table-cell/>
          <table:table-cell table:style-name="ce9" office:value-type="string" table:number-columns-spanned="2" table:number-rows-spanned="1">
            <text:p>Electrons escaped</text:p>
          </table:table-cell>
          <table:covered-table-cell/>
          <table:table-cell table:style-name="ce9" office:value-type="string" table:number-columns-spanned="2" table:number-rows-spanned="1">
            <text:p>Signal events</text:p>
          </table:table-cell>
          <table:covered-table-cell/>
          <table:table-cell office:value-type="string">
            <text:p>Interferences</text:p>
          </table:table-cell>
          <table:table-cell table:style-name="ce9" office:value-type="string" table:number-columns-spanned="2" table:number-rows-spanned="1">
            <text:p>Background triggers</text:p>
          </table:table-cell>
          <table:covered-table-cell/>
        </table:table-row>
        <table:table-row table:style-name="ro2">
          <table:table-cell office:value-type="string">
            <text:p>Cu</text:p>
          </table:table-cell>
          <table:table-cell office:value-type="float" office:value="2.5">
            <text:p>2.5</text:p>
          </table:table-cell>
          <table:table-cell table:style-name="ce2" office:value-type="float" office:value="15120000">
            <text:p>1.51E+007</text:p>
          </table:table-cell>
          <table:table-cell table:style-name="ce18" office:value-type="percentage" office:value="1">
            <text:p>100%</text:p>
          </table:table-cell>
          <table:table-cell table:style-name="ce3" office:value-type="float" office:value="982307">
            <text:p>982307</text:p>
          </table:table-cell>
          <table:table-cell table:style-name="ce22" table:formula="of:=[.E37]/[.C37]" office:value-type="percentage" office:value="0.0649673941798942">
            <text:p>6.4967%</text:p>
          </table:table-cell>
          <table:table-cell table:style-name="ce2" office:value-type="float" office:value="11315900">
            <text:p>1.13E+007</text:p>
          </table:table-cell>
          <table:table-cell table:style-name="ce22" table:formula="of:=[.G37]/[.C37]" office:value-type="percentage" office:value="0.748406084656085">
            <text:p>74.8406%</text:p>
          </table:table-cell>
          <table:table-cell office:value-type="float" office:value="1407">
            <text:p>1407</text:p>
          </table:table-cell>
          <table:table-cell table:style-name="ce22" table:formula="of:=[.I37]/[.E37]" office:value-type="percentage" office:value="0.0014323424346971">
            <text:p>0.1432%</text:p>
          </table:table-cell>
          <table:table-cell table:style-name="ce3" office:value-type="float" office:value="21243">
            <text:p>21243</text:p>
          </table:table-cell>
          <table:table-cell table:style-name="ce22" table:formula="of:=[.K37]/[.G37]" office:value-type="percentage" office:value="0.00187727003596709">
            <text:p>0.1877%</text:p>
          </table:table-cell>
          <table:table-cell table:style-name="ce3" table:formula="of:=[.K37]+[.I37]" office:value-type="float" office:value="22650">
            <text:p>22650</text:p>
          </table:table-cell>
          <table:table-cell table:style-name="ce22" table:formula="of:=[.M37]/([.G37]+[.E37])" office:value-type="percentage" office:value="0.00184173188823379">
            <text:p>0.1842%</text:p>
          </table:table-cell>
          <table:table-cell office:value-type="float" office:value="10847">
            <text:p>10847</text:p>
          </table:table-cell>
          <table:table-cell table:style-name="ce22" office:value-type="percentage" office:value="0.478896">
            <text:p>47.8896%</text:p>
          </table:table-cell>
          <table:table-cell office:value-type="float" office:value="5341">
            <text:p>5341</text:p>
          </table:table-cell>
          <table:table-cell table:style-name="ce22" office:value-type="percentage" office:value="0.492394">
            <text:p>49.2394%</text:p>
          </table:table-cell>
          <table:table-cell office:value-type="float" office:value="11803">
            <text:p>11803</text:p>
          </table:table-cell>
          <table:table-cell table:style-name="ce22" office:value-type="percentage" office:value="0.521104">
            <text:p>52.1104%</text:p>
          </table:table-cell>
          <table:table-cell office:value-type="float" office:value="5506">
            <text:p>5506</text:p>
          </table:table-cell>
          <table:table-cell table:style-name="ce22" office:value-type="percentage" office:value="0.000364153">
            <text:p>0.0364%</text:p>
          </table:table-cell>
          <table:table-cell office:value-type="float" office:value="4">
            <text:p>4</text:p>
          </table:table-cell>
          <table:table-cell table:formula="of:=([.E37]-[.I37])+[.Q37]+[.S37]" office:value-type="float" office:value="998044">
            <text:p>998044</text:p>
          </table:table-cell>
          <table:table-cell table:style-name="ce1" table:formula="of:=[.X37]/[.C37]" office:value-type="percentage" office:value="0.0660082010582011">
            <text:p>6.60%</text:p>
          </table:table-cell>
        </table:table-row>
        <table:table-row table:style-name="ro2">
          <table:table-cell office:value-type="string">
            <text:p>Pb</text:p>
          </table:table-cell>
          <table:table-cell office:value-type="float" office:value="2.5">
            <text:p>2.5</text:p>
          </table:table-cell>
          <table:table-cell table:style-name="ce2" office:value-type="float" office:value="15120000">
            <text:p>1.51E+007</text:p>
          </table:table-cell>
          <table:table-cell table:style-name="ce18" office:value-type="percentage" office:value="1">
            <text:p>100%</text:p>
          </table:table-cell>
          <table:table-cell office:value-type="float" office:value="982303">
            <text:p>982303</text:p>
          </table:table-cell>
          <table:table-cell table:style-name="ce22" table:formula="of:=[.E38]/[.C38]" office:value-type="percentage" office:value="0.0649671296296296">
            <text:p>6.4967%</text:p>
          </table:table-cell>
          <table:table-cell table:style-name="ce2" office:value-type="float" office:value="11315900">
            <text:p>1.13E+007</text:p>
          </table:table-cell>
          <table:table-cell table:style-name="ce22" table:formula="of:=[.G38]/[.C38]" office:value-type="percentage" office:value="0.748406084656085">
            <text:p>74.8406%</text:p>
          </table:table-cell>
          <table:table-cell office:value-type="float" office:value="1444">
            <text:p>1444</text:p>
          </table:table-cell>
          <table:table-cell table:style-name="ce22" table:formula="of:=[.I38]/[.E38]" office:value-type="percentage" office:value="0.0014700148528509">
            <text:p>0.1470%</text:p>
          </table:table-cell>
          <table:table-cell table:style-name="ce3" office:value-type="float" office:value="21692">
            <text:p>21692</text:p>
          </table:table-cell>
          <table:table-cell table:style-name="ce22" table:formula="of:=[.K38]/[.G38]" office:value-type="percentage" office:value="0.00191694871817531">
            <text:p>0.1917%</text:p>
          </table:table-cell>
          <table:table-cell table:style-name="ce3" table:formula="of:=[.K38]+[.I38]" office:value-type="float" office:value="23136">
            <text:p>23136</text:p>
          </table:table-cell>
          <table:table-cell table:style-name="ce22" table:formula="of:=[.M38]/([.G38]+[.E38])" office:value-type="percentage" office:value="0.00188125045585928">
            <text:p>0.1881%</text:p>
          </table:table-cell>
          <table:table-cell office:value-type="float" office:value="11069">
            <text:p>11069</text:p>
          </table:table-cell>
          <table:table-cell table:style-name="ce22" table:formula="of:=[.O38]/[.M38]" office:value-type="percentage" office:value="0.478431881051176">
            <text:p>47.8432%</text:p>
          </table:table-cell>
          <table:table-cell office:value-type="float" office:value="5454">
            <text:p>5454</text:p>
          </table:table-cell>
          <table:table-cell table:style-name="ce22" table:formula="of:=[.Q38]/[.O38]" office:value-type="percentage" office:value="0.492727436986178">
            <text:p>49.2727%</text:p>
          </table:table-cell>
          <table:table-cell office:value-type="float" office:value="12067">
            <text:p>12067</text:p>
          </table:table-cell>
          <table:table-cell table:style-name="ce22" table:formula="of:=[.S38]/[.M38]" office:value-type="percentage" office:value="0.521568118948824">
            <text:p>52.1568%</text:p>
          </table:table-cell>
          <table:table-cell office:value-type="float" office:value="5615">
            <text:p>5615</text:p>
          </table:table-cell>
          <table:table-cell table:style-name="ce22" table:formula="of:=[.U38]/[.C38]" office:value-type="percentage" office:value="0.000371362433862434">
            <text:p>0.0371%</text:p>
          </table:table-cell>
          <table:table-cell office:value-type="float" office:value="4">
            <text:p>4</text:p>
          </table:table-cell>
          <table:table-cell table:formula="of:=([.E38]-[.I38])+[.Q38]+[.S38]" office:value-type="float" office:value="998380">
            <text:p>998380</text:p>
          </table:table-cell>
          <table:table-cell table:style-name="ce1" table:formula="of:=[.X38]/[.C38]" office:value-type="percentage" office:value="0.0660304232804233">
            <text:p>6.60%</text:p>
          </table:table-cell>
        </table:table-row>
        <table:table-row table:style-name="ro2">
          <table:table-cell office:value-type="string">
            <text:p>Fe</text:p>
          </table:table-cell>
          <table:table-cell office:value-type="float" office:value="2.5">
            <text:p>2.5</text:p>
          </table:table-cell>
          <table:table-cell table:style-name="ce2" office:value-type="float" office:value="15120000">
            <text:p>1.51E+007</text:p>
          </table:table-cell>
          <table:table-cell table:style-name="ce18" office:value-type="percentage" office:value="1">
            <text:p>100%</text:p>
          </table:table-cell>
          <table:table-cell office:value-type="float" office:value="982315">
            <text:p>982315</text:p>
          </table:table-cell>
          <table:table-cell table:style-name="ce22" table:formula="of:=[.E39]/[.C39]" office:value-type="percentage" office:value="0.0649679232804233">
            <text:p>6.4968%</text:p>
          </table:table-cell>
          <table:table-cell table:style-name="ce2" office:value-type="float" office:value="11315900">
            <text:p>1.13E+007</text:p>
          </table:table-cell>
          <table:table-cell table:style-name="ce22" table:formula="of:=[.G39]/[.C39]" office:value-type="percentage" office:value="0.748406084656085">
            <text:p>74.8406%</text:p>
          </table:table-cell>
          <table:table-cell office:value-type="float" office:value="1299">
            <text:p>1299</text:p>
          </table:table-cell>
          <table:table-cell table:style-name="ce22" table:formula="of:=[.I39]/[.E39]" office:value-type="percentage" office:value="0.00132238640354672">
            <text:p>0.1322%</text:p>
          </table:table-cell>
          <table:table-cell table:style-name="ce3" office:value-type="float" office:value="19376">
            <text:p>19376</text:p>
          </table:table-cell>
          <table:table-cell table:style-name="ce22" table:formula="of:=[.K39]/[.G39]" office:value-type="percentage" office:value="0.00171228094981398">
            <text:p>0.1712%</text:p>
          </table:table-cell>
          <table:table-cell table:style-name="ce3" table:formula="of:=[.K39]+[.I39]" office:value-type="float" office:value="20675">
            <text:p>20675</text:p>
          </table:table-cell>
          <table:table-cell table:style-name="ce22" table:formula="of:=[.M39]/([.G39]+[.E39])" office:value-type="percentage" office:value="0.00168113827901041">
            <text:p>0.1681%</text:p>
          </table:table-cell>
          <table:table-cell office:value-type="float" office:value="9880">
            <text:p>9880</text:p>
          </table:table-cell>
          <table:table-cell table:style-name="ce22" table:formula="of:=[.O39]/[.M39]" office:value-type="percentage" office:value="0.477871825876663">
            <text:p>47.7872%</text:p>
          </table:table-cell>
          <table:table-cell office:value-type="float" office:value="4884">
            <text:p>4884</text:p>
          </table:table-cell>
          <table:table-cell table:style-name="ce22" table:formula="of:=[.Q39]/[.O39]" office:value-type="percentage" office:value="0.494331983805668">
            <text:p>49.4332%</text:p>
          </table:table-cell>
          <table:table-cell office:value-type="float" office:value="10795">
            <text:p>10795</text:p>
          </table:table-cell>
          <table:table-cell table:style-name="ce22" table:formula="of:=[.S39]/[.M39]" office:value-type="percentage" office:value="0.522128174123337">
            <text:p>52.2128%</text:p>
          </table:table-cell>
          <table:table-cell office:value-type="float" office:value="4996">
            <text:p>4996</text:p>
          </table:table-cell>
          <table:table-cell table:style-name="ce22" table:formula="of:=[.U39]/[.C39]" office:value-type="percentage" office:value="0.00033042328042328">
            <text:p>0.0330%</text:p>
          </table:table-cell>
          <table:table-cell office:value-type="float" office:value="4">
            <text:p>4</text:p>
          </table:table-cell>
          <table:table-cell table:formula="of:=([.E39]-[.I39])+[.Q39]+[.S39]" office:value-type="float" office:value="996695">
            <text:p>996695</text:p>
          </table:table-cell>
          <table:table-cell table:style-name="ce1" table:formula="of:=[.X39]/[.C39]" office:value-type="percentage" office:value="0.0659189814814815">
            <text:p>6.59%</text:p>
          </table:table-cell>
        </table:table-row>
        <table:table-row table:style-name="ro2">
          <table:table-cell office:value-type="string">
            <text:p>Al</text:p>
          </table:table-cell>
          <table:table-cell office:value-type="float" office:value="2.5">
            <text:p>2.5</text:p>
          </table:table-cell>
          <table:table-cell table:style-name="ce2" office:value-type="float" office:value="15120000">
            <text:p>1.51E+007</text:p>
          </table:table-cell>
          <table:table-cell table:style-name="ce18" office:value-type="percentage" office:value="1">
            <text:p>100%</text:p>
          </table:table-cell>
          <table:table-cell office:value-type="float" office:value="982357">
            <text:p>982357</text:p>
          </table:table-cell>
          <table:table-cell table:style-name="ce22" table:formula="of:=[.E40]/[.C40]" office:value-type="percentage" office:value="0.0649707010582011">
            <text:p>6.4971%</text:p>
          </table:table-cell>
          <table:table-cell table:style-name="ce2" office:value-type="float" office:value="11315900">
            <text:p>1.13E+007</text:p>
          </table:table-cell>
          <table:table-cell table:style-name="ce22" table:formula="of:=[.G40]/[.C40]" office:value-type="percentage" office:value="0.748406084656085">
            <text:p>74.8406%</text:p>
          </table:table-cell>
          <table:table-cell office:value-type="float" office:value="477">
            <text:p>477</text:p>
          </table:table-cell>
          <table:table-cell table:style-name="ce22" table:formula="of:=[.I40]/[.E40]" office:value-type="percentage" office:value="0.000485566856041134">
            <text:p>0.0486%</text:p>
          </table:table-cell>
          <table:table-cell table:style-name="ce3" office:value-type="float" office:value="7317">
            <text:p>7317</text:p>
          </table:table-cell>
          <table:table-cell table:style-name="ce22" table:formula="of:=[.K40]/[.G40]" office:value-type="percentage" office:value="0.000646612288903225">
            <text:p>0.0647%</text:p>
          </table:table-cell>
          <table:table-cell table:style-name="ce3" table:formula="of:=[.K40]+[.I40]" office:value-type="float" office:value="7794">
            <text:p>7794</text:p>
          </table:table-cell>
          <table:table-cell table:style-name="ce22" table:formula="of:=[.M40]/([.G40]+[.E40])" office:value-type="percentage" office:value="0.000633748343362803">
            <text:p>0.0634%</text:p>
          </table:table-cell>
          <table:table-cell office:value-type="float" office:value="3686">
            <text:p>3686</text:p>
          </table:table-cell>
          <table:table-cell table:style-name="ce22" table:formula="of:=[.O40]/[.M40]" office:value-type="percentage" office:value="0.472927893251219">
            <text:p>47.2928%</text:p>
          </table:table-cell>
          <table:table-cell office:value-type="float" office:value="1839">
            <text:p>1839</text:p>
          </table:table-cell>
          <table:table-cell table:style-name="ce22" table:formula="of:=[.Q40]/[.O40]" office:value-type="percentage" office:value="0.498914812805209">
            <text:p>49.8915%</text:p>
          </table:table-cell>
          <table:table-cell office:value-type="float" office:value="4108">
            <text:p>4108</text:p>
          </table:table-cell>
          <table:table-cell table:style-name="ce22" table:formula="of:=[.S40]/[.M40]" office:value-type="percentage" office:value="0.527072106748781">
            <text:p>52.7072%</text:p>
          </table:table-cell>
          <table:table-cell office:value-type="float" office:value="1847">
            <text:p>1847</text:p>
          </table:table-cell>
          <table:table-cell table:style-name="ce22" table:formula="of:=[.U40]/[.C40]" office:value-type="percentage" office:value="0.000122156084656085">
            <text:p>0.0122%</text:p>
          </table:table-cell>
          <table:table-cell office:value-type="float" office:value="3">
            <text:p>3</text:p>
          </table:table-cell>
          <table:table-cell table:formula="of:=([.E40]-[.I40])+[.Q40]+[.S40]" office:value-type="float" office:value="987827">
            <text:p>987827</text:p>
          </table:table-cell>
          <table:table-cell table:style-name="ce1" table:formula="of:=[.X40]/[.C40]" office:value-type="percentage" office:value="0.0653324735449735">
            <text:p>6.53%</text:p>
          </table:table-cell>
        </table:table-row>
        <table:table-row table:style-name="ro2">
          <table:table-cell office:value-type="string">
            <text:p>Sci</text:p>
          </table:table-cell>
          <table:table-cell office:value-type="float" office:value="2.5">
            <text:p>2.5</text:p>
          </table:table-cell>
          <table:table-cell table:style-name="ce2" office:value-type="float" office:value="15120000">
            <text:p>1.51E+007</text:p>
          </table:table-cell>
          <table:table-cell table:style-name="ce18" office:value-type="percentage" office:value="1">
            <text:p>100%</text:p>
          </table:table-cell>
          <table:table-cell office:value-type="float" office:value="982302">
            <text:p>982302</text:p>
          </table:table-cell>
          <table:table-cell table:style-name="ce22" table:formula="of:=[.E41]/[.C41]" office:value-type="percentage" office:value="0.0649670634920635">
            <text:p>6.4967%</text:p>
          </table:table-cell>
          <table:table-cell table:style-name="ce2" office:value-type="float" office:value="11315900">
            <text:p>1.13E+007</text:p>
          </table:table-cell>
          <table:table-cell table:style-name="ce22" table:formula="of:=[.G41]/[.C41]" office:value-type="percentage" office:value="0.748406084656085">
            <text:p>74.8406%</text:p>
          </table:table-cell>
          <table:table-cell office:value-type="float" office:value="228">
            <text:p>228</text:p>
          </table:table-cell>
          <table:table-cell table:style-name="ce22" table:formula="of:=[.I41]/[.E41]" office:value-type="percentage" office:value="0.000232107844634339">
            <text:p>0.0232%</text:p>
          </table:table-cell>
          <table:table-cell table:style-name="ce3" office:value-type="float" office:value="3463">
            <text:p>3463</text:p>
          </table:table-cell>
          <table:table-cell table:style-name="ce22" table:formula="of:=[.K41]/[.G41]" office:value-type="percentage" office:value="0.000306029569013512">
            <text:p>0.0306%</text:p>
          </table:table-cell>
          <table:table-cell table:style-name="ce3" table:formula="of:=[.K41]+[.I41]" office:value-type="float" office:value="3691">
            <text:p>3691</text:p>
          </table:table-cell>
          <table:table-cell table:style-name="ce22" table:formula="of:=[.M41]/([.G41]+[.E41])" office:value-type="percentage" office:value="0.000300125172769158">
            <text:p>0.0300%</text:p>
          </table:table-cell>
          <table:table-cell office:value-type="float" office:value="1760">
            <text:p>1760</text:p>
          </table:table-cell>
          <table:table-cell table:style-name="ce22" table:formula="of:=[.O41]/[.M41]" office:value-type="percentage" office:value="0.476835545922514">
            <text:p>47.6836%</text:p>
          </table:table-cell>
          <table:table-cell office:value-type="float" office:value="906">
            <text:p>906</text:p>
          </table:table-cell>
          <table:table-cell table:style-name="ce22" table:formula="of:=[.Q41]/[.O41]" office:value-type="percentage" office:value="0.514772727272727">
            <text:p>51.4773%</text:p>
          </table:table-cell>
          <table:table-cell office:value-type="float" office:value="1931">
            <text:p>1931</text:p>
          </table:table-cell>
          <table:table-cell table:style-name="ce22" table:formula="of:=[.S41]/[.M41]" office:value-type="percentage" office:value="0.523164454077486">
            <text:p>52.3164%</text:p>
          </table:table-cell>
          <table:table-cell office:value-type="float" office:value="854">
            <text:p>854</text:p>
          </table:table-cell>
          <table:table-cell table:style-name="ce22" table:formula="of:=[.U41]/[.C41]" office:value-type="percentage" office:value="0.0000564814814814815">
            <text:p>0.0056%</text:p>
          </table:table-cell>
          <table:table-cell office:value-type="float" office:value="3">
            <text:p>3</text:p>
          </table:table-cell>
          <table:table-cell table:formula="of:=([.E41]-[.I41])+[.Q41]+[.S41]" office:value-type="float" office:value="984911">
            <text:p>984911</text:p>
          </table:table-cell>
          <table:table-cell table:style-name="ce1" table:formula="of:=[.X41]/[.C41]" office:value-type="percentage" office:value="0.0651396164021164">
            <text:p>6.51%</text:p>
          </table:table-cell>
        </table:table-row>
        <table:table-row table:style-name="ro2" table:number-rows-repeated="1048534">
          <table:table-cell table:number-columns-repeated="25"/>
        </table:table-row>
        <table:table-row table:style-name="ro2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9P0"/>
    </number:currency-style>
    <number:percentage-style style:name="N120">
      <number:number number:decimal-places="1" number:min-integer-digits="1"/>
      <number:text>%</number:text>
    </number:percentage-style>
    <number:percentage-style style:name="N121">
      <number:number number:decimal-places="3" number:min-integer-digits="1"/>
      <number:text>%</number:text>
    </number:percentage-style>
    <number:percentage-style style:name="N122">
      <number:number number:decimal-places="4" number:min-integer-digits="1"/>
      <number:text>%</number:text>
    </number:percentage-style>
    <number:number-style style:name="N123">
      <number:number number:decimal-places="9" number:min-integer-digits="1"/>
    </number:number-style>
    <number:number-style style:name="N124">
      <number:number number:decimal-places="10" number:min-integer-digits="1"/>
    </number:number-style>
    <number:number-style style:name="N125">
      <number:number number:decimal-places="11" number:min-integer-digits="1"/>
    </number:number-style>
    <number:number-style style:name="N126">
      <number:number number:decimal-places="12" number:min-integer-digits="1"/>
    </number:number-style>
    <number:number-style style:name="N127">
      <number:number number:decimal-places="13" number:min-integer-digits="1"/>
    </number:number-style>
    <number:number-style style:name="N128">
      <number:number number:decimal-places="14" number:min-integer-digits="1"/>
    </number:number-style>
    <number:number-style style:name="N129">
      <number:number number:decimal-places="15" number:min-integer-digits="1"/>
    </number:number-style>
    <number:number-style style:name="N130">
      <number:number number:decimal-places="16" number:min-integer-digits="1"/>
    </number:number-style>
    <number:number-style style:name="N131">
      <number:number number:decimal-places="17" number:min-integer-digits="1"/>
    </number:number-style>
    <number:number-style style:name="N132">
      <number:number number:decimal-places="18" number:min-integer-digits="1"/>
    </number:number-style>
    <number:number-style style:name="N133">
      <number:number number:decimal-places="8" number:min-integer-digits="1"/>
    </number:number-style>
    <number:number-style style:name="N134">
      <number:number number:decimal-places="7" number:min-integer-digits="1"/>
    </number:number-style>
    <number:number-style style:name="N135">
      <number:number number:decimal-places="6" number:min-integer-digits="1"/>
    </number:number-style>
    <number:number-style style:name="N136">
      <number:number number:decimal-places="5" number:min-integer-digits="1"/>
    </number:number-style>
    <number:number-style style:name="N137">
      <number:number number:decimal-places="4" number:min-integer-digits="1"/>
    </number:number-style>
    <number:number-style style:name="N138">
      <number:number number:decimal-places="3" number:min-integer-digits="1"/>
    </number:number-style>
    <number:percentage-style style:name="N139">
      <number:number number:decimal-places="5" number:min-integer-digits="1"/>
      <number:text>%</number:text>
    </number:percentage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3">00/00/0000</text:date>, <text:time style:data-style-name="N2" text:time-value="0000-00-00T09:51: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i </meta:initial-creator>
    <meta:creation-date>2014-10-08T23:42:16.494235490</meta:creation-date>
    <dc:date>2015-09-03T10:47:45</dc:date>
    <dc:creator>lhcb Simi</dc:creator>
    <meta:editing-duration>P4DT12H56M22S</meta:editing-duration>
    <meta:editing-cycles>115</meta:editing-cycles>
    <meta:generator>LibreOffice/4.0.1.2$Linux_X86_64 LibreOffice_project/84102822e3d61eb989ddd325abf1ac077904985</meta:generator>
    <meta:document-statistic meta:table-count="5" meta:cell-count="3141" meta:object-count="6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9cm" svg:height="9.091cm" xlink:href=".." xlink:type="simple" chart:class="chart:scatter" chart:style-name="ch1">
        <chart:legend chart:legend-position="end" svg:x="11.685cm" svg:y="4.246cm" style:legend-expansion="high" chart:style-name="ch2"/>
        <chart:plot-area chart:style-name="ch3" table:cell-range-address="Sheet1.A19:Sheet1.B26 Sheet1.B18:Sheet1.B18" chart:data-source-has-labels="row" svg:x="0.77cm" svg:y="0.859cm" svg:width="10.275cm" svg:height="7.631cm">
          <chartooo:coordinate-region svg:x="1.682cm" svg:y="1.058cm" svg:width="8.779cm" svg:height="6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9:Sheet1.B26" chart:label-cell-address="Sheet1.B18:Sheet1.B18" chart:class="chart:scatter">
            <chart:domain table:cell-range-address="Sheet1.A19:Sheet1.A26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-2_error_vs_fb_Cu</text:p>
                <draw:g>
                  <svg:desc>Sheet1.B18:Sheet1.B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Sheet1.A19:Sheet1.A26</svg:desc>
                </draw:g>
              </table:table-cell>
              <table:table-cell office:value-type="float" office:value="0.0182766">
                <text:p>0.0182766</text:p>
                <draw:g>
                  <svg:desc>Sheet1.B19:Sheet1.B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289238">
                <text:p>0.02892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25528">
                <text:p>0.0255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">
                <text:p>0.2</text:p>
              </table:table-cell>
              <table:table-cell office:value-type="float" office:value="0.0306813">
                <text:p>0.03068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0439624">
                <text:p>0.04396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0516592">
                <text:p>0.05165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5">
                <text:p>0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8">
                <text:p>0.58</text:p>
              </table:table-cell>
              <table:table-cell office:value-type="float" office:value="0.109541">
                <text:p>0.1095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9cm" svg:height="7.72cm" xlink:href=".." xlink:type="simple" chart:class="chart:scatter" chart:style-name="ch1">
        <chart:legend chart:legend-position="end" svg:x="11.156cm" svg:y="3.312cm" style:legend-expansion="high" chart:style-name="ch2"/>
        <chart:plot-area chart:style-name="ch3" table:cell-range-address="my_simu.A37:my_simu.B44 my_simu.B36:my_simu.B36 my_simu.Y69:my_simu.Y77" chart:data-source-has-labels="row" svg:x="0.77cm" svg:y="0.751cm" svg:width="9.746cm" svg:height="6.395cm">
          <chartooo:coordinate-region svg:x="1.682cm" svg:y="0.95cm" svg:width="8.502cm" svg:height="5.5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y_simu.B37:my_simu.B44" chart:label-cell-address="my_simu.B36:my_simu.B36" chart:class="chart:scatter">
            <chart:domain table:cell-range-address="my_simu.A37:my_simu.A44"/>
            <chart:data-point chart:repeated="8"/>
          </chart:series>
          <chart:series chart:style-name="ch7" chart:values-cell-range-address="my_simu.Y70:my_simu.Y77" chart:label-cell-address="my_simu.Y69:my_simu.Y69" chart:class="chart:scatter">
            <chart:domain table:cell-range-address="my_simu.V70:my_simu.V77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-2_error_vs_alpha_Cu</text:p>
                <draw:g>
                  <svg:desc>my_simu.B36:my_simu.B36</svg:desc>
                </draw:g>
              </table:table-cell>
              <table:table-cell office:value-type="string">
                <text:p>Column V</text:p>
              </table:table-cell>
              <table:table-cell office:value-type="string">
                <text:p>Al</text:p>
                <draw:g>
                  <svg:desc>my_simu.Y69:my_simu.Y6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>0.005</text:p>
                <draw:g>
                  <svg:desc>my_simu.A37:my_simu.A44</svg:desc>
                </draw:g>
              </table:table-cell>
              <table:table-cell office:value-type="float" office:value="0.0937989">
                <text:p>0.0937989</text:p>
                <draw:g>
                  <svg:desc>my_simu.B37:my_simu.B44</svg:desc>
                </draw:g>
              </table:table-cell>
              <table:table-cell office:value-type="float" office:value="0.005">
                <text:p>0.005</text:p>
                <draw:g>
                  <svg:desc>my_simu.V70:my_simu.V77</svg:desc>
                </draw:g>
              </table:table-cell>
              <table:table-cell office:value-type="float" office:value="0.0341287">
                <text:p>0.0341287</text:p>
                <draw:g>
                  <svg:desc>my_simu.Y70:my_simu.Y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985726">
                <text:p>0.0985726</text:p>
              </table:table-cell>
              <table:table-cell office:value-type="float" office:value="0.01">
                <text:p>0.01</text:p>
              </table:table-cell>
              <table:table-cell office:value-type="float" office:value="0.0321871">
                <text:p>0.03218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102678">
                <text:p>0.102678</text:p>
              </table:table-cell>
              <table:table-cell office:value-type="float" office:value="0.02">
                <text:p>0.02</text:p>
              </table:table-cell>
              <table:table-cell office:value-type="float" office:value="0.0320847">
                <text:p>0.03208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894851">
                <text:p>0.0894851</text:p>
              </table:table-cell>
              <table:table-cell office:value-type="float" office:value="0.03">
                <text:p>0.03</text:p>
              </table:table-cell>
              <table:table-cell office:value-type="float" office:value="0.199077">
                <text:p>0.1990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101662">
                <text:p>0.101662</text:p>
              </table:table-cell>
              <table:table-cell office:value-type="float" office:value="0.04">
                <text:p>0.04</text:p>
              </table:table-cell>
              <table:table-cell office:value-type="float" office:value="0.212692">
                <text:p>0.2126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117861">
                <text:p>0.117861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">
                <text:p>0.1</text:p>
              </table:table-cell>
              <table:table-cell office:value-type="float" office:value="0.18892">
                <text:p>0.18892</text:p>
              </table:table-cell>
              <table:table-cell office:value-type="float" office:value="0.1">
                <text:p>0.1</text:p>
              </table:table-cell>
              <table:table-cell office:value-type="float" office:value="0.0444771">
                <text:p>0.04447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">
                <text:p>0.2</text:p>
              </table:table-cell>
              <table:table-cell office:value-type="float" office:value="0.206497">
                <text:p>0.206497</text:p>
              </table:table-cell>
              <table:table-cell office:value-type="float" office:value="0.2">
                <text:p>0.2</text:p>
              </table:table-cell>
              <table:table-cell office:value-type="float" office:value="0.0786306">
                <text:p>0.078630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60">
      <style:chart-properties chart:symbol-type="named-symbol" chart:symbol-name="arrow-down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806cm" svg:height="11.147cm" xlink:href=".." xlink:type="simple" chart:class="chart:scatter" chart:style-name="ch1">
        <chart:legend chart:legend-position="end" svg:x="21.61cm" svg:y="4.527cm" style:legend-expansion="high" chart:style-name="ch2"/>
        <chart:plot-area chart:style-name="ch3" table:cell-range-address="my_simu.A47:my_simu.D56 my_simu.B46:my_simu.E46" chart:data-source-has-labels="row" svg:x="1.685cm" svg:y="1.098cm" svg:width="15.684cm" svg:height="9.137cm">
          <chartooo:coordinate-region svg:x="2.412cm" svg:y="1.297cm" svg:width="14.229cm" svg:height="8.29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secondary-y" chart:style-name="ch7" chart:values-cell-range-address="my_simu.B47:my_simu.B56" chart:label-cell-address="my_simu.B46:my_simu.B46" chart:class="chart:scatter">
            <chart:domain table:cell-range-address="my_simu.A47:my_simu.A56"/>
            <chart:data-point chart:repeated="10"/>
          </chart:series>
          <chart:series chart:attached-axis="secondary-y" chart:style-name="ch8" chart:values-cell-range-address="my_simu.C47:my_simu.C56" chart:label-cell-address="my_simu.C46:my_simu.C46" chart:class="chart:scatter">
            <chart:data-point chart:repeated="10"/>
          </chart:series>
          <chart:series chart:attached-axis="secondary-y" chart:style-name="ch9" chart:values-cell-range-address="my_simu.D47:my_simu.D56" chart:label-cell-address="my_simu.D46:my_simu.D46" chart:class="chart:scatter">
            <chart:data-point chart:repeated="10"/>
          </chart:series>
          <chart:series chart:attached-axis="secondary-y" chart:style-name="ch10" chart:values-cell-range-address="my_simu.D47:my_simu.D56" chart:label-cell-address="my_simu.E46:my_simu.E46" chart:class="chart:scatte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rr_vs_t_Cu</text:p>
                <draw:g>
                  <svg:desc>my_simu.B46:my_simu.B46</svg:desc>
                </draw:g>
              </table:table-cell>
              <table:table-cell office:value-type="string">
                <text:p>err_vs_t_Pb</text:p>
                <draw:g>
                  <svg:desc>my_simu.C46:my_simu.C46</svg:desc>
                </draw:g>
              </table:table-cell>
              <table:table-cell office:value-type="string">
                <text:p>err_vs_t_Al</text:p>
                <draw:g>
                  <svg:desc>my_simu.D46:my_simu.D46</svg:desc>
                </draw:g>
              </table:table-cell>
              <table:table-cell office:value-type="string">
                <text:p/>
                <draw:g>
                  <svg:desc>my_simu.E46:my_simu.E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my_simu.A47:my_simu.A56</svg:desc>
                </draw:g>
              </table:table-cell>
              <table:table-cell office:value-type="float" office:value="NaN">
                <text:p>NaN</text:p>
                <draw:g>
                  <svg:desc>my_simu.B47:my_simu.B56</svg:desc>
                </draw:g>
              </table:table-cell>
              <table:table-cell office:value-type="float" office:value="0.0000484216">
                <text:p>0.0000484216</text:p>
                <draw:g>
                  <svg:desc>my_simu.C47:my_simu.C56</svg:desc>
                </draw:g>
              </table:table-cell>
              <table:table-cell office:value-type="float" office:value="NaN">
                <text:p>NaN</text:p>
                <draw:g>
                  <svg:desc>my_simu.D47:my_simu.D56</svg:desc>
                </draw:g>
              </table:table-cell>
              <table:table-cell office:value-type="float" office:value="NaN">
                <text:p>NaN</text:p>
                <draw:g>
                  <svg:desc>my_simu.D47:my_simu.D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334645">
                <text:p>0.334645</text:p>
              </table:table-cell>
              <table:table-cell office:value-type="float" office:value="0.166836">
                <text:p>0.166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0.361734">
                <text:p>0.361734</text:p>
              </table:table-cell>
              <table:table-cell office:value-type="float" office:value="0.0607522">
                <text:p>0.0607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120604">
                <text:p>0.120604</text:p>
              </table:table-cell>
              <table:table-cell office:value-type="float" office:value="1.28113">
                <text:p>1.28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0.117861">
                <text:p>0.117861</text:p>
              </table:table-cell>
              <table:table-cell office:value-type="float" office:value="0.270119">
                <text:p>0.270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.0656913">
                <text:p>0.0656913</text:p>
              </table:table-cell>
              <table:table-cell office:value-type="float" office:value="0.130295">
                <text:p>0.130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.160821">
                <text:p>0.160821</text:p>
              </table:table-cell>
              <table:table-cell office:value-type="float" office:value="0.0848651">
                <text:p>0.0848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0982411">
                <text:p>0.0982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0.364001">
                <text:p>0.364001</text:p>
              </table:table-cell>
              <table:table-cell office:value-type="float" office:value="0.118629">
                <text:p>0.118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0.135846">
                <text:p>0.135846</text:p>
              </table:table-cell>
              <table:table-cell office:value-type="float" office:value="0.099834">
                <text:p>0.099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6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6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466cm" svg:height="9.001cm" xlink:href=".." xlink:type="simple" chart:class="chart:scatter" chart:style-name="ch1">
        <chart:legend chart:legend-position="end" svg:x="17.27cm" svg:y="3.454cm" style:legend-expansion="high" chart:style-name="ch2"/>
        <chart:plot-area chart:style-name="ch3" table:cell-range-address="my_simu.A59:my_simu.D68 my_simu.B58:my_simu.E58" chart:data-source-has-labels="row" svg:x="0.859cm" svg:y="0.855cm" svg:width="15.593cm" svg:height="7.546cm">
          <chartooo:coordinate-region svg:x="2.142cm" svg:y="1.054cm" svg:width="14.123cm" svg:height="6.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y_simu.B59:my_simu.B68" chart:label-cell-address="my_simu.B58:my_simu.B58" chart:class="chart:scatter">
            <chart:domain table:cell-range-address="my_simu.A59:my_simu.A68"/>
            <chart:data-point chart:repeated="10"/>
          </chart:series>
          <chart:series chart:style-name="ch7" chart:values-cell-range-address="my_simu.C59:my_simu.C68" chart:label-cell-address="my_simu.C58:my_simu.C58" chart:class="chart:scatter">
            <chart:data-point chart:repeated="10"/>
          </chart:series>
          <chart:series chart:style-name="ch8" chart:values-cell-range-address="my_simu.D59:my_simu.D68" chart:label-cell-address="my_simu.D58:my_simu.D58" chart:class="chart:scatter">
            <chart:data-point chart:repeated="10"/>
          </chart:series>
          <chart:series chart:style-name="ch9" chart:values-cell-range-address="my_simu.D59:my_simu.D68" chart:label-cell-address="my_simu.E58:my_simu.E58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ff_vs_t_Cu</text:p>
                <draw:g>
                  <svg:desc>my_simu.B58:my_simu.B58</svg:desc>
                </draw:g>
              </table:table-cell>
              <table:table-cell office:value-type="string">
                <text:p>eff_vs_t_Pb</text:p>
                <draw:g>
                  <svg:desc>my_simu.C58:my_simu.C58</svg:desc>
                </draw:g>
              </table:table-cell>
              <table:table-cell office:value-type="string">
                <text:p>eff_vs_t_Al</text:p>
                <draw:g>
                  <svg:desc>my_simu.D58:my_simu.D58</svg:desc>
                </draw:g>
              </table:table-cell>
              <table:table-cell office:value-type="string">
                <text:p/>
                <draw:g>
                  <svg:desc>my_simu.E58:my_simu.E5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my_simu.A59:my_simu.A68</svg:desc>
                </draw:g>
              </table:table-cell>
              <table:table-cell office:value-type="float" office:value="0.0000179324">
                <text:p>0.0000179324</text:p>
                <draw:g>
                  <svg:desc>my_simu.B59:my_simu.B68</svg:desc>
                </draw:g>
              </table:table-cell>
              <table:table-cell office:value-type="float" office:value="0.0000206466">
                <text:p>0.0000206466</text:p>
                <draw:g>
                  <svg:desc>my_simu.C59:my_simu.C68</svg:desc>
                </draw:g>
              </table:table-cell>
              <table:table-cell office:value-type="float" office:value="NaN">
                <text:p>NaN</text:p>
                <draw:g>
                  <svg:desc>my_simu.D59:my_simu.D68</svg:desc>
                </draw:g>
              </table:table-cell>
              <table:table-cell office:value-type="float" office:value="NaN">
                <text:p>NaN</text:p>
                <draw:g>
                  <svg:desc>my_simu.D59:my_simu.D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000360843">
                <text:p>0.0000360843</text:p>
              </table:table-cell>
              <table:table-cell office:value-type="float" office:value="0.0000413121">
                <text:p>0.0000413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0.0000543826">
                <text:p>0.0000543826</text:p>
              </table:table-cell>
              <table:table-cell office:value-type="float" office:value="0.0000620437">
                <text:p>0.0000620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0000722104">
                <text:p>0.0000722104</text:p>
              </table:table-cell>
              <table:table-cell office:value-type="float" office:value="0.0000831432">
                <text:p>0.0000831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0.0000901009">
                <text:p>0.0000901009</text:p>
              </table:table-cell>
              <table:table-cell office:value-type="float" office:value="0.000104073">
                <text:p>0.000104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.000108159">
                <text:p>0.000108159</text:p>
              </table:table-cell>
              <table:table-cell office:value-type="float" office:value="0.00012505">
                <text:p>0.00012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.000178424">
                <text:p>0.000178424</text:p>
              </table:table-cell>
              <table:table-cell office:value-type="float" office:value="0.000207495">
                <text:p>0.000207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.000352478">
                <text:p>0.000352478</text:p>
              </table:table-cell>
              <table:table-cell office:value-type="float" office:value="0.000410875">
                <text:p>0.000410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0.000685549">
                <text:p>0.000685549</text:p>
              </table:table-cell>
              <table:table-cell office:value-type="float" office:value="0.000808644">
                <text:p>0.000808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0.00123728">
                <text:p>0.00123728</text:p>
              </table:table-cell>
              <table:table-cell office:value-type="float" office:value="0.00150806">
                <text:p>0.00150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793cm" svg:y="3.703cm" style:legend-expansion="high" chart:style-name="ch2"/>
        <chart:plot-area chart:style-name="ch3" table:cell-range-address="my_simu.A71:my_simu.D80 my_simu.B70:my_simu.D70" chart:data-source-has-labels="row" svg:x="0.77cm" svg:y="0.855cm" svg:width="9.383cm" svg:height="7.545cm">
          <chartooo:coordinate-region svg:x="1.497cm" svg:y="1.055cm" svg:width="8.324cm" svg:height="6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y_simu.B71:my_simu.B80" chart:label-cell-address="my_simu.B70:my_simu.B70" chart:class="chart:scatter">
            <chart:domain table:cell-range-address="my_simu.A71:my_simu.A80"/>
            <chart:data-point chart:repeated="10"/>
          </chart:series>
          <chart:series chart:style-name="ch7" chart:values-cell-range-address="my_simu.C71:my_simu.C80" chart:label-cell-address="my_simu.C70:my_simu.C70" chart:class="chart:scatter">
            <chart:data-point chart:repeated="10"/>
          </chart:series>
          <chart:series chart:style-name="ch8" chart:values-cell-range-address="my_simu.D71:my_simu.D80" chart:label-cell-address="my_simu.D70:my_simu.D70" chart:class="chart:scatte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-2_error_vs_Bsigma_Cu</text:p>
                <draw:g>
                  <svg:desc>my_simu.B70:my_simu.B70</svg:desc>
                </draw:g>
              </table:table-cell>
              <table:table-cell office:value-type="string">
                <text:p>g-2_error_vs_Bsigma_Pb</text:p>
                <draw:g>
                  <svg:desc>my_simu.C70:my_simu.C70</svg:desc>
                </draw:g>
              </table:table-cell>
              <table:table-cell office:value-type="string">
                <text:p>g-2_error_vs_Bsigma_Al</text:p>
                <draw:g>
                  <svg:desc>my_simu.D70:my_simu.D7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y_simu.A71:my_simu.A80</svg:desc>
                </draw:g>
              </table:table-cell>
              <table:table-cell office:value-type="float" office:value="0.117861">
                <text:p>0.117861</text:p>
                <draw:g>
                  <svg:desc>my_simu.B71:my_simu.B80</svg:desc>
                </draw:g>
              </table:table-cell>
              <table:table-cell office:value-type="float" office:value="0.236499">
                <text:p>0.236499</text:p>
                <draw:g>
                  <svg:desc>my_simu.C71:my_simu.C80</svg:desc>
                </draw:g>
              </table:table-cell>
              <table:table-cell office:value-type="float" office:value="NaN">
                <text:p>NaN</text:p>
                <draw:g>
                  <svg:desc>my_simu.D71:my_simu.D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101864">
                <text:p>0.000101864</text:p>
              </table:table-cell>
              <table:table-cell office:value-type="float" office:value="0.226806">
                <text:p>0.2268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105413">
                <text:p>0.000105413</text:p>
              </table:table-cell>
              <table:table-cell office:value-type="float" office:value="0.236401">
                <text:p>0.236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105216">
                <text:p>0.000105216</text:p>
              </table:table-cell>
              <table:table-cell office:value-type="float" office:value="0.22835">
                <text:p>0.228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5">
                <text:p>0.035</text:p>
              </table:table-cell>
              <table:table-cell office:value-type="float" office:value="0.000105009">
                <text:p>0.000105009</text:p>
              </table:table-cell>
              <table:table-cell office:value-type="float" office:value="0.233154">
                <text:p>0.233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">
                <text:p>0.04</text:p>
              </table:table-cell>
              <table:table-cell office:value-type="float" office:value="0.0001054">
                <text:p>0.0001054</text:p>
              </table:table-cell>
              <table:table-cell office:value-type="float" office:value="0.230324">
                <text:p>0.230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5">
                <text:p>0.045</text:p>
              </table:table-cell>
              <table:table-cell office:value-type="float" office:value="0.000105039">
                <text:p>0.000105039</text:p>
              </table:table-cell>
              <table:table-cell office:value-type="float" office:value="0.226081">
                <text:p>0.2260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">
                <text:p>0.05</text:p>
              </table:table-cell>
              <table:table-cell office:value-type="float" office:value="0.000104811">
                <text:p>0.000104811</text:p>
              </table:table-cell>
              <table:table-cell office:value-type="float" office:value="1.11426">
                <text:p>1.11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6">
                <text:p>0.06</text:p>
              </table:table-cell>
              <table:table-cell office:value-type="float" office:value="0.000105143">
                <text:p>0.000105143</text:p>
              </table:table-cell>
              <table:table-cell office:value-type="float" office:value="0.221788">
                <text:p>0.2217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7">
                <text:p>0.07</text:p>
              </table:table-cell>
              <table:table-cell office:value-type="float" office:value="0.0001038">
                <text:p>0.0001038</text:p>
              </table:table-cell>
              <table:table-cell office:value-type="float" office:value="0.228111">
                <text:p>0.22811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162cm" svg:height="9cm" xlink:href=".." xlink:type="simple" chart:class="chart:scatter" chart:column-mapping="0 2 1" chart:style-name="ch1">
        <chart:legend chart:legend-position="end" svg:x="13.395cm" svg:y="3.703cm" style:legend-expansion="high" chart:style-name="ch2"/>
        <chart:plot-area chart:style-name="ch3" table:cell-range-address="my_simu.A125:my_simu.C144 my_simu.A124:my_simu.C124 my_simu.D124:my_simu.D144" chart:data-source-has-labels="both" svg:x="1.314cm" svg:y="0.855cm" svg:width="11.475cm" svg:height="6.984cm">
          <chartooo:coordinate-region svg:x="2.597cm" svg:y="1.054cm" svg:width="10.006cm" svg:height="6.138cm"/>
          <chart:axis chart:dimension="x" chart:name="primary-x" chart:style-name="ch4" chartooo:axis-type="auto">
            <chart:title svg:x="6.756cm" svg:y="8.019cm" chart:style-name="ch5">
              <text:p>W2</text:p>
            </chart:title>
            <chart:categories table:cell-range-address="my_simu.A126:my_simu.A134"/>
          </chart:axis>
          <chart:axis chart:dimension="y" chart:name="primary-y" chart:style-name="ch6">
            <chart:title svg:x="0.451cm" svg:y="5.859cm" chart:style-name="ch7">
              <text:p>Detection_efficiency</text:p>
            </chart:title>
            <chart:grid chart:style-name="ch8" chart:class="major"/>
          </chart:axis>
          <chart:series chart:style-name="ch9" chart:values-cell-range-address="my_simu.B125:my_simu.B144" chart:label-cell-address="my_simu.B124:my_simu.B124" chart:class="chart:scatter">
            <chart:domain table:cell-range-address="my_simu.A125:my_simu.A144"/>
            <chart:data-point chart:repeated="20"/>
          </chart:series>
          <chart:series chart:style-name="ch10" chart:values-cell-range-address="my_simu.D125:my_simu.D144" chart:label-cell-address="my_simu.D124:my_simu.D124" chart:class="chart:scatter">
            <chart:data-point chart:repeated="20"/>
          </chart:series>
          <chart:series chart:style-name="ch11" chart:values-cell-range-address="my_simu.C125:my_simu.C144" chart:label-cell-address="my_simu.C124:my_simu.C124" chart:class="chart:scatte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u</text:p>
                <draw:g>
                  <svg:desc>my_simu.B124:my_simu.B124</svg:desc>
                </draw:g>
              </table:table-cell>
              <table:table-cell office:value-type="string">
                <text:p>Al</text:p>
                <draw:g>
                  <svg:desc>my_simu.D124:my_simu.D124</svg:desc>
                </draw:g>
              </table:table-cell>
              <table:table-cell office:value-type="string">
                <text:p>Pb</text:p>
                <draw:g>
                  <svg:desc>my_simu.C124:my_simu.C124</svg:desc>
                </draw:g>
              </table:table-cell>
            </table:table-row>
          </table:table-header-rows>
          <table:table-rows>
            <table:table-row>
              <table:table-cell office:value-type="float" office:value="7.5">
                <text:p>10</text:p>
                <draw:g>
                  <svg:desc>my_simu.A126:my_simu.A134</svg:desc>
                </draw:g>
              </table:table-cell>
              <table:table-cell office:value-type="float" office:value="2.5">
                <text:p>2.5</text:p>
                <draw:g>
                  <svg:desc>my_simu.A125:my_simu.A144</svg:desc>
                </draw:g>
              </table:table-cell>
              <table:table-cell office:value-type="float" office:value="0.000107946">
                <text:p>0.000107946</text:p>
                <draw:g>
                  <svg:desc>my_simu.B125:my_simu.B144</svg:desc>
                </draw:g>
              </table:table-cell>
              <table:table-cell office:value-type="float" office:value="0.0000238568">
                <text:p>0.0000238568</text:p>
                <draw:g>
                  <svg:desc>my_simu.D125:my_simu.D144</svg:desc>
                </draw:g>
              </table:table-cell>
              <table:table-cell office:value-type="float" office:value="0.000113142">
                <text:p>0.000113142</text:p>
                <draw:g>
                  <svg:desc>my_simu.C125:my_simu.C144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.000521542">
                <text:p>0.000521542</text:p>
              </table:table-cell>
              <table:table-cell office:value-type="float" office:value="0.000111961">
                <text:p>0.000111961</text:p>
              </table:table-cell>
              <table:table-cell office:value-type="float" office:value="0.000534769">
                <text:p>0.000534769</text:p>
              </table:table-cell>
            </table:table-row>
            <table:table-row>
              <table:table-cell office:value-type="float" office:value="12.5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0757511">
                <text:p>0.000757511</text:p>
              </table:table-cell>
              <table:table-cell office:value-type="float" office:value="0.000175501">
                <text:p>0.000175501</text:p>
              </table:table-cell>
              <table:table-cell office:value-type="float" office:value="0.00077877">
                <text:p>0.0007787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2.5">
                <text:p>12.5</text:p>
              </table:table-cell>
              <table:table-cell office:value-type="float" office:value="0.000960648">
                <text:p>0.000960648</text:p>
              </table:table-cell>
              <table:table-cell office:value-type="float" office:value="0.000239512">
                <text:p>0.000239512</text:p>
              </table:table-cell>
              <table:table-cell office:value-type="float" office:value="0.000982143">
                <text:p>0.000982143</text:p>
              </table:table-cell>
            </table:table-row>
            <table:table-row>
              <table:table-cell office:value-type="float" office:value="17.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0.00117985">
                <text:p>0.00117985</text:p>
              </table:table-cell>
              <table:table-cell office:value-type="float" office:value="0.000301398">
                <text:p>0.000301398</text:p>
              </table:table-cell>
              <table:table-cell office:value-type="float" office:value="0.00120347">
                <text:p>0.0012034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7.5">
                <text:p>17.5</text:p>
              </table:table-cell>
              <table:table-cell office:value-type="float" office:value="0.00139857">
                <text:p>0.00139857</text:p>
              </table:table-cell>
              <table:table-cell office:value-type="float" office:value="0.000378874">
                <text:p>0.000378874</text:p>
              </table:table-cell>
              <table:table-cell office:value-type="float" office:value="0.00142834">
                <text:p>0.00142834</text:p>
              </table:table-cell>
            </table:table-row>
            <table:table-row>
              <table:table-cell office:value-type="float" office:value="22.5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0160265">
                <text:p>0.00160265</text:p>
              </table:table-cell>
              <table:table-cell office:value-type="float" office:value="0.000442885">
                <text:p>0.000442885</text:p>
              </table:table-cell>
              <table:table-cell office:value-type="float" office:value="0.00163738">
                <text:p>0.00163738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2.5">
                <text:p>22.5</text:p>
              </table:table-cell>
              <table:table-cell office:value-type="float" office:value="0.00179115">
                <text:p>0.00179115</text:p>
              </table:table-cell>
              <table:table-cell office:value-type="float" office:value="0.00050737">
                <text:p>0.00050737</text:p>
              </table:table-cell>
              <table:table-cell office:value-type="float" office:value="0.00183296">
                <text:p>0.00183296</text:p>
              </table:table-cell>
            </table:table-row>
            <table:table-row>
              <table:table-cell office:value-type="float" office:value="27.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0.00198153">
                <text:p>0.00198153</text:p>
              </table:table-cell>
              <table:table-cell office:value-type="float" office:value="0.000570909">
                <text:p>0.000570909</text:p>
              </table:table-cell>
              <table:table-cell office:value-type="float" office:value="0.00202806">
                <text:p>0.00202806</text:p>
              </table:table-cell>
            </table:table-row>
            <table:table-row>
              <table:table-cell office:value-type="string"/>
              <table:table-cell office:value-type="float" office:value="27.5">
                <text:p>27.5</text:p>
              </table:table-cell>
              <table:table-cell office:value-type="float" office:value="0.00218656">
                <text:p>0.00218656</text:p>
              </table:table-cell>
              <table:table-cell office:value-type="float" office:value="0.00063185">
                <text:p>0.00063185</text:p>
              </table:table-cell>
              <table:table-cell office:value-type="float" office:value="0.00223663">
                <text:p>0.00223663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0.00237717">
                <text:p>0.00237717</text:p>
              </table:table-cell>
              <table:table-cell office:value-type="float" office:value="0.000690901">
                <text:p>0.000690901</text:p>
              </table:table-cell>
              <table:table-cell office:value-type="float" office:value="0.00242772">
                <text:p>0.00242772</text:p>
              </table:table-cell>
            </table:table-row>
            <table:table-row>
              <table:table-cell office:value-type="string"/>
              <table:table-cell office:value-type="float" office:value="32.5">
                <text:p>32.5</text:p>
              </table:table-cell>
              <table:table-cell office:value-type="float" office:value="0.00253921">
                <text:p>0.00253921</text:p>
              </table:table-cell>
              <table:table-cell office:value-type="float" office:value="0.000745229">
                <text:p>0.000745229</text:p>
              </table:table-cell>
              <table:table-cell office:value-type="float" office:value="0.00259047">
                <text:p>0.00259047</text:p>
              </table:table-cell>
            </table:table-row>
            <table:table-row>
              <table:table-cell office:value-type="string"/>
              <table:table-cell office:value-type="float" office:value="35">
                <text:p>35</text:p>
              </table:table-cell>
              <table:table-cell office:value-type="float" office:value="0.00268093">
                <text:p>0.00268093</text:p>
              </table:table-cell>
              <table:table-cell office:value-type="float" office:value="0.000798375">
                <text:p>0.000798375</text:p>
              </table:table-cell>
              <table:table-cell office:value-type="float" office:value="0.00273597">
                <text:p>0.00273597</text:p>
              </table:table-cell>
            </table:table-row>
            <table:table-row>
              <table:table-cell office:value-type="string"/>
              <table:table-cell office:value-type="float" office:value="37.5">
                <text:p>37.5</text:p>
              </table:table-cell>
              <table:table-cell office:value-type="float" office:value="0.0028177">
                <text:p>0.0028177</text:p>
              </table:table-cell>
              <table:table-cell office:value-type="float" office:value="0.000845144">
                <text:p>0.000845144</text:p>
              </table:table-cell>
              <table:table-cell office:value-type="float" office:value="0.00287817">
                <text:p>0.00287817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  <table:table-cell office:value-type="float" office:value="0.00293981">
                <text:p>0.00293981</text:p>
              </table:table-cell>
              <table:table-cell office:value-type="float" office:value="0.000881992">
                <text:p>0.000881992</text:p>
              </table:table-cell>
              <table:table-cell office:value-type="float" office:value="0.0030017">
                <text:p>0.0030017</text:p>
              </table:table-cell>
            </table:table-row>
            <table:table-row>
              <table:table-cell office:value-type="string"/>
              <table:table-cell office:value-type="float" office:value="42.5">
                <text:p>42.5</text:p>
              </table:table-cell>
              <table:table-cell office:value-type="float" office:value="0.00302178">
                <text:p>0.00302178</text:p>
              </table:table-cell>
              <table:table-cell office:value-type="float" office:value="0.0009101">
                <text:p>0.0009101</text:p>
              </table:table-cell>
              <table:table-cell office:value-type="float" office:value="0.00308343">
                <text:p>0.00308343</text:p>
              </table:table-cell>
            </table:table-row>
            <table:table-row>
              <table:table-cell office:value-type="string"/>
              <table:table-cell office:value-type="float" office:value="45">
                <text:p>45</text:p>
              </table:table-cell>
              <table:table-cell office:value-type="float" office:value="0.00308886">
                <text:p>0.00308886</text:p>
              </table:table-cell>
              <table:table-cell office:value-type="float" office:value="0.000932776">
                <text:p>0.000932776</text:p>
              </table:table-cell>
              <table:table-cell office:value-type="float" office:value="0.00315311">
                <text:p>0.00315311</text:p>
              </table:table-cell>
            </table:table-row>
            <table:table-row>
              <table:table-cell office:value-type="string"/>
              <table:table-cell office:value-type="float" office:value="47.5">
                <text:p>47.5</text:p>
              </table:table-cell>
              <table:table-cell office:value-type="float" office:value="0.00311602">
                <text:p>0.00311602</text:p>
              </table:table-cell>
              <table:table-cell office:value-type="float" office:value="0.000949074">
                <text:p>0.000949074</text:p>
              </table:table-cell>
              <table:table-cell office:value-type="float" office:value="0.00318004">
                <text:p>0.00318004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0.00312098">
                <text:p>0.00312098</text:p>
              </table:table-cell>
              <table:table-cell office:value-type="float" office:value="0.000954271">
                <text:p>0.000954271</text:p>
              </table:table-cell>
              <table:table-cell office:value-type="float" office:value="0.003185">
                <text:p>0.003185</text:p>
              </table:table-cell>
            </table:table-row>
            <table:table-row>
              <table:table-cell office:value-type="string"/>
              <table:table-cell office:value-type="float" office:value="55">
                <text:p>55</text:p>
              </table:table-cell>
              <table:table-cell office:value-type="float" office:value="0.00312098">
                <text:p>0.00312098</text:p>
              </table:table-cell>
              <table:table-cell office:value-type="float" office:value="0.00095616">
                <text:p>0.00095616</text:p>
              </table:table-cell>
              <table:table-cell office:value-type="float" office:value="0.003185">
                <text:p>0.00318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36cm" svg:height="9cm" xlink:href=".." xlink:type="simple" chart:class="chart:scatter" chart:style-name="ch1">
        <chart:legend chart:legend-position="end" svg:x="11.799cm" svg:y="3.454cm" style:legend-expansion="high" chart:style-name="ch2"/>
        <chart:plot-area chart:style-name="ch3" table:cell-range-address="my_simu.O125:my_simu.R144 my_simu.Q124:my_simu.R124 my_simu.S124:my_simu.S144 my_simu.O124:my_simu.O124" chart:data-source-has-labels="both" svg:x="1.298cm" svg:y="0.855cm" svg:width="9.927cm" svg:height="6.984cm">
          <chartooo:coordinate-region svg:x="2.21cm" svg:y="1.054cm" svg:width="8.828cm" svg:height="6.138cm"/>
          <chart:axis chart:dimension="x" chart:name="primary-x" chart:style-name="ch4" chartooo:axis-type="auto">
            <chart:title svg:x="5.966cm" svg:y="8.019cm" chart:style-name="ch5">
              <text:p>W2</text:p>
            </chart:title>
            <chart:categories table:cell-range-address="my_simu.P126:my_simu.P134"/>
          </chart:axis>
          <chart:axis chart:dimension="y" chart:name="primary-y" chart:style-name="ch4">
            <chart:title svg:x="0.451cm" svg:y="5.635cm" chart:style-name="ch6">
              <text:p>Background_frac</text:p>
            </chart:title>
            <chart:grid chart:style-name="ch7" chart:class="major"/>
          </chart:axis>
          <chart:series chart:style-name="ch8" chart:values-cell-range-address="my_simu.Q125:my_simu.Q144" chart:label-cell-address="my_simu.Q124:my_simu.Q124" chart:class="chart:scatter">
            <chart:domain table:cell-range-address="my_simu.P125:my_simu.P144"/>
            <chart:data-point chart:repeated="20"/>
          </chart:series>
          <chart:series chart:style-name="ch9" chart:values-cell-range-address="my_simu.S125:my_simu.S144" chart:label-cell-address="my_simu.S124:my_simu.S124" chart:class="chart:scatter">
            <chart:data-point chart:repeated="20"/>
          </chart:series>
          <chart:series chart:style-name="ch10" chart:values-cell-range-address="my_simu.R125:my_simu.R144" chart:label-cell-address="my_simu.R124:my_simu.R124" chart:class="chart:scatter">
            <chart:data-point chart:repeated="20"/>
          </chart:series>
          <chart:series chart:style-name="ch11" chart:values-cell-range-address="my_simu.O125:my_simu.O144" chart:label-cell-address="my_simu.O124:my_simu.O124" chart:class="chart:scatte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Cu</text:p>
                <draw:g>
                  <svg:desc>my_simu.Q124:my_simu.Q124</svg:desc>
                </draw:g>
              </table:table-cell>
              <table:table-cell office:value-type="string">
                <text:p>Al</text:p>
                <draw:g>
                  <svg:desc>my_simu.S124:my_simu.S124</svg:desc>
                </draw:g>
              </table:table-cell>
              <table:table-cell office:value-type="string">
                <text:p>Pb</text:p>
                <draw:g>
                  <svg:desc>my_simu.R124:my_simu.R124</svg:desc>
                </draw:g>
              </table:table-cell>
              <table:table-cell office:value-type="string">
                <text:p>Test Cu</text:p>
                <draw:g>
                  <svg:desc>my_simu.O124:my_simu.O124</svg:desc>
                </draw:g>
              </table:table-cell>
            </table:table-row>
          </table:table-header-rows>
          <table:table-rows>
            <table:table-row>
              <table:table-cell office:value-type="float" office:value="7.5">
                <text:p>10</text:p>
                <draw:g>
                  <svg:desc>my_simu.P126:my_simu.P134</svg:desc>
                </draw:g>
              </table:table-cell>
              <table:table-cell office:value-type="float" office:value="2.5">
                <text:p>2.5</text:p>
                <draw:g>
                  <svg:desc>my_simu.P125:my_simu.P144</svg:desc>
                </draw:g>
              </table:table-cell>
              <table:table-cell office:value-type="float" office:value="0.000422099">
                <text:p>0.000422099</text:p>
                <draw:g>
                  <svg:desc>my_simu.Q125:my_simu.Q144</svg:desc>
                </draw:g>
              </table:table-cell>
              <table:table-cell office:value-type="float" office:value="0.000154478">
                <text:p>0.000154478</text:p>
                <draw:g>
                  <svg:desc>my_simu.S125:my_simu.S144</svg:desc>
                </draw:g>
              </table:table-cell>
              <table:table-cell office:value-type="float" office:value="0.000428477">
                <text:p>0.000428477</text:p>
                <draw:g>
                  <svg:desc>my_simu.R125:my_simu.R144</svg:desc>
                </draw:g>
              </table:table-cell>
              <table:table-cell office:value-type="float" office:value="0.00049863">
                <text:p>0.00049863</text:p>
                <draw:g>
                  <svg:desc>my_simu.O125:my_simu.O144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.000851049">
                <text:p>0.000851049</text:p>
              </table:table-cell>
              <table:table-cell office:value-type="float" office:value="0.000350765">
                <text:p>0.000350765</text:p>
              </table:table-cell>
              <table:table-cell office:value-type="float" office:value="0.000865457">
                <text:p>0.000865457</text:p>
              </table:table-cell>
              <table:table-cell office:value-type="float" office:value="0.00137684">
                <text:p>0.00137684</text:p>
              </table:table-cell>
            </table:table-row>
            <table:table-row>
              <table:table-cell office:value-type="float" office:value="12.5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0997496">
                <text:p>0.000997496</text:p>
              </table:table-cell>
              <table:table-cell office:value-type="float" office:value="0.000429422">
                <text:p>0.000429422</text:p>
              </table:table-cell>
              <table:table-cell office:value-type="float" office:value="0.00101214">
                <text:p>0.00101214</text:p>
              </table:table-cell>
              <table:table-cell office:value-type="float" office:value="0.00174178">
                <text:p>0.0017417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2.5">
                <text:p>12.5</text:p>
              </table:table-cell>
              <table:table-cell office:value-type="float" office:value="0.0011952">
                <text:p>0.0011952</text:p>
              </table:table-cell>
              <table:table-cell office:value-type="float" office:value="0.00050052">
                <text:p>0.00050052</text:p>
              </table:table-cell>
              <table:table-cell office:value-type="float" office:value="0.0012141">
                <text:p>0.0012141</text:p>
              </table:table-cell>
              <table:table-cell office:value-type="float" office:value="0.00208428">
                <text:p>0.00208428</text:p>
              </table:table-cell>
            </table:table-row>
            <table:table-row>
              <table:table-cell office:value-type="float" office:value="17.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0.0013485">
                <text:p>0.0013485</text:p>
              </table:table-cell>
              <table:table-cell office:value-type="float" office:value="0.000566421">
                <text:p>0.000566421</text:p>
              </table:table-cell>
              <table:table-cell office:value-type="float" office:value="0.00137212">
                <text:p>0.00137212</text:p>
              </table:table-cell>
              <table:table-cell office:value-type="float" office:value="0.00236843">
                <text:p>0.0023684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7.5">
                <text:p>17.5</text:p>
              </table:table-cell>
              <table:table-cell office:value-type="float" office:value="0.00154266">
                <text:p>0.00154266</text:p>
              </table:table-cell>
              <table:table-cell office:value-type="float" office:value="0.000642007">
                <text:p>0.000642007</text:p>
              </table:table-cell>
              <table:table-cell office:value-type="float" office:value="0.0015677">
                <text:p>0.0015677</text:p>
              </table:table-cell>
              <table:table-cell office:value-type="float" office:value="0.00260842">
                <text:p>0.00260842</text:p>
              </table:table-cell>
            </table:table-row>
            <table:table-row>
              <table:table-cell office:value-type="float" office:value="22.5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0171414">
                <text:p>0.00171414</text:p>
              </table:table-cell>
              <table:table-cell office:value-type="float" office:value="0.000697043">
                <text:p>0.000697043</text:p>
              </table:table-cell>
              <table:table-cell office:value-type="float" office:value="0.00174556">
                <text:p>0.00174556</text:p>
              </table:table-cell>
              <table:table-cell office:value-type="float" office:value="0.00284864">
                <text:p>0.0028486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2.5">
                <text:p>22.5</text:p>
              </table:table-cell>
              <table:table-cell office:value-type="float" office:value="0.00197633">
                <text:p>0.00197633</text:p>
              </table:table-cell>
              <table:table-cell office:value-type="float" office:value="0.000863804">
                <text:p>0.000863804</text:p>
              </table:table-cell>
              <table:table-cell office:value-type="float" office:value="0.00200964">
                <text:p>0.00200964</text:p>
              </table:table-cell>
              <table:table-cell office:value-type="float" office:value="0.00307185">
                <text:p>0.00307185</text:p>
              </table:table-cell>
            </table:table-row>
            <table:table-row>
              <table:table-cell office:value-type="float" office:value="27.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0.0024315">
                <text:p>0.0024315</text:p>
              </table:table-cell>
              <table:table-cell office:value-type="float" office:value="0.00121032">
                <text:p>0.00121032</text:p>
              </table:table-cell>
              <table:table-cell office:value-type="float" office:value="0.0024641">
                <text:p>0.0024641</text:p>
              </table:table-cell>
              <table:table-cell office:value-type="float" office:value="0.00339191">
                <text:p>0.00339191</text:p>
              </table:table-cell>
            </table:table-row>
            <table:table-row>
              <table:table-cell office:value-type="string"/>
              <table:table-cell office:value-type="float" office:value="27.5">
                <text:p>27.5</text:p>
              </table:table-cell>
              <table:table-cell office:value-type="float" office:value="0.00309925">
                <text:p>0.00309925</text:p>
              </table:table-cell>
              <table:table-cell office:value-type="float" office:value="0.00179327">
                <text:p>0.00179327</text:p>
              </table:table-cell>
              <table:table-cell office:value-type="float" office:value="0.00313539">
                <text:p>0.00313539</text:p>
              </table:table-cell>
              <table:table-cell office:value-type="float" office:value="0.00430178">
                <text:p>0.00430178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0.0040788">
                <text:p>0.0040788</text:p>
              </table:table-cell>
              <table:table-cell office:value-type="float" office:value="0.00267857">
                <text:p>0.00267857</text:p>
              </table:table-cell>
              <table:table-cell office:value-type="float" office:value="0.00412084">
                <text:p>0.00412084</text:p>
              </table:table-cell>
              <table:table-cell office:value-type="float" office:value="0.00596159">
                <text:p>0.00596159</text:p>
              </table:table-cell>
            </table:table-row>
            <table:table-row>
              <table:table-cell office:value-type="string"/>
              <table:table-cell office:value-type="float" office:value="32.5">
                <text:p>32.5</text:p>
              </table:table-cell>
              <table:table-cell office:value-type="float" office:value="0.00547879">
                <text:p>0.00547879</text:p>
              </table:table-cell>
              <table:table-cell office:value-type="float" office:value="0.00399211">
                <text:p>0.00399211</text:p>
              </table:table-cell>
              <table:table-cell office:value-type="float" office:value="0.00552461">
                <text:p>0.00552461</text:p>
              </table:table-cell>
              <table:table-cell office:value-type="float" office:value="0.00861702">
                <text:p>0.00861702</text:p>
              </table:table-cell>
            </table:table-row>
            <table:table-row>
              <table:table-cell office:value-type="string"/>
              <table:table-cell office:value-type="float" office:value="35">
                <text:p>35</text:p>
              </table:table-cell>
              <table:table-cell office:value-type="float" office:value="0.00755574">
                <text:p>0.00755574</text:p>
              </table:table-cell>
              <table:table-cell office:value-type="float" office:value="0.00597128">
                <text:p>0.00597128</text:p>
              </table:table-cell>
              <table:table-cell office:value-type="float" office:value="0.0076018">
                <text:p>0.0076018</text:p>
              </table:table-cell>
              <table:table-cell office:value-type="float" office:value="0.0124825">
                <text:p>0.0124825</text:p>
              </table:table-cell>
            </table:table-row>
            <table:table-row>
              <table:table-cell office:value-type="string"/>
              <table:table-cell office:value-type="float" office:value="37.5">
                <text:p>37.5</text:p>
              </table:table-cell>
              <table:table-cell office:value-type="float" office:value="0.0106444">
                <text:p>0.0106444</text:p>
              </table:table-cell>
              <table:table-cell office:value-type="float" office:value="0.00896755">
                <text:p>0.00896755</text:p>
              </table:table-cell>
              <table:table-cell office:value-type="float" office:value="0.0106921">
                <text:p>0.0106921</text:p>
              </table:table-cell>
              <table:table-cell office:value-type="float" office:value="0.0181611">
                <text:p>0.0181611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  <table:table-cell office:value-type="float" office:value="0.0154566">
                <text:p>0.0154566</text:p>
              </table:table-cell>
              <table:table-cell office:value-type="float" office:value="0.0136888">
                <text:p>0.0136888</text:p>
              </table:table-cell>
              <table:table-cell office:value-type="float" office:value="0.0155052">
                <text:p>0.0155052</text:p>
              </table:table-cell>
              <table:table-cell office:value-type="float" office:value="0.0262826">
                <text:p>0.0262826</text:p>
              </table:table-cell>
            </table:table-row>
            <table:table-row>
              <table:table-cell office:value-type="string"/>
              <table:table-cell office:value-type="float" office:value="42.5">
                <text:p>42.5</text:p>
              </table:table-cell>
              <table:table-cell office:value-type="float" office:value="0.0230993">
                <text:p>0.0230993</text:p>
              </table:table-cell>
              <table:table-cell office:value-type="float" office:value="0.0212708">
                <text:p>0.0212708</text:p>
              </table:table-cell>
              <table:table-cell office:value-type="float" office:value="0.023151">
                <text:p>0.023151</text:p>
              </table:table-cell>
              <table:table-cell office:value-type="float" office:value="0.0377757">
                <text:p>0.0377757</text:p>
              </table:table-cell>
            </table:table-row>
            <table:table-row>
              <table:table-cell office:value-type="string"/>
              <table:table-cell office:value-type="float" office:value="45">
                <text:p>45</text:p>
              </table:table-cell>
              <table:table-cell office:value-type="float" office:value="0.0353493">
                <text:p>0.0353493</text:p>
              </table:table-cell>
              <table:table-cell office:value-type="float" office:value="0.0334682">
                <text:p>0.0334682</text:p>
              </table:table-cell>
              <table:table-cell office:value-type="float" office:value="0.0354023">
                <text:p>0.0354023</text:p>
              </table:table-cell>
              <table:table-cell office:value-type="float" office:value="0.0539649">
                <text:p>0.0539649</text:p>
              </table:table-cell>
            </table:table-row>
            <table:table-row>
              <table:table-cell office:value-type="string"/>
              <table:table-cell office:value-type="float" office:value="47.5">
                <text:p>47.5</text:p>
              </table:table-cell>
              <table:table-cell office:value-type="float" office:value="0.0536709">
                <text:p>0.0536709</text:p>
              </table:table-cell>
              <table:table-cell office:value-type="float" office:value="0.0517793">
                <text:p>0.0517793</text:p>
              </table:table-cell>
              <table:table-cell office:value-type="float" office:value="0.053724">
                <text:p>0.053724</text:p>
              </table:table-cell>
              <table:table-cell office:value-type="float" office:value="0.0748932">
                <text:p>0.0748932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0.0773068">
                <text:p>0.0773068</text:p>
              </table:table-cell>
              <table:table-cell office:value-type="float" office:value="0.0754129">
                <text:p>0.0754129</text:p>
              </table:table-cell>
              <table:table-cell office:value-type="float" office:value="0.0773623">
                <text:p>0.0773623</text:p>
              </table:table-cell>
              <table:table-cell office:value-type="float" office:value="0.0983671">
                <text:p>0.0983671</text:p>
              </table:table-cell>
            </table:table-row>
            <table:table-row>
              <table:table-cell office:value-type="string"/>
              <table:table-cell office:value-type="float" office:value="55">
                <text:p>55</text:p>
              </table:table-cell>
              <table:table-cell office:value-type="float" office:value="0.125324">
                <text:p>0.125324</text:p>
              </table:table-cell>
              <table:table-cell office:value-type="float" office:value="0.123434">
                <text:p>0.123434</text:p>
              </table:table-cell>
              <table:table-cell office:value-type="float" office:value="0.125375">
                <text:p>0.125375</text:p>
              </table:table-cell>
              <table:table-cell office:value-type="float" office:value="0.146025">
                <text:p>0.146025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3 2" chart:style-name="ch1">
        <chart:legend chart:legend-position="end" svg:x="14.233cm" svg:y="3.703cm" style:legend-expansion="high" chart:style-name="ch2"/>
        <chart:plot-area chart:style-name="ch3" table:cell-range-address="my_simu.A150:my_simu.C169 my_simu.B149:my_simu.C149 my_simu.D149:my_simu.D169" chart:data-source-has-labels="row" svg:x="1.331cm" svg:y="0.855cm" svg:width="12.262cm" svg:height="6.984cm">
          <chartooo:coordinate-region svg:x="2.614cm" svg:y="1.054cm" svg:width="10.792cm" svg:height="6.138cm"/>
          <chart:axis chart:dimension="x" chart:name="primary-x" chart:style-name="ch4">
            <chart:title svg:x="7.034cm" svg:y="8.019cm" chart:style-name="ch5">
              <text:p>d2_3</text:p>
            </chart:title>
          </chart:axis>
          <chart:axis chart:dimension="y" chart:name="primary-y" chart:style-name="ch4">
            <chart:title svg:x="0.451cm" svg:y="5.859cm" chart:style-name="ch6">
              <text:p>Detection_efficiency</text:p>
            </chart:title>
            <chart:grid chart:style-name="ch7" chart:class="major"/>
          </chart:axis>
          <chart:series chart:style-name="ch8" chart:values-cell-range-address="my_simu.B150:my_simu.B169" chart:label-cell-address="my_simu.B149:my_simu.B149" chart:class="chart:scatter">
            <chart:domain table:cell-range-address="my_simu.A150:my_simu.A169"/>
            <chart:data-point chart:repeated="20"/>
          </chart:series>
          <chart:series chart:style-name="ch9" chart:values-cell-range-address="my_simu.D150:my_simu.D169" chart:label-cell-address="my_simu.D149:my_simu.D149" chart:class="chart:scatter">
            <chart:data-point chart:repeated="20"/>
          </chart:series>
          <chart:series chart:style-name="ch10" chart:values-cell-range-address="my_simu.C150:my_simu.C169" chart:label-cell-address="my_simu.C149:my_simu.C149" chart:class="chart:scatte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u</text:p>
                <draw:g>
                  <svg:desc>my_simu.B149:my_simu.B149</svg:desc>
                </draw:g>
              </table:table-cell>
              <table:table-cell office:value-type="string">
                <text:p>Al</text:p>
                <draw:g>
                  <svg:desc>my_simu.D149:my_simu.D149</svg:desc>
                </draw:g>
              </table:table-cell>
              <table:table-cell office:value-type="string">
                <text:p>Pb</text:p>
                <draw:g>
                  <svg:desc>my_simu.C149:my_simu.C1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my_simu.A150:my_simu.A169</svg:desc>
                </draw:g>
              </table:table-cell>
              <table:table-cell office:value-type="float" office:value="0.00321476">
                <text:p>0.00321476</text:p>
                <draw:g>
                  <svg:desc>my_simu.B150:my_simu.B169</svg:desc>
                </draw:g>
              </table:table-cell>
              <table:table-cell office:value-type="float" office:value="0.000970805">
                <text:p>0.000970805</text:p>
                <draw:g>
                  <svg:desc>my_simu.D150:my_simu.D169</svg:desc>
                </draw:g>
              </table:table-cell>
              <table:table-cell office:value-type="float" office:value="0.0032816">
                <text:p>0.0032816</text:p>
                <draw:g>
                  <svg:desc>my_simu.C150:my_simu.C1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0319752">
                <text:p>0.00319752</text:p>
              </table:table-cell>
              <table:table-cell office:value-type="float" office:value="0.000966789">
                <text:p>0.000966789</text:p>
              </table:table-cell>
              <table:table-cell office:value-type="float" office:value="0.00326413">
                <text:p>0.003264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0.00317295">
                <text:p>0.00317295</text:p>
              </table:table-cell>
              <table:table-cell office:value-type="float" office:value="0.0009649">
                <text:p>0.0009649</text:p>
              </table:table-cell>
              <table:table-cell office:value-type="float" office:value="0.0032405">
                <text:p>0.00324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00315476">
                <text:p>0.00315476</text:p>
              </table:table-cell>
              <table:table-cell office:value-type="float" office:value="0.000960884">
                <text:p>0.000960884</text:p>
              </table:table-cell>
              <table:table-cell office:value-type="float" office:value="0.0032209">
                <text:p>0.00322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0.00314319">
                <text:p>0.00314319</text:p>
              </table:table-cell>
              <table:table-cell office:value-type="float" office:value="0.000959467">
                <text:p>0.000959467</text:p>
              </table:table-cell>
              <table:table-cell office:value-type="float" office:value="0.00320885">
                <text:p>0.003208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.00312098">
                <text:p>0.00312098</text:p>
              </table:table-cell>
              <table:table-cell office:value-type="float" office:value="0.000954271">
                <text:p>0.000954271</text:p>
              </table:table-cell>
              <table:table-cell office:value-type="float" office:value="0.003185">
                <text:p>0.0031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0.00310067">
                <text:p>0.00310067</text:p>
              </table:table-cell>
              <table:table-cell office:value-type="float" office:value="0.000945531">
                <text:p>0.000945531</text:p>
              </table:table-cell>
              <table:table-cell office:value-type="float" office:value="0.00316445">
                <text:p>0.003164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.0030787">
                <text:p>0.0030787</text:p>
              </table:table-cell>
              <table:table-cell office:value-type="float" office:value="0.000941515">
                <text:p>0.000941515</text:p>
              </table:table-cell>
              <table:table-cell office:value-type="float" office:value="0.00314366">
                <text:p>0.003143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5">
                <text:p>4.5</text:p>
              </table:table-cell>
              <table:table-cell office:value-type="float" office:value="0.00305367">
                <text:p>0.00305367</text:p>
              </table:table-cell>
              <table:table-cell office:value-type="float" office:value="0.000932067">
                <text:p>0.000932067</text:p>
              </table:table-cell>
              <table:table-cell office:value-type="float" office:value="0.00311697">
                <text:p>0.003116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00303312">
                <text:p>0.00303312</text:p>
              </table:table-cell>
              <table:table-cell office:value-type="float" office:value="0.000924745">
                <text:p>0.000924745</text:p>
              </table:table-cell>
              <table:table-cell office:value-type="float" office:value="0.00309571">
                <text:p>0.003095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5">
                <text:p>5.5</text:p>
              </table:table-cell>
              <table:table-cell office:value-type="float" office:value="0.00301304">
                <text:p>0.00301304</text:p>
              </table:table-cell>
              <table:table-cell office:value-type="float" office:value="0.000920493">
                <text:p>0.000920493</text:p>
              </table:table-cell>
              <table:table-cell office:value-type="float" office:value="0.00307611">
                <text:p>0.003076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0.00298635">
                <text:p>0.00298635</text:p>
              </table:table-cell>
              <table:table-cell office:value-type="float" office:value="0.000914116">
                <text:p>0.000914116</text:p>
              </table:table-cell>
              <table:table-cell office:value-type="float" office:value="0.00304965">
                <text:p>0.003049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5">
                <text:p>6.5</text:p>
              </table:table-cell>
              <table:table-cell office:value-type="float" office:value="0.00295848">
                <text:p>0.00295848</text:p>
              </table:table-cell>
              <table:table-cell office:value-type="float" office:value="0.000909392">
                <text:p>0.000909392</text:p>
              </table:table-cell>
              <table:table-cell office:value-type="float" office:value="0.00301989">
                <text:p>0.003019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0.00292328">
                <text:p>0.00292328</text:p>
              </table:table-cell>
              <table:table-cell office:value-type="float" office:value="0.000896164">
                <text:p>0.000896164</text:p>
              </table:table-cell>
              <table:table-cell office:value-type="float" office:value="0.00298399">
                <text:p>0.002983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5">
                <text:p>7.5</text:p>
              </table:table-cell>
              <table:table-cell office:value-type="float" office:value="0.00290769">
                <text:p>0.00290769</text:p>
              </table:table-cell>
              <table:table-cell office:value-type="float" office:value="0.000890259">
                <text:p>0.000890259</text:p>
              </table:table-cell>
              <table:table-cell office:value-type="float" office:value="0.00296698">
                <text:p>0.002966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0.00287887">
                <text:p>0.00287887</text:p>
              </table:table-cell>
              <table:table-cell office:value-type="float" office:value="0.000885771">
                <text:p>0.000885771</text:p>
              </table:table-cell>
              <table:table-cell office:value-type="float" office:value="0.0029384">
                <text:p>0.00293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5">
                <text:p>8.5</text:p>
              </table:table-cell>
              <table:table-cell office:value-type="float" office:value="0.00285407">
                <text:p>0.00285407</text:p>
              </table:table-cell>
              <table:table-cell office:value-type="float" office:value="0.000875378">
                <text:p>0.000875378</text:p>
              </table:table-cell>
              <table:table-cell office:value-type="float" office:value="0.00291336">
                <text:p>0.002913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0.00282502">
                <text:p>0.00282502</text:p>
              </table:table-cell>
              <table:table-cell office:value-type="float" office:value="0.000864985">
                <text:p>0.000864985</text:p>
              </table:table-cell>
              <table:table-cell office:value-type="float" office:value="0.00288336">
                <text:p>0.002883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5">
                <text:p>9.5</text:p>
              </table:table-cell>
              <table:table-cell office:value-type="float" office:value="0.00279974">
                <text:p>0.00279974</text:p>
              </table:table-cell>
              <table:table-cell office:value-type="float" office:value="0.000857426">
                <text:p>0.000857426</text:p>
              </table:table-cell>
              <table:table-cell office:value-type="float" office:value="0.00285809">
                <text:p>0.002858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0.00276904">
                <text:p>0.00276904</text:p>
              </table:table-cell>
              <table:table-cell office:value-type="float" office:value="0.000851285">
                <text:p>0.000851285</text:p>
              </table:table-cell>
              <table:table-cell office:value-type="float" office:value="0.00282573">
                <text:p>0.00282573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3 2" chart:style-name="ch1">
        <chart:legend chart:legend-position="end" svg:x="14.233cm" svg:y="3.703cm" style:legend-expansion="high" chart:style-name="ch2"/>
        <chart:plot-area chart:style-name="ch3" table:cell-range-address="my_simu.M150:my_simu.O169 my_simu.N149:my_simu.O149 my_simu.P149:my_simu.P169" chart:data-source-has-labels="row" svg:x="1.331cm" svg:y="0.855cm" svg:width="12.262cm" svg:height="6.984cm">
          <chartooo:coordinate-region svg:x="2.243cm" svg:y="1.054cm" svg:width="11.163cm" svg:height="6.138cm"/>
          <chart:axis chart:dimension="x" chart:name="primary-x" chart:style-name="ch4">
            <chart:title svg:x="7.034cm" svg:y="8.019cm" chart:style-name="ch5">
              <text:p>d2_3</text:p>
            </chart:title>
          </chart:axis>
          <chart:axis chart:dimension="y" chart:name="primary-y" chart:style-name="ch4">
            <chart:title svg:x="0.451cm" svg:y="5.635cm" chart:style-name="ch6">
              <text:p>Background_frac</text:p>
            </chart:title>
            <chart:grid chart:style-name="ch7" chart:class="major"/>
          </chart:axis>
          <chart:series chart:style-name="ch8" chart:values-cell-range-address="my_simu.N150:my_simu.N169" chart:label-cell-address="my_simu.N149:my_simu.N149" chart:class="chart:scatter">
            <chart:domain table:cell-range-address="my_simu.M150:my_simu.M169"/>
            <chart:data-point chart:repeated="20"/>
          </chart:series>
          <chart:series chart:style-name="ch9" chart:values-cell-range-address="my_simu.P150:my_simu.P169" chart:label-cell-address="my_simu.P149:my_simu.P149" chart:class="chart:scatter">
            <chart:data-point chart:repeated="20"/>
          </chart:series>
          <chart:series chart:style-name="ch10" chart:values-cell-range-address="my_simu.O150:my_simu.O169" chart:label-cell-address="my_simu.O149:my_simu.O149" chart:class="chart:scatte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u</text:p>
                <draw:g>
                  <svg:desc>my_simu.N149:my_simu.N149</svg:desc>
                </draw:g>
              </table:table-cell>
              <table:table-cell office:value-type="string">
                <text:p>Al</text:p>
                <draw:g>
                  <svg:desc>my_simu.P149:my_simu.P149</svg:desc>
                </draw:g>
              </table:table-cell>
              <table:table-cell office:value-type="string">
                <text:p>Pb</text:p>
                <draw:g>
                  <svg:desc>my_simu.O149:my_simu.O1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my_simu.M150:my_simu.M169</svg:desc>
                </draw:g>
              </table:table-cell>
              <table:table-cell office:value-type="float" office:value="0.031683">
                <text:p>0.031683</text:p>
                <draw:g>
                  <svg:desc>my_simu.N150:my_simu.N169</svg:desc>
                </draw:g>
              </table:table-cell>
              <table:table-cell office:value-type="float" office:value="0.029611">
                <text:p>0.029611</text:p>
                <draw:g>
                  <svg:desc>my_simu.P150:my_simu.P169</svg:desc>
                </draw:g>
              </table:table-cell>
              <table:table-cell office:value-type="float" office:value="0.0317418">
                <text:p>0.0317418</text:p>
                <draw:g>
                  <svg:desc>my_simu.O150:my_simu.O1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409375">
                <text:p>0.0409375</text:p>
              </table:table-cell>
              <table:table-cell office:value-type="float" office:value="0.0388908">
                <text:p>0.0388908</text:p>
              </table:table-cell>
              <table:table-cell office:value-type="float" office:value="0.0409942">
                <text:p>0.04099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0.0501859">
                <text:p>0.0501859</text:p>
              </table:table-cell>
              <table:table-cell office:value-type="float" office:value="0.0481774">
                <text:p>0.0481774</text:p>
              </table:table-cell>
              <table:table-cell office:value-type="float" office:value="0.0502386">
                <text:p>0.05023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0592883">
                <text:p>0.0592883</text:p>
              </table:table-cell>
              <table:table-cell office:value-type="float" office:value="0.0573202">
                <text:p>0.0573202</text:p>
              </table:table-cell>
              <table:table-cell office:value-type="float" office:value="0.0593407">
                <text:p>0.05934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0.0682636">
                <text:p>0.0682636</text:p>
              </table:table-cell>
              <table:table-cell office:value-type="float" office:value="0.0663433">
                <text:p>0.0663433</text:p>
              </table:table-cell>
              <table:table-cell office:value-type="float" office:value="0.0683173">
                <text:p>0.06831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.0773068">
                <text:p>0.0773068</text:p>
              </table:table-cell>
              <table:table-cell office:value-type="float" office:value="0.0754129">
                <text:p>0.0754129</text:p>
              </table:table-cell>
              <table:table-cell office:value-type="float" office:value="0.0773623">
                <text:p>0.07736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0.0862507">
                <text:p>0.0862507</text:p>
              </table:table-cell>
              <table:table-cell office:value-type="float" office:value="0.084397">
                <text:p>0.084397</text:p>
              </table:table-cell>
              <table:table-cell office:value-type="float" office:value="0.0863013">
                <text:p>0.08630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.0952079">
                <text:p>0.0952079</text:p>
              </table:table-cell>
              <table:table-cell office:value-type="float" office:value="0.0933999">
                <text:p>0.0933999</text:p>
              </table:table-cell>
              <table:table-cell office:value-type="float" office:value="0.0952586">
                <text:p>0.09525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5">
                <text:p>4.5</text:p>
              </table:table-cell>
              <table:table-cell office:value-type="float" office:value="0.103999">
                <text:p>0.103999</text:p>
              </table:table-cell>
              <table:table-cell office:value-type="float" office:value="0.102238">
                <text:p>0.102238</text:p>
              </table:table-cell>
              <table:table-cell office:value-type="float" office:value="0.104052">
                <text:p>0.1040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112739">
                <text:p>0.112739</text:p>
              </table:table-cell>
              <table:table-cell office:value-type="float" office:value="0.111017">
                <text:p>0.111017</text:p>
              </table:table-cell>
              <table:table-cell office:value-type="float" office:value="0.112786">
                <text:p>0.1127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5">
                <text:p>5.5</text:p>
              </table:table-cell>
              <table:table-cell office:value-type="float" office:value="0.121397">
                <text:p>0.121397</text:p>
              </table:table-cell>
              <table:table-cell office:value-type="float" office:value="0.119717">
                <text:p>0.119717</text:p>
              </table:table-cell>
              <table:table-cell office:value-type="float" office:value="0.121447">
                <text:p>0.1214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0.130071">
                <text:p>0.130071</text:p>
              </table:table-cell>
              <table:table-cell office:value-type="float" office:value="0.12842">
                <text:p>0.12842</text:p>
              </table:table-cell>
              <table:table-cell office:value-type="float" office:value="0.130123">
                <text:p>0.1301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5">
                <text:p>6.5</text:p>
              </table:table-cell>
              <table:table-cell office:value-type="float" office:value="0.138671">
                <text:p>0.138671</text:p>
              </table:table-cell>
              <table:table-cell office:value-type="float" office:value="0.137059">
                <text:p>0.137059</text:p>
              </table:table-cell>
              <table:table-cell office:value-type="float" office:value="0.138724">
                <text:p>0.1387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0.147112">
                <text:p>0.147112</text:p>
              </table:table-cell>
              <table:table-cell office:value-type="float" office:value="0.145541">
                <text:p>0.145541</text:p>
              </table:table-cell>
              <table:table-cell office:value-type="float" office:value="0.147162">
                <text:p>0.1471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5">
                <text:p>7.5</text:p>
              </table:table-cell>
              <table:table-cell office:value-type="float" office:value="0.15551">
                <text:p>0.15551</text:p>
              </table:table-cell>
              <table:table-cell office:value-type="float" office:value="0.153972">
                <text:p>0.153972</text:p>
              </table:table-cell>
              <table:table-cell office:value-type="float" office:value="0.155551">
                <text:p>0.1555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0.163897">
                <text:p>0.163897</text:p>
              </table:table-cell>
              <table:table-cell office:value-type="float" office:value="0.162394">
                <text:p>0.162394</text:p>
              </table:table-cell>
              <table:table-cell office:value-type="float" office:value="0.163942">
                <text:p>0.1639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5">
                <text:p>8.5</text:p>
              </table:table-cell>
              <table:table-cell office:value-type="float" office:value="0.172115">
                <text:p>0.172115</text:p>
              </table:table-cell>
              <table:table-cell office:value-type="float" office:value="0.170664">
                <text:p>0.170664</text:p>
              </table:table-cell>
              <table:table-cell office:value-type="float" office:value="0.172156">
                <text:p>0.1721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0.180174">
                <text:p>0.180174</text:p>
              </table:table-cell>
              <table:table-cell office:value-type="float" office:value="0.178752">
                <text:p>0.178752</text:p>
              </table:table-cell>
              <table:table-cell office:value-type="float" office:value="0.180215">
                <text:p>0.1802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5">
                <text:p>9.5</text:p>
              </table:table-cell>
              <table:table-cell office:value-type="float" office:value="0.188253">
                <text:p>0.188253</text:p>
              </table:table-cell>
              <table:table-cell office:value-type="float" office:value="0.186855">
                <text:p>0.186855</text:p>
              </table:table-cell>
              <table:table-cell office:value-type="float" office:value="0.188293">
                <text:p>0.1882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0.19628">
                <text:p>0.19628</text:p>
              </table:table-cell>
              <table:table-cell office:value-type="float" office:value="0.194878">
                <text:p>0.194878</text:p>
              </table:table-cell>
              <table:table-cell office:value-type="float" office:value="0.196324">
                <text:p>0.196324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2 1" chart:style-name="ch1">
        <chart:legend chart:legend-position="end" svg:x="14.233cm" svg:y="3.703cm" style:legend-expansion="high" chart:style-name="ch2"/>
        <chart:plot-area chart:style-name="ch3" table:cell-range-address="my_simu.A176:my_simu.C195 my_simu.A175:my_simu.C175 my_simu.D175:my_simu.D195" chart:data-source-has-labels="both" svg:x="1.331cm" svg:y="0.855cm" svg:width="12.262cm" svg:height="6.984cm">
          <chartooo:coordinate-region svg:x="2.243cm" svg:y="1.054cm" svg:width="11.163cm" svg:height="6.138cm"/>
          <chart:axis chart:dimension="x" chart:name="primary-x" chart:style-name="ch4" chartooo:axis-type="auto">
            <chart:title svg:x="7.167cm" svg:y="8.019cm" chart:style-name="ch5">
              <text:p>W2</text:p>
            </chart:title>
            <chart:categories table:cell-range-address="my_simu.A178:my_simu.A187"/>
          </chart:axis>
          <chart:axis chart:dimension="y" chart:name="primary-y" chart:style-name="ch4">
            <chart:title svg:x="0.451cm" svg:y="5.026cm" chart:style-name="ch6">
              <text:p>g-2 error</text:p>
            </chart:title>
            <chart:grid chart:style-name="ch7" chart:class="major"/>
          </chart:axis>
          <chart:series chart:style-name="ch8" chart:values-cell-range-address="my_simu.B176:my_simu.B195" chart:label-cell-address="my_simu.B175:my_simu.B175" chart:class="chart:scatter">
            <chart:domain table:cell-range-address="my_simu.A176:my_simu.A195"/>
            <chart:data-point chart:repeated="20"/>
          </chart:series>
          <chart:series chart:style-name="ch9" chart:values-cell-range-address="my_simu.D176:my_simu.D195" chart:label-cell-address="my_simu.D175:my_simu.D175" chart:class="chart:scatter">
            <chart:data-point chart:repeated="20"/>
          </chart:series>
          <chart:series chart:style-name="ch10" chart:values-cell-range-address="my_simu.C176:my_simu.C195" chart:label-cell-address="my_simu.C175:my_simu.C175" chart:class="chart:scatte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u</text:p>
                <draw:g>
                  <svg:desc>my_simu.B175:my_simu.B175</svg:desc>
                </draw:g>
              </table:table-cell>
              <table:table-cell office:value-type="string">
                <text:p>Al</text:p>
                <draw:g>
                  <svg:desc>my_simu.D175:my_simu.D175</svg:desc>
                </draw:g>
              </table:table-cell>
              <table:table-cell office:value-type="string">
                <text:p>Pb</text:p>
                <draw:g>
                  <svg:desc>my_simu.C175:my_simu.C17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my_simu.A178:my_simu.A187</svg:desc>
                </draw:g>
              </table:table-cell>
              <table:table-cell office:value-type="float" office:value="2.5">
                <text:p>2.5</text:p>
                <draw:g>
                  <svg:desc>my_simu.A176:my_simu.A195</svg:desc>
                </draw:g>
              </table:table-cell>
              <table:table-cell office:value-type="float" office:value="0.0457338">
                <text:p>0.0457338</text:p>
                <draw:g>
                  <svg:desc>my_simu.B176:my_simu.B195</svg:desc>
                </draw:g>
              </table:table-cell>
              <table:table-cell office:value-type="float" office:value="0.184811">
                <text:p>0.184811</text:p>
                <draw:g>
                  <svg:desc>my_simu.D176:my_simu.D195</svg:desc>
                </draw:g>
              </table:table-cell>
              <table:table-cell office:value-type="float" office:value="0.390226">
                <text:p>0.390226</text:p>
                <draw:g>
                  <svg:desc>my_simu.C176:my_simu.C195</svg:desc>
                </draw:g>
              </table:table-cell>
            </table:table-row>
            <table:table-row>
              <table:table-cell office:value-type="float" office:value="12.5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.0822587">
                <text:p>0.0822587</text:p>
              </table:table-cell>
              <table:table-cell office:value-type="float" office:value="NaN">
                <text:p>NaN</text:p>
              </table:table-cell>
              <table:table-cell office:value-type="float" office:value="0.218729">
                <text:p>0.21872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0.0767449">
                <text:p>0.0767449</text:p>
              </table:table-cell>
              <table:table-cell office:value-type="float" office:value="0.11069">
                <text:p>0.11069</text:p>
              </table:table-cell>
              <table:table-cell office:value-type="float" office:value="0.443708">
                <text:p>0.443708</text:p>
              </table:table-cell>
            </table:table-row>
            <table:table-row>
              <table:table-cell office:value-type="float" office:value="17.5">
                <text:p>20</text:p>
              </table:table-cell>
              <table:table-cell office:value-type="float" office:value="12.5">
                <text:p>12.5</text:p>
              </table:table-cell>
              <table:table-cell office:value-type="float" office:value="0.14322">
                <text:p>0.14322</text:p>
              </table:table-cell>
              <table:table-cell office:value-type="float" office:value="0.197328">
                <text:p>0.197328</text:p>
              </table:table-cell>
              <table:table-cell office:value-type="float" office:value="0.0725235">
                <text:p>0.072523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83673">
                <text:p>0.0983673</text:p>
              </table:table-cell>
            </table:table-row>
            <table:table-row>
              <table:table-cell office:value-type="float" office:value="22.5">
                <text:p>20</text:p>
              </table:table-cell>
              <table:table-cell office:value-type="float" office:value="17.5">
                <text:p>17.5</text:p>
              </table:table-cell>
              <table:table-cell office:value-type="float" office:value="0.0849711">
                <text:p>0.0849711</text:p>
              </table:table-cell>
              <table:table-cell office:value-type="float" office:value="0.210876">
                <text:p>0.210876</text:p>
              </table:table-cell>
              <table:table-cell office:value-type="float" office:value="0.105341">
                <text:p>0.10534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0.221909">
                <text:p>0.221909</text:p>
              </table:table-cell>
              <table:table-cell office:value-type="float" office:value="0.405866">
                <text:p>0.405866</text:p>
              </table:table-cell>
              <table:table-cell office:value-type="float" office:value="0.1424">
                <text:p>0.1424</text:p>
              </table:table-cell>
            </table:table-row>
            <table:table-row>
              <table:table-cell office:value-type="float" office:value="27.5">
                <text:p>30</text:p>
              </table:table-cell>
              <table:table-cell office:value-type="float" office:value="22.5">
                <text:p>22.5</text:p>
              </table:table-cell>
              <table:table-cell office:value-type="float" office:value="NaN">
                <text:p>NaN</text:p>
              </table:table-cell>
              <table:table-cell office:value-type="float" office:value="0.0719523">
                <text:p>0.0719523</text:p>
              </table:table-cell>
              <table:table-cell office:value-type="float" office:value="0.0865189">
                <text:p>0.086518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0.240439">
                <text:p>0.240439</text:p>
              </table:table-cell>
              <table:table-cell office:value-type="float" office:value="0.0723772">
                <text:p>0.0723772</text:p>
              </table:table-cell>
              <table:table-cell office:value-type="float" office:value="0.0520672">
                <text:p>0.0520672</text:p>
              </table:table-cell>
            </table:table-row>
            <table:table-row>
              <table:table-cell office:value-type="float" office:value="32.5">
                <text:p>30</text:p>
              </table:table-cell>
              <table:table-cell office:value-type="float" office:value="27.5">
                <text:p>27.5</text:p>
              </table:table-cell>
              <table:table-cell office:value-type="float" office:value="0.300576">
                <text:p>0.300576</text:p>
              </table:table-cell>
              <table:table-cell office:value-type="float" office:value="0.231085">
                <text:p>0.231085</text:p>
              </table:table-cell>
              <table:table-cell office:value-type="float" office:value="0.0973127">
                <text:p>0.0973127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0.0967817">
                <text:p>0.0967817</text:p>
              </table:table-cell>
              <table:table-cell office:value-type="float" office:value="0.0709404">
                <text:p>0.0709404</text:p>
              </table:table-cell>
            </table:table-row>
            <table:table-row>
              <table:table-cell office:value-type="string"/>
              <table:table-cell office:value-type="float" office:value="32.5">
                <text:p>32.5</text:p>
              </table:table-cell>
              <table:table-cell office:value-type="float" office:value="0.0589286">
                <text:p>0.0589286</text:p>
              </table:table-cell>
              <table:table-cell office:value-type="float" office:value="0.129648">
                <text:p>0.129648</text:p>
              </table:table-cell>
              <table:table-cell office:value-type="float" office:value="0.178428">
                <text:p>0.178428</text:p>
              </table:table-cell>
            </table:table-row>
            <table:table-row>
              <table:table-cell office:value-type="string"/>
              <table:table-cell office:value-type="float" office:value="35">
                <text:p>35</text:p>
              </table:table-cell>
              <table:table-cell office:value-type="float" office:value="0.170041">
                <text:p>0.170041</text:p>
              </table:table-cell>
              <table:table-cell office:value-type="float" office:value="0.0910139">
                <text:p>0.0910139</text:p>
              </table:table-cell>
              <table:table-cell office:value-type="float" office:value="0.186372">
                <text:p>0.186372</text:p>
              </table:table-cell>
            </table:table-row>
            <table:table-row>
              <table:table-cell office:value-type="string"/>
              <table:table-cell office:value-type="float" office:value="37.5">
                <text:p>37.5</text:p>
              </table:table-cell>
              <table:table-cell office:value-type="float" office:value="0.199047">
                <text:p>0.199047</text:p>
              </table:table-cell>
              <table:table-cell office:value-type="float" office:value="0.117711">
                <text:p>0.117711</text:p>
              </table:table-cell>
              <table:table-cell office:value-type="float" office:value="0.128419">
                <text:p>0.128419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  <table:table-cell office:value-type="float" office:value="0.135354">
                <text:p>0.135354</text:p>
              </table:table-cell>
              <table:table-cell office:value-type="float" office:value="0.304755">
                <text:p>0.304755</text:p>
              </table:table-cell>
              <table:table-cell office:value-type="float" office:value="0.154243">
                <text:p>0.154243</text:p>
              </table:table-cell>
            </table:table-row>
            <table:table-row>
              <table:table-cell office:value-type="string"/>
              <table:table-cell office:value-type="float" office:value="42.5">
                <text:p>42.5</text:p>
              </table:table-cell>
              <table:table-cell office:value-type="float" office:value="0.146751">
                <text:p>0.146751</text:p>
              </table:table-cell>
              <table:table-cell office:value-type="float" office:value="0.125152">
                <text:p>0.125152</text:p>
              </table:table-cell>
              <table:table-cell office:value-type="float" office:value="0.162757">
                <text:p>0.162757</text:p>
              </table:table-cell>
            </table:table-row>
            <table:table-row>
              <table:table-cell office:value-type="string"/>
              <table:table-cell office:value-type="float" office:value="45">
                <text:p>45</text:p>
              </table:table-cell>
              <table:table-cell office:value-type="float" office:value="0.0628611">
                <text:p>0.0628611</text:p>
              </table:table-cell>
              <table:table-cell office:value-type="float" office:value="0.181315">
                <text:p>0.181315</text:p>
              </table:table-cell>
              <table:table-cell office:value-type="float" office:value="0.139067">
                <text:p>0.139067</text:p>
              </table:table-cell>
            </table:table-row>
            <table:table-row>
              <table:table-cell office:value-type="string"/>
              <table:table-cell office:value-type="float" office:value="47.5">
                <text:p>47.5</text:p>
              </table:table-cell>
              <table:table-cell office:value-type="float" office:value="0.0440769">
                <text:p>0.0440769</text:p>
              </table:table-cell>
              <table:table-cell office:value-type="float" office:value="0.133273">
                <text:p>0.1332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0.0740338">
                <text:p>0.0740338</text:p>
              </table:table-cell>
              <table:table-cell office:value-type="float" office:value="NaN">
                <text:p>NaN</text:p>
              </table:table-cell>
              <table:table-cell office:value-type="float" office:value="0.111548">
                <text:p>0.111548</text:p>
              </table:table-cell>
            </table:table-row>
            <table:table-row>
              <table:table-cell office:value-type="string"/>
              <table:table-cell office:value-type="float" office:value="55">
                <text:p>55</text:p>
              </table:table-cell>
              <table:table-cell office:value-type="float" office:value="0.0700999">
                <text:p>0.0700999</text:p>
              </table:table-cell>
              <table:table-cell office:value-type="float" office:value="NaN">
                <text:p>NaN</text:p>
              </table:table-cell>
              <table:table-cell office:value-type="float" office:value="0.0572365">
                <text:p>0.0572365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 2" chart:style-name="ch1">
        <chart:legend chart:legend-position="end" svg:x="14.233cm" svg:y="3.703cm" style:legend-expansion="high" chart:style-name="ch2"/>
        <chart:plot-area chart:style-name="ch3" table:cell-range-address="my_simu.A203:my_simu.D223" chart:data-source-has-labels="both" svg:x="1.331cm" svg:y="0.855cm" svg:width="12.262cm" svg:height="6.984cm">
          <chartooo:coordinate-region svg:x="2.243cm" svg:y="1.054cm" svg:width="11.163cm" svg:height="6.138cm"/>
          <chart:axis chart:dimension="x" chart:name="primary-x" chart:style-name="ch4" chartooo:axis-type="auto">
            <chart:title svg:x="7.034cm" svg:y="8.019cm" chart:style-name="ch5">
              <text:p>d2_3</text:p>
            </chart:title>
            <chart:categories table:cell-range-address="my_simu.A205:my_simu.A214"/>
          </chart:axis>
          <chart:axis chart:dimension="y" chart:name="primary-y" chart:style-name="ch4">
            <chart:title svg:x="0.451cm" svg:y="5.026cm" chart:style-name="ch6">
              <text:p>g-2 error</text:p>
            </chart:title>
            <chart:grid chart:style-name="ch7" chart:class="major"/>
          </chart:axis>
          <chart:series chart:style-name="ch8" chart:values-cell-range-address="my_simu.B204:my_simu.B223" chart:label-cell-address="my_simu.B203:my_simu.B203" chart:class="chart:scatter">
            <chart:domain table:cell-range-address="my_simu.A204:my_simu.A223"/>
            <chart:data-point chart:repeated="20"/>
          </chart:series>
          <chart:series chart:style-name="ch9" chart:values-cell-range-address="my_simu.C204:my_simu.C223" chart:label-cell-address="my_simu.C203:my_simu.C203" chart:class="chart:scatter">
            <chart:data-point chart:repeated="20"/>
          </chart:series>
          <chart:series chart:style-name="ch10" chart:values-cell-range-address="my_simu.D204:my_simu.D223" chart:label-cell-address="my_simu.D203:my_simu.D203" chart:class="chart:scatte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u</text:p>
                <draw:g>
                  <svg:desc>my_simu.B203:my_simu.B203</svg:desc>
                </draw:g>
              </table:table-cell>
              <table:table-cell office:value-type="string">
                <text:p>Pb</text:p>
                <draw:g>
                  <svg:desc>my_simu.C203:my_simu.C203</svg:desc>
                </draw:g>
              </table:table-cell>
              <table:table-cell office:value-type="string">
                <text:p>Al</text:p>
                <draw:g>
                  <svg:desc>my_simu.D203:my_simu.D20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my_simu.A205:my_simu.A214</svg:desc>
                </draw:g>
              </table:table-cell>
              <table:table-cell office:value-type="float" office:value="0.5">
                <text:p>0.5</text:p>
                <draw:g>
                  <svg:desc>my_simu.A204:my_simu.A223</svg:desc>
                </draw:g>
              </table:table-cell>
              <table:table-cell office:value-type="float" office:value="0.0761575">
                <text:p>0.0761575</text:p>
                <draw:g>
                  <svg:desc>my_simu.B204:my_simu.B223</svg:desc>
                </draw:g>
              </table:table-cell>
              <table:table-cell office:value-type="float" office:value="0.450035">
                <text:p>0.450035</text:p>
                <draw:g>
                  <svg:desc>my_simu.C204:my_simu.C223</svg:desc>
                </draw:g>
              </table:table-cell>
              <table:table-cell office:value-type="float" office:value="0.119024">
                <text:p>0.119024</text:p>
                <draw:g>
                  <svg:desc>my_simu.D204:my_simu.D223</svg:desc>
                </draw:g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0853829">
                <text:p>0.0853829</text:p>
              </table:table-cell>
              <table:table-cell office:value-type="float" office:value="0.131397">
                <text:p>0.131397</text:p>
              </table:table-cell>
              <table:table-cell office:value-type="float" office:value="0.0000241969">
                <text:p>0.000024196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5">
                <text:p>1.5</text:p>
              </table:table-cell>
              <table:table-cell office:value-type="float" office:value="0.134492">
                <text:p>0.134492</text:p>
              </table:table-cell>
              <table:table-cell office:value-type="float" office:value="0.0736116">
                <text:p>0.0736116</text:p>
              </table:table-cell>
              <table:table-cell office:value-type="float" office:value="0.0563155">
                <text:p>0.0563155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056559">
                <text:p>0.056559</text:p>
              </table:table-cell>
              <table:table-cell office:value-type="float" office:value="0.247794">
                <text:p>0.247794</text:p>
              </table:table-cell>
              <table:table-cell office:value-type="float" office:value="0.0500664">
                <text:p>0.050066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5">
                <text:p>2.5</text:p>
              </table:table-cell>
              <table:table-cell office:value-type="float" office:value="0.0632054">
                <text:p>0.0632054</text:p>
              </table:table-cell>
              <table:table-cell office:value-type="float" office:value="0.114226">
                <text:p>0.114226</text:p>
              </table:table-cell>
              <table:table-cell office:value-type="float" office:value="0.0419791">
                <text:p>0.0419791</text:p>
              </table:table-cell>
            </table:table-row>
            <table:table-row>
              <table:table-cell office:value-type="float" office:value="3.5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0740338">
                <text:p>0.0740338</text:p>
              </table:table-cell>
              <table:table-cell office:value-type="float" office:value="0.111548">
                <text:p>0.1115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5">
                <text:p>3.5</text:p>
              </table:table-cell>
              <table:table-cell office:value-type="float" office:value="0.0786595">
                <text:p>0.0786595</text:p>
              </table:table-cell>
              <table:table-cell office:value-type="float" office:value="0.142969">
                <text:p>0.142969</text:p>
              </table:table-cell>
              <table:table-cell office:value-type="float" office:value="0.0600071">
                <text:p>0.0600071</text:p>
              </table:table-cell>
            </table:table-row>
            <table:table-row>
              <table:table-cell office:value-type="float" office:value="4.5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0776593">
                <text:p>0.0776593</text:p>
              </table:table-cell>
              <table:table-cell office:value-type="float" office:value="0.178062">
                <text:p>0.1780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0.092068">
                <text:p>0.092068</text:p>
              </table:table-cell>
              <table:table-cell office:value-type="float" office:value="0.0681663">
                <text:p>0.0681663</text:p>
              </table:table-cell>
              <table:table-cell office:value-type="float" office:value="0.153161">
                <text:p>0.153161</text:p>
              </table:table-cell>
            </table:table-row>
            <table:table-row>
              <table:table-cell office:value-type="float" office:value="5.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0880386">
                <text:p>0.0880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.5">
                <text:p>5.5</text:p>
              </table:table-cell>
              <table:table-cell office:value-type="float" office:value="0.0753513">
                <text:p>0.0753513</text:p>
              </table:table-cell>
              <table:table-cell office:value-type="float" office:value="0.0559658">
                <text:p>0.05596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0.0780231">
                <text:p>0.0780231</text:p>
              </table:table-cell>
              <table:table-cell office:value-type="float" office:value="0.0789841">
                <text:p>0.0789841</text:p>
              </table:table-cell>
              <table:table-cell office:value-type="float" office:value="0.2093">
                <text:p>0.2093</text:p>
              </table:table-cell>
            </table:table-row>
            <table:table-row>
              <table:table-cell office:value-type="string"/>
              <table:table-cell office:value-type="float" office:value="6.5">
                <text:p>6.5</text:p>
              </table:table-cell>
              <table:table-cell office:value-type="float" office:value="0.154232">
                <text:p>0.154232</text:p>
              </table:table-cell>
              <table:table-cell office:value-type="float" office:value="0.0809213">
                <text:p>0.0809213</text:p>
              </table:table-cell>
              <table:table-cell office:value-type="float" office:value="0.393848">
                <text:p>0.393848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0.130152">
                <text:p>0.130152</text:p>
              </table:table-cell>
              <table:table-cell office:value-type="float" office:value="0.0687418">
                <text:p>0.0687418</text:p>
              </table:table-cell>
              <table:table-cell office:value-type="float" office:value="0.330112">
                <text:p>0.330112</text:p>
              </table:table-cell>
            </table:table-row>
            <table:table-row>
              <table:table-cell office:value-type="string"/>
              <table:table-cell office:value-type="float" office:value="7.5">
                <text:p>7.5</text:p>
              </table:table-cell>
              <table:table-cell office:value-type="float" office:value="0.104027">
                <text:p>0.104027</text:p>
              </table:table-cell>
              <table:table-cell office:value-type="float" office:value="0.0679906">
                <text:p>0.06799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.0864705">
                <text:p>0.0864705</text:p>
              </table:table-cell>
              <table:table-cell office:value-type="float" office:value="0.363134">
                <text:p>0.363134</text:p>
              </table:table-cell>
            </table:table-row>
            <table:table-row>
              <table:table-cell office:value-type="string"/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0.0887995">
                <text:p>0.08879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0.14389">
                <text:p>0.14389</text:p>
              </table:table-cell>
              <table:table-cell office:value-type="float" office:value="0.0859234">
                <text:p>0.0859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.5">
                <text:p>9.5</text:p>
              </table:table-cell>
              <table:table-cell office:value-type="float" office:value="0.121846">
                <text:p>0.121846</text:p>
              </table:table-cell>
              <table:table-cell office:value-type="float" office:value="0.0882364">
                <text:p>0.0882364</text:p>
              </table:table-cell>
              <table:table-cell office:value-type="float" office:value="0.292855">
                <text:p>0.292855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0.130031">
                <text:p>0.130031</text:p>
              </table:table-cell>
              <table:table-cell office:value-type="float" office:value="0.0961828">
                <text:p>0.0961828</text:p>
              </table:table-cell>
              <table:table-cell office:value-type="float" office:value="0.156486">
                <text:p>0.156486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9cm" svg:height="9.002cm" xlink:href=".." xlink:type="simple" chart:class="chart:scatter" chart:style-name="ch1">
        <chart:legend chart:legend-position="end" svg:x="11.738cm" svg:y="4.202cm" style:legend-expansion="high" chart:style-name="ch2"/>
        <chart:plot-area chart:style-name="ch3" table:cell-range-address="Sheet1.A2:Sheet1.B16 Sheet1.B1:Sheet1.B1" chart:data-source-has-labels="row" svg:x="0.77cm" svg:y="0.855cm" svg:width="10.328cm" svg:height="7.547cm">
          <chartooo:coordinate-region svg:x="1.682cm" svg:y="1.054cm" svg:width="9.136cm" svg:height="6.7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6" chart:label-cell-address="Sheet1.B1:Sheet1.B1" chart:class="chart:scatter">
            <chart:domain table:cell-range-address="Sheet1.A2:Sheet1.A16"/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-2_error_vs_B_Cu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1.A2:Sheet1.A16</svg:desc>
                </draw:g>
              </table:table-cell>
              <table:table-cell office:value-type="float" office:value="0.108163">
                <text:p>0.108163</text:p>
                <draw:g>
                  <svg:desc>Sheet1.B2:Sheet1.B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.0497407">
                <text:p>0.04974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085907">
                <text:p>0.0859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0.0246143">
                <text:p>0.02461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0.0383382">
                <text:p>0.03833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">
                <text:p>45</text:p>
              </table:table-cell>
              <table:table-cell office:value-type="float" office:value="0.0214624">
                <text:p>0.02146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0.0332966">
                <text:p>0.03329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">
                <text:p>55</text:p>
              </table:table-cell>
              <table:table-cell office:value-type="float" office:value="0.0283911">
                <text:p>0.02839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0.0213354">
                <text:p>0.02133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5">
                <text:p>65</text:p>
              </table:table-cell>
              <table:table-cell office:value-type="float" office:value="0.0177556">
                <text:p>0.01775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0.020978">
                <text:p>0.0209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">
                <text:p>80</text:p>
              </table:table-cell>
              <table:table-cell office:value-type="float" office:value="0.0145116">
                <text:p>0.01451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">
                <text:p>100</text:p>
              </table:table-cell>
              <table:table-cell office:value-type="float" office:value="0.0141919">
                <text:p>0.01419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0">
                <text:p>120</text:p>
              </table:table-cell>
              <table:table-cell office:value-type="float" office:value="0.0111749">
                <text:p>0.01117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2 0" chart:style-name="ch1">
        <chart:legend chart:legend-position="end" svg:x="14.047cm" svg:y="3.703cm" style:legend-expansion="high" chart:style-name="ch2"/>
        <chart:plot-area chart:style-name="ch3" table:cell-range-address="my_simu.E175:my_simu.G195 my_simu.A176:my_simu.A195" chart:data-source-has-labels="both" svg:x="1.331cm" svg:y="0.855cm" svg:width="12.076cm" svg:height="6.984cm">
          <chartooo:coordinate-region svg:x="2.243cm" svg:y="1.054cm" svg:width="10.978cm" svg:height="6.138cm"/>
          <chart:axis chart:dimension="x" chart:name="primary-x" chart:style-name="ch4" chartooo:axis-type="auto">
            <chart:title svg:x="7.074cm" svg:y="8.019cm" chart:style-name="ch5">
              <text:p>W2</text:p>
            </chart:title>
            <chart:categories table:cell-range-address="my_simu.E178:my_simu.E187"/>
          </chart:axis>
          <chart:axis chart:dimension="y" chart:name="primary-y" chart:style-name="ch4">
            <chart:title svg:x="0.451cm" svg:y="5.026cm" chart:style-name="ch6">
              <text:p>g-2 error</text:p>
            </chart:title>
            <chart:grid chart:style-name="ch7" chart:class="major"/>
          </chart:axis>
          <chart:series chart:style-name="ch8" chart:values-cell-range-address="my_simu.F176:my_simu.F195" chart:label-cell-address="my_simu.F175:my_simu.F175" chart:class="chart:scatter">
            <chart:domain table:cell-range-address="my_simu.A176:my_simu.A195"/>
            <chart:data-point chart:repeated="20"/>
          </chart:series>
          <chart:series chart:style-name="ch9" chart:values-cell-range-address="my_simu.G176:my_simu.G195" chart:label-cell-address="my_simu.G175:my_simu.G175" chart:class="chart:scatter">
            <chart:data-point chart:repeated="20"/>
          </chart:series>
          <chart:series chart:style-name="ch10" chart:values-cell-range-address="my_simu.E176:my_simu.E195" chart:label-cell-address="my_simu.E175:my_simu.E175" chart:class="chart:scatte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b2</text:p>
                <draw:g>
                  <svg:desc>my_simu.F175:my_simu.F175</svg:desc>
                </draw:g>
              </table:table-cell>
              <table:table-cell office:value-type="string">
                <text:p>Al2</text:p>
                <draw:g>
                  <svg:desc>my_simu.G175:my_simu.G175</svg:desc>
                </draw:g>
              </table:table-cell>
              <table:table-cell office:value-type="string">
                <text:p>Cu2</text:p>
                <draw:g>
                  <svg:desc>my_simu.E175:my_simu.E175</svg:desc>
                </draw:g>
              </table:table-cell>
            </table:table-row>
          </table:table-header-rows>
          <table:table-rows>
            <table:table-row>
              <table:table-cell office:value-type="float" office:value="0.0767449">
                <text:p>0</text:p>
                <draw:g>
                  <svg:desc>my_simu.E178:my_simu.E187</svg:desc>
                </draw:g>
              </table:table-cell>
              <table:table-cell office:value-type="float" office:value="2.5">
                <text:p>2.5</text:p>
                <draw:g>
                  <svg:desc>my_simu.A176:my_simu.A195</svg:desc>
                </draw:g>
              </table:table-cell>
              <table:table-cell office:value-type="float" office:value="0.390226">
                <text:p>0.390226</text:p>
                <draw:g>
                  <svg:desc>my_simu.F176:my_simu.F195</svg:desc>
                </draw:g>
              </table:table-cell>
              <table:table-cell office:value-type="float" office:value="0.184811">
                <text:p>0.184811</text:p>
                <draw:g>
                  <svg:desc>my_simu.G176:my_simu.G195</svg:desc>
                </draw:g>
              </table:table-cell>
              <table:table-cell office:value-type="float" office:value="0.0457338">
                <text:p>0.0457338</text:p>
                <draw:g>
                  <svg:desc>my_simu.E176:my_simu.E195</svg:desc>
                </draw:g>
              </table:table-cell>
            </table:table-row>
            <table:table-row>
              <table:table-cell office:value-type="float" office:value="0.117607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0.218729">
                <text:p>0.218729</text:p>
              </table:table-cell>
              <table:table-cell office:value-type="float" office:value="NaN">
                <text:p>NaN</text:p>
              </table:table-cell>
              <table:table-cell office:value-type="float" office:value="0.0822587">
                <text:p>0.0822587</text:p>
              </table:table-cell>
            </table:table-row>
            <table:table-row>
              <table:table-cell office:value-type="float" office:value="0.125326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.443708">
                <text:p>0.443708</text:p>
              </table:table-cell>
              <table:table-cell office:value-type="float" office:value="0.11069">
                <text:p>0.11069</text:p>
              </table:table-cell>
              <table:table-cell office:value-type="float" office:value="0.0767449">
                <text:p>0.0767449</text:p>
              </table:table-cell>
            </table:table-row>
            <table:table-row>
              <table:table-cell office:value-type="float" office:value="0.110203">
                <text:p>0</text:p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  <table:table-cell office:value-type="float" office:value="0.0809295">
                <text:p>0.0809295</text:p>
              </table:table-cell>
              <table:table-cell office:value-type="float" office:value="0.117607">
                <text:p>0.1176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0.131049">
                <text:p>0.131049</text:p>
              </table:table-cell>
              <table:table-cell office:value-type="float" office:value="NaN">
                <text:p>NaN</text:p>
              </table:table-cell>
              <table:table-cell office:value-type="float" office:value="0.125326">
                <text:p>0.125326</text:p>
              </table:table-cell>
            </table:table-row>
            <table:table-row>
              <table:table-cell office:value-type="float" office:value="0.0643608">
                <text:p>0</text:p>
              </table:table-cell>
              <table:table-cell office:value-type="float" office:value="17.5">
                <text:p>17.5</text:p>
              </table:table-cell>
              <table:table-cell office:value-type="float" office:value="0.0722137">
                <text:p>0.0722137</text:p>
              </table:table-cell>
              <table:table-cell office:value-type="float" office:value="0.106123">
                <text:p>0.106123</text:p>
              </table:table-cell>
              <table:table-cell office:value-type="float" office:value="0.110203">
                <text:p>0.110203</text:p>
              </table:table-cell>
            </table:table-row>
            <table:table-row>
              <table:table-cell office:value-type="float" office:value="0.273687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.288193">
                <text:p>0.288193</text:p>
              </table:table-cell>
              <table:table-cell office:value-type="float" office:value="0.109017">
                <text:p>0.109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25768">
                <text:p>0</text:p>
              </table:table-cell>
              <table:table-cell office:value-type="float" office:value="22.5">
                <text:p>22.5</text:p>
              </table:table-cell>
              <table:table-cell office:value-type="float" office:value="NaN">
                <text:p>NaN</text:p>
              </table:table-cell>
              <table:table-cell office:value-type="float" office:value="0.0485184">
                <text:p>0.0485184</text:p>
              </table:table-cell>
              <table:table-cell office:value-type="float" office:value="0.0643608">
                <text:p>0.0643608</text:p>
              </table:table-cell>
            </table:table-row>
            <table:table-row>
              <table:table-cell office:value-type="float" office:value="0.132448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0.284091">
                <text:p>0.284091</text:p>
              </table:table-cell>
              <table:table-cell office:value-type="float" office:value="NaN">
                <text:p>NaN</text:p>
              </table:table-cell>
              <table:table-cell office:value-type="float" office:value="0.273687">
                <text:p>0.273687</text:p>
              </table:table-cell>
            </table:table-row>
            <table:table-row>
              <table:table-cell office:value-type="float" office:value="0.0863639">
                <text:p>0</text:p>
              </table:table-cell>
              <table:table-cell office:value-type="float" office:value="27.5">
                <text:p>27.5</text:p>
              </table:table-cell>
              <table:table-cell office:value-type="float" office:value="0.122239">
                <text:p>0.122239</text:p>
              </table:table-cell>
              <table:table-cell office:value-type="float" office:value="0.121732">
                <text:p>0.121732</text:p>
              </table:table-cell>
              <table:table-cell office:value-type="float" office:value="0.25768">
                <text:p>0.25768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0.162767">
                <text:p>0.162767</text:p>
              </table:table-cell>
              <table:table-cell office:value-type="float" office:value="NaN">
                <text:p>NaN</text:p>
              </table:table-cell>
              <table:table-cell office:value-type="float" office:value="0.132448">
                <text:p>0.132448</text:p>
              </table:table-cell>
            </table:table-row>
            <table:table-row>
              <table:table-cell office:value-type="string"/>
              <table:table-cell office:value-type="float" office:value="32.5">
                <text:p>32.5</text:p>
              </table:table-cell>
              <table:table-cell office:value-type="float" office:value="NaN">
                <text:p>NaN</text:p>
              </table:table-cell>
              <table:table-cell office:value-type="float" office:value="0.0729115">
                <text:p>0.0729115</text:p>
              </table:table-cell>
              <table:table-cell office:value-type="float" office:value="0.0863639">
                <text:p>0.0863639</text:p>
              </table:table-cell>
            </table:table-row>
            <table:table-row>
              <table:table-cell office:value-type="string"/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2183">
                <text:p>0.112183</text:p>
              </table:table-cell>
            </table:table-row>
            <table:table-row>
              <table:table-cell office:value-type="string"/>
              <table:table-cell office:value-type="float" office:value="37.5">
                <text:p>37.5</text:p>
              </table:table-cell>
              <table:table-cell office:value-type="float" office:value="NaN">
                <text:p>NaN</text:p>
              </table:table-cell>
              <table:table-cell office:value-type="float" office:value="0.11364">
                <text:p>0.11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  <table:table-cell office:value-type="float" office:value="0.23042">
                <text:p>0.23042</text:p>
              </table:table-cell>
              <table:table-cell office:value-type="float" office:value="0.124626">
                <text:p>0.124626</text:p>
              </table:table-cell>
              <table:table-cell office:value-type="float" office:value="0.0854019">
                <text:p>0.0854019</text:p>
              </table:table-cell>
            </table:table-row>
            <table:table-row>
              <table:table-cell office:value-type="string"/>
              <table:table-cell office:value-type="float" office:value="42.5">
                <text:p>42.5</text:p>
              </table:table-cell>
              <table:table-cell office:value-type="float" office:value="0.216369">
                <text:p>0.216369</text:p>
              </table:table-cell>
              <table:table-cell office:value-type="float" office:value="0.0755276">
                <text:p>0.0755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5">
                <text:p>45</text:p>
              </table:table-cell>
              <table:table-cell office:value-type="float" office:value="0.228185">
                <text:p>0.228185</text:p>
              </table:table-cell>
              <table:table-cell office:value-type="float" office:value="0.094183">
                <text:p>0.094183</text:p>
              </table:table-cell>
              <table:table-cell office:value-type="float" office:value="0.061452">
                <text:p>0.061452</text:p>
              </table:table-cell>
            </table:table-row>
            <table:table-row>
              <table:table-cell office:value-type="string"/>
              <table:table-cell office:value-type="float" office:value="47.5">
                <text:p>47.5</text:p>
              </table:table-cell>
              <table:table-cell office:value-type="float" office:value="0.0964037">
                <text:p>0.0964037</text:p>
              </table:table-cell>
              <table:table-cell office:value-type="float" office:value="0.177177">
                <text:p>0.177177</text:p>
              </table:table-cell>
              <table:table-cell office:value-type="float" office:value="0.0912735">
                <text:p>0.0912735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80386">
                <text:p>0.0880386</text:p>
              </table:table-cell>
            </table:table-row>
            <table:table-row>
              <table:table-cell office:value-type="string"/>
              <table:table-cell office:value-type="float" office:value="55">
                <text:p>55</text:p>
              </table:table-cell>
              <table:table-cell office:value-type="float" office:value="0.0689525">
                <text:p>0.0689525</text:p>
              </table:table-cell>
              <table:table-cell office:value-type="float" office:value="NaN">
                <text:p>NaN</text:p>
              </table:table-cell>
              <table:table-cell office:value-type="float" office:value="0.14161">
                <text:p>0.14161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 2" chart:style-name="ch1">
        <chart:legend chart:legend-position="end" svg:x="14.047cm" svg:y="3.703cm" style:legend-expansion="high" chart:style-name="ch2"/>
        <chart:plot-area chart:style-name="ch3" table:cell-range-address="my_simu.A204:my_simu.A223 my_simu.E203:my_simu.G223" chart:data-source-has-labels="both" svg:x="1.331cm" svg:y="0.855cm" svg:width="12.076cm" svg:height="6.984cm">
          <chartooo:coordinate-region svg:x="2.243cm" svg:y="1.054cm" svg:width="10.977cm" svg:height="6.138cm"/>
          <chart:axis chart:dimension="x" chart:name="primary-x" chart:style-name="ch4" chartooo:axis-type="auto">
            <chart:title svg:x="6.941cm" svg:y="8.019cm" chart:style-name="ch5">
              <text:p>d2_3</text:p>
            </chart:title>
            <chart:categories table:cell-range-address="my_simu.A205:my_simu.A214"/>
          </chart:axis>
          <chart:axis chart:dimension="y" chart:name="primary-y" chart:style-name="ch4">
            <chart:title svg:x="0.451cm" svg:y="5.026cm" chart:style-name="ch6">
              <text:p>g-2 error</text:p>
            </chart:title>
            <chart:grid chart:style-name="ch7" chart:class="major"/>
          </chart:axis>
          <chart:series chart:style-name="ch8" chart:values-cell-range-address="my_simu.E204:my_simu.E223" chart:label-cell-address="my_simu.E203:my_simu.E203" chart:class="chart:scatter">
            <chart:domain table:cell-range-address="my_simu.A204:my_simu.A223"/>
            <chart:data-point chart:repeated="20"/>
          </chart:series>
          <chart:series chart:style-name="ch9" chart:values-cell-range-address="my_simu.F204:my_simu.F223" chart:label-cell-address="my_simu.F203:my_simu.F203" chart:class="chart:scatter">
            <chart:data-point chart:repeated="20"/>
          </chart:series>
          <chart:series chart:style-name="ch10" chart:values-cell-range-address="my_simu.G204:my_simu.G223" chart:label-cell-address="my_simu.G203:my_simu.G203" chart:class="chart:scatte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u2</text:p>
                <draw:g>
                  <svg:desc>my_simu.E203:my_simu.E203</svg:desc>
                </draw:g>
              </table:table-cell>
              <table:table-cell office:value-type="string">
                <text:p>Pb2</text:p>
                <draw:g>
                  <svg:desc>my_simu.F203:my_simu.F203</svg:desc>
                </draw:g>
              </table:table-cell>
              <table:table-cell office:value-type="string">
                <text:p>Al2</text:p>
                <draw:g>
                  <svg:desc>my_simu.G203:my_simu.G20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my_simu.A205:my_simu.A214</svg:desc>
                </draw:g>
              </table:table-cell>
              <table:table-cell office:value-type="float" office:value="0.5">
                <text:p>0.5</text:p>
                <draw:g>
                  <svg:desc>my_simu.A204:my_simu.A223</svg:desc>
                </draw:g>
              </table:table-cell>
              <table:table-cell office:value-type="float" office:value="0.211742">
                <text:p>0.211742</text:p>
                <draw:g>
                  <svg:desc>my_simu.E204:my_simu.E223</svg:desc>
                </draw:g>
              </table:table-cell>
              <table:table-cell office:value-type="float" office:value="0.0640129">
                <text:p>0.0640129</text:p>
                <draw:g>
                  <svg:desc>my_simu.F204:my_simu.F223</svg:desc>
                </draw:g>
              </table:table-cell>
              <table:table-cell office:value-type="float" office:value="0.132192">
                <text:p>0.132192</text:p>
                <draw:g>
                  <svg:desc>my_simu.G204:my_simu.G223</svg:desc>
                </draw:g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211742">
                <text:p>0.211742</text:p>
              </table:table-cell>
              <table:table-cell office:value-type="float" office:value="0.0640129">
                <text:p>0.0640129</text:p>
              </table:table-cell>
              <table:table-cell office:value-type="float" office:value="0.132192">
                <text:p>0.13219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5">
                <text:p>1.5</text:p>
              </table:table-cell>
              <table:table-cell office:value-type="float" office:value="0.211742">
                <text:p>0.211742</text:p>
              </table:table-cell>
              <table:table-cell office:value-type="float" office:value="0.0640129">
                <text:p>0.0640129</text:p>
              </table:table-cell>
              <table:table-cell office:value-type="float" office:value="0.132192">
                <text:p>0.132192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211742">
                <text:p>0.211742</text:p>
              </table:table-cell>
              <table:table-cell office:value-type="float" office:value="0.0640129">
                <text:p>0.0640129</text:p>
              </table:table-cell>
              <table:table-cell office:value-type="float" office:value="0.132192">
                <text:p>0.13219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5">
                <text:p>2.5</text:p>
              </table:table-cell>
              <table:table-cell office:value-type="float" office:value="0.211742">
                <text:p>0.211742</text:p>
              </table:table-cell>
              <table:table-cell office:value-type="float" office:value="0.0640129">
                <text:p>0.0640129</text:p>
              </table:table-cell>
              <table:table-cell office:value-type="float" office:value="0.132192">
                <text:p>0.132192</text:p>
              </table:table-cell>
            </table:table-row>
            <table:table-row>
              <table:table-cell office:value-type="float" office:value="3.5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221909">
                <text:p>0.221909</text:p>
              </table:table-cell>
              <table:table-cell office:value-type="float" office:value="0.1424">
                <text:p>0.1424</text:p>
              </table:table-cell>
              <table:table-cell office:value-type="float" office:value="0.405866">
                <text:p>0.40586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0.0657828">
                <text:p>0.06578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.5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266246">
                <text:p>0.266246</text:p>
              </table:table-cell>
              <table:table-cell office:value-type="float" office:value="0.102305">
                <text:p>0.102305</text:p>
              </table:table-cell>
              <table:table-cell office:value-type="float" office:value="0.0637376">
                <text:p>0.063737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0.0974396">
                <text:p>0.0974396</text:p>
              </table:table-cell>
              <table:table-cell office:value-type="float" office:value="0.0909218">
                <text:p>0.0909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.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0.288193">
                <text:p>0.288193</text:p>
              </table:table-cell>
              <table:table-cell office:value-type="float" office:value="0.109017">
                <text:p>0.109017</text:p>
              </table:table-cell>
            </table:table-row>
            <table:table-row>
              <table:table-cell office:value-type="string"/>
              <table:table-cell office:value-type="float" office:value="5.5">
                <text:p>5.5</text:p>
              </table:table-cell>
              <table:table-cell office:value-type="float" office:value="0.109764">
                <text:p>0.109764</text:p>
              </table:table-cell>
              <table:table-cell office:value-type="float" office:value="NaN">
                <text:p>NaN</text:p>
              </table:table-cell>
              <table:table-cell office:value-type="float" office:value="0.0688454">
                <text:p>0.0688454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0.0642075">
                <text:p>0.0642075</text:p>
              </table:table-cell>
              <table:table-cell office:value-type="float" office:value="0.181719">
                <text:p>0.181719</text:p>
              </table:table-cell>
              <table:table-cell office:value-type="float" office:value="0.109733">
                <text:p>0.109733</text:p>
              </table:table-cell>
            </table:table-row>
            <table:table-row>
              <table:table-cell office:value-type="string"/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0.414221">
                <text:p>0.414221</text:p>
              </table:table-cell>
              <table:table-cell office:value-type="float" office:value="0.0607334">
                <text:p>0.0607334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0.0776224">
                <text:p>0.0776224</text:p>
              </table:table-cell>
              <table:table-cell office:value-type="float" office:value="0.0809612">
                <text:p>0.0809612</text:p>
              </table:table-cell>
              <table:table-cell office:value-type="float" office:value="0.165172">
                <text:p>0.165172</text:p>
              </table:table-cell>
            </table:table-row>
            <table:table-row>
              <table:table-cell office:value-type="string"/>
              <table:table-cell office:value-type="float" office:value="7.5">
                <text:p>7.5</text:p>
              </table:table-cell>
              <table:table-cell office:value-type="float" office:value="0.121387">
                <text:p>0.121387</text:p>
              </table:table-cell>
              <table:table-cell office:value-type="float" office:value="0.194248">
                <text:p>0.194248</text:p>
              </table:table-cell>
              <table:table-cell office:value-type="float" office:value="0.132106">
                <text:p>0.132106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0.0823269">
                <text:p>0.0823269</text:p>
              </table:table-cell>
              <table:table-cell office:value-type="float" office:value="NaN">
                <text:p>NaN</text:p>
              </table:table-cell>
              <table:table-cell office:value-type="float" office:value="0.0642895">
                <text:p>0.0642895</text:p>
              </table:table-cell>
            </table:table-row>
            <table:table-row>
              <table:table-cell office:value-type="string"/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0.236629">
                <text:p>0.236629</text:p>
              </table:table-cell>
              <table:table-cell office:value-type="float" office:value="0.229192">
                <text:p>0.229192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0.281013">
                <text:p>0.281013</text:p>
              </table:table-cell>
              <table:table-cell office:value-type="float" office:value="0.124114">
                <text:p>0.124114</text:p>
              </table:table-cell>
              <table:table-cell office:value-type="float" office:value="0.329073">
                <text:p>0.329073</text:p>
              </table:table-cell>
            </table:table-row>
            <table:table-row>
              <table:table-cell office:value-type="string"/>
              <table:table-cell office:value-type="float" office:value="9.5">
                <text:p>9.5</text:p>
              </table:table-cell>
              <table:table-cell office:value-type="float" office:value="0.0859213">
                <text:p>0.0859213</text:p>
              </table:table-cell>
              <table:table-cell office:value-type="float" office:value="0.140538">
                <text:p>0.140538</text:p>
              </table:table-cell>
              <table:table-cell office:value-type="float" office:value="0.127455">
                <text:p>0.127455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0.13592">
                <text:p>0.13592</text:p>
              </table:table-cell>
              <table:table-cell office:value-type="float" office:value="0.122531">
                <text:p>0.122531</text:p>
              </table:table-cell>
              <table:table-cell office:value-type="float" office:value="0.121827">
                <text:p>0.121827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9cm" svg:height="9.002cm" xlink:href=".." xlink:type="simple" chart:class="chart:scatter" chart:column-mapping="1 3 2" chart:style-name="ch1">
        <chart:title svg:x="5.994cm" svg:y="0.316cm" chart:style-name="ch2">
          <text:p>g-2_error_vs_B_Cu</text:p>
        </chart:title>
        <chart:legend chart:legend-position="end" svg:x="14.252cm" svg:y="3.704cm" style:legend-expansion="high" chart:style-name="ch3"/>
        <chart:plot-area chart:style-name="ch4" table:cell-range-address="my_simu.V3:my_simu.X17 my_simu.W2:my_simu.X2 my_simu.Y2:my_simu.Y17" chart:data-source-has-labels="row" svg:x="0.77cm" svg:y="1.635cm" svg:width="12.842cm" svg:height="6.767cm">
          <chartooo:coordinate-region svg:x="1.682cm" svg:y="1.834cm" svg:width="11.65cm" svg:height="5.92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my_simu.W3:my_simu.W17" chart:label-cell-address="my_simu.W2:my_simu.W2" chart:class="chart:scatter">
            <chart:domain table:cell-range-address="my_simu.V3:my_simu.V17"/>
            <chart:data-point chart:repeated="15"/>
          </chart:series>
          <chart:series chart:style-name="ch8" chart:values-cell-range-address="my_simu.Y3:my_simu.Y17" chart:label-cell-address="my_simu.Y2:my_simu.Y2" chart:class="chart:scatter">
            <chart:data-point chart:repeated="15"/>
          </chart:series>
          <chart:series chart:style-name="ch9" chart:values-cell-range-address="my_simu.X3:my_simu.X17" chart:label-cell-address="my_simu.X2:my_simu.X2" chart:class="chart:scatte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  <table:table-cell office:value-type="string">
                <text:p>Cu</text:p>
                <draw:g>
                  <svg:desc>my_simu.W2:my_simu.W2</svg:desc>
                </draw:g>
              </table:table-cell>
              <table:table-cell office:value-type="string">
                <text:p>Al</text:p>
                <draw:g>
                  <svg:desc>my_simu.Y2:my_simu.Y2</svg:desc>
                </draw:g>
              </table:table-cell>
              <table:table-cell office:value-type="string">
                <text:p>Pb</text:p>
                <draw:g>
                  <svg:desc>my_simu.X2:my_simu.X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my_simu.V3:my_simu.V17</svg:desc>
                </draw:g>
              </table:table-cell>
              <table:table-cell office:value-type="float" office:value="0.165459">
                <text:p>0.165459</text:p>
                <draw:g>
                  <svg:desc>my_simu.W3:my_simu.W17</svg:desc>
                </draw:g>
              </table:table-cell>
              <table:table-cell office:value-type="float" office:value="0.17653">
                <text:p>0.17653</text:p>
                <draw:g>
                  <svg:desc>my_simu.Y3:my_simu.Y17</svg:desc>
                </draw:g>
              </table:table-cell>
              <table:table-cell office:value-type="float" office:value="0.29212">
                <text:p>0.29212</text:p>
                <draw:g>
                  <svg:desc>my_simu.X3:my_simu.X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3242">
                <text:p>0.2032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125886">
                <text:p>0.125886</text:p>
              </table:table-cell>
              <table:table-cell office:value-type="float" office:value="0.110123">
                <text:p>0.110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0.147943">
                <text:p>0.147943</text:p>
              </table:table-cell>
              <table:table-cell office:value-type="float" office:value="0.303477">
                <text:p>0.303477</text:p>
              </table:table-cell>
              <table:table-cell office:value-type="float" office:value="0.10272">
                <text:p>0.102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0.0834156">
                <text:p>0.0834156</text:p>
              </table:table-cell>
              <table:table-cell office:value-type="float" office:value="0.251668">
                <text:p>0.2516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">
                <text:p>45</text:p>
              </table:table-cell>
              <table:table-cell office:value-type="float" office:value="0.250117">
                <text:p>0.250117</text:p>
              </table:table-cell>
              <table:table-cell office:value-type="float" office:value="0.0765643">
                <text:p>0.07656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0.0981972">
                <text:p>0.0981972</text:p>
              </table:table-cell>
              <table:table-cell office:value-type="float" office:value="0.000116901">
                <text:p>0.000116901</text:p>
              </table:table-cell>
              <table:table-cell office:value-type="float" office:value="0.110597">
                <text:p>0.1105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">
                <text:p>55</text:p>
              </table:table-cell>
              <table:table-cell office:value-type="float" office:value="0.0740338">
                <text:p>0.0740338</text:p>
              </table:table-cell>
              <table:table-cell office:value-type="float" office:value="NaN">
                <text:p>NaN</text:p>
              </table:table-cell>
              <table:table-cell office:value-type="float" office:value="0.111548">
                <text:p>0.1115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0.0734178">
                <text:p>0.0734178</text:p>
              </table:table-cell>
              <table:table-cell office:value-type="float" office:value="0.336347">
                <text:p>0.336347</text:p>
              </table:table-cell>
              <table:table-cell office:value-type="float" office:value="0.0939269">
                <text:p>0.09392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5">
                <text:p>65</text:p>
              </table:table-cell>
              <table:table-cell office:value-type="float" office:value="0.0730063">
                <text:p>0.0730063</text:p>
              </table:table-cell>
              <table:table-cell office:value-type="float" office:value="0.170314">
                <text:p>0.170314</text:p>
              </table:table-cell>
              <table:table-cell office:value-type="float" office:value="0.103972">
                <text:p>0.1039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0.0676184">
                <text:p>0.0676184</text:p>
              </table:table-cell>
              <table:table-cell office:value-type="float" office:value="0.155068">
                <text:p>0.155068</text:p>
              </table:table-cell>
              <table:table-cell office:value-type="float" office:value="0.0766567">
                <text:p>0.07665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">
                <text:p>75</text:p>
              </table:table-cell>
              <table:table-cell office:value-type="float" office:value="0.0892063">
                <text:p>0.0892063</text:p>
              </table:table-cell>
              <table:table-cell office:value-type="float" office:value="0.139561">
                <text:p>0.139561</text:p>
              </table:table-cell>
              <table:table-cell office:value-type="float" office:value="0.0648708">
                <text:p>0.06487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">
                <text:p>80</text:p>
              </table:table-cell>
              <table:table-cell office:value-type="float" office:value="0.0541831">
                <text:p>0.0541831</text:p>
              </table:table-cell>
              <table:table-cell office:value-type="float" office:value="0.0514191">
                <text:p>0.0514191</text:p>
              </table:table-cell>
              <table:table-cell office:value-type="float" office:value="0.0440331">
                <text:p>0.04403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">
                <text:p>100</text:p>
              </table:table-cell>
              <table:table-cell office:value-type="float" office:value="0.0355319">
                <text:p>0.0355319</text:p>
              </table:table-cell>
              <table:table-cell office:value-type="float" office:value="0.0934456">
                <text:p>0.0934456</text:p>
              </table:table-cell>
              <table:table-cell office:value-type="float" office:value="0.0569376">
                <text:p>0.05693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0">
                <text:p>120</text:p>
              </table:table-cell>
              <table:table-cell office:value-type="float" office:value="0.0377005">
                <text:p>0.0377005</text:p>
              </table:table-cell>
              <table:table-cell office:value-type="float" office:value="0.112214">
                <text:p>0.112214</text:p>
              </table:table-cell>
              <table:table-cell office:value-type="float" office:value="0.0351621">
                <text:p>0.0351621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9cm" svg:height="9.091cm" xlink:href=".." xlink:type="simple" chart:class="chart:scatter" chart:style-name="ch1">
        <chart:legend chart:legend-position="end" svg:x="11.685cm" svg:y="3.997cm" style:legend-expansion="high" chart:style-name="ch2"/>
        <chart:plot-area chart:style-name="ch3" table:cell-range-address="Sheet1.A19:Sheet1.B26 Sheet1.B18:Sheet1.B18 my_simu.W26:my_simu.W34" chart:data-source-has-labels="row" svg:x="0.77cm" svg:y="0.859cm" svg:width="10.275cm" svg:height="7.631cm">
          <chartooo:coordinate-region svg:x="1.682cm" svg:y="1.058cm" svg:width="8.779cm" svg:height="6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9:Sheet1.B26" chart:label-cell-address="Sheet1.B18:Sheet1.B18" chart:class="chart:scatter">
            <chart:domain table:cell-range-address="Sheet1.A19:Sheet1.A26"/>
            <chart:data-point chart:repeated="8"/>
          </chart:series>
          <chart:series chart:style-name="ch8" chart:values-cell-range-address="my_simu.W27:my_simu.W34" chart:label-cell-address="my_simu.W26:my_simu.W26" chart:class="chart:scatter">
            <chart:domain table:cell-range-address="my_simu.V27:my_simu.V34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-2_error_vs_fb_Cu</text:p>
                <draw:g>
                  <svg:desc>Sheet1.B18:Sheet1.B18</svg:desc>
                </draw:g>
              </table:table-cell>
              <table:table-cell office:value-type="string">
                <text:p>Column V</text:p>
              </table:table-cell>
              <table:table-cell office:value-type="string">
                <text:p>Cu</text:p>
                <draw:g>
                  <svg:desc>my_simu.W26:my_simu.W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Sheet1.A19:Sheet1.A26</svg:desc>
                </draw:g>
              </table:table-cell>
              <table:table-cell office:value-type="float" office:value="0.0182766">
                <text:p>0.0182766</text:p>
                <draw:g>
                  <svg:desc>Sheet1.B19:Sheet1.B26</svg:desc>
                </draw:g>
              </table:table-cell>
              <table:table-cell office:value-type="float" office:value="0.01">
                <text:p>0.01</text:p>
                <draw:g>
                  <svg:desc>my_simu.V27:my_simu.V34</svg:desc>
                </draw:g>
              </table:table-cell>
              <table:table-cell office:value-type="float" office:value="0.0218414">
                <text:p>0.0218414</text:p>
                <draw:g>
                  <svg:desc>my_simu.W27:my_simu.W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289238">
                <text:p>0.0289238</text:p>
              </table:table-cell>
              <table:table-cell office:value-type="float" office:value="0.05">
                <text:p>0.05</text:p>
              </table:table-cell>
              <table:table-cell office:value-type="float" office:value="0.0436022">
                <text:p>0.04360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25528">
                <text:p>0.025528</text:p>
              </table:table-cell>
              <table:table-cell office:value-type="float" office:value="0.1">
                <text:p>0.1</text:p>
              </table:table-cell>
              <table:table-cell office:value-type="float" office:value="0.0279129">
                <text:p>0.02791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">
                <text:p>0.2</text:p>
              </table:table-cell>
              <table:table-cell office:value-type="float" office:value="0.0306813">
                <text:p>0.0306813</text:p>
              </table:table-cell>
              <table:table-cell office:value-type="float" office:value="0.2">
                <text:p>0.2</text:p>
              </table:table-cell>
              <table:table-cell office:value-type="float" office:value="0.0665026">
                <text:p>0.06650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0439624">
                <text:p>0.0439624</text:p>
              </table:table-cell>
              <table:table-cell office:value-type="float" office:value="0.4">
                <text:p>0.4</text:p>
              </table:table-cell>
              <table:table-cell office:value-type="float" office:value="0.0638643">
                <text:p>0.06386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0516592">
                <text:p>0.0516592</text:p>
              </table:table-cell>
              <table:table-cell office:value-type="float" office:value="0.5">
                <text:p>0.5</text:p>
              </table:table-cell>
              <table:table-cell office:value-type="float" office:value="0.09553">
                <text:p>0.095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5">
                <text:p>0.55</text:p>
              </table:table-cell>
              <table:table-cell office:value-type="float" office:value="NaN">
                <text:p>NaN</text:p>
              </table:table-cell>
              <table:table-cell office:value-type="float" office:value="0.55">
                <text:p>0.55</text:p>
              </table:table-cell>
              <table:table-cell office:value-type="float" office:value="0.0901665">
                <text:p>0.09016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8">
                <text:p>0.58</text:p>
              </table:table-cell>
              <table:table-cell office:value-type="float" office:value="0.109541">
                <text:p>0.109541</text:p>
              </table:table-cell>
              <table:table-cell office:value-type="float" office:value="0.58">
                <text:p>0.58</text:p>
              </table:table-cell>
              <table:table-cell office:value-type="float" office:value="0.44786">
                <text:p>0.44786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9cm" svg:height="9.091cm" xlink:href=".." xlink:type="simple" chart:class="chart:scatter" chart:style-name="ch1">
        <chart:title svg:x="5.955cm" svg:y="0.317cm" chart:style-name="ch2">
          <text:p>g-2_error_vs_fb_Cu</text:p>
        </chart:title>
        <chart:legend chart:legend-position="end" svg:x="14.252cm" svg:y="3.748cm" style:legend-expansion="high" chart:style-name="ch3"/>
        <chart:plot-area chart:style-name="ch4" table:cell-range-address="my_simu.V27:my_simu.Y34 my_simu.W26:my_simu.Y26" chart:data-source-has-labels="row" svg:x="0.77cm" svg:y="1.639cm" svg:width="12.842cm" svg:height="6.851cm">
          <chartooo:coordinate-region svg:x="1.682cm" svg:y="1.838cm" svg:width="11.346cm" svg:height="6.00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my_simu.W27:my_simu.W34" chart:label-cell-address="my_simu.W26:my_simu.W26" chart:class="chart:scatter">
            <chart:domain table:cell-range-address="my_simu.V27:my_simu.V34"/>
            <chart:data-point chart:repeated="8"/>
          </chart:series>
          <chart:series chart:style-name="ch9" chart:values-cell-range-address="my_simu.X27:my_simu.X34" chart:label-cell-address="my_simu.X26:my_simu.X26" chart:class="chart:scatter">
            <chart:data-point chart:repeated="8"/>
          </chart:series>
          <chart:series chart:style-name="ch10" chart:values-cell-range-address="my_simu.Y27:my_simu.Y34" chart:label-cell-address="my_simu.Y26:my_simu.Y26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  <table:table-cell office:value-type="string">
                <text:p>Cu</text:p>
                <draw:g>
                  <svg:desc>my_simu.W26:my_simu.W26</svg:desc>
                </draw:g>
              </table:table-cell>
              <table:table-cell office:value-type="string">
                <text:p>Pb</text:p>
                <draw:g>
                  <svg:desc>my_simu.X26:my_simu.X26</svg:desc>
                </draw:g>
              </table:table-cell>
              <table:table-cell office:value-type="string">
                <text:p>Al</text:p>
                <draw:g>
                  <svg:desc>my_simu.Y26:my_simu.Y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my_simu.V27:my_simu.V34</svg:desc>
                </draw:g>
              </table:table-cell>
              <table:table-cell office:value-type="float" office:value="0.0218414">
                <text:p>0.0218414</text:p>
                <draw:g>
                  <svg:desc>my_simu.W27:my_simu.W34</svg:desc>
                </draw:g>
              </table:table-cell>
              <table:table-cell office:value-type="float" office:value="0.0237933">
                <text:p>0.0237933</text:p>
                <draw:g>
                  <svg:desc>my_simu.X27:my_simu.X34</svg:desc>
                </draw:g>
              </table:table-cell>
              <table:table-cell office:value-type="float" office:value="0.032371">
                <text:p>0.032371</text:p>
                <draw:g>
                  <svg:desc>my_simu.Y27:my_simu.Y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436022">
                <text:p>0.0436022</text:p>
              </table:table-cell>
              <table:table-cell office:value-type="float" office:value="0.0292796">
                <text:p>0.0292796</text:p>
              </table:table-cell>
              <table:table-cell office:value-type="float" office:value="0.0857133">
                <text:p>0.08571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279129">
                <text:p>0.0279129</text:p>
              </table:table-cell>
              <table:table-cell office:value-type="float" office:value="0.0497011">
                <text:p>0.0497011</text:p>
              </table:table-cell>
              <table:table-cell office:value-type="float" office:value="0.038631">
                <text:p>0.0386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">
                <text:p>0.2</text:p>
              </table:table-cell>
              <table:table-cell office:value-type="float" office:value="0.0665026">
                <text:p>0.0665026</text:p>
              </table:table-cell>
              <table:table-cell office:value-type="float" office:value="0.0315142">
                <text:p>0.0315142</text:p>
              </table:table-cell>
              <table:table-cell office:value-type="float" office:value="0.0487701">
                <text:p>0.04877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0638643">
                <text:p>0.0638643</text:p>
              </table:table-cell>
              <table:table-cell office:value-type="float" office:value="0.0451541">
                <text:p>0.0451541</text:p>
              </table:table-cell>
              <table:table-cell office:value-type="float" office:value="0.294182">
                <text:p>0.2941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09553">
                <text:p>0.09553</text:p>
              </table:table-cell>
              <table:table-cell office:value-type="float" office:value="0.045353">
                <text:p>0.045353</text:p>
              </table:table-cell>
              <table:table-cell office:value-type="float" office:value="0.190504">
                <text:p>0.1905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5">
                <text:p>0.55</text:p>
              </table:table-cell>
              <table:table-cell office:value-type="float" office:value="0.0901665">
                <text:p>0.0901665</text:p>
              </table:table-cell>
              <table:table-cell office:value-type="float" office:value="0.0651342">
                <text:p>0.0651342</text:p>
              </table:table-cell>
              <table:table-cell office:value-type="float" office:value="0.0741306">
                <text:p>0.07413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8">
                <text:p>0.58</text:p>
              </table:table-cell>
              <table:table-cell office:value-type="float" office:value="0.44786">
                <text:p>0.44786</text:p>
              </table:table-cell>
              <table:table-cell office:value-type="float" office:value="0.091735">
                <text:p>0.091735</text:p>
              </table:table-cell>
              <table:table-cell office:value-type="float" office:value="0.143844">
                <text:p>0.143844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084cm" svg:height="7.561cm" xlink:href=".." xlink:type="simple" chart:class="chart:scatter" chart:style-name="ch1">
        <chart:title svg:x="8.435cm" svg:y="0.287cm" chart:style-name="ch2">
          <text:p>g-2_error_vs_ns_Cu</text:p>
        </chart:title>
        <chart:legend chart:legend-position="end" svg:x="19.317cm" svg:y="2.983cm" style:legend-expansion="high" chart:style-name="ch3"/>
        <chart:plot-area chart:style-name="ch4" table:cell-range-address="my_simu.V50:my_simu.Y55 my_simu.W49:my_simu.Y49" chart:data-source-has-labels="row" svg:x="0.871cm" svg:y="1.519cm" svg:width="17.604cm" svg:height="5.471cm">
          <chartooo:coordinate-region svg:x="1.783cm" svg:y="1.718cm" svg:width="16.042cm" svg:height="4.62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my_simu.W50:my_simu.W55" chart:label-cell-address="my_simu.W49:my_simu.W49" chart:class="chart:scatter">
            <chart:domain table:cell-range-address="my_simu.V50:my_simu.V55"/>
            <chart:data-point chart:repeated="6"/>
          </chart:series>
          <chart:series chart:style-name="ch9" chart:values-cell-range-address="my_simu.X50:my_simu.X55" chart:label-cell-address="my_simu.X49:my_simu.X49" chart:class="chart:scatter">
            <chart:data-point chart:repeated="6"/>
          </chart:series>
          <chart:series chart:style-name="ch10" chart:values-cell-range-address="my_simu.Y50:my_simu.Y55" chart:label-cell-address="my_simu.Y49:my_simu.Y49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  <table:table-cell office:value-type="string">
                <text:p>Cu</text:p>
                <draw:g>
                  <svg:desc>my_simu.W49:my_simu.W49</svg:desc>
                </draw:g>
              </table:table-cell>
              <table:table-cell office:value-type="string">
                <text:p>Pb</text:p>
                <draw:g>
                  <svg:desc>my_simu.X49:my_simu.X49</svg:desc>
                </draw:g>
              </table:table-cell>
              <table:table-cell office:value-type="string">
                <text:p>Al</text:p>
                <draw:g>
                  <svg:desc>my_simu.Y49:my_simu.Y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">
                <text:p>5000</text:p>
                <draw:g>
                  <svg:desc>my_simu.V50:my_simu.V55</svg:desc>
                </draw:g>
              </table:table-cell>
              <table:table-cell office:value-type="float" office:value="0.121465">
                <text:p>0.121465</text:p>
                <draw:g>
                  <svg:desc>my_simu.W50:my_simu.W55</svg:desc>
                </draw:g>
              </table:table-cell>
              <table:table-cell office:value-type="float" office:value="0.104768">
                <text:p>0.104768</text:p>
                <draw:g>
                  <svg:desc>my_simu.X50:my_simu.X55</svg:desc>
                </draw:g>
              </table:table-cell>
              <table:table-cell office:value-type="float" office:value="0.106722">
                <text:p>0.106722</text:p>
                <draw:g>
                  <svg:desc>my_simu.Y50:my_simu.Y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">
                <text:p>20000</text:p>
              </table:table-cell>
              <table:table-cell office:value-type="float" office:value="0.0578328">
                <text:p>0.0578328</text:p>
              </table:table-cell>
              <table:table-cell office:value-type="float" office:value="0.125225">
                <text:p>0.125225</text:p>
              </table:table-cell>
              <table:table-cell office:value-type="float" office:value="0.185348">
                <text:p>0.1853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0.0915426">
                <text:p>0.0915426</text:p>
              </table:table-cell>
              <table:table-cell office:value-type="float" office:value="0.0936023">
                <text:p>0.0936023</text:p>
              </table:table-cell>
              <table:table-cell office:value-type="float" office:value="0.0810157">
                <text:p>0.08101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00">
                <text:p>200000</text:p>
              </table:table-cell>
              <table:table-cell office:value-type="float" office:value="0.196507">
                <text:p>0.196507</text:p>
              </table:table-cell>
              <table:table-cell office:value-type="float" office:value="0.0204683">
                <text:p>0.0204683</text:p>
              </table:table-cell>
              <table:table-cell office:value-type="float" office:value="0.00298484">
                <text:p>0.002984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">
                <text:p>500000</text:p>
              </table:table-cell>
              <table:table-cell office:value-type="float" office:value="0.00970959">
                <text:p>0.00970959</text:p>
              </table:table-cell>
              <table:table-cell office:value-type="float" office:value="0.00756175">
                <text:p>0.00756175</text:p>
              </table:table-cell>
              <table:table-cell office:value-type="float" office:value="0.0255566">
                <text:p>0.02555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">
                <text:p>1000000</text:p>
              </table:table-cell>
              <table:table-cell office:value-type="float" office:value="0.00464522">
                <text:p>0.00464522</text:p>
              </table:table-cell>
              <table:table-cell office:value-type="float" office:value="0.00517195">
                <text:p>0.00517195</text:p>
              </table:table-cell>
              <table:table-cell office:value-type="float" office:value="0.0121969">
                <text:p>0.0121969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9cm" svg:height="7.72cm" xlink:href=".." xlink:type="simple" chart:class="chart:scatter" chart:style-name="ch1">
        <chart:title svg:x="5.611cm" svg:y="0.29cm" chart:style-name="ch2">
          <text:p>g-2_error_vs_alpha_Cu</text:p>
        </chart:title>
        <chart:legend chart:legend-position="end" svg:x="14.252cm" svg:y="3.063cm" style:legend-expansion="high" chart:style-name="ch3"/>
        <chart:plot-area chart:style-name="ch4" table:cell-range-address="my_simu.V70:my_simu.Y77 my_simu.W69:my_simu.Y69" chart:data-source-has-labels="row" svg:x="0.77cm" svg:y="1.531cm" svg:width="12.842cm" svg:height="5.615cm">
          <chartooo:coordinate-region svg:x="1.682cm" svg:y="1.73cm" svg:width="11.598cm" svg:height="4.76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my_simu.W70:my_simu.W77" chart:label-cell-address="my_simu.W69:my_simu.W69" chart:class="chart:scatter">
            <chart:domain table:cell-range-address="my_simu.V70:my_simu.V77"/>
            <chart:data-point chart:repeated="8"/>
          </chart:series>
          <chart:series chart:style-name="ch8" chart:values-cell-range-address="my_simu.X70:my_simu.X77" chart:label-cell-address="my_simu.X69:my_simu.X69" chart:class="chart:scatter">
            <chart:data-point chart:repeated="8"/>
          </chart:series>
          <chart:series chart:style-name="ch9" chart:values-cell-range-address="my_simu.Y70:my_simu.Y77" chart:label-cell-address="my_simu.Y69:my_simu.Y69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  <table:table-cell office:value-type="string">
                <text:p>Cu</text:p>
                <draw:g>
                  <svg:desc>my_simu.W69:my_simu.W69</svg:desc>
                </draw:g>
              </table:table-cell>
              <table:table-cell office:value-type="string">
                <text:p>Pb</text:p>
                <draw:g>
                  <svg:desc>my_simu.X69:my_simu.X69</svg:desc>
                </draw:g>
              </table:table-cell>
              <table:table-cell office:value-type="string">
                <text:p>Al</text:p>
                <draw:g>
                  <svg:desc>my_simu.Y69:my_simu.Y6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>0.005</text:p>
                <draw:g>
                  <svg:desc>my_simu.V70:my_simu.V77</svg:desc>
                </draw:g>
              </table:table-cell>
              <table:table-cell office:value-type="float" office:value="0.108885">
                <text:p>0.108885</text:p>
                <draw:g>
                  <svg:desc>my_simu.W70:my_simu.W77</svg:desc>
                </draw:g>
              </table:table-cell>
              <table:table-cell office:value-type="float" office:value="NaN">
                <text:p>NaN</text:p>
                <draw:g>
                  <svg:desc>my_simu.X70:my_simu.X77</svg:desc>
                </draw:g>
              </table:table-cell>
              <table:table-cell office:value-type="float" office:value="0.0341287">
                <text:p>0.0341287</text:p>
                <draw:g>
                  <svg:desc>my_simu.Y70:my_simu.Y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105462">
                <text:p>0.105462</text:p>
              </table:table-cell>
              <table:table-cell office:value-type="float" office:value="0.0903527">
                <text:p>0.0903527</text:p>
              </table:table-cell>
              <table:table-cell office:value-type="float" office:value="0.0321871">
                <text:p>0.03218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842642">
                <text:p>0.0842642</text:p>
              </table:table-cell>
              <table:table-cell office:value-type="float" office:value="0.0950537">
                <text:p>0.0950537</text:p>
              </table:table-cell>
              <table:table-cell office:value-type="float" office:value="0.0320847">
                <text:p>0.03208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93244">
                <text:p>0.093244</text:p>
              </table:table-cell>
              <table:table-cell office:value-type="float" office:value="0.0976264">
                <text:p>0.0976264</text:p>
              </table:table-cell>
              <table:table-cell office:value-type="float" office:value="0.199077">
                <text:p>0.1990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791432">
                <text:p>0.0791432</text:p>
              </table:table-cell>
              <table:table-cell office:value-type="float" office:value="NaN">
                <text:p>NaN</text:p>
              </table:table-cell>
              <table:table-cell office:value-type="float" office:value="0.212692">
                <text:p>0.2126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740338">
                <text:p>0.0740338</text:p>
              </table:table-cell>
              <table:table-cell office:value-type="float" office:value="0.111548">
                <text:p>0.1115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">
                <text:p>0.1</text:p>
              </table:table-cell>
              <table:table-cell office:value-type="float" office:value="0.0718983">
                <text:p>0.0718983</text:p>
              </table:table-cell>
              <table:table-cell office:value-type="float" office:value="NaN">
                <text:p>NaN</text:p>
              </table:table-cell>
              <table:table-cell office:value-type="float" office:value="0.0444771">
                <text:p>0.04447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">
                <text:p>0.2</text:p>
              </table:table-cell>
              <table:table-cell office:value-type="float" office:value="0.0606989">
                <text:p>0.0606989</text:p>
              </table:table-cell>
              <table:table-cell office:value-type="float" office:value="0.149208">
                <text:p>0.149208</text:p>
              </table:table-cell>
              <table:table-cell office:value-type="float" office:value="0.0786306">
                <text:p>0.0786306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726cm" svg:height="7.288cm" xlink:href=".." xlink:type="simple" chart:class="chart:scatter" chart:style-name="ch1">
        <chart:title svg:x="7.563cm" svg:y="0.281cm" chart:style-name="ch2">
          <text:p>err_vs_t_Cu</text:p>
        </chart:title>
        <chart:legend chart:legend-position="end" svg:x="15.959cm" svg:y="2.847cm" style:legend-expansion="high" chart:style-name="ch3"/>
        <chart:plot-area chart:style-name="ch4" table:cell-range-address="my_simu.V91:my_simu.Y100 my_simu.W90:my_simu.Y90" chart:data-source-has-labels="row" svg:x="0.811cm" svg:y="0.647cm" svg:width="11.992cm" svg:height="6.267cm">
          <chartooo:coordinate-region svg:x="1.723cm" svg:y="0.847cm" svg:width="10.167cm" svg:height="5.4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my_simu.W91:my_simu.W100" chart:label-cell-address="my_simu.W90:my_simu.W90" chart:class="chart:scatter">
            <chart:domain table:cell-range-address="my_simu.V91:my_simu.V100"/>
            <chart:data-point chart:repeated="10"/>
          </chart:series>
          <chart:series chart:attached-axis="secondary-y" chart:style-name="ch9" chart:values-cell-range-address="my_simu.X91:my_simu.X100" chart:label-cell-address="my_simu.X90:my_simu.X90" chart:class="chart:scatter">
            <chart:data-point chart:repeated="10"/>
          </chart:series>
          <chart:series chart:attached-axis="secondary-y" chart:style-name="ch10" chart:values-cell-range-address="my_simu.Y91:my_simu.Y100" chart:label-cell-address="my_simu.Y90:my_simu.Y90" chart:class="chart:scatte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  <table:table-cell office:value-type="string">
                <text:p>Cu</text:p>
                <draw:g>
                  <svg:desc>my_simu.W90:my_simu.W90</svg:desc>
                </draw:g>
              </table:table-cell>
              <table:table-cell office:value-type="string">
                <text:p>Pb</text:p>
                <draw:g>
                  <svg:desc>my_simu.X90:my_simu.X90</svg:desc>
                </draw:g>
              </table:table-cell>
              <table:table-cell office:value-type="string">
                <text:p>Al</text:p>
                <draw:g>
                  <svg:desc>my_simu.Y90:my_simu.Y9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my_simu.V91:my_simu.V100</svg:desc>
                </draw:g>
              </table:table-cell>
              <table:table-cell office:value-type="float" office:value="0.0525308">
                <text:p>0.0525308</text:p>
                <draw:g>
                  <svg:desc>my_simu.W91:my_simu.W100</svg:desc>
                </draw:g>
              </table:table-cell>
              <table:table-cell office:value-type="float" office:value="0.0646458">
                <text:p>0.0646458</text:p>
                <draw:g>
                  <svg:desc>my_simu.X91:my_simu.X100</svg:desc>
                </draw:g>
              </table:table-cell>
              <table:table-cell office:value-type="float" office:value="0.296638">
                <text:p>0.296638</text:p>
                <draw:g>
                  <svg:desc>my_simu.Y91:my_simu.Y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599612">
                <text:p>0.0599612</text:p>
              </table:table-cell>
              <table:table-cell office:value-type="float" office:value="0.122817">
                <text:p>0.122817</text:p>
              </table:table-cell>
              <table:table-cell office:value-type="float" office:value="0.240179">
                <text:p>0.2401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0.0645518">
                <text:p>0.0645518</text:p>
              </table:table-cell>
              <table:table-cell office:value-type="float" office:value="0.356455">
                <text:p>0.356455</text:p>
              </table:table-cell>
              <table:table-cell office:value-type="float" office:value="0.0736447">
                <text:p>0.07364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0595714">
                <text:p>0.0595714</text:p>
              </table:table-cell>
              <table:table-cell office:value-type="float" office:value="0.130861">
                <text:p>0.130861</text:p>
              </table:table-cell>
              <table:table-cell office:value-type="float" office:value="0.106735">
                <text:p>0.1067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0.0740338">
                <text:p>0.0740338</text:p>
              </table:table-cell>
              <table:table-cell office:value-type="float" office:value="0.105475">
                <text:p>0.105475</text:p>
              </table:table-cell>
              <table:table-cell office:value-type="float" office:value="0.109286">
                <text:p>0.1092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.0878502">
                <text:p>0.0878502</text:p>
              </table:table-cell>
              <table:table-cell office:value-type="float" office:value="0.100266">
                <text:p>0.100266</text:p>
              </table:table-cell>
              <table:table-cell office:value-type="float" office:value="0.113687">
                <text:p>0.1136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0.0966688">
                <text:p>0.0966688</text:p>
              </table:table-cell>
              <table:table-cell office:value-type="float" office:value="0.0576888">
                <text:p>0.05768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.337714">
                <text:p>0.337714</text:p>
              </table:table-cell>
              <table:table-cell office:value-type="float" office:value="0.3133">
                <text:p>0.3133</text:p>
              </table:table-cell>
              <table:table-cell office:value-type="float" office:value="0.108767">
                <text:p>0.1087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0.226299">
                <text:p>0.226299</text:p>
              </table:table-cell>
              <table:table-cell office:value-type="float" office:value="0.16705">
                <text:p>0.16705</text:p>
              </table:table-cell>
              <table:table-cell office:value-type="float" office:value="0.00053273">
                <text:p>0.000532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7658">
                <text:p>0.157658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483cm" svg:height="8.166cm" xlink:href=".." xlink:type="simple" chart:class="chart:scatter" chart:style-name="ch1">
        <chart:legend chart:legend-position="end" svg:x="15.716cm" svg:y="3.286cm" style:legend-expansion="high" chart:style-name="ch2"/>
        <chart:plot-area chart:style-name="ch3" table:cell-range-address="my_simu.V110:my_simu.Y119 my_simu.W109:my_simu.Y109" chart:data-source-has-labels="row" svg:x="0.799cm" svg:y="0.787cm" svg:width="14.219cm" svg:height="6.796cm">
          <chartooo:coordinate-region svg:x="2.082cm" svg:y="0.987cm" svg:width="12.75cm" svg:height="5.9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y_simu.W110:my_simu.W119" chart:label-cell-address="my_simu.W109:my_simu.W109" chart:class="chart:scatter">
            <chart:domain table:cell-range-address="my_simu.V110:my_simu.V119"/>
            <chart:data-point chart:repeated="10"/>
          </chart:series>
          <chart:series chart:style-name="ch7" chart:values-cell-range-address="my_simu.X110:my_simu.X119" chart:label-cell-address="my_simu.X109:my_simu.X109" chart:class="chart:scatter">
            <chart:data-point chart:repeated="10"/>
          </chart:series>
          <chart:series chart:style-name="ch8" chart:values-cell-range-address="my_simu.Y110:my_simu.Y119" chart:label-cell-address="my_simu.Y109:my_simu.Y109" chart:class="chart:scatte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  <table:table-cell office:value-type="string">
                <text:p>Cu</text:p>
                <draw:g>
                  <svg:desc>my_simu.W109:my_simu.W109</svg:desc>
                </draw:g>
              </table:table-cell>
              <table:table-cell office:value-type="string">
                <text:p>Pb</text:p>
                <draw:g>
                  <svg:desc>my_simu.X109:my_simu.X109</svg:desc>
                </draw:g>
              </table:table-cell>
              <table:table-cell office:value-type="string">
                <text:p>Al</text:p>
                <draw:g>
                  <svg:desc>my_simu.Y109:my_simu.Y10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my_simu.V110:my_simu.V119</svg:desc>
                </draw:g>
              </table:table-cell>
              <table:table-cell office:value-type="float" office:value="0.00152772">
                <text:p>0.00152772</text:p>
                <draw:g>
                  <svg:desc>my_simu.W110:my_simu.W119</svg:desc>
                </draw:g>
              </table:table-cell>
              <table:table-cell office:value-type="float" office:value="0.00154912">
                <text:p>0.00154912</text:p>
                <draw:g>
                  <svg:desc>my_simu.X110:my_simu.X119</svg:desc>
                </draw:g>
              </table:table-cell>
              <table:table-cell office:value-type="float" office:value="0.000827141">
                <text:p>0.000827141</text:p>
                <draw:g>
                  <svg:desc>my_simu.Y110:my_simu.Y1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014018">
                <text:p>0.0014018</text:p>
              </table:table-cell>
              <table:table-cell office:value-type="float" office:value="0.00141763">
                <text:p>0.00141763</text:p>
              </table:table-cell>
              <table:table-cell office:value-type="float" office:value="0.000798375">
                <text:p>0.000798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0.001264">
                <text:p>0.001264</text:p>
              </table:table-cell>
              <table:table-cell office:value-type="float" office:value="0.00127608">
                <text:p>0.00127608</text:p>
              </table:table-cell>
              <table:table-cell office:value-type="float" office:value="0.000771744">
                <text:p>0.0007717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0011265">
                <text:p>0.0011265</text:p>
              </table:table-cell>
              <table:table-cell office:value-type="float" office:value="0.00113223">
                <text:p>0.00113223</text:p>
              </table:table-cell>
              <table:table-cell office:value-type="float" office:value="0.000746461">
                <text:p>0.0007464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0.00098684">
                <text:p>0.00098684</text:p>
              </table:table-cell>
              <table:table-cell office:value-type="float" office:value="0.000990084">
                <text:p>0.000990084</text:p>
              </table:table-cell>
              <table:table-cell office:value-type="float" office:value="0.000718144">
                <text:p>0.0007181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.000864951">
                <text:p>0.000864951</text:p>
              </table:table-cell>
              <table:table-cell office:value-type="float" office:value="0.000864695">
                <text:p>0.000864695</text:p>
              </table:table-cell>
              <table:table-cell office:value-type="float" office:value="0.000691625">
                <text:p>0.000691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.000494428">
                <text:p>0.000494428</text:p>
              </table:table-cell>
              <table:table-cell office:value-type="float" office:value="0.000492548">
                <text:p>0.000492548</text:p>
              </table:table-cell>
              <table:table-cell office:value-type="float" office:value="0.000575212">
                <text:p>0.0005752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.000206211">
                <text:p>0.000206211</text:p>
              </table:table-cell>
              <table:table-cell office:value-type="float" office:value="0.000204837">
                <text:p>0.000204837</text:p>
              </table:table-cell>
              <table:table-cell office:value-type="float" office:value="0.000332272">
                <text:p>0.0003322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0.0000738655">
                <text:p>0.0000738655</text:p>
              </table:table-cell>
              <table:table-cell office:value-type="float" office:value="0.000073938">
                <text:p>0.000073938</text:p>
              </table:table-cell>
              <table:table-cell office:value-type="float" office:value="0.000119784">
                <text:p>0.0001197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0.0000230036">
                <text:p>0.0000230036</text:p>
              </table:table-cell>
              <table:table-cell office:value-type="float" office:value="0.0000226356">
                <text:p>0.0000226356</text:p>
              </table:table-cell>
              <table:table-cell office:value-type="float" office:value="0.0000379804">
                <text:p>0.0000379804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168cm" svg:height="12.196cm" xlink:href=".." xlink:type="simple" chart:class="chart:scatter" chart:style-name="ch1">
        <chart:legend chart:legend-position="end" svg:x="16.242cm" svg:y="5.55cm" style:legend-expansion="high" chart:style-name="ch2"/>
        <chart:plot-area chart:style-name="ch3" table:cell-range-address="my_simu.A178:my_simu.A187 my_simu.Z171:my_simu.AA201 my_simu.AA170:my_simu.AA170 my_simu.AD170:my_simu.AD201" chart:data-source-has-labels="both" svg:x="1.374cm" svg:y="1.107cm" svg:width="14.142cm" svg:height="9.865cm">
          <chartooo:coordinate-region svg:x="2.286cm" svg:y="1.306cm" svg:width="13.043cm" svg:height="9.019cm"/>
          <chart:axis chart:dimension="x" chart:name="primary-x" chart:style-name="ch4" chartooo:axis-type="auto">
            <chart:title svg:x="8.15cm" svg:y="11.215cm" chart:style-name="ch5">
              <text:p>W2</text:p>
            </chart:title>
            <chart:categories table:cell-range-address="my_simu.A178:my_simu.A187"/>
          </chart:axis>
          <chart:axis chart:dimension="y" chart:name="primary-y" chart:style-name="ch4">
            <chart:title svg:x="0.451cm" svg:y="6.718cm" chart:style-name="ch6">
              <text:p>g-2 error</text:p>
            </chart:title>
            <chart:grid chart:style-name="ch7" chart:class="major"/>
          </chart:axis>
          <chart:series chart:style-name="ch8" chart:values-cell-range-address="my_simu.AA171:my_simu.AA201" chart:label-cell-address="my_simu.AA170:my_simu.AA170" chart:class="chart:scatter">
            <chart:domain table:cell-range-address="my_simu.Z171:my_simu.Z201"/>
            <chart:data-point chart:repeated="31"/>
          </chart:series>
          <chart:series chart:style-name="ch9" chart:values-cell-range-address="my_simu.AD171:my_simu.AD201" chart:label-cell-address="my_simu.AD170:my_simu.AD170" chart:class="chart:scatter"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Cu</text:p>
                <draw:g>
                  <svg:desc>my_simu.AA170:my_simu.AA170</svg:desc>
                </draw:g>
              </table:table-cell>
              <table:table-cell office:value-type="string">
                <text:p>test</text:p>
                <draw:g>
                  <svg:desc>my_simu.AD170:my_simu.AD170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my_simu.A178:my_simu.A187</svg:desc>
                </draw:g>
              </table:table-cell>
              <table:table-cell office:value-type="float" office:value="20">
                <text:p>20</text:p>
                <draw:g>
                  <svg:desc>my_simu.Z171:my_simu.Z201</svg:desc>
                </draw:g>
              </table:table-cell>
              <table:table-cell office:value-type="float" office:value="0.221909">
                <text:p>0.221909</text:p>
                <draw:g>
                  <svg:desc>my_simu.AA171:my_simu.AA201</svg:desc>
                </draw:g>
              </table:table-cell>
              <table:table-cell office:value-type="float" office:value="0.163646">
                <text:p>0.163646</text:p>
                <draw:g>
                  <svg:desc>my_simu.AD171:my_simu.AD201</svg:desc>
                </draw:g>
              </table:table-cell>
            </table:table-row>
            <table:table-row>
              <table:table-cell office:value-type="float" office:value="12.5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0.0456776">
                <text:p>0.045677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0.296928">
                <text:p>0.296928</text:p>
              </table:table-cell>
              <table:table-cell office:value-type="float" office:value="0.0532964">
                <text:p>0.0532964</text:p>
              </table:table-cell>
            </table:table-row>
            <table:table-row>
              <table:table-cell office:value-type="float" office:value="17.5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0.199065">
                <text:p>0.199065</text:p>
              </table:table-cell>
              <table:table-cell office:value-type="float" office:value="0.0582941">
                <text:p>0.058294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0.153373">
                <text:p>0.153373</text:p>
              </table:table-cell>
              <table:table-cell office:value-type="float" office:value="0.0551362">
                <text:p>0.0551362</text:p>
              </table:table-cell>
            </table:table-row>
            <table:table-row>
              <table:table-cell office:value-type="float" office:value="22.5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0.240439">
                <text:p>0.240439</text:p>
              </table:table-cell>
              <table:table-cell office:value-type="float" office:value="0.151528">
                <text:p>0.151528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0.0669075">
                <text:p>0.0669075</text:p>
              </table:table-cell>
            </table:table-row>
            <table:table-row>
              <table:table-cell office:value-type="float" office:value="27.5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0.232584">
                <text:p>0.232584</text:p>
              </table:table-cell>
              <table:table-cell office:value-type="float" office:value="0.0657262">
                <text:p>0.065726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0.028219">
                <text:p>0.028219</text:p>
              </table:table-cell>
              <table:table-cell office:value-type="float" office:value="0.0498299">
                <text:p>0.0498299</text:p>
              </table:table-cell>
            </table:table-row>
            <table:table-row>
              <table:table-cell office:value-type="float" office:value="32.5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112841">
                <text:p>0.112841</text:p>
              </table:table-cell>
              <table:table-cell office:value-type="float" office:value="0.078745">
                <text:p>0.078745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0.0699146">
                <text:p>0.0699146</text:p>
              </table:table-cell>
            </table:table-row>
            <table:table-row>
              <table:table-cell office:value-type="string"/>
              <table:table-cell office:value-type="float" office:value="31">
                <text:p>31</text:p>
              </table:table-cell>
              <table:table-cell office:value-type="float" office:value="0.0952145">
                <text:p>0.0952145</text:p>
              </table:table-cell>
              <table:table-cell office:value-type="float" office:value="0.0865021">
                <text:p>0.0865021</text:p>
              </table:table-cell>
            </table:table-row>
            <table:table-row>
              <table:table-cell office:value-type="string"/>
              <table:table-cell office:value-type="float" office:value="32">
                <text:p>32</text:p>
              </table:table-cell>
              <table:table-cell office:value-type="float" office:value="0.119981">
                <text:p>0.119981</text:p>
              </table:table-cell>
              <table:table-cell office:value-type="float" office:value="0.050807">
                <text:p>0.050807</text:p>
              </table:table-cell>
            </table:table-row>
            <table:table-row>
              <table:table-cell office:value-type="string"/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0.0603896">
                <text:p>0.0603896</text:p>
              </table:table-cell>
            </table:table-row>
            <table:table-row>
              <table:table-cell office:value-type="string"/>
              <table:table-cell office:value-type="float" office:value="34">
                <text:p>34</text:p>
              </table:table-cell>
              <table:table-cell office:value-type="float" office:value="0.163463">
                <text:p>0.163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5">
                <text:p>35</text:p>
              </table:table-cell>
              <table:table-cell office:value-type="float" office:value="0.170041">
                <text:p>0.1700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">
                <text:p>36</text:p>
              </table:table-cell>
              <table:table-cell office:value-type="float" office:value="0.432425">
                <text:p>0.432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0.14182">
                <text:p>0.14182</text:p>
              </table:table-cell>
            </table:table-row>
            <table:table-row>
              <table:table-cell office:value-type="string"/>
              <table:table-cell office:value-type="float" office:value="38">
                <text:p>38</text:p>
              </table:table-cell>
              <table:table-cell office:value-type="float" office:value="0.184977">
                <text:p>0.184977</text:p>
              </table:table-cell>
              <table:table-cell office:value-type="float" office:value="0.00218331">
                <text:p>0.00218331</text:p>
              </table:table-cell>
            </table:table-row>
            <table:table-row>
              <table:table-cell office:value-type="string"/>
              <table:table-cell office:value-type="float" office:value="39">
                <text:p>39</text:p>
              </table:table-cell>
              <table:table-cell office:value-type="float" office:value="0.121428">
                <text:p>0.121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  <table:table-cell office:value-type="float" office:value="0.135354">
                <text:p>0.135354</text:p>
              </table:table-cell>
              <table:table-cell office:value-type="float" office:value="0.0763711">
                <text:p>0.0763711</text:p>
              </table:table-cell>
            </table:table-row>
            <table:table-row>
              <table:table-cell office:value-type="string"/>
              <table:table-cell office:value-type="float" office:value="41">
                <text:p>41</text:p>
              </table:table-cell>
              <table:table-cell office:value-type="float" office:value="0.0781746">
                <text:p>0.0781746</text:p>
              </table:table-cell>
              <table:table-cell office:value-type="float" office:value="0.08129">
                <text:p>0.08129</text:p>
              </table:table-cell>
            </table:table-row>
            <table:table-row>
              <table:table-cell office:value-type="string"/>
              <table:table-cell office:value-type="float" office:value="42">
                <text:p>42</text:p>
              </table:table-cell>
              <table:table-cell office:value-type="float" office:value="0.123484">
                <text:p>0.123484</text:p>
              </table:table-cell>
              <table:table-cell office:value-type="float" office:value="0.117973">
                <text:p>0.117973</text:p>
              </table:table-cell>
            </table:table-row>
            <table:table-row>
              <table:table-cell office:value-type="string"/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0.0648136">
                <text:p>0.0648136</text:p>
              </table:table-cell>
            </table:table-row>
            <table:table-row>
              <table:table-cell office:value-type="string"/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0.0789891">
                <text:p>0.0789891</text:p>
              </table:table-cell>
            </table:table-row>
            <table:table-row>
              <table:table-cell office:value-type="string"/>
              <table:table-cell office:value-type="float" office:value="45">
                <text:p>45</text:p>
              </table:table-cell>
              <table:table-cell office:value-type="float" office:value="0.0628611">
                <text:p>0.0628611</text:p>
              </table:table-cell>
              <table:table-cell office:value-type="float" office:value="0.118481">
                <text:p>0.118481</text:p>
              </table:table-cell>
            </table:table-row>
            <table:table-row>
              <table:table-cell office:value-type="string"/>
              <table:table-cell office:value-type="float" office:value="46">
                <text:p>46</text:p>
              </table:table-cell>
              <table:table-cell office:value-type="float" office:value="0.145007">
                <text:p>0.145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7">
                <text:p>47</text:p>
              </table:table-cell>
              <table:table-cell office:value-type="float" office:value="0.138678">
                <text:p>0.138678</text:p>
              </table:table-cell>
              <table:table-cell office:value-type="float" office:value="0.226028">
                <text:p>0.226028</text:p>
              </table:table-cell>
            </table:table-row>
            <table:table-row>
              <table:table-cell office:value-type="string"/>
              <table:table-cell office:value-type="float" office:value="48">
                <text:p>48</text:p>
              </table:table-cell>
              <table:table-cell office:value-type="float" office:value="0.0575732">
                <text:p>0.0575732</text:p>
              </table:table-cell>
              <table:table-cell office:value-type="float" office:value="0.0947882">
                <text:p>0.0947882</text:p>
              </table:table-cell>
            </table:table-row>
            <table:table-row>
              <table:table-cell office:value-type="string"/>
              <table:table-cell office:value-type="float" office:value="49">
                <text:p>49</text:p>
              </table:table-cell>
              <table:table-cell office:value-type="float" office:value="0.0631539">
                <text:p>0.06315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0.0740338">
                <text:p>0.074033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6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084cm" svg:height="7.561cm" xlink:href=".." xlink:type="simple" chart:class="chart:scatter" chart:style-name="ch1">
        <chart:legend chart:legend-position="end" svg:x="16.671cm" svg:y="3.481cm" style:legend-expansion="high" chart:style-name="ch2"/>
        <chart:plot-area chart:style-name="ch3" table:cell-range-address="Sheet1.A29:Sheet1.B34 Sheet1.B28:Sheet1.B28" chart:data-source-has-labels="row" svg:x="0.871cm" svg:y="0.739cm" svg:width="14.958cm" svg:height="6.251cm">
          <chartooo:coordinate-region svg:x="2.789cm" svg:y="0.938cm" svg:width="12.205cm" svg:height="5.40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9:Sheet1.B34" chart:label-cell-address="Sheet1.B28:Sheet1.B28" chart:class="chart:scatter">
            <chart:domain table:cell-range-address="Sheet1.A29:Sheet1.A34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-2_error_vs_ns_Cu</text:p>
                <draw:g>
                  <svg:desc>Sheet1.B28:Sheet1.B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">
                <text:p>5000</text:p>
                <draw:g>
                  <svg:desc>Sheet1.A29:Sheet1.A34</svg:desc>
                </draw:g>
              </table:table-cell>
              <table:table-cell office:value-type="float" office:value="0.0511397">
                <text:p>0.0511397</text:p>
                <draw:g>
                  <svg:desc>Sheet1.B29:Sheet1.B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">
                <text:p>20000</text:p>
              </table:table-cell>
              <table:table-cell office:value-type="float" office:value="0.0283063">
                <text:p>0.02830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0.0196104">
                <text:p>0.01961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00">
                <text:p>200000</text:p>
              </table:table-cell>
              <table:table-cell office:value-type="float" office:value="0.00771853">
                <text:p>0.007718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">
                <text:p>500000</text:p>
              </table:table-cell>
              <table:table-cell office:value-type="float" office:value="0.00479356">
                <text:p>0.004793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">
                <text:p>1000000</text:p>
              </table:table-cell>
              <table:table-cell office:value-type="float" office:value="0.00335302">
                <text:p>0.003353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36cm" svg:y="3.952cm" style:legend-expansion="high" chart:style-name="ch2"/>
        <chart:plot-area chart:style-name="ch3" table:cell-range-address="my_simu.A205:my_simu.A214 my_simu.Z206:my_simu.AB235 my_simu.AA205:my_simu.AB205" chart:data-source-has-labels="both" svg:x="1.331cm" svg:y="0.855cm" svg:width="10.965cm" svg:height="6.984cm">
          <chartooo:coordinate-region svg:x="2.243cm" svg:y="1.054cm" svg:width="9.813cm" svg:height="6.138cm"/>
          <chart:axis chart:dimension="x" chart:name="primary-x" chart:style-name="ch4" chartooo:axis-type="auto">
            <chart:title svg:x="6.385cm" svg:y="8.019cm" chart:style-name="ch5">
              <text:p>d2_3</text:p>
            </chart:title>
            <chart:categories table:cell-range-address="my_simu.A205:my_simu.A214"/>
          </chart:axis>
          <chart:axis chart:dimension="y" chart:name="primary-y" chart:style-name="ch4">
            <chart:title svg:x="0.451cm" svg:y="5.026cm" chart:style-name="ch6">
              <text:p>g-2 error</text:p>
            </chart:title>
            <chart:grid chart:style-name="ch7" chart:class="major"/>
          </chart:axis>
          <chart:series chart:style-name="ch8" chart:values-cell-range-address="my_simu.AA206:my_simu.AA235" chart:label-cell-address="my_simu.AA205:my_simu.AA205" chart:class="chart:scatter">
            <chart:domain table:cell-range-address="my_simu.Z206:my_simu.Z235"/>
            <chart:data-point chart:repeated="30"/>
          </chart:series>
          <chart:series chart:style-name="ch9" chart:values-cell-range-address="my_simu.AB206:my_simu.AB235" chart:label-cell-address="my_simu.AB205:my_simu.AB205" chart:class="chart:scatter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Cu, W2=50</text:p>
                <draw:g>
                  <svg:desc>my_simu.AA205:my_simu.AA205</svg:desc>
                </draw:g>
              </table:table-cell>
              <table:table-cell office:value-type="string">
                <text:p>Cu, W2=20</text:p>
                <draw:g>
                  <svg:desc>my_simu.AB205:my_simu.AB20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my_simu.A205:my_simu.A214</svg:desc>
                </draw:g>
              </table:table-cell>
              <table:table-cell office:value-type="float" office:value="2">
                <text:p>2</text:p>
                <draw:g>
                  <svg:desc>my_simu.Z206:my_simu.Z235</svg:desc>
                </draw:g>
              </table:table-cell>
              <table:table-cell office:value-type="float" office:value="0.0958739">
                <text:p>0.0958739</text:p>
                <draw:g>
                  <svg:desc>my_simu.AA206:my_simu.AA235</svg:desc>
                </draw:g>
              </table:table-cell>
              <table:table-cell office:value-type="float" office:value="0.16817">
                <text:p>0.16817</text:p>
                <draw:g>
                  <svg:desc>my_simu.AB206:my_simu.AB235</svg:desc>
                </draw:g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2.1">
                <text:p>2.1</text:p>
              </table:table-cell>
              <table:table-cell office:value-type="float" office:value="0.159213">
                <text:p>0.159213</text:p>
              </table:table-cell>
              <table:table-cell office:value-type="float" office:value="0.16817">
                <text:p>0.1681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2">
                <text:p>2.2</text:p>
              </table:table-cell>
              <table:table-cell office:value-type="float" office:value="0.0993843">
                <text:p>0.0993843</text:p>
              </table:table-cell>
              <table:table-cell office:value-type="float" office:value="0.16817">
                <text:p>0.16817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2.3">
                <text:p>2.3</text:p>
              </table:table-cell>
              <table:table-cell office:value-type="float" office:value="0.125449">
                <text:p>0.125449</text:p>
              </table:table-cell>
              <table:table-cell office:value-type="float" office:value="0.16817">
                <text:p>0.1681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4">
                <text:p>2.4</text:p>
              </table:table-cell>
              <table:table-cell office:value-type="float" office:value="0.135059">
                <text:p>0.135059</text:p>
              </table:table-cell>
              <table:table-cell office:value-type="float" office:value="0.16817">
                <text:p>0.16817</text:p>
              </table:table-cell>
            </table:table-row>
            <table:table-row>
              <table:table-cell office:value-type="float" office:value="3.5">
                <text:p/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0.16817">
                <text:p>0.1681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6">
                <text:p>2.6</text:p>
              </table:table-cell>
              <table:table-cell office:value-type="float" office:value="0.112295">
                <text:p>0.112295</text:p>
              </table:table-cell>
              <table:table-cell office:value-type="float" office:value="0.16817">
                <text:p>0.16817</text:p>
              </table:table-cell>
            </table:table-row>
            <table:table-row>
              <table:table-cell office:value-type="float" office:value="4.5">
                <text:p/>
              </table:table-cell>
              <table:table-cell office:value-type="float" office:value="2.7">
                <text:p>2.7</text:p>
              </table:table-cell>
              <table:table-cell office:value-type="float" office:value="0.163957">
                <text:p>0.163957</text:p>
              </table:table-cell>
              <table:table-cell office:value-type="float" office:value="0.16817">
                <text:p>0.1681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.8">
                <text:p>2.8</text:p>
              </table:table-cell>
              <table:table-cell office:value-type="float" office:value="0.221369">
                <text:p>0.221369</text:p>
              </table:table-cell>
              <table:table-cell office:value-type="float" office:value="0.16817">
                <text:p>0.16817</text:p>
              </table:table-cell>
            </table:table-row>
            <table:table-row>
              <table:table-cell office:value-type="float" office:value="5.5">
                <text:p>10</text:p>
              </table:table-cell>
              <table:table-cell office:value-type="float" office:value="2.9">
                <text:p>2.9</text:p>
              </table:table-cell>
              <table:table-cell office:value-type="float" office:value="0.310454">
                <text:p>0.310454</text:p>
              </table:table-cell>
              <table:table-cell office:value-type="float" office:value="0.162901">
                <text:p>0.162901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.163646">
                <text:p>0.163646</text:p>
              </table:table-cell>
            </table:table-row>
            <table:table-row>
              <table:table-cell office:value-type="string"/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0.220325">
                <text:p>0.220325</text:p>
              </table:table-cell>
            </table:table-row>
            <table:table-row>
              <table:table-cell office:value-type="string"/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  <table:table-cell office:value-type="float" office:value="0.0941067">
                <text:p>0.0941067</text:p>
              </table:table-cell>
            </table:table-row>
            <table:table-row>
              <table:table-cell office:value-type="string"/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  <table:table-cell office:value-type="float" office:value="0.0581394">
                <text:p>0.0581394</text:p>
              </table:table-cell>
            </table:table-row>
            <table:table-row>
              <table:table-cell office:value-type="string"/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0.284647">
                <text:p>0.284647</text:p>
              </table:table-cell>
            </table:table-row>
            <table:table-row>
              <table:table-cell office:value-type="string"/>
              <table:table-cell office:value-type="float" office:value="3.6">
                <text:p>3.6</text:p>
              </table:table-cell>
              <table:table-cell office:value-type="float" office:value="0.120025">
                <text:p>0.120025</text:p>
              </table:table-cell>
              <table:table-cell office:value-type="float" office:value="0.246761">
                <text:p>0.246761</text:p>
              </table:table-cell>
            </table:table-row>
            <table:table-row>
              <table:table-cell office:value-type="string"/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0.147104">
                <text:p>0.147104</text:p>
              </table:table-cell>
            </table:table-row>
            <table:table-row>
              <table:table-cell office:value-type="string"/>
              <table:table-cell office:value-type="float" office:value="3.8">
                <text:p>3.8</text:p>
              </table:table-cell>
              <table:table-cell office:value-type="float" office:value="0.13144">
                <text:p>0.13144</text:p>
              </table:table-cell>
              <table:table-cell office:value-type="float" office:value="0.134009">
                <text:p>0.134009</text:p>
              </table:table-cell>
            </table:table-row>
            <table:table-row>
              <table:table-cell office:value-type="string"/>
              <table:table-cell office:value-type="float" office:value="3.9">
                <text:p>3.9</text:p>
              </table:table-cell>
              <table:table-cell office:value-type="float" office:value="NaN">
                <text:p>NaN</text:p>
              </table:table-cell>
              <table:table-cell office:value-type="float" office:value="0.133264">
                <text:p>0.133264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.164828">
                <text:p>0.164828</text:p>
              </table:table-cell>
            </table:table-row>
            <table:table-row>
              <table:table-cell office:value-type="string"/>
              <table:table-cell office:value-type="float" office:value="4.1">
                <text:p>4.1</text:p>
              </table:table-cell>
              <table:table-cell office:value-type="float" office:value="NaN">
                <text:p>NaN</text:p>
              </table:table-cell>
              <table:table-cell office:value-type="float" office:value="0.145283">
                <text:p>0.145283</text:p>
              </table:table-cell>
            </table:table-row>
            <table:table-row>
              <table:table-cell office:value-type="string"/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0.256941">
                <text:p>0.256941</text:p>
              </table:table-cell>
            </table:table-row>
            <table:table-row>
              <table:table-cell office:value-type="string"/>
              <table:table-cell office:value-type="float" office:value="4.3">
                <text:p>4.3</text:p>
              </table:table-cell>
              <table:table-cell office:value-type="float" office:value="NaN">
                <text:p>NaN</text:p>
              </table:table-cell>
              <table:table-cell office:value-type="float" office:value="0.101437">
                <text:p>0.101437</text:p>
              </table:table-cell>
            </table:table-row>
            <table:table-row>
              <table:table-cell office:value-type="string"/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  <table:table-cell office:value-type="float" office:value="0.0823572">
                <text:p>0.0823572</text:p>
              </table:table-cell>
            </table:table-row>
            <table:table-row>
              <table:table-cell office:value-type="string"/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6">
                <text:p>4.6</text:p>
              </table:table-cell>
              <table:table-cell office:value-type="float" office:value="0.105424">
                <text:p>0.105424</text:p>
              </table:table-cell>
              <table:table-cell office:value-type="float" office:value="0.0732947">
                <text:p>0.0732947</text:p>
              </table:table-cell>
            </table:table-row>
            <table:table-row>
              <table:table-cell office:value-type="string"/>
              <table:table-cell office:value-type="float" office:value="4.7">
                <text:p>4.7</text:p>
              </table:table-cell>
              <table:table-cell office:value-type="float" office:value="0.104737">
                <text:p>0.104737</text:p>
              </table:table-cell>
              <table:table-cell office:value-type="float" office:value="0.101708">
                <text:p>0.101708</text:p>
              </table:table-cell>
            </table:table-row>
            <table:table-row>
              <table:table-cell office:value-type="string"/>
              <table:table-cell office:value-type="float" office:value="4.8">
                <text:p>4.8</text:p>
              </table:table-cell>
              <table:table-cell office:value-type="float" office:value="0.0910879">
                <text:p>0.09108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9">
                <text:p>4.9</text:p>
              </table:table-cell>
              <table:table-cell office:value-type="float" office:value="0.0757119">
                <text:p>0.075711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233cm" svg:y="3.703cm" style:legend-expansion="high" chart:style-name="ch2"/>
        <chart:plot-area chart:style-name="ch3" table:cell-range-address="my_simu.AJ109:my_simu.AM118 my_simu.AK108:my_simu.AM108" chart:data-source-has-labels="row" svg:x="0.77cm" svg:y="0.855cm" svg:width="12.823cm" svg:height="7.545cm">
          <chartooo:coordinate-region svg:x="1.682cm" svg:y="1.054cm" svg:width="11.579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y_simu.AK109:my_simu.AK118" chart:label-cell-address="my_simu.AK108:my_simu.AK108" chart:class="chart:scatter">
            <chart:domain table:cell-range-address="my_simu.AJ109:my_simu.AJ118"/>
            <chart:data-point chart:repeated="10"/>
          </chart:series>
          <chart:series chart:style-name="ch7" chart:values-cell-range-address="my_simu.AL109:my_simu.AL118" chart:label-cell-address="my_simu.AL108:my_simu.AL108" chart:class="chart:scatter">
            <chart:data-point chart:repeated="10"/>
          </chart:series>
          <chart:series chart:style-name="ch8" chart:values-cell-range-address="my_simu.AM109:my_simu.AM118" chart:label-cell-address="my_simu.AM108:my_simu.AM108" chart:class="chart:scatte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J</text:p>
              </table:table-cell>
              <table:table-cell office:value-type="string">
                <text:p>Cu</text:p>
                <draw:g>
                  <svg:desc>my_simu.AK108:my_simu.AK108</svg:desc>
                </draw:g>
              </table:table-cell>
              <table:table-cell office:value-type="string">
                <text:p>Pb</text:p>
                <draw:g>
                  <svg:desc>my_simu.AL108:my_simu.AL108</svg:desc>
                </draw:g>
              </table:table-cell>
              <table:table-cell office:value-type="string">
                <text:p>Al</text:p>
                <draw:g>
                  <svg:desc>my_simu.AM108:my_simu.AM10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y_simu.AJ109:my_simu.AJ118</svg:desc>
                </draw:g>
              </table:table-cell>
              <table:table-cell office:value-type="float" office:value="0.0740338">
                <text:p>0.0740338</text:p>
                <draw:g>
                  <svg:desc>my_simu.AK109:my_simu.AK118</svg:desc>
                </draw:g>
              </table:table-cell>
              <table:table-cell office:value-type="float" office:value="0.111548">
                <text:p>0.111548</text:p>
                <draw:g>
                  <svg:desc>my_simu.AL109:my_simu.AL118</svg:desc>
                </draw:g>
              </table:table-cell>
              <table:table-cell office:value-type="float" office:value="NaN">
                <text:p>NaN</text:p>
                <draw:g>
                  <svg:desc>my_simu.AM109:my_simu.AM1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.0891719">
                <text:p>0.0891719</text:p>
              </table:table-cell>
              <table:table-cell office:value-type="float" office:value="0.22132">
                <text:p>0.221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0.0879163">
                <text:p>0.0879163</text:p>
              </table:table-cell>
              <table:table-cell office:value-type="float" office:value="0.0901952">
                <text:p>0.09019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0.0863431">
                <text:p>0.08634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  <table:table-cell office:value-type="float" office:value="0.0868278">
                <text:p>0.0868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0.179736">
                <text:p>0.179736</text:p>
              </table:table-cell>
              <table:table-cell office:value-type="float" office:value="0.216433">
                <text:p>0.2164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5">
                <text:p>0.045</text:p>
              </table:table-cell>
              <table:table-cell office:value-type="float" office:value="NaN">
                <text:p>NaN</text:p>
              </table:table-cell>
              <table:table-cell office:value-type="float" office:value="0.0847006">
                <text:p>0.0847006</text:p>
              </table:table-cell>
              <table:table-cell office:value-type="float" office:value="0.085885">
                <text:p>0.0858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0.0845337">
                <text:p>0.0845337</text:p>
              </table:table-cell>
              <table:table-cell office:value-type="float" office:value="0.0862498">
                <text:p>0.08624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6">
                <text:p>0.06</text:p>
              </table:table-cell>
              <table:table-cell office:value-type="float" office:value="0.0561968">
                <text:p>0.0561968</text:p>
              </table:table-cell>
              <table:table-cell office:value-type="float" office:value="0.174002">
                <text:p>0.174002</text:p>
              </table:table-cell>
              <table:table-cell office:value-type="float" office:value="0.0848772">
                <text:p>0.08487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7">
                <text:p>0.07</text:p>
              </table:table-cell>
              <table:table-cell office:value-type="float" office:value="NaN">
                <text:p>NaN</text:p>
              </table:table-cell>
              <table:table-cell office:value-type="float" office:value="0.0789061">
                <text:p>0.078906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">
      <style:chart-properties chart:display-label="true" chart:logarithmic="false" chart:maximum="0.6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1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807cm" svg:height="11.526cm" xlink:href=".." xlink:type="simple" chart:class="chart:scatter" chart:style-name="ch1">
        <chart:title svg:x="9.264cm" svg:y="0.366cm" chart:style-name="ch2">
          <text:p>Fraction of 011 and 111 muons</text:p>
        </chart:title>
        <chart:legend chart:legend-position="end" svg:x="22.359cm" svg:y="5.215cm" style:legend-expansion="high" chart:style-name="ch3"/>
        <chart:plot-area chart:style-name="ch4" table:cell-range-address="'W2 dependency'.A4:'W2 dependency'.A16 'W2 dependency'.D3:'W2 dependency'.D3 'W2 dependency'.E4:'W2 dependency'.E16 'W2 dependency'.F3:'W2 dependency'.F3 'W2 dependency'.G4:'W2 dependency'.G16" chart:data-source-has-labels="row" svg:x="0.946cm" svg:y="1.835cm" svg:width="20.421cm" svg:height="9.041cm">
          <chartooo:coordinate-region svg:x="1.991cm" svg:y="2.034cm" svg:width="19.189cm" svg:height="8.64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W2 dependency'.E4:'W2 dependency'.E16" chart:label-cell-address="'W2 dependency'.D3:'W2 dependency'.D3" chart:class="chart:scatter">
            <chart:domain table:cell-range-address="'W2 dependency'.A4:'W2 dependency'.A16"/>
            <chart:data-point chart:repeated="13"/>
          </chart:series>
          <chart:series chart:style-name="ch9" chart:values-cell-range-address="'W2 dependency'.G4:'W2 dependency'.G16" chart:label-cell-address="'W2 dependency'.F3:'W2 dependency'.F3" chart:class="chart:scatte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uons 011</text:p>
                <draw:g>
                  <svg:desc>'W2 dependency'.D3:'W2 dependency'.D3</svg:desc>
                </draw:g>
              </table:table-cell>
              <table:table-cell office:value-type="string">
                <text:p>Muons 111</text:p>
                <draw:g>
                  <svg:desc>'W2 dependency'.F3:'W2 dependency'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'W2 dependency'.A4:'W2 dependency'.A16</svg:desc>
                </draw:g>
              </table:table-cell>
              <table:table-cell office:value-type="float" office:value="0.0540429894179894">
                <text:p>0.0540429894179894</text:p>
                <draw:g>
                  <svg:desc>'W2 dependency'.E4:'W2 dependency'.E16</svg:desc>
                </draw:g>
              </table:table-cell>
              <table:table-cell office:value-type="float" office:value="0.574970238095238">
                <text:p>0.574970238095238</text:p>
                <draw:g>
                  <svg:desc>'W2 dependency'.G4:'W2 dependency'.G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.5">
                <text:p>47.5</text:p>
              </table:table-cell>
              <table:table-cell office:value-type="float" office:value="0.0346124327178428">
                <text:p>0.0346124327178428</text:p>
              </table:table-cell>
              <table:table-cell office:value-type="float" office:value="0.573690457219231">
                <text:p>0.5736904572192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0.0204920952055493">
                <text:p>0.0204920952055493</text:p>
              </table:table-cell>
              <table:table-cell office:value-type="float" office:value="0.566544274699453">
                <text:p>0.5665442746994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.5">
                <text:p>42.5</text:p>
              </table:table-cell>
              <table:table-cell office:value-type="float" office:value="0.0119208652194909">
                <text:p>0.0119208652194909</text:p>
              </table:table-cell>
              <table:table-cell office:value-type="float" office:value="0.552615685917756">
                <text:p>0.5526156859177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0.00697936415616876">
                <text:p>0.00697936415616876</text:p>
              </table:table-cell>
              <table:table-cell office:value-type="float" office:value="0.533379559076778">
                <text:p>0.5333795590767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.5">
                <text:p>37.5</text:p>
              </table:table-cell>
              <table:table-cell office:value-type="float" office:value="0.00407066731635792">
                <text:p>0.00407066731635792</text:p>
              </table:table-cell>
              <table:table-cell office:value-type="float" office:value="0.51009912200742">
                <text:p>0.510099122007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00231815430195351">
                <text:p>0.00231815430195351</text:p>
              </table:table-cell>
              <table:table-cell office:value-type="float" office:value="0.483693687097813">
                <text:p>0.4836936870978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.5">
                <text:p>32.5</text:p>
              </table:table-cell>
              <table:table-cell office:value-type="float" office:value="0.00124956981656783">
                <text:p>0.00124956981656783</text:p>
              </table:table-cell>
              <table:table-cell office:value-type="float" office:value="0.454887460839543">
                <text:p>0.4548874608395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0.000590145346522395">
                <text:p>0.000590145346522395</text:p>
              </table:table-cell>
              <table:table-cell office:value-type="float" office:value="0.424232692001933">
                <text:p>0.4242326920019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.5">
                <text:p>27.5</text:p>
              </table:table-cell>
              <table:table-cell office:value-type="float" office:value="0.000212268455343383">
                <text:p>0.000212268455343383</text:p>
              </table:table-cell>
              <table:table-cell office:value-type="float" office:value="0.392119592292449">
                <text:p>0.3921195922924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0.0000352513110941431">
                <text:p>0.0000352513110941431</text:p>
              </table:table-cell>
              <table:table-cell office:value-type="float" office:value="0.358825939541687">
                <text:p>0.3588259395416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.5">
                <text:p>22.5</text:p>
              </table:table-cell>
              <table:table-cell office:value-type="float" office:value="0">
                <text:p>0</text:p>
              </table:table-cell>
              <table:table-cell office:value-type="float" office:value="0.324568003629364">
                <text:p>0.3245680036293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289716816249941">
                <text:p>0.289716816249941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">
      <style:chart-properties chart:display-label="true" chart:logarithmic="false" chart:minimum="0.3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56cm" svg:y="0.316cm" chart:style-name="ch2">
          <text:p>Fraction of 011 electrons</text:p>
        </chart:title>
        <chart:legend chart:legend-position="end" svg:x="13.128cm" svg:y="4.201cm" style:legend-expansion="high" chart:style-name="ch3"/>
        <chart:plot-area chart:style-name="ch4" table:cell-range-address="'W2 dependency'.A4:'W2 dependency'.A16 'W2 dependency'.O3:'W2 dependency'.O3 'W2 dependency'.P4:'W2 dependency'.P16" chart:data-source-has-labels="row" svg:x="0.77cm" svg:y="1.635cm" svg:width="11.718cm" svg:height="6.765cm">
          <chartooo:coordinate-region svg:x="1.71cm" svg:y="1.835cm" svg:width="10.592cm" svg:height="5.91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W2 dependency'.P4:'W2 dependency'.P16" chart:label-cell-address="'W2 dependency'.O3:'W2 dependency'.O3" chart:class="chart:scatter">
            <chart:domain table:cell-range-address="'W2 dependency'.A4:'W2 dependency'.A16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lectrons 011</text:p>
                <draw:g>
                  <svg:desc>'W2 dependency'.O3:'W2 dependency'.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'W2 dependency'.A4:'W2 dependency'.A16</svg:desc>
                </draw:g>
              </table:table-cell>
              <table:table-cell office:value-type="float" office:value="0.462882673293502">
                <text:p>0.462882673293502</text:p>
                <draw:g>
                  <svg:desc>'W2 dependency'.P4:'W2 dependency'.P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.5">
                <text:p>47.5</text:p>
              </table:table-cell>
              <table:table-cell office:value-type="float" office:value="0.462971913431072">
                <text:p>0.4629719134310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0.459055009006512">
                <text:p>0.4590550090065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.5">
                <text:p>42.5</text:p>
              </table:table-cell>
              <table:table-cell office:value-type="float" office:value="0.451398480662983">
                <text:p>0.4513984806629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0.443870347562258">
                <text:p>0.4438703475622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.5">
                <text:p>37.5</text:p>
              </table:table-cell>
              <table:table-cell office:value-type="float" office:value="0.435265182569212">
                <text:p>0.4352651825692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425048388173263">
                <text:p>0.4250483881732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.5">
                <text:p>32.5</text:p>
              </table:table-cell>
              <table:table-cell office:value-type="float" office:value="0.41129835039818">
                <text:p>0.411298350398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0.400236442681718">
                <text:p>0.4002364426817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.5">
                <text:p>27.5</text:p>
              </table:table-cell>
              <table:table-cell office:value-type="float" office:value="0.388493082594648">
                <text:p>0.3884930825946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0.37378596714169">
                <text:p>0.373785967141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.5">
                <text:p>22.5</text:p>
              </table:table-cell>
              <table:table-cell office:value-type="float" office:value="0.354611347163209">
                <text:p>0.3546113471632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335198656966984">
                <text:p>0.335198656966984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22">
      <number:number number:decimal-places="4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2">
      <style:chart-properties chart:display-label="true" chart:logarithmic="false" chart:minimum="0.00202" chart:maximum="0.0020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2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51cm" svg:y="0.316cm" chart:style-name="ch2">
          <text:p>Absorption fraction</text:p>
        </chart:title>
        <chart:legend chart:legend-position="end" svg:x="11.832cm" svg:y="4.201cm" style:legend-expansion="high" chart:style-name="ch3"/>
        <chart:plot-area chart:style-name="ch4" table:cell-range-address="'W2 dependency'.A4:'W2 dependency'.A16 'W2 dependency'.M3:'W2 dependency'.M3 'W2 dependency'.L4:'W2 dependency'.L16" chart:data-source-has-labels="row" svg:x="0.77cm" svg:y="1.635cm" svg:width="10.422cm" svg:height="6.765cm">
          <chartooo:coordinate-region svg:x="2.37cm" svg:y="1.834cm" svg:width="8.635cm" svg:height="5.91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W2 dependency'.L4:'W2 dependency'.L16" chart:label-cell-address="'W2 dependency'.M3:'W2 dependency'.M3" chart:class="chart:scatter">
            <chart:domain table:cell-range-address="'W2 dependency'.A4:'W2 dependency'.A16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otal muons absorbed</text:p>
                <draw:g>
                  <svg:desc>'W2 dependency'.M3:'W2 dependency'.M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'W2 dependency'.A4:'W2 dependency'.A16</svg:desc>
                </draw:g>
              </table:table-cell>
              <table:table-cell office:value-type="float" office:value="0.00203875286850596">
                <text:p>0.00203875286850596</text:p>
                <draw:g>
                  <svg:desc>'W2 dependency'.L4:'W2 dependency'.L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.5">
                <text:p>47.5</text:p>
              </table:table-cell>
              <table:table-cell office:value-type="float" office:value="0.00203840123584884">
                <text:p>0.002038401235848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0.00203918913397501">
                <text:p>0.002039189133975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.5">
                <text:p>42.5</text:p>
              </table:table-cell>
              <table:table-cell office:value-type="float" office:value="0.00204061970785885">
                <text:p>0.002040619707858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0.00203956749786105">
                <text:p>0.002039567497861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.5">
                <text:p>37.5</text:p>
              </table:table-cell>
              <table:table-cell office:value-type="float" office:value="0.00204104917862746">
                <text:p>0.002041049178627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0020396666415987">
                <text:p>0.00203966664159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.5">
                <text:p>32.5</text:p>
              </table:table-cell>
              <table:table-cell office:value-type="float" office:value="0.00204030299946205">
                <text:p>0.002040302999462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0.00204181217261162">
                <text:p>0.002041812172611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.5">
                <text:p>27.5</text:p>
              </table:table-cell>
              <table:table-cell office:value-type="float" office:value="0.00203521762230449">
                <text:p>0.002035217622304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0.00203033849726751">
                <text:p>0.002030338497267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.5">
                <text:p>22.5</text:p>
              </table:table-cell>
              <table:table-cell office:value-type="float" office:value="0.00203821928610873">
                <text:p>0.002038219286108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20397121802891">
                <text:p>0.0020397121802891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96cm" svg:y="4.201cm" style:legend-expansion="high" chart:style-name="ch2"/>
        <chart:plot-area chart:style-name="ch3" table:cell-range-address="'W2 dependency'.A4:'W2 dependency'.A16 'W2 dependency'.AA3:'W2 dependency'.AA16" chart:data-source-has-labels="row" svg:x="0.77cm" svg:y="0.855cm" svg:width="12.486cm" svg:height="7.545cm">
          <chartooo:coordinate-region svg:x="2.185cm" svg:y="1.054cm" svg:width="10.884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W2 dependency'.AA4:'W2 dependency'.AA16" chart:label-cell-address="'W2 dependency'.AA3:'W2 dependency'.AA3" chart:class="chart:scatter">
            <chart:domain table:cell-range-address="'W2 dependency'.A4:'W2 dependency'.A16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rac bkg</text:p>
                <draw:g>
                  <svg:desc>'W2 dependency'.AA3:'W2 dependency'.AA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'W2 dependency'.A4:'W2 dependency'.A16</svg:desc>
                </draw:g>
              </table:table-cell>
              <table:table-cell office:value-type="float" office:value="0.101859788359788">
                <text:p>0.101859788359788</text:p>
                <draw:g>
                  <svg:desc>'W2 dependency'.AA4:'W2 dependency'.AA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.5">
                <text:p>47.5</text:p>
              </table:table-cell>
              <table:table-cell office:value-type="float" office:value="0.0823287009811938">
                <text:p>0.08232870098119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0.0676246648396386">
                <text:p>0.06762466483963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.5">
                <text:p>42.5</text:p>
              </table:table-cell>
              <table:table-cell office:value-type="float" office:value="0.0578978117164869">
                <text:p>0.05789781171648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0.0513657339463315">
                <text:p>0.05136573394633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.5">
                <text:p>37.5</text:p>
              </table:table-cell>
              <table:table-cell office:value-type="float" office:value="0.046523801831382">
                <text:p>0.0465238018313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0425770418167245">
                <text:p>0.04257704181672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.5">
                <text:p>32.5</text:p>
              </table:table-cell>
              <table:table-cell office:value-type="float" office:value="0.0391279671330764">
                <text:p>0.03912796713307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0.0359272391726881">
                <text:p>0.03592723917268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.5">
                <text:p>27.5</text:p>
              </table:table-cell>
              <table:table-cell office:value-type="float" office:value="0.0328625563570434">
                <text:p>0.03286255635704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0.0299079927552934">
                <text:p>0.02990799275529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.5">
                <text:p>22.5</text:p>
              </table:table-cell>
              <table:table-cell office:value-type="float" office:value="0.0270389782596309">
                <text:p>0.02703897825963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241332245503077">
                <text:p>0.0241332245503077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6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6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6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006cm" svg:y="0.316cm" chart:style-name="ch2">
          <text:p>Number of undetected muons</text:p>
        </chart:title>
        <chart:legend chart:legend-position="end" svg:x="12.52cm" svg:y="3.952cm" style:legend-expansion="high" chart:style-name="ch3"/>
        <chart:plot-area chart:style-name="ch4" table:cell-range-address="'W2 dependency'.A4:'W2 dependency'.A16 'W2 dependency'.AB3:'W2 dependency'.AC16" chart:data-source-has-labels="row" svg:x="0.77cm" svg:y="1.635cm" svg:width="11.11cm" svg:height="6.765cm">
          <chartooo:coordinate-region svg:x="2.688cm" svg:y="1.834cm" svg:width="9.005cm" svg:height="5.91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W2 dependency'.AB4:'W2 dependency'.AB16" chart:label-cell-address="'W2 dependency'.AB3:'W2 dependency'.AB3" chart:class="chart:scatter">
            <chart:domain table:cell-range-address="'W2 dependency'.A4:'W2 dependency'.A16"/>
            <chart:data-point chart:repeated="13"/>
          </chart:series>
          <chart:series chart:style-name="ch9" chart:values-cell-range-address="'W2 dependency'.AC4:'W2 dependency'.AC16" chart:label-cell-address="'W2 dependency'.AC3:'W2 dependency'.AC3" chart:class="chart:scatte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undetected scint2</text:p>
                <draw:g>
                  <svg:desc>'W2 dependency'.AB3:'W2 dependency'.AB3</svg:desc>
                </draw:g>
              </table:table-cell>
              <table:table-cell office:value-type="string">
                <text:p>undetected scint3</text:p>
                <draw:g>
                  <svg:desc>'W2 dependency'.AC3:'W2 dependency'.A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'W2 dependency'.A4:'W2 dependency'.A16</svg:desc>
                </draw:g>
              </table:table-cell>
              <table:table-cell office:value-type="float" office:value="4152560">
                <text:p>4152560</text:p>
                <draw:g>
                  <svg:desc>'W2 dependency'.AB4:'W2 dependency'.AB16</svg:desc>
                </draw:g>
              </table:table-cell>
              <table:table-cell office:value-type="float" office:value="1419230">
                <text:p>1419230</text:p>
                <draw:g>
                  <svg:desc>'W2 dependency'.AC4:'W2 dependency'.A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.5">
                <text:p>47.5</text:p>
              </table:table-cell>
              <table:table-cell office:value-type="float" office:value="4024970">
                <text:p>4024970</text:p>
              </table:table-cell>
              <table:table-cell office:value-type="float" office:value="1416100">
                <text:p>1416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3890640">
                <text:p>3890640</text:p>
              </table:table-cell>
              <table:table-cell office:value-type="float" office:value="1398510">
                <text:p>13985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.5">
                <text:p>42.5</text:p>
              </table:table-cell>
              <table:table-cell office:value-type="float" office:value="3745380">
                <text:p>3745380</text:p>
              </table:table-cell>
              <table:table-cell office:value-type="float" office:value="1363920">
                <text:p>13639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3587420">
                <text:p>3587420</text:p>
              </table:table-cell>
              <table:table-cell office:value-type="float" office:value="1316560">
                <text:p>13165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.5">
                <text:p>37.5</text:p>
              </table:table-cell>
              <table:table-cell office:value-type="float" office:value="3414740">
                <text:p>3414740</text:p>
              </table:table-cell>
              <table:table-cell office:value-type="float" office:value="1259020">
                <text:p>12590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3228820">
                <text:p>3228820</text:p>
              </table:table-cell>
              <table:table-cell office:value-type="float" office:value="1193790">
                <text:p>11937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.5">
                <text:p>32.5</text:p>
              </table:table-cell>
              <table:table-cell office:value-type="float" office:value="3030930">
                <text:p>3030930</text:p>
              </table:table-cell>
              <table:table-cell office:value-type="float" office:value="1122980">
                <text:p>11229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2823420">
                <text:p>2823420</text:p>
              </table:table-cell>
              <table:table-cell office:value-type="float" office:value="1047460">
                <text:p>10474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.5">
                <text:p>27.5</text:p>
              </table:table-cell>
              <table:table-cell office:value-type="float" office:value="2607540">
                <text:p>2607540</text:p>
              </table:table-cell>
              <table:table-cell office:value-type="float" office:value="967711">
                <text:p>9677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2385350">
                <text:p>2385350</text:p>
              </table:table-cell>
              <table:table-cell office:value-type="float" office:value="885263">
                <text:p>8852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.5">
                <text:p>22.5</text:p>
              </table:table-cell>
              <table:table-cell office:value-type="float" office:value="2157620">
                <text:p>2157620</text:p>
              </table:table-cell>
              <table:table-cell office:value-type="float" office:value="801036">
                <text:p>8010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1925300">
                <text:p>1925300</text:p>
              </table:table-cell>
              <table:table-cell office:value-type="float" office:value="714770">
                <text:p>714770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726cm" svg:height="9cm" xlink:href=".." xlink:type="simple" chart:class="chart:scatter" chart:style-name="ch1">
        <chart:title svg:x="4.385cm" svg:y="0.316cm" chart:style-name="ch2">
          <text:p>Number of interferences</text:p>
        </chart:title>
        <chart:plot-area chart:style-name="ch3" table:cell-range-address="'W2 dependency'.A4:'W2 dependency'.A16 'W2 dependency'.W3:'W2 dependency'.W16" chart:data-source-has-labels="row" svg:x="0.724cm" svg:y="1.635cm" svg:width="12.454cm" svg:height="6.765cm">
          <chartooo:coordinate-region svg:x="2.086cm" svg:y="1.834cm" svg:width="10.905cm" svg:height="5.91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W2 dependency'.W4:'W2 dependency'.W16" chart:label-cell-address="'W2 dependency'.W3:'W2 dependency'.W3" chart:class="chart:scatter">
            <chart:domain table:cell-range-address="'W2 dependency'.A4:'W2 dependency'.A16"/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nterferences</text:p>
                <draw:g>
                  <svg:desc>'W2 dependency'.W3:'W2 dependency'.W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'W2 dependency'.A4:'W2 dependency'.A16</svg:desc>
                </draw:g>
              </table:table-cell>
              <table:table-cell office:value-type="float" office:value="106187">
                <text:p>106187</text:p>
                <draw:g>
                  <svg:desc>'W2 dependency'.W4:'W2 dependency'.W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.5">
                <text:p>47.5</text:p>
              </table:table-cell>
              <table:table-cell office:value-type="float" office:value="46842">
                <text:p>468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17925">
                <text:p>179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.5">
                <text:p>42.5</text:p>
              </table:table-cell>
              <table:table-cell office:value-type="float" office:value="6703">
                <text:p>67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2690">
                <text:p>26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.5">
                <text:p>37.5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.5">
                <text:p>32.5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.5">
                <text:p>27.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.5">
                <text:p>22.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837cm" svg:height="13.087cm" xlink:href=".." xlink:type="simple" chart:class="chart:scatter" chart:style-name="ch1">
        <chart:title svg:x="7.779cm" svg:y="0.397cm" chart:style-name="ch2">
          <text:p>Fraction of 011 and 111 muons</text:p>
        </chart:title>
        <chart:legend chart:legend-position="end" svg:x="19.389cm" svg:y="5.995cm" style:legend-expansion="high" chart:style-name="ch3"/>
        <chart:plot-area chart:style-name="ch4" table:cell-range-address="'d2_3 dependency'.A4:'d2_3 dependency'.A16 'd2_3 dependency'.D3:'d2_3 dependency'.D3 'd2_3 dependency'.E4:'d2_3 dependency'.E16 'd2_3 dependency'.F3:'d2_3 dependency'.F3 'd2_3 dependency'.G4:'d2_3 dependency'.G16" chart:data-source-has-labels="row" svg:x="0.886cm" svg:y="1.959cm" svg:width="17.631cm" svg:height="10.447cm">
          <chartooo:coordinate-region svg:x="1.825cm" svg:y="2.159cm" svg:width="16.598cm" svg:height="9.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d2_3 dependency'.E4:'d2_3 dependency'.E16" chart:label-cell-address="'d2_3 dependency'.D3:'d2_3 dependency'.D3" chart:class="chart:scatter">
            <chart:domain table:cell-range-address="'d2_3 dependency'.A4:'d2_3 dependency'.A16"/>
            <chart:data-point chart:repeated="13"/>
          </chart:series>
          <chart:series chart:style-name="ch9" chart:values-cell-range-address="'d2_3 dependency'.G4:'d2_3 dependency'.G16" chart:label-cell-address="'d2_3 dependency'.F3:'d2_3 dependency'.F3" chart:class="chart:scatte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uons 011</text:p>
                <draw:g>
                  <svg:desc>'d2_3 dependency'.D3:'d2_3 dependency'.D3</svg:desc>
                </draw:g>
              </table:table-cell>
              <table:table-cell office:value-type="string">
                <text:p>Muons 111</text:p>
                <draw:g>
                  <svg:desc>'d2_3 dependency'.F3:'d2_3 dependency'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2_3 dependency'.A4:'d2_3 dependency'.A16</svg:desc>
                </draw:g>
              </table:table-cell>
              <table:table-cell office:value-type="float" office:value="0.0281914682539683">
                <text:p>0.0281914682539683</text:p>
                <draw:g>
                  <svg:desc>'d2_3 dependency'.E4:'d2_3 dependency'.E16</svg:desc>
                </draw:g>
              </table:table-cell>
              <table:table-cell office:value-type="float" office:value="0.785185185185185">
                <text:p>0.785185185185185</text:p>
                <draw:g>
                  <svg:desc>'d2_3 dependency'.G4:'d2_3 dependency'.G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0.0374480158730159">
                <text:p>0.0374480158730159</text:p>
              </table:table-cell>
              <table:table-cell office:value-type="float" office:value="0.775925925925926">
                <text:p>0.7759259259259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466815476190476">
                <text:p>0.0466815476190476</text:p>
              </table:table-cell>
              <table:table-cell office:value-type="float" office:value="0.766693121693122">
                <text:p>0.7666931216931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0.0558670634920635">
                <text:p>0.0558670634920635</text:p>
              </table:table-cell>
              <table:table-cell office:value-type="float" office:value="0.757506613756614">
                <text:p>0.7575066137566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.0649673941798942">
                <text:p>0.0649673941798942</text:p>
              </table:table-cell>
              <table:table-cell office:value-type="float" office:value="0.748406084656085">
                <text:p>0.7484060846560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5">
                <text:p>3.5</text:p>
              </table:table-cell>
              <table:table-cell office:value-type="float" office:value="0.0739920634920635">
                <text:p>0.0739920634920635</text:p>
              </table:table-cell>
              <table:table-cell office:value-type="float" office:value="0.739384920634921">
                <text:p>0.7393849206349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0.082922619047619">
                <text:p>0.082922619047619</text:p>
              </table:table-cell>
              <table:table-cell office:value-type="float" office:value="0.730456349206349">
                <text:p>0.730456349206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5">
                <text:p>4.5</text:p>
              </table:table-cell>
              <table:table-cell office:value-type="float" office:value="0.0918101851851852">
                <text:p>0.0918101851851852</text:p>
              </table:table-cell>
              <table:table-cell office:value-type="float" office:value="0.72156746031746">
                <text:p>0.721567460317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.10066335978836">
                <text:p>0.10066335978836</text:p>
              </table:table-cell>
              <table:table-cell office:value-type="float" office:value="0.71271164021164">
                <text:p>0.712711640211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.109482804232804">
                <text:p>0.109482804232804</text:p>
              </table:table-cell>
              <table:table-cell office:value-type="float" office:value="0.703895502645503">
                <text:p>0.7038955026455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0.118171296296296">
                <text:p>0.118171296296296</text:p>
              </table:table-cell>
              <table:table-cell office:value-type="float" office:value="0.695205026455026">
                <text:p>0.6952050264550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5">
                <text:p>6.5</text:p>
              </table:table-cell>
              <table:table-cell office:value-type="float" office:value="0.126722222222222">
                <text:p>0.126722222222222</text:p>
              </table:table-cell>
              <table:table-cell office:value-type="float" office:value="0.686653439153439">
                <text:p>0.6866534391534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0.135234788359788">
                <text:p>0.135234788359788</text:p>
              </table:table-cell>
              <table:table-cell office:value-type="float" office:value="0.678141534391534">
                <text:p>0.678141534391534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2cm" svg:height="9.004cm" xlink:href=".." xlink:type="simple" chart:class="chart:scatter" chart:style-name="ch1">
        <chart:title svg:x="4.832cm" svg:y="0.316cm" chart:style-name="ch2">
          <text:p>Fraction of background triggers</text:p>
        </chart:title>
        <chart:plot-area chart:style-name="ch3" table:cell-range-address="'d2_3 dependency'.A4:'d2_3 dependency'.A16 'd2_3 dependency'.Y4:'d2_3 dependency'.Y16" svg:x="0.77cm" svg:y="1.635cm" svg:width="14.612cm" svg:height="6.769cm">
          <chartooo:coordinate-region svg:x="1.709cm" svg:y="1.835cm" svg:width="13.579cm" svg:height="5.92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d2_3 dependency'.Y4:'d2_3 dependency'.Y16" chart:class="chart:scatter">
            <chart:domain table:cell-range-address="'d2_3 dependency'.A4:'d2_3 dependency'.A16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2_3 dependency'.A4:'d2_3 dependency'.A16</svg:desc>
                </draw:g>
              </table:table-cell>
              <table:table-cell office:value-type="float" office:value="0.0292982804232804">
                <text:p>0.0292982804232804</text:p>
                <draw:g>
                  <svg:desc>'d2_3 dependency'.Y4:'d2_3 dependency'.Y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0.0385380291005291">
                <text:p>0.03853802910052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477556878306878">
                <text:p>0.04775568783068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0.0569251984126984">
                <text:p>0.05692519841269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.0660082010582011">
                <text:p>0.06600820105820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5">
                <text:p>3.5</text:p>
              </table:table-cell>
              <table:table-cell office:value-type="float" office:value="0.0750148148148148">
                <text:p>0.07501481481481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0.0839287698412698">
                <text:p>0.08392876984126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5">
                <text:p>4.5</text:p>
              </table:table-cell>
              <table:table-cell office:value-type="float" office:value="0.0928001984126984">
                <text:p>0.09280019841269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.101636772486772">
                <text:p>0.1016367724867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.110439351851852">
                <text:p>0.1104393518518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0.119112301587302">
                <text:p>0.1191123015873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5">
                <text:p>6.5</text:p>
              </table:table-cell>
              <table:table-cell office:value-type="float" office:value="0.127648677248677">
                <text:p>0.1276486772486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0.136145568783069">
                <text:p>0.136145568783069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9cm" svg:height="7.72cm" xlink:href=".." xlink:type="simple" chart:class="chart:scatter" chart:style-name="ch1">
        <chart:legend chart:legend-position="end" svg:x="11.156cm" svg:y="3.561cm" style:legend-expansion="high" chart:style-name="ch2"/>
        <chart:plot-area chart:style-name="ch3" table:cell-range-address="Sheet1.A37:Sheet1.B44 Sheet1.B36:Sheet1.B36" chart:data-source-has-labels="row" svg:x="0.77cm" svg:y="0.751cm" svg:width="9.746cm" svg:height="6.395cm">
          <chartooo:coordinate-region svg:x="2.688cm" svg:y="0.95cm" svg:width="7.496cm" svg:height="5.5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37:Sheet1.B44" chart:label-cell-address="Sheet1.B36:Sheet1.B36" chart:class="chart:scatter">
            <chart:domain table:cell-range-address="Sheet1.A37:Sheet1.A44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-2_error_vs_alpha_Cu</text:p>
                <draw:g>
                  <svg:desc>Sheet1.B36:Sheet1.B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>0.005</text:p>
                <draw:g>
                  <svg:desc>Sheet1.A37:Sheet1.A44</svg:desc>
                </draw:g>
              </table:table-cell>
              <table:table-cell office:value-type="float" office:value="0.0529871">
                <text:p>0.0529871</text:p>
                <draw:g>
                  <svg:desc>Sheet1.B37:Sheet1.B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536486">
                <text:p>0.05364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522582">
                <text:p>0.05225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554087">
                <text:p>0.05540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359677">
                <text:p>0.03596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283911">
                <text:p>0.02839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">
                <text:p>0.1</text:p>
              </table:table-cell>
              <table:table-cell office:value-type="float" office:value="0.0134576">
                <text:p>0.01345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">
                <text:p>0.2</text:p>
              </table:table-cell>
              <table:table-cell office:value-type="float" office:value="0.00624987">
                <text:p>0.0062498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22cm" svg:height="9.003cm" xlink:href=".." xlink:type="simple" chart:class="chart:scatter" chart:style-name="ch1">
        <chart:title svg:x="5.533cm" svg:y="0.316cm" chart:style-name="ch2">
          <text:p>Number of interferences</text:p>
        </chart:title>
        <chart:plot-area chart:style-name="ch3" table:cell-range-address="'d2_3 dependency'.A4:'d2_3 dependency'.A16 'd2_3 dependency'.W4:'d2_3 dependency'.W16" svg:x="0.77cm" svg:y="1.635cm" svg:width="14.612cm" svg:height="6.768cm">
          <chartooo:coordinate-region svg:x="1.577cm" svg:y="1.834cm" svg:width="13.711cm" svg:height="5.9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2_3 dependency'.W4:'d2_3 dependency'.W16" chart:class="chart:scatter">
            <chart:domain table:cell-range-address="'d2_3 dependency'.A4:'d2_3 dependency'.A16"/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2_3 dependency'.A4:'d2_3 dependency'.A16</svg:desc>
                </draw:g>
              </table:table-cell>
              <table:table-cell office:value-type="float" office:value="5">
                <text:p>5</text:p>
                <draw:g>
                  <svg:desc>'d2_3 dependency'.W4:'d2_3 dependency'.W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5">
                <text:p>3.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5">
                <text:p>4.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5">
                <text:p>6.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152">
                <text:p>152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20">
      <number:number number: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1cm" svg:height="9.002cm" xlink:href=".." xlink:type="simple" chart:class="chart:bar" chart:style-name="ch1">
        <chart:title svg:x="5.466cm" svg:y="0.316cm" chart:style-name="ch2">
          <text:p>Fraction of 011 electrons</text:p>
        </chart:title>
        <chart:plot-area chart:style-name="ch3" table:cell-range-address="'Material dependency'.A4:'Material dependency'.A8 'Material dependency'.P4:'Material dependency'.P8" chart:data-source-has-labels="column" svg:x="0.77cm" svg:y="1.635cm" svg:width="14.611cm" svg:height="6.767cm">
          <chartooo:coordinate-region svg:x="2cm" svg:y="1.835cm" svg:width="13.381cm" svg:height="5.921cm"/>
          <chart:axis chart:dimension="x" chart:name="primary-x" chart:style-name="ch4" chartooo:axis-type="auto">
            <chartooo:date-scale/>
            <chart:categories table:cell-range-address="'Material dependency'.A4:'Material dependency'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aterial dependency'.P4:'Material dependency'.P8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Cu</text:p>
                <draw:g>
                  <svg:desc>'Material dependency'.A4:'Material dependency'.A8</svg:desc>
                </draw:g>
              </table:table-cell>
              <table:table-cell office:value-type="float" office:value="0.478896">
                <text:p>0.478896</text:p>
                <draw:g>
                  <svg:desc>'Material dependency'.P4:'Material dependency'.P8</svg:desc>
                </draw:g>
              </table:table-cell>
            </table:table-row>
            <table:table-row>
              <table:table-cell office:value-type="string">
                <text:p>Pb</text:p>
              </table:table-cell>
              <table:table-cell office:value-type="float" office:value="0.478896247240618">
                <text:p>0.478896247240618</text:p>
              </table:table-cell>
            </table:table-row>
            <table:table-row>
              <table:table-cell office:value-type="string">
                <text:p>Fe</text:p>
              </table:table-cell>
              <table:table-cell office:value-type="float" office:value="0.478675496688742">
                <text:p>0.478675496688742</text:p>
              </table:table-cell>
            </table:table-row>
            <table:table-row>
              <table:table-cell office:value-type="string">
                <text:p>Al</text:p>
              </table:table-cell>
              <table:table-cell office:value-type="float" office:value="0.474746136865342">
                <text:p>0.474746136865342</text:p>
              </table:table-cell>
            </table:table-row>
            <table:table-row>
              <table:table-cell office:value-type="string">
                <text:p>Sci</text:p>
              </table:table-cell>
              <table:table-cell office:value-type="float" office:value="0.457748344370861">
                <text:p>0.457748344370861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20">
      <number:number number: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2cm" svg:height="9.002cm" xlink:href=".." xlink:type="simple" chart:class="chart:bar" chart:style-name="ch1">
        <chart:title svg:x="4.62cm" svg:y="0.316cm" chart:style-name="ch2">
          <text:p>Fraction of 011 electrons stopped</text:p>
        </chart:title>
        <chart:plot-area chart:style-name="ch3" table:cell-range-address="'Material dependency'.A4:'Material dependency'.A8 'Material dependency'.R4:'Material dependency'.R8" chart:data-source-has-labels="column" svg:x="0.77cm" svg:y="1.635cm" svg:width="14.612cm" svg:height="6.767cm">
          <chartooo:coordinate-region svg:x="2cm" svg:y="1.834cm" svg:width="13.382cm" svg:height="5.921cm"/>
          <chart:axis chart:dimension="x" chart:name="primary-x" chart:style-name="ch4" chartooo:axis-type="auto">
            <chartooo:date-scale/>
            <chart:categories table:cell-range-address="'Material dependency'.A4:'Material dependency'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aterial dependency'.R4:'Material dependency'.R8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Cu</text:p>
                <draw:g>
                  <svg:desc>'Material dependency'.A4:'Material dependency'.A8</svg:desc>
                </draw:g>
              </table:table-cell>
              <table:table-cell office:value-type="float" office:value="0.492394">
                <text:p>0.492394</text:p>
                <draw:g>
                  <svg:desc>'Material dependency'.R4:'Material dependency'.R8</svg:desc>
                </draw:g>
              </table:table-cell>
            </table:table-row>
            <table:table-row>
              <table:table-cell office:value-type="string">
                <text:p>Pb</text:p>
              </table:table-cell>
              <table:table-cell office:value-type="float" office:value="0.49239421038075">
                <text:p>0.49239421038075</text:p>
              </table:table-cell>
            </table:table-row>
            <table:table-row>
              <table:table-cell office:value-type="string">
                <text:p>Fe</text:p>
              </table:table-cell>
              <table:table-cell office:value-type="float" office:value="0.492252351964582">
                <text:p>0.492252351964582</text:p>
              </table:table-cell>
            </table:table-row>
            <table:table-row>
              <table:table-cell office:value-type="string">
                <text:p>Al</text:p>
              </table:table-cell>
              <table:table-cell office:value-type="float" office:value="0.48963080070678">
                <text:p>0.48963080070678</text:p>
              </table:table-cell>
            </table:table-row>
            <table:table-row>
              <table:table-cell office:value-type="string">
                <text:p>Sci</text:p>
              </table:table-cell>
              <table:table-cell office:value-type="float" office:value="0.475019290123457">
                <text:p>0.475019290123457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4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20">
      <number:number number: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1cm" svg:height="9.003cm" xlink:href=".." xlink:type="simple" chart:class="chart:bar" chart:style-name="ch1">
        <chart:title svg:x="4.99cm" svg:y="0.316cm" chart:style-name="ch2">
          <text:p>Fraction of escaped electrons</text:p>
        </chart:title>
        <chart:plot-area chart:style-name="ch3" table:cell-range-address="'Material dependency'.A4:'Material dependency'.A8 'Material dependency'.T4:'Material dependency'.T8" chart:data-source-has-labels="column" svg:x="0.77cm" svg:y="1.635cm" svg:width="14.611cm" svg:height="6.768cm">
          <chartooo:coordinate-region svg:x="2cm" svg:y="1.834cm" svg:width="13.381cm" svg:height="5.922cm"/>
          <chart:axis chart:dimension="x" chart:name="primary-x" chart:style-name="ch4" chartooo:axis-type="auto">
            <chartooo:date-scale/>
            <chart:categories table:cell-range-address="'Material dependency'.A4:'Material dependency'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aterial dependency'.T4:'Material dependency'.T8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Cu</text:p>
                <draw:g>
                  <svg:desc>'Material dependency'.A4:'Material dependency'.A8</svg:desc>
                </draw:g>
              </table:table-cell>
              <table:table-cell office:value-type="float" office:value="0.521104">
                <text:p>0.521104</text:p>
                <draw:g>
                  <svg:desc>'Material dependency'.T4:'Material dependency'.T8</svg:desc>
                </draw:g>
              </table:table-cell>
            </table:table-row>
            <table:table-row>
              <table:table-cell office:value-type="string">
                <text:p>Pb</text:p>
              </table:table-cell>
              <table:table-cell office:value-type="float" office:value="0.521103752759382">
                <text:p>0.521103752759382</text:p>
              </table:table-cell>
            </table:table-row>
            <table:table-row>
              <table:table-cell office:value-type="string">
                <text:p>Fe</text:p>
              </table:table-cell>
              <table:table-cell office:value-type="float" office:value="0.521324503311258">
                <text:p>0.521324503311258</text:p>
              </table:table-cell>
            </table:table-row>
            <table:table-row>
              <table:table-cell office:value-type="string">
                <text:p>Al</text:p>
              </table:table-cell>
              <table:table-cell office:value-type="float" office:value="0.525253863134658">
                <text:p>0.525253863134658</text:p>
              </table:table-cell>
            </table:table-row>
            <table:table-row>
              <table:table-cell office:value-type="string">
                <text:p>Sci</text:p>
              </table:table-cell>
              <table:table-cell office:value-type="float" office:value="0.542251655629139">
                <text:p>0.542251655629139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22">
      <number:number number:decimal-places="4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2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2cm" svg:height="9.002cm" xlink:href=".." xlink:type="simple" chart:class="chart:bar" chart:style-name="ch1">
        <chart:title svg:x="5.494cm" svg:y="0.316cm" chart:style-name="ch2">
          <text:p>Fraction of signal events</text:p>
        </chart:title>
        <chart:plot-area chart:style-name="ch3" table:cell-range-address="'Material dependency'.A4:'Material dependency'.A8 'Material dependency'.V4:'Material dependency'.V8" chart:data-source-has-labels="column" svg:x="0.77cm" svg:y="1.635cm" svg:width="14.612cm" svg:height="6.767cm">
          <chartooo:coordinate-region svg:x="2.37cm" svg:y="1.834cm" svg:width="13.012cm" svg:height="5.921cm"/>
          <chart:axis chart:dimension="x" chart:name="primary-x" chart:style-name="ch4" chartooo:axis-type="auto">
            <chartooo:date-scale/>
            <chart:categories table:cell-range-address="'Material dependency'.A4:'Material dependency'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aterial dependency'.V4:'Material dependency'.V8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Cu</text:p>
                <draw:g>
                  <svg:desc>'Material dependency'.A4:'Material dependency'.A8</svg:desc>
                </draw:g>
              </table:table-cell>
              <table:table-cell office:value-type="float" office:value="0.000364153">
                <text:p>0.000364153</text:p>
                <draw:g>
                  <svg:desc>'Material dependency'.V4:'Material dependency'.V8</svg:desc>
                </draw:g>
              </table:table-cell>
            </table:table-row>
            <table:table-row>
              <table:table-cell office:value-type="string">
                <text:p>Pb</text:p>
              </table:table-cell>
              <table:table-cell office:value-type="float" office:value="0.000364153439153439">
                <text:p>0.000364153439153439</text:p>
              </table:table-cell>
            </table:table-row>
            <table:table-row>
              <table:table-cell office:value-type="string">
                <text:p>Fe</text:p>
              </table:table-cell>
              <table:table-cell office:value-type="float" office:value="0.000364087301587302">
                <text:p>0.000364087301587302</text:p>
              </table:table-cell>
            </table:table-row>
            <table:table-row>
              <table:table-cell office:value-type="string">
                <text:p>Al</text:p>
              </table:table-cell>
              <table:table-cell office:value-type="float" office:value="0.000362962962962963">
                <text:p>0.000362962962962963</text:p>
              </table:table-cell>
            </table:table-row>
            <table:table-row>
              <table:table-cell office:value-type="string">
                <text:p>Sci</text:p>
              </table:table-cell>
              <table:table-cell office:value-type="float" office:value="0.000359986772486772">
                <text:p>0.000359986772486772</text:p>
              </table:table-cell>
            </table:table-row>
          </table:table-rows>
        </table:table>
      </chart:chart>
    </office:chart>
  </office:body>
</office:document-content>
</file>

<file path=Object 4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4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5cm" svg:height="8.995cm" xlink:href=".." xlink:type="simple" chart:class="chart:bar" chart:style-name="ch1">
        <chart:title svg:x="5.752cm" svg:y="0.315cm" chart:style-name="ch2">
          <text:p>Fraction of absorption</text:p>
        </chart:title>
        <chart:plot-area chart:style-name="ch3" table:cell-range-address="'Material dependency'.A37:'Material dependency'.A41 'Material dependency'.N37:'Material dependency'.N41" chart:data-source-has-labels="column" svg:x="0.769cm" svg:y="1.631cm" svg:width="14.578cm" svg:height="6.765cm">
          <chartooo:coordinate-region svg:x="1.999cm" svg:y="1.83cm" svg:width="13.348cm" svg:height="5.919cm"/>
          <chart:axis chart:dimension="x" chart:name="primary-x" chart:style-name="ch4" chartooo:axis-type="auto">
            <chartooo:date-scale/>
            <chart:categories table:cell-range-address="'Material dependency'.A37:'Material dependency'.A4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aterial dependency'.N37:'Material dependency'.N4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Cu</text:p>
                <draw:g>
                  <svg:desc>'Material dependency'.A37:'Material dependency'.A41</svg:desc>
                </draw:g>
              </table:table-cell>
              <table:table-cell office:value-type="float" office:value="0.00184173188823379">
                <text:p>0.00184173188823379</text:p>
                <draw:g>
                  <svg:desc>'Material dependency'.N37:'Material dependency'.N41</svg:desc>
                </draw:g>
              </table:table-cell>
            </table:table-row>
            <table:table-row>
              <table:table-cell office:value-type="string">
                <text:p>Pb</text:p>
              </table:table-cell>
              <table:table-cell office:value-type="float" office:value="0.00188125045585928">
                <text:p>0.00188125045585928</text:p>
              </table:table-cell>
            </table:table-row>
            <table:table-row>
              <table:table-cell office:value-type="string">
                <text:p>Fe</text:p>
              </table:table-cell>
              <table:table-cell office:value-type="float" office:value="0.00168113827901041">
                <text:p>0.00168113827901041</text:p>
              </table:table-cell>
            </table:table-row>
            <table:table-row>
              <table:table-cell office:value-type="string">
                <text:p>Al</text:p>
              </table:table-cell>
              <table:table-cell office:value-type="float" office:value="0.000633748343362803">
                <text:p>0.000633748343362803</text:p>
              </table:table-cell>
            </table:table-row>
            <table:table-row>
              <table:table-cell office:value-type="string">
                <text:p>Sci</text:p>
              </table:table-cell>
              <table:table-cell office:value-type="float" office:value="0.000300125172769158">
                <text:p>0.000300125172769158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4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20">
      <number:number number: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6cm" svg:height="8.995cm" xlink:href=".." xlink:type="simple" chart:class="chart:bar" chart:style-name="ch1">
        <chart:title svg:x="4.617cm" svg:y="0.315cm" chart:style-name="ch2">
          <text:p>Fraction of 011 electrons stopped</text:p>
        </chart:title>
        <chart:plot-area chart:style-name="ch3" table:cell-range-address="'Material dependency'.A37:'Material dependency'.A41 'Material dependency'.R37:'Material dependency'.R41" chart:data-source-has-labels="column" svg:x="0.77cm" svg:y="1.631cm" svg:width="14.606cm" svg:height="6.765cm">
          <chartooo:coordinate-region svg:x="2cm" svg:y="1.83cm" svg:width="13.376cm" svg:height="5.919cm"/>
          <chart:axis chart:dimension="x" chart:name="primary-x" chart:style-name="ch4" chartooo:axis-type="auto">
            <chartooo:date-scale/>
            <chart:categories table:cell-range-address="'Material dependency'.A37:'Material dependency'.A4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aterial dependency'.R37:'Material dependency'.R4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Cu</text:p>
                <draw:g>
                  <svg:desc>'Material dependency'.A37:'Material dependency'.A41</svg:desc>
                </draw:g>
              </table:table-cell>
              <table:table-cell office:value-type="float" office:value="0.492394">
                <text:p>0.492394</text:p>
                <draw:g>
                  <svg:desc>'Material dependency'.R37:'Material dependency'.R41</svg:desc>
                </draw:g>
              </table:table-cell>
            </table:table-row>
            <table:table-row>
              <table:table-cell office:value-type="string">
                <text:p>Pb</text:p>
              </table:table-cell>
              <table:table-cell office:value-type="float" office:value="0.492727436986178">
                <text:p>0.492727436986178</text:p>
              </table:table-cell>
            </table:table-row>
            <table:table-row>
              <table:table-cell office:value-type="string">
                <text:p>Fe</text:p>
              </table:table-cell>
              <table:table-cell office:value-type="float" office:value="0.494331983805668">
                <text:p>0.494331983805668</text:p>
              </table:table-cell>
            </table:table-row>
            <table:table-row>
              <table:table-cell office:value-type="string">
                <text:p>Al</text:p>
              </table:table-cell>
              <table:table-cell office:value-type="float" office:value="0.498914812805209">
                <text:p>0.498914812805209</text:p>
              </table:table-cell>
            </table:table-row>
            <table:table-row>
              <table:table-cell office:value-type="string">
                <text:p>Sci</text:p>
              </table:table-cell>
              <table:table-cell office:value-type="float" office:value="0.514772727272727">
                <text:p>0.514772727272727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4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21">
      <number:number number:decimal-places="3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6cm" svg:height="8.995cm" xlink:href=".." xlink:type="simple" chart:class="chart:bar" chart:style-name="ch1">
        <chart:title svg:x="5.491cm" svg:y="0.315cm" chart:style-name="ch2">
          <text:p>Fraction of signal events</text:p>
        </chart:title>
        <chart:plot-area chart:style-name="ch3" table:cell-range-address="'Material dependency'.A37:'Material dependency'.A41 'Material dependency'.V37:'Material dependency'.V41" chart:data-source-has-labels="column" svg:x="0.77cm" svg:y="1.631cm" svg:width="14.606cm" svg:height="6.765cm">
          <chartooo:coordinate-region svg:x="2.185cm" svg:y="1.83cm" svg:width="13.191cm" svg:height="5.919cm"/>
          <chart:axis chart:dimension="x" chart:name="primary-x" chart:style-name="ch4" chartooo:axis-type="auto">
            <chartooo:date-scale/>
            <chart:categories table:cell-range-address="'Material dependency'.A37:'Material dependency'.A4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aterial dependency'.V37:'Material dependency'.V4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Cu</text:p>
                <draw:g>
                  <svg:desc>'Material dependency'.A37:'Material dependency'.A41</svg:desc>
                </draw:g>
              </table:table-cell>
              <table:table-cell office:value-type="float" office:value="0.000364153">
                <text:p>0.000364153</text:p>
                <draw:g>
                  <svg:desc>'Material dependency'.V37:'Material dependency'.V41</svg:desc>
                </draw:g>
              </table:table-cell>
            </table:table-row>
            <table:table-row>
              <table:table-cell office:value-type="string">
                <text:p>Pb</text:p>
              </table:table-cell>
              <table:table-cell office:value-type="float" office:value="0.000371362433862434">
                <text:p>0.000371362433862434</text:p>
              </table:table-cell>
            </table:table-row>
            <table:table-row>
              <table:table-cell office:value-type="string">
                <text:p>Fe</text:p>
              </table:table-cell>
              <table:table-cell office:value-type="float" office:value="0.00033042328042328">
                <text:p>0.00033042328042328</text:p>
              </table:table-cell>
            </table:table-row>
            <table:table-row>
              <table:table-cell office:value-type="string">
                <text:p>Al</text:p>
              </table:table-cell>
              <table:table-cell office:value-type="float" office:value="0.000122156084656085">
                <text:p>0.000122156084656085</text:p>
              </table:table-cell>
            </table:table-row>
            <table:table-row>
              <table:table-cell office:value-type="string">
                <text:p>Sci</text:p>
              </table:table-cell>
              <table:table-cell office:value-type="float" office:value="0.0000564814814814815">
                <text:p>0.0000564814814814815</text:p>
              </table:table-cell>
            </table:table-row>
          </table:table-rows>
        </table:table>
      </chart:chart>
    </office:chart>
  </office:body>
</office:document-content>
</file>

<file path=Object 4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4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22">
      <number:number number:decimal-places="4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2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83cm" svg:y="0.316cm" chart:style-name="ch2">
          <text:p>Fraction of signal events</text:p>
        </chart:title>
        <chart:plot-area chart:style-name="ch3" table:cell-range-address="'W2 dependency'.A4:'W2 dependency'.A16 'W2 dependency'.V4:'W2 dependency'.V16" svg:x="0.77cm" svg:y="1.635cm" svg:width="14.59cm" svg:height="6.765cm">
          <chartooo:coordinate-region svg:x="2.37cm" svg:y="1.835cm" svg:width="12.803cm" svg:height="5.91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W2 dependency'.V4:'W2 dependency'.V16" chart:class="chart:scatter">
            <chart:domain table:cell-range-address="'W2 dependency'.A4:'W2 dependency'.A16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'W2 dependency'.A4:'W2 dependency'.A16</svg:desc>
                </draw:g>
              </table:table-cell>
              <table:table-cell office:value-type="float" office:value="0.000284953703703704">
                <text:p>0.000284953703703704</text:p>
                <draw:g>
                  <svg:desc>'W2 dependency'.V4:'W2 dependency'.V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.5">
                <text:p>47.5</text:p>
              </table:table-cell>
              <table:table-cell office:value-type="float" office:value="0.000279497345254717">
                <text:p>0.0002794973452547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0.000267261887085854">
                <text:p>0.0002672618870858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.5">
                <text:p>42.5</text:p>
              </table:table-cell>
              <table:table-cell office:value-type="float" office:value="0.00025188489564634">
                <text:p>0.000251884895646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0.000236441767666433">
                <text:p>0.0002364417676664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.5">
                <text:p>37.5</text:p>
              </table:table-cell>
              <table:table-cell office:value-type="float" office:value="0.000220601815376684">
                <text:p>0.0002206018153766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000203240700415205">
                <text:p>0.0002032407004152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.5">
                <text:p>32.5</text:p>
              </table:table-cell>
              <table:table-cell office:value-type="float" office:value="0.0001833994284459">
                <text:p>0.00018339942844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0.000165839903216957">
                <text:p>0.0001658399032169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.5">
                <text:p>27.5</text:p>
              </table:table-cell>
              <table:table-cell office:value-type="float" office:value="0.000147685141231274">
                <text:p>0.0001476851412312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0.000129464242902036">
                <text:p>0.0001294642429020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.5">
                <text:p>22.5</text:p>
              </table:table-cell>
              <table:table-cell office:value-type="float" office:value="0.000111144139464764">
                <text:p>0.0001111441394647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0093650756487795">
                <text:p>0.000093650756487795</text:p>
              </table:table-cell>
            </table:table-row>
          </table:table-rows>
        </table:table>
      </chart:chart>
    </office:chart>
  </office:body>
</office:document-content>
</file>

<file path=Object 4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4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21">
      <number:number number:decimal-places="3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963cm" svg:height="11.587cm" xlink:href=".." xlink:type="simple" chart:class="chart:scatter" chart:column-mapping="0" chart:style-name="ch1">
        <chart:legend chart:legend-position="end" svg:x="17.502cm" svg:y="5.494cm" style:legend-expansion="high" chart:style-name="ch2"/>
        <chart:plot-area chart:style-name="ch3" table:cell-range-address="'W2 dependency'.A71:'W2 dependency'.A87 'W2 dependency'.C70:'W2 dependency'.C87" chart:data-source-has-labels="both" svg:x="0.869cm" svg:y="1.059cm" svg:width="15.795cm" svg:height="9.877cm">
          <chartooo:coordinate-region svg:x="2.284cm" svg:y="1.258cm" svg:width="14.193cm" svg:height="9.031cm"/>
          <chart:axis chart:dimension="x" chart:name="primary-x" chart:style-name="ch4" chartooo:axis-type="auto">
            <chart:categories table:cell-range-address="'W2 dependency'.A72:'W2 dependency'.A8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W2 dependency'.C71:'W2 dependency'.C87" chart:label-cell-address="'W2 dependency'.C70:'W2 dependency'.C70" chart:class="chart:scatter">
            <chart:domain table:cell-range-address="'W2 dependency'.A71:'W2 dependency'.A87"/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et efficiency</text:p>
                <draw:g>
                  <svg:desc>'W2 dependency'.C70:'W2 dependency'.C70</svg:desc>
                </draw:g>
              </table:table-cell>
            </table:table-row>
          </table:table-header-rows>
          <table:table-rows>
            <table:table-row>
              <table:table-cell office:value-type="float" office:value="47.5">
                <text:p>50</text:p>
                <draw:g>
                  <svg:desc>'W2 dependency'.A72:'W2 dependency'.A87</svg:desc>
                </draw:g>
              </table:table-cell>
              <table:table-cell office:value-type="float" office:value="50">
                <text:p>50</text:p>
                <draw:g>
                  <svg:desc>'W2 dependency'.A71:'W2 dependency'.A87</svg:desc>
                </draw:g>
              </table:table-cell>
              <table:table-cell office:value-type="float" office:value="0.000323862433862434">
                <text:p>0.000323862433862434</text:p>
                <draw:g>
                  <svg:desc>'W2 dependency'.C71:'W2 dependency'.C87</svg:desc>
                </draw:g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7.5">
                <text:p>47.5</text:p>
              </table:table-cell>
              <table:table-cell office:value-type="float" office:value="0.000314492724867725">
                <text:p>0.000314492724867725</text:p>
              </table:table-cell>
            </table:table-row>
            <table:table-row>
              <table:table-cell office:value-type="float" office:value="42.5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0.000296083002645503">
                <text:p>0.00029608300264550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2.5">
                <text:p>42.5</text:p>
              </table:table-cell>
              <table:table-cell office:value-type="float" office:value="0.000276805224867725">
                <text:p>0.000276805224867725</text:p>
              </table:table-cell>
            </table:table-row>
            <table:table-row>
              <table:table-cell office:value-type="float" office:value="37.5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00257347552910053">
                <text:p>0.000257347552910053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7.5">
                <text:p>37.5</text:p>
              </table:table-cell>
              <table:table-cell office:value-type="float" office:value="0.000235794642857143">
                <text:p>0.000235794642857143</text:p>
              </table:table-cell>
            </table:table-row>
            <table:table-row>
              <table:table-cell office:value-type="float" office:value="32.5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0.000216067791005291">
                <text:p>0.00021606779100529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2.5">
                <text:p>32.5</text:p>
              </table:table-cell>
              <table:table-cell office:value-type="float" office:value="0.000196191468253968">
                <text:p>0.000196191468253968</text:p>
              </table:table-cell>
            </table:table-row>
            <table:table-row>
              <table:table-cell office:value-type="float" office:value="27.5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00177392526455026">
                <text:p>0.000177392526455026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7.5">
                <text:p>27.5</text:p>
              </table:table-cell>
              <table:table-cell office:value-type="float" office:value="0.000156677579365079">
                <text:p>0.000156677579365079</text:p>
              </table:table-cell>
            </table:table-row>
            <table:table-row>
              <table:table-cell office:value-type="float" office:value="22.5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0.000136621362433862">
                <text:p>0.00013662136243386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2.5">
                <text:p>22.5</text:p>
              </table:table-cell>
              <table:table-cell office:value-type="float" office:value="0.000117313822751323">
                <text:p>0.000117313822751323</text:p>
              </table:table-cell>
            </table:table-row>
            <table:table-row>
              <table:table-cell office:value-type="float" office:value="17.5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000979160052910053">
                <text:p>0.000097916005291005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7.5">
                <text:p>17.5</text:p>
              </table:table-cell>
              <table:table-cell office:value-type="float" office:value="0.0000788776455026455">
                <text:p>0.0000788776455026455</text:p>
              </table:table-cell>
            </table:table-row>
            <table:table-row>
              <table:table-cell office:value-type="float" office:value="12.5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0.0000610066137566137">
                <text:p>0.000061006613756613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0.0000428363095238095">
                <text:p>0.0000428363095238095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0.0000269710648148148">
                <text:p>0.0000269710648148148</text:p>
              </table:table-cell>
            </table:table-row>
          </table:table-rows>
        </table:table>
      </chart:chart>
    </office:chart>
  </office:body>
</office:document-content>
</file>

<file path=Object 4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4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806cm" svg:height="11.147cm" xlink:href=".." xlink:type="simple" chart:class="chart:scatter" chart:style-name="ch1">
        <chart:legend chart:legend-position="end" svg:x="21.61cm" svg:y="4.527cm" style:legend-expansion="high" chart:style-name="ch2"/>
        <chart:plot-area chart:style-name="ch3" table:cell-range-address="Sheet1.A47:Sheet1.E56 Sheet1.B46:Sheet1.E46" chart:data-source-has-labels="row" svg:x="1.5cm" svg:y="1.097cm" svg:width="16.054cm" svg:height="9.138cm">
          <chartooo:coordinate-region svg:x="2.412cm" svg:y="1.297cm" svg:width="14.229cm" svg:height="8.29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secondary-y" chart:style-name="ch7" chart:values-cell-range-address="Sheet1.B47:Sheet1.B56" chart:label-cell-address="Sheet1.B46:Sheet1.B46" chart:class="chart:scatter">
            <chart:domain table:cell-range-address="Sheet1.A47:Sheet1.A56"/>
            <chart:data-point chart:repeated="10"/>
          </chart:series>
          <chart:series chart:attached-axis="secondary-y" chart:style-name="ch8" chart:values-cell-range-address="Sheet1.C47:Sheet1.C56" chart:label-cell-address="Sheet1.C46:Sheet1.C46" chart:class="chart:scatter">
            <chart:data-point chart:repeated="10"/>
          </chart:series>
          <chart:series chart:attached-axis="secondary-y" chart:style-name="ch9" chart:values-cell-range-address="Sheet1.D47:Sheet1.D56" chart:label-cell-address="Sheet1.D46:Sheet1.D46" chart:class="chart:scatter">
            <chart:data-point chart:repeated="10"/>
          </chart:series>
          <chart:series chart:attached-axis="secondary-y" chart:style-name="ch10" chart:values-cell-range-address="Sheet1.E47:Sheet1.E56" chart:label-cell-address="Sheet1.E46:Sheet1.E46" chart:class="chart:scatte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rr_vs_t_Cu</text:p>
                <draw:g>
                  <svg:desc>Sheet1.B46:Sheet1.B46</svg:desc>
                </draw:g>
              </table:table-cell>
              <table:table-cell office:value-type="string">
                <text:p>err_vs_t_Pb</text:p>
                <draw:g>
                  <svg:desc>Sheet1.C46:Sheet1.C46</svg:desc>
                </draw:g>
              </table:table-cell>
              <table:table-cell office:value-type="string">
                <text:p>err_vs_t_Al</text:p>
                <draw:g>
                  <svg:desc>Sheet1.D46:Sheet1.D46</svg:desc>
                </draw:g>
              </table:table-cell>
              <table:table-cell office:value-type="string">
                <text:p/>
                <draw:g>
                  <svg:desc>Sheet1.E46:Sheet1.E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1.A47:Sheet1.A56</svg:desc>
                </draw:g>
              </table:table-cell>
              <table:table-cell office:value-type="float" office:value="0.0398204">
                <text:p>0.0398204</text:p>
                <draw:g>
                  <svg:desc>Sheet1.B47:Sheet1.B56</svg:desc>
                </draw:g>
              </table:table-cell>
              <table:table-cell office:value-type="float" office:value="0.0527591">
                <text:p>0.0527591</text:p>
                <draw:g>
                  <svg:desc>Sheet1.C47:Sheet1.C56</svg:desc>
                </draw:g>
              </table:table-cell>
              <table:table-cell office:value-type="float" office:value="NaN">
                <text:p>NaN</text:p>
                <draw:g>
                  <svg:desc>Sheet1.D47:Sheet1.D56</svg:desc>
                </draw:g>
              </table:table-cell>
              <table:table-cell office:value-type="float" office:value="NaN">
                <text:p>NaN</text:p>
                <draw:g>
                  <svg:desc>Sheet1.E47:Sheet1.E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648204">
                <text:p>0.0648204</text:p>
              </table:table-cell>
              <table:table-cell office:value-type="float" office:value="0.0448691">
                <text:p>0.0448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0.0258636">
                <text:p>0.0258636</text:p>
              </table:table-cell>
              <table:table-cell office:value-type="float" office:value="0.0222553">
                <text:p>0.0222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0316292">
                <text:p>0.0316292</text:p>
              </table:table-cell>
              <table:table-cell office:value-type="float" office:value="0.0239581">
                <text:p>0.0239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0.0283911">
                <text:p>0.0283911</text:p>
              </table:table-cell>
              <table:table-cell office:value-type="float" office:value="0.0288071">
                <text:p>0.0288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.0254279">
                <text:p>0.0254279</text:p>
              </table:table-cell>
              <table:table-cell office:value-type="float" office:value="0.0238657">
                <text:p>0.0238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.0247224">
                <text:p>0.0247224</text:p>
              </table:table-cell>
              <table:table-cell office:value-type="float" office:value="0.0231587">
                <text:p>0.0231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.0240706">
                <text:p>0.0240706</text:p>
              </table:table-cell>
              <table:table-cell office:value-type="float" office:value="0.0233943">
                <text:p>0.0233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0.0245355">
                <text:p>0.0245355</text:p>
              </table:table-cell>
              <table:table-cell office:value-type="float" office:value="0.0231153">
                <text:p>0.0231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0.0247265">
                <text:p>0.0247265</text:p>
              </table:table-cell>
              <table:table-cell office:value-type="float" office:value="0.0237693">
                <text:p>0.0237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5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787cm" svg:height="11.418cm" xlink:href=".." xlink:type="simple" chart:class="chart:scatter" chart:column-mapping="0" chart:style-name="ch1">
        <chart:legend chart:legend-position="end" svg:x="16.591cm" svg:y="5.41cm" style:legend-expansion="high" chart:style-name="ch2"/>
        <chart:plot-area chart:style-name="ch3" table:cell-range-address="'W2 dependency'.A71:'W2 dependency'.A87 'W2 dependency'.E70:'W2 dependency'.E87" chart:data-source-has-labels="both" svg:x="0.845cm" svg:y="1.047cm" svg:width="14.956cm" svg:height="9.723cm">
          <chartooo:coordinate-region svg:x="2.075cm" svg:y="1.246cm" svg:width="13.539cm" svg:height="8.877cm"/>
          <chart:axis chart:dimension="x" chart:name="primary-x" chart:style-name="ch4" chartooo:axis-type="auto">
            <chart:categories table:cell-range-address="'W2 dependency'.A72:'W2 dependency'.A8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W2 dependency'.E71:'W2 dependency'.E87" chart:label-cell-address="'W2 dependency'.E70:'W2 dependency'.E70" chart:class="chart:scatter">
            <chart:domain table:cell-range-address="'W2 dependency'.A71:'W2 dependency'.A87"/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kg fraction</text:p>
                <draw:g>
                  <svg:desc>'W2 dependency'.E70:'W2 dependency'.E70</svg:desc>
                </draw:g>
              </table:table-cell>
            </table:table-row>
          </table:table-header-rows>
          <table:table-rows>
            <table:table-row>
              <table:table-cell office:value-type="float" office:value="47.5">
                <text:p>50</text:p>
                <draw:g>
                  <svg:desc>'W2 dependency'.A72:'W2 dependency'.A87</svg:desc>
                </draw:g>
              </table:table-cell>
              <table:table-cell office:value-type="float" office:value="50">
                <text:p>50</text:p>
                <draw:g>
                  <svg:desc>'W2 dependency'.A71:'W2 dependency'.A87</svg:desc>
                </draw:g>
              </table:table-cell>
              <table:table-cell office:value-type="float" office:value="0.0597691798941799">
                <text:p>0.0597691798941799</text:p>
                <draw:g>
                  <svg:desc>'W2 dependency'.E71:'W2 dependency'.E87</svg:desc>
                </draw:g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7.5">
                <text:p>47.5</text:p>
              </table:table-cell>
              <table:table-cell office:value-type="float" office:value="0.0386216931216931">
                <text:p>0.0386216931216931</text:p>
              </table:table-cell>
            </table:table-row>
            <table:table-row>
              <table:table-cell office:value-type="float" office:value="42.5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0.0232438822751323">
                <text:p>0.023243882275132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2.5">
                <text:p>42.5</text:p>
              </table:table-cell>
              <table:table-cell office:value-type="float" office:value="0.0139088293650794">
                <text:p>0.0139088293650794</text:p>
              </table:table-cell>
            </table:table-row>
            <table:table-row>
              <table:table-cell office:value-type="float" office:value="37.5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0851269841269841">
                <text:p>0.00851269841269841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7.5">
                <text:p>37.5</text:p>
              </table:table-cell>
              <table:table-cell office:value-type="float" office:value="0.00531395502645503">
                <text:p>0.00531395502645503</text:p>
              </table:table-cell>
            </table:table-row>
            <table:table-row>
              <table:table-cell office:value-type="float" office:value="32.5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0.00337080026455026">
                <text:p>0.0033708002645502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2.5">
                <text:p>32.5</text:p>
              </table:table-cell>
              <table:table-cell office:value-type="float" office:value="0.00216406084656085">
                <text:p>0.00216406084656085</text:p>
              </table:table-cell>
            </table:table-row>
            <table:table-row>
              <table:table-cell office:value-type="float" office:value="27.5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0140222552910053">
                <text:p>0.00140222552910053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7.5">
                <text:p>27.5</text:p>
              </table:table-cell>
              <table:table-cell office:value-type="float" office:value="0.000940873015873016">
                <text:p>0.000940873015873016</text:p>
              </table:table-cell>
            </table:table-row>
            <table:table-row>
              <table:table-cell office:value-type="float" office:value="22.5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0.00069603835978836">
                <text:p>0.0006960383597883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2.5">
                <text:p>22.5</text:p>
              </table:table-cell>
              <table:table-cell office:value-type="float" office:value="0.00060135582010582">
                <text:p>0.00060135582010582</text:p>
              </table:table-cell>
            </table:table-row>
            <table:table-row>
              <table:table-cell office:value-type="float" office:value="17.5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00541428571428571">
                <text:p>0.00054142857142857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7.5">
                <text:p>17.5</text:p>
              </table:table-cell>
              <table:table-cell office:value-type="float" office:value="0.000482635582010582">
                <text:p>0.000482635582010582</text:p>
              </table:table-cell>
            </table:table-row>
            <table:table-row>
              <table:table-cell office:value-type="float" office:value="12.5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0.000421597222222222">
                <text:p>0.00042159722222222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0.000358465608465608">
                <text:p>0.000358465608465608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0.000294915674603175">
                <text:p>0.000294915674603175</text:p>
              </table:table-cell>
            </table:table-row>
          </table:table-rows>
        </table:table>
      </chart:chart>
    </office:chart>
  </office:body>
</office:document-content>
</file>

<file path=Object 5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5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018cm" svg:height="9cm" xlink:href=".." xlink:type="simple" chart:class="chart:scatter" chart:column-mapping="0" chart:style-name="ch1">
        <chart:legend chart:legend-position="end" svg:x="18.457cm" svg:y="4.201cm" style:legend-expansion="high" chart:style-name="ch2"/>
        <chart:plot-area chart:style-name="ch3" table:cell-range-address="'W2 dependency'.A71:'W2 dependency'.A87 'W2 dependency'.F70:'W2 dependency'.F87" chart:data-source-has-labels="both" svg:x="0.87cm" svg:y="0.855cm" svg:width="16.747cm" svg:height="7.545cm">
          <chartooo:coordinate-region svg:x="1.782cm" svg:y="1.054cm" svg:width="15.648cm" svg:height="6.699cm"/>
          <chart:axis chart:dimension="x" chart:name="primary-x" chart:style-name="ch4" chartooo:axis-type="auto">
            <chart:categories table:cell-range-address="'W2 dependency'.A72:'W2 dependency'.A8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W2 dependency'.F71:'W2 dependency'.F87" chart:label-cell-address="'W2 dependency'.F70:'W2 dependency'.F70" chart:class="chart:scatter">
            <chart:domain table:cell-range-address="'W2 dependency'.A71:'W2 dependency'.A87"/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g/Bkg</text:p>
                <draw:g>
                  <svg:desc>'W2 dependency'.F70:'W2 dependency'.F70</svg:desc>
                </draw:g>
              </table:table-cell>
            </table:table-row>
          </table:table-header-rows>
          <table:table-rows>
            <table:table-row>
              <table:table-cell office:value-type="float" office:value="47.5">
                <text:p>50</text:p>
                <draw:g>
                  <svg:desc>'W2 dependency'.A72:'W2 dependency'.A87</svg:desc>
                </draw:g>
              </table:table-cell>
              <table:table-cell office:value-type="float" office:value="50">
                <text:p>50</text:p>
                <draw:g>
                  <svg:desc>'W2 dependency'.A71:'W2 dependency'.A87</svg:desc>
                </draw:g>
              </table:table-cell>
              <table:table-cell office:value-type="float" office:value="0.005418552411725">
                <text:p>0.005418552411725</text:p>
                <draw:g>
                  <svg:desc>'W2 dependency'.F71:'W2 dependency'.F87</svg:desc>
                </draw:g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7.5">
                <text:p>47.5</text:p>
              </table:table-cell>
              <table:table-cell office:value-type="float" office:value="0.00814290362353586">
                <text:p>0.00814290362353586</text:p>
              </table:table-cell>
            </table:table-row>
            <table:table-row>
              <table:table-cell office:value-type="float" office:value="42.5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0.0127381045533117">
                <text:p>0.012738104553311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2.5">
                <text:p>42.5</text:p>
              </table:table-cell>
              <table:table-cell office:value-type="float" office:value="0.0199014034612212">
                <text:p>0.0199014034612212</text:p>
              </table:table-cell>
            </table:table-row>
            <table:table-row>
              <table:table-cell office:value-type="float" office:value="37.5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302310196407483">
                <text:p>0.0302310196407483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7.5">
                <text:p>37.5</text:p>
              </table:table-cell>
              <table:table-cell office:value-type="float" office:value="0.0443727208234284">
                <text:p>0.0443727208234284</text:p>
              </table:table-cell>
            </table:table-row>
            <table:table-row>
              <table:table-cell office:value-type="float" office:value="32.5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0.0640998499014058">
                <text:p>0.064099849901405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2.5">
                <text:p>32.5</text:p>
              </table:table-cell>
              <table:table-cell office:value-type="float" office:value="0.0906589426844251">
                <text:p>0.0906589426844251</text:p>
              </table:table-cell>
            </table:table-row>
            <table:table-row>
              <table:table-cell office:value-type="float" office:value="27.5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12650784254999">
                <text:p>0.12650784254999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7.5">
                <text:p>27.5</text:p>
              </table:table-cell>
              <table:table-cell office:value-type="float" office:value="0.166523618726276">
                <text:p>0.166523618726276</text:p>
              </table:table-cell>
            </table:table-row>
            <table:table-row>
              <table:table-cell office:value-type="float" office:value="22.5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0.196284242833116">
                <text:p>0.19628424283311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2.5">
                <text:p>22.5</text:p>
              </table:table-cell>
              <table:table-cell office:value-type="float" office:value="0.195082210613143">
                <text:p>0.195082210613143</text:p>
              </table:table-cell>
            </table:table-row>
            <table:table-row>
              <table:table-cell office:value-type="float" office:value="17.5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180847503175999">
                <text:p>0.18084750317599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7.5">
                <text:p>17.5</text:p>
              </table:table-cell>
              <table:table-cell office:value-type="float" office:value="0.163431061535194">
                <text:p>0.163431061535194</text:p>
              </table:table-cell>
            </table:table-row>
            <table:table-row>
              <table:table-cell office:value-type="float" office:value="12.5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0.144703547701406">
                <text:p>0.14470354770140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0.119499077490775">
                <text:p>0.119499077490775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0.091453480223138">
                <text:p>0.091453480223138</text:p>
              </table:table-cell>
            </table:table-row>
          </table:table-rows>
        </table:table>
      </chart:chart>
    </office:chart>
  </office:body>
</office:document-content>
</file>

<file path=Object 5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5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517cm" svg:height="9cm" xlink:href=".." xlink:type="simple" chart:class="chart:scatter" chart:column-mapping="0" chart:style-name="ch1">
        <chart:legend chart:legend-position="end" svg:x="16.956cm" svg:y="4.201cm" style:legend-expansion="high" chart:style-name="ch2"/>
        <chart:plot-area chart:style-name="ch3" table:cell-range-address="'W2 dependency'.A98:'W2 dependency'.A112 'W2 dependency'.D97:'W2 dependency'.D112" chart:data-source-has-labels="both" svg:x="0.84cm" svg:y="0.855cm" svg:width="15.336cm" svg:height="7.545cm">
          <chartooo:coordinate-region svg:x="1.938cm" svg:y="1.054cm" svg:width="14.051cm" svg:height="6.7cm"/>
          <chart:axis chart:dimension="x" chart:name="primary-x" chart:style-name="ch4" chartooo:axis-type="auto">
            <chart:categories table:cell-range-address="'W2 dependency'.A99:'W2 dependency'.A1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W2 dependency'.D98:'W2 dependency'.D112" chart:label-cell-address="'W2 dependency'.D97:'W2 dependency'.D97" chart:class="chart:scatter">
            <chart:domain table:cell-range-address="'W2 dependency'.A98:'W2 dependency'.A112"/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g/Bkg</text:p>
                <draw:g>
                  <svg:desc>'W2 dependency'.D97:'W2 dependency'.D97</svg:desc>
                </draw:g>
              </table:table-cell>
            </table:table-row>
          </table:table-header-rows>
          <table:table-rows>
            <table:table-row>
              <table:table-cell office:value-type="float" office:value="26.5">
                <text:p>30</text:p>
                <draw:g>
                  <svg:desc>'W2 dependency'.A99:'W2 dependency'.A112</svg:desc>
                </draw:g>
              </table:table-cell>
              <table:table-cell office:value-type="float" office:value="27">
                <text:p>27</text:p>
                <draw:g>
                  <svg:desc>'W2 dependency'.A98:'W2 dependency'.A112</svg:desc>
                </draw:g>
              </table:table-cell>
              <table:table-cell office:value-type="float" office:value="0.173471631339181">
                <text:p>0.173471631339181</text:p>
                <draw:g>
                  <svg:desc>'W2 dependency'.D98:'W2 dependency'.D112</svg:desc>
                </draw:g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6.5">
                <text:p>26.5</text:p>
              </table:table-cell>
              <table:table-cell office:value-type="float" office:value="0.180278840390827">
                <text:p>0.180278840390827</text:p>
              </table:table-cell>
            </table:table-row>
            <table:table-row>
              <table:table-cell office:value-type="float" office:value="25.5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0.186256035651508">
                <text:p>0.186256035651508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.5">
                <text:p>25.5</text:p>
              </table:table-cell>
              <table:table-cell office:value-type="float" office:value="0.192299895932311">
                <text:p>0.192299895932311</text:p>
              </table:table-cell>
            </table:table-row>
            <table:table-row>
              <table:table-cell office:value-type="float" office:value="24.5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0.196284242833116">
                <text:p>0.19628424283311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4.5">
                <text:p>24.5</text:p>
              </table:table-cell>
              <table:table-cell office:value-type="float" office:value="0.198968182742224">
                <text:p>0.198968182742224</text:p>
              </table:table-cell>
            </table:table-row>
            <table:table-row>
              <table:table-cell office:value-type="float" office:value="23.5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0.20119174314285">
                <text:p>0.20119174314285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3.5">
                <text:p>23.5</text:p>
              </table:table-cell>
              <table:table-cell office:value-type="float" office:value="0.200095624517915">
                <text:p>0.200095624517915</text:p>
              </table:table-cell>
            </table:table-row>
            <table:table-row>
              <table:table-cell office:value-type="float" office:value="22.5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0.1974635807258">
                <text:p>0.197463580725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.5">
                <text:p>22.5</text:p>
              </table:table-cell>
              <table:table-cell office:value-type="float" office:value="0.195082210613143">
                <text:p>0.195082210613143</text:p>
              </table:table-cell>
            </table:table-row>
            <table:table-row>
              <table:table-cell office:value-type="float" office:value="21.5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0.193327573826407">
                <text:p>0.193327573826407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.5">
                <text:p>21.5</text:p>
              </table:table-cell>
              <table:table-cell office:value-type="float" office:value="0.18966630600924">
                <text:p>0.18966630600924</text:p>
              </table:table-cell>
            </table:table-row>
            <table:table-row>
              <table:table-cell office:value-type="float" office:value="20.5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.187248318214847">
                <text:p>0.18724831821484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.5">
                <text:p>20.5</text:p>
              </table:table-cell>
              <table:table-cell office:value-type="float" office:value="0.184635457189711">
                <text:p>0.184635457189711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0.180847503175999">
                <text:p>0.180847503175999</text:p>
              </table:table-cell>
            </table:table-row>
          </table:table-rows>
        </table:table>
      </chart:chart>
    </office:chart>
  </office:body>
</office:document-content>
</file>

<file path=Object 5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5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21">
      <number:number number:decimal-places="3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1cm" svg:height="8.995cm" xlink:href=".." xlink:type="simple" chart:class="chart:scatter" chart:column-mapping="0" chart:style-name="ch1">
        <chart:legend chart:legend-position="end" svg:x="12.56cm" svg:y="4.198cm" style:legend-expansion="high" chart:style-name="ch2"/>
        <chart:plot-area chart:style-name="ch3" table:cell-range-address="'d2_3 dependency'.A54:'d2_3 dependency'.A64 'd2_3 dependency'.C53:'d2_3 dependency'.C64" chart:data-source-has-labels="both" svg:x="0.77cm" svg:y="0.851cm" svg:width="11.15cm" svg:height="7.545cm">
          <chartooo:coordinate-region svg:x="2.185cm" svg:y="1.051cm" svg:width="9.641cm" svg:height="6.699cm"/>
          <chart:axis chart:dimension="x" chart:name="primary-x" chart:style-name="ch4" chartooo:axis-type="auto">
            <chart:categories table:cell-range-address="'d2_3 dependency'.A55:'d2_3 dependency'.A6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2_3 dependency'.C54:'d2_3 dependency'.C64" chart:label-cell-address="'d2_3 dependency'.C53:'d2_3 dependency'.C53" chart:class="chart:scatter">
            <chart:domain table:cell-range-address="'d2_3 dependency'.A54:'d2_3 dependency'.A64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et efficiency</text:p>
                <draw:g>
                  <svg:desc>'d2_3 dependency'.C53:'d2_3 dependency'.C53</svg:desc>
                </draw:g>
              </table:table-cell>
            </table:table-row>
          </table:table-header-rows>
          <table:table-rows>
            <table:table-row>
              <table:table-cell office:value-type="float" office:value="1.5">
                <text:p/>
                <draw:g>
                  <svg:desc>'d2_3 dependency'.A55:'d2_3 dependency'.A64</svg:desc>
                </draw:g>
              </table:table-cell>
              <table:table-cell office:value-type="float" office:value="1">
                <text:p>1</text:p>
                <draw:g>
                  <svg:desc>'d2_3 dependency'.A54:'d2_3 dependency'.A64</svg:desc>
                </draw:g>
              </table:table-cell>
              <table:table-cell office:value-type="float" office:value="0.000389986772486772">
                <text:p>0.000389986772486772</text:p>
                <draw:g>
                  <svg:desc>'d2_3 dependency'.C54:'d2_3 dependency'.C6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5">
                <text:p>1.5</text:p>
              </table:table-cell>
              <table:table-cell office:value-type="float" office:value="0.000385109126984127">
                <text:p>0.000385109126984127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000380049603174603">
                <text:p>0.00038004960317460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5">
                <text:p>2.5</text:p>
              </table:table-cell>
              <table:table-cell office:value-type="float" office:value="0.000374811507936508">
                <text:p>0.000374811507936508</text:p>
              </table:table-cell>
            </table:table-row>
            <table:table-row>
              <table:table-cell office:value-type="float" office:value="3.5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0003705291005291">
                <text:p>0.000370529100529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5">
                <text:p>3.5</text:p>
              </table:table-cell>
              <table:table-cell office:value-type="float" office:value="0.000365800264550264">
                <text:p>0.000365800264550264</text:p>
              </table:table-cell>
            </table:table-row>
            <table:table-row>
              <table:table-cell office:value-type="float" office:value="4.5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00036139880952381">
                <text:p>0.0003613988095238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0.000356818783068783">
                <text:p>0.000356818783068783</text:p>
              </table:table-cell>
            </table:table-row>
            <table:table-row>
              <table:table-cell office:value-type="float" office:value="5.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000352900132275132">
                <text:p>0.00035290013227513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.000347691798941799">
                <text:p>0.000347691798941799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0.000343409391534392">
                <text:p>0.000343409391534392</text:p>
              </table:table-cell>
            </table:table-row>
          </table:table-rows>
        </table:table>
      </chart:chart>
    </office:chart>
  </office:body>
</office:document-content>
</file>

<file path=Object 5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5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legend chart:legend-position="end" svg:x="12.804cm" svg:y="4.201cm" style:legend-expansion="high" chart:style-name="ch2"/>
        <chart:plot-area chart:style-name="ch3" table:cell-range-address="'d2_3 dependency'.A54:'d2_3 dependency'.A64 'd2_3 dependency'.E53:'d2_3 dependency'.E64" chart:data-source-has-labels="both" svg:x="0.77cm" svg:y="0.855cm" svg:width="11.394cm" svg:height="7.545cm">
          <chartooo:coordinate-region svg:x="2.185cm" svg:y="1.054cm" svg:width="9.885cm" svg:height="6.699cm"/>
          <chart:axis chart:dimension="x" chart:name="primary-x" chart:style-name="ch4" chartooo:axis-type="auto">
            <chart:categories table:cell-range-address="'d2_3 dependency'.A55:'d2_3 dependency'.A6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2_3 dependency'.E54:'d2_3 dependency'.E64" chart:label-cell-address="'d2_3 dependency'.E53:'d2_3 dependency'.E53" chart:class="chart:scatter">
            <chart:domain table:cell-range-address="'d2_3 dependency'.A54:'d2_3 dependency'.A64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kg fraction</text:p>
                <draw:g>
                  <svg:desc>'d2_3 dependency'.E53:'d2_3 dependency'.E53</svg:desc>
                </draw:g>
              </table:table-cell>
            </table:table-row>
          </table:table-header-rows>
          <table:table-rows>
            <table:table-row>
              <table:table-cell office:value-type="float" office:value="1.5">
                <text:p/>
                <draw:g>
                  <svg:desc>'d2_3 dependency'.A55:'d2_3 dependency'.A64</svg:desc>
                </draw:g>
              </table:table-cell>
              <table:table-cell office:value-type="float" office:value="1">
                <text:p>1</text:p>
                <draw:g>
                  <svg:desc>'d2_3 dependency'.A54:'d2_3 dependency'.A64</svg:desc>
                </draw:g>
              </table:table-cell>
              <table:table-cell office:value-type="float" office:value="0.0281828373015873">
                <text:p>0.0281828373015873</text:p>
                <draw:g>
                  <svg:desc>'d2_3 dependency'.E54:'d2_3 dependency'.E6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5">
                <text:p>1.5</text:p>
              </table:table-cell>
              <table:table-cell office:value-type="float" office:value="0.0370403439153439">
                <text:p>0.0370403439153439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0457371031746032">
                <text:p>0.045737103174603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5">
                <text:p>2.5</text:p>
              </table:table-cell>
              <table:table-cell office:value-type="float" office:value="0.0543806216931217">
                <text:p>0.0543806216931217</text:p>
              </table:table-cell>
            </table:table-row>
            <table:table-row>
              <table:table-cell office:value-type="float" office:value="3.5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0629361772486773">
                <text:p>0.062936177248677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5">
                <text:p>3.5</text:p>
              </table:table-cell>
              <table:table-cell office:value-type="float" office:value="0.0713164682539683">
                <text:p>0.0713164682539683</text:p>
              </table:table-cell>
            </table:table-row>
            <table:table-row>
              <table:table-cell office:value-type="float" office:value="4.5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0795757275132275">
                <text:p>0.079575727513227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0.0876666666666667">
                <text:p>0.0876666666666667</text:p>
              </table:table-cell>
            </table:table-row>
            <table:table-row>
              <table:table-cell office:value-type="float" office:value="5.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09557208994709">
                <text:p>0.0955720899470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.103255952380952">
                <text:p>0.103255952380952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0.110708002645503">
                <text:p>0.110708002645503</text:p>
              </table:table-cell>
            </table:table-row>
          </table:table-rows>
        </table:table>
      </chart:chart>
    </office:chart>
  </office:body>
</office:document-content>
</file>

<file path=Object 5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5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legend chart:legend-position="end" svg:x="13.439cm" svg:y="4.201cm" style:legend-expansion="high" chart:style-name="ch2"/>
        <chart:plot-area chart:style-name="ch3" table:cell-range-address="'d2_3 dependency'.A54:'d2_3 dependency'.A64 'd2_3 dependency'.F53:'d2_3 dependency'.F64" chart:data-source-has-labels="both" svg:x="0.77cm" svg:y="0.855cm" svg:width="12.029cm" svg:height="7.545cm">
          <chartooo:coordinate-region svg:x="1.868cm" svg:y="1.054cm" svg:width="10.837cm" svg:height="6.699cm"/>
          <chart:axis chart:dimension="x" chart:name="primary-x" chart:style-name="ch4" chartooo:axis-type="auto">
            <chart:categories table:cell-range-address="'d2_3 dependency'.A55:'d2_3 dependency'.A6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d2_3 dependency'.F54:'d2_3 dependency'.F64" chart:label-cell-address="'d2_3 dependency'.F53:'d2_3 dependency'.F53" chart:class="chart:scatter">
            <chart:domain table:cell-range-address="'d2_3 dependency'.A54:'d2_3 dependency'.A64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g/Bkg</text:p>
                <draw:g>
                  <svg:desc>'d2_3 dependency'.F53:'d2_3 dependency'.F53</svg:desc>
                </draw:g>
              </table:table-cell>
            </table:table-row>
          </table:table-header-rows>
          <table:table-rows>
            <table:table-row>
              <table:table-cell office:value-type="float" office:value="1.5">
                <text:p/>
                <draw:g>
                  <svg:desc>'d2_3 dependency'.A55:'d2_3 dependency'.A64</svg:desc>
                </draw:g>
              </table:table-cell>
              <table:table-cell office:value-type="float" office:value="1">
                <text:p>1</text:p>
                <draw:g>
                  <svg:desc>'d2_3 dependency'.A54:'d2_3 dependency'.A64</svg:desc>
                </draw:g>
              </table:table-cell>
              <table:table-cell office:value-type="float" office:value="0.0138377399093457">
                <text:p>0.0138377399093457</text:p>
                <draw:g>
                  <svg:desc>'d2_3 dependency'.F54:'d2_3 dependency'.F6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5">
                <text:p>1.5</text:p>
              </table:table-cell>
              <table:table-cell office:value-type="float" office:value="0.0103970181233818">
                <text:p>0.0103970181233818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00830943756371603">
                <text:p>0.0083094375637160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5">
                <text:p>2.5</text:p>
              </table:table-cell>
              <table:table-cell office:value-type="float" office:value="0.00689237261853363">
                <text:p>0.00689237261853363</text:p>
              </table:table-cell>
            </table:table-row>
            <table:table-row>
              <table:table-cell office:value-type="float" office:value="3.5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00588737855915594">
                <text:p>0.0058873785591559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5">
                <text:p>3.5</text:p>
              </table:table-cell>
              <table:table-cell office:value-type="float" office:value="0.00512925378255688">
                <text:p>0.00512925378255688</text:p>
              </table:table-cell>
            </table:table-row>
            <table:table-row>
              <table:table-cell office:value-type="float" office:value="4.5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00454157091386611">
                <text:p>0.0045415709138661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0.00407017623272376">
                <text:p>0.00407017623272376</text:p>
              </table:table-cell>
            </table:table-row>
            <table:table-row>
              <table:table-cell office:value-type="float" office:value="5.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00369250198955053">
                <text:p>0.0036925019895505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.0033672809259366">
                <text:p>0.0033672809259366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0.0031019382820411">
                <text:p>0.0031019382820411</text:p>
              </table:table-cell>
            </table:table-row>
          </table:table-rows>
        </table:table>
      </chart:chart>
    </office:chart>
  </office:body>
</office:document-content>
</file>

<file path=Object 5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5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21">
      <number:number number:decimal-places="3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39cm" svg:y="4.201cm" style:legend-expansion="high" chart:style-name="ch2"/>
        <chart:plot-area chart:style-name="ch3" table:cell-range-address="'d2_3 dependency'.A74:'d2_3 dependency'.A85 'd2_3 dependency'.C73:'d2_3 dependency'.C85" chart:data-source-has-labels="row" svg:x="0.77cm" svg:y="0.855cm" svg:width="11.129cm" svg:height="7.545cm">
          <chartooo:coordinate-region svg:x="2.185cm" svg:y="1.054cm" svg:width="9.62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d2_3 dependency'.C74:'d2_3 dependency'.C85" chart:label-cell-address="'d2_3 dependency'.C73:'d2_3 dependency'.C73" chart:class="chart:scatter">
            <chart:domain table:cell-range-address="'d2_3 dependency'.A74:'d2_3 dependency'.A85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et efficiency</text:p>
                <draw:g>
                  <svg:desc>'d2_3 dependency'.C73:'d2_3 dependency'.C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'd2_3 dependency'.A74:'d2_3 dependency'.A85</svg:desc>
                </draw:g>
              </table:table-cell>
              <table:table-cell office:value-type="float" office:value="0.0000642695105820106">
                <text:p>0.0000642695105820106</text:p>
                <draw:g>
                  <svg:desc>'d2_3 dependency'.C74:'d2_3 dependency'.C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00128479166666667">
                <text:p>0.0001284791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0.000193167989417989">
                <text:p>0.0001931679894179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000259053902116402">
                <text:p>0.0002590539021164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0.000323862433862434">
                <text:p>0.0003238624338624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.000388492063492063">
                <text:p>0.0003884920634920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0.000453720238095238">
                <text:p>0.0004537202380952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.00051801917989418">
                <text:p>0.000518019179894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5">
                <text:p>4.5</text:p>
              </table:table-cell>
              <table:table-cell office:value-type="float" office:value="0.000582318121693122">
                <text:p>0.0005823181216931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000645658068783069">
                <text:p>0.0006456580687830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5">
                <text:p>5.5</text:p>
              </table:table-cell>
              <table:table-cell office:value-type="float" office:value="0.000722162698412699">
                <text:p>0.0007221626984126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0.000771894841269841">
                <text:p>0.000771894841269841</text:p>
              </table:table-cell>
            </table:table-row>
          </table:table-rows>
        </table:table>
      </chart:chart>
    </office:chart>
  </office:body>
</office:document-content>
</file>

<file path=Object 5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5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04cm" svg:y="4.201cm" style:legend-expansion="high" chart:style-name="ch2"/>
        <chart:plot-area chart:style-name="ch3" table:cell-range-address="'d2_3 dependency'.A74:'d2_3 dependency'.A85 'd2_3 dependency'.E73:'d2_3 dependency'.E85" chart:data-source-has-labels="row" svg:x="0.77cm" svg:y="0.855cm" svg:width="11.394cm" svg:height="7.545cm">
          <chartooo:coordinate-region svg:x="2cm" svg:y="1.054cm" svg:width="10.07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d2_3 dependency'.E74:'d2_3 dependency'.E85" chart:label-cell-address="'d2_3 dependency'.E73:'d2_3 dependency'.E73" chart:class="chart:scatter">
            <chart:domain table:cell-range-address="'d2_3 dependency'.A74:'d2_3 dependency'.A85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kg fraction</text:p>
                <draw:g>
                  <svg:desc>'d2_3 dependency'.E73:'d2_3 dependency'.E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'd2_3 dependency'.A74:'d2_3 dependency'.A85</svg:desc>
                </draw:g>
              </table:table-cell>
              <table:table-cell office:value-type="float" office:value="0.0590165343915344">
                <text:p>0.0590165343915344</text:p>
                <draw:g>
                  <svg:desc>'d2_3 dependency'.E74:'d2_3 dependency'.E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592083333333333">
                <text:p>0.059208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0.0593912037037037">
                <text:p>0.05939120370370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0595823412698413">
                <text:p>0.05958234126984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0.0597691798941799">
                <text:p>0.05976917989417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.0599560185185185">
                <text:p>0.05995601851851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0.0601431878306878">
                <text:p>0.06014318783068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.0603293650793651">
                <text:p>0.06032936507936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5">
                <text:p>4.5</text:p>
              </table:table-cell>
              <table:table-cell office:value-type="float" office:value="0.0605218253968254">
                <text:p>0.06052182539682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0607103174603175">
                <text:p>0.06071031746031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5">
                <text:p>5.5</text:p>
              </table:table-cell>
              <table:table-cell office:value-type="float" office:value="0.0609031084656085">
                <text:p>0.06090310846560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0.0610909391534392">
                <text:p>0.0610909391534392</text:p>
              </table:table-cell>
            </table:table-row>
          </table:table-rows>
        </table:table>
      </chart:chart>
    </office:chart>
  </office:body>
</office:document-content>
</file>

<file path=Object 5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5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39cm" svg:y="4.201cm" style:legend-expansion="high" chart:style-name="ch2"/>
        <chart:plot-area chart:style-name="ch3" table:cell-range-address="'d2_3 dependency'.A74:'d2_3 dependency'.A85 'd2_3 dependency'.F73:'d2_3 dependency'.F85" chart:data-source-has-labels="row" svg:x="0.77cm" svg:y="0.855cm" svg:width="12.029cm" svg:height="7.545cm">
          <chartooo:coordinate-region svg:x="1.868cm" svg:y="1.054cm" svg:width="10.837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2_3 dependency'.F74:'d2_3 dependency'.F85" chart:label-cell-address="'d2_3 dependency'.F73:'d2_3 dependency'.F73" chart:class="chart:scatter">
            <chart:domain table:cell-range-address="'d2_3 dependency'.A74:'d2_3 dependency'.A85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g/Bkg</text:p>
                <draw:g>
                  <svg:desc>'d2_3 dependency'.F73:'d2_3 dependency'.F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'd2_3 dependency'.A74:'d2_3 dependency'.A85</svg:desc>
                </draw:g>
              </table:table-cell>
              <table:table-cell office:value-type="float" office:value="0.0010890085506483">
                <text:p>0.0010890085506483</text:p>
                <draw:g>
                  <svg:desc>'d2_3 dependency'.F74:'d2_3 dependency'.F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0216995073891626">
                <text:p>0.002169950738916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0.00325246799815144">
                <text:p>0.003252467998151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00434783018920284">
                <text:p>0.004347830189202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0.005418552411725">
                <text:p>0.0054185524117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.00647961744444506">
                <text:p>0.006479617444445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0.00754400048385412">
                <text:p>0.007544000483854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.00858651801179592">
                <text:p>0.008586518011795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5">
                <text:p>4.5</text:p>
              </table:table-cell>
              <table:table-cell office:value-type="float" office:value="0.00962162191696991">
                <text:p>0.009621621916969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0106350632938972">
                <text:p>0.01063506329389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5">
                <text:p>5.5</text:p>
              </table:table-cell>
              <table:table-cell office:value-type="float" office:value="0.0118575671522661">
                <text:p>0.01185756715226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0.0126351771959359">
                <text:p>0.0126351771959359</text:p>
              </table:table-cell>
            </table:table-row>
          </table:table-rows>
        </table:table>
      </chart:chart>
    </office:chart>
  </office:body>
</office:document-content>
</file>

<file path=Object 5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5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">
      <style:chart-properties chart:display-label="true" chart:logarithmic="false" chart:minimum="0.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98cm" svg:y="0.316cm" chart:style-name="ch2">
          <text:p>Fraction of escaped electrons</text:p>
        </chart:title>
        <chart:legend chart:legend-position="end" svg:x="12.387cm" svg:y="4.201cm" style:legend-expansion="high" chart:style-name="ch3"/>
        <chart:plot-area chart:style-name="ch4" table:cell-range-address="'W2 dependency'.A4:'W2 dependency'.A16 'W2 dependency'.S3:'W2 dependency'.S3 'W2 dependency'.T4:'W2 dependency'.T16" chart:data-source-has-labels="row" svg:x="0.77cm" svg:y="1.635cm" svg:width="10.977cm" svg:height="6.765cm">
          <chartooo:coordinate-region svg:x="1.709cm" svg:y="1.834cm" svg:width="9.851cm" svg:height="5.91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W2 dependency'.T4:'W2 dependency'.T16" chart:label-cell-address="'W2 dependency'.S3:'W2 dependency'.S3" chart:class="chart:scatter">
            <chart:domain table:cell-range-address="'W2 dependency'.A4:'W2 dependency'.A16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lectrons escaped</text:p>
                <draw:g>
                  <svg:desc>'W2 dependency'.S3:'W2 dependency'.S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'W2 dependency'.A4:'W2 dependency'.A16</svg:desc>
                </draw:g>
              </table:table-cell>
              <table:table-cell office:value-type="float" office:value="0.537117326706498">
                <text:p>0.537117326706498</text:p>
                <draw:g>
                  <svg:desc>'W2 dependency'.T4:'W2 dependency'.T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.5">
                <text:p>47.5</text:p>
              </table:table-cell>
              <table:table-cell office:value-type="float" office:value="0.537028086568928">
                <text:p>0.5370280865689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0.540944990993488">
                <text:p>0.5409449909934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.5">
                <text:p>42.5</text:p>
              </table:table-cell>
              <table:table-cell office:value-type="float" office:value="0.548601519337017">
                <text:p>0.5486015193370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0.556129652437742">
                <text:p>0.5561296524377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.5">
                <text:p>37.5</text:p>
              </table:table-cell>
              <table:table-cell office:value-type="float" office:value="0.564734817430788">
                <text:p>0.5647348174307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574951611826737">
                <text:p>0.5749516118267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.5">
                <text:p>32.5</text:p>
              </table:table-cell>
              <table:table-cell office:value-type="float" office:value="0.58870164960182">
                <text:p>0.588701649601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0.599763557318282">
                <text:p>0.5997635573182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.5">
                <text:p>27.5</text:p>
              </table:table-cell>
              <table:table-cell office:value-type="float" office:value="0.611506917405352">
                <text:p>0.6115069174053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0.62621403285831">
                <text:p>0.626214032858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.5">
                <text:p>22.5</text:p>
              </table:table-cell>
              <table:table-cell office:value-type="float" office:value="0.645388652836791">
                <text:p>0.6453886528367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664801343033016">
                <text:p>0.664801343033016</text:p>
              </table:table-cell>
            </table:table-row>
          </table:table-rows>
        </table:table>
      </chart:chart>
    </office:chart>
  </office:body>
</office:document-content>
</file>

<file path=Object 5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5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466cm" svg:height="9.001cm" xlink:href=".." xlink:type="simple" chart:class="chart:scatter" chart:style-name="ch1">
        <chart:legend chart:legend-position="end" svg:x="17.27cm" svg:y="3.454cm" style:legend-expansion="high" chart:style-name="ch2"/>
        <chart:plot-area chart:style-name="ch3" table:cell-range-address="Sheet1.A59:Sheet1.E68 Sheet1.B58:Sheet1.E58" chart:data-source-has-labels="row" svg:x="0.859cm" svg:y="0.855cm" svg:width="15.593cm" svg:height="7.546cm">
          <chartooo:coordinate-region svg:x="2.142cm" svg:y="1.054cm" svg:width="14.123cm" svg:height="6.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59:Sheet1.B68" chart:label-cell-address="Sheet1.B58:Sheet1.B58" chart:class="chart:scatter">
            <chart:domain table:cell-range-address="Sheet1.A59:Sheet1.A68"/>
            <chart:data-point chart:repeated="10"/>
          </chart:series>
          <chart:series chart:style-name="ch7" chart:values-cell-range-address="Sheet1.C59:Sheet1.C68" chart:label-cell-address="Sheet1.C58:Sheet1.C58" chart:class="chart:scatter">
            <chart:data-point chart:repeated="10"/>
          </chart:series>
          <chart:series chart:style-name="ch8" chart:values-cell-range-address="Sheet1.D59:Sheet1.D68" chart:label-cell-address="Sheet1.D58:Sheet1.D58" chart:class="chart:scatter">
            <chart:data-point chart:repeated="10"/>
          </chart:series>
          <chart:series chart:style-name="ch9" chart:values-cell-range-address="Sheet1.E59:Sheet1.E68" chart:label-cell-address="Sheet1.E58:Sheet1.E58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ff_vs_t_Cu</text:p>
                <draw:g>
                  <svg:desc>Sheet1.B58:Sheet1.B58</svg:desc>
                </draw:g>
              </table:table-cell>
              <table:table-cell office:value-type="string">
                <text:p>eff_vs_t_Pb</text:p>
                <draw:g>
                  <svg:desc>Sheet1.C58:Sheet1.C58</svg:desc>
                </draw:g>
              </table:table-cell>
              <table:table-cell office:value-type="string">
                <text:p>eff_vs_t_Al</text:p>
                <draw:g>
                  <svg:desc>Sheet1.D58:Sheet1.D58</svg:desc>
                </draw:g>
              </table:table-cell>
              <table:table-cell office:value-type="string">
                <text:p/>
                <draw:g>
                  <svg:desc>Sheet1.E58:Sheet1.E5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1.A59:Sheet1.A68</svg:desc>
                </draw:g>
              </table:table-cell>
              <table:table-cell office:value-type="float" office:value="0.000462462">
                <text:p>0.000462462</text:p>
                <draw:g>
                  <svg:desc>Sheet1.B59:Sheet1.B68</svg:desc>
                </draw:g>
              </table:table-cell>
              <table:table-cell office:value-type="float" office:value="0.000470061">
                <text:p>0.000470061</text:p>
                <draw:g>
                  <svg:desc>Sheet1.C59:Sheet1.C68</svg:desc>
                </draw:g>
              </table:table-cell>
              <table:table-cell office:value-type="float" office:value="NaN">
                <text:p>NaN</text:p>
                <draw:g>
                  <svg:desc>Sheet1.D59:Sheet1.D68</svg:desc>
                </draw:g>
              </table:table-cell>
              <table:table-cell office:value-type="float" office:value="NaN">
                <text:p>NaN</text:p>
                <draw:g>
                  <svg:desc>Sheet1.E59:Sheet1.E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00842843">
                <text:p>0.000842843</text:p>
              </table:table-cell>
              <table:table-cell office:value-type="float" office:value="0.000854345">
                <text:p>0.000854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0.0011401">
                <text:p>0.0011401</text:p>
              </table:table-cell>
              <table:table-cell office:value-type="float" office:value="0.00114809">
                <text:p>0.00114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00134586">
                <text:p>0.00134586</text:p>
              </table:table-cell>
              <table:table-cell office:value-type="float" office:value="0.001353">
                <text:p>0.001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0.00148209">
                <text:p>0.00148209</text:p>
              </table:table-cell>
              <table:table-cell office:value-type="float" office:value="0.00148747">
                <text:p>0.00148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.00155961">
                <text:p>0.00155961</text:p>
              </table:table-cell>
              <table:table-cell office:value-type="float" office:value="0.00156186">
                <text:p>0.00156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.00161145">
                <text:p>0.00161145</text:p>
              </table:table-cell>
              <table:table-cell office:value-type="float" office:value="0.00160616">
                <text:p>0.00160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.00159912">
                <text:p>0.00159912</text:p>
              </table:table-cell>
              <table:table-cell office:value-type="float" office:value="0.00159306">
                <text:p>0.00159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0.00161563">
                <text:p>0.00161563</text:p>
              </table:table-cell>
              <table:table-cell office:value-type="float" office:value="0.00160966">
                <text:p>0.00160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0.0016169">
                <text:p>0.0016169</text:p>
              </table:table-cell>
              <table:table-cell office:value-type="float" office:value="0.00161368">
                <text:p>0.00161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793cm" svg:y="3.703cm" style:legend-expansion="high" chart:style-name="ch2"/>
        <chart:plot-area chart:style-name="ch3" table:cell-range-address="Sheet1.A71:Sheet1.D80 Sheet1.B70:Sheet1.D70" chart:data-source-has-labels="row" svg:x="0.77cm" svg:y="0.855cm" svg:width="9.383cm" svg:height="7.545cm">
          <chartooo:coordinate-region svg:x="1.682cm" svg:y="1.055cm" svg:width="8.139cm" svg:height="6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71:Sheet1.B80" chart:label-cell-address="Sheet1.B70:Sheet1.B70" chart:class="chart:scatter">
            <chart:domain table:cell-range-address="Sheet1.A71:Sheet1.A80"/>
            <chart:data-point chart:repeated="10"/>
          </chart:series>
          <chart:series chart:style-name="ch7" chart:values-cell-range-address="Sheet1.C71:Sheet1.C80" chart:label-cell-address="Sheet1.C70:Sheet1.C70" chart:class="chart:scatter">
            <chart:data-point chart:repeated="10"/>
          </chart:series>
          <chart:series chart:style-name="ch8" chart:values-cell-range-address="Sheet1.D71:Sheet1.D80" chart:label-cell-address="Sheet1.D70:Sheet1.D70" chart:class="chart:scatte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-2_error_vs_Bsigma_Cu</text:p>
                <draw:g>
                  <svg:desc>Sheet1.B70:Sheet1.B70</svg:desc>
                </draw:g>
              </table:table-cell>
              <table:table-cell office:value-type="string">
                <text:p>g-2_error_vs_Bsigma_Pb</text:p>
                <draw:g>
                  <svg:desc>Sheet1.C70:Sheet1.C70</svg:desc>
                </draw:g>
              </table:table-cell>
              <table:table-cell office:value-type="string">
                <text:p>g-2_error_vs_Bsigma_Al</text:p>
                <draw:g>
                  <svg:desc>Sheet1.D70:Sheet1.D7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71:Sheet1.A80</svg:desc>
                </draw:g>
              </table:table-cell>
              <table:table-cell office:value-type="float" office:value="0.0283911">
                <text:p>0.0283911</text:p>
                <draw:g>
                  <svg:desc>Sheet1.B71:Sheet1.B80</svg:desc>
                </draw:g>
              </table:table-cell>
              <table:table-cell office:value-type="float" office:value="0.0296918">
                <text:p>0.0296918</text:p>
                <draw:g>
                  <svg:desc>Sheet1.C71:Sheet1.C80</svg:desc>
                </draw:g>
              </table:table-cell>
              <table:table-cell office:value-type="float" office:value="NaN">
                <text:p>NaN</text:p>
                <draw:g>
                  <svg:desc>Sheet1.D71:Sheet1.D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28941">
                <text:p>0.028941</text:p>
              </table:table-cell>
              <table:table-cell office:value-type="float" office:value="0.0357407">
                <text:p>0.0357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396518">
                <text:p>0.0396518</text:p>
              </table:table-cell>
              <table:table-cell office:value-type="float" office:value="0.0657542">
                <text:p>0.0657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613844">
                <text:p>0.0613844</text:p>
              </table:table-cell>
              <table:table-cell office:value-type="float" office:value="0.0504098">
                <text:p>0.05040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5">
                <text:p>0.035</text:p>
              </table:table-cell>
              <table:table-cell office:value-type="float" office:value="0.0779231">
                <text:p>0.0779231</text:p>
              </table:table-cell>
              <table:table-cell office:value-type="float" office:value="0.0422784">
                <text:p>0.0422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">
                <text:p>0.04</text:p>
              </table:table-cell>
              <table:table-cell office:value-type="float" office:value="0.137669">
                <text:p>0.137669</text:p>
              </table:table-cell>
              <table:table-cell office:value-type="float" office:value="0.0406969">
                <text:p>0.0406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5">
                <text:p>0.045</text:p>
              </table:table-cell>
              <table:table-cell office:value-type="float" office:value="0.0805327">
                <text:p>0.0805327</text:p>
              </table:table-cell>
              <table:table-cell office:value-type="float" office:value="0.0409736">
                <text:p>0.0409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">
                <text:p>0.05</text:p>
              </table:table-cell>
              <table:table-cell office:value-type="float" office:value="0.0696016">
                <text:p>0.0696016</text:p>
              </table:table-cell>
              <table:table-cell office:value-type="float" office:value="0.0410055">
                <text:p>0.0410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6">
                <text:p>0.06</text:p>
              </table:table-cell>
              <table:table-cell office:value-type="float" office:value="0.239667">
                <text:p>0.239667</text:p>
              </table:table-cell>
              <table:table-cell office:value-type="float" office:value="0.206412">
                <text:p>0.206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7">
                <text:p>0.07</text:p>
              </table:table-cell>
              <table:table-cell office:value-type="float" office:value="0.0678776">
                <text:p>0.0678776</text:p>
              </table:table-cell>
              <table:table-cell office:value-type="float" office:value="0.138375">
                <text:p>0.13837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9cm" svg:height="9.002cm" xlink:href=".." xlink:type="simple" chart:class="chart:scatter" chart:style-name="ch1">
        <chart:legend chart:legend-position="end" svg:x="11.738cm" svg:y="3.953cm" style:legend-expansion="high" chart:style-name="ch2"/>
        <chart:plot-area chart:style-name="ch3" table:cell-range-address="my_simu.A2:my_simu.B16 my_simu.B1:my_simu.B1 my_simu.Z2:my_simu.Z17" chart:data-source-has-labels="row" svg:x="0.77cm" svg:y="0.855cm" svg:width="10.328cm" svg:height="7.547cm">
          <chartooo:coordinate-region svg:x="1.497cm" svg:y="1.054cm" svg:width="9.321cm" svg:height="6.7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y_simu.B2:my_simu.B16" chart:label-cell-address="my_simu.B1:my_simu.B1" chart:class="chart:scatter">
            <chart:domain table:cell-range-address="my_simu.A2:my_simu.A16"/>
            <chart:data-point chart:repeated="15"/>
          </chart:series>
          <chart:series chart:style-name="ch7" chart:values-cell-range-address="my_simu.Z3:my_simu.Z17" chart:label-cell-address="my_simu.Z2:my_simu.Z2" chart:class="chart:scatter">
            <chart:domain table:cell-range-address="my_simu.V3:my_simu.V17"/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-2_error_vs_B_Cu</text:p>
                <draw:g>
                  <svg:desc>my_simu.B1:my_simu.B1</svg:desc>
                </draw:g>
              </table:table-cell>
              <table:table-cell office:value-type="string">
                <text:p>Column V</text:p>
              </table:table-cell>
              <table:table-cell office:value-type="string">
                <text:p/>
                <draw:g>
                  <svg:desc>my_simu.Z2:my_simu.Z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my_simu.A2:my_simu.A16</svg:desc>
                </draw:g>
              </table:table-cell>
              <table:table-cell office:value-type="float" office:value="0.408814">
                <text:p>0.408814</text:p>
                <draw:g>
                  <svg:desc>my_simu.B2:my_simu.B16</svg:desc>
                </draw:g>
              </table:table-cell>
              <table:table-cell office:value-type="float" office:value="20">
                <text:p>20</text:p>
                <draw:g>
                  <svg:desc>my_simu.V3:my_simu.V17</svg:desc>
                </draw:g>
              </table:table-cell>
              <table:table-cell office:value-type="float" office:value="NaN">
                <text:p>NaN</text:p>
                <draw:g>
                  <svg:desc>my_simu.Z3:my_simu.Z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.398312">
                <text:p>0.39831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288065">
                <text:p>0.288065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0.297858">
                <text:p>0.297858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1.39351">
                <text:p>1.39351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">
                <text:p>45</text:p>
              </table:table-cell>
              <table:table-cell office:value-type="float" office:value="1.41536">
                <text:p>1.41536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0.00000610136">
                <text:p>0.0000061013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">
                <text:p>55</text:p>
              </table:table-cell>
              <table:table-cell office:value-type="float" office:value="0.117861">
                <text:p>0.117861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0.00026731">
                <text:p>0.00026731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5">
                <text:p>65</text:p>
              </table:table-cell>
              <table:table-cell office:value-type="float" office:value="0.207649">
                <text:p>0.207649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0.156098">
                <text:p>0.156098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">
                <text:p>75</text:p>
              </table:table-cell>
              <table:table-cell office:value-type="float" office:value="0.064564">
                <text:p>0.064564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">
                <text:p>80</text:p>
              </table:table-cell>
              <table:table-cell office:value-type="float" office:value="0.0979491">
                <text:p>0.0979491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">
                <text:p>100</text:p>
              </table:table-cell>
              <table:table-cell office:value-type="float" office:value="0.125075">
                <text:p>0.125075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0">
                <text:p>120</text:p>
              </table:table-cell>
              <table:table-cell office:value-type="float" office:value="0.101481">
                <text:p>0.101481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084cm" svg:height="7.561cm" xlink:href=".." xlink:type="simple" chart:class="chart:scatter" chart:style-name="ch1">
        <chart:legend chart:legend-position="end" svg:x="16.671cm" svg:y="3.232cm" style:legend-expansion="high" chart:style-name="ch2"/>
        <chart:plot-area chart:style-name="ch3" table:cell-range-address="my_simu.A29:my_simu.B34 my_simu.B28:my_simu.B28 my_simu.Z49:my_simu.Z55" chart:data-source-has-labels="row" svg:x="0.871cm" svg:y="0.739cm" svg:width="14.958cm" svg:height="6.251cm">
          <chartooo:coordinate-region svg:x="1.783cm" svg:y="0.939cm" svg:width="13.396cm" svg:height="5.40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y_simu.B29:my_simu.B34" chart:label-cell-address="my_simu.B28:my_simu.B28" chart:class="chart:scatter">
            <chart:domain table:cell-range-address="my_simu.A29:my_simu.A34"/>
            <chart:data-point chart:repeated="6"/>
          </chart:series>
          <chart:series chart:style-name="ch8" chart:values-cell-range-address="my_simu.Z50:my_simu.Z55" chart:label-cell-address="my_simu.Z49:my_simu.Z49" chart:class="chart:scatter">
            <chart:domain table:cell-range-address="my_simu.V50:my_simu.V55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-2_error_vs_ns_Cu</text:p>
                <draw:g>
                  <svg:desc>my_simu.B28:my_simu.B28</svg:desc>
                </draw:g>
              </table:table-cell>
              <table:table-cell office:value-type="string">
                <text:p>Column V</text:p>
              </table:table-cell>
              <table:table-cell office:value-type="string">
                <text:p/>
                <draw:g>
                  <svg:desc>my_simu.Z49:my_simu.Z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">
                <text:p>5000</text:p>
                <draw:g>
                  <svg:desc>my_simu.A29:my_simu.A34</svg:desc>
                </draw:g>
              </table:table-cell>
              <table:table-cell office:value-type="float" office:value="0.310988">
                <text:p>0.310988</text:p>
                <draw:g>
                  <svg:desc>my_simu.B29:my_simu.B34</svg:desc>
                </draw:g>
              </table:table-cell>
              <table:table-cell office:value-type="float" office:value="5000">
                <text:p>5000</text:p>
                <draw:g>
                  <svg:desc>my_simu.V50:my_simu.V55</svg:desc>
                </draw:g>
              </table:table-cell>
              <table:table-cell office:value-type="float" office:value="NaN">
                <text:p>NaN</text:p>
                <draw:g>
                  <svg:desc>my_simu.Z50:my_simu.Z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">
                <text:p>20000</text:p>
              </table:table-cell>
              <table:table-cell office:value-type="float" office:value="0.0645284">
                <text:p>0.0645284</text:p>
              </table:table-cell>
              <table:table-cell office:value-type="float" office:value="20000">
                <text:p>2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0.118003">
                <text:p>0.118003</text:p>
              </table:table-cell>
              <table:table-cell office:value-type="float" office:value="50000">
                <text:p>5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00">
                <text:p>200000</text:p>
              </table:table-cell>
              <table:table-cell office:value-type="float" office:value="0.129337">
                <text:p>0.129337</text:p>
              </table:table-cell>
              <table:table-cell office:value-type="float" office:value="200000">
                <text:p>2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">
                <text:p>500000</text:p>
              </table:table-cell>
              <table:table-cell office:value-type="float" office:value="0.0490133">
                <text:p>0.0490133</text:p>
              </table:table-cell>
              <table:table-cell office:value-type="float" office:value="500000">
                <text:p>5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">
                <text:p>1000000</text:p>
              </table:table-cell>
              <table:table-cell office:value-type="float" office:value="0.0105249">
                <text:p>0.0105249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_64 LibreOffice_project/84102822e3d61eb989ddd325abf1ac077904985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